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ndwidth_scal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93kbit</text:p>
          </table:table-cell>
          <table:table-cell/>
          <table:table-cell table:formula="of:=IF([.A1]=&quot;rate&quot;;MID([.B1];1;FIND(&quot;kb&quot;;[.B1])-1);[.B1])" office:value-type="string" office:string-value="693" calcext:value-type="string">
            <text:p>693</text:p>
          </table:table-cell>
          <table:table-cell/>
          <table:table-cell table:formula="of:=[.A1]" office:value-type="string" office:string-value="rate" calcext:value-type="string">
            <text:p>rate</text:p>
          </table:table-cell>
          <table:table-cell table:formula="of:=IF([.A1]=&quot;rate&quot;;FLOOR([.D1]*[.$K$1]) &amp; &quot;kbit&quot;;[.D1])" office:value-type="string" office:string-value="173kbit" calcext:value-type="string">
            <text:p>173kbit</text:p>
          </table:table-cell>
          <table:table-cell table:number-columns-repeated="2"/>
          <table:table-cell table:style-name="ce1" office:value-type="string" calcext:value-type="string">
            <text:p>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]=&quot;rate&quot;;MID([.B2];1;FIND(&quot;kb&quot;;[.B2])-1);[.B2])" office:value-type="string" office:string-value="1s" calcext:value-type="string">
            <text:p>1s</text:p>
          </table:table-cell>
          <table:table-cell/>
          <table:table-cell table:formula="of:=[.A2]" office:value-type="string" office:string-value="wait" calcext:value-type="string">
            <text:p>wait</text:p>
          </table:table-cell>
          <table:table-cell table:formula="of:=IF([.A2]=&quot;rate&quot;;FLOOR([.D2]*[.$K$1]) &amp; &quot;kbit&quot;;[.D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208kbit</text:p>
          </table:table-cell>
          <table:table-cell/>
          <table:table-cell table:formula="of:=IF([.A3]=&quot;rate&quot;;MID([.B3];1;FIND(&quot;kb&quot;;[.B3])-1);[.B3])" office:value-type="string" office:string-value="1208" calcext:value-type="string">
            <text:p>1208</text:p>
          </table:table-cell>
          <table:table-cell/>
          <table:table-cell table:formula="of:=[.A3]" office:value-type="string" office:string-value="rate" calcext:value-type="string">
            <text:p>rate</text:p>
          </table:table-cell>
          <table:table-cell table:formula="of:=IF([.A3]=&quot;rate&quot;;FLOOR([.D3]*[.$K$1]) &amp; &quot;kbit&quot;;[.D3])" office:value-type="string" office:string-value="302kbit" calcext:value-type="string">
            <text:p>30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]=&quot;rate&quot;;MID([.B4];1;FIND(&quot;kb&quot;;[.B4])-1);[.B4])" office:value-type="string" office:string-value="1s" calcext:value-type="string">
            <text:p>1s</text:p>
          </table:table-cell>
          <table:table-cell/>
          <table:table-cell table:formula="of:=[.A4]" office:value-type="string" office:string-value="wait" calcext:value-type="string">
            <text:p>wait</text:p>
          </table:table-cell>
          <table:table-cell table:formula="of:=IF([.A4]=&quot;rate&quot;;FLOOR([.D4]*[.$K$1]) &amp; &quot;kbit&quot;;[.D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496kbit</text:p>
          </table:table-cell>
          <table:table-cell/>
          <table:table-cell table:formula="of:=IF([.A5]=&quot;rate&quot;;MID([.B5];1;FIND(&quot;kb&quot;;[.B5])-1);[.B5])" office:value-type="string" office:string-value="1496" calcext:value-type="string">
            <text:p>1496</text:p>
          </table:table-cell>
          <table:table-cell/>
          <table:table-cell table:formula="of:=[.A5]" office:value-type="string" office:string-value="rate" calcext:value-type="string">
            <text:p>rate</text:p>
          </table:table-cell>
          <table:table-cell table:formula="of:=IF([.A5]=&quot;rate&quot;;FLOOR([.D5]*[.$K$1]) &amp; &quot;kbit&quot;;[.D5])" office:value-type="string" office:string-value="374kbit" calcext:value-type="string">
            <text:p>37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]=&quot;rate&quot;;MID([.B6];1;FIND(&quot;kb&quot;;[.B6])-1);[.B6])" office:value-type="string" office:string-value="1s" calcext:value-type="string">
            <text:p>1s</text:p>
          </table:table-cell>
          <table:table-cell/>
          <table:table-cell table:formula="of:=[.A6]" office:value-type="string" office:string-value="wait" calcext:value-type="string">
            <text:p>wait</text:p>
          </table:table-cell>
          <table:table-cell table:formula="of:=IF([.A6]=&quot;rate&quot;;FLOOR([.D6]*[.$K$1]) &amp; &quot;kbit&quot;;[.D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91kbit</text:p>
          </table:table-cell>
          <table:table-cell/>
          <table:table-cell table:formula="of:=IF([.A7]=&quot;rate&quot;;MID([.B7];1;FIND(&quot;kb&quot;;[.B7])-1);[.B7])" office:value-type="string" office:string-value="891" calcext:value-type="string">
            <text:p>891</text:p>
          </table:table-cell>
          <table:table-cell/>
          <table:table-cell table:formula="of:=[.A7]" office:value-type="string" office:string-value="rate" calcext:value-type="string">
            <text:p>rate</text:p>
          </table:table-cell>
          <table:table-cell table:formula="of:=IF([.A7]=&quot;rate&quot;;FLOOR([.D7]*[.$K$1]) &amp; &quot;kbit&quot;;[.D7])" office:value-type="string" office:string-value="222kbit" calcext:value-type="string">
            <text:p>22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]=&quot;rate&quot;;MID([.B8];1;FIND(&quot;kb&quot;;[.B8])-1);[.B8])" office:value-type="string" office:string-value="1s" calcext:value-type="string">
            <text:p>1s</text:p>
          </table:table-cell>
          <table:table-cell/>
          <table:table-cell table:formula="of:=[.A8]" office:value-type="string" office:string-value="wait" calcext:value-type="string">
            <text:p>wait</text:p>
          </table:table-cell>
          <table:table-cell table:formula="of:=IF([.A8]=&quot;rate&quot;;FLOOR([.D8]*[.$K$1]) &amp; &quot;kbit&quot;;[.D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24kbit</text:p>
          </table:table-cell>
          <table:table-cell/>
          <table:table-cell table:formula="of:=IF([.A9]=&quot;rate&quot;;MID([.B9];1;FIND(&quot;kb&quot;;[.B9])-1);[.B9])" office:value-type="string" office:string-value="2624" calcext:value-type="string">
            <text:p>2624</text:p>
          </table:table-cell>
          <table:table-cell/>
          <table:table-cell table:formula="of:=[.A9]" office:value-type="string" office:string-value="rate" calcext:value-type="string">
            <text:p>rate</text:p>
          </table:table-cell>
          <table:table-cell table:formula="of:=IF([.A9]=&quot;rate&quot;;FLOOR([.D9]*[.$K$1]) &amp; &quot;kbit&quot;;[.D9])" office:value-type="string" office:string-value="656kbit" calcext:value-type="string">
            <text:p>65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]=&quot;rate&quot;;MID([.B10];1;FIND(&quot;kb&quot;;[.B10])-1);[.B10])" office:value-type="string" office:string-value="1s" calcext:value-type="string">
            <text:p>1s</text:p>
          </table:table-cell>
          <table:table-cell/>
          <table:table-cell table:formula="of:=[.A10]" office:value-type="string" office:string-value="wait" calcext:value-type="string">
            <text:p>wait</text:p>
          </table:table-cell>
          <table:table-cell table:formula="of:=IF([.A10]=&quot;rate&quot;;FLOOR([.D10]*[.$K$1]) &amp; &quot;kbit&quot;;[.D1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370kbit</text:p>
          </table:table-cell>
          <table:table-cell/>
          <table:table-cell table:formula="of:=IF([.A11]=&quot;rate&quot;;MID([.B11];1;FIND(&quot;kb&quot;;[.B11])-1);[.B11])" office:value-type="string" office:string-value="1370" calcext:value-type="string">
            <text:p>1370</text:p>
          </table:table-cell>
          <table:table-cell/>
          <table:table-cell table:formula="of:=[.A11]" office:value-type="string" office:string-value="rate" calcext:value-type="string">
            <text:p>rate</text:p>
          </table:table-cell>
          <table:table-cell table:formula="of:=IF([.A11]=&quot;rate&quot;;FLOOR([.D11]*[.$K$1]) &amp; &quot;kbit&quot;;[.D11])" office:value-type="string" office:string-value="342kbit" calcext:value-type="string">
            <text:p>34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2]=&quot;rate&quot;;MID([.B12];1;FIND(&quot;kb&quot;;[.B12])-1);[.B12])" office:value-type="string" office:string-value="1s" calcext:value-type="string">
            <text:p>1s</text:p>
          </table:table-cell>
          <table:table-cell/>
          <table:table-cell table:formula="of:=[.A12]" office:value-type="string" office:string-value="wait" calcext:value-type="string">
            <text:p>wait</text:p>
          </table:table-cell>
          <table:table-cell table:formula="of:=IF([.A12]=&quot;rate&quot;;FLOOR([.D12]*[.$K$1]) &amp; &quot;kbit&quot;;[.D1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37kbit</text:p>
          </table:table-cell>
          <table:table-cell/>
          <table:table-cell table:formula="of:=IF([.A13]=&quot;rate&quot;;MID([.B13];1;FIND(&quot;kb&quot;;[.B13])-1);[.B13])" office:value-type="string" office:string-value="1537" calcext:value-type="string">
            <text:p>1537</text:p>
          </table:table-cell>
          <table:table-cell/>
          <table:table-cell table:formula="of:=[.A13]" office:value-type="string" office:string-value="rate" calcext:value-type="string">
            <text:p>rate</text:p>
          </table:table-cell>
          <table:table-cell table:formula="of:=IF([.A13]=&quot;rate&quot;;FLOOR([.D13]*[.$K$1]) &amp; &quot;kbit&quot;;[.D13])" office:value-type="string" office:string-value="384kbit" calcext:value-type="string">
            <text:p>38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4]=&quot;rate&quot;;MID([.B14];1;FIND(&quot;kb&quot;;[.B14])-1);[.B14])" office:value-type="string" office:string-value="1s" calcext:value-type="string">
            <text:p>1s</text:p>
          </table:table-cell>
          <table:table-cell/>
          <table:table-cell table:formula="of:=[.A14]" office:value-type="string" office:string-value="wait" calcext:value-type="string">
            <text:p>wait</text:p>
          </table:table-cell>
          <table:table-cell table:formula="of:=IF([.A14]=&quot;rate&quot;;FLOOR([.D14]*[.$K$1]) &amp; &quot;kbit&quot;;[.D1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66kbit</text:p>
          </table:table-cell>
          <table:table-cell/>
          <table:table-cell table:formula="of:=IF([.A15]=&quot;rate&quot;;MID([.B15];1;FIND(&quot;kb&quot;;[.B15])-1);[.B15])" office:value-type="string" office:string-value="1566" calcext:value-type="string">
            <text:p>1566</text:p>
          </table:table-cell>
          <table:table-cell/>
          <table:table-cell table:formula="of:=[.A15]" office:value-type="string" office:string-value="rate" calcext:value-type="string">
            <text:p>rate</text:p>
          </table:table-cell>
          <table:table-cell table:formula="of:=IF([.A15]=&quot;rate&quot;;FLOOR([.D15]*[.$K$1]) &amp; &quot;kbit&quot;;[.D15])" office:value-type="string" office:string-value="391kbit" calcext:value-type="string">
            <text:p>39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6]=&quot;rate&quot;;MID([.B16];1;FIND(&quot;kb&quot;;[.B16])-1);[.B16])" office:value-type="string" office:string-value="1s" calcext:value-type="string">
            <text:p>1s</text:p>
          </table:table-cell>
          <table:table-cell/>
          <table:table-cell table:formula="of:=[.A16]" office:value-type="string" office:string-value="wait" calcext:value-type="string">
            <text:p>wait</text:p>
          </table:table-cell>
          <table:table-cell table:formula="of:=IF([.A16]=&quot;rate&quot;;FLOOR([.D16]*[.$K$1]) &amp; &quot;kbit&quot;;[.D1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46kbit</text:p>
          </table:table-cell>
          <table:table-cell/>
          <table:table-cell table:formula="of:=IF([.A17]=&quot;rate&quot;;MID([.B17];1;FIND(&quot;kb&quot;;[.B17])-1);[.B17])" office:value-type="string" office:string-value="4046" calcext:value-type="string">
            <text:p>4046</text:p>
          </table:table-cell>
          <table:table-cell/>
          <table:table-cell table:formula="of:=[.A17]" office:value-type="string" office:string-value="rate" calcext:value-type="string">
            <text:p>rate</text:p>
          </table:table-cell>
          <table:table-cell table:formula="of:=IF([.A17]=&quot;rate&quot;;FLOOR([.D17]*[.$K$1]) &amp; &quot;kbit&quot;;[.D17])" office:value-type="string" office:string-value="1011kbit" calcext:value-type="string">
            <text:p>101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8]=&quot;rate&quot;;MID([.B18];1;FIND(&quot;kb&quot;;[.B18])-1);[.B18])" office:value-type="string" office:string-value="1s" calcext:value-type="string">
            <text:p>1s</text:p>
          </table:table-cell>
          <table:table-cell/>
          <table:table-cell table:formula="of:=[.A18]" office:value-type="string" office:string-value="wait" calcext:value-type="string">
            <text:p>wait</text:p>
          </table:table-cell>
          <table:table-cell table:formula="of:=IF([.A18]=&quot;rate&quot;;FLOOR([.D18]*[.$K$1]) &amp; &quot;kbit&quot;;[.D1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90kbit</text:p>
          </table:table-cell>
          <table:table-cell/>
          <table:table-cell table:formula="of:=IF([.A19]=&quot;rate&quot;;MID([.B19];1;FIND(&quot;kb&quot;;[.B19])-1);[.B19])" office:value-type="string" office:string-value="2590" calcext:value-type="string">
            <text:p>2590</text:p>
          </table:table-cell>
          <table:table-cell/>
          <table:table-cell table:formula="of:=[.A19]" office:value-type="string" office:string-value="rate" calcext:value-type="string">
            <text:p>rate</text:p>
          </table:table-cell>
          <table:table-cell table:formula="of:=IF([.A19]=&quot;rate&quot;;FLOOR([.D19]*[.$K$1]) &amp; &quot;kbit&quot;;[.D19])" office:value-type="string" office:string-value="647kbit" calcext:value-type="string">
            <text:p>64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0]=&quot;rate&quot;;MID([.B20];1;FIND(&quot;kb&quot;;[.B20])-1);[.B20])" office:value-type="string" office:string-value="1s" calcext:value-type="string">
            <text:p>1s</text:p>
          </table:table-cell>
          <table:table-cell/>
          <table:table-cell table:formula="of:=[.A20]" office:value-type="string" office:string-value="wait" calcext:value-type="string">
            <text:p>wait</text:p>
          </table:table-cell>
          <table:table-cell table:formula="of:=IF([.A20]=&quot;rate&quot;;FLOOR([.D20]*[.$K$1]) &amp; &quot;kbit&quot;;[.D2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813kbit</text:p>
          </table:table-cell>
          <table:table-cell/>
          <table:table-cell table:formula="of:=IF([.A21]=&quot;rate&quot;;MID([.B21];1;FIND(&quot;kb&quot;;[.B21])-1);[.B21])" office:value-type="string" office:string-value="2813" calcext:value-type="string">
            <text:p>2813</text:p>
          </table:table-cell>
          <table:table-cell/>
          <table:table-cell table:formula="of:=[.A21]" office:value-type="string" office:string-value="rate" calcext:value-type="string">
            <text:p>rate</text:p>
          </table:table-cell>
          <table:table-cell table:formula="of:=IF([.A21]=&quot;rate&quot;;FLOOR([.D21]*[.$K$1]) &amp; &quot;kbit&quot;;[.D21])" office:value-type="string" office:string-value="703kbit" calcext:value-type="string">
            <text:p>70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2]=&quot;rate&quot;;MID([.B22];1;FIND(&quot;kb&quot;;[.B22])-1);[.B22])" office:value-type="string" office:string-value="1s" calcext:value-type="string">
            <text:p>1s</text:p>
          </table:table-cell>
          <table:table-cell/>
          <table:table-cell table:formula="of:=[.A22]" office:value-type="string" office:string-value="wait" calcext:value-type="string">
            <text:p>wait</text:p>
          </table:table-cell>
          <table:table-cell table:formula="of:=IF([.A22]=&quot;rate&quot;;FLOOR([.D22]*[.$K$1]) &amp; &quot;kbit&quot;;[.D2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39kbit</text:p>
          </table:table-cell>
          <table:table-cell/>
          <table:table-cell table:formula="of:=IF([.A23]=&quot;rate&quot;;MID([.B23];1;FIND(&quot;kb&quot;;[.B23])-1);[.B23])" office:value-type="string" office:string-value="3539" calcext:value-type="string">
            <text:p>3539</text:p>
          </table:table-cell>
          <table:table-cell/>
          <table:table-cell table:formula="of:=[.A23]" office:value-type="string" office:string-value="rate" calcext:value-type="string">
            <text:p>rate</text:p>
          </table:table-cell>
          <table:table-cell table:formula="of:=IF([.A23]=&quot;rate&quot;;FLOOR([.D23]*[.$K$1]) &amp; &quot;kbit&quot;;[.D23])" office:value-type="string" office:string-value="884kbit" calcext:value-type="string">
            <text:p>88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4]=&quot;rate&quot;;MID([.B24];1;FIND(&quot;kb&quot;;[.B24])-1);[.B24])" office:value-type="string" office:string-value="1s" calcext:value-type="string">
            <text:p>1s</text:p>
          </table:table-cell>
          <table:table-cell/>
          <table:table-cell table:formula="of:=[.A24]" office:value-type="string" office:string-value="wait" calcext:value-type="string">
            <text:p>wait</text:p>
          </table:table-cell>
          <table:table-cell table:formula="of:=IF([.A24]=&quot;rate&quot;;FLOOR([.D24]*[.$K$1]) &amp; &quot;kbit&quot;;[.D2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033kbit</text:p>
          </table:table-cell>
          <table:table-cell/>
          <table:table-cell table:formula="of:=IF([.A25]=&quot;rate&quot;;MID([.B25];1;FIND(&quot;kb&quot;;[.B25])-1);[.B25])" office:value-type="string" office:string-value="2033" calcext:value-type="string">
            <text:p>2033</text:p>
          </table:table-cell>
          <table:table-cell/>
          <table:table-cell table:formula="of:=[.A25]" office:value-type="string" office:string-value="rate" calcext:value-type="string">
            <text:p>rate</text:p>
          </table:table-cell>
          <table:table-cell table:formula="of:=IF([.A25]=&quot;rate&quot;;FLOOR([.D25]*[.$K$1]) &amp; &quot;kbit&quot;;[.D25])" office:value-type="string" office:string-value="508kbit" calcext:value-type="string">
            <text:p>50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6]=&quot;rate&quot;;MID([.B26];1;FIND(&quot;kb&quot;;[.B26])-1);[.B26])" office:value-type="string" office:string-value="1s" calcext:value-type="string">
            <text:p>1s</text:p>
          </table:table-cell>
          <table:table-cell/>
          <table:table-cell table:formula="of:=[.A26]" office:value-type="string" office:string-value="wait" calcext:value-type="string">
            <text:p>wait</text:p>
          </table:table-cell>
          <table:table-cell table:formula="of:=IF([.A26]=&quot;rate&quot;;FLOOR([.D26]*[.$K$1]) &amp; &quot;kbit&quot;;[.D2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014kbit</text:p>
          </table:table-cell>
          <table:table-cell/>
          <table:table-cell table:formula="of:=IF([.A27]=&quot;rate&quot;;MID([.B27];1;FIND(&quot;kb&quot;;[.B27])-1);[.B27])" office:value-type="string" office:string-value="1014" calcext:value-type="string">
            <text:p>1014</text:p>
          </table:table-cell>
          <table:table-cell/>
          <table:table-cell table:formula="of:=[.A27]" office:value-type="string" office:string-value="rate" calcext:value-type="string">
            <text:p>rate</text:p>
          </table:table-cell>
          <table:table-cell table:formula="of:=IF([.A27]=&quot;rate&quot;;FLOOR([.D27]*[.$K$1]) &amp; &quot;kbit&quot;;[.D27])" office:value-type="string" office:string-value="253kbit" calcext:value-type="string">
            <text:p>25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8]=&quot;rate&quot;;MID([.B28];1;FIND(&quot;kb&quot;;[.B28])-1);[.B28])" office:value-type="string" office:string-value="1s" calcext:value-type="string">
            <text:p>1s</text:p>
          </table:table-cell>
          <table:table-cell/>
          <table:table-cell table:formula="of:=[.A28]" office:value-type="string" office:string-value="wait" calcext:value-type="string">
            <text:p>wait</text:p>
          </table:table-cell>
          <table:table-cell table:formula="of:=IF([.A28]=&quot;rate&quot;;FLOOR([.D28]*[.$K$1]) &amp; &quot;kbit&quot;;[.D2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875kbit</text:p>
          </table:table-cell>
          <table:table-cell/>
          <table:table-cell table:formula="of:=IF([.A29]=&quot;rate&quot;;MID([.B29];1;FIND(&quot;kb&quot;;[.B29])-1);[.B29])" office:value-type="string" office:string-value="1875" calcext:value-type="string">
            <text:p>1875</text:p>
          </table:table-cell>
          <table:table-cell/>
          <table:table-cell table:formula="of:=[.A29]" office:value-type="string" office:string-value="rate" calcext:value-type="string">
            <text:p>rate</text:p>
          </table:table-cell>
          <table:table-cell table:formula="of:=IF([.A29]=&quot;rate&quot;;FLOOR([.D29]*[.$K$1]) &amp; &quot;kbit&quot;;[.D29])" office:value-type="string" office:string-value="468kbit" calcext:value-type="string">
            <text:p>46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0]=&quot;rate&quot;;MID([.B30];1;FIND(&quot;kb&quot;;[.B30])-1);[.B30])" office:value-type="string" office:string-value="1s" calcext:value-type="string">
            <text:p>1s</text:p>
          </table:table-cell>
          <table:table-cell/>
          <table:table-cell table:formula="of:=[.A30]" office:value-type="string" office:string-value="wait" calcext:value-type="string">
            <text:p>wait</text:p>
          </table:table-cell>
          <table:table-cell table:formula="of:=IF([.A30]=&quot;rate&quot;;FLOOR([.D30]*[.$K$1]) &amp; &quot;kbit&quot;;[.D3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163kbit</text:p>
          </table:table-cell>
          <table:table-cell/>
          <table:table-cell table:formula="of:=IF([.A31]=&quot;rate&quot;;MID([.B31];1;FIND(&quot;kb&quot;;[.B31])-1);[.B31])" office:value-type="string" office:string-value="3163" calcext:value-type="string">
            <text:p>3163</text:p>
          </table:table-cell>
          <table:table-cell/>
          <table:table-cell table:formula="of:=[.A31]" office:value-type="string" office:string-value="rate" calcext:value-type="string">
            <text:p>rate</text:p>
          </table:table-cell>
          <table:table-cell table:formula="of:=IF([.A31]=&quot;rate&quot;;FLOOR([.D31]*[.$K$1]) &amp; &quot;kbit&quot;;[.D31])" office:value-type="string" office:string-value="790kbit" calcext:value-type="string">
            <text:p>79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2]=&quot;rate&quot;;MID([.B32];1;FIND(&quot;kb&quot;;[.B32])-1);[.B32])" office:value-type="string" office:string-value="1s" calcext:value-type="string">
            <text:p>1s</text:p>
          </table:table-cell>
          <table:table-cell/>
          <table:table-cell table:formula="of:=[.A32]" office:value-type="string" office:string-value="wait" calcext:value-type="string">
            <text:p>wait</text:p>
          </table:table-cell>
          <table:table-cell table:formula="of:=IF([.A32]=&quot;rate&quot;;FLOOR([.D32]*[.$K$1]) &amp; &quot;kbit&quot;;[.D3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362kbit</text:p>
          </table:table-cell>
          <table:table-cell/>
          <table:table-cell table:formula="of:=IF([.A33]=&quot;rate&quot;;MID([.B33];1;FIND(&quot;kb&quot;;[.B33])-1);[.B33])" office:value-type="string" office:string-value="1362" calcext:value-type="string">
            <text:p>1362</text:p>
          </table:table-cell>
          <table:table-cell/>
          <table:table-cell table:formula="of:=[.A33]" office:value-type="string" office:string-value="rate" calcext:value-type="string">
            <text:p>rate</text:p>
          </table:table-cell>
          <table:table-cell table:formula="of:=IF([.A33]=&quot;rate&quot;;FLOOR([.D33]*[.$K$1]) &amp; &quot;kbit&quot;;[.D33])" office:value-type="string" office:string-value="340kbit" calcext:value-type="string">
            <text:p>34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4]=&quot;rate&quot;;MID([.B34];1;FIND(&quot;kb&quot;;[.B34])-1);[.B34])" office:value-type="string" office:string-value="1s" calcext:value-type="string">
            <text:p>1s</text:p>
          </table:table-cell>
          <table:table-cell/>
          <table:table-cell table:formula="of:=[.A34]" office:value-type="string" office:string-value="wait" calcext:value-type="string">
            <text:p>wait</text:p>
          </table:table-cell>
          <table:table-cell table:formula="of:=IF([.A34]=&quot;rate&quot;;FLOOR([.D34]*[.$K$1]) &amp; &quot;kbit&quot;;[.D3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787kbit</text:p>
          </table:table-cell>
          <table:table-cell/>
          <table:table-cell table:formula="of:=IF([.A35]=&quot;rate&quot;;MID([.B35];1;FIND(&quot;kb&quot;;[.B35])-1);[.B35])" office:value-type="string" office:string-value="1787" calcext:value-type="string">
            <text:p>1787</text:p>
          </table:table-cell>
          <table:table-cell/>
          <table:table-cell table:formula="of:=[.A35]" office:value-type="string" office:string-value="rate" calcext:value-type="string">
            <text:p>rate</text:p>
          </table:table-cell>
          <table:table-cell table:formula="of:=IF([.A35]=&quot;rate&quot;;FLOOR([.D35]*[.$K$1]) &amp; &quot;kbit&quot;;[.D35])" office:value-type="string" office:string-value="446kbit" calcext:value-type="string">
            <text:p>44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6]=&quot;rate&quot;;MID([.B36];1;FIND(&quot;kb&quot;;[.B36])-1);[.B36])" office:value-type="string" office:string-value="1s" calcext:value-type="string">
            <text:p>1s</text:p>
          </table:table-cell>
          <table:table-cell/>
          <table:table-cell table:formula="of:=[.A36]" office:value-type="string" office:string-value="wait" calcext:value-type="string">
            <text:p>wait</text:p>
          </table:table-cell>
          <table:table-cell table:formula="of:=IF([.A36]=&quot;rate&quot;;FLOOR([.D36]*[.$K$1]) &amp; &quot;kbit&quot;;[.D3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66kbit</text:p>
          </table:table-cell>
          <table:table-cell/>
          <table:table-cell table:formula="of:=IF([.A37]=&quot;rate&quot;;MID([.B37];1;FIND(&quot;kb&quot;;[.B37])-1);[.B37])" office:value-type="string" office:string-value="2566" calcext:value-type="string">
            <text:p>2566</text:p>
          </table:table-cell>
          <table:table-cell/>
          <table:table-cell table:formula="of:=[.A37]" office:value-type="string" office:string-value="rate" calcext:value-type="string">
            <text:p>rate</text:p>
          </table:table-cell>
          <table:table-cell table:formula="of:=IF([.A37]=&quot;rate&quot;;FLOOR([.D37]*[.$K$1]) &amp; &quot;kbit&quot;;[.D37])" office:value-type="string" office:string-value="641kbit" calcext:value-type="string">
            <text:p>64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8]=&quot;rate&quot;;MID([.B38];1;FIND(&quot;kb&quot;;[.B38])-1);[.B38])" office:value-type="string" office:string-value="1s" calcext:value-type="string">
            <text:p>1s</text:p>
          </table:table-cell>
          <table:table-cell/>
          <table:table-cell table:formula="of:=[.A38]" office:value-type="string" office:string-value="wait" calcext:value-type="string">
            <text:p>wait</text:p>
          </table:table-cell>
          <table:table-cell table:formula="of:=IF([.A38]=&quot;rate&quot;;FLOOR([.D38]*[.$K$1]) &amp; &quot;kbit&quot;;[.D3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392kbit</text:p>
          </table:table-cell>
          <table:table-cell/>
          <table:table-cell table:formula="of:=IF([.A39]=&quot;rate&quot;;MID([.B39];1;FIND(&quot;kb&quot;;[.B39])-1);[.B39])" office:value-type="string" office:string-value="3392" calcext:value-type="string">
            <text:p>3392</text:p>
          </table:table-cell>
          <table:table-cell/>
          <table:table-cell table:formula="of:=[.A39]" office:value-type="string" office:string-value="rate" calcext:value-type="string">
            <text:p>rate</text:p>
          </table:table-cell>
          <table:table-cell table:formula="of:=IF([.A39]=&quot;rate&quot;;FLOOR([.D39]*[.$K$1]) &amp; &quot;kbit&quot;;[.D39])" office:value-type="string" office:string-value="848kbit" calcext:value-type="string">
            <text:p>84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0]=&quot;rate&quot;;MID([.B40];1;FIND(&quot;kb&quot;;[.B40])-1);[.B40])" office:value-type="string" office:string-value="1s" calcext:value-type="string">
            <text:p>1s</text:p>
          </table:table-cell>
          <table:table-cell/>
          <table:table-cell table:formula="of:=[.A40]" office:value-type="string" office:string-value="wait" calcext:value-type="string">
            <text:p>wait</text:p>
          </table:table-cell>
          <table:table-cell table:formula="of:=IF([.A40]=&quot;rate&quot;;FLOOR([.D40]*[.$K$1]) &amp; &quot;kbit&quot;;[.D4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758kbit</text:p>
          </table:table-cell>
          <table:table-cell/>
          <table:table-cell table:formula="of:=IF([.A41]=&quot;rate&quot;;MID([.B41];1;FIND(&quot;kb&quot;;[.B41])-1);[.B41])" office:value-type="string" office:string-value="2758" calcext:value-type="string">
            <text:p>2758</text:p>
          </table:table-cell>
          <table:table-cell/>
          <table:table-cell table:formula="of:=[.A41]" office:value-type="string" office:string-value="rate" calcext:value-type="string">
            <text:p>rate</text:p>
          </table:table-cell>
          <table:table-cell table:formula="of:=IF([.A41]=&quot;rate&quot;;FLOOR([.D41]*[.$K$1]) &amp; &quot;kbit&quot;;[.D41])" office:value-type="string" office:string-value="689kbit" calcext:value-type="string">
            <text:p>68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2]=&quot;rate&quot;;MID([.B42];1;FIND(&quot;kb&quot;;[.B42])-1);[.B42])" office:value-type="string" office:string-value="1s" calcext:value-type="string">
            <text:p>1s</text:p>
          </table:table-cell>
          <table:table-cell/>
          <table:table-cell table:formula="of:=[.A42]" office:value-type="string" office:string-value="wait" calcext:value-type="string">
            <text:p>wait</text:p>
          </table:table-cell>
          <table:table-cell table:formula="of:=IF([.A42]=&quot;rate&quot;;FLOOR([.D42]*[.$K$1]) &amp; &quot;kbit&quot;;[.D4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188kbit</text:p>
          </table:table-cell>
          <table:table-cell/>
          <table:table-cell table:formula="of:=IF([.A43]=&quot;rate&quot;;MID([.B43];1;FIND(&quot;kb&quot;;[.B43])-1);[.B43])" office:value-type="string" office:string-value="5188" calcext:value-type="string">
            <text:p>5188</text:p>
          </table:table-cell>
          <table:table-cell/>
          <table:table-cell table:formula="of:=[.A43]" office:value-type="string" office:string-value="rate" calcext:value-type="string">
            <text:p>rate</text:p>
          </table:table-cell>
          <table:table-cell table:formula="of:=IF([.A43]=&quot;rate&quot;;FLOOR([.D43]*[.$K$1]) &amp; &quot;kbit&quot;;[.D43])" office:value-type="string" office:string-value="1297kbit" calcext:value-type="string">
            <text:p>129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4]=&quot;rate&quot;;MID([.B44];1;FIND(&quot;kb&quot;;[.B44])-1);[.B44])" office:value-type="string" office:string-value="1s" calcext:value-type="string">
            <text:p>1s</text:p>
          </table:table-cell>
          <table:table-cell/>
          <table:table-cell table:formula="of:=[.A44]" office:value-type="string" office:string-value="wait" calcext:value-type="string">
            <text:p>wait</text:p>
          </table:table-cell>
          <table:table-cell table:formula="of:=IF([.A44]=&quot;rate&quot;;FLOOR([.D44]*[.$K$1]) &amp; &quot;kbit&quot;;[.D4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106kbit</text:p>
          </table:table-cell>
          <table:table-cell/>
          <table:table-cell table:formula="of:=IF([.A45]=&quot;rate&quot;;MID([.B45];1;FIND(&quot;kb&quot;;[.B45])-1);[.B45])" office:value-type="string" office:string-value="5106" calcext:value-type="string">
            <text:p>5106</text:p>
          </table:table-cell>
          <table:table-cell/>
          <table:table-cell table:formula="of:=[.A45]" office:value-type="string" office:string-value="rate" calcext:value-type="string">
            <text:p>rate</text:p>
          </table:table-cell>
          <table:table-cell table:formula="of:=IF([.A45]=&quot;rate&quot;;FLOOR([.D45]*[.$K$1]) &amp; &quot;kbit&quot;;[.D45])" office:value-type="string" office:string-value="1276kbit" calcext:value-type="string">
            <text:p>127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6]=&quot;rate&quot;;MID([.B46];1;FIND(&quot;kb&quot;;[.B46])-1);[.B46])" office:value-type="string" office:string-value="1s" calcext:value-type="string">
            <text:p>1s</text:p>
          </table:table-cell>
          <table:table-cell/>
          <table:table-cell table:formula="of:=[.A46]" office:value-type="string" office:string-value="wait" calcext:value-type="string">
            <text:p>wait</text:p>
          </table:table-cell>
          <table:table-cell table:formula="of:=IF([.A46]=&quot;rate&quot;;FLOOR([.D46]*[.$K$1]) &amp; &quot;kbit&quot;;[.D4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575kbit</text:p>
          </table:table-cell>
          <table:table-cell/>
          <table:table-cell table:formula="of:=IF([.A47]=&quot;rate&quot;;MID([.B47];1;FIND(&quot;kb&quot;;[.B47])-1);[.B47])" office:value-type="string" office:string-value="6575" calcext:value-type="string">
            <text:p>6575</text:p>
          </table:table-cell>
          <table:table-cell/>
          <table:table-cell table:formula="of:=[.A47]" office:value-type="string" office:string-value="rate" calcext:value-type="string">
            <text:p>rate</text:p>
          </table:table-cell>
          <table:table-cell table:formula="of:=IF([.A47]=&quot;rate&quot;;FLOOR([.D47]*[.$K$1]) &amp; &quot;kbit&quot;;[.D47])" office:value-type="string" office:string-value="1643kbit" calcext:value-type="string">
            <text:p>164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8]=&quot;rate&quot;;MID([.B48];1;FIND(&quot;kb&quot;;[.B48])-1);[.B48])" office:value-type="string" office:string-value="1s" calcext:value-type="string">
            <text:p>1s</text:p>
          </table:table-cell>
          <table:table-cell/>
          <table:table-cell table:formula="of:=[.A48]" office:value-type="string" office:string-value="wait" calcext:value-type="string">
            <text:p>wait</text:p>
          </table:table-cell>
          <table:table-cell table:formula="of:=IF([.A48]=&quot;rate&quot;;FLOOR([.D48]*[.$K$1]) &amp; &quot;kbit&quot;;[.D4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557kbit</text:p>
          </table:table-cell>
          <table:table-cell/>
          <table:table-cell table:formula="of:=IF([.A49]=&quot;rate&quot;;MID([.B49];1;FIND(&quot;kb&quot;;[.B49])-1);[.B49])" office:value-type="string" office:string-value="6557" calcext:value-type="string">
            <text:p>6557</text:p>
          </table:table-cell>
          <table:table-cell/>
          <table:table-cell table:formula="of:=[.A49]" office:value-type="string" office:string-value="rate" calcext:value-type="string">
            <text:p>rate</text:p>
          </table:table-cell>
          <table:table-cell table:formula="of:=IF([.A49]=&quot;rate&quot;;FLOOR([.D49]*[.$K$1]) &amp; &quot;kbit&quot;;[.D49])" office:value-type="string" office:string-value="1639kbit" calcext:value-type="string">
            <text:p>163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0]=&quot;rate&quot;;MID([.B50];1;FIND(&quot;kb&quot;;[.B50])-1);[.B50])" office:value-type="string" office:string-value="1s" calcext:value-type="string">
            <text:p>1s</text:p>
          </table:table-cell>
          <table:table-cell/>
          <table:table-cell table:formula="of:=[.A50]" office:value-type="string" office:string-value="wait" calcext:value-type="string">
            <text:p>wait</text:p>
          </table:table-cell>
          <table:table-cell table:formula="of:=IF([.A50]=&quot;rate&quot;;FLOOR([.D50]*[.$K$1]) &amp; &quot;kbit&quot;;[.D5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84kbit</text:p>
          </table:table-cell>
          <table:table-cell/>
          <table:table-cell table:formula="of:=IF([.A51]=&quot;rate&quot;;MID([.B51];1;FIND(&quot;kb&quot;;[.B51])-1);[.B51])" office:value-type="string" office:string-value="4684" calcext:value-type="string">
            <text:p>4684</text:p>
          </table:table-cell>
          <table:table-cell/>
          <table:table-cell table:formula="of:=[.A51]" office:value-type="string" office:string-value="rate" calcext:value-type="string">
            <text:p>rate</text:p>
          </table:table-cell>
          <table:table-cell table:formula="of:=IF([.A51]=&quot;rate&quot;;FLOOR([.D51]*[.$K$1]) &amp; &quot;kbit&quot;;[.D51])" office:value-type="string" office:string-value="1171kbit" calcext:value-type="string">
            <text:p>117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2]=&quot;rate&quot;;MID([.B52];1;FIND(&quot;kb&quot;;[.B52])-1);[.B52])" office:value-type="string" office:string-value="1s" calcext:value-type="string">
            <text:p>1s</text:p>
          </table:table-cell>
          <table:table-cell/>
          <table:table-cell table:formula="of:=[.A52]" office:value-type="string" office:string-value="wait" calcext:value-type="string">
            <text:p>wait</text:p>
          </table:table-cell>
          <table:table-cell table:formula="of:=IF([.A52]=&quot;rate&quot;;FLOOR([.D52]*[.$K$1]) &amp; &quot;kbit&quot;;[.D5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737kbit</text:p>
          </table:table-cell>
          <table:table-cell/>
          <table:table-cell table:formula="of:=IF([.A53]=&quot;rate&quot;;MID([.B53];1;FIND(&quot;kb&quot;;[.B53])-1);[.B53])" office:value-type="string" office:string-value="1737" calcext:value-type="string">
            <text:p>1737</text:p>
          </table:table-cell>
          <table:table-cell/>
          <table:table-cell table:formula="of:=[.A53]" office:value-type="string" office:string-value="rate" calcext:value-type="string">
            <text:p>rate</text:p>
          </table:table-cell>
          <table:table-cell table:formula="of:=IF([.A53]=&quot;rate&quot;;FLOOR([.D53]*[.$K$1]) &amp; &quot;kbit&quot;;[.D53])" office:value-type="string" office:string-value="434kbit" calcext:value-type="string">
            <text:p>43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4]=&quot;rate&quot;;MID([.B54];1;FIND(&quot;kb&quot;;[.B54])-1);[.B54])" office:value-type="string" office:string-value="1s" calcext:value-type="string">
            <text:p>1s</text:p>
          </table:table-cell>
          <table:table-cell/>
          <table:table-cell table:formula="of:=[.A54]" office:value-type="string" office:string-value="wait" calcext:value-type="string">
            <text:p>wait</text:p>
          </table:table-cell>
          <table:table-cell table:formula="of:=IF([.A54]=&quot;rate&quot;;FLOOR([.D54]*[.$K$1]) &amp; &quot;kbit&quot;;[.D5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148kbit</text:p>
          </table:table-cell>
          <table:table-cell/>
          <table:table-cell table:formula="of:=IF([.A55]=&quot;rate&quot;;MID([.B55];1;FIND(&quot;kb&quot;;[.B55])-1);[.B55])" office:value-type="string" office:string-value="1148" calcext:value-type="string">
            <text:p>1148</text:p>
          </table:table-cell>
          <table:table-cell/>
          <table:table-cell table:formula="of:=[.A55]" office:value-type="string" office:string-value="rate" calcext:value-type="string">
            <text:p>rate</text:p>
          </table:table-cell>
          <table:table-cell table:formula="of:=IF([.A55]=&quot;rate&quot;;FLOOR([.D55]*[.$K$1]) &amp; &quot;kbit&quot;;[.D55])" office:value-type="string" office:string-value="287kbit" calcext:value-type="string">
            <text:p>28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6]=&quot;rate&quot;;MID([.B56];1;FIND(&quot;kb&quot;;[.B56])-1);[.B56])" office:value-type="string" office:string-value="1s" calcext:value-type="string">
            <text:p>1s</text:p>
          </table:table-cell>
          <table:table-cell/>
          <table:table-cell table:formula="of:=[.A56]" office:value-type="string" office:string-value="wait" calcext:value-type="string">
            <text:p>wait</text:p>
          </table:table-cell>
          <table:table-cell table:formula="of:=IF([.A56]=&quot;rate&quot;;FLOOR([.D56]*[.$K$1]) &amp; &quot;kbit&quot;;[.D5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168kbit</text:p>
          </table:table-cell>
          <table:table-cell/>
          <table:table-cell table:formula="of:=IF([.A57]=&quot;rate&quot;;MID([.B57];1;FIND(&quot;kb&quot;;[.B57])-1);[.B57])" office:value-type="string" office:string-value="5168" calcext:value-type="string">
            <text:p>5168</text:p>
          </table:table-cell>
          <table:table-cell/>
          <table:table-cell table:formula="of:=[.A57]" office:value-type="string" office:string-value="rate" calcext:value-type="string">
            <text:p>rate</text:p>
          </table:table-cell>
          <table:table-cell table:formula="of:=IF([.A57]=&quot;rate&quot;;FLOOR([.D57]*[.$K$1]) &amp; &quot;kbit&quot;;[.D57])" office:value-type="string" office:string-value="1292kbit" calcext:value-type="string">
            <text:p>129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8]=&quot;rate&quot;;MID([.B58];1;FIND(&quot;kb&quot;;[.B58])-1);[.B58])" office:value-type="string" office:string-value="1s" calcext:value-type="string">
            <text:p>1s</text:p>
          </table:table-cell>
          <table:table-cell/>
          <table:table-cell table:formula="of:=[.A58]" office:value-type="string" office:string-value="wait" calcext:value-type="string">
            <text:p>wait</text:p>
          </table:table-cell>
          <table:table-cell table:formula="of:=IF([.A58]=&quot;rate&quot;;FLOOR([.D58]*[.$K$1]) &amp; &quot;kbit&quot;;[.D5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224kbit</text:p>
          </table:table-cell>
          <table:table-cell/>
          <table:table-cell table:formula="of:=IF([.A59]=&quot;rate&quot;;MID([.B59];1;FIND(&quot;kb&quot;;[.B59])-1);[.B59])" office:value-type="string" office:string-value="6224" calcext:value-type="string">
            <text:p>6224</text:p>
          </table:table-cell>
          <table:table-cell/>
          <table:table-cell table:formula="of:=[.A59]" office:value-type="string" office:string-value="rate" calcext:value-type="string">
            <text:p>rate</text:p>
          </table:table-cell>
          <table:table-cell table:formula="of:=IF([.A59]=&quot;rate&quot;;FLOOR([.D59]*[.$K$1]) &amp; &quot;kbit&quot;;[.D59])" office:value-type="string" office:string-value="1556kbit" calcext:value-type="string">
            <text:p>155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0]=&quot;rate&quot;;MID([.B60];1;FIND(&quot;kb&quot;;[.B60])-1);[.B60])" office:value-type="string" office:string-value="1s" calcext:value-type="string">
            <text:p>1s</text:p>
          </table:table-cell>
          <table:table-cell/>
          <table:table-cell table:formula="of:=[.A60]" office:value-type="string" office:string-value="wait" calcext:value-type="string">
            <text:p>wait</text:p>
          </table:table-cell>
          <table:table-cell table:formula="of:=IF([.A60]=&quot;rate&quot;;FLOOR([.D60]*[.$K$1]) &amp; &quot;kbit&quot;;[.D6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358kbit</text:p>
          </table:table-cell>
          <table:table-cell/>
          <table:table-cell table:formula="of:=IF([.A61]=&quot;rate&quot;;MID([.B61];1;FIND(&quot;kb&quot;;[.B61])-1);[.B61])" office:value-type="string" office:string-value="5358" calcext:value-type="string">
            <text:p>5358</text:p>
          </table:table-cell>
          <table:table-cell/>
          <table:table-cell table:formula="of:=[.A61]" office:value-type="string" office:string-value="rate" calcext:value-type="string">
            <text:p>rate</text:p>
          </table:table-cell>
          <table:table-cell table:formula="of:=IF([.A61]=&quot;rate&quot;;FLOOR([.D61]*[.$K$1]) &amp; &quot;kbit&quot;;[.D61])" office:value-type="string" office:string-value="1339kbit" calcext:value-type="string">
            <text:p>133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2]=&quot;rate&quot;;MID([.B62];1;FIND(&quot;kb&quot;;[.B62])-1);[.B62])" office:value-type="string" office:string-value="1s" calcext:value-type="string">
            <text:p>1s</text:p>
          </table:table-cell>
          <table:table-cell/>
          <table:table-cell table:formula="of:=[.A62]" office:value-type="string" office:string-value="wait" calcext:value-type="string">
            <text:p>wait</text:p>
          </table:table-cell>
          <table:table-cell table:formula="of:=IF([.A62]=&quot;rate&quot;;FLOOR([.D62]*[.$K$1]) &amp; &quot;kbit&quot;;[.D6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00kbit</text:p>
          </table:table-cell>
          <table:table-cell/>
          <table:table-cell table:formula="of:=IF([.A63]=&quot;rate&quot;;MID([.B63];1;FIND(&quot;kb&quot;;[.B63])-1);[.B63])" office:value-type="string" office:string-value="4200" calcext:value-type="string">
            <text:p>4200</text:p>
          </table:table-cell>
          <table:table-cell/>
          <table:table-cell table:formula="of:=[.A63]" office:value-type="string" office:string-value="rate" calcext:value-type="string">
            <text:p>rate</text:p>
          </table:table-cell>
          <table:table-cell table:formula="of:=IF([.A63]=&quot;rate&quot;;FLOOR([.D63]*[.$K$1]) &amp; &quot;kbit&quot;;[.D63])" office:value-type="string" office:string-value="1050kbit" calcext:value-type="string">
            <text:p>105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4]=&quot;rate&quot;;MID([.B64];1;FIND(&quot;kb&quot;;[.B64])-1);[.B64])" office:value-type="string" office:string-value="1s" calcext:value-type="string">
            <text:p>1s</text:p>
          </table:table-cell>
          <table:table-cell/>
          <table:table-cell table:formula="of:=[.A64]" office:value-type="string" office:string-value="wait" calcext:value-type="string">
            <text:p>wait</text:p>
          </table:table-cell>
          <table:table-cell table:formula="of:=IF([.A64]=&quot;rate&quot;;FLOOR([.D64]*[.$K$1]) &amp; &quot;kbit&quot;;[.D6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63kbit</text:p>
          </table:table-cell>
          <table:table-cell/>
          <table:table-cell table:formula="of:=IF([.A65]=&quot;rate&quot;;MID([.B65];1;FIND(&quot;kb&quot;;[.B65])-1);[.B65])" office:value-type="string" office:string-value="1563" calcext:value-type="string">
            <text:p>1563</text:p>
          </table:table-cell>
          <table:table-cell/>
          <table:table-cell table:formula="of:=[.A65]" office:value-type="string" office:string-value="rate" calcext:value-type="string">
            <text:p>rate</text:p>
          </table:table-cell>
          <table:table-cell table:formula="of:=IF([.A65]=&quot;rate&quot;;FLOOR([.D65]*[.$K$1]) &amp; &quot;kbit&quot;;[.D65])" office:value-type="string" office:string-value="390kbit" calcext:value-type="string">
            <text:p>39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6]=&quot;rate&quot;;MID([.B66];1;FIND(&quot;kb&quot;;[.B66])-1);[.B66])" office:value-type="string" office:string-value="1s" calcext:value-type="string">
            <text:p>1s</text:p>
          </table:table-cell>
          <table:table-cell/>
          <table:table-cell table:formula="of:=[.A66]" office:value-type="string" office:string-value="wait" calcext:value-type="string">
            <text:p>wait</text:p>
          </table:table-cell>
          <table:table-cell table:formula="of:=IF([.A66]=&quot;rate&quot;;FLOOR([.D66]*[.$K$1]) &amp; &quot;kbit&quot;;[.D6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428kbit</text:p>
          </table:table-cell>
          <table:table-cell/>
          <table:table-cell table:formula="of:=IF([.A67]=&quot;rate&quot;;MID([.B67];1;FIND(&quot;kb&quot;;[.B67])-1);[.B67])" office:value-type="string" office:string-value="4428" calcext:value-type="string">
            <text:p>4428</text:p>
          </table:table-cell>
          <table:table-cell/>
          <table:table-cell table:formula="of:=[.A67]" office:value-type="string" office:string-value="rate" calcext:value-type="string">
            <text:p>rate</text:p>
          </table:table-cell>
          <table:table-cell table:formula="of:=IF([.A67]=&quot;rate&quot;;FLOOR([.D67]*[.$K$1]) &amp; &quot;kbit&quot;;[.D67])" office:value-type="string" office:string-value="1107kbit" calcext:value-type="string">
            <text:p>110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8]=&quot;rate&quot;;MID([.B68];1;FIND(&quot;kb&quot;;[.B68])-1);[.B68])" office:value-type="string" office:string-value="1s" calcext:value-type="string">
            <text:p>1s</text:p>
          </table:table-cell>
          <table:table-cell/>
          <table:table-cell table:formula="of:=[.A68]" office:value-type="string" office:string-value="wait" calcext:value-type="string">
            <text:p>wait</text:p>
          </table:table-cell>
          <table:table-cell table:formula="of:=IF([.A68]=&quot;rate&quot;;FLOOR([.D68]*[.$K$1]) &amp; &quot;kbit&quot;;[.D6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41kbit</text:p>
          </table:table-cell>
          <table:table-cell/>
          <table:table-cell table:formula="of:=IF([.A69]=&quot;rate&quot;;MID([.B69];1;FIND(&quot;kb&quot;;[.B69])-1);[.B69])" office:value-type="string" office:string-value="2541" calcext:value-type="string">
            <text:p>2541</text:p>
          </table:table-cell>
          <table:table-cell/>
          <table:table-cell table:formula="of:=[.A69]" office:value-type="string" office:string-value="rate" calcext:value-type="string">
            <text:p>rate</text:p>
          </table:table-cell>
          <table:table-cell table:formula="of:=IF([.A69]=&quot;rate&quot;;FLOOR([.D69]*[.$K$1]) &amp; &quot;kbit&quot;;[.D69])" office:value-type="string" office:string-value="635kbit" calcext:value-type="string">
            <text:p>63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0]=&quot;rate&quot;;MID([.B70];1;FIND(&quot;kb&quot;;[.B70])-1);[.B70])" office:value-type="string" office:string-value="1s" calcext:value-type="string">
            <text:p>1s</text:p>
          </table:table-cell>
          <table:table-cell/>
          <table:table-cell table:formula="of:=[.A70]" office:value-type="string" office:string-value="wait" calcext:value-type="string">
            <text:p>wait</text:p>
          </table:table-cell>
          <table:table-cell table:formula="of:=IF([.A70]=&quot;rate&quot;;FLOOR([.D70]*[.$K$1]) &amp; &quot;kbit&quot;;[.D7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71]=&quot;rate&quot;;MID([.B71];1;FIND(&quot;kb&quot;;[.B71])-1);[.B71])" office:value-type="string" office:string-value="300" calcext:value-type="string">
            <text:p>300</text:p>
          </table:table-cell>
          <table:table-cell/>
          <table:table-cell table:formula="of:=[.A71]" office:value-type="string" office:string-value="rate" calcext:value-type="string">
            <text:p>rate</text:p>
          </table:table-cell>
          <table:table-cell table:formula="of:=IF([.A71]=&quot;rate&quot;;FLOOR([.D71]*[.$K$1]) &amp; &quot;kbit&quot;;[.D71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2]=&quot;rate&quot;;MID([.B72];1;FIND(&quot;kb&quot;;[.B72])-1);[.B72])" office:value-type="string" office:string-value="1s" calcext:value-type="string">
            <text:p>1s</text:p>
          </table:table-cell>
          <table:table-cell/>
          <table:table-cell table:formula="of:=[.A72]" office:value-type="string" office:string-value="wait" calcext:value-type="string">
            <text:p>wait</text:p>
          </table:table-cell>
          <table:table-cell table:formula="of:=IF([.A72]=&quot;rate&quot;;FLOOR([.D72]*[.$K$1]) &amp; &quot;kbit&quot;;[.D7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32kbit</text:p>
          </table:table-cell>
          <table:table-cell/>
          <table:table-cell table:formula="of:=IF([.A73]=&quot;rate&quot;;MID([.B73];1;FIND(&quot;kb&quot;;[.B73])-1);[.B73])" office:value-type="string" office:string-value="2532" calcext:value-type="string">
            <text:p>2532</text:p>
          </table:table-cell>
          <table:table-cell/>
          <table:table-cell table:formula="of:=[.A73]" office:value-type="string" office:string-value="rate" calcext:value-type="string">
            <text:p>rate</text:p>
          </table:table-cell>
          <table:table-cell table:formula="of:=IF([.A73]=&quot;rate&quot;;FLOOR([.D73]*[.$K$1]) &amp; &quot;kbit&quot;;[.D73])" office:value-type="string" office:string-value="633kbit" calcext:value-type="string">
            <text:p>63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4]=&quot;rate&quot;;MID([.B74];1;FIND(&quot;kb&quot;;[.B74])-1);[.B74])" office:value-type="string" office:string-value="1s" calcext:value-type="string">
            <text:p>1s</text:p>
          </table:table-cell>
          <table:table-cell/>
          <table:table-cell table:formula="of:=[.A74]" office:value-type="string" office:string-value="wait" calcext:value-type="string">
            <text:p>wait</text:p>
          </table:table-cell>
          <table:table-cell table:formula="of:=IF([.A74]=&quot;rate&quot;;FLOOR([.D74]*[.$K$1]) &amp; &quot;kbit&quot;;[.D7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977kbit</text:p>
          </table:table-cell>
          <table:table-cell/>
          <table:table-cell table:formula="of:=IF([.A75]=&quot;rate&quot;;MID([.B75];1;FIND(&quot;kb&quot;;[.B75])-1);[.B75])" office:value-type="string" office:string-value="1977" calcext:value-type="string">
            <text:p>1977</text:p>
          </table:table-cell>
          <table:table-cell/>
          <table:table-cell table:formula="of:=[.A75]" office:value-type="string" office:string-value="rate" calcext:value-type="string">
            <text:p>rate</text:p>
          </table:table-cell>
          <table:table-cell table:formula="of:=IF([.A75]=&quot;rate&quot;;FLOOR([.D75]*[.$K$1]) &amp; &quot;kbit&quot;;[.D75])" office:value-type="string" office:string-value="494kbit" calcext:value-type="string">
            <text:p>49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6]=&quot;rate&quot;;MID([.B76];1;FIND(&quot;kb&quot;;[.B76])-1);[.B76])" office:value-type="string" office:string-value="1s" calcext:value-type="string">
            <text:p>1s</text:p>
          </table:table-cell>
          <table:table-cell/>
          <table:table-cell table:formula="of:=[.A76]" office:value-type="string" office:string-value="wait" calcext:value-type="string">
            <text:p>wait</text:p>
          </table:table-cell>
          <table:table-cell table:formula="of:=IF([.A76]=&quot;rate&quot;;FLOOR([.D76]*[.$K$1]) &amp; &quot;kbit&quot;;[.D7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87kbit</text:p>
          </table:table-cell>
          <table:table-cell/>
          <table:table-cell table:formula="of:=IF([.A77]=&quot;rate&quot;;MID([.B77];1;FIND(&quot;kb&quot;;[.B77])-1);[.B77])" office:value-type="string" office:string-value="887" calcext:value-type="string">
            <text:p>887</text:p>
          </table:table-cell>
          <table:table-cell/>
          <table:table-cell table:formula="of:=[.A77]" office:value-type="string" office:string-value="rate" calcext:value-type="string">
            <text:p>rate</text:p>
          </table:table-cell>
          <table:table-cell table:formula="of:=IF([.A77]=&quot;rate&quot;;FLOOR([.D77]*[.$K$1]) &amp; &quot;kbit&quot;;[.D77])" office:value-type="string" office:string-value="221kbit" calcext:value-type="string">
            <text:p>22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8]=&quot;rate&quot;;MID([.B78];1;FIND(&quot;kb&quot;;[.B78])-1);[.B78])" office:value-type="string" office:string-value="1s" calcext:value-type="string">
            <text:p>1s</text:p>
          </table:table-cell>
          <table:table-cell/>
          <table:table-cell table:formula="of:=[.A78]" office:value-type="string" office:string-value="wait" calcext:value-type="string">
            <text:p>wait</text:p>
          </table:table-cell>
          <table:table-cell table:formula="of:=IF([.A78]=&quot;rate&quot;;FLOOR([.D78]*[.$K$1]) &amp; &quot;kbit&quot;;[.D7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015kbit</text:p>
          </table:table-cell>
          <table:table-cell/>
          <table:table-cell table:formula="of:=IF([.A79]=&quot;rate&quot;;MID([.B79];1;FIND(&quot;kb&quot;;[.B79])-1);[.B79])" office:value-type="string" office:string-value="1015" calcext:value-type="string">
            <text:p>1015</text:p>
          </table:table-cell>
          <table:table-cell/>
          <table:table-cell table:formula="of:=[.A79]" office:value-type="string" office:string-value="rate" calcext:value-type="string">
            <text:p>rate</text:p>
          </table:table-cell>
          <table:table-cell table:formula="of:=IF([.A79]=&quot;rate&quot;;FLOOR([.D79]*[.$K$1]) &amp; &quot;kbit&quot;;[.D79])" office:value-type="string" office:string-value="253kbit" calcext:value-type="string">
            <text:p>25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0]=&quot;rate&quot;;MID([.B80];1;FIND(&quot;kb&quot;;[.B80])-1);[.B80])" office:value-type="string" office:string-value="1s" calcext:value-type="string">
            <text:p>1s</text:p>
          </table:table-cell>
          <table:table-cell/>
          <table:table-cell table:formula="of:=[.A80]" office:value-type="string" office:string-value="wait" calcext:value-type="string">
            <text:p>wait</text:p>
          </table:table-cell>
          <table:table-cell table:formula="of:=IF([.A80]=&quot;rate&quot;;FLOOR([.D80]*[.$K$1]) &amp; &quot;kbit&quot;;[.D8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281kbit</text:p>
          </table:table-cell>
          <table:table-cell/>
          <table:table-cell table:formula="of:=IF([.A81]=&quot;rate&quot;;MID([.B81];1;FIND(&quot;kb&quot;;[.B81])-1);[.B81])" office:value-type="string" office:string-value="1281" calcext:value-type="string">
            <text:p>1281</text:p>
          </table:table-cell>
          <table:table-cell/>
          <table:table-cell table:formula="of:=[.A81]" office:value-type="string" office:string-value="rate" calcext:value-type="string">
            <text:p>rate</text:p>
          </table:table-cell>
          <table:table-cell table:formula="of:=IF([.A81]=&quot;rate&quot;;FLOOR([.D81]*[.$K$1]) &amp; &quot;kbit&quot;;[.D81])" office:value-type="string" office:string-value="320kbit" calcext:value-type="string">
            <text:p>32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2]=&quot;rate&quot;;MID([.B82];1;FIND(&quot;kb&quot;;[.B82])-1);[.B82])" office:value-type="string" office:string-value="1s" calcext:value-type="string">
            <text:p>1s</text:p>
          </table:table-cell>
          <table:table-cell/>
          <table:table-cell table:formula="of:=[.A82]" office:value-type="string" office:string-value="wait" calcext:value-type="string">
            <text:p>wait</text:p>
          </table:table-cell>
          <table:table-cell table:formula="of:=IF([.A82]=&quot;rate&quot;;FLOOR([.D82]*[.$K$1]) &amp; &quot;kbit&quot;;[.D8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50kbit</text:p>
          </table:table-cell>
          <table:table-cell/>
          <table:table-cell table:formula="of:=IF([.A83]=&quot;rate&quot;;MID([.B83];1;FIND(&quot;kb&quot;;[.B83])-1);[.B83])" office:value-type="string" office:string-value="850" calcext:value-type="string">
            <text:p>850</text:p>
          </table:table-cell>
          <table:table-cell/>
          <table:table-cell table:formula="of:=[.A83]" office:value-type="string" office:string-value="rate" calcext:value-type="string">
            <text:p>rate</text:p>
          </table:table-cell>
          <table:table-cell table:formula="of:=IF([.A83]=&quot;rate&quot;;FLOOR([.D83]*[.$K$1]) &amp; &quot;kbit&quot;;[.D83])" office:value-type="string" office:string-value="212kbit" calcext:value-type="string">
            <text:p>21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4]=&quot;rate&quot;;MID([.B84];1;FIND(&quot;kb&quot;;[.B84])-1);[.B84])" office:value-type="string" office:string-value="1s" calcext:value-type="string">
            <text:p>1s</text:p>
          </table:table-cell>
          <table:table-cell/>
          <table:table-cell table:formula="of:=[.A84]" office:value-type="string" office:string-value="wait" calcext:value-type="string">
            <text:p>wait</text:p>
          </table:table-cell>
          <table:table-cell table:formula="of:=IF([.A84]=&quot;rate&quot;;FLOOR([.D84]*[.$K$1]) &amp; &quot;kbit&quot;;[.D8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991kbit</text:p>
          </table:table-cell>
          <table:table-cell/>
          <table:table-cell table:formula="of:=IF([.A85]=&quot;rate&quot;;MID([.B85];1;FIND(&quot;kb&quot;;[.B85])-1);[.B85])" office:value-type="string" office:string-value="991" calcext:value-type="string">
            <text:p>991</text:p>
          </table:table-cell>
          <table:table-cell/>
          <table:table-cell table:formula="of:=[.A85]" office:value-type="string" office:string-value="rate" calcext:value-type="string">
            <text:p>rate</text:p>
          </table:table-cell>
          <table:table-cell table:formula="of:=IF([.A85]=&quot;rate&quot;;FLOOR([.D85]*[.$K$1]) &amp; &quot;kbit&quot;;[.D85])" office:value-type="string" office:string-value="247kbit" calcext:value-type="string">
            <text:p>24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6]=&quot;rate&quot;;MID([.B86];1;FIND(&quot;kb&quot;;[.B86])-1);[.B86])" office:value-type="string" office:string-value="1s" calcext:value-type="string">
            <text:p>1s</text:p>
          </table:table-cell>
          <table:table-cell/>
          <table:table-cell table:formula="of:=[.A86]" office:value-type="string" office:string-value="wait" calcext:value-type="string">
            <text:p>wait</text:p>
          </table:table-cell>
          <table:table-cell table:formula="of:=IF([.A86]=&quot;rate&quot;;FLOOR([.D86]*[.$K$1]) &amp; &quot;kbit&quot;;[.D8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17kbit</text:p>
          </table:table-cell>
          <table:table-cell/>
          <table:table-cell table:formula="of:=IF([.A87]=&quot;rate&quot;;MID([.B87];1;FIND(&quot;kb&quot;;[.B87])-1);[.B87])" office:value-type="string" office:string-value="417" calcext:value-type="string">
            <text:p>417</text:p>
          </table:table-cell>
          <table:table-cell/>
          <table:table-cell table:formula="of:=[.A87]" office:value-type="string" office:string-value="rate" calcext:value-type="string">
            <text:p>rate</text:p>
          </table:table-cell>
          <table:table-cell table:formula="of:=IF([.A87]=&quot;rate&quot;;FLOOR([.D87]*[.$K$1]) &amp; &quot;kbit&quot;;[.D87])" office:value-type="string" office:string-value="104kbit" calcext:value-type="string">
            <text:p>10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8]=&quot;rate&quot;;MID([.B88];1;FIND(&quot;kb&quot;;[.B88])-1);[.B88])" office:value-type="string" office:string-value="1s" calcext:value-type="string">
            <text:p>1s</text:p>
          </table:table-cell>
          <table:table-cell/>
          <table:table-cell table:formula="of:=[.A88]" office:value-type="string" office:string-value="wait" calcext:value-type="string">
            <text:p>wait</text:p>
          </table:table-cell>
          <table:table-cell table:formula="of:=IF([.A88]=&quot;rate&quot;;FLOOR([.D88]*[.$K$1]) &amp; &quot;kbit&quot;;[.D8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03kbit</text:p>
          </table:table-cell>
          <table:table-cell/>
          <table:table-cell table:formula="of:=IF([.A89]=&quot;rate&quot;;MID([.B89];1;FIND(&quot;kb&quot;;[.B89])-1);[.B89])" office:value-type="string" office:string-value="503" calcext:value-type="string">
            <text:p>503</text:p>
          </table:table-cell>
          <table:table-cell/>
          <table:table-cell table:formula="of:=[.A89]" office:value-type="string" office:string-value="rate" calcext:value-type="string">
            <text:p>rate</text:p>
          </table:table-cell>
          <table:table-cell table:formula="of:=IF([.A89]=&quot;rate&quot;;FLOOR([.D89]*[.$K$1]) &amp; &quot;kbit&quot;;[.D89])" office:value-type="string" office:string-value="125kbit" calcext:value-type="string">
            <text:p>12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0]=&quot;rate&quot;;MID([.B90];1;FIND(&quot;kb&quot;;[.B90])-1);[.B90])" office:value-type="string" office:string-value="1s" calcext:value-type="string">
            <text:p>1s</text:p>
          </table:table-cell>
          <table:table-cell/>
          <table:table-cell table:formula="of:=[.A90]" office:value-type="string" office:string-value="wait" calcext:value-type="string">
            <text:p>wait</text:p>
          </table:table-cell>
          <table:table-cell table:formula="of:=IF([.A90]=&quot;rate&quot;;FLOOR([.D90]*[.$K$1]) &amp; &quot;kbit&quot;;[.D9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13kbit</text:p>
          </table:table-cell>
          <table:table-cell/>
          <table:table-cell table:formula="of:=IF([.A91]=&quot;rate&quot;;MID([.B91];1;FIND(&quot;kb&quot;;[.B91])-1);[.B91])" office:value-type="string" office:string-value="613" calcext:value-type="string">
            <text:p>613</text:p>
          </table:table-cell>
          <table:table-cell/>
          <table:table-cell table:formula="of:=[.A91]" office:value-type="string" office:string-value="rate" calcext:value-type="string">
            <text:p>rate</text:p>
          </table:table-cell>
          <table:table-cell table:formula="of:=IF([.A91]=&quot;rate&quot;;FLOOR([.D91]*[.$K$1]) &amp; &quot;kbit&quot;;[.D91])" office:value-type="string" office:string-value="153kbit" calcext:value-type="string">
            <text:p>15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2]=&quot;rate&quot;;MID([.B92];1;FIND(&quot;kb&quot;;[.B92])-1);[.B92])" office:value-type="string" office:string-value="1s" calcext:value-type="string">
            <text:p>1s</text:p>
          </table:table-cell>
          <table:table-cell/>
          <table:table-cell table:formula="of:=[.A92]" office:value-type="string" office:string-value="wait" calcext:value-type="string">
            <text:p>wait</text:p>
          </table:table-cell>
          <table:table-cell table:formula="of:=IF([.A92]=&quot;rate&quot;;FLOOR([.D92]*[.$K$1]) &amp; &quot;kbit&quot;;[.D9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088kbit</text:p>
          </table:table-cell>
          <table:table-cell/>
          <table:table-cell table:formula="of:=IF([.A93]=&quot;rate&quot;;MID([.B93];1;FIND(&quot;kb&quot;;[.B93])-1);[.B93])" office:value-type="string" office:string-value="1088" calcext:value-type="string">
            <text:p>1088</text:p>
          </table:table-cell>
          <table:table-cell/>
          <table:table-cell table:formula="of:=[.A93]" office:value-type="string" office:string-value="rate" calcext:value-type="string">
            <text:p>rate</text:p>
          </table:table-cell>
          <table:table-cell table:formula="of:=IF([.A93]=&quot;rate&quot;;FLOOR([.D93]*[.$K$1]) &amp; &quot;kbit&quot;;[.D93])" office:value-type="string" office:string-value="272kbit" calcext:value-type="string">
            <text:p>27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4]=&quot;rate&quot;;MID([.B94];1;FIND(&quot;kb&quot;;[.B94])-1);[.B94])" office:value-type="string" office:string-value="1s" calcext:value-type="string">
            <text:p>1s</text:p>
          </table:table-cell>
          <table:table-cell/>
          <table:table-cell table:formula="of:=[.A94]" office:value-type="string" office:string-value="wait" calcext:value-type="string">
            <text:p>wait</text:p>
          </table:table-cell>
          <table:table-cell table:formula="of:=IF([.A94]=&quot;rate&quot;;FLOOR([.D94]*[.$K$1]) &amp; &quot;kbit&quot;;[.D9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107kbit</text:p>
          </table:table-cell>
          <table:table-cell/>
          <table:table-cell table:formula="of:=IF([.A95]=&quot;rate&quot;;MID([.B95];1;FIND(&quot;kb&quot;;[.B95])-1);[.B95])" office:value-type="string" office:string-value="3107" calcext:value-type="string">
            <text:p>3107</text:p>
          </table:table-cell>
          <table:table-cell/>
          <table:table-cell table:formula="of:=[.A95]" office:value-type="string" office:string-value="rate" calcext:value-type="string">
            <text:p>rate</text:p>
          </table:table-cell>
          <table:table-cell table:formula="of:=IF([.A95]=&quot;rate&quot;;FLOOR([.D95]*[.$K$1]) &amp; &quot;kbit&quot;;[.D95])" office:value-type="string" office:string-value="776kbit" calcext:value-type="string">
            <text:p>77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6]=&quot;rate&quot;;MID([.B96];1;FIND(&quot;kb&quot;;[.B96])-1);[.B96])" office:value-type="string" office:string-value="1s" calcext:value-type="string">
            <text:p>1s</text:p>
          </table:table-cell>
          <table:table-cell/>
          <table:table-cell table:formula="of:=[.A96]" office:value-type="string" office:string-value="wait" calcext:value-type="string">
            <text:p>wait</text:p>
          </table:table-cell>
          <table:table-cell table:formula="of:=IF([.A96]=&quot;rate&quot;;FLOOR([.D96]*[.$K$1]) &amp; &quot;kbit&quot;;[.D9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133kbit</text:p>
          </table:table-cell>
          <table:table-cell/>
          <table:table-cell table:formula="of:=IF([.A97]=&quot;rate&quot;;MID([.B97];1;FIND(&quot;kb&quot;;[.B97])-1);[.B97])" office:value-type="string" office:string-value="4133" calcext:value-type="string">
            <text:p>4133</text:p>
          </table:table-cell>
          <table:table-cell/>
          <table:table-cell table:formula="of:=[.A97]" office:value-type="string" office:string-value="rate" calcext:value-type="string">
            <text:p>rate</text:p>
          </table:table-cell>
          <table:table-cell table:formula="of:=IF([.A97]=&quot;rate&quot;;FLOOR([.D97]*[.$K$1]) &amp; &quot;kbit&quot;;[.D97])" office:value-type="string" office:string-value="1033kbit" calcext:value-type="string">
            <text:p>103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8]=&quot;rate&quot;;MID([.B98];1;FIND(&quot;kb&quot;;[.B98])-1);[.B98])" office:value-type="string" office:string-value="1s" calcext:value-type="string">
            <text:p>1s</text:p>
          </table:table-cell>
          <table:table-cell/>
          <table:table-cell table:formula="of:=[.A98]" office:value-type="string" office:string-value="wait" calcext:value-type="string">
            <text:p>wait</text:p>
          </table:table-cell>
          <table:table-cell table:formula="of:=IF([.A98]=&quot;rate&quot;;FLOOR([.D98]*[.$K$1]) &amp; &quot;kbit&quot;;[.D9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768kbit</text:p>
          </table:table-cell>
          <table:table-cell/>
          <table:table-cell table:formula="of:=IF([.A99]=&quot;rate&quot;;MID([.B99];1;FIND(&quot;kb&quot;;[.B99])-1);[.B99])" office:value-type="string" office:string-value="3768" calcext:value-type="string">
            <text:p>3768</text:p>
          </table:table-cell>
          <table:table-cell/>
          <table:table-cell table:formula="of:=[.A99]" office:value-type="string" office:string-value="rate" calcext:value-type="string">
            <text:p>rate</text:p>
          </table:table-cell>
          <table:table-cell table:formula="of:=IF([.A99]=&quot;rate&quot;;FLOOR([.D99]*[.$K$1]) &amp; &quot;kbit&quot;;[.D99])" office:value-type="string" office:string-value="942kbit" calcext:value-type="string">
            <text:p>94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0]=&quot;rate&quot;;MID([.B100];1;FIND(&quot;kb&quot;;[.B100])-1);[.B100])" office:value-type="string" office:string-value="1s" calcext:value-type="string">
            <text:p>1s</text:p>
          </table:table-cell>
          <table:table-cell/>
          <table:table-cell table:formula="of:=[.A100]" office:value-type="string" office:string-value="wait" calcext:value-type="string">
            <text:p>wait</text:p>
          </table:table-cell>
          <table:table-cell table:formula="of:=IF([.A100]=&quot;rate&quot;;FLOOR([.D100]*[.$K$1]) &amp; &quot;kbit&quot;;[.D10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970kbit</text:p>
          </table:table-cell>
          <table:table-cell/>
          <table:table-cell table:formula="of:=IF([.A101]=&quot;rate&quot;;MID([.B101];1;FIND(&quot;kb&quot;;[.B101])-1);[.B101])" office:value-type="string" office:string-value="2970" calcext:value-type="string">
            <text:p>2970</text:p>
          </table:table-cell>
          <table:table-cell/>
          <table:table-cell table:formula="of:=[.A101]" office:value-type="string" office:string-value="rate" calcext:value-type="string">
            <text:p>rate</text:p>
          </table:table-cell>
          <table:table-cell table:formula="of:=IF([.A101]=&quot;rate&quot;;FLOOR([.D101]*[.$K$1]) &amp; &quot;kbit&quot;;[.D101])" office:value-type="string" office:string-value="742kbit" calcext:value-type="string">
            <text:p>74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2]=&quot;rate&quot;;MID([.B102];1;FIND(&quot;kb&quot;;[.B102])-1);[.B102])" office:value-type="string" office:string-value="1s" calcext:value-type="string">
            <text:p>1s</text:p>
          </table:table-cell>
          <table:table-cell/>
          <table:table-cell table:formula="of:=[.A102]" office:value-type="string" office:string-value="wait" calcext:value-type="string">
            <text:p>wait</text:p>
          </table:table-cell>
          <table:table-cell table:formula="of:=IF([.A102]=&quot;rate&quot;;FLOOR([.D102]*[.$K$1]) &amp; &quot;kbit&quot;;[.D10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78kbit</text:p>
          </table:table-cell>
          <table:table-cell/>
          <table:table-cell table:formula="of:=IF([.A103]=&quot;rate&quot;;MID([.B103];1;FIND(&quot;kb&quot;;[.B103])-1);[.B103])" office:value-type="string" office:string-value="3578" calcext:value-type="string">
            <text:p>3578</text:p>
          </table:table-cell>
          <table:table-cell/>
          <table:table-cell table:formula="of:=[.A103]" office:value-type="string" office:string-value="rate" calcext:value-type="string">
            <text:p>rate</text:p>
          </table:table-cell>
          <table:table-cell table:formula="of:=IF([.A103]=&quot;rate&quot;;FLOOR([.D103]*[.$K$1]) &amp; &quot;kbit&quot;;[.D103])" office:value-type="string" office:string-value="894kbit" calcext:value-type="string">
            <text:p>89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4]=&quot;rate&quot;;MID([.B104];1;FIND(&quot;kb&quot;;[.B104])-1);[.B104])" office:value-type="string" office:string-value="1s" calcext:value-type="string">
            <text:p>1s</text:p>
          </table:table-cell>
          <table:table-cell/>
          <table:table-cell table:formula="of:=[.A104]" office:value-type="string" office:string-value="wait" calcext:value-type="string">
            <text:p>wait</text:p>
          </table:table-cell>
          <table:table-cell table:formula="of:=IF([.A104]=&quot;rate&quot;;FLOOR([.D104]*[.$K$1]) &amp; &quot;kbit&quot;;[.D10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480kbit</text:p>
          </table:table-cell>
          <table:table-cell/>
          <table:table-cell table:formula="of:=IF([.A105]=&quot;rate&quot;;MID([.B105];1;FIND(&quot;kb&quot;;[.B105])-1);[.B105])" office:value-type="string" office:string-value="2480" calcext:value-type="string">
            <text:p>2480</text:p>
          </table:table-cell>
          <table:table-cell/>
          <table:table-cell table:formula="of:=[.A105]" office:value-type="string" office:string-value="rate" calcext:value-type="string">
            <text:p>rate</text:p>
          </table:table-cell>
          <table:table-cell table:formula="of:=IF([.A105]=&quot;rate&quot;;FLOOR([.D105]*[.$K$1]) &amp; &quot;kbit&quot;;[.D105])" office:value-type="string" office:string-value="620kbit" calcext:value-type="string">
            <text:p>62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6]=&quot;rate&quot;;MID([.B106];1;FIND(&quot;kb&quot;;[.B106])-1);[.B106])" office:value-type="string" office:string-value="1s" calcext:value-type="string">
            <text:p>1s</text:p>
          </table:table-cell>
          <table:table-cell/>
          <table:table-cell table:formula="of:=[.A106]" office:value-type="string" office:string-value="wait" calcext:value-type="string">
            <text:p>wait</text:p>
          </table:table-cell>
          <table:table-cell table:formula="of:=IF([.A106]=&quot;rate&quot;;FLOOR([.D106]*[.$K$1]) &amp; &quot;kbit&quot;;[.D10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30kbit</text:p>
          </table:table-cell>
          <table:table-cell/>
          <table:table-cell table:formula="of:=IF([.A107]=&quot;rate&quot;;MID([.B107];1;FIND(&quot;kb&quot;;[.B107])-1);[.B107])" office:value-type="string" office:string-value="2330" calcext:value-type="string">
            <text:p>2330</text:p>
          </table:table-cell>
          <table:table-cell/>
          <table:table-cell table:formula="of:=[.A107]" office:value-type="string" office:string-value="rate" calcext:value-type="string">
            <text:p>rate</text:p>
          </table:table-cell>
          <table:table-cell table:formula="of:=IF([.A107]=&quot;rate&quot;;FLOOR([.D107]*[.$K$1]) &amp; &quot;kbit&quot;;[.D107])" office:value-type="string" office:string-value="582kbit" calcext:value-type="string">
            <text:p>58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8]=&quot;rate&quot;;MID([.B108];1;FIND(&quot;kb&quot;;[.B108])-1);[.B108])" office:value-type="string" office:string-value="1s" calcext:value-type="string">
            <text:p>1s</text:p>
          </table:table-cell>
          <table:table-cell/>
          <table:table-cell table:formula="of:=[.A108]" office:value-type="string" office:string-value="wait" calcext:value-type="string">
            <text:p>wait</text:p>
          </table:table-cell>
          <table:table-cell table:formula="of:=IF([.A108]=&quot;rate&quot;;FLOOR([.D108]*[.$K$1]) &amp; &quot;kbit&quot;;[.D10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01kbit</text:p>
          </table:table-cell>
          <table:table-cell/>
          <table:table-cell table:formula="of:=IF([.A109]=&quot;rate&quot;;MID([.B109];1;FIND(&quot;kb&quot;;[.B109])-1);[.B109])" office:value-type="string" office:string-value="2501" calcext:value-type="string">
            <text:p>2501</text:p>
          </table:table-cell>
          <table:table-cell/>
          <table:table-cell table:formula="of:=[.A109]" office:value-type="string" office:string-value="rate" calcext:value-type="string">
            <text:p>rate</text:p>
          </table:table-cell>
          <table:table-cell table:formula="of:=IF([.A109]=&quot;rate&quot;;FLOOR([.D109]*[.$K$1]) &amp; &quot;kbit&quot;;[.D109])" office:value-type="string" office:string-value="625kbit" calcext:value-type="string">
            <text:p>62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0]=&quot;rate&quot;;MID([.B110];1;FIND(&quot;kb&quot;;[.B110])-1);[.B110])" office:value-type="string" office:string-value="1s" calcext:value-type="string">
            <text:p>1s</text:p>
          </table:table-cell>
          <table:table-cell/>
          <table:table-cell table:formula="of:=[.A110]" office:value-type="string" office:string-value="wait" calcext:value-type="string">
            <text:p>wait</text:p>
          </table:table-cell>
          <table:table-cell table:formula="of:=IF([.A110]=&quot;rate&quot;;FLOOR([.D110]*[.$K$1]) &amp; &quot;kbit&quot;;[.D11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425kbit</text:p>
          </table:table-cell>
          <table:table-cell/>
          <table:table-cell table:formula="of:=IF([.A111]=&quot;rate&quot;;MID([.B111];1;FIND(&quot;kb&quot;;[.B111])-1);[.B111])" office:value-type="string" office:string-value="2425" calcext:value-type="string">
            <text:p>2425</text:p>
          </table:table-cell>
          <table:table-cell/>
          <table:table-cell table:formula="of:=[.A111]" office:value-type="string" office:string-value="rate" calcext:value-type="string">
            <text:p>rate</text:p>
          </table:table-cell>
          <table:table-cell table:formula="of:=IF([.A111]=&quot;rate&quot;;FLOOR([.D111]*[.$K$1]) &amp; &quot;kbit&quot;;[.D111])" office:value-type="string" office:string-value="606kbit" calcext:value-type="string">
            <text:p>60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2]=&quot;rate&quot;;MID([.B112];1;FIND(&quot;kb&quot;;[.B112])-1);[.B112])" office:value-type="string" office:string-value="1s" calcext:value-type="string">
            <text:p>1s</text:p>
          </table:table-cell>
          <table:table-cell/>
          <table:table-cell table:formula="of:=[.A112]" office:value-type="string" office:string-value="wait" calcext:value-type="string">
            <text:p>wait</text:p>
          </table:table-cell>
          <table:table-cell table:formula="of:=IF([.A112]=&quot;rate&quot;;FLOOR([.D112]*[.$K$1]) &amp; &quot;kbit&quot;;[.D11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19kbit</text:p>
          </table:table-cell>
          <table:table-cell/>
          <table:table-cell table:formula="of:=IF([.A113]=&quot;rate&quot;;MID([.B113];1;FIND(&quot;kb&quot;;[.B113])-1);[.B113])" office:value-type="string" office:string-value="2619" calcext:value-type="string">
            <text:p>2619</text:p>
          </table:table-cell>
          <table:table-cell/>
          <table:table-cell table:formula="of:=[.A113]" office:value-type="string" office:string-value="rate" calcext:value-type="string">
            <text:p>rate</text:p>
          </table:table-cell>
          <table:table-cell table:formula="of:=IF([.A113]=&quot;rate&quot;;FLOOR([.D113]*[.$K$1]) &amp; &quot;kbit&quot;;[.D113])" office:value-type="string" office:string-value="654kbit" calcext:value-type="string">
            <text:p>65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4]=&quot;rate&quot;;MID([.B114];1;FIND(&quot;kb&quot;;[.B114])-1);[.B114])" office:value-type="string" office:string-value="1s" calcext:value-type="string">
            <text:p>1s</text:p>
          </table:table-cell>
          <table:table-cell/>
          <table:table-cell table:formula="of:=[.A114]" office:value-type="string" office:string-value="wait" calcext:value-type="string">
            <text:p>wait</text:p>
          </table:table-cell>
          <table:table-cell table:formula="of:=IF([.A114]=&quot;rate&quot;;FLOOR([.D114]*[.$K$1]) &amp; &quot;kbit&quot;;[.D11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49kbit</text:p>
          </table:table-cell>
          <table:table-cell/>
          <table:table-cell table:formula="of:=IF([.A115]=&quot;rate&quot;;MID([.B115];1;FIND(&quot;kb&quot;;[.B115])-1);[.B115])" office:value-type="string" office:string-value="4849" calcext:value-type="string">
            <text:p>4849</text:p>
          </table:table-cell>
          <table:table-cell/>
          <table:table-cell table:formula="of:=[.A115]" office:value-type="string" office:string-value="rate" calcext:value-type="string">
            <text:p>rate</text:p>
          </table:table-cell>
          <table:table-cell table:formula="of:=IF([.A115]=&quot;rate&quot;;FLOOR([.D115]*[.$K$1]) &amp; &quot;kbit&quot;;[.D115])" office:value-type="string" office:string-value="1212kbit" calcext:value-type="string">
            <text:p>121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6]=&quot;rate&quot;;MID([.B116];1;FIND(&quot;kb&quot;;[.B116])-1);[.B116])" office:value-type="string" office:string-value="1s" calcext:value-type="string">
            <text:p>1s</text:p>
          </table:table-cell>
          <table:table-cell/>
          <table:table-cell table:formula="of:=[.A116]" office:value-type="string" office:string-value="wait" calcext:value-type="string">
            <text:p>wait</text:p>
          </table:table-cell>
          <table:table-cell table:formula="of:=IF([.A116]=&quot;rate&quot;;FLOOR([.D116]*[.$K$1]) &amp; &quot;kbit&quot;;[.D11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48kbit</text:p>
          </table:table-cell>
          <table:table-cell/>
          <table:table-cell table:formula="of:=IF([.A117]=&quot;rate&quot;;MID([.B117];1;FIND(&quot;kb&quot;;[.B117])-1);[.B117])" office:value-type="string" office:string-value="4248" calcext:value-type="string">
            <text:p>4248</text:p>
          </table:table-cell>
          <table:table-cell/>
          <table:table-cell table:formula="of:=[.A117]" office:value-type="string" office:string-value="rate" calcext:value-type="string">
            <text:p>rate</text:p>
          </table:table-cell>
          <table:table-cell table:formula="of:=IF([.A117]=&quot;rate&quot;;FLOOR([.D117]*[.$K$1]) &amp; &quot;kbit&quot;;[.D117])" office:value-type="string" office:string-value="1062kbit" calcext:value-type="string">
            <text:p>106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8]=&quot;rate&quot;;MID([.B118];1;FIND(&quot;kb&quot;;[.B118])-1);[.B118])" office:value-type="string" office:string-value="1s" calcext:value-type="string">
            <text:p>1s</text:p>
          </table:table-cell>
          <table:table-cell/>
          <table:table-cell table:formula="of:=[.A118]" office:value-type="string" office:string-value="wait" calcext:value-type="string">
            <text:p>wait</text:p>
          </table:table-cell>
          <table:table-cell table:formula="of:=IF([.A118]=&quot;rate&quot;;FLOOR([.D118]*[.$K$1]) &amp; &quot;kbit&quot;;[.D11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04kbit</text:p>
          </table:table-cell>
          <table:table-cell/>
          <table:table-cell table:formula="of:=IF([.A119]=&quot;rate&quot;;MID([.B119];1;FIND(&quot;kb&quot;;[.B119])-1);[.B119])" office:value-type="string" office:string-value="4604" calcext:value-type="string">
            <text:p>4604</text:p>
          </table:table-cell>
          <table:table-cell/>
          <table:table-cell table:formula="of:=[.A119]" office:value-type="string" office:string-value="rate" calcext:value-type="string">
            <text:p>rate</text:p>
          </table:table-cell>
          <table:table-cell table:formula="of:=IF([.A119]=&quot;rate&quot;;FLOOR([.D119]*[.$K$1]) &amp; &quot;kbit&quot;;[.D119])" office:value-type="string" office:string-value="1151kbit" calcext:value-type="string">
            <text:p>115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20]=&quot;rate&quot;;MID([.B120];1;FIND(&quot;kb&quot;;[.B120])-1);[.B120])" office:value-type="string" office:string-value="1s" calcext:value-type="string">
            <text:p>1s</text:p>
          </table:table-cell>
          <table:table-cell/>
          <table:table-cell table:formula="of:=[.A120]" office:value-type="string" office:string-value="wait" calcext:value-type="string">
            <text:p>wait</text:p>
          </table:table-cell>
          <table:table-cell table:formula="of:=IF([.A120]=&quot;rate&quot;;FLOOR([.D120]*[.$K$1]) &amp; &quot;kbit&quot;;[.D12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82kbit</text:p>
          </table:table-cell>
          <table:table-cell/>
          <table:table-cell table:formula="of:=IF([.A121]=&quot;rate&quot;;MID([.B121];1;FIND(&quot;kb&quot;;[.B121])-1);[.B121])" office:value-type="string" office:string-value="4882" calcext:value-type="string">
            <text:p>4882</text:p>
          </table:table-cell>
          <table:table-cell/>
          <table:table-cell table:formula="of:=[.A121]" office:value-type="string" office:string-value="rate" calcext:value-type="string">
            <text:p>rate</text:p>
          </table:table-cell>
          <table:table-cell table:formula="of:=IF([.A121]=&quot;rate&quot;;FLOOR([.D121]*[.$K$1]) &amp; &quot;kbit&quot;;[.D121])" office:value-type="string" office:string-value="1220kbit" calcext:value-type="string">
            <text:p>122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22]=&quot;rate&quot;;MID([.B122];1;FIND(&quot;kb&quot;;[.B122])-1);[.B122])" office:value-type="string" office:string-value="1s" calcext:value-type="string">
            <text:p>1s</text:p>
          </table:table-cell>
          <table:table-cell/>
          <table:table-cell table:formula="of:=[.A122]" office:value-type="string" office:string-value="wait" calcext:value-type="string">
            <text:p>wait</text:p>
          </table:table-cell>
          <table:table-cell table:formula="of:=IF([.A122]=&quot;rate&quot;;FLOOR([.D122]*[.$K$1]) &amp; &quot;kbit&quot;;[.D12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69kbit</text:p>
          </table:table-cell>
          <table:table-cell/>
          <table:table-cell table:formula="of:=IF([.A123]=&quot;rate&quot;;MID([.B123];1;FIND(&quot;kb&quot;;[.B123])-1);[.B123])" office:value-type="string" office:string-value="4669" calcext:value-type="string">
            <text:p>4669</text:p>
          </table:table-cell>
          <table:table-cell/>
          <table:table-cell table:formula="of:=[.A123]" office:value-type="string" office:string-value="rate" calcext:value-type="string">
            <text:p>rate</text:p>
          </table:table-cell>
          <table:table-cell table:formula="of:=IF([.A123]=&quot;rate&quot;;FLOOR([.D123]*[.$K$1]) &amp; &quot;kbit&quot;;[.D123])" office:value-type="string" office:string-value="1167kbit" calcext:value-type="string">
            <text:p>116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24]=&quot;rate&quot;;MID([.B124];1;FIND(&quot;kb&quot;;[.B124])-1);[.B124])" office:value-type="string" office:string-value="1s" calcext:value-type="string">
            <text:p>1s</text:p>
          </table:table-cell>
          <table:table-cell/>
          <table:table-cell table:formula="of:=[.A124]" office:value-type="string" office:string-value="wait" calcext:value-type="string">
            <text:p>wait</text:p>
          </table:table-cell>
          <table:table-cell table:formula="of:=IF([.A124]=&quot;rate&quot;;FLOOR([.D124]*[.$K$1]) &amp; &quot;kbit&quot;;[.D12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06kbit</text:p>
          </table:table-cell>
          <table:table-cell/>
          <table:table-cell table:formula="of:=IF([.A125]=&quot;rate&quot;;MID([.B125];1;FIND(&quot;kb&quot;;[.B125])-1);[.B125])" office:value-type="string" office:string-value="3506" calcext:value-type="string">
            <text:p>3506</text:p>
          </table:table-cell>
          <table:table-cell/>
          <table:table-cell table:formula="of:=[.A125]" office:value-type="string" office:string-value="rate" calcext:value-type="string">
            <text:p>rate</text:p>
          </table:table-cell>
          <table:table-cell table:formula="of:=IF([.A125]=&quot;rate&quot;;FLOOR([.D125]*[.$K$1]) &amp; &quot;kbit&quot;;[.D125])" office:value-type="string" office:string-value="876kbit" calcext:value-type="string">
            <text:p>87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26]=&quot;rate&quot;;MID([.B126];1;FIND(&quot;kb&quot;;[.B126])-1);[.B126])" office:value-type="string" office:string-value="1s" calcext:value-type="string">
            <text:p>1s</text:p>
          </table:table-cell>
          <table:table-cell/>
          <table:table-cell table:formula="of:=[.A126]" office:value-type="string" office:string-value="wait" calcext:value-type="string">
            <text:p>wait</text:p>
          </table:table-cell>
          <table:table-cell table:formula="of:=IF([.A126]=&quot;rate&quot;;FLOOR([.D126]*[.$K$1]) &amp; &quot;kbit&quot;;[.D12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89kbit</text:p>
          </table:table-cell>
          <table:table-cell/>
          <table:table-cell table:formula="of:=IF([.A127]=&quot;rate&quot;;MID([.B127];1;FIND(&quot;kb&quot;;[.B127])-1);[.B127])" office:value-type="string" office:string-value="1589" calcext:value-type="string">
            <text:p>1589</text:p>
          </table:table-cell>
          <table:table-cell/>
          <table:table-cell table:formula="of:=[.A127]" office:value-type="string" office:string-value="rate" calcext:value-type="string">
            <text:p>rate</text:p>
          </table:table-cell>
          <table:table-cell table:formula="of:=IF([.A127]=&quot;rate&quot;;FLOOR([.D127]*[.$K$1]) &amp; &quot;kbit&quot;;[.D127])" office:value-type="string" office:string-value="397kbit" calcext:value-type="string">
            <text:p>39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28]=&quot;rate&quot;;MID([.B128];1;FIND(&quot;kb&quot;;[.B128])-1);[.B128])" office:value-type="string" office:string-value="1s" calcext:value-type="string">
            <text:p>1s</text:p>
          </table:table-cell>
          <table:table-cell/>
          <table:table-cell table:formula="of:=[.A128]" office:value-type="string" office:string-value="wait" calcext:value-type="string">
            <text:p>wait</text:p>
          </table:table-cell>
          <table:table-cell table:formula="of:=IF([.A128]=&quot;rate&quot;;FLOOR([.D128]*[.$K$1]) &amp; &quot;kbit&quot;;[.D12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086kbit</text:p>
          </table:table-cell>
          <table:table-cell/>
          <table:table-cell table:formula="of:=IF([.A129]=&quot;rate&quot;;MID([.B129];1;FIND(&quot;kb&quot;;[.B129])-1);[.B129])" office:value-type="string" office:string-value="7086" calcext:value-type="string">
            <text:p>7086</text:p>
          </table:table-cell>
          <table:table-cell/>
          <table:table-cell table:formula="of:=[.A129]" office:value-type="string" office:string-value="rate" calcext:value-type="string">
            <text:p>rate</text:p>
          </table:table-cell>
          <table:table-cell table:formula="of:=IF([.A129]=&quot;rate&quot;;FLOOR([.D129]*[.$K$1]) &amp; &quot;kbit&quot;;[.D129])" office:value-type="string" office:string-value="1771kbit" calcext:value-type="string">
            <text:p>177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30]=&quot;rate&quot;;MID([.B130];1;FIND(&quot;kb&quot;;[.B130])-1);[.B130])" office:value-type="string" office:string-value="1s" calcext:value-type="string">
            <text:p>1s</text:p>
          </table:table-cell>
          <table:table-cell/>
          <table:table-cell table:formula="of:=[.A130]" office:value-type="string" office:string-value="wait" calcext:value-type="string">
            <text:p>wait</text:p>
          </table:table-cell>
          <table:table-cell table:formula="of:=IF([.A130]=&quot;rate&quot;;FLOOR([.D130]*[.$K$1]) &amp; &quot;kbit&quot;;[.D13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569kbit</text:p>
          </table:table-cell>
          <table:table-cell/>
          <table:table-cell table:formula="of:=IF([.A131]=&quot;rate&quot;;MID([.B131];1;FIND(&quot;kb&quot;;[.B131])-1);[.B131])" office:value-type="string" office:string-value="7569" calcext:value-type="string">
            <text:p>7569</text:p>
          </table:table-cell>
          <table:table-cell/>
          <table:table-cell table:formula="of:=[.A131]" office:value-type="string" office:string-value="rate" calcext:value-type="string">
            <text:p>rate</text:p>
          </table:table-cell>
          <table:table-cell table:formula="of:=IF([.A131]=&quot;rate&quot;;FLOOR([.D131]*[.$K$1]) &amp; &quot;kbit&quot;;[.D131])" office:value-type="string" office:string-value="1892kbit" calcext:value-type="string">
            <text:p>189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32]=&quot;rate&quot;;MID([.B132];1;FIND(&quot;kb&quot;;[.B132])-1);[.B132])" office:value-type="string" office:string-value="1s" calcext:value-type="string">
            <text:p>1s</text:p>
          </table:table-cell>
          <table:table-cell/>
          <table:table-cell table:formula="of:=[.A132]" office:value-type="string" office:string-value="wait" calcext:value-type="string">
            <text:p>wait</text:p>
          </table:table-cell>
          <table:table-cell table:formula="of:=IF([.A132]=&quot;rate&quot;;FLOOR([.D132]*[.$K$1]) &amp; &quot;kbit&quot;;[.D13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42kbit</text:p>
          </table:table-cell>
          <table:table-cell/>
          <table:table-cell table:formula="of:=IF([.A133]=&quot;rate&quot;;MID([.B133];1;FIND(&quot;kb&quot;;[.B133])-1);[.B133])" office:value-type="string" office:string-value="4642" calcext:value-type="string">
            <text:p>4642</text:p>
          </table:table-cell>
          <table:table-cell/>
          <table:table-cell table:formula="of:=[.A133]" office:value-type="string" office:string-value="rate" calcext:value-type="string">
            <text:p>rate</text:p>
          </table:table-cell>
          <table:table-cell table:formula="of:=IF([.A133]=&quot;rate&quot;;FLOOR([.D133]*[.$K$1]) &amp; &quot;kbit&quot;;[.D133])" office:value-type="string" office:string-value="1160kbit" calcext:value-type="string">
            <text:p>116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34]=&quot;rate&quot;;MID([.B134];1;FIND(&quot;kb&quot;;[.B134])-1);[.B134])" office:value-type="string" office:string-value="1s" calcext:value-type="string">
            <text:p>1s</text:p>
          </table:table-cell>
          <table:table-cell/>
          <table:table-cell table:formula="of:=[.A134]" office:value-type="string" office:string-value="wait" calcext:value-type="string">
            <text:p>wait</text:p>
          </table:table-cell>
          <table:table-cell table:formula="of:=IF([.A134]=&quot;rate&quot;;FLOOR([.D134]*[.$K$1]) &amp; &quot;kbit&quot;;[.D13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61kbit</text:p>
          </table:table-cell>
          <table:table-cell/>
          <table:table-cell table:formula="of:=IF([.A135]=&quot;rate&quot;;MID([.B135];1;FIND(&quot;kb&quot;;[.B135])-1);[.B135])" office:value-type="string" office:string-value="3961" calcext:value-type="string">
            <text:p>3961</text:p>
          </table:table-cell>
          <table:table-cell/>
          <table:table-cell table:formula="of:=[.A135]" office:value-type="string" office:string-value="rate" calcext:value-type="string">
            <text:p>rate</text:p>
          </table:table-cell>
          <table:table-cell table:formula="of:=IF([.A135]=&quot;rate&quot;;FLOOR([.D135]*[.$K$1]) &amp; &quot;kbit&quot;;[.D135])" office:value-type="string" office:string-value="990kbit" calcext:value-type="string">
            <text:p>99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36]=&quot;rate&quot;;MID([.B136];1;FIND(&quot;kb&quot;;[.B136])-1);[.B136])" office:value-type="string" office:string-value="1s" calcext:value-type="string">
            <text:p>1s</text:p>
          </table:table-cell>
          <table:table-cell/>
          <table:table-cell table:formula="of:=[.A136]" office:value-type="string" office:string-value="wait" calcext:value-type="string">
            <text:p>wait</text:p>
          </table:table-cell>
          <table:table-cell table:formula="of:=IF([.A136]=&quot;rate&quot;;FLOOR([.D136]*[.$K$1]) &amp; &quot;kbit&quot;;[.D13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05kbit</text:p>
          </table:table-cell>
          <table:table-cell/>
          <table:table-cell table:formula="of:=IF([.A137]=&quot;rate&quot;;MID([.B137];1;FIND(&quot;kb&quot;;[.B137])-1);[.B137])" office:value-type="string" office:string-value="3505" calcext:value-type="string">
            <text:p>3505</text:p>
          </table:table-cell>
          <table:table-cell/>
          <table:table-cell table:formula="of:=[.A137]" office:value-type="string" office:string-value="rate" calcext:value-type="string">
            <text:p>rate</text:p>
          </table:table-cell>
          <table:table-cell table:formula="of:=IF([.A137]=&quot;rate&quot;;FLOOR([.D137]*[.$K$1]) &amp; &quot;kbit&quot;;[.D137])" office:value-type="string" office:string-value="876kbit" calcext:value-type="string">
            <text:p>87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38]=&quot;rate&quot;;MID([.B138];1;FIND(&quot;kb&quot;;[.B138])-1);[.B138])" office:value-type="string" office:string-value="1s" calcext:value-type="string">
            <text:p>1s</text:p>
          </table:table-cell>
          <table:table-cell/>
          <table:table-cell table:formula="of:=[.A138]" office:value-type="string" office:string-value="wait" calcext:value-type="string">
            <text:p>wait</text:p>
          </table:table-cell>
          <table:table-cell table:formula="of:=IF([.A138]=&quot;rate&quot;;FLOOR([.D138]*[.$K$1]) &amp; &quot;kbit&quot;;[.D13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16kbit</text:p>
          </table:table-cell>
          <table:table-cell/>
          <table:table-cell table:formula="of:=IF([.A139]=&quot;rate&quot;;MID([.B139];1;FIND(&quot;kb&quot;;[.B139])-1);[.B139])" office:value-type="string" office:string-value="2316" calcext:value-type="string">
            <text:p>2316</text:p>
          </table:table-cell>
          <table:table-cell/>
          <table:table-cell table:formula="of:=[.A139]" office:value-type="string" office:string-value="rate" calcext:value-type="string">
            <text:p>rate</text:p>
          </table:table-cell>
          <table:table-cell table:formula="of:=IF([.A139]=&quot;rate&quot;;FLOOR([.D139]*[.$K$1]) &amp; &quot;kbit&quot;;[.D139])" office:value-type="string" office:string-value="579kbit" calcext:value-type="string">
            <text:p>57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40]=&quot;rate&quot;;MID([.B140];1;FIND(&quot;kb&quot;;[.B140])-1);[.B140])" office:value-type="string" office:string-value="1s" calcext:value-type="string">
            <text:p>1s</text:p>
          </table:table-cell>
          <table:table-cell/>
          <table:table-cell table:formula="of:=[.A140]" office:value-type="string" office:string-value="wait" calcext:value-type="string">
            <text:p>wait</text:p>
          </table:table-cell>
          <table:table-cell table:formula="of:=IF([.A140]=&quot;rate&quot;;FLOOR([.D140]*[.$K$1]) &amp; &quot;kbit&quot;;[.D14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57kbit</text:p>
          </table:table-cell>
          <table:table-cell/>
          <table:table-cell table:formula="of:=IF([.A141]=&quot;rate&quot;;MID([.B141];1;FIND(&quot;kb&quot;;[.B141])-1);[.B141])" office:value-type="string" office:string-value="3957" calcext:value-type="string">
            <text:p>3957</text:p>
          </table:table-cell>
          <table:table-cell/>
          <table:table-cell table:formula="of:=[.A141]" office:value-type="string" office:string-value="rate" calcext:value-type="string">
            <text:p>rate</text:p>
          </table:table-cell>
          <table:table-cell table:formula="of:=IF([.A141]=&quot;rate&quot;;FLOOR([.D141]*[.$K$1]) &amp; &quot;kbit&quot;;[.D141])" office:value-type="string" office:string-value="989kbit" calcext:value-type="string">
            <text:p>98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42]=&quot;rate&quot;;MID([.B142];1;FIND(&quot;kb&quot;;[.B142])-1);[.B142])" office:value-type="string" office:string-value="1s" calcext:value-type="string">
            <text:p>1s</text:p>
          </table:table-cell>
          <table:table-cell/>
          <table:table-cell table:formula="of:=[.A142]" office:value-type="string" office:string-value="wait" calcext:value-type="string">
            <text:p>wait</text:p>
          </table:table-cell>
          <table:table-cell table:formula="of:=IF([.A142]=&quot;rate&quot;;FLOOR([.D142]*[.$K$1]) &amp; &quot;kbit&quot;;[.D14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290kbit</text:p>
          </table:table-cell>
          <table:table-cell/>
          <table:table-cell table:formula="of:=IF([.A143]=&quot;rate&quot;;MID([.B143];1;FIND(&quot;kb&quot;;[.B143])-1);[.B143])" office:value-type="string" office:string-value="5290" calcext:value-type="string">
            <text:p>5290</text:p>
          </table:table-cell>
          <table:table-cell/>
          <table:table-cell table:formula="of:=[.A143]" office:value-type="string" office:string-value="rate" calcext:value-type="string">
            <text:p>rate</text:p>
          </table:table-cell>
          <table:table-cell table:formula="of:=IF([.A143]=&quot;rate&quot;;FLOOR([.D143]*[.$K$1]) &amp; &quot;kbit&quot;;[.D143])" office:value-type="string" office:string-value="1322kbit" calcext:value-type="string">
            <text:p>132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44]=&quot;rate&quot;;MID([.B144];1;FIND(&quot;kb&quot;;[.B144])-1);[.B144])" office:value-type="string" office:string-value="1s" calcext:value-type="string">
            <text:p>1s</text:p>
          </table:table-cell>
          <table:table-cell/>
          <table:table-cell table:formula="of:=[.A144]" office:value-type="string" office:string-value="wait" calcext:value-type="string">
            <text:p>wait</text:p>
          </table:table-cell>
          <table:table-cell table:formula="of:=IF([.A144]=&quot;rate&quot;;FLOOR([.D144]*[.$K$1]) &amp; &quot;kbit&quot;;[.D14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554kbit</text:p>
          </table:table-cell>
          <table:table-cell/>
          <table:table-cell table:formula="of:=IF([.A145]=&quot;rate&quot;;MID([.B145];1;FIND(&quot;kb&quot;;[.B145])-1);[.B145])" office:value-type="string" office:string-value="4554" calcext:value-type="string">
            <text:p>4554</text:p>
          </table:table-cell>
          <table:table-cell/>
          <table:table-cell table:formula="of:=[.A145]" office:value-type="string" office:string-value="rate" calcext:value-type="string">
            <text:p>rate</text:p>
          </table:table-cell>
          <table:table-cell table:formula="of:=IF([.A145]=&quot;rate&quot;;FLOOR([.D145]*[.$K$1]) &amp; &quot;kbit&quot;;[.D145])" office:value-type="string" office:string-value="1138kbit" calcext:value-type="string">
            <text:p>113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46]=&quot;rate&quot;;MID([.B146];1;FIND(&quot;kb&quot;;[.B146])-1);[.B146])" office:value-type="string" office:string-value="1s" calcext:value-type="string">
            <text:p>1s</text:p>
          </table:table-cell>
          <table:table-cell/>
          <table:table-cell table:formula="of:=[.A146]" office:value-type="string" office:string-value="wait" calcext:value-type="string">
            <text:p>wait</text:p>
          </table:table-cell>
          <table:table-cell table:formula="of:=IF([.A146]=&quot;rate&quot;;FLOOR([.D146]*[.$K$1]) &amp; &quot;kbit&quot;;[.D14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30kbit</text:p>
          </table:table-cell>
          <table:table-cell/>
          <table:table-cell table:formula="of:=IF([.A147]=&quot;rate&quot;;MID([.B147];1;FIND(&quot;kb&quot;;[.B147])-1);[.B147])" office:value-type="string" office:string-value="4830" calcext:value-type="string">
            <text:p>4830</text:p>
          </table:table-cell>
          <table:table-cell/>
          <table:table-cell table:formula="of:=[.A147]" office:value-type="string" office:string-value="rate" calcext:value-type="string">
            <text:p>rate</text:p>
          </table:table-cell>
          <table:table-cell table:formula="of:=IF([.A147]=&quot;rate&quot;;FLOOR([.D147]*[.$K$1]) &amp; &quot;kbit&quot;;[.D147])" office:value-type="string" office:string-value="1207kbit" calcext:value-type="string">
            <text:p>120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48]=&quot;rate&quot;;MID([.B148];1;FIND(&quot;kb&quot;;[.B148])-1);[.B148])" office:value-type="string" office:string-value="1s" calcext:value-type="string">
            <text:p>1s</text:p>
          </table:table-cell>
          <table:table-cell/>
          <table:table-cell table:formula="of:=[.A148]" office:value-type="string" office:string-value="wait" calcext:value-type="string">
            <text:p>wait</text:p>
          </table:table-cell>
          <table:table-cell table:formula="of:=IF([.A148]=&quot;rate&quot;;FLOOR([.D148]*[.$K$1]) &amp; &quot;kbit&quot;;[.D14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42kbit</text:p>
          </table:table-cell>
          <table:table-cell/>
          <table:table-cell table:formula="of:=IF([.A149]=&quot;rate&quot;;MID([.B149];1;FIND(&quot;kb&quot;;[.B149])-1);[.B149])" office:value-type="string" office:string-value="3942" calcext:value-type="string">
            <text:p>3942</text:p>
          </table:table-cell>
          <table:table-cell/>
          <table:table-cell table:formula="of:=[.A149]" office:value-type="string" office:string-value="rate" calcext:value-type="string">
            <text:p>rate</text:p>
          </table:table-cell>
          <table:table-cell table:formula="of:=IF([.A149]=&quot;rate&quot;;FLOOR([.D149]*[.$K$1]) &amp; &quot;kbit&quot;;[.D149])" office:value-type="string" office:string-value="985kbit" calcext:value-type="string">
            <text:p>98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50]=&quot;rate&quot;;MID([.B150];1;FIND(&quot;kb&quot;;[.B150])-1);[.B150])" office:value-type="string" office:string-value="1s" calcext:value-type="string">
            <text:p>1s</text:p>
          </table:table-cell>
          <table:table-cell/>
          <table:table-cell table:formula="of:=[.A150]" office:value-type="string" office:string-value="wait" calcext:value-type="string">
            <text:p>wait</text:p>
          </table:table-cell>
          <table:table-cell table:formula="of:=IF([.A150]=&quot;rate&quot;;FLOOR([.D150]*[.$K$1]) &amp; &quot;kbit&quot;;[.D15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53kbit</text:p>
          </table:table-cell>
          <table:table-cell/>
          <table:table-cell table:formula="of:=IF([.A151]=&quot;rate&quot;;MID([.B151];1;FIND(&quot;kb&quot;;[.B151])-1);[.B151])" office:value-type="string" office:string-value="4253" calcext:value-type="string">
            <text:p>4253</text:p>
          </table:table-cell>
          <table:table-cell/>
          <table:table-cell table:formula="of:=[.A151]" office:value-type="string" office:string-value="rate" calcext:value-type="string">
            <text:p>rate</text:p>
          </table:table-cell>
          <table:table-cell table:formula="of:=IF([.A151]=&quot;rate&quot;;FLOOR([.D151]*[.$K$1]) &amp; &quot;kbit&quot;;[.D151])" office:value-type="string" office:string-value="1063kbit" calcext:value-type="string">
            <text:p>106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52]=&quot;rate&quot;;MID([.B152];1;FIND(&quot;kb&quot;;[.B152])-1);[.B152])" office:value-type="string" office:string-value="1s" calcext:value-type="string">
            <text:p>1s</text:p>
          </table:table-cell>
          <table:table-cell/>
          <table:table-cell table:formula="of:=[.A152]" office:value-type="string" office:string-value="wait" calcext:value-type="string">
            <text:p>wait</text:p>
          </table:table-cell>
          <table:table-cell table:formula="of:=IF([.A152]=&quot;rate&quot;;FLOOR([.D152]*[.$K$1]) &amp; &quot;kbit&quot;;[.D15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17kbit</text:p>
          </table:table-cell>
          <table:table-cell/>
          <table:table-cell table:formula="of:=IF([.A153]=&quot;rate&quot;;MID([.B153];1;FIND(&quot;kb&quot;;[.B153])-1);[.B153])" office:value-type="string" office:string-value="3917" calcext:value-type="string">
            <text:p>3917</text:p>
          </table:table-cell>
          <table:table-cell/>
          <table:table-cell table:formula="of:=[.A153]" office:value-type="string" office:string-value="rate" calcext:value-type="string">
            <text:p>rate</text:p>
          </table:table-cell>
          <table:table-cell table:formula="of:=IF([.A153]=&quot;rate&quot;;FLOOR([.D153]*[.$K$1]) &amp; &quot;kbit&quot;;[.D153])" office:value-type="string" office:string-value="979kbit" calcext:value-type="string">
            <text:p>97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54]=&quot;rate&quot;;MID([.B154];1;FIND(&quot;kb&quot;;[.B154])-1);[.B154])" office:value-type="string" office:string-value="1s" calcext:value-type="string">
            <text:p>1s</text:p>
          </table:table-cell>
          <table:table-cell/>
          <table:table-cell table:formula="of:=[.A154]" office:value-type="string" office:string-value="wait" calcext:value-type="string">
            <text:p>wait</text:p>
          </table:table-cell>
          <table:table-cell table:formula="of:=IF([.A154]=&quot;rate&quot;;FLOOR([.D154]*[.$K$1]) &amp; &quot;kbit&quot;;[.D15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481kbit</text:p>
          </table:table-cell>
          <table:table-cell/>
          <table:table-cell table:formula="of:=IF([.A155]=&quot;rate&quot;;MID([.B155];1;FIND(&quot;kb&quot;;[.B155])-1);[.B155])" office:value-type="string" office:string-value="3481" calcext:value-type="string">
            <text:p>3481</text:p>
          </table:table-cell>
          <table:table-cell/>
          <table:table-cell table:formula="of:=[.A155]" office:value-type="string" office:string-value="rate" calcext:value-type="string">
            <text:p>rate</text:p>
          </table:table-cell>
          <table:table-cell table:formula="of:=IF([.A155]=&quot;rate&quot;;FLOOR([.D155]*[.$K$1]) &amp; &quot;kbit&quot;;[.D155])" office:value-type="string" office:string-value="870kbit" calcext:value-type="string">
            <text:p>87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56]=&quot;rate&quot;;MID([.B156];1;FIND(&quot;kb&quot;;[.B156])-1);[.B156])" office:value-type="string" office:string-value="1s" calcext:value-type="string">
            <text:p>1s</text:p>
          </table:table-cell>
          <table:table-cell/>
          <table:table-cell table:formula="of:=[.A156]" office:value-type="string" office:string-value="wait" calcext:value-type="string">
            <text:p>wait</text:p>
          </table:table-cell>
          <table:table-cell table:formula="of:=IF([.A156]=&quot;rate&quot;;FLOOR([.D156]*[.$K$1]) &amp; &quot;kbit&quot;;[.D15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457kbit</text:p>
          </table:table-cell>
          <table:table-cell/>
          <table:table-cell table:formula="of:=IF([.A157]=&quot;rate&quot;;MID([.B157];1;FIND(&quot;kb&quot;;[.B157])-1);[.B157])" office:value-type="string" office:string-value="6457" calcext:value-type="string">
            <text:p>6457</text:p>
          </table:table-cell>
          <table:table-cell/>
          <table:table-cell table:formula="of:=[.A157]" office:value-type="string" office:string-value="rate" calcext:value-type="string">
            <text:p>rate</text:p>
          </table:table-cell>
          <table:table-cell table:formula="of:=IF([.A157]=&quot;rate&quot;;FLOOR([.D157]*[.$K$1]) &amp; &quot;kbit&quot;;[.D157])" office:value-type="string" office:string-value="1614kbit" calcext:value-type="string">
            <text:p>161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58]=&quot;rate&quot;;MID([.B158];1;FIND(&quot;kb&quot;;[.B158])-1);[.B158])" office:value-type="string" office:string-value="1s" calcext:value-type="string">
            <text:p>1s</text:p>
          </table:table-cell>
          <table:table-cell/>
          <table:table-cell table:formula="of:=[.A158]" office:value-type="string" office:string-value="wait" calcext:value-type="string">
            <text:p>wait</text:p>
          </table:table-cell>
          <table:table-cell table:formula="of:=IF([.A158]=&quot;rate&quot;;FLOOR([.D158]*[.$K$1]) &amp; &quot;kbit&quot;;[.D15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634kbit</text:p>
          </table:table-cell>
          <table:table-cell/>
          <table:table-cell table:formula="of:=IF([.A159]=&quot;rate&quot;;MID([.B159];1;FIND(&quot;kb&quot;;[.B159])-1);[.B159])" office:value-type="string" office:string-value="5634" calcext:value-type="string">
            <text:p>5634</text:p>
          </table:table-cell>
          <table:table-cell/>
          <table:table-cell table:formula="of:=[.A159]" office:value-type="string" office:string-value="rate" calcext:value-type="string">
            <text:p>rate</text:p>
          </table:table-cell>
          <table:table-cell table:formula="of:=IF([.A159]=&quot;rate&quot;;FLOOR([.D159]*[.$K$1]) &amp; &quot;kbit&quot;;[.D159])" office:value-type="string" office:string-value="1408kbit" calcext:value-type="string">
            <text:p>140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60]=&quot;rate&quot;;MID([.B160];1;FIND(&quot;kb&quot;;[.B160])-1);[.B160])" office:value-type="string" office:string-value="1s" calcext:value-type="string">
            <text:p>1s</text:p>
          </table:table-cell>
          <table:table-cell/>
          <table:table-cell table:formula="of:=[.A160]" office:value-type="string" office:string-value="wait" calcext:value-type="string">
            <text:p>wait</text:p>
          </table:table-cell>
          <table:table-cell table:formula="of:=IF([.A160]=&quot;rate&quot;;FLOOR([.D160]*[.$K$1]) &amp; &quot;kbit&quot;;[.D16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60kbit</text:p>
          </table:table-cell>
          <table:table-cell/>
          <table:table-cell table:formula="of:=IF([.A161]=&quot;rate&quot;;MID([.B161];1;FIND(&quot;kb&quot;;[.B161])-1);[.B161])" office:value-type="string" office:string-value="4860" calcext:value-type="string">
            <text:p>4860</text:p>
          </table:table-cell>
          <table:table-cell/>
          <table:table-cell table:formula="of:=[.A161]" office:value-type="string" office:string-value="rate" calcext:value-type="string">
            <text:p>rate</text:p>
          </table:table-cell>
          <table:table-cell table:formula="of:=IF([.A161]=&quot;rate&quot;;FLOOR([.D161]*[.$K$1]) &amp; &quot;kbit&quot;;[.D161])" office:value-type="string" office:string-value="1215kbit" calcext:value-type="string">
            <text:p>121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62]=&quot;rate&quot;;MID([.B162];1;FIND(&quot;kb&quot;;[.B162])-1);[.B162])" office:value-type="string" office:string-value="1s" calcext:value-type="string">
            <text:p>1s</text:p>
          </table:table-cell>
          <table:table-cell/>
          <table:table-cell table:formula="of:=[.A162]" office:value-type="string" office:string-value="wait" calcext:value-type="string">
            <text:p>wait</text:p>
          </table:table-cell>
          <table:table-cell table:formula="of:=IF([.A162]=&quot;rate&quot;;FLOOR([.D162]*[.$K$1]) &amp; &quot;kbit&quot;;[.D16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906kbit</text:p>
          </table:table-cell>
          <table:table-cell/>
          <table:table-cell table:formula="of:=IF([.A163]=&quot;rate&quot;;MID([.B163];1;FIND(&quot;kb&quot;;[.B163])-1);[.B163])" office:value-type="string" office:string-value="4906" calcext:value-type="string">
            <text:p>4906</text:p>
          </table:table-cell>
          <table:table-cell/>
          <table:table-cell table:formula="of:=[.A163]" office:value-type="string" office:string-value="rate" calcext:value-type="string">
            <text:p>rate</text:p>
          </table:table-cell>
          <table:table-cell table:formula="of:=IF([.A163]=&quot;rate&quot;;FLOOR([.D163]*[.$K$1]) &amp; &quot;kbit&quot;;[.D163])" office:value-type="string" office:string-value="1226kbit" calcext:value-type="string">
            <text:p>122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64]=&quot;rate&quot;;MID([.B164];1;FIND(&quot;kb&quot;;[.B164])-1);[.B164])" office:value-type="string" office:string-value="1s" calcext:value-type="string">
            <text:p>1s</text:p>
          </table:table-cell>
          <table:table-cell/>
          <table:table-cell table:formula="of:=[.A164]" office:value-type="string" office:string-value="wait" calcext:value-type="string">
            <text:p>wait</text:p>
          </table:table-cell>
          <table:table-cell table:formula="of:=IF([.A164]=&quot;rate&quot;;FLOOR([.D164]*[.$K$1]) &amp; &quot;kbit&quot;;[.D16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73kbit</text:p>
          </table:table-cell>
          <table:table-cell/>
          <table:table-cell table:formula="of:=IF([.A165]=&quot;rate&quot;;MID([.B165];1;FIND(&quot;kb&quot;;[.B165])-1);[.B165])" office:value-type="string" office:string-value="4073" calcext:value-type="string">
            <text:p>4073</text:p>
          </table:table-cell>
          <table:table-cell/>
          <table:table-cell table:formula="of:=[.A165]" office:value-type="string" office:string-value="rate" calcext:value-type="string">
            <text:p>rate</text:p>
          </table:table-cell>
          <table:table-cell table:formula="of:=IF([.A165]=&quot;rate&quot;;FLOOR([.D165]*[.$K$1]) &amp; &quot;kbit&quot;;[.D165])" office:value-type="string" office:string-value="1018kbit" calcext:value-type="string">
            <text:p>101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66]=&quot;rate&quot;;MID([.B166];1;FIND(&quot;kb&quot;;[.B166])-1);[.B166])" office:value-type="string" office:string-value="1s" calcext:value-type="string">
            <text:p>1s</text:p>
          </table:table-cell>
          <table:table-cell/>
          <table:table-cell table:formula="of:=[.A166]" office:value-type="string" office:string-value="wait" calcext:value-type="string">
            <text:p>wait</text:p>
          </table:table-cell>
          <table:table-cell table:formula="of:=IF([.A166]=&quot;rate&quot;;FLOOR([.D166]*[.$K$1]) &amp; &quot;kbit&quot;;[.D16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197kbit</text:p>
          </table:table-cell>
          <table:table-cell/>
          <table:table-cell table:formula="of:=IF([.A167]=&quot;rate&quot;;MID([.B167];1;FIND(&quot;kb&quot;;[.B167])-1);[.B167])" office:value-type="string" office:string-value="5197" calcext:value-type="string">
            <text:p>5197</text:p>
          </table:table-cell>
          <table:table-cell/>
          <table:table-cell table:formula="of:=[.A167]" office:value-type="string" office:string-value="rate" calcext:value-type="string">
            <text:p>rate</text:p>
          </table:table-cell>
          <table:table-cell table:formula="of:=IF([.A167]=&quot;rate&quot;;FLOOR([.D167]*[.$K$1]) &amp; &quot;kbit&quot;;[.D167])" office:value-type="string" office:string-value="1299kbit" calcext:value-type="string">
            <text:p>129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68]=&quot;rate&quot;;MID([.B168];1;FIND(&quot;kb&quot;;[.B168])-1);[.B168])" office:value-type="string" office:string-value="1s" calcext:value-type="string">
            <text:p>1s</text:p>
          </table:table-cell>
          <table:table-cell/>
          <table:table-cell table:formula="of:=[.A168]" office:value-type="string" office:string-value="wait" calcext:value-type="string">
            <text:p>wait</text:p>
          </table:table-cell>
          <table:table-cell table:formula="of:=IF([.A168]=&quot;rate&quot;;FLOOR([.D168]*[.$K$1]) &amp; &quot;kbit&quot;;[.D16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839kbit</text:p>
          </table:table-cell>
          <table:table-cell/>
          <table:table-cell table:formula="of:=IF([.A169]=&quot;rate&quot;;MID([.B169];1;FIND(&quot;kb&quot;;[.B169])-1);[.B169])" office:value-type="string" office:string-value="1839" calcext:value-type="string">
            <text:p>1839</text:p>
          </table:table-cell>
          <table:table-cell/>
          <table:table-cell table:formula="of:=[.A169]" office:value-type="string" office:string-value="rate" calcext:value-type="string">
            <text:p>rate</text:p>
          </table:table-cell>
          <table:table-cell table:formula="of:=IF([.A169]=&quot;rate&quot;;FLOOR([.D169]*[.$K$1]) &amp; &quot;kbit&quot;;[.D169])" office:value-type="string" office:string-value="459kbit" calcext:value-type="string">
            <text:p>45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70]=&quot;rate&quot;;MID([.B170];1;FIND(&quot;kb&quot;;[.B170])-1);[.B170])" office:value-type="string" office:string-value="1s" calcext:value-type="string">
            <text:p>1s</text:p>
          </table:table-cell>
          <table:table-cell/>
          <table:table-cell table:formula="of:=[.A170]" office:value-type="string" office:string-value="wait" calcext:value-type="string">
            <text:p>wait</text:p>
          </table:table-cell>
          <table:table-cell table:formula="of:=IF([.A170]=&quot;rate&quot;;FLOOR([.D170]*[.$K$1]) &amp; &quot;kbit&quot;;[.D17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822kbit</text:p>
          </table:table-cell>
          <table:table-cell/>
          <table:table-cell table:formula="of:=IF([.A171]=&quot;rate&quot;;MID([.B171];1;FIND(&quot;kb&quot;;[.B171])-1);[.B171])" office:value-type="string" office:string-value="6822" calcext:value-type="string">
            <text:p>6822</text:p>
          </table:table-cell>
          <table:table-cell/>
          <table:table-cell table:formula="of:=[.A171]" office:value-type="string" office:string-value="rate" calcext:value-type="string">
            <text:p>rate</text:p>
          </table:table-cell>
          <table:table-cell table:formula="of:=IF([.A171]=&quot;rate&quot;;FLOOR([.D171]*[.$K$1]) &amp; &quot;kbit&quot;;[.D171])" office:value-type="string" office:string-value="1705kbit" calcext:value-type="string">
            <text:p>170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72]=&quot;rate&quot;;MID([.B172];1;FIND(&quot;kb&quot;;[.B172])-1);[.B172])" office:value-type="string" office:string-value="1s" calcext:value-type="string">
            <text:p>1s</text:p>
          </table:table-cell>
          <table:table-cell/>
          <table:table-cell table:formula="of:=[.A172]" office:value-type="string" office:string-value="wait" calcext:value-type="string">
            <text:p>wait</text:p>
          </table:table-cell>
          <table:table-cell table:formula="of:=IF([.A172]=&quot;rate&quot;;FLOOR([.D172]*[.$K$1]) &amp; &quot;kbit&quot;;[.D17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068kbit</text:p>
          </table:table-cell>
          <table:table-cell/>
          <table:table-cell table:formula="of:=IF([.A173]=&quot;rate&quot;;MID([.B173];1;FIND(&quot;kb&quot;;[.B173])-1);[.B173])" office:value-type="string" office:string-value="6068" calcext:value-type="string">
            <text:p>6068</text:p>
          </table:table-cell>
          <table:table-cell/>
          <table:table-cell table:formula="of:=[.A173]" office:value-type="string" office:string-value="rate" calcext:value-type="string">
            <text:p>rate</text:p>
          </table:table-cell>
          <table:table-cell table:formula="of:=IF([.A173]=&quot;rate&quot;;FLOOR([.D173]*[.$K$1]) &amp; &quot;kbit&quot;;[.D173])" office:value-type="string" office:string-value="1517kbit" calcext:value-type="string">
            <text:p>151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74]=&quot;rate&quot;;MID([.B174];1;FIND(&quot;kb&quot;;[.B174])-1);[.B174])" office:value-type="string" office:string-value="1s" calcext:value-type="string">
            <text:p>1s</text:p>
          </table:table-cell>
          <table:table-cell/>
          <table:table-cell table:formula="of:=[.A174]" office:value-type="string" office:string-value="wait" calcext:value-type="string">
            <text:p>wait</text:p>
          </table:table-cell>
          <table:table-cell table:formula="of:=IF([.A174]=&quot;rate&quot;;FLOOR([.D174]*[.$K$1]) &amp; &quot;kbit&quot;;[.D17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313kbit</text:p>
          </table:table-cell>
          <table:table-cell/>
          <table:table-cell table:formula="of:=IF([.A175]=&quot;rate&quot;;MID([.B175];1;FIND(&quot;kb&quot;;[.B175])-1);[.B175])" office:value-type="string" office:string-value="3313" calcext:value-type="string">
            <text:p>3313</text:p>
          </table:table-cell>
          <table:table-cell/>
          <table:table-cell table:formula="of:=[.A175]" office:value-type="string" office:string-value="rate" calcext:value-type="string">
            <text:p>rate</text:p>
          </table:table-cell>
          <table:table-cell table:formula="of:=IF([.A175]=&quot;rate&quot;;FLOOR([.D175]*[.$K$1]) &amp; &quot;kbit&quot;;[.D175])" office:value-type="string" office:string-value="828kbit" calcext:value-type="string">
            <text:p>82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76]=&quot;rate&quot;;MID([.B176];1;FIND(&quot;kb&quot;;[.B176])-1);[.B176])" office:value-type="string" office:string-value="1s" calcext:value-type="string">
            <text:p>1s</text:p>
          </table:table-cell>
          <table:table-cell/>
          <table:table-cell table:formula="of:=[.A176]" office:value-type="string" office:string-value="wait" calcext:value-type="string">
            <text:p>wait</text:p>
          </table:table-cell>
          <table:table-cell table:formula="of:=IF([.A176]=&quot;rate&quot;;FLOOR([.D176]*[.$K$1]) &amp; &quot;kbit&quot;;[.D17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943kbit</text:p>
          </table:table-cell>
          <table:table-cell/>
          <table:table-cell table:formula="of:=IF([.A177]=&quot;rate&quot;;MID([.B177];1;FIND(&quot;kb&quot;;[.B177])-1);[.B177])" office:value-type="string" office:string-value="2943" calcext:value-type="string">
            <text:p>2943</text:p>
          </table:table-cell>
          <table:table-cell/>
          <table:table-cell table:formula="of:=[.A177]" office:value-type="string" office:string-value="rate" calcext:value-type="string">
            <text:p>rate</text:p>
          </table:table-cell>
          <table:table-cell table:formula="of:=IF([.A177]=&quot;rate&quot;;FLOOR([.D177]*[.$K$1]) &amp; &quot;kbit&quot;;[.D177])" office:value-type="string" office:string-value="735kbit" calcext:value-type="string">
            <text:p>73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78]=&quot;rate&quot;;MID([.B178];1;FIND(&quot;kb&quot;;[.B178])-1);[.B178])" office:value-type="string" office:string-value="1s" calcext:value-type="string">
            <text:p>1s</text:p>
          </table:table-cell>
          <table:table-cell/>
          <table:table-cell table:formula="of:=[.A178]" office:value-type="string" office:string-value="wait" calcext:value-type="string">
            <text:p>wait</text:p>
          </table:table-cell>
          <table:table-cell table:formula="of:=IF([.A178]=&quot;rate&quot;;FLOOR([.D178]*[.$K$1]) &amp; &quot;kbit&quot;;[.D17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648kbit</text:p>
          </table:table-cell>
          <table:table-cell/>
          <table:table-cell table:formula="of:=IF([.A179]=&quot;rate&quot;;MID([.B179];1;FIND(&quot;kb&quot;;[.B179])-1);[.B179])" office:value-type="string" office:string-value="3648" calcext:value-type="string">
            <text:p>3648</text:p>
          </table:table-cell>
          <table:table-cell/>
          <table:table-cell table:formula="of:=[.A179]" office:value-type="string" office:string-value="rate" calcext:value-type="string">
            <text:p>rate</text:p>
          </table:table-cell>
          <table:table-cell table:formula="of:=IF([.A179]=&quot;rate&quot;;FLOOR([.D179]*[.$K$1]) &amp; &quot;kbit&quot;;[.D179])" office:value-type="string" office:string-value="912kbit" calcext:value-type="string">
            <text:p>91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80]=&quot;rate&quot;;MID([.B180];1;FIND(&quot;kb&quot;;[.B180])-1);[.B180])" office:value-type="string" office:string-value="1s" calcext:value-type="string">
            <text:p>1s</text:p>
          </table:table-cell>
          <table:table-cell/>
          <table:table-cell table:formula="of:=[.A180]" office:value-type="string" office:string-value="wait" calcext:value-type="string">
            <text:p>wait</text:p>
          </table:table-cell>
          <table:table-cell table:formula="of:=IF([.A180]=&quot;rate&quot;;FLOOR([.D180]*[.$K$1]) &amp; &quot;kbit&quot;;[.D18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85kbit</text:p>
          </table:table-cell>
          <table:table-cell/>
          <table:table-cell table:formula="of:=IF([.A181]=&quot;rate&quot;;MID([.B181];1;FIND(&quot;kb&quot;;[.B181])-1);[.B181])" office:value-type="string" office:string-value="3085" calcext:value-type="string">
            <text:p>3085</text:p>
          </table:table-cell>
          <table:table-cell/>
          <table:table-cell table:formula="of:=[.A181]" office:value-type="string" office:string-value="rate" calcext:value-type="string">
            <text:p>rate</text:p>
          </table:table-cell>
          <table:table-cell table:formula="of:=IF([.A181]=&quot;rate&quot;;FLOOR([.D181]*[.$K$1]) &amp; &quot;kbit&quot;;[.D181])" office:value-type="string" office:string-value="771kbit" calcext:value-type="string">
            <text:p>77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82]=&quot;rate&quot;;MID([.B182];1;FIND(&quot;kb&quot;;[.B182])-1);[.B182])" office:value-type="string" office:string-value="1s" calcext:value-type="string">
            <text:p>1s</text:p>
          </table:table-cell>
          <table:table-cell/>
          <table:table-cell table:formula="of:=[.A182]" office:value-type="string" office:string-value="wait" calcext:value-type="string">
            <text:p>wait</text:p>
          </table:table-cell>
          <table:table-cell table:formula="of:=IF([.A182]=&quot;rate&quot;;FLOOR([.D182]*[.$K$1]) &amp; &quot;kbit&quot;;[.D18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50kbit</text:p>
          </table:table-cell>
          <table:table-cell/>
          <table:table-cell table:formula="of:=IF([.A183]=&quot;rate&quot;;MID([.B183];1;FIND(&quot;kb&quot;;[.B183])-1);[.B183])" office:value-type="string" office:string-value="2550" calcext:value-type="string">
            <text:p>2550</text:p>
          </table:table-cell>
          <table:table-cell/>
          <table:table-cell table:formula="of:=[.A183]" office:value-type="string" office:string-value="rate" calcext:value-type="string">
            <text:p>rate</text:p>
          </table:table-cell>
          <table:table-cell table:formula="of:=IF([.A183]=&quot;rate&quot;;FLOOR([.D183]*[.$K$1]) &amp; &quot;kbit&quot;;[.D183])" office:value-type="string" office:string-value="637kbit" calcext:value-type="string">
            <text:p>63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84]=&quot;rate&quot;;MID([.B184];1;FIND(&quot;kb&quot;;[.B184])-1);[.B184])" office:value-type="string" office:string-value="1s" calcext:value-type="string">
            <text:p>1s</text:p>
          </table:table-cell>
          <table:table-cell/>
          <table:table-cell table:formula="of:=[.A184]" office:value-type="string" office:string-value="wait" calcext:value-type="string">
            <text:p>wait</text:p>
          </table:table-cell>
          <table:table-cell table:formula="of:=IF([.A184]=&quot;rate&quot;;FLOOR([.D184]*[.$K$1]) &amp; &quot;kbit&quot;;[.D18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96kbit</text:p>
          </table:table-cell>
          <table:table-cell/>
          <table:table-cell table:formula="of:=IF([.A185]=&quot;rate&quot;;MID([.B185];1;FIND(&quot;kb&quot;;[.B185])-1);[.B185])" office:value-type="string" office:string-value="2596" calcext:value-type="string">
            <text:p>2596</text:p>
          </table:table-cell>
          <table:table-cell/>
          <table:table-cell table:formula="of:=[.A185]" office:value-type="string" office:string-value="rate" calcext:value-type="string">
            <text:p>rate</text:p>
          </table:table-cell>
          <table:table-cell table:formula="of:=IF([.A185]=&quot;rate&quot;;FLOOR([.D185]*[.$K$1]) &amp; &quot;kbit&quot;;[.D185])" office:value-type="string" office:string-value="649kbit" calcext:value-type="string">
            <text:p>64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86]=&quot;rate&quot;;MID([.B186];1;FIND(&quot;kb&quot;;[.B186])-1);[.B186])" office:value-type="string" office:string-value="1s" calcext:value-type="string">
            <text:p>1s</text:p>
          </table:table-cell>
          <table:table-cell/>
          <table:table-cell table:formula="of:=[.A186]" office:value-type="string" office:string-value="wait" calcext:value-type="string">
            <text:p>wait</text:p>
          </table:table-cell>
          <table:table-cell table:formula="of:=IF([.A186]=&quot;rate&quot;;FLOOR([.D186]*[.$K$1]) &amp; &quot;kbit&quot;;[.D18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93kbit</text:p>
          </table:table-cell>
          <table:table-cell/>
          <table:table-cell table:formula="of:=IF([.A187]=&quot;rate&quot;;MID([.B187];1;FIND(&quot;kb&quot;;[.B187])-1);[.B187])" office:value-type="string" office:string-value="2393" calcext:value-type="string">
            <text:p>2393</text:p>
          </table:table-cell>
          <table:table-cell/>
          <table:table-cell table:formula="of:=[.A187]" office:value-type="string" office:string-value="rate" calcext:value-type="string">
            <text:p>rate</text:p>
          </table:table-cell>
          <table:table-cell table:formula="of:=IF([.A187]=&quot;rate&quot;;FLOOR([.D187]*[.$K$1]) &amp; &quot;kbit&quot;;[.D187])" office:value-type="string" office:string-value="598kbit" calcext:value-type="string">
            <text:p>59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88]=&quot;rate&quot;;MID([.B188];1;FIND(&quot;kb&quot;;[.B188])-1);[.B188])" office:value-type="string" office:string-value="1s" calcext:value-type="string">
            <text:p>1s</text:p>
          </table:table-cell>
          <table:table-cell/>
          <table:table-cell table:formula="of:=[.A188]" office:value-type="string" office:string-value="wait" calcext:value-type="string">
            <text:p>wait</text:p>
          </table:table-cell>
          <table:table-cell table:formula="of:=IF([.A188]=&quot;rate&quot;;FLOOR([.D188]*[.$K$1]) &amp; &quot;kbit&quot;;[.D18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015kbit</text:p>
          </table:table-cell>
          <table:table-cell/>
          <table:table-cell table:formula="of:=IF([.A189]=&quot;rate&quot;;MID([.B189];1;FIND(&quot;kb&quot;;[.B189])-1);[.B189])" office:value-type="string" office:string-value="2015" calcext:value-type="string">
            <text:p>2015</text:p>
          </table:table-cell>
          <table:table-cell/>
          <table:table-cell table:formula="of:=[.A189]" office:value-type="string" office:string-value="rate" calcext:value-type="string">
            <text:p>rate</text:p>
          </table:table-cell>
          <table:table-cell table:formula="of:=IF([.A189]=&quot;rate&quot;;FLOOR([.D189]*[.$K$1]) &amp; &quot;kbit&quot;;[.D189])" office:value-type="string" office:string-value="503kbit" calcext:value-type="string">
            <text:p>50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90]=&quot;rate&quot;;MID([.B190];1;FIND(&quot;kb&quot;;[.B190])-1);[.B190])" office:value-type="string" office:string-value="1s" calcext:value-type="string">
            <text:p>1s</text:p>
          </table:table-cell>
          <table:table-cell/>
          <table:table-cell table:formula="of:=[.A190]" office:value-type="string" office:string-value="wait" calcext:value-type="string">
            <text:p>wait</text:p>
          </table:table-cell>
          <table:table-cell table:formula="of:=IF([.A190]=&quot;rate&quot;;FLOOR([.D190]*[.$K$1]) &amp; &quot;kbit&quot;;[.D19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69kbit</text:p>
          </table:table-cell>
          <table:table-cell/>
          <table:table-cell table:formula="of:=IF([.A191]=&quot;rate&quot;;MID([.B191];1;FIND(&quot;kb&quot;;[.B191])-1);[.B191])" office:value-type="string" office:string-value="3069" calcext:value-type="string">
            <text:p>3069</text:p>
          </table:table-cell>
          <table:table-cell/>
          <table:table-cell table:formula="of:=[.A191]" office:value-type="string" office:string-value="rate" calcext:value-type="string">
            <text:p>rate</text:p>
          </table:table-cell>
          <table:table-cell table:formula="of:=IF([.A191]=&quot;rate&quot;;FLOOR([.D191]*[.$K$1]) &amp; &quot;kbit&quot;;[.D191])" office:value-type="string" office:string-value="767kbit" calcext:value-type="string">
            <text:p>76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92]=&quot;rate&quot;;MID([.B192];1;FIND(&quot;kb&quot;;[.B192])-1);[.B192])" office:value-type="string" office:string-value="1s" calcext:value-type="string">
            <text:p>1s</text:p>
          </table:table-cell>
          <table:table-cell/>
          <table:table-cell table:formula="of:=[.A192]" office:value-type="string" office:string-value="wait" calcext:value-type="string">
            <text:p>wait</text:p>
          </table:table-cell>
          <table:table-cell table:formula="of:=IF([.A192]=&quot;rate&quot;;FLOOR([.D192]*[.$K$1]) &amp; &quot;kbit&quot;;[.D19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737kbit</text:p>
          </table:table-cell>
          <table:table-cell/>
          <table:table-cell table:formula="of:=IF([.A193]=&quot;rate&quot;;MID([.B193];1;FIND(&quot;kb&quot;;[.B193])-1);[.B193])" office:value-type="string" office:string-value="2737" calcext:value-type="string">
            <text:p>2737</text:p>
          </table:table-cell>
          <table:table-cell/>
          <table:table-cell table:formula="of:=[.A193]" office:value-type="string" office:string-value="rate" calcext:value-type="string">
            <text:p>rate</text:p>
          </table:table-cell>
          <table:table-cell table:formula="of:=IF([.A193]=&quot;rate&quot;;FLOOR([.D193]*[.$K$1]) &amp; &quot;kbit&quot;;[.D193])" office:value-type="string" office:string-value="684kbit" calcext:value-type="string">
            <text:p>68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94]=&quot;rate&quot;;MID([.B194];1;FIND(&quot;kb&quot;;[.B194])-1);[.B194])" office:value-type="string" office:string-value="1s" calcext:value-type="string">
            <text:p>1s</text:p>
          </table:table-cell>
          <table:table-cell/>
          <table:table-cell table:formula="of:=[.A194]" office:value-type="string" office:string-value="wait" calcext:value-type="string">
            <text:p>wait</text:p>
          </table:table-cell>
          <table:table-cell table:formula="of:=IF([.A194]=&quot;rate&quot;;FLOOR([.D194]*[.$K$1]) &amp; &quot;kbit&quot;;[.D19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56kbit</text:p>
          </table:table-cell>
          <table:table-cell/>
          <table:table-cell table:formula="of:=IF([.A195]=&quot;rate&quot;;MID([.B195];1;FIND(&quot;kb&quot;;[.B195])-1);[.B195])" office:value-type="string" office:string-value="856" calcext:value-type="string">
            <text:p>856</text:p>
          </table:table-cell>
          <table:table-cell/>
          <table:table-cell table:formula="of:=[.A195]" office:value-type="string" office:string-value="rate" calcext:value-type="string">
            <text:p>rate</text:p>
          </table:table-cell>
          <table:table-cell table:formula="of:=IF([.A195]=&quot;rate&quot;;FLOOR([.D195]*[.$K$1]) &amp; &quot;kbit&quot;;[.D195])" office:value-type="string" office:string-value="214kbit" calcext:value-type="string">
            <text:p>21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96]=&quot;rate&quot;;MID([.B196];1;FIND(&quot;kb&quot;;[.B196])-1);[.B196])" office:value-type="string" office:string-value="1s" calcext:value-type="string">
            <text:p>1s</text:p>
          </table:table-cell>
          <table:table-cell/>
          <table:table-cell table:formula="of:=[.A196]" office:value-type="string" office:string-value="wait" calcext:value-type="string">
            <text:p>wait</text:p>
          </table:table-cell>
          <table:table-cell table:formula="of:=IF([.A196]=&quot;rate&quot;;FLOOR([.D196]*[.$K$1]) &amp; &quot;kbit&quot;;[.D19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264kbit</text:p>
          </table:table-cell>
          <table:table-cell/>
          <table:table-cell table:formula="of:=IF([.A197]=&quot;rate&quot;;MID([.B197];1;FIND(&quot;kb&quot;;[.B197])-1);[.B197])" office:value-type="string" office:string-value="1264" calcext:value-type="string">
            <text:p>1264</text:p>
          </table:table-cell>
          <table:table-cell/>
          <table:table-cell table:formula="of:=[.A197]" office:value-type="string" office:string-value="rate" calcext:value-type="string">
            <text:p>rate</text:p>
          </table:table-cell>
          <table:table-cell table:formula="of:=IF([.A197]=&quot;rate&quot;;FLOOR([.D197]*[.$K$1]) &amp; &quot;kbit&quot;;[.D197])" office:value-type="string" office:string-value="316kbit" calcext:value-type="string">
            <text:p>31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98]=&quot;rate&quot;;MID([.B198];1;FIND(&quot;kb&quot;;[.B198])-1);[.B198])" office:value-type="string" office:string-value="1s" calcext:value-type="string">
            <text:p>1s</text:p>
          </table:table-cell>
          <table:table-cell/>
          <table:table-cell table:formula="of:=[.A198]" office:value-type="string" office:string-value="wait" calcext:value-type="string">
            <text:p>wait</text:p>
          </table:table-cell>
          <table:table-cell table:formula="of:=IF([.A198]=&quot;rate&quot;;FLOOR([.D198]*[.$K$1]) &amp; &quot;kbit&quot;;[.D19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827kbit</text:p>
          </table:table-cell>
          <table:table-cell/>
          <table:table-cell table:formula="of:=IF([.A199]=&quot;rate&quot;;MID([.B199];1;FIND(&quot;kb&quot;;[.B199])-1);[.B199])" office:value-type="string" office:string-value="1827" calcext:value-type="string">
            <text:p>1827</text:p>
          </table:table-cell>
          <table:table-cell/>
          <table:table-cell table:formula="of:=[.A199]" office:value-type="string" office:string-value="rate" calcext:value-type="string">
            <text:p>rate</text:p>
          </table:table-cell>
          <table:table-cell table:formula="of:=IF([.A199]=&quot;rate&quot;;FLOOR([.D199]*[.$K$1]) &amp; &quot;kbit&quot;;[.D199])" office:value-type="string" office:string-value="456kbit" calcext:value-type="string">
            <text:p>45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00]=&quot;rate&quot;;MID([.B200];1;FIND(&quot;kb&quot;;[.B200])-1);[.B200])" office:value-type="string" office:string-value="1s" calcext:value-type="string">
            <text:p>1s</text:p>
          </table:table-cell>
          <table:table-cell/>
          <table:table-cell table:formula="of:=[.A200]" office:value-type="string" office:string-value="wait" calcext:value-type="string">
            <text:p>wait</text:p>
          </table:table-cell>
          <table:table-cell table:formula="of:=IF([.A200]=&quot;rate&quot;;FLOOR([.D200]*[.$K$1]) &amp; &quot;kbit&quot;;[.D20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03kbit</text:p>
          </table:table-cell>
          <table:table-cell/>
          <table:table-cell table:formula="of:=IF([.A201]=&quot;rate&quot;;MID([.B201];1;FIND(&quot;kb&quot;;[.B201])-1);[.B201])" office:value-type="string" office:string-value="3503" calcext:value-type="string">
            <text:p>3503</text:p>
          </table:table-cell>
          <table:table-cell/>
          <table:table-cell table:formula="of:=[.A201]" office:value-type="string" office:string-value="rate" calcext:value-type="string">
            <text:p>rate</text:p>
          </table:table-cell>
          <table:table-cell table:formula="of:=IF([.A201]=&quot;rate&quot;;FLOOR([.D201]*[.$K$1]) &amp; &quot;kbit&quot;;[.D201])" office:value-type="string" office:string-value="875kbit" calcext:value-type="string">
            <text:p>8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02]=&quot;rate&quot;;MID([.B202];1;FIND(&quot;kb&quot;;[.B202])-1);[.B202])" office:value-type="string" office:string-value="1s" calcext:value-type="string">
            <text:p>1s</text:p>
          </table:table-cell>
          <table:table-cell/>
          <table:table-cell table:formula="of:=[.A202]" office:value-type="string" office:string-value="wait" calcext:value-type="string">
            <text:p>wait</text:p>
          </table:table-cell>
          <table:table-cell table:formula="of:=IF([.A202]=&quot;rate&quot;;FLOOR([.D202]*[.$K$1]) &amp; &quot;kbit&quot;;[.D20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497kbit</text:p>
          </table:table-cell>
          <table:table-cell/>
          <table:table-cell table:formula="of:=IF([.A203]=&quot;rate&quot;;MID([.B203];1;FIND(&quot;kb&quot;;[.B203])-1);[.B203])" office:value-type="string" office:string-value="2497" calcext:value-type="string">
            <text:p>2497</text:p>
          </table:table-cell>
          <table:table-cell/>
          <table:table-cell table:formula="of:=[.A203]" office:value-type="string" office:string-value="rate" calcext:value-type="string">
            <text:p>rate</text:p>
          </table:table-cell>
          <table:table-cell table:formula="of:=IF([.A203]=&quot;rate&quot;;FLOOR([.D203]*[.$K$1]) &amp; &quot;kbit&quot;;[.D203])" office:value-type="string" office:string-value="624kbit" calcext:value-type="string">
            <text:p>62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04]=&quot;rate&quot;;MID([.B204];1;FIND(&quot;kb&quot;;[.B204])-1);[.B204])" office:value-type="string" office:string-value="1s" calcext:value-type="string">
            <text:p>1s</text:p>
          </table:table-cell>
          <table:table-cell/>
          <table:table-cell table:formula="of:=[.A204]" office:value-type="string" office:string-value="wait" calcext:value-type="string">
            <text:p>wait</text:p>
          </table:table-cell>
          <table:table-cell table:formula="of:=IF([.A204]=&quot;rate&quot;;FLOOR([.D204]*[.$K$1]) &amp; &quot;kbit&quot;;[.D20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01kbit</text:p>
          </table:table-cell>
          <table:table-cell/>
          <table:table-cell table:formula="of:=IF([.A205]=&quot;rate&quot;;MID([.B205];1;FIND(&quot;kb&quot;;[.B205])-1);[.B205])" office:value-type="string" office:string-value="2601" calcext:value-type="string">
            <text:p>2601</text:p>
          </table:table-cell>
          <table:table-cell/>
          <table:table-cell table:formula="of:=[.A205]" office:value-type="string" office:string-value="rate" calcext:value-type="string">
            <text:p>rate</text:p>
          </table:table-cell>
          <table:table-cell table:formula="of:=IF([.A205]=&quot;rate&quot;;FLOOR([.D205]*[.$K$1]) &amp; &quot;kbit&quot;;[.D205])" office:value-type="string" office:string-value="650kbit" calcext:value-type="string">
            <text:p>65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06]=&quot;rate&quot;;MID([.B206];1;FIND(&quot;kb&quot;;[.B206])-1);[.B206])" office:value-type="string" office:string-value="1s" calcext:value-type="string">
            <text:p>1s</text:p>
          </table:table-cell>
          <table:table-cell/>
          <table:table-cell table:formula="of:=[.A206]" office:value-type="string" office:string-value="wait" calcext:value-type="string">
            <text:p>wait</text:p>
          </table:table-cell>
          <table:table-cell table:formula="of:=IF([.A206]=&quot;rate&quot;;FLOOR([.D206]*[.$K$1]) &amp; &quot;kbit&quot;;[.D20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87kbit</text:p>
          </table:table-cell>
          <table:table-cell/>
          <table:table-cell table:formula="of:=IF([.A207]=&quot;rate&quot;;MID([.B207];1;FIND(&quot;kb&quot;;[.B207])-1);[.B207])" office:value-type="string" office:string-value="4287" calcext:value-type="string">
            <text:p>4287</text:p>
          </table:table-cell>
          <table:table-cell/>
          <table:table-cell table:formula="of:=[.A207]" office:value-type="string" office:string-value="rate" calcext:value-type="string">
            <text:p>rate</text:p>
          </table:table-cell>
          <table:table-cell table:formula="of:=IF([.A207]=&quot;rate&quot;;FLOOR([.D207]*[.$K$1]) &amp; &quot;kbit&quot;;[.D207])" office:value-type="string" office:string-value="1071kbit" calcext:value-type="string">
            <text:p>107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08]=&quot;rate&quot;;MID([.B208];1;FIND(&quot;kb&quot;;[.B208])-1);[.B208])" office:value-type="string" office:string-value="1s" calcext:value-type="string">
            <text:p>1s</text:p>
          </table:table-cell>
          <table:table-cell/>
          <table:table-cell table:formula="of:=[.A208]" office:value-type="string" office:string-value="wait" calcext:value-type="string">
            <text:p>wait</text:p>
          </table:table-cell>
          <table:table-cell table:formula="of:=IF([.A208]=&quot;rate&quot;;FLOOR([.D208]*[.$K$1]) &amp; &quot;kbit&quot;;[.D20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130kbit</text:p>
          </table:table-cell>
          <table:table-cell/>
          <table:table-cell table:formula="of:=IF([.A209]=&quot;rate&quot;;MID([.B209];1;FIND(&quot;kb&quot;;[.B209])-1);[.B209])" office:value-type="string" office:string-value="4130" calcext:value-type="string">
            <text:p>4130</text:p>
          </table:table-cell>
          <table:table-cell/>
          <table:table-cell table:formula="of:=[.A209]" office:value-type="string" office:string-value="rate" calcext:value-type="string">
            <text:p>rate</text:p>
          </table:table-cell>
          <table:table-cell table:formula="of:=IF([.A209]=&quot;rate&quot;;FLOOR([.D209]*[.$K$1]) &amp; &quot;kbit&quot;;[.D209])" office:value-type="string" office:string-value="1032kbit" calcext:value-type="string">
            <text:p>103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10]=&quot;rate&quot;;MID([.B210];1;FIND(&quot;kb&quot;;[.B210])-1);[.B210])" office:value-type="string" office:string-value="1s" calcext:value-type="string">
            <text:p>1s</text:p>
          </table:table-cell>
          <table:table-cell/>
          <table:table-cell table:formula="of:=[.A210]" office:value-type="string" office:string-value="wait" calcext:value-type="string">
            <text:p>wait</text:p>
          </table:table-cell>
          <table:table-cell table:formula="of:=IF([.A210]=&quot;rate&quot;;FLOOR([.D210]*[.$K$1]) &amp; &quot;kbit&quot;;[.D21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219kbit</text:p>
          </table:table-cell>
          <table:table-cell/>
          <table:table-cell table:formula="of:=IF([.A211]=&quot;rate&quot;;MID([.B211];1;FIND(&quot;kb&quot;;[.B211])-1);[.B211])" office:value-type="string" office:string-value="2219" calcext:value-type="string">
            <text:p>2219</text:p>
          </table:table-cell>
          <table:table-cell/>
          <table:table-cell table:formula="of:=[.A211]" office:value-type="string" office:string-value="rate" calcext:value-type="string">
            <text:p>rate</text:p>
          </table:table-cell>
          <table:table-cell table:formula="of:=IF([.A211]=&quot;rate&quot;;FLOOR([.D211]*[.$K$1]) &amp; &quot;kbit&quot;;[.D211])" office:value-type="string" office:string-value="554kbit" calcext:value-type="string">
            <text:p>55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12]=&quot;rate&quot;;MID([.B212];1;FIND(&quot;kb&quot;;[.B212])-1);[.B212])" office:value-type="string" office:string-value="1s" calcext:value-type="string">
            <text:p>1s</text:p>
          </table:table-cell>
          <table:table-cell/>
          <table:table-cell table:formula="of:=[.A212]" office:value-type="string" office:string-value="wait" calcext:value-type="string">
            <text:p>wait</text:p>
          </table:table-cell>
          <table:table-cell table:formula="of:=IF([.A212]=&quot;rate&quot;;FLOOR([.D212]*[.$K$1]) &amp; &quot;kbit&quot;;[.D21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460kbit</text:p>
          </table:table-cell>
          <table:table-cell/>
          <table:table-cell table:formula="of:=IF([.A213]=&quot;rate&quot;;MID([.B213];1;FIND(&quot;kb&quot;;[.B213])-1);[.B213])" office:value-type="string" office:string-value="3460" calcext:value-type="string">
            <text:p>3460</text:p>
          </table:table-cell>
          <table:table-cell/>
          <table:table-cell table:formula="of:=[.A213]" office:value-type="string" office:string-value="rate" calcext:value-type="string">
            <text:p>rate</text:p>
          </table:table-cell>
          <table:table-cell table:formula="of:=IF([.A213]=&quot;rate&quot;;FLOOR([.D213]*[.$K$1]) &amp; &quot;kbit&quot;;[.D213])" office:value-type="string" office:string-value="865kbit" calcext:value-type="string">
            <text:p>86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14]=&quot;rate&quot;;MID([.B214];1;FIND(&quot;kb&quot;;[.B214])-1);[.B214])" office:value-type="string" office:string-value="1s" calcext:value-type="string">
            <text:p>1s</text:p>
          </table:table-cell>
          <table:table-cell/>
          <table:table-cell table:formula="of:=[.A214]" office:value-type="string" office:string-value="wait" calcext:value-type="string">
            <text:p>wait</text:p>
          </table:table-cell>
          <table:table-cell table:formula="of:=IF([.A214]=&quot;rate&quot;;FLOOR([.D214]*[.$K$1]) &amp; &quot;kbit&quot;;[.D21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906kbit</text:p>
          </table:table-cell>
          <table:table-cell/>
          <table:table-cell table:formula="of:=IF([.A215]=&quot;rate&quot;;MID([.B215];1;FIND(&quot;kb&quot;;[.B215])-1);[.B215])" office:value-type="string" office:string-value="4906" calcext:value-type="string">
            <text:p>4906</text:p>
          </table:table-cell>
          <table:table-cell/>
          <table:table-cell table:formula="of:=[.A215]" office:value-type="string" office:string-value="rate" calcext:value-type="string">
            <text:p>rate</text:p>
          </table:table-cell>
          <table:table-cell table:formula="of:=IF([.A215]=&quot;rate&quot;;FLOOR([.D215]*[.$K$1]) &amp; &quot;kbit&quot;;[.D215])" office:value-type="string" office:string-value="1226kbit" calcext:value-type="string">
            <text:p>122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16]=&quot;rate&quot;;MID([.B216];1;FIND(&quot;kb&quot;;[.B216])-1);[.B216])" office:value-type="string" office:string-value="1s" calcext:value-type="string">
            <text:p>1s</text:p>
          </table:table-cell>
          <table:table-cell/>
          <table:table-cell table:formula="of:=[.A216]" office:value-type="string" office:string-value="wait" calcext:value-type="string">
            <text:p>wait</text:p>
          </table:table-cell>
          <table:table-cell table:formula="of:=IF([.A216]=&quot;rate&quot;;FLOOR([.D216]*[.$K$1]) &amp; &quot;kbit&quot;;[.D21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746kbit</text:p>
          </table:table-cell>
          <table:table-cell/>
          <table:table-cell table:formula="of:=IF([.A217]=&quot;rate&quot;;MID([.B217];1;FIND(&quot;kb&quot;;[.B217])-1);[.B217])" office:value-type="string" office:string-value="5746" calcext:value-type="string">
            <text:p>5746</text:p>
          </table:table-cell>
          <table:table-cell/>
          <table:table-cell table:formula="of:=[.A217]" office:value-type="string" office:string-value="rate" calcext:value-type="string">
            <text:p>rate</text:p>
          </table:table-cell>
          <table:table-cell table:formula="of:=IF([.A217]=&quot;rate&quot;;FLOOR([.D217]*[.$K$1]) &amp; &quot;kbit&quot;;[.D217])" office:value-type="string" office:string-value="1436kbit" calcext:value-type="string">
            <text:p>143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18]=&quot;rate&quot;;MID([.B218];1;FIND(&quot;kb&quot;;[.B218])-1);[.B218])" office:value-type="string" office:string-value="1s" calcext:value-type="string">
            <text:p>1s</text:p>
          </table:table-cell>
          <table:table-cell/>
          <table:table-cell table:formula="of:=[.A218]" office:value-type="string" office:string-value="wait" calcext:value-type="string">
            <text:p>wait</text:p>
          </table:table-cell>
          <table:table-cell table:formula="of:=IF([.A218]=&quot;rate&quot;;FLOOR([.D218]*[.$K$1]) &amp; &quot;kbit&quot;;[.D21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863kbit</text:p>
          </table:table-cell>
          <table:table-cell/>
          <table:table-cell table:formula="of:=IF([.A219]=&quot;rate&quot;;MID([.B219];1;FIND(&quot;kb&quot;;[.B219])-1);[.B219])" office:value-type="string" office:string-value="5863" calcext:value-type="string">
            <text:p>5863</text:p>
          </table:table-cell>
          <table:table-cell/>
          <table:table-cell table:formula="of:=[.A219]" office:value-type="string" office:string-value="rate" calcext:value-type="string">
            <text:p>rate</text:p>
          </table:table-cell>
          <table:table-cell table:formula="of:=IF([.A219]=&quot;rate&quot;;FLOOR([.D219]*[.$K$1]) &amp; &quot;kbit&quot;;[.D219])" office:value-type="string" office:string-value="1465kbit" calcext:value-type="string">
            <text:p>146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20]=&quot;rate&quot;;MID([.B220];1;FIND(&quot;kb&quot;;[.B220])-1);[.B220])" office:value-type="string" office:string-value="1s" calcext:value-type="string">
            <text:p>1s</text:p>
          </table:table-cell>
          <table:table-cell/>
          <table:table-cell table:formula="of:=[.A220]" office:value-type="string" office:string-value="wait" calcext:value-type="string">
            <text:p>wait</text:p>
          </table:table-cell>
          <table:table-cell table:formula="of:=IF([.A220]=&quot;rate&quot;;FLOOR([.D220]*[.$K$1]) &amp; &quot;kbit&quot;;[.D22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786kbit</text:p>
          </table:table-cell>
          <table:table-cell/>
          <table:table-cell table:formula="of:=IF([.A221]=&quot;rate&quot;;MID([.B221];1;FIND(&quot;kb&quot;;[.B221])-1);[.B221])" office:value-type="string" office:string-value="5786" calcext:value-type="string">
            <text:p>5786</text:p>
          </table:table-cell>
          <table:table-cell/>
          <table:table-cell table:formula="of:=[.A221]" office:value-type="string" office:string-value="rate" calcext:value-type="string">
            <text:p>rate</text:p>
          </table:table-cell>
          <table:table-cell table:formula="of:=IF([.A221]=&quot;rate&quot;;FLOOR([.D221]*[.$K$1]) &amp; &quot;kbit&quot;;[.D221])" office:value-type="string" office:string-value="1446kbit" calcext:value-type="string">
            <text:p>144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22]=&quot;rate&quot;;MID([.B222];1;FIND(&quot;kb&quot;;[.B222])-1);[.B222])" office:value-type="string" office:string-value="1s" calcext:value-type="string">
            <text:p>1s</text:p>
          </table:table-cell>
          <table:table-cell/>
          <table:table-cell table:formula="of:=[.A222]" office:value-type="string" office:string-value="wait" calcext:value-type="string">
            <text:p>wait</text:p>
          </table:table-cell>
          <table:table-cell table:formula="of:=IF([.A222]=&quot;rate&quot;;FLOOR([.D222]*[.$K$1]) &amp; &quot;kbit&quot;;[.D22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777kbit</text:p>
          </table:table-cell>
          <table:table-cell/>
          <table:table-cell table:formula="of:=IF([.A223]=&quot;rate&quot;;MID([.B223];1;FIND(&quot;kb&quot;;[.B223])-1);[.B223])" office:value-type="string" office:string-value="6777" calcext:value-type="string">
            <text:p>6777</text:p>
          </table:table-cell>
          <table:table-cell/>
          <table:table-cell table:formula="of:=[.A223]" office:value-type="string" office:string-value="rate" calcext:value-type="string">
            <text:p>rate</text:p>
          </table:table-cell>
          <table:table-cell table:formula="of:=IF([.A223]=&quot;rate&quot;;FLOOR([.D223]*[.$K$1]) &amp; &quot;kbit&quot;;[.D223])" office:value-type="string" office:string-value="1694kbit" calcext:value-type="string">
            <text:p>169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24]=&quot;rate&quot;;MID([.B224];1;FIND(&quot;kb&quot;;[.B224])-1);[.B224])" office:value-type="string" office:string-value="1s" calcext:value-type="string">
            <text:p>1s</text:p>
          </table:table-cell>
          <table:table-cell/>
          <table:table-cell table:formula="of:=[.A224]" office:value-type="string" office:string-value="wait" calcext:value-type="string">
            <text:p>wait</text:p>
          </table:table-cell>
          <table:table-cell table:formula="of:=IF([.A224]=&quot;rate&quot;;FLOOR([.D224]*[.$K$1]) &amp; &quot;kbit&quot;;[.D22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238kbit</text:p>
          </table:table-cell>
          <table:table-cell/>
          <table:table-cell table:formula="of:=IF([.A225]=&quot;rate&quot;;MID([.B225];1;FIND(&quot;kb&quot;;[.B225])-1);[.B225])" office:value-type="string" office:string-value="3238" calcext:value-type="string">
            <text:p>3238</text:p>
          </table:table-cell>
          <table:table-cell/>
          <table:table-cell table:formula="of:=[.A225]" office:value-type="string" office:string-value="rate" calcext:value-type="string">
            <text:p>rate</text:p>
          </table:table-cell>
          <table:table-cell table:formula="of:=IF([.A225]=&quot;rate&quot;;FLOOR([.D225]*[.$K$1]) &amp; &quot;kbit&quot;;[.D225])" office:value-type="string" office:string-value="809kbit" calcext:value-type="string">
            <text:p>80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26]=&quot;rate&quot;;MID([.B226];1;FIND(&quot;kb&quot;;[.B226])-1);[.B226])" office:value-type="string" office:string-value="1s" calcext:value-type="string">
            <text:p>1s</text:p>
          </table:table-cell>
          <table:table-cell/>
          <table:table-cell table:formula="of:=[.A226]" office:value-type="string" office:string-value="wait" calcext:value-type="string">
            <text:p>wait</text:p>
          </table:table-cell>
          <table:table-cell table:formula="of:=IF([.A226]=&quot;rate&quot;;FLOOR([.D226]*[.$K$1]) &amp; &quot;kbit&quot;;[.D22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151kbit</text:p>
          </table:table-cell>
          <table:table-cell/>
          <table:table-cell table:formula="of:=IF([.A227]=&quot;rate&quot;;MID([.B227];1;FIND(&quot;kb&quot;;[.B227])-1);[.B227])" office:value-type="string" office:string-value="4151" calcext:value-type="string">
            <text:p>4151</text:p>
          </table:table-cell>
          <table:table-cell/>
          <table:table-cell table:formula="of:=[.A227]" office:value-type="string" office:string-value="rate" calcext:value-type="string">
            <text:p>rate</text:p>
          </table:table-cell>
          <table:table-cell table:formula="of:=IF([.A227]=&quot;rate&quot;;FLOOR([.D227]*[.$K$1]) &amp; &quot;kbit&quot;;[.D227])" office:value-type="string" office:string-value="1037kbit" calcext:value-type="string">
            <text:p>103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28]=&quot;rate&quot;;MID([.B228];1;FIND(&quot;kb&quot;;[.B228])-1);[.B228])" office:value-type="string" office:string-value="1s" calcext:value-type="string">
            <text:p>1s</text:p>
          </table:table-cell>
          <table:table-cell/>
          <table:table-cell table:formula="of:=[.A228]" office:value-type="string" office:string-value="wait" calcext:value-type="string">
            <text:p>wait</text:p>
          </table:table-cell>
          <table:table-cell table:formula="of:=IF([.A228]=&quot;rate&quot;;FLOOR([.D228]*[.$K$1]) &amp; &quot;kbit&quot;;[.D22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081kbit</text:p>
          </table:table-cell>
          <table:table-cell/>
          <table:table-cell table:formula="of:=IF([.A229]=&quot;rate&quot;;MID([.B229];1;FIND(&quot;kb&quot;;[.B229])-1);[.B229])" office:value-type="string" office:string-value="6081" calcext:value-type="string">
            <text:p>6081</text:p>
          </table:table-cell>
          <table:table-cell/>
          <table:table-cell table:formula="of:=[.A229]" office:value-type="string" office:string-value="rate" calcext:value-type="string">
            <text:p>rate</text:p>
          </table:table-cell>
          <table:table-cell table:formula="of:=IF([.A229]=&quot;rate&quot;;FLOOR([.D229]*[.$K$1]) &amp; &quot;kbit&quot;;[.D229])" office:value-type="string" office:string-value="1520kbit" calcext:value-type="string">
            <text:p>152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30]=&quot;rate&quot;;MID([.B230];1;FIND(&quot;kb&quot;;[.B230])-1);[.B230])" office:value-type="string" office:string-value="1s" calcext:value-type="string">
            <text:p>1s</text:p>
          </table:table-cell>
          <table:table-cell/>
          <table:table-cell table:formula="of:=[.A230]" office:value-type="string" office:string-value="wait" calcext:value-type="string">
            <text:p>wait</text:p>
          </table:table-cell>
          <table:table-cell table:formula="of:=IF([.A230]=&quot;rate&quot;;FLOOR([.D230]*[.$K$1]) &amp; &quot;kbit&quot;;[.D23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198kbit</text:p>
          </table:table-cell>
          <table:table-cell/>
          <table:table-cell table:formula="of:=IF([.A231]=&quot;rate&quot;;MID([.B231];1;FIND(&quot;kb&quot;;[.B231])-1);[.B231])" office:value-type="string" office:string-value="4198" calcext:value-type="string">
            <text:p>4198</text:p>
          </table:table-cell>
          <table:table-cell/>
          <table:table-cell table:formula="of:=[.A231]" office:value-type="string" office:string-value="rate" calcext:value-type="string">
            <text:p>rate</text:p>
          </table:table-cell>
          <table:table-cell table:formula="of:=IF([.A231]=&quot;rate&quot;;FLOOR([.D231]*[.$K$1]) &amp; &quot;kbit&quot;;[.D231])" office:value-type="string" office:string-value="1049kbit" calcext:value-type="string">
            <text:p>104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32]=&quot;rate&quot;;MID([.B232];1;FIND(&quot;kb&quot;;[.B232])-1);[.B232])" office:value-type="string" office:string-value="1s" calcext:value-type="string">
            <text:p>1s</text:p>
          </table:table-cell>
          <table:table-cell/>
          <table:table-cell table:formula="of:=[.A232]" office:value-type="string" office:string-value="wait" calcext:value-type="string">
            <text:p>wait</text:p>
          </table:table-cell>
          <table:table-cell table:formula="of:=IF([.A232]=&quot;rate&quot;;FLOOR([.D232]*[.$K$1]) &amp; &quot;kbit&quot;;[.D23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497kbit</text:p>
          </table:table-cell>
          <table:table-cell/>
          <table:table-cell table:formula="of:=IF([.A233]=&quot;rate&quot;;MID([.B233];1;FIND(&quot;kb&quot;;[.B233])-1);[.B233])" office:value-type="string" office:string-value="5497" calcext:value-type="string">
            <text:p>5497</text:p>
          </table:table-cell>
          <table:table-cell/>
          <table:table-cell table:formula="of:=[.A233]" office:value-type="string" office:string-value="rate" calcext:value-type="string">
            <text:p>rate</text:p>
          </table:table-cell>
          <table:table-cell table:formula="of:=IF([.A233]=&quot;rate&quot;;FLOOR([.D233]*[.$K$1]) &amp; &quot;kbit&quot;;[.D233])" office:value-type="string" office:string-value="1374kbit" calcext:value-type="string">
            <text:p>137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34]=&quot;rate&quot;;MID([.B234];1;FIND(&quot;kb&quot;;[.B234])-1);[.B234])" office:value-type="string" office:string-value="1s" calcext:value-type="string">
            <text:p>1s</text:p>
          </table:table-cell>
          <table:table-cell/>
          <table:table-cell table:formula="of:=[.A234]" office:value-type="string" office:string-value="wait" calcext:value-type="string">
            <text:p>wait</text:p>
          </table:table-cell>
          <table:table-cell table:formula="of:=IF([.A234]=&quot;rate&quot;;FLOOR([.D234]*[.$K$1]) &amp; &quot;kbit&quot;;[.D23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97kbit</text:p>
          </table:table-cell>
          <table:table-cell/>
          <table:table-cell table:formula="of:=IF([.A235]=&quot;rate&quot;;MID([.B235];1;FIND(&quot;kb&quot;;[.B235])-1);[.B235])" office:value-type="string" office:string-value="3597" calcext:value-type="string">
            <text:p>3597</text:p>
          </table:table-cell>
          <table:table-cell/>
          <table:table-cell table:formula="of:=[.A235]" office:value-type="string" office:string-value="rate" calcext:value-type="string">
            <text:p>rate</text:p>
          </table:table-cell>
          <table:table-cell table:formula="of:=IF([.A235]=&quot;rate&quot;;FLOOR([.D235]*[.$K$1]) &amp; &quot;kbit&quot;;[.D235])" office:value-type="string" office:string-value="899kbit" calcext:value-type="string">
            <text:p>89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36]=&quot;rate&quot;;MID([.B236];1;FIND(&quot;kb&quot;;[.B236])-1);[.B236])" office:value-type="string" office:string-value="1s" calcext:value-type="string">
            <text:p>1s</text:p>
          </table:table-cell>
          <table:table-cell/>
          <table:table-cell table:formula="of:=[.A236]" office:value-type="string" office:string-value="wait" calcext:value-type="string">
            <text:p>wait</text:p>
          </table:table-cell>
          <table:table-cell table:formula="of:=IF([.A236]=&quot;rate&quot;;FLOOR([.D236]*[.$K$1]) &amp; &quot;kbit&quot;;[.D23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485kbit</text:p>
          </table:table-cell>
          <table:table-cell/>
          <table:table-cell table:formula="of:=IF([.A237]=&quot;rate&quot;;MID([.B237];1;FIND(&quot;kb&quot;;[.B237])-1);[.B237])" office:value-type="string" office:string-value="5485" calcext:value-type="string">
            <text:p>5485</text:p>
          </table:table-cell>
          <table:table-cell/>
          <table:table-cell table:formula="of:=[.A237]" office:value-type="string" office:string-value="rate" calcext:value-type="string">
            <text:p>rate</text:p>
          </table:table-cell>
          <table:table-cell table:formula="of:=IF([.A237]=&quot;rate&quot;;FLOOR([.D237]*[.$K$1]) &amp; &quot;kbit&quot;;[.D237])" office:value-type="string" office:string-value="1371kbit" calcext:value-type="string">
            <text:p>137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38]=&quot;rate&quot;;MID([.B238];1;FIND(&quot;kb&quot;;[.B238])-1);[.B238])" office:value-type="string" office:string-value="1s" calcext:value-type="string">
            <text:p>1s</text:p>
          </table:table-cell>
          <table:table-cell/>
          <table:table-cell table:formula="of:=[.A238]" office:value-type="string" office:string-value="wait" calcext:value-type="string">
            <text:p>wait</text:p>
          </table:table-cell>
          <table:table-cell table:formula="of:=IF([.A238]=&quot;rate&quot;;FLOOR([.D238]*[.$K$1]) &amp; &quot;kbit&quot;;[.D23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777kbit</text:p>
          </table:table-cell>
          <table:table-cell/>
          <table:table-cell table:formula="of:=IF([.A239]=&quot;rate&quot;;MID([.B239];1;FIND(&quot;kb&quot;;[.B239])-1);[.B239])" office:value-type="string" office:string-value="4777" calcext:value-type="string">
            <text:p>4777</text:p>
          </table:table-cell>
          <table:table-cell/>
          <table:table-cell table:formula="of:=[.A239]" office:value-type="string" office:string-value="rate" calcext:value-type="string">
            <text:p>rate</text:p>
          </table:table-cell>
          <table:table-cell table:formula="of:=IF([.A239]=&quot;rate&quot;;FLOOR([.D239]*[.$K$1]) &amp; &quot;kbit&quot;;[.D239])" office:value-type="string" office:string-value="1194kbit" calcext:value-type="string">
            <text:p>119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40]=&quot;rate&quot;;MID([.B240];1;FIND(&quot;kb&quot;;[.B240])-1);[.B240])" office:value-type="string" office:string-value="1s" calcext:value-type="string">
            <text:p>1s</text:p>
          </table:table-cell>
          <table:table-cell/>
          <table:table-cell table:formula="of:=[.A240]" office:value-type="string" office:string-value="wait" calcext:value-type="string">
            <text:p>wait</text:p>
          </table:table-cell>
          <table:table-cell table:formula="of:=IF([.A240]=&quot;rate&quot;;FLOOR([.D240]*[.$K$1]) &amp; &quot;kbit&quot;;[.D24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25kbit</text:p>
          </table:table-cell>
          <table:table-cell/>
          <table:table-cell table:formula="of:=IF([.A241]=&quot;rate&quot;;MID([.B241];1;FIND(&quot;kb&quot;;[.B241])-1);[.B241])" office:value-type="string" office:string-value="4625" calcext:value-type="string">
            <text:p>4625</text:p>
          </table:table-cell>
          <table:table-cell/>
          <table:table-cell table:formula="of:=[.A241]" office:value-type="string" office:string-value="rate" calcext:value-type="string">
            <text:p>rate</text:p>
          </table:table-cell>
          <table:table-cell table:formula="of:=IF([.A241]=&quot;rate&quot;;FLOOR([.D241]*[.$K$1]) &amp; &quot;kbit&quot;;[.D241])" office:value-type="string" office:string-value="1156kbit" calcext:value-type="string">
            <text:p>115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42]=&quot;rate&quot;;MID([.B242];1;FIND(&quot;kb&quot;;[.B242])-1);[.B242])" office:value-type="string" office:string-value="1s" calcext:value-type="string">
            <text:p>1s</text:p>
          </table:table-cell>
          <table:table-cell/>
          <table:table-cell table:formula="of:=[.A242]" office:value-type="string" office:string-value="wait" calcext:value-type="string">
            <text:p>wait</text:p>
          </table:table-cell>
          <table:table-cell table:formula="of:=IF([.A242]=&quot;rate&quot;;FLOOR([.D242]*[.$K$1]) &amp; &quot;kbit&quot;;[.D24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541kbit</text:p>
          </table:table-cell>
          <table:table-cell/>
          <table:table-cell table:formula="of:=IF([.A243]=&quot;rate&quot;;MID([.B243];1;FIND(&quot;kb&quot;;[.B243])-1);[.B243])" office:value-type="string" office:string-value="4541" calcext:value-type="string">
            <text:p>4541</text:p>
          </table:table-cell>
          <table:table-cell/>
          <table:table-cell table:formula="of:=[.A243]" office:value-type="string" office:string-value="rate" calcext:value-type="string">
            <text:p>rate</text:p>
          </table:table-cell>
          <table:table-cell table:formula="of:=IF([.A243]=&quot;rate&quot;;FLOOR([.D243]*[.$K$1]) &amp; &quot;kbit&quot;;[.D243])" office:value-type="string" office:string-value="1135kbit" calcext:value-type="string">
            <text:p>113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44]=&quot;rate&quot;;MID([.B244];1;FIND(&quot;kb&quot;;[.B244])-1);[.B244])" office:value-type="string" office:string-value="1s" calcext:value-type="string">
            <text:p>1s</text:p>
          </table:table-cell>
          <table:table-cell/>
          <table:table-cell table:formula="of:=[.A244]" office:value-type="string" office:string-value="wait" calcext:value-type="string">
            <text:p>wait</text:p>
          </table:table-cell>
          <table:table-cell table:formula="of:=IF([.A244]=&quot;rate&quot;;FLOOR([.D244]*[.$K$1]) &amp; &quot;kbit&quot;;[.D24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194kbit</text:p>
          </table:table-cell>
          <table:table-cell/>
          <table:table-cell table:formula="of:=IF([.A245]=&quot;rate&quot;;MID([.B245];1;FIND(&quot;kb&quot;;[.B245])-1);[.B245])" office:value-type="string" office:string-value="3194" calcext:value-type="string">
            <text:p>3194</text:p>
          </table:table-cell>
          <table:table-cell/>
          <table:table-cell table:formula="of:=[.A245]" office:value-type="string" office:string-value="rate" calcext:value-type="string">
            <text:p>rate</text:p>
          </table:table-cell>
          <table:table-cell table:formula="of:=IF([.A245]=&quot;rate&quot;;FLOOR([.D245]*[.$K$1]) &amp; &quot;kbit&quot;;[.D245])" office:value-type="string" office:string-value="798kbit" calcext:value-type="string">
            <text:p>79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46]=&quot;rate&quot;;MID([.B246];1;FIND(&quot;kb&quot;;[.B246])-1);[.B246])" office:value-type="string" office:string-value="1s" calcext:value-type="string">
            <text:p>1s</text:p>
          </table:table-cell>
          <table:table-cell/>
          <table:table-cell table:formula="of:=[.A246]" office:value-type="string" office:string-value="wait" calcext:value-type="string">
            <text:p>wait</text:p>
          </table:table-cell>
          <table:table-cell table:formula="of:=IF([.A246]=&quot;rate&quot;;FLOOR([.D246]*[.$K$1]) &amp; &quot;kbit&quot;;[.D24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389kbit</text:p>
          </table:table-cell>
          <table:table-cell/>
          <table:table-cell table:formula="of:=IF([.A247]=&quot;rate&quot;;MID([.B247];1;FIND(&quot;kb&quot;;[.B247])-1);[.B247])" office:value-type="string" office:string-value="5389" calcext:value-type="string">
            <text:p>5389</text:p>
          </table:table-cell>
          <table:table-cell/>
          <table:table-cell table:formula="of:=[.A247]" office:value-type="string" office:string-value="rate" calcext:value-type="string">
            <text:p>rate</text:p>
          </table:table-cell>
          <table:table-cell table:formula="of:=IF([.A247]=&quot;rate&quot;;FLOOR([.D247]*[.$K$1]) &amp; &quot;kbit&quot;;[.D247])" office:value-type="string" office:string-value="1347kbit" calcext:value-type="string">
            <text:p>134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48]=&quot;rate&quot;;MID([.B248];1;FIND(&quot;kb&quot;;[.B248])-1);[.B248])" office:value-type="string" office:string-value="1s" calcext:value-type="string">
            <text:p>1s</text:p>
          </table:table-cell>
          <table:table-cell/>
          <table:table-cell table:formula="of:=[.A248]" office:value-type="string" office:string-value="wait" calcext:value-type="string">
            <text:p>wait</text:p>
          </table:table-cell>
          <table:table-cell table:formula="of:=IF([.A248]=&quot;rate&quot;;FLOOR([.D248]*[.$K$1]) &amp; &quot;kbit&quot;;[.D24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49kbit</text:p>
          </table:table-cell>
          <table:table-cell/>
          <table:table-cell table:formula="of:=IF([.A249]=&quot;rate&quot;;MID([.B249];1;FIND(&quot;kb&quot;;[.B249])-1);[.B249])" office:value-type="string" office:string-value="4849" calcext:value-type="string">
            <text:p>4849</text:p>
          </table:table-cell>
          <table:table-cell/>
          <table:table-cell table:formula="of:=[.A249]" office:value-type="string" office:string-value="rate" calcext:value-type="string">
            <text:p>rate</text:p>
          </table:table-cell>
          <table:table-cell table:formula="of:=IF([.A249]=&quot;rate&quot;;FLOOR([.D249]*[.$K$1]) &amp; &quot;kbit&quot;;[.D249])" office:value-type="string" office:string-value="1212kbit" calcext:value-type="string">
            <text:p>121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50]=&quot;rate&quot;;MID([.B250];1;FIND(&quot;kb&quot;;[.B250])-1);[.B250])" office:value-type="string" office:string-value="1s" calcext:value-type="string">
            <text:p>1s</text:p>
          </table:table-cell>
          <table:table-cell/>
          <table:table-cell table:formula="of:=[.A250]" office:value-type="string" office:string-value="wait" calcext:value-type="string">
            <text:p>wait</text:p>
          </table:table-cell>
          <table:table-cell table:formula="of:=IF([.A250]=&quot;rate&quot;;FLOOR([.D250]*[.$K$1]) &amp; &quot;kbit&quot;;[.D25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170kbit</text:p>
          </table:table-cell>
          <table:table-cell/>
          <table:table-cell table:formula="of:=IF([.A251]=&quot;rate&quot;;MID([.B251];1;FIND(&quot;kb&quot;;[.B251])-1);[.B251])" office:value-type="string" office:string-value="5170" calcext:value-type="string">
            <text:p>5170</text:p>
          </table:table-cell>
          <table:table-cell/>
          <table:table-cell table:formula="of:=[.A251]" office:value-type="string" office:string-value="rate" calcext:value-type="string">
            <text:p>rate</text:p>
          </table:table-cell>
          <table:table-cell table:formula="of:=IF([.A251]=&quot;rate&quot;;FLOOR([.D251]*[.$K$1]) &amp; &quot;kbit&quot;;[.D251])" office:value-type="string" office:string-value="1292kbit" calcext:value-type="string">
            <text:p>129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52]=&quot;rate&quot;;MID([.B252];1;FIND(&quot;kb&quot;;[.B252])-1);[.B252])" office:value-type="string" office:string-value="1s" calcext:value-type="string">
            <text:p>1s</text:p>
          </table:table-cell>
          <table:table-cell/>
          <table:table-cell table:formula="of:=[.A252]" office:value-type="string" office:string-value="wait" calcext:value-type="string">
            <text:p>wait</text:p>
          </table:table-cell>
          <table:table-cell table:formula="of:=IF([.A252]=&quot;rate&quot;;FLOOR([.D252]*[.$K$1]) &amp; &quot;kbit&quot;;[.D25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772kbit</text:p>
          </table:table-cell>
          <table:table-cell/>
          <table:table-cell table:formula="of:=IF([.A253]=&quot;rate&quot;;MID([.B253];1;FIND(&quot;kb&quot;;[.B253])-1);[.B253])" office:value-type="string" office:string-value="4772" calcext:value-type="string">
            <text:p>4772</text:p>
          </table:table-cell>
          <table:table-cell/>
          <table:table-cell table:formula="of:=[.A253]" office:value-type="string" office:string-value="rate" calcext:value-type="string">
            <text:p>rate</text:p>
          </table:table-cell>
          <table:table-cell table:formula="of:=IF([.A253]=&quot;rate&quot;;FLOOR([.D253]*[.$K$1]) &amp; &quot;kbit&quot;;[.D253])" office:value-type="string" office:string-value="1193kbit" calcext:value-type="string">
            <text:p>119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54]=&quot;rate&quot;;MID([.B254];1;FIND(&quot;kb&quot;;[.B254])-1);[.B254])" office:value-type="string" office:string-value="1s" calcext:value-type="string">
            <text:p>1s</text:p>
          </table:table-cell>
          <table:table-cell/>
          <table:table-cell table:formula="of:=[.A254]" office:value-type="string" office:string-value="wait" calcext:value-type="string">
            <text:p>wait</text:p>
          </table:table-cell>
          <table:table-cell table:formula="of:=IF([.A254]=&quot;rate&quot;;FLOOR([.D254]*[.$K$1]) &amp; &quot;kbit&quot;;[.D25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363kbit</text:p>
          </table:table-cell>
          <table:table-cell/>
          <table:table-cell table:formula="of:=IF([.A255]=&quot;rate&quot;;MID([.B255];1;FIND(&quot;kb&quot;;[.B255])-1);[.B255])" office:value-type="string" office:string-value="3363" calcext:value-type="string">
            <text:p>3363</text:p>
          </table:table-cell>
          <table:table-cell/>
          <table:table-cell table:formula="of:=[.A255]" office:value-type="string" office:string-value="rate" calcext:value-type="string">
            <text:p>rate</text:p>
          </table:table-cell>
          <table:table-cell table:formula="of:=IF([.A255]=&quot;rate&quot;;FLOOR([.D255]*[.$K$1]) &amp; &quot;kbit&quot;;[.D255])" office:value-type="string" office:string-value="840kbit" calcext:value-type="string">
            <text:p>84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56]=&quot;rate&quot;;MID([.B256];1;FIND(&quot;kb&quot;;[.B256])-1);[.B256])" office:value-type="string" office:string-value="1s" calcext:value-type="string">
            <text:p>1s</text:p>
          </table:table-cell>
          <table:table-cell/>
          <table:table-cell table:formula="of:=[.A256]" office:value-type="string" office:string-value="wait" calcext:value-type="string">
            <text:p>wait</text:p>
          </table:table-cell>
          <table:table-cell table:formula="of:=IF([.A256]=&quot;rate&quot;;FLOOR([.D256]*[.$K$1]) &amp; &quot;kbit&quot;;[.D25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982kbit</text:p>
          </table:table-cell>
          <table:table-cell/>
          <table:table-cell table:formula="of:=IF([.A257]=&quot;rate&quot;;MID([.B257];1;FIND(&quot;kb&quot;;[.B257])-1);[.B257])" office:value-type="string" office:string-value="4982" calcext:value-type="string">
            <text:p>4982</text:p>
          </table:table-cell>
          <table:table-cell/>
          <table:table-cell table:formula="of:=[.A257]" office:value-type="string" office:string-value="rate" calcext:value-type="string">
            <text:p>rate</text:p>
          </table:table-cell>
          <table:table-cell table:formula="of:=IF([.A257]=&quot;rate&quot;;FLOOR([.D257]*[.$K$1]) &amp; &quot;kbit&quot;;[.D257])" office:value-type="string" office:string-value="1245kbit" calcext:value-type="string">
            <text:p>124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58]=&quot;rate&quot;;MID([.B258];1;FIND(&quot;kb&quot;;[.B258])-1);[.B258])" office:value-type="string" office:string-value="1s" calcext:value-type="string">
            <text:p>1s</text:p>
          </table:table-cell>
          <table:table-cell/>
          <table:table-cell table:formula="of:=[.A258]" office:value-type="string" office:string-value="wait" calcext:value-type="string">
            <text:p>wait</text:p>
          </table:table-cell>
          <table:table-cell table:formula="of:=IF([.A258]=&quot;rate&quot;;FLOOR([.D258]*[.$K$1]) &amp; &quot;kbit&quot;;[.D25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71kbit</text:p>
          </table:table-cell>
          <table:table-cell/>
          <table:table-cell table:formula="of:=IF([.A259]=&quot;rate&quot;;MID([.B259];1;FIND(&quot;kb&quot;;[.B259])-1);[.B259])" office:value-type="string" office:string-value="4671" calcext:value-type="string">
            <text:p>4671</text:p>
          </table:table-cell>
          <table:table-cell/>
          <table:table-cell table:formula="of:=[.A259]" office:value-type="string" office:string-value="rate" calcext:value-type="string">
            <text:p>rate</text:p>
          </table:table-cell>
          <table:table-cell table:formula="of:=IF([.A259]=&quot;rate&quot;;FLOOR([.D259]*[.$K$1]) &amp; &quot;kbit&quot;;[.D259])" office:value-type="string" office:string-value="1167kbit" calcext:value-type="string">
            <text:p>116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60]=&quot;rate&quot;;MID([.B260];1;FIND(&quot;kb&quot;;[.B260])-1);[.B260])" office:value-type="string" office:string-value="1s" calcext:value-type="string">
            <text:p>1s</text:p>
          </table:table-cell>
          <table:table-cell/>
          <table:table-cell table:formula="of:=[.A260]" office:value-type="string" office:string-value="wait" calcext:value-type="string">
            <text:p>wait</text:p>
          </table:table-cell>
          <table:table-cell table:formula="of:=IF([.A260]=&quot;rate&quot;;FLOOR([.D260]*[.$K$1]) &amp; &quot;kbit&quot;;[.D26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679kbit</text:p>
          </table:table-cell>
          <table:table-cell/>
          <table:table-cell table:formula="of:=IF([.A261]=&quot;rate&quot;;MID([.B261];1;FIND(&quot;kb&quot;;[.B261])-1);[.B261])" office:value-type="string" office:string-value="6679" calcext:value-type="string">
            <text:p>6679</text:p>
          </table:table-cell>
          <table:table-cell/>
          <table:table-cell table:formula="of:=[.A261]" office:value-type="string" office:string-value="rate" calcext:value-type="string">
            <text:p>rate</text:p>
          </table:table-cell>
          <table:table-cell table:formula="of:=IF([.A261]=&quot;rate&quot;;FLOOR([.D261]*[.$K$1]) &amp; &quot;kbit&quot;;[.D261])" office:value-type="string" office:string-value="1669kbit" calcext:value-type="string">
            <text:p>166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62]=&quot;rate&quot;;MID([.B262];1;FIND(&quot;kb&quot;;[.B262])-1);[.B262])" office:value-type="string" office:string-value="1s" calcext:value-type="string">
            <text:p>1s</text:p>
          </table:table-cell>
          <table:table-cell/>
          <table:table-cell table:formula="of:=[.A262]" office:value-type="string" office:string-value="wait" calcext:value-type="string">
            <text:p>wait</text:p>
          </table:table-cell>
          <table:table-cell table:formula="of:=IF([.A262]=&quot;rate&quot;;FLOOR([.D262]*[.$K$1]) &amp; &quot;kbit&quot;;[.D26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481kbit</text:p>
          </table:table-cell>
          <table:table-cell/>
          <table:table-cell table:formula="of:=IF([.A263]=&quot;rate&quot;;MID([.B263];1;FIND(&quot;kb&quot;;[.B263])-1);[.B263])" office:value-type="string" office:string-value="4481" calcext:value-type="string">
            <text:p>4481</text:p>
          </table:table-cell>
          <table:table-cell/>
          <table:table-cell table:formula="of:=[.A263]" office:value-type="string" office:string-value="rate" calcext:value-type="string">
            <text:p>rate</text:p>
          </table:table-cell>
          <table:table-cell table:formula="of:=IF([.A263]=&quot;rate&quot;;FLOOR([.D263]*[.$K$1]) &amp; &quot;kbit&quot;;[.D263])" office:value-type="string" office:string-value="1120kbit" calcext:value-type="string">
            <text:p>112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64]=&quot;rate&quot;;MID([.B264];1;FIND(&quot;kb&quot;;[.B264])-1);[.B264])" office:value-type="string" office:string-value="1s" calcext:value-type="string">
            <text:p>1s</text:p>
          </table:table-cell>
          <table:table-cell/>
          <table:table-cell table:formula="of:=[.A264]" office:value-type="string" office:string-value="wait" calcext:value-type="string">
            <text:p>wait</text:p>
          </table:table-cell>
          <table:table-cell table:formula="of:=IF([.A264]=&quot;rate&quot;;FLOOR([.D264]*[.$K$1]) &amp; &quot;kbit&quot;;[.D26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420kbit</text:p>
          </table:table-cell>
          <table:table-cell/>
          <table:table-cell table:formula="of:=IF([.A265]=&quot;rate&quot;;MID([.B265];1;FIND(&quot;kb&quot;;[.B265])-1);[.B265])" office:value-type="string" office:string-value="4420" calcext:value-type="string">
            <text:p>4420</text:p>
          </table:table-cell>
          <table:table-cell/>
          <table:table-cell table:formula="of:=[.A265]" office:value-type="string" office:string-value="rate" calcext:value-type="string">
            <text:p>rate</text:p>
          </table:table-cell>
          <table:table-cell table:formula="of:=IF([.A265]=&quot;rate&quot;;FLOOR([.D265]*[.$K$1]) &amp; &quot;kbit&quot;;[.D265])" office:value-type="string" office:string-value="1105kbit" calcext:value-type="string">
            <text:p>110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66]=&quot;rate&quot;;MID([.B266];1;FIND(&quot;kb&quot;;[.B266])-1);[.B266])" office:value-type="string" office:string-value="1s" calcext:value-type="string">
            <text:p>1s</text:p>
          </table:table-cell>
          <table:table-cell/>
          <table:table-cell table:formula="of:=[.A266]" office:value-type="string" office:string-value="wait" calcext:value-type="string">
            <text:p>wait</text:p>
          </table:table-cell>
          <table:table-cell table:formula="of:=IF([.A266]=&quot;rate&quot;;FLOOR([.D266]*[.$K$1]) &amp; &quot;kbit&quot;;[.D26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727kbit</text:p>
          </table:table-cell>
          <table:table-cell/>
          <table:table-cell table:formula="of:=IF([.A267]=&quot;rate&quot;;MID([.B267];1;FIND(&quot;kb&quot;;[.B267])-1);[.B267])" office:value-type="string" office:string-value="3727" calcext:value-type="string">
            <text:p>3727</text:p>
          </table:table-cell>
          <table:table-cell/>
          <table:table-cell table:formula="of:=[.A267]" office:value-type="string" office:string-value="rate" calcext:value-type="string">
            <text:p>rate</text:p>
          </table:table-cell>
          <table:table-cell table:formula="of:=IF([.A267]=&quot;rate&quot;;FLOOR([.D267]*[.$K$1]) &amp; &quot;kbit&quot;;[.D267])" office:value-type="string" office:string-value="931kbit" calcext:value-type="string">
            <text:p>93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68]=&quot;rate&quot;;MID([.B268];1;FIND(&quot;kb&quot;;[.B268])-1);[.B268])" office:value-type="string" office:string-value="1s" calcext:value-type="string">
            <text:p>1s</text:p>
          </table:table-cell>
          <table:table-cell/>
          <table:table-cell table:formula="of:=[.A268]" office:value-type="string" office:string-value="wait" calcext:value-type="string">
            <text:p>wait</text:p>
          </table:table-cell>
          <table:table-cell table:formula="of:=IF([.A268]=&quot;rate&quot;;FLOOR([.D268]*[.$K$1]) &amp; &quot;kbit&quot;;[.D26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800kbit</text:p>
          </table:table-cell>
          <table:table-cell/>
          <table:table-cell table:formula="of:=IF([.A269]=&quot;rate&quot;;MID([.B269];1;FIND(&quot;kb&quot;;[.B269])-1);[.B269])" office:value-type="string" office:string-value="5800" calcext:value-type="string">
            <text:p>5800</text:p>
          </table:table-cell>
          <table:table-cell/>
          <table:table-cell table:formula="of:=[.A269]" office:value-type="string" office:string-value="rate" calcext:value-type="string">
            <text:p>rate</text:p>
          </table:table-cell>
          <table:table-cell table:formula="of:=IF([.A269]=&quot;rate&quot;;FLOOR([.D269]*[.$K$1]) &amp; &quot;kbit&quot;;[.D269])" office:value-type="string" office:string-value="1450kbit" calcext:value-type="string">
            <text:p>145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70]=&quot;rate&quot;;MID([.B270];1;FIND(&quot;kb&quot;;[.B270])-1);[.B270])" office:value-type="string" office:string-value="1s" calcext:value-type="string">
            <text:p>1s</text:p>
          </table:table-cell>
          <table:table-cell/>
          <table:table-cell table:formula="of:=[.A270]" office:value-type="string" office:string-value="wait" calcext:value-type="string">
            <text:p>wait</text:p>
          </table:table-cell>
          <table:table-cell table:formula="of:=IF([.A270]=&quot;rate&quot;;FLOOR([.D270]*[.$K$1]) &amp; &quot;kbit&quot;;[.D27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666kbit</text:p>
          </table:table-cell>
          <table:table-cell/>
          <table:table-cell table:formula="of:=IF([.A271]=&quot;rate&quot;;MID([.B271];1;FIND(&quot;kb&quot;;[.B271])-1);[.B271])" office:value-type="string" office:string-value="5666" calcext:value-type="string">
            <text:p>5666</text:p>
          </table:table-cell>
          <table:table-cell/>
          <table:table-cell table:formula="of:=[.A271]" office:value-type="string" office:string-value="rate" calcext:value-type="string">
            <text:p>rate</text:p>
          </table:table-cell>
          <table:table-cell table:formula="of:=IF([.A271]=&quot;rate&quot;;FLOOR([.D271]*[.$K$1]) &amp; &quot;kbit&quot;;[.D271])" office:value-type="string" office:string-value="1416kbit" calcext:value-type="string">
            <text:p>141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72]=&quot;rate&quot;;MID([.B272];1;FIND(&quot;kb&quot;;[.B272])-1);[.B272])" office:value-type="string" office:string-value="1s" calcext:value-type="string">
            <text:p>1s</text:p>
          </table:table-cell>
          <table:table-cell/>
          <table:table-cell table:formula="of:=[.A272]" office:value-type="string" office:string-value="wait" calcext:value-type="string">
            <text:p>wait</text:p>
          </table:table-cell>
          <table:table-cell table:formula="of:=IF([.A272]=&quot;rate&quot;;FLOOR([.D272]*[.$K$1]) &amp; &quot;kbit&quot;;[.D27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44kbit</text:p>
          </table:table-cell>
          <table:table-cell/>
          <table:table-cell table:formula="of:=IF([.A273]=&quot;rate&quot;;MID([.B273];1;FIND(&quot;kb&quot;;[.B273])-1);[.B273])" office:value-type="string" office:string-value="4044" calcext:value-type="string">
            <text:p>4044</text:p>
          </table:table-cell>
          <table:table-cell/>
          <table:table-cell table:formula="of:=[.A273]" office:value-type="string" office:string-value="rate" calcext:value-type="string">
            <text:p>rate</text:p>
          </table:table-cell>
          <table:table-cell table:formula="of:=IF([.A273]=&quot;rate&quot;;FLOOR([.D273]*[.$K$1]) &amp; &quot;kbit&quot;;[.D273])" office:value-type="string" office:string-value="1011kbit" calcext:value-type="string">
            <text:p>101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74]=&quot;rate&quot;;MID([.B274];1;FIND(&quot;kb&quot;;[.B274])-1);[.B274])" office:value-type="string" office:string-value="1s" calcext:value-type="string">
            <text:p>1s</text:p>
          </table:table-cell>
          <table:table-cell/>
          <table:table-cell table:formula="of:=[.A274]" office:value-type="string" office:string-value="wait" calcext:value-type="string">
            <text:p>wait</text:p>
          </table:table-cell>
          <table:table-cell table:formula="of:=IF([.A274]=&quot;rate&quot;;FLOOR([.D274]*[.$K$1]) &amp; &quot;kbit&quot;;[.D27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984kbit</text:p>
          </table:table-cell>
          <table:table-cell/>
          <table:table-cell table:formula="of:=IF([.A275]=&quot;rate&quot;;MID([.B275];1;FIND(&quot;kb&quot;;[.B275])-1);[.B275])" office:value-type="string" office:string-value="4984" calcext:value-type="string">
            <text:p>4984</text:p>
          </table:table-cell>
          <table:table-cell/>
          <table:table-cell table:formula="of:=[.A275]" office:value-type="string" office:string-value="rate" calcext:value-type="string">
            <text:p>rate</text:p>
          </table:table-cell>
          <table:table-cell table:formula="of:=IF([.A275]=&quot;rate&quot;;FLOOR([.D275]*[.$K$1]) &amp; &quot;kbit&quot;;[.D275])" office:value-type="string" office:string-value="1246kbit" calcext:value-type="string">
            <text:p>124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76]=&quot;rate&quot;;MID([.B276];1;FIND(&quot;kb&quot;;[.B276])-1);[.B276])" office:value-type="string" office:string-value="1s" calcext:value-type="string">
            <text:p>1s</text:p>
          </table:table-cell>
          <table:table-cell/>
          <table:table-cell table:formula="of:=[.A276]" office:value-type="string" office:string-value="wait" calcext:value-type="string">
            <text:p>wait</text:p>
          </table:table-cell>
          <table:table-cell table:formula="of:=IF([.A276]=&quot;rate&quot;;FLOOR([.D276]*[.$K$1]) &amp; &quot;kbit&quot;;[.D27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895kbit</text:p>
          </table:table-cell>
          <table:table-cell/>
          <table:table-cell table:formula="of:=IF([.A277]=&quot;rate&quot;;MID([.B277];1;FIND(&quot;kb&quot;;[.B277])-1);[.B277])" office:value-type="string" office:string-value="3895" calcext:value-type="string">
            <text:p>3895</text:p>
          </table:table-cell>
          <table:table-cell/>
          <table:table-cell table:formula="of:=[.A277]" office:value-type="string" office:string-value="rate" calcext:value-type="string">
            <text:p>rate</text:p>
          </table:table-cell>
          <table:table-cell table:formula="of:=IF([.A277]=&quot;rate&quot;;FLOOR([.D277]*[.$K$1]) &amp; &quot;kbit&quot;;[.D277])" office:value-type="string" office:string-value="973kbit" calcext:value-type="string">
            <text:p>97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78]=&quot;rate&quot;;MID([.B278];1;FIND(&quot;kb&quot;;[.B278])-1);[.B278])" office:value-type="string" office:string-value="1s" calcext:value-type="string">
            <text:p>1s</text:p>
          </table:table-cell>
          <table:table-cell/>
          <table:table-cell table:formula="of:=[.A278]" office:value-type="string" office:string-value="wait" calcext:value-type="string">
            <text:p>wait</text:p>
          </table:table-cell>
          <table:table-cell table:formula="of:=IF([.A278]=&quot;rate&quot;;FLOOR([.D278]*[.$K$1]) &amp; &quot;kbit&quot;;[.D27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075kbit</text:p>
          </table:table-cell>
          <table:table-cell/>
          <table:table-cell table:formula="of:=IF([.A279]=&quot;rate&quot;;MID([.B279];1;FIND(&quot;kb&quot;;[.B279])-1);[.B279])" office:value-type="string" office:string-value="5075" calcext:value-type="string">
            <text:p>5075</text:p>
          </table:table-cell>
          <table:table-cell/>
          <table:table-cell table:formula="of:=[.A279]" office:value-type="string" office:string-value="rate" calcext:value-type="string">
            <text:p>rate</text:p>
          </table:table-cell>
          <table:table-cell table:formula="of:=IF([.A279]=&quot;rate&quot;;FLOOR([.D279]*[.$K$1]) &amp; &quot;kbit&quot;;[.D279])" office:value-type="string" office:string-value="1268kbit" calcext:value-type="string">
            <text:p>126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80]=&quot;rate&quot;;MID([.B280];1;FIND(&quot;kb&quot;;[.B280])-1);[.B280])" office:value-type="string" office:string-value="1s" calcext:value-type="string">
            <text:p>1s</text:p>
          </table:table-cell>
          <table:table-cell/>
          <table:table-cell table:formula="of:=[.A280]" office:value-type="string" office:string-value="wait" calcext:value-type="string">
            <text:p>wait</text:p>
          </table:table-cell>
          <table:table-cell table:formula="of:=IF([.A280]=&quot;rate&quot;;FLOOR([.D280]*[.$K$1]) &amp; &quot;kbit&quot;;[.D28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55kbit</text:p>
          </table:table-cell>
          <table:table-cell/>
          <table:table-cell table:formula="of:=IF([.A281]=&quot;rate&quot;;MID([.B281];1;FIND(&quot;kb&quot;;[.B281])-1);[.B281])" office:value-type="string" office:string-value="2355" calcext:value-type="string">
            <text:p>2355</text:p>
          </table:table-cell>
          <table:table-cell/>
          <table:table-cell table:formula="of:=[.A281]" office:value-type="string" office:string-value="rate" calcext:value-type="string">
            <text:p>rate</text:p>
          </table:table-cell>
          <table:table-cell table:formula="of:=IF([.A281]=&quot;rate&quot;;FLOOR([.D281]*[.$K$1]) &amp; &quot;kbit&quot;;[.D281])" office:value-type="string" office:string-value="588kbit" calcext:value-type="string">
            <text:p>58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82]=&quot;rate&quot;;MID([.B282];1;FIND(&quot;kb&quot;;[.B282])-1);[.B282])" office:value-type="string" office:string-value="1s" calcext:value-type="string">
            <text:p>1s</text:p>
          </table:table-cell>
          <table:table-cell/>
          <table:table-cell table:formula="of:=[.A282]" office:value-type="string" office:string-value="wait" calcext:value-type="string">
            <text:p>wait</text:p>
          </table:table-cell>
          <table:table-cell table:formula="of:=IF([.A282]=&quot;rate&quot;;FLOOR([.D282]*[.$K$1]) &amp; &quot;kbit&quot;;[.D28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439kbit</text:p>
          </table:table-cell>
          <table:table-cell/>
          <table:table-cell table:formula="of:=IF([.A283]=&quot;rate&quot;;MID([.B283];1;FIND(&quot;kb&quot;;[.B283])-1);[.B283])" office:value-type="string" office:string-value="2439" calcext:value-type="string">
            <text:p>2439</text:p>
          </table:table-cell>
          <table:table-cell/>
          <table:table-cell table:formula="of:=[.A283]" office:value-type="string" office:string-value="rate" calcext:value-type="string">
            <text:p>rate</text:p>
          </table:table-cell>
          <table:table-cell table:formula="of:=IF([.A283]=&quot;rate&quot;;FLOOR([.D283]*[.$K$1]) &amp; &quot;kbit&quot;;[.D283])" office:value-type="string" office:string-value="609kbit" calcext:value-type="string">
            <text:p>60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84]=&quot;rate&quot;;MID([.B284];1;FIND(&quot;kb&quot;;[.B284])-1);[.B284])" office:value-type="string" office:string-value="1s" calcext:value-type="string">
            <text:p>1s</text:p>
          </table:table-cell>
          <table:table-cell/>
          <table:table-cell table:formula="of:=[.A284]" office:value-type="string" office:string-value="wait" calcext:value-type="string">
            <text:p>wait</text:p>
          </table:table-cell>
          <table:table-cell table:formula="of:=IF([.A284]=&quot;rate&quot;;FLOOR([.D284]*[.$K$1]) &amp; &quot;kbit&quot;;[.D28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608kbit</text:p>
          </table:table-cell>
          <table:table-cell/>
          <table:table-cell table:formula="of:=IF([.A285]=&quot;rate&quot;;MID([.B285];1;FIND(&quot;kb&quot;;[.B285])-1);[.B285])" office:value-type="string" office:string-value="1608" calcext:value-type="string">
            <text:p>1608</text:p>
          </table:table-cell>
          <table:table-cell/>
          <table:table-cell table:formula="of:=[.A285]" office:value-type="string" office:string-value="rate" calcext:value-type="string">
            <text:p>rate</text:p>
          </table:table-cell>
          <table:table-cell table:formula="of:=IF([.A285]=&quot;rate&quot;;FLOOR([.D285]*[.$K$1]) &amp; &quot;kbit&quot;;[.D285])" office:value-type="string" office:string-value="402kbit" calcext:value-type="string">
            <text:p>40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86]=&quot;rate&quot;;MID([.B286];1;FIND(&quot;kb&quot;;[.B286])-1);[.B286])" office:value-type="string" office:string-value="1s" calcext:value-type="string">
            <text:p>1s</text:p>
          </table:table-cell>
          <table:table-cell/>
          <table:table-cell table:formula="of:=[.A286]" office:value-type="string" office:string-value="wait" calcext:value-type="string">
            <text:p>wait</text:p>
          </table:table-cell>
          <table:table-cell table:formula="of:=IF([.A286]=&quot;rate&quot;;FLOOR([.D286]*[.$K$1]) &amp; &quot;kbit&quot;;[.D28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00kbit</text:p>
          </table:table-cell>
          <table:table-cell/>
          <table:table-cell table:formula="of:=IF([.A287]=&quot;rate&quot;;MID([.B287];1;FIND(&quot;kb&quot;;[.B287])-1);[.B287])" office:value-type="string" office:string-value="800" calcext:value-type="string">
            <text:p>800</text:p>
          </table:table-cell>
          <table:table-cell/>
          <table:table-cell table:formula="of:=[.A287]" office:value-type="string" office:string-value="rate" calcext:value-type="string">
            <text:p>rate</text:p>
          </table:table-cell>
          <table:table-cell table:formula="of:=IF([.A287]=&quot;rate&quot;;FLOOR([.D287]*[.$K$1]) &amp; &quot;kbit&quot;;[.D287])" office:value-type="string" office:string-value="200kbit" calcext:value-type="string">
            <text:p>20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88]=&quot;rate&quot;;MID([.B288];1;FIND(&quot;kb&quot;;[.B288])-1);[.B288])" office:value-type="string" office:string-value="1s" calcext:value-type="string">
            <text:p>1s</text:p>
          </table:table-cell>
          <table:table-cell/>
          <table:table-cell table:formula="of:=[.A288]" office:value-type="string" office:string-value="wait" calcext:value-type="string">
            <text:p>wait</text:p>
          </table:table-cell>
          <table:table-cell table:formula="of:=IF([.A288]=&quot;rate&quot;;FLOOR([.D288]*[.$K$1]) &amp; &quot;kbit&quot;;[.D28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00kbit</text:p>
          </table:table-cell>
          <table:table-cell/>
          <table:table-cell table:formula="of:=IF([.A289]=&quot;rate&quot;;MID([.B289];1;FIND(&quot;kb&quot;;[.B289])-1);[.B289])" office:value-type="string" office:string-value="800" calcext:value-type="string">
            <text:p>800</text:p>
          </table:table-cell>
          <table:table-cell/>
          <table:table-cell table:formula="of:=[.A289]" office:value-type="string" office:string-value="rate" calcext:value-type="string">
            <text:p>rate</text:p>
          </table:table-cell>
          <table:table-cell table:formula="of:=IF([.A289]=&quot;rate&quot;;FLOOR([.D289]*[.$K$1]) &amp; &quot;kbit&quot;;[.D289])" office:value-type="string" office:string-value="200kbit" calcext:value-type="string">
            <text:p>20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90]=&quot;rate&quot;;MID([.B290];1;FIND(&quot;kb&quot;;[.B290])-1);[.B290])" office:value-type="string" office:string-value="1s" calcext:value-type="string">
            <text:p>1s</text:p>
          </table:table-cell>
          <table:table-cell/>
          <table:table-cell table:formula="of:=[.A290]" office:value-type="string" office:string-value="wait" calcext:value-type="string">
            <text:p>wait</text:p>
          </table:table-cell>
          <table:table-cell table:formula="of:=IF([.A290]=&quot;rate&quot;;FLOOR([.D290]*[.$K$1]) &amp; &quot;kbit&quot;;[.D29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00kbit</text:p>
          </table:table-cell>
          <table:table-cell/>
          <table:table-cell table:formula="of:=IF([.A291]=&quot;rate&quot;;MID([.B291];1;FIND(&quot;kb&quot;;[.B291])-1);[.B291])" office:value-type="string" office:string-value="800" calcext:value-type="string">
            <text:p>800</text:p>
          </table:table-cell>
          <table:table-cell/>
          <table:table-cell table:formula="of:=[.A291]" office:value-type="string" office:string-value="rate" calcext:value-type="string">
            <text:p>rate</text:p>
          </table:table-cell>
          <table:table-cell table:formula="of:=IF([.A291]=&quot;rate&quot;;FLOOR([.D291]*[.$K$1]) &amp; &quot;kbit&quot;;[.D291])" office:value-type="string" office:string-value="200kbit" calcext:value-type="string">
            <text:p>20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92]=&quot;rate&quot;;MID([.B292];1;FIND(&quot;kb&quot;;[.B292])-1);[.B292])" office:value-type="string" office:string-value="1s" calcext:value-type="string">
            <text:p>1s</text:p>
          </table:table-cell>
          <table:table-cell/>
          <table:table-cell table:formula="of:=[.A292]" office:value-type="string" office:string-value="wait" calcext:value-type="string">
            <text:p>wait</text:p>
          </table:table-cell>
          <table:table-cell table:formula="of:=IF([.A292]=&quot;rate&quot;;FLOOR([.D292]*[.$K$1]) &amp; &quot;kbit&quot;;[.D29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00kbit</text:p>
          </table:table-cell>
          <table:table-cell/>
          <table:table-cell table:formula="of:=IF([.A293]=&quot;rate&quot;;MID([.B293];1;FIND(&quot;kb&quot;;[.B293])-1);[.B293])" office:value-type="string" office:string-value="800" calcext:value-type="string">
            <text:p>800</text:p>
          </table:table-cell>
          <table:table-cell/>
          <table:table-cell table:formula="of:=[.A293]" office:value-type="string" office:string-value="rate" calcext:value-type="string">
            <text:p>rate</text:p>
          </table:table-cell>
          <table:table-cell table:formula="of:=IF([.A293]=&quot;rate&quot;;FLOOR([.D293]*[.$K$1]) &amp; &quot;kbit&quot;;[.D293])" office:value-type="string" office:string-value="200kbit" calcext:value-type="string">
            <text:p>20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94]=&quot;rate&quot;;MID([.B294];1;FIND(&quot;kb&quot;;[.B294])-1);[.B294])" office:value-type="string" office:string-value="1s" calcext:value-type="string">
            <text:p>1s</text:p>
          </table:table-cell>
          <table:table-cell/>
          <table:table-cell table:formula="of:=[.A294]" office:value-type="string" office:string-value="wait" calcext:value-type="string">
            <text:p>wait</text:p>
          </table:table-cell>
          <table:table-cell table:formula="of:=IF([.A294]=&quot;rate&quot;;FLOOR([.D294]*[.$K$1]) &amp; &quot;kbit&quot;;[.D29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601kbit</text:p>
          </table:table-cell>
          <table:table-cell/>
          <table:table-cell table:formula="of:=IF([.A295]=&quot;rate&quot;;MID([.B295];1;FIND(&quot;kb&quot;;[.B295])-1);[.B295])" office:value-type="string" office:string-value="3601" calcext:value-type="string">
            <text:p>3601</text:p>
          </table:table-cell>
          <table:table-cell/>
          <table:table-cell table:formula="of:=[.A295]" office:value-type="string" office:string-value="rate" calcext:value-type="string">
            <text:p>rate</text:p>
          </table:table-cell>
          <table:table-cell table:formula="of:=IF([.A295]=&quot;rate&quot;;FLOOR([.D295]*[.$K$1]) &amp; &quot;kbit&quot;;[.D295])" office:value-type="string" office:string-value="900kbit" calcext:value-type="string">
            <text:p>90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96]=&quot;rate&quot;;MID([.B296];1;FIND(&quot;kb&quot;;[.B296])-1);[.B296])" office:value-type="string" office:string-value="1s" calcext:value-type="string">
            <text:p>1s</text:p>
          </table:table-cell>
          <table:table-cell/>
          <table:table-cell table:formula="of:=[.A296]" office:value-type="string" office:string-value="wait" calcext:value-type="string">
            <text:p>wait</text:p>
          </table:table-cell>
          <table:table-cell table:formula="of:=IF([.A296]=&quot;rate&quot;;FLOOR([.D296]*[.$K$1]) &amp; &quot;kbit&quot;;[.D29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64kbit</text:p>
          </table:table-cell>
          <table:table-cell/>
          <table:table-cell table:formula="of:=IF([.A297]=&quot;rate&quot;;MID([.B297];1;FIND(&quot;kb&quot;;[.B297])-1);[.B297])" office:value-type="string" office:string-value="664" calcext:value-type="string">
            <text:p>664</text:p>
          </table:table-cell>
          <table:table-cell/>
          <table:table-cell table:formula="of:=[.A297]" office:value-type="string" office:string-value="rate" calcext:value-type="string">
            <text:p>rate</text:p>
          </table:table-cell>
          <table:table-cell table:formula="of:=IF([.A297]=&quot;rate&quot;;FLOOR([.D297]*[.$K$1]) &amp; &quot;kbit&quot;;[.D297])" office:value-type="string" office:string-value="166kbit" calcext:value-type="string">
            <text:p>16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298]=&quot;rate&quot;;MID([.B298];1;FIND(&quot;kb&quot;;[.B298])-1);[.B298])" office:value-type="string" office:string-value="1s" calcext:value-type="string">
            <text:p>1s</text:p>
          </table:table-cell>
          <table:table-cell/>
          <table:table-cell table:formula="of:=[.A298]" office:value-type="string" office:string-value="wait" calcext:value-type="string">
            <text:p>wait</text:p>
          </table:table-cell>
          <table:table-cell table:formula="of:=IF([.A298]=&quot;rate&quot;;FLOOR([.D298]*[.$K$1]) &amp; &quot;kbit&quot;;[.D29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64kbit</text:p>
          </table:table-cell>
          <table:table-cell/>
          <table:table-cell table:formula="of:=IF([.A299]=&quot;rate&quot;;MID([.B299];1;FIND(&quot;kb&quot;;[.B299])-1);[.B299])" office:value-type="string" office:string-value="764" calcext:value-type="string">
            <text:p>764</text:p>
          </table:table-cell>
          <table:table-cell/>
          <table:table-cell table:formula="of:=[.A299]" office:value-type="string" office:string-value="rate" calcext:value-type="string">
            <text:p>rate</text:p>
          </table:table-cell>
          <table:table-cell table:formula="of:=IF([.A299]=&quot;rate&quot;;FLOOR([.D299]*[.$K$1]) &amp; &quot;kbit&quot;;[.D299])" office:value-type="string" office:string-value="191kbit" calcext:value-type="string">
            <text:p>19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00]=&quot;rate&quot;;MID([.B300];1;FIND(&quot;kb&quot;;[.B300])-1);[.B300])" office:value-type="string" office:string-value="1s" calcext:value-type="string">
            <text:p>1s</text:p>
          </table:table-cell>
          <table:table-cell/>
          <table:table-cell table:formula="of:=[.A300]" office:value-type="string" office:string-value="wait" calcext:value-type="string">
            <text:p>wait</text:p>
          </table:table-cell>
          <table:table-cell table:formula="of:=IF([.A300]=&quot;rate&quot;;FLOOR([.D300]*[.$K$1]) &amp; &quot;kbit&quot;;[.D30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81kbit</text:p>
          </table:table-cell>
          <table:table-cell/>
          <table:table-cell table:formula="of:=IF([.A301]=&quot;rate&quot;;MID([.B301];1;FIND(&quot;kb&quot;;[.B301])-1);[.B301])" office:value-type="string" office:string-value="781" calcext:value-type="string">
            <text:p>781</text:p>
          </table:table-cell>
          <table:table-cell/>
          <table:table-cell table:formula="of:=[.A301]" office:value-type="string" office:string-value="rate" calcext:value-type="string">
            <text:p>rate</text:p>
          </table:table-cell>
          <table:table-cell table:formula="of:=IF([.A301]=&quot;rate&quot;;FLOOR([.D301]*[.$K$1]) &amp; &quot;kbit&quot;;[.D301])" office:value-type="string" office:string-value="195kbit" calcext:value-type="string">
            <text:p>19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02]=&quot;rate&quot;;MID([.B302];1;FIND(&quot;kb&quot;;[.B302])-1);[.B302])" office:value-type="string" office:string-value="1s" calcext:value-type="string">
            <text:p>1s</text:p>
          </table:table-cell>
          <table:table-cell/>
          <table:table-cell table:formula="of:=[.A302]" office:value-type="string" office:string-value="wait" calcext:value-type="string">
            <text:p>wait</text:p>
          </table:table-cell>
          <table:table-cell table:formula="of:=IF([.A302]=&quot;rate&quot;;FLOOR([.D302]*[.$K$1]) &amp; &quot;kbit&quot;;[.D30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90kbit</text:p>
          </table:table-cell>
          <table:table-cell/>
          <table:table-cell table:formula="of:=IF([.A303]=&quot;rate&quot;;MID([.B303];1;FIND(&quot;kb&quot;;[.B303])-1);[.B303])" office:value-type="string" office:string-value="2390" calcext:value-type="string">
            <text:p>2390</text:p>
          </table:table-cell>
          <table:table-cell/>
          <table:table-cell table:formula="of:=[.A303]" office:value-type="string" office:string-value="rate" calcext:value-type="string">
            <text:p>rate</text:p>
          </table:table-cell>
          <table:table-cell table:formula="of:=IF([.A303]=&quot;rate&quot;;FLOOR([.D303]*[.$K$1]) &amp; &quot;kbit&quot;;[.D303])" office:value-type="string" office:string-value="597kbit" calcext:value-type="string">
            <text:p>59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04]=&quot;rate&quot;;MID([.B304];1;FIND(&quot;kb&quot;;[.B304])-1);[.B304])" office:value-type="string" office:string-value="1s" calcext:value-type="string">
            <text:p>1s</text:p>
          </table:table-cell>
          <table:table-cell/>
          <table:table-cell table:formula="of:=[.A304]" office:value-type="string" office:string-value="wait" calcext:value-type="string">
            <text:p>wait</text:p>
          </table:table-cell>
          <table:table-cell table:formula="of:=IF([.A304]=&quot;rate&quot;;FLOOR([.D304]*[.$K$1]) &amp; &quot;kbit&quot;;[.D30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44kbit</text:p>
          </table:table-cell>
          <table:table-cell/>
          <table:table-cell table:formula="of:=IF([.A305]=&quot;rate&quot;;MID([.B305];1;FIND(&quot;kb&quot;;[.B305])-1);[.B305])" office:value-type="string" office:string-value="544" calcext:value-type="string">
            <text:p>544</text:p>
          </table:table-cell>
          <table:table-cell/>
          <table:table-cell table:formula="of:=[.A305]" office:value-type="string" office:string-value="rate" calcext:value-type="string">
            <text:p>rate</text:p>
          </table:table-cell>
          <table:table-cell table:formula="of:=IF([.A305]=&quot;rate&quot;;FLOOR([.D305]*[.$K$1]) &amp; &quot;kbit&quot;;[.D305])" office:value-type="string" office:string-value="136kbit" calcext:value-type="string">
            <text:p>13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06]=&quot;rate&quot;;MID([.B306];1;FIND(&quot;kb&quot;;[.B306])-1);[.B306])" office:value-type="string" office:string-value="1s" calcext:value-type="string">
            <text:p>1s</text:p>
          </table:table-cell>
          <table:table-cell/>
          <table:table-cell table:formula="of:=[.A306]" office:value-type="string" office:string-value="wait" calcext:value-type="string">
            <text:p>wait</text:p>
          </table:table-cell>
          <table:table-cell table:formula="of:=IF([.A306]=&quot;rate&quot;;FLOOR([.D306]*[.$K$1]) &amp; &quot;kbit&quot;;[.D30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99kbit</text:p>
          </table:table-cell>
          <table:table-cell/>
          <table:table-cell table:formula="of:=IF([.A307]=&quot;rate&quot;;MID([.B307];1;FIND(&quot;kb&quot;;[.B307])-1);[.B307])" office:value-type="string" office:string-value="899" calcext:value-type="string">
            <text:p>899</text:p>
          </table:table-cell>
          <table:table-cell/>
          <table:table-cell table:formula="of:=[.A307]" office:value-type="string" office:string-value="rate" calcext:value-type="string">
            <text:p>rate</text:p>
          </table:table-cell>
          <table:table-cell table:formula="of:=IF([.A307]=&quot;rate&quot;;FLOOR([.D307]*[.$K$1]) &amp; &quot;kbit&quot;;[.D307])" office:value-type="string" office:string-value="224kbit" calcext:value-type="string">
            <text:p>22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08]=&quot;rate&quot;;MID([.B308];1;FIND(&quot;kb&quot;;[.B308])-1);[.B308])" office:value-type="string" office:string-value="1s" calcext:value-type="string">
            <text:p>1s</text:p>
          </table:table-cell>
          <table:table-cell/>
          <table:table-cell table:formula="of:=[.A308]" office:value-type="string" office:string-value="wait" calcext:value-type="string">
            <text:p>wait</text:p>
          </table:table-cell>
          <table:table-cell table:formula="of:=IF([.A308]=&quot;rate&quot;;FLOOR([.D308]*[.$K$1]) &amp; &quot;kbit&quot;;[.D30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247kbit</text:p>
          </table:table-cell>
          <table:table-cell/>
          <table:table-cell table:formula="of:=IF([.A309]=&quot;rate&quot;;MID([.B309];1;FIND(&quot;kb&quot;;[.B309])-1);[.B309])" office:value-type="string" office:string-value="2247" calcext:value-type="string">
            <text:p>2247</text:p>
          </table:table-cell>
          <table:table-cell/>
          <table:table-cell table:formula="of:=[.A309]" office:value-type="string" office:string-value="rate" calcext:value-type="string">
            <text:p>rate</text:p>
          </table:table-cell>
          <table:table-cell table:formula="of:=IF([.A309]=&quot;rate&quot;;FLOOR([.D309]*[.$K$1]) &amp; &quot;kbit&quot;;[.D309])" office:value-type="string" office:string-value="561kbit" calcext:value-type="string">
            <text:p>56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10]=&quot;rate&quot;;MID([.B310];1;FIND(&quot;kb&quot;;[.B310])-1);[.B310])" office:value-type="string" office:string-value="1s" calcext:value-type="string">
            <text:p>1s</text:p>
          </table:table-cell>
          <table:table-cell/>
          <table:table-cell table:formula="of:=[.A310]" office:value-type="string" office:string-value="wait" calcext:value-type="string">
            <text:p>wait</text:p>
          </table:table-cell>
          <table:table-cell table:formula="of:=IF([.A310]=&quot;rate&quot;;FLOOR([.D310]*[.$K$1]) &amp; &quot;kbit&quot;;[.D31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837kbit</text:p>
          </table:table-cell>
          <table:table-cell/>
          <table:table-cell table:formula="of:=IF([.A311]=&quot;rate&quot;;MID([.B311];1;FIND(&quot;kb&quot;;[.B311])-1);[.B311])" office:value-type="string" office:string-value="2837" calcext:value-type="string">
            <text:p>2837</text:p>
          </table:table-cell>
          <table:table-cell/>
          <table:table-cell table:formula="of:=[.A311]" office:value-type="string" office:string-value="rate" calcext:value-type="string">
            <text:p>rate</text:p>
          </table:table-cell>
          <table:table-cell table:formula="of:=IF([.A311]=&quot;rate&quot;;FLOOR([.D311]*[.$K$1]) &amp; &quot;kbit&quot;;[.D311])" office:value-type="string" office:string-value="709kbit" calcext:value-type="string">
            <text:p>70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12]=&quot;rate&quot;;MID([.B312];1;FIND(&quot;kb&quot;;[.B312])-1);[.B312])" office:value-type="string" office:string-value="1s" calcext:value-type="string">
            <text:p>1s</text:p>
          </table:table-cell>
          <table:table-cell/>
          <table:table-cell table:formula="of:=[.A312]" office:value-type="string" office:string-value="wait" calcext:value-type="string">
            <text:p>wait</text:p>
          </table:table-cell>
          <table:table-cell table:formula="of:=IF([.A312]=&quot;rate&quot;;FLOOR([.D312]*[.$K$1]) &amp; &quot;kbit&quot;;[.D31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689kbit</text:p>
          </table:table-cell>
          <table:table-cell/>
          <table:table-cell table:formula="of:=IF([.A313]=&quot;rate&quot;;MID([.B313];1;FIND(&quot;kb&quot;;[.B313])-1);[.B313])" office:value-type="string" office:string-value="1689" calcext:value-type="string">
            <text:p>1689</text:p>
          </table:table-cell>
          <table:table-cell/>
          <table:table-cell table:formula="of:=[.A313]" office:value-type="string" office:string-value="rate" calcext:value-type="string">
            <text:p>rate</text:p>
          </table:table-cell>
          <table:table-cell table:formula="of:=IF([.A313]=&quot;rate&quot;;FLOOR([.D313]*[.$K$1]) &amp; &quot;kbit&quot;;[.D313])" office:value-type="string" office:string-value="422kbit" calcext:value-type="string">
            <text:p>42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14]=&quot;rate&quot;;MID([.B314];1;FIND(&quot;kb&quot;;[.B314])-1);[.B314])" office:value-type="string" office:string-value="1s" calcext:value-type="string">
            <text:p>1s</text:p>
          </table:table-cell>
          <table:table-cell/>
          <table:table-cell table:formula="of:=[.A314]" office:value-type="string" office:string-value="wait" calcext:value-type="string">
            <text:p>wait</text:p>
          </table:table-cell>
          <table:table-cell table:formula="of:=IF([.A314]=&quot;rate&quot;;FLOOR([.D314]*[.$K$1]) &amp; &quot;kbit&quot;;[.D31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106kbit</text:p>
          </table:table-cell>
          <table:table-cell/>
          <table:table-cell table:formula="of:=IF([.A315]=&quot;rate&quot;;MID([.B315];1;FIND(&quot;kb&quot;;[.B315])-1);[.B315])" office:value-type="string" office:string-value="2106" calcext:value-type="string">
            <text:p>2106</text:p>
          </table:table-cell>
          <table:table-cell/>
          <table:table-cell table:formula="of:=[.A315]" office:value-type="string" office:string-value="rate" calcext:value-type="string">
            <text:p>rate</text:p>
          </table:table-cell>
          <table:table-cell table:formula="of:=IF([.A315]=&quot;rate&quot;;FLOOR([.D315]*[.$K$1]) &amp; &quot;kbit&quot;;[.D315])" office:value-type="string" office:string-value="526kbit" calcext:value-type="string">
            <text:p>52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16]=&quot;rate&quot;;MID([.B316];1;FIND(&quot;kb&quot;;[.B316])-1);[.B316])" office:value-type="string" office:string-value="1s" calcext:value-type="string">
            <text:p>1s</text:p>
          </table:table-cell>
          <table:table-cell/>
          <table:table-cell table:formula="of:=[.A316]" office:value-type="string" office:string-value="wait" calcext:value-type="string">
            <text:p>wait</text:p>
          </table:table-cell>
          <table:table-cell table:formula="of:=IF([.A316]=&quot;rate&quot;;FLOOR([.D316]*[.$K$1]) &amp; &quot;kbit&quot;;[.D31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321kbit</text:p>
          </table:table-cell>
          <table:table-cell/>
          <table:table-cell table:formula="of:=IF([.A317]=&quot;rate&quot;;MID([.B317];1;FIND(&quot;kb&quot;;[.B317])-1);[.B317])" office:value-type="string" office:string-value="3321" calcext:value-type="string">
            <text:p>3321</text:p>
          </table:table-cell>
          <table:table-cell/>
          <table:table-cell table:formula="of:=[.A317]" office:value-type="string" office:string-value="rate" calcext:value-type="string">
            <text:p>rate</text:p>
          </table:table-cell>
          <table:table-cell table:formula="of:=IF([.A317]=&quot;rate&quot;;FLOOR([.D317]*[.$K$1]) &amp; &quot;kbit&quot;;[.D317])" office:value-type="string" office:string-value="830kbit" calcext:value-type="string">
            <text:p>83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18]=&quot;rate&quot;;MID([.B318];1;FIND(&quot;kb&quot;;[.B318])-1);[.B318])" office:value-type="string" office:string-value="1s" calcext:value-type="string">
            <text:p>1s</text:p>
          </table:table-cell>
          <table:table-cell/>
          <table:table-cell table:formula="of:=[.A318]" office:value-type="string" office:string-value="wait" calcext:value-type="string">
            <text:p>wait</text:p>
          </table:table-cell>
          <table:table-cell table:formula="of:=IF([.A318]=&quot;rate&quot;;FLOOR([.D318]*[.$K$1]) &amp; &quot;kbit&quot;;[.D31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401kbit</text:p>
          </table:table-cell>
          <table:table-cell/>
          <table:table-cell table:formula="of:=IF([.A319]=&quot;rate&quot;;MID([.B319];1;FIND(&quot;kb&quot;;[.B319])-1);[.B319])" office:value-type="string" office:string-value="1401" calcext:value-type="string">
            <text:p>1401</text:p>
          </table:table-cell>
          <table:table-cell/>
          <table:table-cell table:formula="of:=[.A319]" office:value-type="string" office:string-value="rate" calcext:value-type="string">
            <text:p>rate</text:p>
          </table:table-cell>
          <table:table-cell table:formula="of:=IF([.A319]=&quot;rate&quot;;FLOOR([.D319]*[.$K$1]) &amp; &quot;kbit&quot;;[.D319])" office:value-type="string" office:string-value="350kbit" calcext:value-type="string">
            <text:p>35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20]=&quot;rate&quot;;MID([.B320];1;FIND(&quot;kb&quot;;[.B320])-1);[.B320])" office:value-type="string" office:string-value="1s" calcext:value-type="string">
            <text:p>1s</text:p>
          </table:table-cell>
          <table:table-cell/>
          <table:table-cell table:formula="of:=[.A320]" office:value-type="string" office:string-value="wait" calcext:value-type="string">
            <text:p>wait</text:p>
          </table:table-cell>
          <table:table-cell table:formula="of:=IF([.A320]=&quot;rate&quot;;FLOOR([.D320]*[.$K$1]) &amp; &quot;kbit&quot;;[.D32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40kbit</text:p>
          </table:table-cell>
          <table:table-cell/>
          <table:table-cell table:formula="of:=IF([.A321]=&quot;rate&quot;;MID([.B321];1;FIND(&quot;kb&quot;;[.B321])-1);[.B321])" office:value-type="string" office:string-value="340" calcext:value-type="string">
            <text:p>340</text:p>
          </table:table-cell>
          <table:table-cell/>
          <table:table-cell table:formula="of:=[.A321]" office:value-type="string" office:string-value="rate" calcext:value-type="string">
            <text:p>rate</text:p>
          </table:table-cell>
          <table:table-cell table:formula="of:=IF([.A321]=&quot;rate&quot;;FLOOR([.D321]*[.$K$1]) &amp; &quot;kbit&quot;;[.D321])" office:value-type="string" office:string-value="85kbit" calcext:value-type="string">
            <text:p>8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22]=&quot;rate&quot;;MID([.B322];1;FIND(&quot;kb&quot;;[.B322])-1);[.B322])" office:value-type="string" office:string-value="1s" calcext:value-type="string">
            <text:p>1s</text:p>
          </table:table-cell>
          <table:table-cell/>
          <table:table-cell table:formula="of:=[.A322]" office:value-type="string" office:string-value="wait" calcext:value-type="string">
            <text:p>wait</text:p>
          </table:table-cell>
          <table:table-cell table:formula="of:=IF([.A322]=&quot;rate&quot;;FLOOR([.D322]*[.$K$1]) &amp; &quot;kbit&quot;;[.D32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29kbit</text:p>
          </table:table-cell>
          <table:table-cell/>
          <table:table-cell table:formula="of:=IF([.A323]=&quot;rate&quot;;MID([.B323];1;FIND(&quot;kb&quot;;[.B323])-1);[.B323])" office:value-type="string" office:string-value="329" calcext:value-type="string">
            <text:p>329</text:p>
          </table:table-cell>
          <table:table-cell/>
          <table:table-cell table:formula="of:=[.A323]" office:value-type="string" office:string-value="rate" calcext:value-type="string">
            <text:p>rate</text:p>
          </table:table-cell>
          <table:table-cell table:formula="of:=IF([.A323]=&quot;rate&quot;;FLOOR([.D323]*[.$K$1]) &amp; &quot;kbit&quot;;[.D323])" office:value-type="string" office:string-value="82kbit" calcext:value-type="string">
            <text:p>8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24]=&quot;rate&quot;;MID([.B324];1;FIND(&quot;kb&quot;;[.B324])-1);[.B324])" office:value-type="string" office:string-value="1s" calcext:value-type="string">
            <text:p>1s</text:p>
          </table:table-cell>
          <table:table-cell/>
          <table:table-cell table:formula="of:=[.A324]" office:value-type="string" office:string-value="wait" calcext:value-type="string">
            <text:p>wait</text:p>
          </table:table-cell>
          <table:table-cell table:formula="of:=IF([.A324]=&quot;rate&quot;;FLOOR([.D324]*[.$K$1]) &amp; &quot;kbit&quot;;[.D32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25]=&quot;rate&quot;;MID([.B325];1;FIND(&quot;kb&quot;;[.B325])-1);[.B325])" office:value-type="string" office:string-value="300" calcext:value-type="string">
            <text:p>300</text:p>
          </table:table-cell>
          <table:table-cell/>
          <table:table-cell table:formula="of:=[.A325]" office:value-type="string" office:string-value="rate" calcext:value-type="string">
            <text:p>rate</text:p>
          </table:table-cell>
          <table:table-cell table:formula="of:=IF([.A325]=&quot;rate&quot;;FLOOR([.D325]*[.$K$1]) &amp; &quot;kbit&quot;;[.D325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26]=&quot;rate&quot;;MID([.B326];1;FIND(&quot;kb&quot;;[.B326])-1);[.B326])" office:value-type="string" office:string-value="1s" calcext:value-type="string">
            <text:p>1s</text:p>
          </table:table-cell>
          <table:table-cell/>
          <table:table-cell table:formula="of:=[.A326]" office:value-type="string" office:string-value="wait" calcext:value-type="string">
            <text:p>wait</text:p>
          </table:table-cell>
          <table:table-cell table:formula="of:=IF([.A326]=&quot;rate&quot;;FLOOR([.D326]*[.$K$1]) &amp; &quot;kbit&quot;;[.D32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27]=&quot;rate&quot;;MID([.B327];1;FIND(&quot;kb&quot;;[.B327])-1);[.B327])" office:value-type="string" office:string-value="300" calcext:value-type="string">
            <text:p>300</text:p>
          </table:table-cell>
          <table:table-cell/>
          <table:table-cell table:formula="of:=[.A327]" office:value-type="string" office:string-value="rate" calcext:value-type="string">
            <text:p>rate</text:p>
          </table:table-cell>
          <table:table-cell table:formula="of:=IF([.A327]=&quot;rate&quot;;FLOOR([.D327]*[.$K$1]) &amp; &quot;kbit&quot;;[.D327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28]=&quot;rate&quot;;MID([.B328];1;FIND(&quot;kb&quot;;[.B328])-1);[.B328])" office:value-type="string" office:string-value="1s" calcext:value-type="string">
            <text:p>1s</text:p>
          </table:table-cell>
          <table:table-cell/>
          <table:table-cell table:formula="of:=[.A328]" office:value-type="string" office:string-value="wait" calcext:value-type="string">
            <text:p>wait</text:p>
          </table:table-cell>
          <table:table-cell table:formula="of:=IF([.A328]=&quot;rate&quot;;FLOOR([.D328]*[.$K$1]) &amp; &quot;kbit&quot;;[.D32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3kbit</text:p>
          </table:table-cell>
          <table:table-cell/>
          <table:table-cell table:formula="of:=IF([.A329]=&quot;rate&quot;;MID([.B329];1;FIND(&quot;kb&quot;;[.B329])-1);[.B329])" office:value-type="string" office:string-value="303" calcext:value-type="string">
            <text:p>303</text:p>
          </table:table-cell>
          <table:table-cell/>
          <table:table-cell table:formula="of:=[.A329]" office:value-type="string" office:string-value="rate" calcext:value-type="string">
            <text:p>rate</text:p>
          </table:table-cell>
          <table:table-cell table:formula="of:=IF([.A329]=&quot;rate&quot;;FLOOR([.D329]*[.$K$1]) &amp; &quot;kbit&quot;;[.D329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30]=&quot;rate&quot;;MID([.B330];1;FIND(&quot;kb&quot;;[.B330])-1);[.B330])" office:value-type="string" office:string-value="1s" calcext:value-type="string">
            <text:p>1s</text:p>
          </table:table-cell>
          <table:table-cell/>
          <table:table-cell table:formula="of:=[.A330]" office:value-type="string" office:string-value="wait" calcext:value-type="string">
            <text:p>wait</text:p>
          </table:table-cell>
          <table:table-cell table:formula="of:=IF([.A330]=&quot;rate&quot;;FLOOR([.D330]*[.$K$1]) &amp; &quot;kbit&quot;;[.D33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89kbit</text:p>
          </table:table-cell>
          <table:table-cell/>
          <table:table-cell table:formula="of:=IF([.A331]=&quot;rate&quot;;MID([.B331];1;FIND(&quot;kb&quot;;[.B331])-1);[.B331])" office:value-type="string" office:string-value="389" calcext:value-type="string">
            <text:p>389</text:p>
          </table:table-cell>
          <table:table-cell/>
          <table:table-cell table:formula="of:=[.A331]" office:value-type="string" office:string-value="rate" calcext:value-type="string">
            <text:p>rate</text:p>
          </table:table-cell>
          <table:table-cell table:formula="of:=IF([.A331]=&quot;rate&quot;;FLOOR([.D331]*[.$K$1]) &amp; &quot;kbit&quot;;[.D331])" office:value-type="string" office:string-value="97kbit" calcext:value-type="string">
            <text:p>9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32]=&quot;rate&quot;;MID([.B332];1;FIND(&quot;kb&quot;;[.B332])-1);[.B332])" office:value-type="string" office:string-value="1s" calcext:value-type="string">
            <text:p>1s</text:p>
          </table:table-cell>
          <table:table-cell/>
          <table:table-cell table:formula="of:=[.A332]" office:value-type="string" office:string-value="wait" calcext:value-type="string">
            <text:p>wait</text:p>
          </table:table-cell>
          <table:table-cell table:formula="of:=IF([.A332]=&quot;rate&quot;;FLOOR([.D332]*[.$K$1]) &amp; &quot;kbit&quot;;[.D33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33]=&quot;rate&quot;;MID([.B333];1;FIND(&quot;kb&quot;;[.B333])-1);[.B333])" office:value-type="string" office:string-value="300" calcext:value-type="string">
            <text:p>300</text:p>
          </table:table-cell>
          <table:table-cell/>
          <table:table-cell table:formula="of:=[.A333]" office:value-type="string" office:string-value="rate" calcext:value-type="string">
            <text:p>rate</text:p>
          </table:table-cell>
          <table:table-cell table:formula="of:=IF([.A333]=&quot;rate&quot;;FLOOR([.D333]*[.$K$1]) &amp; &quot;kbit&quot;;[.D333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34]=&quot;rate&quot;;MID([.B334];1;FIND(&quot;kb&quot;;[.B334])-1);[.B334])" office:value-type="string" office:string-value="1s" calcext:value-type="string">
            <text:p>1s</text:p>
          </table:table-cell>
          <table:table-cell/>
          <table:table-cell table:formula="of:=[.A334]" office:value-type="string" office:string-value="wait" calcext:value-type="string">
            <text:p>wait</text:p>
          </table:table-cell>
          <table:table-cell table:formula="of:=IF([.A334]=&quot;rate&quot;;FLOOR([.D334]*[.$K$1]) &amp; &quot;kbit&quot;;[.D33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35]=&quot;rate&quot;;MID([.B335];1;FIND(&quot;kb&quot;;[.B335])-1);[.B335])" office:value-type="string" office:string-value="300" calcext:value-type="string">
            <text:p>300</text:p>
          </table:table-cell>
          <table:table-cell/>
          <table:table-cell table:formula="of:=[.A335]" office:value-type="string" office:string-value="rate" calcext:value-type="string">
            <text:p>rate</text:p>
          </table:table-cell>
          <table:table-cell table:formula="of:=IF([.A335]=&quot;rate&quot;;FLOOR([.D335]*[.$K$1]) &amp; &quot;kbit&quot;;[.D335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36]=&quot;rate&quot;;MID([.B336];1;FIND(&quot;kb&quot;;[.B336])-1);[.B336])" office:value-type="string" office:string-value="1s" calcext:value-type="string">
            <text:p>1s</text:p>
          </table:table-cell>
          <table:table-cell/>
          <table:table-cell table:formula="of:=[.A336]" office:value-type="string" office:string-value="wait" calcext:value-type="string">
            <text:p>wait</text:p>
          </table:table-cell>
          <table:table-cell table:formula="of:=IF([.A336]=&quot;rate&quot;;FLOOR([.D336]*[.$K$1]) &amp; &quot;kbit&quot;;[.D33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37]=&quot;rate&quot;;MID([.B337];1;FIND(&quot;kb&quot;;[.B337])-1);[.B337])" office:value-type="string" office:string-value="300" calcext:value-type="string">
            <text:p>300</text:p>
          </table:table-cell>
          <table:table-cell/>
          <table:table-cell table:formula="of:=[.A337]" office:value-type="string" office:string-value="rate" calcext:value-type="string">
            <text:p>rate</text:p>
          </table:table-cell>
          <table:table-cell table:formula="of:=IF([.A337]=&quot;rate&quot;;FLOOR([.D337]*[.$K$1]) &amp; &quot;kbit&quot;;[.D337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38]=&quot;rate&quot;;MID([.B338];1;FIND(&quot;kb&quot;;[.B338])-1);[.B338])" office:value-type="string" office:string-value="1s" calcext:value-type="string">
            <text:p>1s</text:p>
          </table:table-cell>
          <table:table-cell/>
          <table:table-cell table:formula="of:=[.A338]" office:value-type="string" office:string-value="wait" calcext:value-type="string">
            <text:p>wait</text:p>
          </table:table-cell>
          <table:table-cell table:formula="of:=IF([.A338]=&quot;rate&quot;;FLOOR([.D338]*[.$K$1]) &amp; &quot;kbit&quot;;[.D33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920kbit</text:p>
          </table:table-cell>
          <table:table-cell/>
          <table:table-cell table:formula="of:=IF([.A339]=&quot;rate&quot;;MID([.B339];1;FIND(&quot;kb&quot;;[.B339])-1);[.B339])" office:value-type="string" office:string-value="920" calcext:value-type="string">
            <text:p>920</text:p>
          </table:table-cell>
          <table:table-cell/>
          <table:table-cell table:formula="of:=[.A339]" office:value-type="string" office:string-value="rate" calcext:value-type="string">
            <text:p>rate</text:p>
          </table:table-cell>
          <table:table-cell table:formula="of:=IF([.A339]=&quot;rate&quot;;FLOOR([.D339]*[.$K$1]) &amp; &quot;kbit&quot;;[.D339])" office:value-type="string" office:string-value="230kbit" calcext:value-type="string">
            <text:p>23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40]=&quot;rate&quot;;MID([.B340];1;FIND(&quot;kb&quot;;[.B340])-1);[.B340])" office:value-type="string" office:string-value="1s" calcext:value-type="string">
            <text:p>1s</text:p>
          </table:table-cell>
          <table:table-cell/>
          <table:table-cell table:formula="of:=[.A340]" office:value-type="string" office:string-value="wait" calcext:value-type="string">
            <text:p>wait</text:p>
          </table:table-cell>
          <table:table-cell table:formula="of:=IF([.A340]=&quot;rate&quot;;FLOOR([.D340]*[.$K$1]) &amp; &quot;kbit&quot;;[.D34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41]=&quot;rate&quot;;MID([.B341];1;FIND(&quot;kb&quot;;[.B341])-1);[.B341])" office:value-type="string" office:string-value="300" calcext:value-type="string">
            <text:p>300</text:p>
          </table:table-cell>
          <table:table-cell/>
          <table:table-cell table:formula="of:=[.A341]" office:value-type="string" office:string-value="rate" calcext:value-type="string">
            <text:p>rate</text:p>
          </table:table-cell>
          <table:table-cell table:formula="of:=IF([.A341]=&quot;rate&quot;;FLOOR([.D341]*[.$K$1]) &amp; &quot;kbit&quot;;[.D341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42]=&quot;rate&quot;;MID([.B342];1;FIND(&quot;kb&quot;;[.B342])-1);[.B342])" office:value-type="string" office:string-value="1s" calcext:value-type="string">
            <text:p>1s</text:p>
          </table:table-cell>
          <table:table-cell/>
          <table:table-cell table:formula="of:=[.A342]" office:value-type="string" office:string-value="wait" calcext:value-type="string">
            <text:p>wait</text:p>
          </table:table-cell>
          <table:table-cell table:formula="of:=IF([.A342]=&quot;rate&quot;;FLOOR([.D342]*[.$K$1]) &amp; &quot;kbit&quot;;[.D34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43]=&quot;rate&quot;;MID([.B343];1;FIND(&quot;kb&quot;;[.B343])-1);[.B343])" office:value-type="string" office:string-value="300" calcext:value-type="string">
            <text:p>300</text:p>
          </table:table-cell>
          <table:table-cell/>
          <table:table-cell table:formula="of:=[.A343]" office:value-type="string" office:string-value="rate" calcext:value-type="string">
            <text:p>rate</text:p>
          </table:table-cell>
          <table:table-cell table:formula="of:=IF([.A343]=&quot;rate&quot;;FLOOR([.D343]*[.$K$1]) &amp; &quot;kbit&quot;;[.D343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44]=&quot;rate&quot;;MID([.B344];1;FIND(&quot;kb&quot;;[.B344])-1);[.B344])" office:value-type="string" office:string-value="1s" calcext:value-type="string">
            <text:p>1s</text:p>
          </table:table-cell>
          <table:table-cell/>
          <table:table-cell table:formula="of:=[.A344]" office:value-type="string" office:string-value="wait" calcext:value-type="string">
            <text:p>wait</text:p>
          </table:table-cell>
          <table:table-cell table:formula="of:=IF([.A344]=&quot;rate&quot;;FLOOR([.D344]*[.$K$1]) &amp; &quot;kbit&quot;;[.D34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45]=&quot;rate&quot;;MID([.B345];1;FIND(&quot;kb&quot;;[.B345])-1);[.B345])" office:value-type="string" office:string-value="300" calcext:value-type="string">
            <text:p>300</text:p>
          </table:table-cell>
          <table:table-cell/>
          <table:table-cell table:formula="of:=[.A345]" office:value-type="string" office:string-value="rate" calcext:value-type="string">
            <text:p>rate</text:p>
          </table:table-cell>
          <table:table-cell table:formula="of:=IF([.A345]=&quot;rate&quot;;FLOOR([.D345]*[.$K$1]) &amp; &quot;kbit&quot;;[.D345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46]=&quot;rate&quot;;MID([.B346];1;FIND(&quot;kb&quot;;[.B346])-1);[.B346])" office:value-type="string" office:string-value="1s" calcext:value-type="string">
            <text:p>1s</text:p>
          </table:table-cell>
          <table:table-cell/>
          <table:table-cell table:formula="of:=[.A346]" office:value-type="string" office:string-value="wait" calcext:value-type="string">
            <text:p>wait</text:p>
          </table:table-cell>
          <table:table-cell table:formula="of:=IF([.A346]=&quot;rate&quot;;FLOOR([.D346]*[.$K$1]) &amp; &quot;kbit&quot;;[.D34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47]=&quot;rate&quot;;MID([.B347];1;FIND(&quot;kb&quot;;[.B347])-1);[.B347])" office:value-type="string" office:string-value="300" calcext:value-type="string">
            <text:p>300</text:p>
          </table:table-cell>
          <table:table-cell/>
          <table:table-cell table:formula="of:=[.A347]" office:value-type="string" office:string-value="rate" calcext:value-type="string">
            <text:p>rate</text:p>
          </table:table-cell>
          <table:table-cell table:formula="of:=IF([.A347]=&quot;rate&quot;;FLOOR([.D347]*[.$K$1]) &amp; &quot;kbit&quot;;[.D347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48]=&quot;rate&quot;;MID([.B348];1;FIND(&quot;kb&quot;;[.B348])-1);[.B348])" office:value-type="string" office:string-value="1s" calcext:value-type="string">
            <text:p>1s</text:p>
          </table:table-cell>
          <table:table-cell/>
          <table:table-cell table:formula="of:=[.A348]" office:value-type="string" office:string-value="wait" calcext:value-type="string">
            <text:p>wait</text:p>
          </table:table-cell>
          <table:table-cell table:formula="of:=IF([.A348]=&quot;rate&quot;;FLOOR([.D348]*[.$K$1]) &amp; &quot;kbit&quot;;[.D34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49]=&quot;rate&quot;;MID([.B349];1;FIND(&quot;kb&quot;;[.B349])-1);[.B349])" office:value-type="string" office:string-value="300" calcext:value-type="string">
            <text:p>300</text:p>
          </table:table-cell>
          <table:table-cell/>
          <table:table-cell table:formula="of:=[.A349]" office:value-type="string" office:string-value="rate" calcext:value-type="string">
            <text:p>rate</text:p>
          </table:table-cell>
          <table:table-cell table:formula="of:=IF([.A349]=&quot;rate&quot;;FLOOR([.D349]*[.$K$1]) &amp; &quot;kbit&quot;;[.D349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50]=&quot;rate&quot;;MID([.B350];1;FIND(&quot;kb&quot;;[.B350])-1);[.B350])" office:value-type="string" office:string-value="1s" calcext:value-type="string">
            <text:p>1s</text:p>
          </table:table-cell>
          <table:table-cell/>
          <table:table-cell table:formula="of:=[.A350]" office:value-type="string" office:string-value="wait" calcext:value-type="string">
            <text:p>wait</text:p>
          </table:table-cell>
          <table:table-cell table:formula="of:=IF([.A350]=&quot;rate&quot;;FLOOR([.D350]*[.$K$1]) &amp; &quot;kbit&quot;;[.D35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51]=&quot;rate&quot;;MID([.B351];1;FIND(&quot;kb&quot;;[.B351])-1);[.B351])" office:value-type="string" office:string-value="300" calcext:value-type="string">
            <text:p>300</text:p>
          </table:table-cell>
          <table:table-cell/>
          <table:table-cell table:formula="of:=[.A351]" office:value-type="string" office:string-value="rate" calcext:value-type="string">
            <text:p>rate</text:p>
          </table:table-cell>
          <table:table-cell table:formula="of:=IF([.A351]=&quot;rate&quot;;FLOOR([.D351]*[.$K$1]) &amp; &quot;kbit&quot;;[.D351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52]=&quot;rate&quot;;MID([.B352];1;FIND(&quot;kb&quot;;[.B352])-1);[.B352])" office:value-type="string" office:string-value="1s" calcext:value-type="string">
            <text:p>1s</text:p>
          </table:table-cell>
          <table:table-cell/>
          <table:table-cell table:formula="of:=[.A352]" office:value-type="string" office:string-value="wait" calcext:value-type="string">
            <text:p>wait</text:p>
          </table:table-cell>
          <table:table-cell table:formula="of:=IF([.A352]=&quot;rate&quot;;FLOOR([.D352]*[.$K$1]) &amp; &quot;kbit&quot;;[.D35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53]=&quot;rate&quot;;MID([.B353];1;FIND(&quot;kb&quot;;[.B353])-1);[.B353])" office:value-type="string" office:string-value="300" calcext:value-type="string">
            <text:p>300</text:p>
          </table:table-cell>
          <table:table-cell/>
          <table:table-cell table:formula="of:=[.A353]" office:value-type="string" office:string-value="rate" calcext:value-type="string">
            <text:p>rate</text:p>
          </table:table-cell>
          <table:table-cell table:formula="of:=IF([.A353]=&quot;rate&quot;;FLOOR([.D353]*[.$K$1]) &amp; &quot;kbit&quot;;[.D353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54]=&quot;rate&quot;;MID([.B354];1;FIND(&quot;kb&quot;;[.B354])-1);[.B354])" office:value-type="string" office:string-value="1s" calcext:value-type="string">
            <text:p>1s</text:p>
          </table:table-cell>
          <table:table-cell/>
          <table:table-cell table:formula="of:=[.A354]" office:value-type="string" office:string-value="wait" calcext:value-type="string">
            <text:p>wait</text:p>
          </table:table-cell>
          <table:table-cell table:formula="of:=IF([.A354]=&quot;rate&quot;;FLOOR([.D354]*[.$K$1]) &amp; &quot;kbit&quot;;[.D35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55]=&quot;rate&quot;;MID([.B355];1;FIND(&quot;kb&quot;;[.B355])-1);[.B355])" office:value-type="string" office:string-value="300" calcext:value-type="string">
            <text:p>300</text:p>
          </table:table-cell>
          <table:table-cell/>
          <table:table-cell table:formula="of:=[.A355]" office:value-type="string" office:string-value="rate" calcext:value-type="string">
            <text:p>rate</text:p>
          </table:table-cell>
          <table:table-cell table:formula="of:=IF([.A355]=&quot;rate&quot;;FLOOR([.D355]*[.$K$1]) &amp; &quot;kbit&quot;;[.D355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56]=&quot;rate&quot;;MID([.B356];1;FIND(&quot;kb&quot;;[.B356])-1);[.B356])" office:value-type="string" office:string-value="1s" calcext:value-type="string">
            <text:p>1s</text:p>
          </table:table-cell>
          <table:table-cell/>
          <table:table-cell table:formula="of:=[.A356]" office:value-type="string" office:string-value="wait" calcext:value-type="string">
            <text:p>wait</text:p>
          </table:table-cell>
          <table:table-cell table:formula="of:=IF([.A356]=&quot;rate&quot;;FLOOR([.D356]*[.$K$1]) &amp; &quot;kbit&quot;;[.D35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225kbit</text:p>
          </table:table-cell>
          <table:table-cell/>
          <table:table-cell table:formula="of:=IF([.A357]=&quot;rate&quot;;MID([.B357];1;FIND(&quot;kb&quot;;[.B357])-1);[.B357])" office:value-type="string" office:string-value="5225" calcext:value-type="string">
            <text:p>5225</text:p>
          </table:table-cell>
          <table:table-cell/>
          <table:table-cell table:formula="of:=[.A357]" office:value-type="string" office:string-value="rate" calcext:value-type="string">
            <text:p>rate</text:p>
          </table:table-cell>
          <table:table-cell table:formula="of:=IF([.A357]=&quot;rate&quot;;FLOOR([.D357]*[.$K$1]) &amp; &quot;kbit&quot;;[.D357])" office:value-type="string" office:string-value="1306kbit" calcext:value-type="string">
            <text:p>130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58]=&quot;rate&quot;;MID([.B358];1;FIND(&quot;kb&quot;;[.B358])-1);[.B358])" office:value-type="string" office:string-value="1s" calcext:value-type="string">
            <text:p>1s</text:p>
          </table:table-cell>
          <table:table-cell/>
          <table:table-cell table:formula="of:=[.A358]" office:value-type="string" office:string-value="wait" calcext:value-type="string">
            <text:p>wait</text:p>
          </table:table-cell>
          <table:table-cell table:formula="of:=IF([.A358]=&quot;rate&quot;;FLOOR([.D358]*[.$K$1]) &amp; &quot;kbit&quot;;[.D35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820kbit</text:p>
          </table:table-cell>
          <table:table-cell/>
          <table:table-cell table:formula="of:=IF([.A359]=&quot;rate&quot;;MID([.B359];1;FIND(&quot;kb&quot;;[.B359])-1);[.B359])" office:value-type="string" office:string-value="3820" calcext:value-type="string">
            <text:p>3820</text:p>
          </table:table-cell>
          <table:table-cell/>
          <table:table-cell table:formula="of:=[.A359]" office:value-type="string" office:string-value="rate" calcext:value-type="string">
            <text:p>rate</text:p>
          </table:table-cell>
          <table:table-cell table:formula="of:=IF([.A359]=&quot;rate&quot;;FLOOR([.D359]*[.$K$1]) &amp; &quot;kbit&quot;;[.D359])" office:value-type="string" office:string-value="955kbit" calcext:value-type="string">
            <text:p>95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60]=&quot;rate&quot;;MID([.B360];1;FIND(&quot;kb&quot;;[.B360])-1);[.B360])" office:value-type="string" office:string-value="1s" calcext:value-type="string">
            <text:p>1s</text:p>
          </table:table-cell>
          <table:table-cell/>
          <table:table-cell table:formula="of:=[.A360]" office:value-type="string" office:string-value="wait" calcext:value-type="string">
            <text:p>wait</text:p>
          </table:table-cell>
          <table:table-cell table:formula="of:=IF([.A360]=&quot;rate&quot;;FLOOR([.D360]*[.$K$1]) &amp; &quot;kbit&quot;;[.D36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770kbit</text:p>
          </table:table-cell>
          <table:table-cell/>
          <table:table-cell table:formula="of:=IF([.A361]=&quot;rate&quot;;MID([.B361];1;FIND(&quot;kb&quot;;[.B361])-1);[.B361])" office:value-type="string" office:string-value="4770" calcext:value-type="string">
            <text:p>4770</text:p>
          </table:table-cell>
          <table:table-cell/>
          <table:table-cell table:formula="of:=[.A361]" office:value-type="string" office:string-value="rate" calcext:value-type="string">
            <text:p>rate</text:p>
          </table:table-cell>
          <table:table-cell table:formula="of:=IF([.A361]=&quot;rate&quot;;FLOOR([.D361]*[.$K$1]) &amp; &quot;kbit&quot;;[.D361])" office:value-type="string" office:string-value="1192kbit" calcext:value-type="string">
            <text:p>119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62]=&quot;rate&quot;;MID([.B362];1;FIND(&quot;kb&quot;;[.B362])-1);[.B362])" office:value-type="string" office:string-value="1s" calcext:value-type="string">
            <text:p>1s</text:p>
          </table:table-cell>
          <table:table-cell/>
          <table:table-cell table:formula="of:=[.A362]" office:value-type="string" office:string-value="wait" calcext:value-type="string">
            <text:p>wait</text:p>
          </table:table-cell>
          <table:table-cell table:formula="of:=IF([.A362]=&quot;rate&quot;;FLOOR([.D362]*[.$K$1]) &amp; &quot;kbit&quot;;[.D36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614kbit</text:p>
          </table:table-cell>
          <table:table-cell/>
          <table:table-cell table:formula="of:=IF([.A363]=&quot;rate&quot;;MID([.B363];1;FIND(&quot;kb&quot;;[.B363])-1);[.B363])" office:value-type="string" office:string-value="3614" calcext:value-type="string">
            <text:p>3614</text:p>
          </table:table-cell>
          <table:table-cell/>
          <table:table-cell table:formula="of:=[.A363]" office:value-type="string" office:string-value="rate" calcext:value-type="string">
            <text:p>rate</text:p>
          </table:table-cell>
          <table:table-cell table:formula="of:=IF([.A363]=&quot;rate&quot;;FLOOR([.D363]*[.$K$1]) &amp; &quot;kbit&quot;;[.D363])" office:value-type="string" office:string-value="903kbit" calcext:value-type="string">
            <text:p>90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64]=&quot;rate&quot;;MID([.B364];1;FIND(&quot;kb&quot;;[.B364])-1);[.B364])" office:value-type="string" office:string-value="1s" calcext:value-type="string">
            <text:p>1s</text:p>
          </table:table-cell>
          <table:table-cell/>
          <table:table-cell table:formula="of:=[.A364]" office:value-type="string" office:string-value="wait" calcext:value-type="string">
            <text:p>wait</text:p>
          </table:table-cell>
          <table:table-cell table:formula="of:=IF([.A364]=&quot;rate&quot;;FLOOR([.D364]*[.$K$1]) &amp; &quot;kbit&quot;;[.D36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37kbit</text:p>
          </table:table-cell>
          <table:table-cell/>
          <table:table-cell table:formula="of:=IF([.A365]=&quot;rate&quot;;MID([.B365];1;FIND(&quot;kb&quot;;[.B365])-1);[.B365])" office:value-type="string" office:string-value="4837" calcext:value-type="string">
            <text:p>4837</text:p>
          </table:table-cell>
          <table:table-cell/>
          <table:table-cell table:formula="of:=[.A365]" office:value-type="string" office:string-value="rate" calcext:value-type="string">
            <text:p>rate</text:p>
          </table:table-cell>
          <table:table-cell table:formula="of:=IF([.A365]=&quot;rate&quot;;FLOOR([.D365]*[.$K$1]) &amp; &quot;kbit&quot;;[.D365])" office:value-type="string" office:string-value="1209kbit" calcext:value-type="string">
            <text:p>120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66]=&quot;rate&quot;;MID([.B366];1;FIND(&quot;kb&quot;;[.B366])-1);[.B366])" office:value-type="string" office:string-value="1s" calcext:value-type="string">
            <text:p>1s</text:p>
          </table:table-cell>
          <table:table-cell/>
          <table:table-cell table:formula="of:=[.A366]" office:value-type="string" office:string-value="wait" calcext:value-type="string">
            <text:p>wait</text:p>
          </table:table-cell>
          <table:table-cell table:formula="of:=IF([.A366]=&quot;rate&quot;;FLOOR([.D366]*[.$K$1]) &amp; &quot;kbit&quot;;[.D36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931kbit</text:p>
          </table:table-cell>
          <table:table-cell/>
          <table:table-cell table:formula="of:=IF([.A367]=&quot;rate&quot;;MID([.B367];1;FIND(&quot;kb&quot;;[.B367])-1);[.B367])" office:value-type="string" office:string-value="4931" calcext:value-type="string">
            <text:p>4931</text:p>
          </table:table-cell>
          <table:table-cell/>
          <table:table-cell table:formula="of:=[.A367]" office:value-type="string" office:string-value="rate" calcext:value-type="string">
            <text:p>rate</text:p>
          </table:table-cell>
          <table:table-cell table:formula="of:=IF([.A367]=&quot;rate&quot;;FLOOR([.D367]*[.$K$1]) &amp; &quot;kbit&quot;;[.D367])" office:value-type="string" office:string-value="1232kbit" calcext:value-type="string">
            <text:p>123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68]=&quot;rate&quot;;MID([.B368];1;FIND(&quot;kb&quot;;[.B368])-1);[.B368])" office:value-type="string" office:string-value="1s" calcext:value-type="string">
            <text:p>1s</text:p>
          </table:table-cell>
          <table:table-cell/>
          <table:table-cell table:formula="of:=[.A368]" office:value-type="string" office:string-value="wait" calcext:value-type="string">
            <text:p>wait</text:p>
          </table:table-cell>
          <table:table-cell table:formula="of:=IF([.A368]=&quot;rate&quot;;FLOOR([.D368]*[.$K$1]) &amp; &quot;kbit&quot;;[.D36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23kbit</text:p>
          </table:table-cell>
          <table:table-cell/>
          <table:table-cell table:formula="of:=IF([.A369]=&quot;rate&quot;;MID([.B369];1;FIND(&quot;kb&quot;;[.B369])-1);[.B369])" office:value-type="string" office:string-value="4023" calcext:value-type="string">
            <text:p>4023</text:p>
          </table:table-cell>
          <table:table-cell/>
          <table:table-cell table:formula="of:=[.A369]" office:value-type="string" office:string-value="rate" calcext:value-type="string">
            <text:p>rate</text:p>
          </table:table-cell>
          <table:table-cell table:formula="of:=IF([.A369]=&quot;rate&quot;;FLOOR([.D369]*[.$K$1]) &amp; &quot;kbit&quot;;[.D369])" office:value-type="string" office:string-value="1005kbit" calcext:value-type="string">
            <text:p>100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70]=&quot;rate&quot;;MID([.B370];1;FIND(&quot;kb&quot;;[.B370])-1);[.B370])" office:value-type="string" office:string-value="1s" calcext:value-type="string">
            <text:p>1s</text:p>
          </table:table-cell>
          <table:table-cell/>
          <table:table-cell table:formula="of:=[.A370]" office:value-type="string" office:string-value="wait" calcext:value-type="string">
            <text:p>wait</text:p>
          </table:table-cell>
          <table:table-cell table:formula="of:=IF([.A370]=&quot;rate&quot;;FLOOR([.D370]*[.$K$1]) &amp; &quot;kbit&quot;;[.D37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34kbit</text:p>
          </table:table-cell>
          <table:table-cell/>
          <table:table-cell table:formula="of:=IF([.A371]=&quot;rate&quot;;MID([.B371];1;FIND(&quot;kb&quot;;[.B371])-1);[.B371])" office:value-type="string" office:string-value="4234" calcext:value-type="string">
            <text:p>4234</text:p>
          </table:table-cell>
          <table:table-cell/>
          <table:table-cell table:formula="of:=[.A371]" office:value-type="string" office:string-value="rate" calcext:value-type="string">
            <text:p>rate</text:p>
          </table:table-cell>
          <table:table-cell table:formula="of:=IF([.A371]=&quot;rate&quot;;FLOOR([.D371]*[.$K$1]) &amp; &quot;kbit&quot;;[.D371])" office:value-type="string" office:string-value="1058kbit" calcext:value-type="string">
            <text:p>105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72]=&quot;rate&quot;;MID([.B372];1;FIND(&quot;kb&quot;;[.B372])-1);[.B372])" office:value-type="string" office:string-value="1s" calcext:value-type="string">
            <text:p>1s</text:p>
          </table:table-cell>
          <table:table-cell/>
          <table:table-cell table:formula="of:=[.A372]" office:value-type="string" office:string-value="wait" calcext:value-type="string">
            <text:p>wait</text:p>
          </table:table-cell>
          <table:table-cell table:formula="of:=IF([.A372]=&quot;rate&quot;;FLOOR([.D372]*[.$K$1]) &amp; &quot;kbit&quot;;[.D37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303kbit</text:p>
          </table:table-cell>
          <table:table-cell/>
          <table:table-cell table:formula="of:=IF([.A373]=&quot;rate&quot;;MID([.B373];1;FIND(&quot;kb&quot;;[.B373])-1);[.B373])" office:value-type="string" office:string-value="4303" calcext:value-type="string">
            <text:p>4303</text:p>
          </table:table-cell>
          <table:table-cell/>
          <table:table-cell table:formula="of:=[.A373]" office:value-type="string" office:string-value="rate" calcext:value-type="string">
            <text:p>rate</text:p>
          </table:table-cell>
          <table:table-cell table:formula="of:=IF([.A373]=&quot;rate&quot;;FLOOR([.D373]*[.$K$1]) &amp; &quot;kbit&quot;;[.D373])" office:value-type="string" office:string-value="1075kbit" calcext:value-type="string">
            <text:p>10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74]=&quot;rate&quot;;MID([.B374];1;FIND(&quot;kb&quot;;[.B374])-1);[.B374])" office:value-type="string" office:string-value="1s" calcext:value-type="string">
            <text:p>1s</text:p>
          </table:table-cell>
          <table:table-cell/>
          <table:table-cell table:formula="of:=[.A374]" office:value-type="string" office:string-value="wait" calcext:value-type="string">
            <text:p>wait</text:p>
          </table:table-cell>
          <table:table-cell table:formula="of:=IF([.A374]=&quot;rate&quot;;FLOOR([.D374]*[.$K$1]) &amp; &quot;kbit&quot;;[.D37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143kbit</text:p>
          </table:table-cell>
          <table:table-cell/>
          <table:table-cell table:formula="of:=IF([.A375]=&quot;rate&quot;;MID([.B375];1;FIND(&quot;kb&quot;;[.B375])-1);[.B375])" office:value-type="string" office:string-value="2143" calcext:value-type="string">
            <text:p>2143</text:p>
          </table:table-cell>
          <table:table-cell/>
          <table:table-cell table:formula="of:=[.A375]" office:value-type="string" office:string-value="rate" calcext:value-type="string">
            <text:p>rate</text:p>
          </table:table-cell>
          <table:table-cell table:formula="of:=IF([.A375]=&quot;rate&quot;;FLOOR([.D375]*[.$K$1]) &amp; &quot;kbit&quot;;[.D375])" office:value-type="string" office:string-value="535kbit" calcext:value-type="string">
            <text:p>53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76]=&quot;rate&quot;;MID([.B376];1;FIND(&quot;kb&quot;;[.B376])-1);[.B376])" office:value-type="string" office:string-value="1s" calcext:value-type="string">
            <text:p>1s</text:p>
          </table:table-cell>
          <table:table-cell/>
          <table:table-cell table:formula="of:=[.A376]" office:value-type="string" office:string-value="wait" calcext:value-type="string">
            <text:p>wait</text:p>
          </table:table-cell>
          <table:table-cell table:formula="of:=IF([.A376]=&quot;rate&quot;;FLOOR([.D376]*[.$K$1]) &amp; &quot;kbit&quot;;[.D37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180kbit</text:p>
          </table:table-cell>
          <table:table-cell/>
          <table:table-cell table:formula="of:=IF([.A377]=&quot;rate&quot;;MID([.B377];1;FIND(&quot;kb&quot;;[.B377])-1);[.B377])" office:value-type="string" office:string-value="2180" calcext:value-type="string">
            <text:p>2180</text:p>
          </table:table-cell>
          <table:table-cell/>
          <table:table-cell table:formula="of:=[.A377]" office:value-type="string" office:string-value="rate" calcext:value-type="string">
            <text:p>rate</text:p>
          </table:table-cell>
          <table:table-cell table:formula="of:=IF([.A377]=&quot;rate&quot;;FLOOR([.D377]*[.$K$1]) &amp; &quot;kbit&quot;;[.D377])" office:value-type="string" office:string-value="545kbit" calcext:value-type="string">
            <text:p>54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78]=&quot;rate&quot;;MID([.B378];1;FIND(&quot;kb&quot;;[.B378])-1);[.B378])" office:value-type="string" office:string-value="1s" calcext:value-type="string">
            <text:p>1s</text:p>
          </table:table-cell>
          <table:table-cell/>
          <table:table-cell table:formula="of:=[.A378]" office:value-type="string" office:string-value="wait" calcext:value-type="string">
            <text:p>wait</text:p>
          </table:table-cell>
          <table:table-cell table:formula="of:=IF([.A378]=&quot;rate&quot;;FLOOR([.D378]*[.$K$1]) &amp; &quot;kbit&quot;;[.D37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72kbit</text:p>
          </table:table-cell>
          <table:table-cell/>
          <table:table-cell table:formula="of:=IF([.A379]=&quot;rate&quot;;MID([.B379];1;FIND(&quot;kb&quot;;[.B379])-1);[.B379])" office:value-type="string" office:string-value="3072" calcext:value-type="string">
            <text:p>3072</text:p>
          </table:table-cell>
          <table:table-cell/>
          <table:table-cell table:formula="of:=[.A379]" office:value-type="string" office:string-value="rate" calcext:value-type="string">
            <text:p>rate</text:p>
          </table:table-cell>
          <table:table-cell table:formula="of:=IF([.A379]=&quot;rate&quot;;FLOOR([.D379]*[.$K$1]) &amp; &quot;kbit&quot;;[.D379])" office:value-type="string" office:string-value="768kbit" calcext:value-type="string">
            <text:p>76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80]=&quot;rate&quot;;MID([.B380];1;FIND(&quot;kb&quot;;[.B380])-1);[.B380])" office:value-type="string" office:string-value="1s" calcext:value-type="string">
            <text:p>1s</text:p>
          </table:table-cell>
          <table:table-cell/>
          <table:table-cell table:formula="of:=[.A380]" office:value-type="string" office:string-value="wait" calcext:value-type="string">
            <text:p>wait</text:p>
          </table:table-cell>
          <table:table-cell table:formula="of:=IF([.A380]=&quot;rate&quot;;FLOOR([.D380]*[.$K$1]) &amp; &quot;kbit&quot;;[.D38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28kbit</text:p>
          </table:table-cell>
          <table:table-cell/>
          <table:table-cell table:formula="of:=IF([.A381]=&quot;rate&quot;;MID([.B381];1;FIND(&quot;kb&quot;;[.B381])-1);[.B381])" office:value-type="string" office:string-value="828" calcext:value-type="string">
            <text:p>828</text:p>
          </table:table-cell>
          <table:table-cell/>
          <table:table-cell table:formula="of:=[.A381]" office:value-type="string" office:string-value="rate" calcext:value-type="string">
            <text:p>rate</text:p>
          </table:table-cell>
          <table:table-cell table:formula="of:=IF([.A381]=&quot;rate&quot;;FLOOR([.D381]*[.$K$1]) &amp; &quot;kbit&quot;;[.D381])" office:value-type="string" office:string-value="207kbit" calcext:value-type="string">
            <text:p>20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82]=&quot;rate&quot;;MID([.B382];1;FIND(&quot;kb&quot;;[.B382])-1);[.B382])" office:value-type="string" office:string-value="1s" calcext:value-type="string">
            <text:p>1s</text:p>
          </table:table-cell>
          <table:table-cell/>
          <table:table-cell table:formula="of:=[.A382]" office:value-type="string" office:string-value="wait" calcext:value-type="string">
            <text:p>wait</text:p>
          </table:table-cell>
          <table:table-cell table:formula="of:=IF([.A382]=&quot;rate&quot;;FLOOR([.D382]*[.$K$1]) &amp; &quot;kbit&quot;;[.D38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177kbit</text:p>
          </table:table-cell>
          <table:table-cell/>
          <table:table-cell table:formula="of:=IF([.A383]=&quot;rate&quot;;MID([.B383];1;FIND(&quot;kb&quot;;[.B383])-1);[.B383])" office:value-type="string" office:string-value="2177" calcext:value-type="string">
            <text:p>2177</text:p>
          </table:table-cell>
          <table:table-cell/>
          <table:table-cell table:formula="of:=[.A383]" office:value-type="string" office:string-value="rate" calcext:value-type="string">
            <text:p>rate</text:p>
          </table:table-cell>
          <table:table-cell table:formula="of:=IF([.A383]=&quot;rate&quot;;FLOOR([.D383]*[.$K$1]) &amp; &quot;kbit&quot;;[.D383])" office:value-type="string" office:string-value="544kbit" calcext:value-type="string">
            <text:p>54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84]=&quot;rate&quot;;MID([.B384];1;FIND(&quot;kb&quot;;[.B384])-1);[.B384])" office:value-type="string" office:string-value="1s" calcext:value-type="string">
            <text:p>1s</text:p>
          </table:table-cell>
          <table:table-cell/>
          <table:table-cell table:formula="of:=[.A384]" office:value-type="string" office:string-value="wait" calcext:value-type="string">
            <text:p>wait</text:p>
          </table:table-cell>
          <table:table-cell table:formula="of:=IF([.A384]=&quot;rate&quot;;FLOOR([.D384]*[.$K$1]) &amp; &quot;kbit&quot;;[.D38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892kbit</text:p>
          </table:table-cell>
          <table:table-cell/>
          <table:table-cell table:formula="of:=IF([.A385]=&quot;rate&quot;;MID([.B385];1;FIND(&quot;kb&quot;;[.B385])-1);[.B385])" office:value-type="string" office:string-value="1892" calcext:value-type="string">
            <text:p>1892</text:p>
          </table:table-cell>
          <table:table-cell/>
          <table:table-cell table:formula="of:=[.A385]" office:value-type="string" office:string-value="rate" calcext:value-type="string">
            <text:p>rate</text:p>
          </table:table-cell>
          <table:table-cell table:formula="of:=IF([.A385]=&quot;rate&quot;;FLOOR([.D385]*[.$K$1]) &amp; &quot;kbit&quot;;[.D385])" office:value-type="string" office:string-value="473kbit" calcext:value-type="string">
            <text:p>47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86]=&quot;rate&quot;;MID([.B386];1;FIND(&quot;kb&quot;;[.B386])-1);[.B386])" office:value-type="string" office:string-value="1s" calcext:value-type="string">
            <text:p>1s</text:p>
          </table:table-cell>
          <table:table-cell/>
          <table:table-cell table:formula="of:=[.A386]" office:value-type="string" office:string-value="wait" calcext:value-type="string">
            <text:p>wait</text:p>
          </table:table-cell>
          <table:table-cell table:formula="of:=IF([.A386]=&quot;rate&quot;;FLOOR([.D386]*[.$K$1]) &amp; &quot;kbit&quot;;[.D38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55kbit</text:p>
          </table:table-cell>
          <table:table-cell/>
          <table:table-cell table:formula="of:=IF([.A387]=&quot;rate&quot;;MID([.B387];1;FIND(&quot;kb&quot;;[.B387])-1);[.B387])" office:value-type="string" office:string-value="855" calcext:value-type="string">
            <text:p>855</text:p>
          </table:table-cell>
          <table:table-cell/>
          <table:table-cell table:formula="of:=[.A387]" office:value-type="string" office:string-value="rate" calcext:value-type="string">
            <text:p>rate</text:p>
          </table:table-cell>
          <table:table-cell table:formula="of:=IF([.A387]=&quot;rate&quot;;FLOOR([.D387]*[.$K$1]) &amp; &quot;kbit&quot;;[.D387])" office:value-type="string" office:string-value="213kbit" calcext:value-type="string">
            <text:p>21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88]=&quot;rate&quot;;MID([.B388];1;FIND(&quot;kb&quot;;[.B388])-1);[.B388])" office:value-type="string" office:string-value="1s" calcext:value-type="string">
            <text:p>1s</text:p>
          </table:table-cell>
          <table:table-cell/>
          <table:table-cell table:formula="of:=[.A388]" office:value-type="string" office:string-value="wait" calcext:value-type="string">
            <text:p>wait</text:p>
          </table:table-cell>
          <table:table-cell table:formula="of:=IF([.A388]=&quot;rate&quot;;FLOOR([.D388]*[.$K$1]) &amp; &quot;kbit&quot;;[.D38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38kbit</text:p>
          </table:table-cell>
          <table:table-cell/>
          <table:table-cell table:formula="of:=IF([.A389]=&quot;rate&quot;;MID([.B389];1;FIND(&quot;kb&quot;;[.B389])-1);[.B389])" office:value-type="string" office:string-value="2338" calcext:value-type="string">
            <text:p>2338</text:p>
          </table:table-cell>
          <table:table-cell/>
          <table:table-cell table:formula="of:=[.A389]" office:value-type="string" office:string-value="rate" calcext:value-type="string">
            <text:p>rate</text:p>
          </table:table-cell>
          <table:table-cell table:formula="of:=IF([.A389]=&quot;rate&quot;;FLOOR([.D389]*[.$K$1]) &amp; &quot;kbit&quot;;[.D389])" office:value-type="string" office:string-value="584kbit" calcext:value-type="string">
            <text:p>58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90]=&quot;rate&quot;;MID([.B390];1;FIND(&quot;kb&quot;;[.B390])-1);[.B390])" office:value-type="string" office:string-value="1s" calcext:value-type="string">
            <text:p>1s</text:p>
          </table:table-cell>
          <table:table-cell/>
          <table:table-cell table:formula="of:=[.A390]" office:value-type="string" office:string-value="wait" calcext:value-type="string">
            <text:p>wait</text:p>
          </table:table-cell>
          <table:table-cell table:formula="of:=IF([.A390]=&quot;rate&quot;;FLOOR([.D390]*[.$K$1]) &amp; &quot;kbit&quot;;[.D39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755kbit</text:p>
          </table:table-cell>
          <table:table-cell/>
          <table:table-cell table:formula="of:=IF([.A391]=&quot;rate&quot;;MID([.B391];1;FIND(&quot;kb&quot;;[.B391])-1);[.B391])" office:value-type="string" office:string-value="1755" calcext:value-type="string">
            <text:p>1755</text:p>
          </table:table-cell>
          <table:table-cell/>
          <table:table-cell table:formula="of:=[.A391]" office:value-type="string" office:string-value="rate" calcext:value-type="string">
            <text:p>rate</text:p>
          </table:table-cell>
          <table:table-cell table:formula="of:=IF([.A391]=&quot;rate&quot;;FLOOR([.D391]*[.$K$1]) &amp; &quot;kbit&quot;;[.D391])" office:value-type="string" office:string-value="438kbit" calcext:value-type="string">
            <text:p>43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92]=&quot;rate&quot;;MID([.B392];1;FIND(&quot;kb&quot;;[.B392])-1);[.B392])" office:value-type="string" office:string-value="1s" calcext:value-type="string">
            <text:p>1s</text:p>
          </table:table-cell>
          <table:table-cell/>
          <table:table-cell table:formula="of:=[.A392]" office:value-type="string" office:string-value="wait" calcext:value-type="string">
            <text:p>wait</text:p>
          </table:table-cell>
          <table:table-cell table:formula="of:=IF([.A392]=&quot;rate&quot;;FLOOR([.D392]*[.$K$1]) &amp; &quot;kbit&quot;;[.D39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13kbit</text:p>
          </table:table-cell>
          <table:table-cell/>
          <table:table-cell table:formula="of:=IF([.A393]=&quot;rate&quot;;MID([.B393];1;FIND(&quot;kb&quot;;[.B393])-1);[.B393])" office:value-type="string" office:string-value="2313" calcext:value-type="string">
            <text:p>2313</text:p>
          </table:table-cell>
          <table:table-cell/>
          <table:table-cell table:formula="of:=[.A393]" office:value-type="string" office:string-value="rate" calcext:value-type="string">
            <text:p>rate</text:p>
          </table:table-cell>
          <table:table-cell table:formula="of:=IF([.A393]=&quot;rate&quot;;FLOOR([.D393]*[.$K$1]) &amp; &quot;kbit&quot;;[.D393])" office:value-type="string" office:string-value="578kbit" calcext:value-type="string">
            <text:p>57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94]=&quot;rate&quot;;MID([.B394];1;FIND(&quot;kb&quot;;[.B394])-1);[.B394])" office:value-type="string" office:string-value="1s" calcext:value-type="string">
            <text:p>1s</text:p>
          </table:table-cell>
          <table:table-cell/>
          <table:table-cell table:formula="of:=[.A394]" office:value-type="string" office:string-value="wait" calcext:value-type="string">
            <text:p>wait</text:p>
          </table:table-cell>
          <table:table-cell table:formula="of:=IF([.A394]=&quot;rate&quot;;FLOOR([.D394]*[.$K$1]) &amp; &quot;kbit&quot;;[.D39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23kbit</text:p>
          </table:table-cell>
          <table:table-cell/>
          <table:table-cell table:formula="of:=IF([.A395]=&quot;rate&quot;;MID([.B395];1;FIND(&quot;kb&quot;;[.B395])-1);[.B395])" office:value-type="string" office:string-value="1523" calcext:value-type="string">
            <text:p>1523</text:p>
          </table:table-cell>
          <table:table-cell/>
          <table:table-cell table:formula="of:=[.A395]" office:value-type="string" office:string-value="rate" calcext:value-type="string">
            <text:p>rate</text:p>
          </table:table-cell>
          <table:table-cell table:formula="of:=IF([.A395]=&quot;rate&quot;;FLOOR([.D395]*[.$K$1]) &amp; &quot;kbit&quot;;[.D395])" office:value-type="string" office:string-value="380kbit" calcext:value-type="string">
            <text:p>38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96]=&quot;rate&quot;;MID([.B396];1;FIND(&quot;kb&quot;;[.B396])-1);[.B396])" office:value-type="string" office:string-value="1s" calcext:value-type="string">
            <text:p>1s</text:p>
          </table:table-cell>
          <table:table-cell/>
          <table:table-cell table:formula="of:=[.A396]" office:value-type="string" office:string-value="wait" calcext:value-type="string">
            <text:p>wait</text:p>
          </table:table-cell>
          <table:table-cell table:formula="of:=IF([.A396]=&quot;rate&quot;;FLOOR([.D396]*[.$K$1]) &amp; &quot;kbit&quot;;[.D39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8kbit</text:p>
          </table:table-cell>
          <table:table-cell/>
          <table:table-cell table:formula="of:=IF([.A397]=&quot;rate&quot;;MID([.B397];1;FIND(&quot;kb&quot;;[.B397])-1);[.B397])" office:value-type="string" office:string-value="428" calcext:value-type="string">
            <text:p>428</text:p>
          </table:table-cell>
          <table:table-cell/>
          <table:table-cell table:formula="of:=[.A397]" office:value-type="string" office:string-value="rate" calcext:value-type="string">
            <text:p>rate</text:p>
          </table:table-cell>
          <table:table-cell table:formula="of:=IF([.A397]=&quot;rate&quot;;FLOOR([.D397]*[.$K$1]) &amp; &quot;kbit&quot;;[.D397])" office:value-type="string" office:string-value="107kbit" calcext:value-type="string">
            <text:p>10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398]=&quot;rate&quot;;MID([.B398];1;FIND(&quot;kb&quot;;[.B398])-1);[.B398])" office:value-type="string" office:string-value="1s" calcext:value-type="string">
            <text:p>1s</text:p>
          </table:table-cell>
          <table:table-cell/>
          <table:table-cell table:formula="of:=[.A398]" office:value-type="string" office:string-value="wait" calcext:value-type="string">
            <text:p>wait</text:p>
          </table:table-cell>
          <table:table-cell table:formula="of:=IF([.A398]=&quot;rate&quot;;FLOOR([.D398]*[.$K$1]) &amp; &quot;kbit&quot;;[.D39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399]=&quot;rate&quot;;MID([.B399];1;FIND(&quot;kb&quot;;[.B399])-1);[.B399])" office:value-type="string" office:string-value="300" calcext:value-type="string">
            <text:p>300</text:p>
          </table:table-cell>
          <table:table-cell/>
          <table:table-cell table:formula="of:=[.A399]" office:value-type="string" office:string-value="rate" calcext:value-type="string">
            <text:p>rate</text:p>
          </table:table-cell>
          <table:table-cell table:formula="of:=IF([.A399]=&quot;rate&quot;;FLOOR([.D399]*[.$K$1]) &amp; &quot;kbit&quot;;[.D399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00]=&quot;rate&quot;;MID([.B400];1;FIND(&quot;kb&quot;;[.B400])-1);[.B400])" office:value-type="string" office:string-value="1s" calcext:value-type="string">
            <text:p>1s</text:p>
          </table:table-cell>
          <table:table-cell/>
          <table:table-cell table:formula="of:=[.A400]" office:value-type="string" office:string-value="wait" calcext:value-type="string">
            <text:p>wait</text:p>
          </table:table-cell>
          <table:table-cell table:formula="of:=IF([.A400]=&quot;rate&quot;;FLOOR([.D400]*[.$K$1]) &amp; &quot;kbit&quot;;[.D40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28kbit</text:p>
          </table:table-cell>
          <table:table-cell/>
          <table:table-cell table:formula="of:=IF([.A401]=&quot;rate&quot;;MID([.B401];1;FIND(&quot;kb&quot;;[.B401])-1);[.B401])" office:value-type="string" office:string-value="728" calcext:value-type="string">
            <text:p>728</text:p>
          </table:table-cell>
          <table:table-cell/>
          <table:table-cell table:formula="of:=[.A401]" office:value-type="string" office:string-value="rate" calcext:value-type="string">
            <text:p>rate</text:p>
          </table:table-cell>
          <table:table-cell table:formula="of:=IF([.A401]=&quot;rate&quot;;FLOOR([.D401]*[.$K$1]) &amp; &quot;kbit&quot;;[.D401])" office:value-type="string" office:string-value="182kbit" calcext:value-type="string">
            <text:p>18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02]=&quot;rate&quot;;MID([.B402];1;FIND(&quot;kb&quot;;[.B402])-1);[.B402])" office:value-type="string" office:string-value="1s" calcext:value-type="string">
            <text:p>1s</text:p>
          </table:table-cell>
          <table:table-cell/>
          <table:table-cell table:formula="of:=[.A402]" office:value-type="string" office:string-value="wait" calcext:value-type="string">
            <text:p>wait</text:p>
          </table:table-cell>
          <table:table-cell table:formula="of:=IF([.A402]=&quot;rate&quot;;FLOOR([.D402]*[.$K$1]) &amp; &quot;kbit&quot;;[.D40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28kbit</text:p>
          </table:table-cell>
          <table:table-cell/>
          <table:table-cell table:formula="of:=IF([.A403]=&quot;rate&quot;;MID([.B403];1;FIND(&quot;kb&quot;;[.B403])-1);[.B403])" office:value-type="string" office:string-value="328" calcext:value-type="string">
            <text:p>328</text:p>
          </table:table-cell>
          <table:table-cell/>
          <table:table-cell table:formula="of:=[.A403]" office:value-type="string" office:string-value="rate" calcext:value-type="string">
            <text:p>rate</text:p>
          </table:table-cell>
          <table:table-cell table:formula="of:=IF([.A403]=&quot;rate&quot;;FLOOR([.D403]*[.$K$1]) &amp; &quot;kbit&quot;;[.D403])" office:value-type="string" office:string-value="82kbit" calcext:value-type="string">
            <text:p>8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04]=&quot;rate&quot;;MID([.B404];1;FIND(&quot;kb&quot;;[.B404])-1);[.B404])" office:value-type="string" office:string-value="1s" calcext:value-type="string">
            <text:p>1s</text:p>
          </table:table-cell>
          <table:table-cell/>
          <table:table-cell table:formula="of:=[.A404]" office:value-type="string" office:string-value="wait" calcext:value-type="string">
            <text:p>wait</text:p>
          </table:table-cell>
          <table:table-cell table:formula="of:=IF([.A404]=&quot;rate&quot;;FLOOR([.D404]*[.$K$1]) &amp; &quot;kbit&quot;;[.D40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03kbit</text:p>
          </table:table-cell>
          <table:table-cell/>
          <table:table-cell table:formula="of:=IF([.A405]=&quot;rate&quot;;MID([.B405];1;FIND(&quot;kb&quot;;[.B405])-1);[.B405])" office:value-type="string" office:string-value="3903" calcext:value-type="string">
            <text:p>3903</text:p>
          </table:table-cell>
          <table:table-cell/>
          <table:table-cell table:formula="of:=[.A405]" office:value-type="string" office:string-value="rate" calcext:value-type="string">
            <text:p>rate</text:p>
          </table:table-cell>
          <table:table-cell table:formula="of:=IF([.A405]=&quot;rate&quot;;FLOOR([.D405]*[.$K$1]) &amp; &quot;kbit&quot;;[.D405])" office:value-type="string" office:string-value="975kbit" calcext:value-type="string">
            <text:p>9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06]=&quot;rate&quot;;MID([.B406];1;FIND(&quot;kb&quot;;[.B406])-1);[.B406])" office:value-type="string" office:string-value="1s" calcext:value-type="string">
            <text:p>1s</text:p>
          </table:table-cell>
          <table:table-cell/>
          <table:table-cell table:formula="of:=[.A406]" office:value-type="string" office:string-value="wait" calcext:value-type="string">
            <text:p>wait</text:p>
          </table:table-cell>
          <table:table-cell table:formula="of:=IF([.A406]=&quot;rate&quot;;FLOOR([.D406]*[.$K$1]) &amp; &quot;kbit&quot;;[.D40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499kbit</text:p>
          </table:table-cell>
          <table:table-cell/>
          <table:table-cell table:formula="of:=IF([.A407]=&quot;rate&quot;;MID([.B407];1;FIND(&quot;kb&quot;;[.B407])-1);[.B407])" office:value-type="string" office:string-value="2499" calcext:value-type="string">
            <text:p>2499</text:p>
          </table:table-cell>
          <table:table-cell/>
          <table:table-cell table:formula="of:=[.A407]" office:value-type="string" office:string-value="rate" calcext:value-type="string">
            <text:p>rate</text:p>
          </table:table-cell>
          <table:table-cell table:formula="of:=IF([.A407]=&quot;rate&quot;;FLOOR([.D407]*[.$K$1]) &amp; &quot;kbit&quot;;[.D407])" office:value-type="string" office:string-value="624kbit" calcext:value-type="string">
            <text:p>62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08]=&quot;rate&quot;;MID([.B408];1;FIND(&quot;kb&quot;;[.B408])-1);[.B408])" office:value-type="string" office:string-value="1s" calcext:value-type="string">
            <text:p>1s</text:p>
          </table:table-cell>
          <table:table-cell/>
          <table:table-cell table:formula="of:=[.A408]" office:value-type="string" office:string-value="wait" calcext:value-type="string">
            <text:p>wait</text:p>
          </table:table-cell>
          <table:table-cell table:formula="of:=IF([.A408]=&quot;rate&quot;;FLOOR([.D408]*[.$K$1]) &amp; &quot;kbit&quot;;[.D40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864kbit</text:p>
          </table:table-cell>
          <table:table-cell/>
          <table:table-cell table:formula="of:=IF([.A409]=&quot;rate&quot;;MID([.B409];1;FIND(&quot;kb&quot;;[.B409])-1);[.B409])" office:value-type="string" office:string-value="3864" calcext:value-type="string">
            <text:p>3864</text:p>
          </table:table-cell>
          <table:table-cell/>
          <table:table-cell table:formula="of:=[.A409]" office:value-type="string" office:string-value="rate" calcext:value-type="string">
            <text:p>rate</text:p>
          </table:table-cell>
          <table:table-cell table:formula="of:=IF([.A409]=&quot;rate&quot;;FLOOR([.D409]*[.$K$1]) &amp; &quot;kbit&quot;;[.D409])" office:value-type="string" office:string-value="966kbit" calcext:value-type="string">
            <text:p>96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10]=&quot;rate&quot;;MID([.B410];1;FIND(&quot;kb&quot;;[.B410])-1);[.B410])" office:value-type="string" office:string-value="1s" calcext:value-type="string">
            <text:p>1s</text:p>
          </table:table-cell>
          <table:table-cell/>
          <table:table-cell table:formula="of:=[.A410]" office:value-type="string" office:string-value="wait" calcext:value-type="string">
            <text:p>wait</text:p>
          </table:table-cell>
          <table:table-cell table:formula="of:=IF([.A410]=&quot;rate&quot;;FLOOR([.D410]*[.$K$1]) &amp; &quot;kbit&quot;;[.D41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351kbit</text:p>
          </table:table-cell>
          <table:table-cell/>
          <table:table-cell table:formula="of:=IF([.A411]=&quot;rate&quot;;MID([.B411];1;FIND(&quot;kb&quot;;[.B411])-1);[.B411])" office:value-type="string" office:string-value="3351" calcext:value-type="string">
            <text:p>3351</text:p>
          </table:table-cell>
          <table:table-cell/>
          <table:table-cell table:formula="of:=[.A411]" office:value-type="string" office:string-value="rate" calcext:value-type="string">
            <text:p>rate</text:p>
          </table:table-cell>
          <table:table-cell table:formula="of:=IF([.A411]=&quot;rate&quot;;FLOOR([.D411]*[.$K$1]) &amp; &quot;kbit&quot;;[.D411])" office:value-type="string" office:string-value="837kbit" calcext:value-type="string">
            <text:p>83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12]=&quot;rate&quot;;MID([.B412];1;FIND(&quot;kb&quot;;[.B412])-1);[.B412])" office:value-type="string" office:string-value="1s" calcext:value-type="string">
            <text:p>1s</text:p>
          </table:table-cell>
          <table:table-cell/>
          <table:table-cell table:formula="of:=[.A412]" office:value-type="string" office:string-value="wait" calcext:value-type="string">
            <text:p>wait</text:p>
          </table:table-cell>
          <table:table-cell table:formula="of:=IF([.A412]=&quot;rate&quot;;FLOOR([.D412]*[.$K$1]) &amp; &quot;kbit&quot;;[.D41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325kbit</text:p>
          </table:table-cell>
          <table:table-cell/>
          <table:table-cell table:formula="of:=IF([.A413]=&quot;rate&quot;;MID([.B413];1;FIND(&quot;kb&quot;;[.B413])-1);[.B413])" office:value-type="string" office:string-value="4325" calcext:value-type="string">
            <text:p>4325</text:p>
          </table:table-cell>
          <table:table-cell/>
          <table:table-cell table:formula="of:=[.A413]" office:value-type="string" office:string-value="rate" calcext:value-type="string">
            <text:p>rate</text:p>
          </table:table-cell>
          <table:table-cell table:formula="of:=IF([.A413]=&quot;rate&quot;;FLOOR([.D413]*[.$K$1]) &amp; &quot;kbit&quot;;[.D413])" office:value-type="string" office:string-value="1081kbit" calcext:value-type="string">
            <text:p>108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14]=&quot;rate&quot;;MID([.B414];1;FIND(&quot;kb&quot;;[.B414])-1);[.B414])" office:value-type="string" office:string-value="1s" calcext:value-type="string">
            <text:p>1s</text:p>
          </table:table-cell>
          <table:table-cell/>
          <table:table-cell table:formula="of:=[.A414]" office:value-type="string" office:string-value="wait" calcext:value-type="string">
            <text:p>wait</text:p>
          </table:table-cell>
          <table:table-cell table:formula="of:=IF([.A414]=&quot;rate&quot;;FLOOR([.D414]*[.$K$1]) &amp; &quot;kbit&quot;;[.D41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51kbit</text:p>
          </table:table-cell>
          <table:table-cell/>
          <table:table-cell table:formula="of:=IF([.A415]=&quot;rate&quot;;MID([.B415];1;FIND(&quot;kb&quot;;[.B415])-1);[.B415])" office:value-type="string" office:string-value="3951" calcext:value-type="string">
            <text:p>3951</text:p>
          </table:table-cell>
          <table:table-cell/>
          <table:table-cell table:formula="of:=[.A415]" office:value-type="string" office:string-value="rate" calcext:value-type="string">
            <text:p>rate</text:p>
          </table:table-cell>
          <table:table-cell table:formula="of:=IF([.A415]=&quot;rate&quot;;FLOOR([.D415]*[.$K$1]) &amp; &quot;kbit&quot;;[.D415])" office:value-type="string" office:string-value="987kbit" calcext:value-type="string">
            <text:p>98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16]=&quot;rate&quot;;MID([.B416];1;FIND(&quot;kb&quot;;[.B416])-1);[.B416])" office:value-type="string" office:string-value="1s" calcext:value-type="string">
            <text:p>1s</text:p>
          </table:table-cell>
          <table:table-cell/>
          <table:table-cell table:formula="of:=[.A416]" office:value-type="string" office:string-value="wait" calcext:value-type="string">
            <text:p>wait</text:p>
          </table:table-cell>
          <table:table-cell table:formula="of:=IF([.A416]=&quot;rate&quot;;FLOOR([.D416]*[.$K$1]) &amp; &quot;kbit&quot;;[.D41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876kbit</text:p>
          </table:table-cell>
          <table:table-cell/>
          <table:table-cell table:formula="of:=IF([.A417]=&quot;rate&quot;;MID([.B417];1;FIND(&quot;kb&quot;;[.B417])-1);[.B417])" office:value-type="string" office:string-value="1876" calcext:value-type="string">
            <text:p>1876</text:p>
          </table:table-cell>
          <table:table-cell/>
          <table:table-cell table:formula="of:=[.A417]" office:value-type="string" office:string-value="rate" calcext:value-type="string">
            <text:p>rate</text:p>
          </table:table-cell>
          <table:table-cell table:formula="of:=IF([.A417]=&quot;rate&quot;;FLOOR([.D417]*[.$K$1]) &amp; &quot;kbit&quot;;[.D417])" office:value-type="string" office:string-value="469kbit" calcext:value-type="string">
            <text:p>46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18]=&quot;rate&quot;;MID([.B418];1;FIND(&quot;kb&quot;;[.B418])-1);[.B418])" office:value-type="string" office:string-value="1s" calcext:value-type="string">
            <text:p>1s</text:p>
          </table:table-cell>
          <table:table-cell/>
          <table:table-cell table:formula="of:=[.A418]" office:value-type="string" office:string-value="wait" calcext:value-type="string">
            <text:p>wait</text:p>
          </table:table-cell>
          <table:table-cell table:formula="of:=IF([.A418]=&quot;rate&quot;;FLOOR([.D418]*[.$K$1]) &amp; &quot;kbit&quot;;[.D41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82kbit</text:p>
          </table:table-cell>
          <table:table-cell/>
          <table:table-cell table:formula="of:=IF([.A419]=&quot;rate&quot;;MID([.B419];1;FIND(&quot;kb&quot;;[.B419])-1);[.B419])" office:value-type="string" office:string-value="1582" calcext:value-type="string">
            <text:p>1582</text:p>
          </table:table-cell>
          <table:table-cell/>
          <table:table-cell table:formula="of:=[.A419]" office:value-type="string" office:string-value="rate" calcext:value-type="string">
            <text:p>rate</text:p>
          </table:table-cell>
          <table:table-cell table:formula="of:=IF([.A419]=&quot;rate&quot;;FLOOR([.D419]*[.$K$1]) &amp; &quot;kbit&quot;;[.D419])" office:value-type="string" office:string-value="395kbit" calcext:value-type="string">
            <text:p>39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20]=&quot;rate&quot;;MID([.B420];1;FIND(&quot;kb&quot;;[.B420])-1);[.B420])" office:value-type="string" office:string-value="1s" calcext:value-type="string">
            <text:p>1s</text:p>
          </table:table-cell>
          <table:table-cell/>
          <table:table-cell table:formula="of:=[.A420]" office:value-type="string" office:string-value="wait" calcext:value-type="string">
            <text:p>wait</text:p>
          </table:table-cell>
          <table:table-cell table:formula="of:=IF([.A420]=&quot;rate&quot;;FLOOR([.D420]*[.$K$1]) &amp; &quot;kbit&quot;;[.D42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624kbit</text:p>
          </table:table-cell>
          <table:table-cell/>
          <table:table-cell table:formula="of:=IF([.A421]=&quot;rate&quot;;MID([.B421];1;FIND(&quot;kb&quot;;[.B421])-1);[.B421])" office:value-type="string" office:string-value="1624" calcext:value-type="string">
            <text:p>1624</text:p>
          </table:table-cell>
          <table:table-cell/>
          <table:table-cell table:formula="of:=[.A421]" office:value-type="string" office:string-value="rate" calcext:value-type="string">
            <text:p>rate</text:p>
          </table:table-cell>
          <table:table-cell table:formula="of:=IF([.A421]=&quot;rate&quot;;FLOOR([.D421]*[.$K$1]) &amp; &quot;kbit&quot;;[.D421])" office:value-type="string" office:string-value="406kbit" calcext:value-type="string">
            <text:p>40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22]=&quot;rate&quot;;MID([.B422];1;FIND(&quot;kb&quot;;[.B422])-1);[.B422])" office:value-type="string" office:string-value="1s" calcext:value-type="string">
            <text:p>1s</text:p>
          </table:table-cell>
          <table:table-cell/>
          <table:table-cell table:formula="of:=[.A422]" office:value-type="string" office:string-value="wait" calcext:value-type="string">
            <text:p>wait</text:p>
          </table:table-cell>
          <table:table-cell table:formula="of:=IF([.A422]=&quot;rate&quot;;FLOOR([.D422]*[.$K$1]) &amp; &quot;kbit&quot;;[.D42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65kbit</text:p>
          </table:table-cell>
          <table:table-cell/>
          <table:table-cell table:formula="of:=IF([.A423]=&quot;rate&quot;;MID([.B423];1;FIND(&quot;kb&quot;;[.B423])-1);[.B423])" office:value-type="string" office:string-value="865" calcext:value-type="string">
            <text:p>865</text:p>
          </table:table-cell>
          <table:table-cell/>
          <table:table-cell table:formula="of:=[.A423]" office:value-type="string" office:string-value="rate" calcext:value-type="string">
            <text:p>rate</text:p>
          </table:table-cell>
          <table:table-cell table:formula="of:=IF([.A423]=&quot;rate&quot;;FLOOR([.D423]*[.$K$1]) &amp; &quot;kbit&quot;;[.D423])" office:value-type="string" office:string-value="216kbit" calcext:value-type="string">
            <text:p>21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24]=&quot;rate&quot;;MID([.B424];1;FIND(&quot;kb&quot;;[.B424])-1);[.B424])" office:value-type="string" office:string-value="1s" calcext:value-type="string">
            <text:p>1s</text:p>
          </table:table-cell>
          <table:table-cell/>
          <table:table-cell table:formula="of:=[.A424]" office:value-type="string" office:string-value="wait" calcext:value-type="string">
            <text:p>wait</text:p>
          </table:table-cell>
          <table:table-cell table:formula="of:=IF([.A424]=&quot;rate&quot;;FLOOR([.D424]*[.$K$1]) &amp; &quot;kbit&quot;;[.D42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77kbit</text:p>
          </table:table-cell>
          <table:table-cell/>
          <table:table-cell table:formula="of:=IF([.A425]=&quot;rate&quot;;MID([.B425];1;FIND(&quot;kb&quot;;[.B425])-1);[.B425])" office:value-type="string" office:string-value="477" calcext:value-type="string">
            <text:p>477</text:p>
          </table:table-cell>
          <table:table-cell/>
          <table:table-cell table:formula="of:=[.A425]" office:value-type="string" office:string-value="rate" calcext:value-type="string">
            <text:p>rate</text:p>
          </table:table-cell>
          <table:table-cell table:formula="of:=IF([.A425]=&quot;rate&quot;;FLOOR([.D425]*[.$K$1]) &amp; &quot;kbit&quot;;[.D425])" office:value-type="string" office:string-value="119kbit" calcext:value-type="string">
            <text:p>11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26]=&quot;rate&quot;;MID([.B426];1;FIND(&quot;kb&quot;;[.B426])-1);[.B426])" office:value-type="string" office:string-value="1s" calcext:value-type="string">
            <text:p>1s</text:p>
          </table:table-cell>
          <table:table-cell/>
          <table:table-cell table:formula="of:=[.A426]" office:value-type="string" office:string-value="wait" calcext:value-type="string">
            <text:p>wait</text:p>
          </table:table-cell>
          <table:table-cell table:formula="of:=IF([.A426]=&quot;rate&quot;;FLOOR([.D426]*[.$K$1]) &amp; &quot;kbit&quot;;[.D42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77kbit</text:p>
          </table:table-cell>
          <table:table-cell/>
          <table:table-cell table:formula="of:=IF([.A427]=&quot;rate&quot;;MID([.B427];1;FIND(&quot;kb&quot;;[.B427])-1);[.B427])" office:value-type="string" office:string-value="477" calcext:value-type="string">
            <text:p>477</text:p>
          </table:table-cell>
          <table:table-cell/>
          <table:table-cell table:formula="of:=[.A427]" office:value-type="string" office:string-value="rate" calcext:value-type="string">
            <text:p>rate</text:p>
          </table:table-cell>
          <table:table-cell table:formula="of:=IF([.A427]=&quot;rate&quot;;FLOOR([.D427]*[.$K$1]) &amp; &quot;kbit&quot;;[.D427])" office:value-type="string" office:string-value="119kbit" calcext:value-type="string">
            <text:p>11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28]=&quot;rate&quot;;MID([.B428];1;FIND(&quot;kb&quot;;[.B428])-1);[.B428])" office:value-type="string" office:string-value="1s" calcext:value-type="string">
            <text:p>1s</text:p>
          </table:table-cell>
          <table:table-cell/>
          <table:table-cell table:formula="of:=[.A428]" office:value-type="string" office:string-value="wait" calcext:value-type="string">
            <text:p>wait</text:p>
          </table:table-cell>
          <table:table-cell table:formula="of:=IF([.A428]=&quot;rate&quot;;FLOOR([.D428]*[.$K$1]) &amp; &quot;kbit&quot;;[.D42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77kbit</text:p>
          </table:table-cell>
          <table:table-cell/>
          <table:table-cell table:formula="of:=IF([.A429]=&quot;rate&quot;;MID([.B429];1;FIND(&quot;kb&quot;;[.B429])-1);[.B429])" office:value-type="string" office:string-value="477" calcext:value-type="string">
            <text:p>477</text:p>
          </table:table-cell>
          <table:table-cell/>
          <table:table-cell table:formula="of:=[.A429]" office:value-type="string" office:string-value="rate" calcext:value-type="string">
            <text:p>rate</text:p>
          </table:table-cell>
          <table:table-cell table:formula="of:=IF([.A429]=&quot;rate&quot;;FLOOR([.D429]*[.$K$1]) &amp; &quot;kbit&quot;;[.D429])" office:value-type="string" office:string-value="119kbit" calcext:value-type="string">
            <text:p>11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30]=&quot;rate&quot;;MID([.B430];1;FIND(&quot;kb&quot;;[.B430])-1);[.B430])" office:value-type="string" office:string-value="1s" calcext:value-type="string">
            <text:p>1s</text:p>
          </table:table-cell>
          <table:table-cell/>
          <table:table-cell table:formula="of:=[.A430]" office:value-type="string" office:string-value="wait" calcext:value-type="string">
            <text:p>wait</text:p>
          </table:table-cell>
          <table:table-cell table:formula="of:=IF([.A430]=&quot;rate&quot;;FLOOR([.D430]*[.$K$1]) &amp; &quot;kbit&quot;;[.D43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77kbit</text:p>
          </table:table-cell>
          <table:table-cell/>
          <table:table-cell table:formula="of:=IF([.A431]=&quot;rate&quot;;MID([.B431];1;FIND(&quot;kb&quot;;[.B431])-1);[.B431])" office:value-type="string" office:string-value="477" calcext:value-type="string">
            <text:p>477</text:p>
          </table:table-cell>
          <table:table-cell/>
          <table:table-cell table:formula="of:=[.A431]" office:value-type="string" office:string-value="rate" calcext:value-type="string">
            <text:p>rate</text:p>
          </table:table-cell>
          <table:table-cell table:formula="of:=IF([.A431]=&quot;rate&quot;;FLOOR([.D431]*[.$K$1]) &amp; &quot;kbit&quot;;[.D431])" office:value-type="string" office:string-value="119kbit" calcext:value-type="string">
            <text:p>11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32]=&quot;rate&quot;;MID([.B432];1;FIND(&quot;kb&quot;;[.B432])-1);[.B432])" office:value-type="string" office:string-value="1s" calcext:value-type="string">
            <text:p>1s</text:p>
          </table:table-cell>
          <table:table-cell/>
          <table:table-cell table:formula="of:=[.A432]" office:value-type="string" office:string-value="wait" calcext:value-type="string">
            <text:p>wait</text:p>
          </table:table-cell>
          <table:table-cell table:formula="of:=IF([.A432]=&quot;rate&quot;;FLOOR([.D432]*[.$K$1]) &amp; &quot;kbit&quot;;[.D43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92kbit</text:p>
          </table:table-cell>
          <table:table-cell/>
          <table:table-cell table:formula="of:=IF([.A433]=&quot;rate&quot;;MID([.B433];1;FIND(&quot;kb&quot;;[.B433])-1);[.B433])" office:value-type="string" office:string-value="692" calcext:value-type="string">
            <text:p>692</text:p>
          </table:table-cell>
          <table:table-cell/>
          <table:table-cell table:formula="of:=[.A433]" office:value-type="string" office:string-value="rate" calcext:value-type="string">
            <text:p>rate</text:p>
          </table:table-cell>
          <table:table-cell table:formula="of:=IF([.A433]=&quot;rate&quot;;FLOOR([.D433]*[.$K$1]) &amp; &quot;kbit&quot;;[.D433])" office:value-type="string" office:string-value="173kbit" calcext:value-type="string">
            <text:p>17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34]=&quot;rate&quot;;MID([.B434];1;FIND(&quot;kb&quot;;[.B434])-1);[.B434])" office:value-type="string" office:string-value="1s" calcext:value-type="string">
            <text:p>1s</text:p>
          </table:table-cell>
          <table:table-cell/>
          <table:table-cell table:formula="of:=[.A434]" office:value-type="string" office:string-value="wait" calcext:value-type="string">
            <text:p>wait</text:p>
          </table:table-cell>
          <table:table-cell table:formula="of:=IF([.A434]=&quot;rate&quot;;FLOOR([.D434]*[.$K$1]) &amp; &quot;kbit&quot;;[.D43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396kbit</text:p>
          </table:table-cell>
          <table:table-cell/>
          <table:table-cell table:formula="of:=IF([.A435]=&quot;rate&quot;;MID([.B435];1;FIND(&quot;kb&quot;;[.B435])-1);[.B435])" office:value-type="string" office:string-value="5396" calcext:value-type="string">
            <text:p>5396</text:p>
          </table:table-cell>
          <table:table-cell/>
          <table:table-cell table:formula="of:=[.A435]" office:value-type="string" office:string-value="rate" calcext:value-type="string">
            <text:p>rate</text:p>
          </table:table-cell>
          <table:table-cell table:formula="of:=IF([.A435]=&quot;rate&quot;;FLOOR([.D435]*[.$K$1]) &amp; &quot;kbit&quot;;[.D435])" office:value-type="string" office:string-value="1349kbit" calcext:value-type="string">
            <text:p>134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36]=&quot;rate&quot;;MID([.B436];1;FIND(&quot;kb&quot;;[.B436])-1);[.B436])" office:value-type="string" office:string-value="1s" calcext:value-type="string">
            <text:p>1s</text:p>
          </table:table-cell>
          <table:table-cell/>
          <table:table-cell table:formula="of:=[.A436]" office:value-type="string" office:string-value="wait" calcext:value-type="string">
            <text:p>wait</text:p>
          </table:table-cell>
          <table:table-cell table:formula="of:=IF([.A436]=&quot;rate&quot;;FLOOR([.D436]*[.$K$1]) &amp; &quot;kbit&quot;;[.D43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864kbit</text:p>
          </table:table-cell>
          <table:table-cell/>
          <table:table-cell table:formula="of:=IF([.A437]=&quot;rate&quot;;MID([.B437];1;FIND(&quot;kb&quot;;[.B437])-1);[.B437])" office:value-type="string" office:string-value="3864" calcext:value-type="string">
            <text:p>3864</text:p>
          </table:table-cell>
          <table:table-cell/>
          <table:table-cell table:formula="of:=[.A437]" office:value-type="string" office:string-value="rate" calcext:value-type="string">
            <text:p>rate</text:p>
          </table:table-cell>
          <table:table-cell table:formula="of:=IF([.A437]=&quot;rate&quot;;FLOOR([.D437]*[.$K$1]) &amp; &quot;kbit&quot;;[.D437])" office:value-type="string" office:string-value="966kbit" calcext:value-type="string">
            <text:p>96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38]=&quot;rate&quot;;MID([.B438];1;FIND(&quot;kb&quot;;[.B438])-1);[.B438])" office:value-type="string" office:string-value="1s" calcext:value-type="string">
            <text:p>1s</text:p>
          </table:table-cell>
          <table:table-cell/>
          <table:table-cell table:formula="of:=[.A438]" office:value-type="string" office:string-value="wait" calcext:value-type="string">
            <text:p>wait</text:p>
          </table:table-cell>
          <table:table-cell table:formula="of:=IF([.A438]=&quot;rate&quot;;FLOOR([.D438]*[.$K$1]) &amp; &quot;kbit&quot;;[.D43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317kbit</text:p>
          </table:table-cell>
          <table:table-cell/>
          <table:table-cell table:formula="of:=IF([.A439]=&quot;rate&quot;;MID([.B439];1;FIND(&quot;kb&quot;;[.B439])-1);[.B439])" office:value-type="string" office:string-value="5317" calcext:value-type="string">
            <text:p>5317</text:p>
          </table:table-cell>
          <table:table-cell/>
          <table:table-cell table:formula="of:=[.A439]" office:value-type="string" office:string-value="rate" calcext:value-type="string">
            <text:p>rate</text:p>
          </table:table-cell>
          <table:table-cell table:formula="of:=IF([.A439]=&quot;rate&quot;;FLOOR([.D439]*[.$K$1]) &amp; &quot;kbit&quot;;[.D439])" office:value-type="string" office:string-value="1329kbit" calcext:value-type="string">
            <text:p>132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40]=&quot;rate&quot;;MID([.B440];1;FIND(&quot;kb&quot;;[.B440])-1);[.B440])" office:value-type="string" office:string-value="1s" calcext:value-type="string">
            <text:p>1s</text:p>
          </table:table-cell>
          <table:table-cell/>
          <table:table-cell table:formula="of:=[.A440]" office:value-type="string" office:string-value="wait" calcext:value-type="string">
            <text:p>wait</text:p>
          </table:table-cell>
          <table:table-cell table:formula="of:=IF([.A440]=&quot;rate&quot;;FLOOR([.D440]*[.$K$1]) &amp; &quot;kbit&quot;;[.D44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42kbit</text:p>
          </table:table-cell>
          <table:table-cell/>
          <table:table-cell table:formula="of:=IF([.A441]=&quot;rate&quot;;MID([.B441];1;FIND(&quot;kb&quot;;[.B441])-1);[.B441])" office:value-type="string" office:string-value="3542" calcext:value-type="string">
            <text:p>3542</text:p>
          </table:table-cell>
          <table:table-cell/>
          <table:table-cell table:formula="of:=[.A441]" office:value-type="string" office:string-value="rate" calcext:value-type="string">
            <text:p>rate</text:p>
          </table:table-cell>
          <table:table-cell table:formula="of:=IF([.A441]=&quot;rate&quot;;FLOOR([.D441]*[.$K$1]) &amp; &quot;kbit&quot;;[.D441])" office:value-type="string" office:string-value="885kbit" calcext:value-type="string">
            <text:p>88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42]=&quot;rate&quot;;MID([.B442];1;FIND(&quot;kb&quot;;[.B442])-1);[.B442])" office:value-type="string" office:string-value="1s" calcext:value-type="string">
            <text:p>1s</text:p>
          </table:table-cell>
          <table:table-cell/>
          <table:table-cell table:formula="of:=[.A442]" office:value-type="string" office:string-value="wait" calcext:value-type="string">
            <text:p>wait</text:p>
          </table:table-cell>
          <table:table-cell table:formula="of:=IF([.A442]=&quot;rate&quot;;FLOOR([.D442]*[.$K$1]) &amp; &quot;kbit&quot;;[.D44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376kbit</text:p>
          </table:table-cell>
          <table:table-cell/>
          <table:table-cell table:formula="of:=IF([.A443]=&quot;rate&quot;;MID([.B443];1;FIND(&quot;kb&quot;;[.B443])-1);[.B443])" office:value-type="string" office:string-value="6376" calcext:value-type="string">
            <text:p>6376</text:p>
          </table:table-cell>
          <table:table-cell/>
          <table:table-cell table:formula="of:=[.A443]" office:value-type="string" office:string-value="rate" calcext:value-type="string">
            <text:p>rate</text:p>
          </table:table-cell>
          <table:table-cell table:formula="of:=IF([.A443]=&quot;rate&quot;;FLOOR([.D443]*[.$K$1]) &amp; &quot;kbit&quot;;[.D443])" office:value-type="string" office:string-value="1594kbit" calcext:value-type="string">
            <text:p>159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44]=&quot;rate&quot;;MID([.B444];1;FIND(&quot;kb&quot;;[.B444])-1);[.B444])" office:value-type="string" office:string-value="1s" calcext:value-type="string">
            <text:p>1s</text:p>
          </table:table-cell>
          <table:table-cell/>
          <table:table-cell table:formula="of:=[.A444]" office:value-type="string" office:string-value="wait" calcext:value-type="string">
            <text:p>wait</text:p>
          </table:table-cell>
          <table:table-cell table:formula="of:=IF([.A444]=&quot;rate&quot;;FLOOR([.D444]*[.$K$1]) &amp; &quot;kbit&quot;;[.D44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18kbit</text:p>
          </table:table-cell>
          <table:table-cell/>
          <table:table-cell table:formula="of:=IF([.A445]=&quot;rate&quot;;MID([.B445];1;FIND(&quot;kb&quot;;[.B445])-1);[.B445])" office:value-type="string" office:string-value="3918" calcext:value-type="string">
            <text:p>3918</text:p>
          </table:table-cell>
          <table:table-cell/>
          <table:table-cell table:formula="of:=[.A445]" office:value-type="string" office:string-value="rate" calcext:value-type="string">
            <text:p>rate</text:p>
          </table:table-cell>
          <table:table-cell table:formula="of:=IF([.A445]=&quot;rate&quot;;FLOOR([.D445]*[.$K$1]) &amp; &quot;kbit&quot;;[.D445])" office:value-type="string" office:string-value="979kbit" calcext:value-type="string">
            <text:p>97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46]=&quot;rate&quot;;MID([.B446];1;FIND(&quot;kb&quot;;[.B446])-1);[.B446])" office:value-type="string" office:string-value="1s" calcext:value-type="string">
            <text:p>1s</text:p>
          </table:table-cell>
          <table:table-cell/>
          <table:table-cell table:formula="of:=[.A446]" office:value-type="string" office:string-value="wait" calcext:value-type="string">
            <text:p>wait</text:p>
          </table:table-cell>
          <table:table-cell table:formula="of:=IF([.A446]=&quot;rate&quot;;FLOOR([.D446]*[.$K$1]) &amp; &quot;kbit&quot;;[.D44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99kbit</text:p>
          </table:table-cell>
          <table:table-cell/>
          <table:table-cell table:formula="of:=IF([.A447]=&quot;rate&quot;;MID([.B447];1;FIND(&quot;kb&quot;;[.B447])-1);[.B447])" office:value-type="string" office:string-value="4299" calcext:value-type="string">
            <text:p>4299</text:p>
          </table:table-cell>
          <table:table-cell/>
          <table:table-cell table:formula="of:=[.A447]" office:value-type="string" office:string-value="rate" calcext:value-type="string">
            <text:p>rate</text:p>
          </table:table-cell>
          <table:table-cell table:formula="of:=IF([.A447]=&quot;rate&quot;;FLOOR([.D447]*[.$K$1]) &amp; &quot;kbit&quot;;[.D447])" office:value-type="string" office:string-value="1074kbit" calcext:value-type="string">
            <text:p>107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48]=&quot;rate&quot;;MID([.B448];1;FIND(&quot;kb&quot;;[.B448])-1);[.B448])" office:value-type="string" office:string-value="1s" calcext:value-type="string">
            <text:p>1s</text:p>
          </table:table-cell>
          <table:table-cell/>
          <table:table-cell table:formula="of:=[.A448]" office:value-type="string" office:string-value="wait" calcext:value-type="string">
            <text:p>wait</text:p>
          </table:table-cell>
          <table:table-cell table:formula="of:=IF([.A448]=&quot;rate&quot;;FLOOR([.D448]*[.$K$1]) &amp; &quot;kbit&quot;;[.D44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02kbit</text:p>
          </table:table-cell>
          <table:table-cell/>
          <table:table-cell table:formula="of:=IF([.A449]=&quot;rate&quot;;MID([.B449];1;FIND(&quot;kb&quot;;[.B449])-1);[.B449])" office:value-type="string" office:string-value="4002" calcext:value-type="string">
            <text:p>4002</text:p>
          </table:table-cell>
          <table:table-cell/>
          <table:table-cell table:formula="of:=[.A449]" office:value-type="string" office:string-value="rate" calcext:value-type="string">
            <text:p>rate</text:p>
          </table:table-cell>
          <table:table-cell table:formula="of:=IF([.A449]=&quot;rate&quot;;FLOOR([.D449]*[.$K$1]) &amp; &quot;kbit&quot;;[.D449])" office:value-type="string" office:string-value="1000kbit" calcext:value-type="string">
            <text:p>100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50]=&quot;rate&quot;;MID([.B450];1;FIND(&quot;kb&quot;;[.B450])-1);[.B450])" office:value-type="string" office:string-value="1s" calcext:value-type="string">
            <text:p>1s</text:p>
          </table:table-cell>
          <table:table-cell/>
          <table:table-cell table:formula="of:=[.A450]" office:value-type="string" office:string-value="wait" calcext:value-type="string">
            <text:p>wait</text:p>
          </table:table-cell>
          <table:table-cell table:formula="of:=IF([.A450]=&quot;rate&quot;;FLOOR([.D450]*[.$K$1]) &amp; &quot;kbit&quot;;[.D45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74kbit</text:p>
          </table:table-cell>
          <table:table-cell/>
          <table:table-cell table:formula="of:=IF([.A451]=&quot;rate&quot;;MID([.B451];1;FIND(&quot;kb&quot;;[.B451])-1);[.B451])" office:value-type="string" office:string-value="4674" calcext:value-type="string">
            <text:p>4674</text:p>
          </table:table-cell>
          <table:table-cell/>
          <table:table-cell table:formula="of:=[.A451]" office:value-type="string" office:string-value="rate" calcext:value-type="string">
            <text:p>rate</text:p>
          </table:table-cell>
          <table:table-cell table:formula="of:=IF([.A451]=&quot;rate&quot;;FLOOR([.D451]*[.$K$1]) &amp; &quot;kbit&quot;;[.D451])" office:value-type="string" office:string-value="1168kbit" calcext:value-type="string">
            <text:p>116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52]=&quot;rate&quot;;MID([.B452];1;FIND(&quot;kb&quot;;[.B452])-1);[.B452])" office:value-type="string" office:string-value="1s" calcext:value-type="string">
            <text:p>1s</text:p>
          </table:table-cell>
          <table:table-cell/>
          <table:table-cell table:formula="of:=[.A452]" office:value-type="string" office:string-value="wait" calcext:value-type="string">
            <text:p>wait</text:p>
          </table:table-cell>
          <table:table-cell table:formula="of:=IF([.A452]=&quot;rate&quot;;FLOOR([.D452]*[.$K$1]) &amp; &quot;kbit&quot;;[.D45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747kbit</text:p>
          </table:table-cell>
          <table:table-cell/>
          <table:table-cell table:formula="of:=IF([.A453]=&quot;rate&quot;;MID([.B453];1;FIND(&quot;kb&quot;;[.B453])-1);[.B453])" office:value-type="string" office:string-value="5747" calcext:value-type="string">
            <text:p>5747</text:p>
          </table:table-cell>
          <table:table-cell/>
          <table:table-cell table:formula="of:=[.A453]" office:value-type="string" office:string-value="rate" calcext:value-type="string">
            <text:p>rate</text:p>
          </table:table-cell>
          <table:table-cell table:formula="of:=IF([.A453]=&quot;rate&quot;;FLOOR([.D453]*[.$K$1]) &amp; &quot;kbit&quot;;[.D453])" office:value-type="string" office:string-value="1436kbit" calcext:value-type="string">
            <text:p>143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54]=&quot;rate&quot;;MID([.B454];1;FIND(&quot;kb&quot;;[.B454])-1);[.B454])" office:value-type="string" office:string-value="1s" calcext:value-type="string">
            <text:p>1s</text:p>
          </table:table-cell>
          <table:table-cell/>
          <table:table-cell table:formula="of:=[.A454]" office:value-type="string" office:string-value="wait" calcext:value-type="string">
            <text:p>wait</text:p>
          </table:table-cell>
          <table:table-cell table:formula="of:=IF([.A454]=&quot;rate&quot;;FLOOR([.D454]*[.$K$1]) &amp; &quot;kbit&quot;;[.D45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925kbit</text:p>
          </table:table-cell>
          <table:table-cell/>
          <table:table-cell table:formula="of:=IF([.A455]=&quot;rate&quot;;MID([.B455];1;FIND(&quot;kb&quot;;[.B455])-1);[.B455])" office:value-type="string" office:string-value="2925" calcext:value-type="string">
            <text:p>2925</text:p>
          </table:table-cell>
          <table:table-cell/>
          <table:table-cell table:formula="of:=[.A455]" office:value-type="string" office:string-value="rate" calcext:value-type="string">
            <text:p>rate</text:p>
          </table:table-cell>
          <table:table-cell table:formula="of:=IF([.A455]=&quot;rate&quot;;FLOOR([.D455]*[.$K$1]) &amp; &quot;kbit&quot;;[.D455])" office:value-type="string" office:string-value="731kbit" calcext:value-type="string">
            <text:p>73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56]=&quot;rate&quot;;MID([.B456];1;FIND(&quot;kb&quot;;[.B456])-1);[.B456])" office:value-type="string" office:string-value="1s" calcext:value-type="string">
            <text:p>1s</text:p>
          </table:table-cell>
          <table:table-cell/>
          <table:table-cell table:formula="of:=[.A456]" office:value-type="string" office:string-value="wait" calcext:value-type="string">
            <text:p>wait</text:p>
          </table:table-cell>
          <table:table-cell table:formula="of:=IF([.A456]=&quot;rate&quot;;FLOOR([.D456]*[.$K$1]) &amp; &quot;kbit&quot;;[.D45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498kbit</text:p>
          </table:table-cell>
          <table:table-cell/>
          <table:table-cell table:formula="of:=IF([.A457]=&quot;rate&quot;;MID([.B457];1;FIND(&quot;kb&quot;;[.B457])-1);[.B457])" office:value-type="string" office:string-value="1498" calcext:value-type="string">
            <text:p>1498</text:p>
          </table:table-cell>
          <table:table-cell/>
          <table:table-cell table:formula="of:=[.A457]" office:value-type="string" office:string-value="rate" calcext:value-type="string">
            <text:p>rate</text:p>
          </table:table-cell>
          <table:table-cell table:formula="of:=IF([.A457]=&quot;rate&quot;;FLOOR([.D457]*[.$K$1]) &amp; &quot;kbit&quot;;[.D457])" office:value-type="string" office:string-value="374kbit" calcext:value-type="string">
            <text:p>37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58]=&quot;rate&quot;;MID([.B458];1;FIND(&quot;kb&quot;;[.B458])-1);[.B458])" office:value-type="string" office:string-value="1s" calcext:value-type="string">
            <text:p>1s</text:p>
          </table:table-cell>
          <table:table-cell/>
          <table:table-cell table:formula="of:=[.A458]" office:value-type="string" office:string-value="wait" calcext:value-type="string">
            <text:p>wait</text:p>
          </table:table-cell>
          <table:table-cell table:formula="of:=IF([.A458]=&quot;rate&quot;;FLOOR([.D458]*[.$K$1]) &amp; &quot;kbit&quot;;[.D45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18kbit</text:p>
          </table:table-cell>
          <table:table-cell/>
          <table:table-cell table:formula="of:=IF([.A459]=&quot;rate&quot;;MID([.B459];1;FIND(&quot;kb&quot;;[.B459])-1);[.B459])" office:value-type="string" office:string-value="4018" calcext:value-type="string">
            <text:p>4018</text:p>
          </table:table-cell>
          <table:table-cell/>
          <table:table-cell table:formula="of:=[.A459]" office:value-type="string" office:string-value="rate" calcext:value-type="string">
            <text:p>rate</text:p>
          </table:table-cell>
          <table:table-cell table:formula="of:=IF([.A459]=&quot;rate&quot;;FLOOR([.D459]*[.$K$1]) &amp; &quot;kbit&quot;;[.D459])" office:value-type="string" office:string-value="1004kbit" calcext:value-type="string">
            <text:p>100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60]=&quot;rate&quot;;MID([.B460];1;FIND(&quot;kb&quot;;[.B460])-1);[.B460])" office:value-type="string" office:string-value="1s" calcext:value-type="string">
            <text:p>1s</text:p>
          </table:table-cell>
          <table:table-cell/>
          <table:table-cell table:formula="of:=[.A460]" office:value-type="string" office:string-value="wait" calcext:value-type="string">
            <text:p>wait</text:p>
          </table:table-cell>
          <table:table-cell table:formula="of:=IF([.A460]=&quot;rate&quot;;FLOOR([.D460]*[.$K$1]) &amp; &quot;kbit&quot;;[.D46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06kbit</text:p>
          </table:table-cell>
          <table:table-cell/>
          <table:table-cell table:formula="of:=IF([.A461]=&quot;rate&quot;;MID([.B461];1;FIND(&quot;kb&quot;;[.B461])-1);[.B461])" office:value-type="string" office:string-value="4206" calcext:value-type="string">
            <text:p>4206</text:p>
          </table:table-cell>
          <table:table-cell/>
          <table:table-cell table:formula="of:=[.A461]" office:value-type="string" office:string-value="rate" calcext:value-type="string">
            <text:p>rate</text:p>
          </table:table-cell>
          <table:table-cell table:formula="of:=IF([.A461]=&quot;rate&quot;;FLOOR([.D461]*[.$K$1]) &amp; &quot;kbit&quot;;[.D461])" office:value-type="string" office:string-value="1051kbit" calcext:value-type="string">
            <text:p>105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62]=&quot;rate&quot;;MID([.B462];1;FIND(&quot;kb&quot;;[.B462])-1);[.B462])" office:value-type="string" office:string-value="1s" calcext:value-type="string">
            <text:p>1s</text:p>
          </table:table-cell>
          <table:table-cell/>
          <table:table-cell table:formula="of:=[.A462]" office:value-type="string" office:string-value="wait" calcext:value-type="string">
            <text:p>wait</text:p>
          </table:table-cell>
          <table:table-cell table:formula="of:=IF([.A462]=&quot;rate&quot;;FLOOR([.D462]*[.$K$1]) &amp; &quot;kbit&quot;;[.D46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494kbit</text:p>
          </table:table-cell>
          <table:table-cell/>
          <table:table-cell table:formula="of:=IF([.A463]=&quot;rate&quot;;MID([.B463];1;FIND(&quot;kb&quot;;[.B463])-1);[.B463])" office:value-type="string" office:string-value="3494" calcext:value-type="string">
            <text:p>3494</text:p>
          </table:table-cell>
          <table:table-cell/>
          <table:table-cell table:formula="of:=[.A463]" office:value-type="string" office:string-value="rate" calcext:value-type="string">
            <text:p>rate</text:p>
          </table:table-cell>
          <table:table-cell table:formula="of:=IF([.A463]=&quot;rate&quot;;FLOOR([.D463]*[.$K$1]) &amp; &quot;kbit&quot;;[.D463])" office:value-type="string" office:string-value="873kbit" calcext:value-type="string">
            <text:p>87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64]=&quot;rate&quot;;MID([.B464];1;FIND(&quot;kb&quot;;[.B464])-1);[.B464])" office:value-type="string" office:string-value="1s" calcext:value-type="string">
            <text:p>1s</text:p>
          </table:table-cell>
          <table:table-cell/>
          <table:table-cell table:formula="of:=[.A464]" office:value-type="string" office:string-value="wait" calcext:value-type="string">
            <text:p>wait</text:p>
          </table:table-cell>
          <table:table-cell table:formula="of:=IF([.A464]=&quot;rate&quot;;FLOOR([.D464]*[.$K$1]) &amp; &quot;kbit&quot;;[.D46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168kbit</text:p>
          </table:table-cell>
          <table:table-cell/>
          <table:table-cell table:formula="of:=IF([.A465]=&quot;rate&quot;;MID([.B465];1;FIND(&quot;kb&quot;;[.B465])-1);[.B465])" office:value-type="string" office:string-value="2168" calcext:value-type="string">
            <text:p>2168</text:p>
          </table:table-cell>
          <table:table-cell/>
          <table:table-cell table:formula="of:=[.A465]" office:value-type="string" office:string-value="rate" calcext:value-type="string">
            <text:p>rate</text:p>
          </table:table-cell>
          <table:table-cell table:formula="of:=IF([.A465]=&quot;rate&quot;;FLOOR([.D465]*[.$K$1]) &amp; &quot;kbit&quot;;[.D465])" office:value-type="string" office:string-value="542kbit" calcext:value-type="string">
            <text:p>54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66]=&quot;rate&quot;;MID([.B466];1;FIND(&quot;kb&quot;;[.B466])-1);[.B466])" office:value-type="string" office:string-value="1s" calcext:value-type="string">
            <text:p>1s</text:p>
          </table:table-cell>
          <table:table-cell/>
          <table:table-cell table:formula="of:=[.A466]" office:value-type="string" office:string-value="wait" calcext:value-type="string">
            <text:p>wait</text:p>
          </table:table-cell>
          <table:table-cell table:formula="of:=IF([.A466]=&quot;rate&quot;;FLOOR([.D466]*[.$K$1]) &amp; &quot;kbit&quot;;[.D46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91kbit</text:p>
          </table:table-cell>
          <table:table-cell/>
          <table:table-cell table:formula="of:=IF([.A467]=&quot;rate&quot;;MID([.B467];1;FIND(&quot;kb&quot;;[.B467])-1);[.B467])" office:value-type="string" office:string-value="4291" calcext:value-type="string">
            <text:p>4291</text:p>
          </table:table-cell>
          <table:table-cell/>
          <table:table-cell table:formula="of:=[.A467]" office:value-type="string" office:string-value="rate" calcext:value-type="string">
            <text:p>rate</text:p>
          </table:table-cell>
          <table:table-cell table:formula="of:=IF([.A467]=&quot;rate&quot;;FLOOR([.D467]*[.$K$1]) &amp; &quot;kbit&quot;;[.D467])" office:value-type="string" office:string-value="1072kbit" calcext:value-type="string">
            <text:p>107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68]=&quot;rate&quot;;MID([.B468];1;FIND(&quot;kb&quot;;[.B468])-1);[.B468])" office:value-type="string" office:string-value="1s" calcext:value-type="string">
            <text:p>1s</text:p>
          </table:table-cell>
          <table:table-cell/>
          <table:table-cell table:formula="of:=[.A468]" office:value-type="string" office:string-value="wait" calcext:value-type="string">
            <text:p>wait</text:p>
          </table:table-cell>
          <table:table-cell table:formula="of:=IF([.A468]=&quot;rate&quot;;FLOOR([.D468]*[.$K$1]) &amp; &quot;kbit&quot;;[.D46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843kbit</text:p>
          </table:table-cell>
          <table:table-cell/>
          <table:table-cell table:formula="of:=IF([.A469]=&quot;rate&quot;;MID([.B469];1;FIND(&quot;kb&quot;;[.B469])-1);[.B469])" office:value-type="string" office:string-value="3843" calcext:value-type="string">
            <text:p>3843</text:p>
          </table:table-cell>
          <table:table-cell/>
          <table:table-cell table:formula="of:=[.A469]" office:value-type="string" office:string-value="rate" calcext:value-type="string">
            <text:p>rate</text:p>
          </table:table-cell>
          <table:table-cell table:formula="of:=IF([.A469]=&quot;rate&quot;;FLOOR([.D469]*[.$K$1]) &amp; &quot;kbit&quot;;[.D469])" office:value-type="string" office:string-value="960kbit" calcext:value-type="string">
            <text:p>96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70]=&quot;rate&quot;;MID([.B470];1;FIND(&quot;kb&quot;;[.B470])-1);[.B470])" office:value-type="string" office:string-value="1s" calcext:value-type="string">
            <text:p>1s</text:p>
          </table:table-cell>
          <table:table-cell/>
          <table:table-cell table:formula="of:=[.A470]" office:value-type="string" office:string-value="wait" calcext:value-type="string">
            <text:p>wait</text:p>
          </table:table-cell>
          <table:table-cell table:formula="of:=IF([.A470]=&quot;rate&quot;;FLOOR([.D470]*[.$K$1]) &amp; &quot;kbit&quot;;[.D47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36kbit</text:p>
          </table:table-cell>
          <table:table-cell/>
          <table:table-cell table:formula="of:=IF([.A471]=&quot;rate&quot;;MID([.B471];1;FIND(&quot;kb&quot;;[.B471])-1);[.B471])" office:value-type="string" office:string-value="3536" calcext:value-type="string">
            <text:p>3536</text:p>
          </table:table-cell>
          <table:table-cell/>
          <table:table-cell table:formula="of:=[.A471]" office:value-type="string" office:string-value="rate" calcext:value-type="string">
            <text:p>rate</text:p>
          </table:table-cell>
          <table:table-cell table:formula="of:=IF([.A471]=&quot;rate&quot;;FLOOR([.D471]*[.$K$1]) &amp; &quot;kbit&quot;;[.D471])" office:value-type="string" office:string-value="884kbit" calcext:value-type="string">
            <text:p>88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72]=&quot;rate&quot;;MID([.B472];1;FIND(&quot;kb&quot;;[.B472])-1);[.B472])" office:value-type="string" office:string-value="1s" calcext:value-type="string">
            <text:p>1s</text:p>
          </table:table-cell>
          <table:table-cell/>
          <table:table-cell table:formula="of:=[.A472]" office:value-type="string" office:string-value="wait" calcext:value-type="string">
            <text:p>wait</text:p>
          </table:table-cell>
          <table:table-cell table:formula="of:=IF([.A472]=&quot;rate&quot;;FLOOR([.D472]*[.$K$1]) &amp; &quot;kbit&quot;;[.D47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461kbit</text:p>
          </table:table-cell>
          <table:table-cell/>
          <table:table-cell table:formula="of:=IF([.A473]=&quot;rate&quot;;MID([.B473];1;FIND(&quot;kb&quot;;[.B473])-1);[.B473])" office:value-type="string" office:string-value="4461" calcext:value-type="string">
            <text:p>4461</text:p>
          </table:table-cell>
          <table:table-cell/>
          <table:table-cell table:formula="of:=[.A473]" office:value-type="string" office:string-value="rate" calcext:value-type="string">
            <text:p>rate</text:p>
          </table:table-cell>
          <table:table-cell table:formula="of:=IF([.A473]=&quot;rate&quot;;FLOOR([.D473]*[.$K$1]) &amp; &quot;kbit&quot;;[.D473])" office:value-type="string" office:string-value="1115kbit" calcext:value-type="string">
            <text:p>111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74]=&quot;rate&quot;;MID([.B474];1;FIND(&quot;kb&quot;;[.B474])-1);[.B474])" office:value-type="string" office:string-value="1s" calcext:value-type="string">
            <text:p>1s</text:p>
          </table:table-cell>
          <table:table-cell/>
          <table:table-cell table:formula="of:=[.A474]" office:value-type="string" office:string-value="wait" calcext:value-type="string">
            <text:p>wait</text:p>
          </table:table-cell>
          <table:table-cell table:formula="of:=IF([.A474]=&quot;rate&quot;;FLOOR([.D474]*[.$K$1]) &amp; &quot;kbit&quot;;[.D47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009kbit</text:p>
          </table:table-cell>
          <table:table-cell/>
          <table:table-cell table:formula="of:=IF([.A475]=&quot;rate&quot;;MID([.B475];1;FIND(&quot;kb&quot;;[.B475])-1);[.B475])" office:value-type="string" office:string-value="6009" calcext:value-type="string">
            <text:p>6009</text:p>
          </table:table-cell>
          <table:table-cell/>
          <table:table-cell table:formula="of:=[.A475]" office:value-type="string" office:string-value="rate" calcext:value-type="string">
            <text:p>rate</text:p>
          </table:table-cell>
          <table:table-cell table:formula="of:=IF([.A475]=&quot;rate&quot;;FLOOR([.D475]*[.$K$1]) &amp; &quot;kbit&quot;;[.D475])" office:value-type="string" office:string-value="1502kbit" calcext:value-type="string">
            <text:p>150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76]=&quot;rate&quot;;MID([.B476];1;FIND(&quot;kb&quot;;[.B476])-1);[.B476])" office:value-type="string" office:string-value="1s" calcext:value-type="string">
            <text:p>1s</text:p>
          </table:table-cell>
          <table:table-cell/>
          <table:table-cell table:formula="of:=[.A476]" office:value-type="string" office:string-value="wait" calcext:value-type="string">
            <text:p>wait</text:p>
          </table:table-cell>
          <table:table-cell table:formula="of:=IF([.A476]=&quot;rate&quot;;FLOOR([.D476]*[.$K$1]) &amp; &quot;kbit&quot;;[.D47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853kbit</text:p>
          </table:table-cell>
          <table:table-cell/>
          <table:table-cell table:formula="of:=IF([.A477]=&quot;rate&quot;;MID([.B477];1;FIND(&quot;kb&quot;;[.B477])-1);[.B477])" office:value-type="string" office:string-value="6853" calcext:value-type="string">
            <text:p>6853</text:p>
          </table:table-cell>
          <table:table-cell/>
          <table:table-cell table:formula="of:=[.A477]" office:value-type="string" office:string-value="rate" calcext:value-type="string">
            <text:p>rate</text:p>
          </table:table-cell>
          <table:table-cell table:formula="of:=IF([.A477]=&quot;rate&quot;;FLOOR([.D477]*[.$K$1]) &amp; &quot;kbit&quot;;[.D477])" office:value-type="string" office:string-value="1713kbit" calcext:value-type="string">
            <text:p>171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78]=&quot;rate&quot;;MID([.B478];1;FIND(&quot;kb&quot;;[.B478])-1);[.B478])" office:value-type="string" office:string-value="1s" calcext:value-type="string">
            <text:p>1s</text:p>
          </table:table-cell>
          <table:table-cell/>
          <table:table-cell table:formula="of:=[.A478]" office:value-type="string" office:string-value="wait" calcext:value-type="string">
            <text:p>wait</text:p>
          </table:table-cell>
          <table:table-cell table:formula="of:=IF([.A478]=&quot;rate&quot;;FLOOR([.D478]*[.$K$1]) &amp; &quot;kbit&quot;;[.D47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79kbit</text:p>
          </table:table-cell>
          <table:table-cell/>
          <table:table-cell table:formula="of:=IF([.A479]=&quot;rate&quot;;MID([.B479];1;FIND(&quot;kb&quot;;[.B479])-1);[.B479])" office:value-type="string" office:string-value="3979" calcext:value-type="string">
            <text:p>3979</text:p>
          </table:table-cell>
          <table:table-cell/>
          <table:table-cell table:formula="of:=[.A479]" office:value-type="string" office:string-value="rate" calcext:value-type="string">
            <text:p>rate</text:p>
          </table:table-cell>
          <table:table-cell table:formula="of:=IF([.A479]=&quot;rate&quot;;FLOOR([.D479]*[.$K$1]) &amp; &quot;kbit&quot;;[.D479])" office:value-type="string" office:string-value="994kbit" calcext:value-type="string">
            <text:p>99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80]=&quot;rate&quot;;MID([.B480];1;FIND(&quot;kb&quot;;[.B480])-1);[.B480])" office:value-type="string" office:string-value="1s" calcext:value-type="string">
            <text:p>1s</text:p>
          </table:table-cell>
          <table:table-cell/>
          <table:table-cell table:formula="of:=[.A480]" office:value-type="string" office:string-value="wait" calcext:value-type="string">
            <text:p>wait</text:p>
          </table:table-cell>
          <table:table-cell table:formula="of:=IF([.A480]=&quot;rate&quot;;FLOOR([.D480]*[.$K$1]) &amp; &quot;kbit&quot;;[.D48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464kbit</text:p>
          </table:table-cell>
          <table:table-cell/>
          <table:table-cell table:formula="of:=IF([.A481]=&quot;rate&quot;;MID([.B481];1;FIND(&quot;kb&quot;;[.B481])-1);[.B481])" office:value-type="string" office:string-value="5464" calcext:value-type="string">
            <text:p>5464</text:p>
          </table:table-cell>
          <table:table-cell/>
          <table:table-cell table:formula="of:=[.A481]" office:value-type="string" office:string-value="rate" calcext:value-type="string">
            <text:p>rate</text:p>
          </table:table-cell>
          <table:table-cell table:formula="of:=IF([.A481]=&quot;rate&quot;;FLOOR([.D481]*[.$K$1]) &amp; &quot;kbit&quot;;[.D481])" office:value-type="string" office:string-value="1366kbit" calcext:value-type="string">
            <text:p>136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82]=&quot;rate&quot;;MID([.B482];1;FIND(&quot;kb&quot;;[.B482])-1);[.B482])" office:value-type="string" office:string-value="1s" calcext:value-type="string">
            <text:p>1s</text:p>
          </table:table-cell>
          <table:table-cell/>
          <table:table-cell table:formula="of:=[.A482]" office:value-type="string" office:string-value="wait" calcext:value-type="string">
            <text:p>wait</text:p>
          </table:table-cell>
          <table:table-cell table:formula="of:=IF([.A482]=&quot;rate&quot;;FLOOR([.D482]*[.$K$1]) &amp; &quot;kbit&quot;;[.D48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033kbit</text:p>
          </table:table-cell>
          <table:table-cell/>
          <table:table-cell table:formula="of:=IF([.A483]=&quot;rate&quot;;MID([.B483];1;FIND(&quot;kb&quot;;[.B483])-1);[.B483])" office:value-type="string" office:string-value="5033" calcext:value-type="string">
            <text:p>5033</text:p>
          </table:table-cell>
          <table:table-cell/>
          <table:table-cell table:formula="of:=[.A483]" office:value-type="string" office:string-value="rate" calcext:value-type="string">
            <text:p>rate</text:p>
          </table:table-cell>
          <table:table-cell table:formula="of:=IF([.A483]=&quot;rate&quot;;FLOOR([.D483]*[.$K$1]) &amp; &quot;kbit&quot;;[.D483])" office:value-type="string" office:string-value="1258kbit" calcext:value-type="string">
            <text:p>125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84]=&quot;rate&quot;;MID([.B484];1;FIND(&quot;kb&quot;;[.B484])-1);[.B484])" office:value-type="string" office:string-value="1s" calcext:value-type="string">
            <text:p>1s</text:p>
          </table:table-cell>
          <table:table-cell/>
          <table:table-cell table:formula="of:=[.A484]" office:value-type="string" office:string-value="wait" calcext:value-type="string">
            <text:p>wait</text:p>
          </table:table-cell>
          <table:table-cell table:formula="of:=IF([.A484]=&quot;rate&quot;;FLOOR([.D484]*[.$K$1]) &amp; &quot;kbit&quot;;[.D48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843kbit</text:p>
          </table:table-cell>
          <table:table-cell/>
          <table:table-cell table:formula="of:=IF([.A485]=&quot;rate&quot;;MID([.B485];1;FIND(&quot;kb&quot;;[.B485])-1);[.B485])" office:value-type="string" office:string-value="3843" calcext:value-type="string">
            <text:p>3843</text:p>
          </table:table-cell>
          <table:table-cell/>
          <table:table-cell table:formula="of:=[.A485]" office:value-type="string" office:string-value="rate" calcext:value-type="string">
            <text:p>rate</text:p>
          </table:table-cell>
          <table:table-cell table:formula="of:=IF([.A485]=&quot;rate&quot;;FLOOR([.D485]*[.$K$1]) &amp; &quot;kbit&quot;;[.D485])" office:value-type="string" office:string-value="960kbit" calcext:value-type="string">
            <text:p>96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86]=&quot;rate&quot;;MID([.B486];1;FIND(&quot;kb&quot;;[.B486])-1);[.B486])" office:value-type="string" office:string-value="1s" calcext:value-type="string">
            <text:p>1s</text:p>
          </table:table-cell>
          <table:table-cell/>
          <table:table-cell table:formula="of:=[.A486]" office:value-type="string" office:string-value="wait" calcext:value-type="string">
            <text:p>wait</text:p>
          </table:table-cell>
          <table:table-cell table:formula="of:=IF([.A486]=&quot;rate&quot;;FLOOR([.D486]*[.$K$1]) &amp; &quot;kbit&quot;;[.D48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49kbit</text:p>
          </table:table-cell>
          <table:table-cell/>
          <table:table-cell table:formula="of:=IF([.A487]=&quot;rate&quot;;MID([.B487];1;FIND(&quot;kb&quot;;[.B487])-1);[.B487])" office:value-type="string" office:string-value="3049" calcext:value-type="string">
            <text:p>3049</text:p>
          </table:table-cell>
          <table:table-cell/>
          <table:table-cell table:formula="of:=[.A487]" office:value-type="string" office:string-value="rate" calcext:value-type="string">
            <text:p>rate</text:p>
          </table:table-cell>
          <table:table-cell table:formula="of:=IF([.A487]=&quot;rate&quot;;FLOOR([.D487]*[.$K$1]) &amp; &quot;kbit&quot;;[.D487])" office:value-type="string" office:string-value="762kbit" calcext:value-type="string">
            <text:p>76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88]=&quot;rate&quot;;MID([.B488];1;FIND(&quot;kb&quot;;[.B488])-1);[.B488])" office:value-type="string" office:string-value="1s" calcext:value-type="string">
            <text:p>1s</text:p>
          </table:table-cell>
          <table:table-cell/>
          <table:table-cell table:formula="of:=[.A488]" office:value-type="string" office:string-value="wait" calcext:value-type="string">
            <text:p>wait</text:p>
          </table:table-cell>
          <table:table-cell table:formula="of:=IF([.A488]=&quot;rate&quot;;FLOOR([.D488]*[.$K$1]) &amp; &quot;kbit&quot;;[.D48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162kbit</text:p>
          </table:table-cell>
          <table:table-cell/>
          <table:table-cell table:formula="of:=IF([.A489]=&quot;rate&quot;;MID([.B489];1;FIND(&quot;kb&quot;;[.B489])-1);[.B489])" office:value-type="string" office:string-value="3162" calcext:value-type="string">
            <text:p>3162</text:p>
          </table:table-cell>
          <table:table-cell/>
          <table:table-cell table:formula="of:=[.A489]" office:value-type="string" office:string-value="rate" calcext:value-type="string">
            <text:p>rate</text:p>
          </table:table-cell>
          <table:table-cell table:formula="of:=IF([.A489]=&quot;rate&quot;;FLOOR([.D489]*[.$K$1]) &amp; &quot;kbit&quot;;[.D489])" office:value-type="string" office:string-value="790kbit" calcext:value-type="string">
            <text:p>79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90]=&quot;rate&quot;;MID([.B490];1;FIND(&quot;kb&quot;;[.B490])-1);[.B490])" office:value-type="string" office:string-value="1s" calcext:value-type="string">
            <text:p>1s</text:p>
          </table:table-cell>
          <table:table-cell/>
          <table:table-cell table:formula="of:=[.A490]" office:value-type="string" office:string-value="wait" calcext:value-type="string">
            <text:p>wait</text:p>
          </table:table-cell>
          <table:table-cell table:formula="of:=IF([.A490]=&quot;rate&quot;;FLOOR([.D490]*[.$K$1]) &amp; &quot;kbit&quot;;[.D49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252kbit</text:p>
          </table:table-cell>
          <table:table-cell/>
          <table:table-cell table:formula="of:=IF([.A491]=&quot;rate&quot;;MID([.B491];1;FIND(&quot;kb&quot;;[.B491])-1);[.B491])" office:value-type="string" office:string-value="3252" calcext:value-type="string">
            <text:p>3252</text:p>
          </table:table-cell>
          <table:table-cell/>
          <table:table-cell table:formula="of:=[.A491]" office:value-type="string" office:string-value="rate" calcext:value-type="string">
            <text:p>rate</text:p>
          </table:table-cell>
          <table:table-cell table:formula="of:=IF([.A491]=&quot;rate&quot;;FLOOR([.D491]*[.$K$1]) &amp; &quot;kbit&quot;;[.D491])" office:value-type="string" office:string-value="813kbit" calcext:value-type="string">
            <text:p>81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92]=&quot;rate&quot;;MID([.B492];1;FIND(&quot;kb&quot;;[.B492])-1);[.B492])" office:value-type="string" office:string-value="1s" calcext:value-type="string">
            <text:p>1s</text:p>
          </table:table-cell>
          <table:table-cell/>
          <table:table-cell table:formula="of:=[.A492]" office:value-type="string" office:string-value="wait" calcext:value-type="string">
            <text:p>wait</text:p>
          </table:table-cell>
          <table:table-cell table:formula="of:=IF([.A492]=&quot;rate&quot;;FLOOR([.D492]*[.$K$1]) &amp; &quot;kbit&quot;;[.D49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864kbit</text:p>
          </table:table-cell>
          <table:table-cell/>
          <table:table-cell table:formula="of:=IF([.A493]=&quot;rate&quot;;MID([.B493];1;FIND(&quot;kb&quot;;[.B493])-1);[.B493])" office:value-type="string" office:string-value="2864" calcext:value-type="string">
            <text:p>2864</text:p>
          </table:table-cell>
          <table:table-cell/>
          <table:table-cell table:formula="of:=[.A493]" office:value-type="string" office:string-value="rate" calcext:value-type="string">
            <text:p>rate</text:p>
          </table:table-cell>
          <table:table-cell table:formula="of:=IF([.A493]=&quot;rate&quot;;FLOOR([.D493]*[.$K$1]) &amp; &quot;kbit&quot;;[.D493])" office:value-type="string" office:string-value="716kbit" calcext:value-type="string">
            <text:p>71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94]=&quot;rate&quot;;MID([.B494];1;FIND(&quot;kb&quot;;[.B494])-1);[.B494])" office:value-type="string" office:string-value="1s" calcext:value-type="string">
            <text:p>1s</text:p>
          </table:table-cell>
          <table:table-cell/>
          <table:table-cell table:formula="of:=[.A494]" office:value-type="string" office:string-value="wait" calcext:value-type="string">
            <text:p>wait</text:p>
          </table:table-cell>
          <table:table-cell table:formula="of:=IF([.A494]=&quot;rate&quot;;FLOOR([.D494]*[.$K$1]) &amp; &quot;kbit&quot;;[.D49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961kbit</text:p>
          </table:table-cell>
          <table:table-cell/>
          <table:table-cell table:formula="of:=IF([.A495]=&quot;rate&quot;;MID([.B495];1;FIND(&quot;kb&quot;;[.B495])-1);[.B495])" office:value-type="string" office:string-value="2961" calcext:value-type="string">
            <text:p>2961</text:p>
          </table:table-cell>
          <table:table-cell/>
          <table:table-cell table:formula="of:=[.A495]" office:value-type="string" office:string-value="rate" calcext:value-type="string">
            <text:p>rate</text:p>
          </table:table-cell>
          <table:table-cell table:formula="of:=IF([.A495]=&quot;rate&quot;;FLOOR([.D495]*[.$K$1]) &amp; &quot;kbit&quot;;[.D495])" office:value-type="string" office:string-value="740kbit" calcext:value-type="string">
            <text:p>74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96]=&quot;rate&quot;;MID([.B496];1;FIND(&quot;kb&quot;;[.B496])-1);[.B496])" office:value-type="string" office:string-value="1s" calcext:value-type="string">
            <text:p>1s</text:p>
          </table:table-cell>
          <table:table-cell/>
          <table:table-cell table:formula="of:=[.A496]" office:value-type="string" office:string-value="wait" calcext:value-type="string">
            <text:p>wait</text:p>
          </table:table-cell>
          <table:table-cell table:formula="of:=IF([.A496]=&quot;rate&quot;;FLOOR([.D496]*[.$K$1]) &amp; &quot;kbit&quot;;[.D49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469kbit</text:p>
          </table:table-cell>
          <table:table-cell/>
          <table:table-cell table:formula="of:=IF([.A497]=&quot;rate&quot;;MID([.B497];1;FIND(&quot;kb&quot;;[.B497])-1);[.B497])" office:value-type="string" office:string-value="2469" calcext:value-type="string">
            <text:p>2469</text:p>
          </table:table-cell>
          <table:table-cell/>
          <table:table-cell table:formula="of:=[.A497]" office:value-type="string" office:string-value="rate" calcext:value-type="string">
            <text:p>rate</text:p>
          </table:table-cell>
          <table:table-cell table:formula="of:=IF([.A497]=&quot;rate&quot;;FLOOR([.D497]*[.$K$1]) &amp; &quot;kbit&quot;;[.D497])" office:value-type="string" office:string-value="617kbit" calcext:value-type="string">
            <text:p>61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498]=&quot;rate&quot;;MID([.B498];1;FIND(&quot;kb&quot;;[.B498])-1);[.B498])" office:value-type="string" office:string-value="1s" calcext:value-type="string">
            <text:p>1s</text:p>
          </table:table-cell>
          <table:table-cell/>
          <table:table-cell table:formula="of:=[.A498]" office:value-type="string" office:string-value="wait" calcext:value-type="string">
            <text:p>wait</text:p>
          </table:table-cell>
          <table:table-cell table:formula="of:=IF([.A498]=&quot;rate&quot;;FLOOR([.D498]*[.$K$1]) &amp; &quot;kbit&quot;;[.D49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033kbit</text:p>
          </table:table-cell>
          <table:table-cell/>
          <table:table-cell table:formula="of:=IF([.A499]=&quot;rate&quot;;MID([.B499];1;FIND(&quot;kb&quot;;[.B499])-1);[.B499])" office:value-type="string" office:string-value="2033" calcext:value-type="string">
            <text:p>2033</text:p>
          </table:table-cell>
          <table:table-cell/>
          <table:table-cell table:formula="of:=[.A499]" office:value-type="string" office:string-value="rate" calcext:value-type="string">
            <text:p>rate</text:p>
          </table:table-cell>
          <table:table-cell table:formula="of:=IF([.A499]=&quot;rate&quot;;FLOOR([.D499]*[.$K$1]) &amp; &quot;kbit&quot;;[.D499])" office:value-type="string" office:string-value="508kbit" calcext:value-type="string">
            <text:p>50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00]=&quot;rate&quot;;MID([.B500];1;FIND(&quot;kb&quot;;[.B500])-1);[.B500])" office:value-type="string" office:string-value="1s" calcext:value-type="string">
            <text:p>1s</text:p>
          </table:table-cell>
          <table:table-cell/>
          <table:table-cell table:formula="of:=[.A500]" office:value-type="string" office:string-value="wait" calcext:value-type="string">
            <text:p>wait</text:p>
          </table:table-cell>
          <table:table-cell table:formula="of:=IF([.A500]=&quot;rate&quot;;FLOOR([.D500]*[.$K$1]) &amp; &quot;kbit&quot;;[.D50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072kbit</text:p>
          </table:table-cell>
          <table:table-cell/>
          <table:table-cell table:formula="of:=IF([.A501]=&quot;rate&quot;;MID([.B501];1;FIND(&quot;kb&quot;;[.B501])-1);[.B501])" office:value-type="string" office:string-value="2072" calcext:value-type="string">
            <text:p>2072</text:p>
          </table:table-cell>
          <table:table-cell/>
          <table:table-cell table:formula="of:=[.A501]" office:value-type="string" office:string-value="rate" calcext:value-type="string">
            <text:p>rate</text:p>
          </table:table-cell>
          <table:table-cell table:formula="of:=IF([.A501]=&quot;rate&quot;;FLOOR([.D501]*[.$K$1]) &amp; &quot;kbit&quot;;[.D501])" office:value-type="string" office:string-value="518kbit" calcext:value-type="string">
            <text:p>51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02]=&quot;rate&quot;;MID([.B502];1;FIND(&quot;kb&quot;;[.B502])-1);[.B502])" office:value-type="string" office:string-value="1s" calcext:value-type="string">
            <text:p>1s</text:p>
          </table:table-cell>
          <table:table-cell/>
          <table:table-cell table:formula="of:=[.A502]" office:value-type="string" office:string-value="wait" calcext:value-type="string">
            <text:p>wait</text:p>
          </table:table-cell>
          <table:table-cell table:formula="of:=IF([.A502]=&quot;rate&quot;;FLOOR([.D502]*[.$K$1]) &amp; &quot;kbit&quot;;[.D50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72kbit</text:p>
          </table:table-cell>
          <table:table-cell/>
          <table:table-cell table:formula="of:=IF([.A503]=&quot;rate&quot;;MID([.B503];1;FIND(&quot;kb&quot;;[.B503])-1);[.B503])" office:value-type="string" office:string-value="872" calcext:value-type="string">
            <text:p>872</text:p>
          </table:table-cell>
          <table:table-cell/>
          <table:table-cell table:formula="of:=[.A503]" office:value-type="string" office:string-value="rate" calcext:value-type="string">
            <text:p>rate</text:p>
          </table:table-cell>
          <table:table-cell table:formula="of:=IF([.A503]=&quot;rate&quot;;FLOOR([.D503]*[.$K$1]) &amp; &quot;kbit&quot;;[.D503])" office:value-type="string" office:string-value="218kbit" calcext:value-type="string">
            <text:p>21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04]=&quot;rate&quot;;MID([.B504];1;FIND(&quot;kb&quot;;[.B504])-1);[.B504])" office:value-type="string" office:string-value="1s" calcext:value-type="string">
            <text:p>1s</text:p>
          </table:table-cell>
          <table:table-cell/>
          <table:table-cell table:formula="of:=[.A504]" office:value-type="string" office:string-value="wait" calcext:value-type="string">
            <text:p>wait</text:p>
          </table:table-cell>
          <table:table-cell table:formula="of:=IF([.A504]=&quot;rate&quot;;FLOOR([.D504]*[.$K$1]) &amp; &quot;kbit&quot;;[.D50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401kbit</text:p>
          </table:table-cell>
          <table:table-cell/>
          <table:table-cell table:formula="of:=IF([.A505]=&quot;rate&quot;;MID([.B505];1;FIND(&quot;kb&quot;;[.B505])-1);[.B505])" office:value-type="string" office:string-value="2401" calcext:value-type="string">
            <text:p>2401</text:p>
          </table:table-cell>
          <table:table-cell/>
          <table:table-cell table:formula="of:=[.A505]" office:value-type="string" office:string-value="rate" calcext:value-type="string">
            <text:p>rate</text:p>
          </table:table-cell>
          <table:table-cell table:formula="of:=IF([.A505]=&quot;rate&quot;;FLOOR([.D505]*[.$K$1]) &amp; &quot;kbit&quot;;[.D505])" office:value-type="string" office:string-value="600kbit" calcext:value-type="string">
            <text:p>60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06]=&quot;rate&quot;;MID([.B506];1;FIND(&quot;kb&quot;;[.B506])-1);[.B506])" office:value-type="string" office:string-value="1s" calcext:value-type="string">
            <text:p>1s</text:p>
          </table:table-cell>
          <table:table-cell/>
          <table:table-cell table:formula="of:=[.A506]" office:value-type="string" office:string-value="wait" calcext:value-type="string">
            <text:p>wait</text:p>
          </table:table-cell>
          <table:table-cell table:formula="of:=IF([.A506]=&quot;rate&quot;;FLOOR([.D506]*[.$K$1]) &amp; &quot;kbit&quot;;[.D50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480kbit</text:p>
          </table:table-cell>
          <table:table-cell/>
          <table:table-cell table:formula="of:=IF([.A507]=&quot;rate&quot;;MID([.B507];1;FIND(&quot;kb&quot;;[.B507])-1);[.B507])" office:value-type="string" office:string-value="2480" calcext:value-type="string">
            <text:p>2480</text:p>
          </table:table-cell>
          <table:table-cell/>
          <table:table-cell table:formula="of:=[.A507]" office:value-type="string" office:string-value="rate" calcext:value-type="string">
            <text:p>rate</text:p>
          </table:table-cell>
          <table:table-cell table:formula="of:=IF([.A507]=&quot;rate&quot;;FLOOR([.D507]*[.$K$1]) &amp; &quot;kbit&quot;;[.D507])" office:value-type="string" office:string-value="620kbit" calcext:value-type="string">
            <text:p>62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08]=&quot;rate&quot;;MID([.B508];1;FIND(&quot;kb&quot;;[.B508])-1);[.B508])" office:value-type="string" office:string-value="1s" calcext:value-type="string">
            <text:p>1s</text:p>
          </table:table-cell>
          <table:table-cell/>
          <table:table-cell table:formula="of:=[.A508]" office:value-type="string" office:string-value="wait" calcext:value-type="string">
            <text:p>wait</text:p>
          </table:table-cell>
          <table:table-cell table:formula="of:=IF([.A508]=&quot;rate&quot;;FLOOR([.D508]*[.$K$1]) &amp; &quot;kbit&quot;;[.D50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526kbit</text:p>
          </table:table-cell>
          <table:table-cell/>
          <table:table-cell table:formula="of:=IF([.A509]=&quot;rate&quot;;MID([.B509];1;FIND(&quot;kb&quot;;[.B509])-1);[.B509])" office:value-type="string" office:string-value="4526" calcext:value-type="string">
            <text:p>4526</text:p>
          </table:table-cell>
          <table:table-cell/>
          <table:table-cell table:formula="of:=[.A509]" office:value-type="string" office:string-value="rate" calcext:value-type="string">
            <text:p>rate</text:p>
          </table:table-cell>
          <table:table-cell table:formula="of:=IF([.A509]=&quot;rate&quot;;FLOOR([.D509]*[.$K$1]) &amp; &quot;kbit&quot;;[.D509])" office:value-type="string" office:string-value="1131kbit" calcext:value-type="string">
            <text:p>113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10]=&quot;rate&quot;;MID([.B510];1;FIND(&quot;kb&quot;;[.B510])-1);[.B510])" office:value-type="string" office:string-value="1s" calcext:value-type="string">
            <text:p>1s</text:p>
          </table:table-cell>
          <table:table-cell/>
          <table:table-cell table:formula="of:=[.A510]" office:value-type="string" office:string-value="wait" calcext:value-type="string">
            <text:p>wait</text:p>
          </table:table-cell>
          <table:table-cell table:formula="of:=IF([.A510]=&quot;rate&quot;;FLOOR([.D510]*[.$K$1]) &amp; &quot;kbit&quot;;[.D51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205kbit</text:p>
          </table:table-cell>
          <table:table-cell/>
          <table:table-cell table:formula="of:=IF([.A511]=&quot;rate&quot;;MID([.B511];1;FIND(&quot;kb&quot;;[.B511])-1);[.B511])" office:value-type="string" office:string-value="3205" calcext:value-type="string">
            <text:p>3205</text:p>
          </table:table-cell>
          <table:table-cell/>
          <table:table-cell table:formula="of:=[.A511]" office:value-type="string" office:string-value="rate" calcext:value-type="string">
            <text:p>rate</text:p>
          </table:table-cell>
          <table:table-cell table:formula="of:=IF([.A511]=&quot;rate&quot;;FLOOR([.D511]*[.$K$1]) &amp; &quot;kbit&quot;;[.D511])" office:value-type="string" office:string-value="801kbit" calcext:value-type="string">
            <text:p>80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12]=&quot;rate&quot;;MID([.B512];1;FIND(&quot;kb&quot;;[.B512])-1);[.B512])" office:value-type="string" office:string-value="1s" calcext:value-type="string">
            <text:p>1s</text:p>
          </table:table-cell>
          <table:table-cell/>
          <table:table-cell table:formula="of:=[.A512]" office:value-type="string" office:string-value="wait" calcext:value-type="string">
            <text:p>wait</text:p>
          </table:table-cell>
          <table:table-cell table:formula="of:=IF([.A512]=&quot;rate&quot;;FLOOR([.D512]*[.$K$1]) &amp; &quot;kbit&quot;;[.D51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62kbit</text:p>
          </table:table-cell>
          <table:table-cell/>
          <table:table-cell table:formula="of:=IF([.A513]=&quot;rate&quot;;MID([.B513];1;FIND(&quot;kb&quot;;[.B513])-1);[.B513])" office:value-type="string" office:string-value="2562" calcext:value-type="string">
            <text:p>2562</text:p>
          </table:table-cell>
          <table:table-cell/>
          <table:table-cell table:formula="of:=[.A513]" office:value-type="string" office:string-value="rate" calcext:value-type="string">
            <text:p>rate</text:p>
          </table:table-cell>
          <table:table-cell table:formula="of:=IF([.A513]=&quot;rate&quot;;FLOOR([.D513]*[.$K$1]) &amp; &quot;kbit&quot;;[.D513])" office:value-type="string" office:string-value="640kbit" calcext:value-type="string">
            <text:p>64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14]=&quot;rate&quot;;MID([.B514];1;FIND(&quot;kb&quot;;[.B514])-1);[.B514])" office:value-type="string" office:string-value="1s" calcext:value-type="string">
            <text:p>1s</text:p>
          </table:table-cell>
          <table:table-cell/>
          <table:table-cell table:formula="of:=[.A514]" office:value-type="string" office:string-value="wait" calcext:value-type="string">
            <text:p>wait</text:p>
          </table:table-cell>
          <table:table-cell table:formula="of:=IF([.A514]=&quot;rate&quot;;FLOOR([.D514]*[.$K$1]) &amp; &quot;kbit&quot;;[.D51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833kbit</text:p>
          </table:table-cell>
          <table:table-cell/>
          <table:table-cell table:formula="of:=IF([.A515]=&quot;rate&quot;;MID([.B515];1;FIND(&quot;kb&quot;;[.B515])-1);[.B515])" office:value-type="string" office:string-value="2833" calcext:value-type="string">
            <text:p>2833</text:p>
          </table:table-cell>
          <table:table-cell/>
          <table:table-cell table:formula="of:=[.A515]" office:value-type="string" office:string-value="rate" calcext:value-type="string">
            <text:p>rate</text:p>
          </table:table-cell>
          <table:table-cell table:formula="of:=IF([.A515]=&quot;rate&quot;;FLOOR([.D515]*[.$K$1]) &amp; &quot;kbit&quot;;[.D515])" office:value-type="string" office:string-value="708kbit" calcext:value-type="string">
            <text:p>70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16]=&quot;rate&quot;;MID([.B516];1;FIND(&quot;kb&quot;;[.B516])-1);[.B516])" office:value-type="string" office:string-value="1s" calcext:value-type="string">
            <text:p>1s</text:p>
          </table:table-cell>
          <table:table-cell/>
          <table:table-cell table:formula="of:=[.A516]" office:value-type="string" office:string-value="wait" calcext:value-type="string">
            <text:p>wait</text:p>
          </table:table-cell>
          <table:table-cell table:formula="of:=IF([.A516]=&quot;rate&quot;;FLOOR([.D516]*[.$K$1]) &amp; &quot;kbit&quot;;[.D51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915kbit</text:p>
          </table:table-cell>
          <table:table-cell/>
          <table:table-cell table:formula="of:=IF([.A517]=&quot;rate&quot;;MID([.B517];1;FIND(&quot;kb&quot;;[.B517])-1);[.B517])" office:value-type="string" office:string-value="1915" calcext:value-type="string">
            <text:p>1915</text:p>
          </table:table-cell>
          <table:table-cell/>
          <table:table-cell table:formula="of:=[.A517]" office:value-type="string" office:string-value="rate" calcext:value-type="string">
            <text:p>rate</text:p>
          </table:table-cell>
          <table:table-cell table:formula="of:=IF([.A517]=&quot;rate&quot;;FLOOR([.D517]*[.$K$1]) &amp; &quot;kbit&quot;;[.D517])" office:value-type="string" office:string-value="478kbit" calcext:value-type="string">
            <text:p>47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18]=&quot;rate&quot;;MID([.B518];1;FIND(&quot;kb&quot;;[.B518])-1);[.B518])" office:value-type="string" office:string-value="1s" calcext:value-type="string">
            <text:p>1s</text:p>
          </table:table-cell>
          <table:table-cell/>
          <table:table-cell table:formula="of:=[.A518]" office:value-type="string" office:string-value="wait" calcext:value-type="string">
            <text:p>wait</text:p>
          </table:table-cell>
          <table:table-cell table:formula="of:=IF([.A518]=&quot;rate&quot;;FLOOR([.D518]*[.$K$1]) &amp; &quot;kbit&quot;;[.D51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817kbit</text:p>
          </table:table-cell>
          <table:table-cell/>
          <table:table-cell table:formula="of:=IF([.A519]=&quot;rate&quot;;MID([.B519];1;FIND(&quot;kb&quot;;[.B519])-1);[.B519])" office:value-type="string" office:string-value="1817" calcext:value-type="string">
            <text:p>1817</text:p>
          </table:table-cell>
          <table:table-cell/>
          <table:table-cell table:formula="of:=[.A519]" office:value-type="string" office:string-value="rate" calcext:value-type="string">
            <text:p>rate</text:p>
          </table:table-cell>
          <table:table-cell table:formula="of:=IF([.A519]=&quot;rate&quot;;FLOOR([.D519]*[.$K$1]) &amp; &quot;kbit&quot;;[.D519])" office:value-type="string" office:string-value="454kbit" calcext:value-type="string">
            <text:p>45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20]=&quot;rate&quot;;MID([.B520];1;FIND(&quot;kb&quot;;[.B520])-1);[.B520])" office:value-type="string" office:string-value="1s" calcext:value-type="string">
            <text:p>1s</text:p>
          </table:table-cell>
          <table:table-cell/>
          <table:table-cell table:formula="of:=[.A520]" office:value-type="string" office:string-value="wait" calcext:value-type="string">
            <text:p>wait</text:p>
          </table:table-cell>
          <table:table-cell table:formula="of:=IF([.A520]=&quot;rate&quot;;FLOOR([.D520]*[.$K$1]) &amp; &quot;kbit&quot;;[.D52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45kbit</text:p>
          </table:table-cell>
          <table:table-cell/>
          <table:table-cell table:formula="of:=IF([.A521]=&quot;rate&quot;;MID([.B521];1;FIND(&quot;kb&quot;;[.B521])-1);[.B521])" office:value-type="string" office:string-value="845" calcext:value-type="string">
            <text:p>845</text:p>
          </table:table-cell>
          <table:table-cell/>
          <table:table-cell table:formula="of:=[.A521]" office:value-type="string" office:string-value="rate" calcext:value-type="string">
            <text:p>rate</text:p>
          </table:table-cell>
          <table:table-cell table:formula="of:=IF([.A521]=&quot;rate&quot;;FLOOR([.D521]*[.$K$1]) &amp; &quot;kbit&quot;;[.D521])" office:value-type="string" office:string-value="211kbit" calcext:value-type="string">
            <text:p>21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22]=&quot;rate&quot;;MID([.B522];1;FIND(&quot;kb&quot;;[.B522])-1);[.B522])" office:value-type="string" office:string-value="1s" calcext:value-type="string">
            <text:p>1s</text:p>
          </table:table-cell>
          <table:table-cell/>
          <table:table-cell table:formula="of:=[.A522]" office:value-type="string" office:string-value="wait" calcext:value-type="string">
            <text:p>wait</text:p>
          </table:table-cell>
          <table:table-cell table:formula="of:=IF([.A522]=&quot;rate&quot;;FLOOR([.D522]*[.$K$1]) &amp; &quot;kbit&quot;;[.D52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523]=&quot;rate&quot;;MID([.B523];1;FIND(&quot;kb&quot;;[.B523])-1);[.B523])" office:value-type="string" office:string-value="300" calcext:value-type="string">
            <text:p>300</text:p>
          </table:table-cell>
          <table:table-cell/>
          <table:table-cell table:formula="of:=[.A523]" office:value-type="string" office:string-value="rate" calcext:value-type="string">
            <text:p>rate</text:p>
          </table:table-cell>
          <table:table-cell table:formula="of:=IF([.A523]=&quot;rate&quot;;FLOOR([.D523]*[.$K$1]) &amp; &quot;kbit&quot;;[.D523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24]=&quot;rate&quot;;MID([.B524];1;FIND(&quot;kb&quot;;[.B524])-1);[.B524])" office:value-type="string" office:string-value="1s" calcext:value-type="string">
            <text:p>1s</text:p>
          </table:table-cell>
          <table:table-cell/>
          <table:table-cell table:formula="of:=[.A524]" office:value-type="string" office:string-value="wait" calcext:value-type="string">
            <text:p>wait</text:p>
          </table:table-cell>
          <table:table-cell table:formula="of:=IF([.A524]=&quot;rate&quot;;FLOOR([.D524]*[.$K$1]) &amp; &quot;kbit&quot;;[.D52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525]=&quot;rate&quot;;MID([.B525];1;FIND(&quot;kb&quot;;[.B525])-1);[.B525])" office:value-type="string" office:string-value="300" calcext:value-type="string">
            <text:p>300</text:p>
          </table:table-cell>
          <table:table-cell/>
          <table:table-cell table:formula="of:=[.A525]" office:value-type="string" office:string-value="rate" calcext:value-type="string">
            <text:p>rate</text:p>
          </table:table-cell>
          <table:table-cell table:formula="of:=IF([.A525]=&quot;rate&quot;;FLOOR([.D525]*[.$K$1]) &amp; &quot;kbit&quot;;[.D525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26]=&quot;rate&quot;;MID([.B526];1;FIND(&quot;kb&quot;;[.B526])-1);[.B526])" office:value-type="string" office:string-value="1s" calcext:value-type="string">
            <text:p>1s</text:p>
          </table:table-cell>
          <table:table-cell/>
          <table:table-cell table:formula="of:=[.A526]" office:value-type="string" office:string-value="wait" calcext:value-type="string">
            <text:p>wait</text:p>
          </table:table-cell>
          <table:table-cell table:formula="of:=IF([.A526]=&quot;rate&quot;;FLOOR([.D526]*[.$K$1]) &amp; &quot;kbit&quot;;[.D52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35kbit</text:p>
          </table:table-cell>
          <table:table-cell/>
          <table:table-cell table:formula="of:=IF([.A527]=&quot;rate&quot;;MID([.B527];1;FIND(&quot;kb&quot;;[.B527])-1);[.B527])" office:value-type="string" office:string-value="335" calcext:value-type="string">
            <text:p>335</text:p>
          </table:table-cell>
          <table:table-cell/>
          <table:table-cell table:formula="of:=[.A527]" office:value-type="string" office:string-value="rate" calcext:value-type="string">
            <text:p>rate</text:p>
          </table:table-cell>
          <table:table-cell table:formula="of:=IF([.A527]=&quot;rate&quot;;FLOOR([.D527]*[.$K$1]) &amp; &quot;kbit&quot;;[.D527])" office:value-type="string" office:string-value="83kbit" calcext:value-type="string">
            <text:p>8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28]=&quot;rate&quot;;MID([.B528];1;FIND(&quot;kb&quot;;[.B528])-1);[.B528])" office:value-type="string" office:string-value="1s" calcext:value-type="string">
            <text:p>1s</text:p>
          </table:table-cell>
          <table:table-cell/>
          <table:table-cell table:formula="of:=[.A528]" office:value-type="string" office:string-value="wait" calcext:value-type="string">
            <text:p>wait</text:p>
          </table:table-cell>
          <table:table-cell table:formula="of:=IF([.A528]=&quot;rate&quot;;FLOOR([.D528]*[.$K$1]) &amp; &quot;kbit&quot;;[.D52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67kbit</text:p>
          </table:table-cell>
          <table:table-cell/>
          <table:table-cell table:formula="of:=IF([.A529]=&quot;rate&quot;;MID([.B529];1;FIND(&quot;kb&quot;;[.B529])-1);[.B529])" office:value-type="string" office:string-value="3067" calcext:value-type="string">
            <text:p>3067</text:p>
          </table:table-cell>
          <table:table-cell/>
          <table:table-cell table:formula="of:=[.A529]" office:value-type="string" office:string-value="rate" calcext:value-type="string">
            <text:p>rate</text:p>
          </table:table-cell>
          <table:table-cell table:formula="of:=IF([.A529]=&quot;rate&quot;;FLOOR([.D529]*[.$K$1]) &amp; &quot;kbit&quot;;[.D529])" office:value-type="string" office:string-value="766kbit" calcext:value-type="string">
            <text:p>76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30]=&quot;rate&quot;;MID([.B530];1;FIND(&quot;kb&quot;;[.B530])-1);[.B530])" office:value-type="string" office:string-value="1s" calcext:value-type="string">
            <text:p>1s</text:p>
          </table:table-cell>
          <table:table-cell/>
          <table:table-cell table:formula="of:=[.A530]" office:value-type="string" office:string-value="wait" calcext:value-type="string">
            <text:p>wait</text:p>
          </table:table-cell>
          <table:table-cell table:formula="of:=IF([.A530]=&quot;rate&quot;;FLOOR([.D530]*[.$K$1]) &amp; &quot;kbit&quot;;[.D53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67kbit</text:p>
          </table:table-cell>
          <table:table-cell/>
          <table:table-cell table:formula="of:=IF([.A531]=&quot;rate&quot;;MID([.B531];1;FIND(&quot;kb&quot;;[.B531])-1);[.B531])" office:value-type="string" office:string-value="3067" calcext:value-type="string">
            <text:p>3067</text:p>
          </table:table-cell>
          <table:table-cell/>
          <table:table-cell table:formula="of:=[.A531]" office:value-type="string" office:string-value="rate" calcext:value-type="string">
            <text:p>rate</text:p>
          </table:table-cell>
          <table:table-cell table:formula="of:=IF([.A531]=&quot;rate&quot;;FLOOR([.D531]*[.$K$1]) &amp; &quot;kbit&quot;;[.D531])" office:value-type="string" office:string-value="766kbit" calcext:value-type="string">
            <text:p>76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32]=&quot;rate&quot;;MID([.B532];1;FIND(&quot;kb&quot;;[.B532])-1);[.B532])" office:value-type="string" office:string-value="1s" calcext:value-type="string">
            <text:p>1s</text:p>
          </table:table-cell>
          <table:table-cell/>
          <table:table-cell table:formula="of:=[.A532]" office:value-type="string" office:string-value="wait" calcext:value-type="string">
            <text:p>wait</text:p>
          </table:table-cell>
          <table:table-cell table:formula="of:=IF([.A532]=&quot;rate&quot;;FLOOR([.D532]*[.$K$1]) &amp; &quot;kbit&quot;;[.D53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533]=&quot;rate&quot;;MID([.B533];1;FIND(&quot;kb&quot;;[.B533])-1);[.B533])" office:value-type="string" office:string-value="300" calcext:value-type="string">
            <text:p>300</text:p>
          </table:table-cell>
          <table:table-cell/>
          <table:table-cell table:formula="of:=[.A533]" office:value-type="string" office:string-value="rate" calcext:value-type="string">
            <text:p>rate</text:p>
          </table:table-cell>
          <table:table-cell table:formula="of:=IF([.A533]=&quot;rate&quot;;FLOOR([.D533]*[.$K$1]) &amp; &quot;kbit&quot;;[.D533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34]=&quot;rate&quot;;MID([.B534];1;FIND(&quot;kb&quot;;[.B534])-1);[.B534])" office:value-type="string" office:string-value="1s" calcext:value-type="string">
            <text:p>1s</text:p>
          </table:table-cell>
          <table:table-cell/>
          <table:table-cell table:formula="of:=[.A534]" office:value-type="string" office:string-value="wait" calcext:value-type="string">
            <text:p>wait</text:p>
          </table:table-cell>
          <table:table-cell table:formula="of:=IF([.A534]=&quot;rate&quot;;FLOOR([.D534]*[.$K$1]) &amp; &quot;kbit&quot;;[.D53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406kbit</text:p>
          </table:table-cell>
          <table:table-cell/>
          <table:table-cell table:formula="of:=IF([.A535]=&quot;rate&quot;;MID([.B535];1;FIND(&quot;kb&quot;;[.B535])-1);[.B535])" office:value-type="string" office:string-value="3406" calcext:value-type="string">
            <text:p>3406</text:p>
          </table:table-cell>
          <table:table-cell/>
          <table:table-cell table:formula="of:=[.A535]" office:value-type="string" office:string-value="rate" calcext:value-type="string">
            <text:p>rate</text:p>
          </table:table-cell>
          <table:table-cell table:formula="of:=IF([.A535]=&quot;rate&quot;;FLOOR([.D535]*[.$K$1]) &amp; &quot;kbit&quot;;[.D535])" office:value-type="string" office:string-value="851kbit" calcext:value-type="string">
            <text:p>85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36]=&quot;rate&quot;;MID([.B536];1;FIND(&quot;kb&quot;;[.B536])-1);[.B536])" office:value-type="string" office:string-value="1s" calcext:value-type="string">
            <text:p>1s</text:p>
          </table:table-cell>
          <table:table-cell/>
          <table:table-cell table:formula="of:=[.A536]" office:value-type="string" office:string-value="wait" calcext:value-type="string">
            <text:p>wait</text:p>
          </table:table-cell>
          <table:table-cell table:formula="of:=IF([.A536]=&quot;rate&quot;;FLOOR([.D536]*[.$K$1]) &amp; &quot;kbit&quot;;[.D53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20kbit</text:p>
          </table:table-cell>
          <table:table-cell/>
          <table:table-cell table:formula="of:=IF([.A537]=&quot;rate&quot;;MID([.B537];1;FIND(&quot;kb&quot;;[.B537])-1);[.B537])" office:value-type="string" office:string-value="820" calcext:value-type="string">
            <text:p>820</text:p>
          </table:table-cell>
          <table:table-cell/>
          <table:table-cell table:formula="of:=[.A537]" office:value-type="string" office:string-value="rate" calcext:value-type="string">
            <text:p>rate</text:p>
          </table:table-cell>
          <table:table-cell table:formula="of:=IF([.A537]=&quot;rate&quot;;FLOOR([.D537]*[.$K$1]) &amp; &quot;kbit&quot;;[.D537])" office:value-type="string" office:string-value="205kbit" calcext:value-type="string">
            <text:p>20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38]=&quot;rate&quot;;MID([.B538];1;FIND(&quot;kb&quot;;[.B538])-1);[.B538])" office:value-type="string" office:string-value="1s" calcext:value-type="string">
            <text:p>1s</text:p>
          </table:table-cell>
          <table:table-cell/>
          <table:table-cell table:formula="of:=[.A538]" office:value-type="string" office:string-value="wait" calcext:value-type="string">
            <text:p>wait</text:p>
          </table:table-cell>
          <table:table-cell table:formula="of:=IF([.A538]=&quot;rate&quot;;FLOOR([.D538]*[.$K$1]) &amp; &quot;kbit&quot;;[.D53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8kbit</text:p>
          </table:table-cell>
          <table:table-cell/>
          <table:table-cell table:formula="of:=IF([.A539]=&quot;rate&quot;;MID([.B539];1;FIND(&quot;kb&quot;;[.B539])-1);[.B539])" office:value-type="string" office:string-value="488" calcext:value-type="string">
            <text:p>488</text:p>
          </table:table-cell>
          <table:table-cell/>
          <table:table-cell table:formula="of:=[.A539]" office:value-type="string" office:string-value="rate" calcext:value-type="string">
            <text:p>rate</text:p>
          </table:table-cell>
          <table:table-cell table:formula="of:=IF([.A539]=&quot;rate&quot;;FLOOR([.D539]*[.$K$1]) &amp; &quot;kbit&quot;;[.D539])" office:value-type="string" office:string-value="122kbit" calcext:value-type="string">
            <text:p>12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40]=&quot;rate&quot;;MID([.B540];1;FIND(&quot;kb&quot;;[.B540])-1);[.B540])" office:value-type="string" office:string-value="1s" calcext:value-type="string">
            <text:p>1s</text:p>
          </table:table-cell>
          <table:table-cell/>
          <table:table-cell table:formula="of:=[.A540]" office:value-type="string" office:string-value="wait" calcext:value-type="string">
            <text:p>wait</text:p>
          </table:table-cell>
          <table:table-cell table:formula="of:=IF([.A540]=&quot;rate&quot;;FLOOR([.D540]*[.$K$1]) &amp; &quot;kbit&quot;;[.D54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34kbit</text:p>
          </table:table-cell>
          <table:table-cell/>
          <table:table-cell table:formula="of:=IF([.A541]=&quot;rate&quot;;MID([.B541];1;FIND(&quot;kb&quot;;[.B541])-1);[.B541])" office:value-type="string" office:string-value="2334" calcext:value-type="string">
            <text:p>2334</text:p>
          </table:table-cell>
          <table:table-cell/>
          <table:table-cell table:formula="of:=[.A541]" office:value-type="string" office:string-value="rate" calcext:value-type="string">
            <text:p>rate</text:p>
          </table:table-cell>
          <table:table-cell table:formula="of:=IF([.A541]=&quot;rate&quot;;FLOOR([.D541]*[.$K$1]) &amp; &quot;kbit&quot;;[.D541])" office:value-type="string" office:string-value="583kbit" calcext:value-type="string">
            <text:p>58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42]=&quot;rate&quot;;MID([.B542];1;FIND(&quot;kb&quot;;[.B542])-1);[.B542])" office:value-type="string" office:string-value="1s" calcext:value-type="string">
            <text:p>1s</text:p>
          </table:table-cell>
          <table:table-cell/>
          <table:table-cell table:formula="of:=[.A542]" office:value-type="string" office:string-value="wait" calcext:value-type="string">
            <text:p>wait</text:p>
          </table:table-cell>
          <table:table-cell table:formula="of:=IF([.A542]=&quot;rate&quot;;FLOOR([.D542]*[.$K$1]) &amp; &quot;kbit&quot;;[.D54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132kbit</text:p>
          </table:table-cell>
          <table:table-cell/>
          <table:table-cell table:formula="of:=IF([.A543]=&quot;rate&quot;;MID([.B543];1;FIND(&quot;kb&quot;;[.B543])-1);[.B543])" office:value-type="string" office:string-value="1132" calcext:value-type="string">
            <text:p>1132</text:p>
          </table:table-cell>
          <table:table-cell/>
          <table:table-cell table:formula="of:=[.A543]" office:value-type="string" office:string-value="rate" calcext:value-type="string">
            <text:p>rate</text:p>
          </table:table-cell>
          <table:table-cell table:formula="of:=IF([.A543]=&quot;rate&quot;;FLOOR([.D543]*[.$K$1]) &amp; &quot;kbit&quot;;[.D543])" office:value-type="string" office:string-value="283kbit" calcext:value-type="string">
            <text:p>28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44]=&quot;rate&quot;;MID([.B544];1;FIND(&quot;kb&quot;;[.B544])-1);[.B544])" office:value-type="string" office:string-value="1s" calcext:value-type="string">
            <text:p>1s</text:p>
          </table:table-cell>
          <table:table-cell/>
          <table:table-cell table:formula="of:=[.A544]" office:value-type="string" office:string-value="wait" calcext:value-type="string">
            <text:p>wait</text:p>
          </table:table-cell>
          <table:table-cell table:formula="of:=IF([.A544]=&quot;rate&quot;;FLOOR([.D544]*[.$K$1]) &amp; &quot;kbit&quot;;[.D54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75kbit</text:p>
          </table:table-cell>
          <table:table-cell/>
          <table:table-cell table:formula="of:=IF([.A545]=&quot;rate&quot;;MID([.B545];1;FIND(&quot;kb&quot;;[.B545])-1);[.B545])" office:value-type="string" office:string-value="675" calcext:value-type="string">
            <text:p>675</text:p>
          </table:table-cell>
          <table:table-cell/>
          <table:table-cell table:formula="of:=[.A545]" office:value-type="string" office:string-value="rate" calcext:value-type="string">
            <text:p>rate</text:p>
          </table:table-cell>
          <table:table-cell table:formula="of:=IF([.A545]=&quot;rate&quot;;FLOOR([.D545]*[.$K$1]) &amp; &quot;kbit&quot;;[.D545])" office:value-type="string" office:string-value="168kbit" calcext:value-type="string">
            <text:p>16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46]=&quot;rate&quot;;MID([.B546];1;FIND(&quot;kb&quot;;[.B546])-1);[.B546])" office:value-type="string" office:string-value="1s" calcext:value-type="string">
            <text:p>1s</text:p>
          </table:table-cell>
          <table:table-cell/>
          <table:table-cell table:formula="of:=[.A546]" office:value-type="string" office:string-value="wait" calcext:value-type="string">
            <text:p>wait</text:p>
          </table:table-cell>
          <table:table-cell table:formula="of:=IF([.A546]=&quot;rate&quot;;FLOOR([.D546]*[.$K$1]) &amp; &quot;kbit&quot;;[.D54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84kbit</text:p>
          </table:table-cell>
          <table:table-cell/>
          <table:table-cell table:formula="of:=IF([.A547]=&quot;rate&quot;;MID([.B547];1;FIND(&quot;kb&quot;;[.B547])-1);[.B547])" office:value-type="string" office:string-value="884" calcext:value-type="string">
            <text:p>884</text:p>
          </table:table-cell>
          <table:table-cell/>
          <table:table-cell table:formula="of:=[.A547]" office:value-type="string" office:string-value="rate" calcext:value-type="string">
            <text:p>rate</text:p>
          </table:table-cell>
          <table:table-cell table:formula="of:=IF([.A547]=&quot;rate&quot;;FLOOR([.D547]*[.$K$1]) &amp; &quot;kbit&quot;;[.D547])" office:value-type="string" office:string-value="221kbit" calcext:value-type="string">
            <text:p>22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48]=&quot;rate&quot;;MID([.B548];1;FIND(&quot;kb&quot;;[.B548])-1);[.B548])" office:value-type="string" office:string-value="1s" calcext:value-type="string">
            <text:p>1s</text:p>
          </table:table-cell>
          <table:table-cell/>
          <table:table-cell table:formula="of:=[.A548]" office:value-type="string" office:string-value="wait" calcext:value-type="string">
            <text:p>wait</text:p>
          </table:table-cell>
          <table:table-cell table:formula="of:=IF([.A548]=&quot;rate&quot;;FLOOR([.D548]*[.$K$1]) &amp; &quot;kbit&quot;;[.D54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45kbit</text:p>
          </table:table-cell>
          <table:table-cell/>
          <table:table-cell table:formula="of:=IF([.A549]=&quot;rate&quot;;MID([.B549];1;FIND(&quot;kb&quot;;[.B549])-1);[.B549])" office:value-type="string" office:string-value="3045" calcext:value-type="string">
            <text:p>3045</text:p>
          </table:table-cell>
          <table:table-cell/>
          <table:table-cell table:formula="of:=[.A549]" office:value-type="string" office:string-value="rate" calcext:value-type="string">
            <text:p>rate</text:p>
          </table:table-cell>
          <table:table-cell table:formula="of:=IF([.A549]=&quot;rate&quot;;FLOOR([.D549]*[.$K$1]) &amp; &quot;kbit&quot;;[.D549])" office:value-type="string" office:string-value="761kbit" calcext:value-type="string">
            <text:p>76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50]=&quot;rate&quot;;MID([.B550];1;FIND(&quot;kb&quot;;[.B550])-1);[.B550])" office:value-type="string" office:string-value="1s" calcext:value-type="string">
            <text:p>1s</text:p>
          </table:table-cell>
          <table:table-cell/>
          <table:table-cell table:formula="of:=[.A550]" office:value-type="string" office:string-value="wait" calcext:value-type="string">
            <text:p>wait</text:p>
          </table:table-cell>
          <table:table-cell table:formula="of:=IF([.A550]=&quot;rate&quot;;FLOOR([.D550]*[.$K$1]) &amp; &quot;kbit&quot;;[.D55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895kbit</text:p>
          </table:table-cell>
          <table:table-cell/>
          <table:table-cell table:formula="of:=IF([.A551]=&quot;rate&quot;;MID([.B551];1;FIND(&quot;kb&quot;;[.B551])-1);[.B551])" office:value-type="string" office:string-value="2895" calcext:value-type="string">
            <text:p>2895</text:p>
          </table:table-cell>
          <table:table-cell/>
          <table:table-cell table:formula="of:=[.A551]" office:value-type="string" office:string-value="rate" calcext:value-type="string">
            <text:p>rate</text:p>
          </table:table-cell>
          <table:table-cell table:formula="of:=IF([.A551]=&quot;rate&quot;;FLOOR([.D551]*[.$K$1]) &amp; &quot;kbit&quot;;[.D551])" office:value-type="string" office:string-value="723kbit" calcext:value-type="string">
            <text:p>72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52]=&quot;rate&quot;;MID([.B552];1;FIND(&quot;kb&quot;;[.B552])-1);[.B552])" office:value-type="string" office:string-value="1s" calcext:value-type="string">
            <text:p>1s</text:p>
          </table:table-cell>
          <table:table-cell/>
          <table:table-cell table:formula="of:=[.A552]" office:value-type="string" office:string-value="wait" calcext:value-type="string">
            <text:p>wait</text:p>
          </table:table-cell>
          <table:table-cell table:formula="of:=IF([.A552]=&quot;rate&quot;;FLOOR([.D552]*[.$K$1]) &amp; &quot;kbit&quot;;[.D55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91kbit</text:p>
          </table:table-cell>
          <table:table-cell/>
          <table:table-cell table:formula="of:=IF([.A553]=&quot;rate&quot;;MID([.B553];1;FIND(&quot;kb&quot;;[.B553])-1);[.B553])" office:value-type="string" office:string-value="791" calcext:value-type="string">
            <text:p>791</text:p>
          </table:table-cell>
          <table:table-cell/>
          <table:table-cell table:formula="of:=[.A553]" office:value-type="string" office:string-value="rate" calcext:value-type="string">
            <text:p>rate</text:p>
          </table:table-cell>
          <table:table-cell table:formula="of:=IF([.A553]=&quot;rate&quot;;FLOOR([.D553]*[.$K$1]) &amp; &quot;kbit&quot;;[.D553])" office:value-type="string" office:string-value="197kbit" calcext:value-type="string">
            <text:p>19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54]=&quot;rate&quot;;MID([.B554];1;FIND(&quot;kb&quot;;[.B554])-1);[.B554])" office:value-type="string" office:string-value="1s" calcext:value-type="string">
            <text:p>1s</text:p>
          </table:table-cell>
          <table:table-cell/>
          <table:table-cell table:formula="of:=[.A554]" office:value-type="string" office:string-value="wait" calcext:value-type="string">
            <text:p>wait</text:p>
          </table:table-cell>
          <table:table-cell table:formula="of:=IF([.A554]=&quot;rate&quot;;FLOOR([.D554]*[.$K$1]) &amp; &quot;kbit&quot;;[.D55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16kbit</text:p>
          </table:table-cell>
          <table:table-cell/>
          <table:table-cell table:formula="of:=IF([.A555]=&quot;rate&quot;;MID([.B555];1;FIND(&quot;kb&quot;;[.B555])-1);[.B555])" office:value-type="string" office:string-value="616" calcext:value-type="string">
            <text:p>616</text:p>
          </table:table-cell>
          <table:table-cell/>
          <table:table-cell table:formula="of:=[.A555]" office:value-type="string" office:string-value="rate" calcext:value-type="string">
            <text:p>rate</text:p>
          </table:table-cell>
          <table:table-cell table:formula="of:=IF([.A555]=&quot;rate&quot;;FLOOR([.D555]*[.$K$1]) &amp; &quot;kbit&quot;;[.D555])" office:value-type="string" office:string-value="154kbit" calcext:value-type="string">
            <text:p>15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56]=&quot;rate&quot;;MID([.B556];1;FIND(&quot;kb&quot;;[.B556])-1);[.B556])" office:value-type="string" office:string-value="1s" calcext:value-type="string">
            <text:p>1s</text:p>
          </table:table-cell>
          <table:table-cell/>
          <table:table-cell table:formula="of:=[.A556]" office:value-type="string" office:string-value="wait" calcext:value-type="string">
            <text:p>wait</text:p>
          </table:table-cell>
          <table:table-cell table:formula="of:=IF([.A556]=&quot;rate&quot;;FLOOR([.D556]*[.$K$1]) &amp; &quot;kbit&quot;;[.D55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38kbit</text:p>
          </table:table-cell>
          <table:table-cell/>
          <table:table-cell table:formula="of:=IF([.A557]=&quot;rate&quot;;MID([.B557];1;FIND(&quot;kb&quot;;[.B557])-1);[.B557])" office:value-type="string" office:string-value="338" calcext:value-type="string">
            <text:p>338</text:p>
          </table:table-cell>
          <table:table-cell/>
          <table:table-cell table:formula="of:=[.A557]" office:value-type="string" office:string-value="rate" calcext:value-type="string">
            <text:p>rate</text:p>
          </table:table-cell>
          <table:table-cell table:formula="of:=IF([.A557]=&quot;rate&quot;;FLOOR([.D557]*[.$K$1]) &amp; &quot;kbit&quot;;[.D557])" office:value-type="string" office:string-value="84kbit" calcext:value-type="string">
            <text:p>8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58]=&quot;rate&quot;;MID([.B558];1;FIND(&quot;kb&quot;;[.B558])-1);[.B558])" office:value-type="string" office:string-value="1s" calcext:value-type="string">
            <text:p>1s</text:p>
          </table:table-cell>
          <table:table-cell/>
          <table:table-cell table:formula="of:=[.A558]" office:value-type="string" office:string-value="wait" calcext:value-type="string">
            <text:p>wait</text:p>
          </table:table-cell>
          <table:table-cell table:formula="of:=IF([.A558]=&quot;rate&quot;;FLOOR([.D558]*[.$K$1]) &amp; &quot;kbit&quot;;[.D55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19kbit</text:p>
          </table:table-cell>
          <table:table-cell/>
          <table:table-cell table:formula="of:=IF([.A559]=&quot;rate&quot;;MID([.B559];1;FIND(&quot;kb&quot;;[.B559])-1);[.B559])" office:value-type="string" office:string-value="419" calcext:value-type="string">
            <text:p>419</text:p>
          </table:table-cell>
          <table:table-cell/>
          <table:table-cell table:formula="of:=[.A559]" office:value-type="string" office:string-value="rate" calcext:value-type="string">
            <text:p>rate</text:p>
          </table:table-cell>
          <table:table-cell table:formula="of:=IF([.A559]=&quot;rate&quot;;FLOOR([.D559]*[.$K$1]) &amp; &quot;kbit&quot;;[.D559])" office:value-type="string" office:string-value="104kbit" calcext:value-type="string">
            <text:p>10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60]=&quot;rate&quot;;MID([.B560];1;FIND(&quot;kb&quot;;[.B560])-1);[.B560])" office:value-type="string" office:string-value="1s" calcext:value-type="string">
            <text:p>1s</text:p>
          </table:table-cell>
          <table:table-cell/>
          <table:table-cell table:formula="of:=[.A560]" office:value-type="string" office:string-value="wait" calcext:value-type="string">
            <text:p>wait</text:p>
          </table:table-cell>
          <table:table-cell table:formula="of:=IF([.A560]=&quot;rate&quot;;FLOOR([.D560]*[.$K$1]) &amp; &quot;kbit&quot;;[.D56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78kbit</text:p>
          </table:table-cell>
          <table:table-cell/>
          <table:table-cell table:formula="of:=IF([.A561]=&quot;rate&quot;;MID([.B561];1;FIND(&quot;kb&quot;;[.B561])-1);[.B561])" office:value-type="string" office:string-value="578" calcext:value-type="string">
            <text:p>578</text:p>
          </table:table-cell>
          <table:table-cell/>
          <table:table-cell table:formula="of:=[.A561]" office:value-type="string" office:string-value="rate" calcext:value-type="string">
            <text:p>rate</text:p>
          </table:table-cell>
          <table:table-cell table:formula="of:=IF([.A561]=&quot;rate&quot;;FLOOR([.D561]*[.$K$1]) &amp; &quot;kbit&quot;;[.D561])" office:value-type="string" office:string-value="144kbit" calcext:value-type="string">
            <text:p>14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62]=&quot;rate&quot;;MID([.B562];1;FIND(&quot;kb&quot;;[.B562])-1);[.B562])" office:value-type="string" office:string-value="1s" calcext:value-type="string">
            <text:p>1s</text:p>
          </table:table-cell>
          <table:table-cell/>
          <table:table-cell table:formula="of:=[.A562]" office:value-type="string" office:string-value="wait" calcext:value-type="string">
            <text:p>wait</text:p>
          </table:table-cell>
          <table:table-cell table:formula="of:=IF([.A562]=&quot;rate&quot;;FLOOR([.D562]*[.$K$1]) &amp; &quot;kbit&quot;;[.D56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15kbit</text:p>
          </table:table-cell>
          <table:table-cell/>
          <table:table-cell table:formula="of:=IF([.A563]=&quot;rate&quot;;MID([.B563];1;FIND(&quot;kb&quot;;[.B563])-1);[.B563])" office:value-type="string" office:string-value="815" calcext:value-type="string">
            <text:p>815</text:p>
          </table:table-cell>
          <table:table-cell/>
          <table:table-cell table:formula="of:=[.A563]" office:value-type="string" office:string-value="rate" calcext:value-type="string">
            <text:p>rate</text:p>
          </table:table-cell>
          <table:table-cell table:formula="of:=IF([.A563]=&quot;rate&quot;;FLOOR([.D563]*[.$K$1]) &amp; &quot;kbit&quot;;[.D563])" office:value-type="string" office:string-value="203kbit" calcext:value-type="string">
            <text:p>20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64]=&quot;rate&quot;;MID([.B564];1;FIND(&quot;kb&quot;;[.B564])-1);[.B564])" office:value-type="string" office:string-value="1s" calcext:value-type="string">
            <text:p>1s</text:p>
          </table:table-cell>
          <table:table-cell/>
          <table:table-cell table:formula="of:=[.A564]" office:value-type="string" office:string-value="wait" calcext:value-type="string">
            <text:p>wait</text:p>
          </table:table-cell>
          <table:table-cell table:formula="of:=IF([.A564]=&quot;rate&quot;;FLOOR([.D564]*[.$K$1]) &amp; &quot;kbit&quot;;[.D56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21kbit</text:p>
          </table:table-cell>
          <table:table-cell/>
          <table:table-cell table:formula="of:=IF([.A565]=&quot;rate&quot;;MID([.B565];1;FIND(&quot;kb&quot;;[.B565])-1);[.B565])" office:value-type="string" office:string-value="721" calcext:value-type="string">
            <text:p>721</text:p>
          </table:table-cell>
          <table:table-cell/>
          <table:table-cell table:formula="of:=[.A565]" office:value-type="string" office:string-value="rate" calcext:value-type="string">
            <text:p>rate</text:p>
          </table:table-cell>
          <table:table-cell table:formula="of:=IF([.A565]=&quot;rate&quot;;FLOOR([.D565]*[.$K$1]) &amp; &quot;kbit&quot;;[.D565])" office:value-type="string" office:string-value="180kbit" calcext:value-type="string">
            <text:p>18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66]=&quot;rate&quot;;MID([.B566];1;FIND(&quot;kb&quot;;[.B566])-1);[.B566])" office:value-type="string" office:string-value="1s" calcext:value-type="string">
            <text:p>1s</text:p>
          </table:table-cell>
          <table:table-cell/>
          <table:table-cell table:formula="of:=[.A566]" office:value-type="string" office:string-value="wait" calcext:value-type="string">
            <text:p>wait</text:p>
          </table:table-cell>
          <table:table-cell table:formula="of:=IF([.A566]=&quot;rate&quot;;FLOOR([.D566]*[.$K$1]) &amp; &quot;kbit&quot;;[.D56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98kbit</text:p>
          </table:table-cell>
          <table:table-cell/>
          <table:table-cell table:formula="of:=IF([.A567]=&quot;rate&quot;;MID([.B567];1;FIND(&quot;kb&quot;;[.B567])-1);[.B567])" office:value-type="string" office:string-value="598" calcext:value-type="string">
            <text:p>598</text:p>
          </table:table-cell>
          <table:table-cell/>
          <table:table-cell table:formula="of:=[.A567]" office:value-type="string" office:string-value="rate" calcext:value-type="string">
            <text:p>rate</text:p>
          </table:table-cell>
          <table:table-cell table:formula="of:=IF([.A567]=&quot;rate&quot;;FLOOR([.D567]*[.$K$1]) &amp; &quot;kbit&quot;;[.D567])" office:value-type="string" office:string-value="149kbit" calcext:value-type="string">
            <text:p>14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68]=&quot;rate&quot;;MID([.B568];1;FIND(&quot;kb&quot;;[.B568])-1);[.B568])" office:value-type="string" office:string-value="1s" calcext:value-type="string">
            <text:p>1s</text:p>
          </table:table-cell>
          <table:table-cell/>
          <table:table-cell table:formula="of:=[.A568]" office:value-type="string" office:string-value="wait" calcext:value-type="string">
            <text:p>wait</text:p>
          </table:table-cell>
          <table:table-cell table:formula="of:=IF([.A568]=&quot;rate&quot;;FLOOR([.D568]*[.$K$1]) &amp; &quot;kbit&quot;;[.D56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900kbit</text:p>
          </table:table-cell>
          <table:table-cell/>
          <table:table-cell table:formula="of:=IF([.A569]=&quot;rate&quot;;MID([.B569];1;FIND(&quot;kb&quot;;[.B569])-1);[.B569])" office:value-type="string" office:string-value="900" calcext:value-type="string">
            <text:p>900</text:p>
          </table:table-cell>
          <table:table-cell/>
          <table:table-cell table:formula="of:=[.A569]" office:value-type="string" office:string-value="rate" calcext:value-type="string">
            <text:p>rate</text:p>
          </table:table-cell>
          <table:table-cell table:formula="of:=IF([.A569]=&quot;rate&quot;;FLOOR([.D569]*[.$K$1]) &amp; &quot;kbit&quot;;[.D569])" office:value-type="string" office:string-value="225kbit" calcext:value-type="string">
            <text:p>22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70]=&quot;rate&quot;;MID([.B570];1;FIND(&quot;kb&quot;;[.B570])-1);[.B570])" office:value-type="string" office:string-value="1s" calcext:value-type="string">
            <text:p>1s</text:p>
          </table:table-cell>
          <table:table-cell/>
          <table:table-cell table:formula="of:=[.A570]" office:value-type="string" office:string-value="wait" calcext:value-type="string">
            <text:p>wait</text:p>
          </table:table-cell>
          <table:table-cell table:formula="of:=IF([.A570]=&quot;rate&quot;;FLOOR([.D570]*[.$K$1]) &amp; &quot;kbit&quot;;[.D57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274kbit</text:p>
          </table:table-cell>
          <table:table-cell/>
          <table:table-cell table:formula="of:=IF([.A571]=&quot;rate&quot;;MID([.B571];1;FIND(&quot;kb&quot;;[.B571])-1);[.B571])" office:value-type="string" office:string-value="1274" calcext:value-type="string">
            <text:p>1274</text:p>
          </table:table-cell>
          <table:table-cell/>
          <table:table-cell table:formula="of:=[.A571]" office:value-type="string" office:string-value="rate" calcext:value-type="string">
            <text:p>rate</text:p>
          </table:table-cell>
          <table:table-cell table:formula="of:=IF([.A571]=&quot;rate&quot;;FLOOR([.D571]*[.$K$1]) &amp; &quot;kbit&quot;;[.D571])" office:value-type="string" office:string-value="318kbit" calcext:value-type="string">
            <text:p>31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72]=&quot;rate&quot;;MID([.B572];1;FIND(&quot;kb&quot;;[.B572])-1);[.B572])" office:value-type="string" office:string-value="1s" calcext:value-type="string">
            <text:p>1s</text:p>
          </table:table-cell>
          <table:table-cell/>
          <table:table-cell table:formula="of:=[.A572]" office:value-type="string" office:string-value="wait" calcext:value-type="string">
            <text:p>wait</text:p>
          </table:table-cell>
          <table:table-cell table:formula="of:=IF([.A572]=&quot;rate&quot;;FLOOR([.D572]*[.$K$1]) &amp; &quot;kbit&quot;;[.D57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74kbit</text:p>
          </table:table-cell>
          <table:table-cell/>
          <table:table-cell table:formula="of:=IF([.A573]=&quot;rate&quot;;MID([.B573];1;FIND(&quot;kb&quot;;[.B573])-1);[.B573])" office:value-type="string" office:string-value="874" calcext:value-type="string">
            <text:p>874</text:p>
          </table:table-cell>
          <table:table-cell/>
          <table:table-cell table:formula="of:=[.A573]" office:value-type="string" office:string-value="rate" calcext:value-type="string">
            <text:p>rate</text:p>
          </table:table-cell>
          <table:table-cell table:formula="of:=IF([.A573]=&quot;rate&quot;;FLOOR([.D573]*[.$K$1]) &amp; &quot;kbit&quot;;[.D573])" office:value-type="string" office:string-value="218kbit" calcext:value-type="string">
            <text:p>21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74]=&quot;rate&quot;;MID([.B574];1;FIND(&quot;kb&quot;;[.B574])-1);[.B574])" office:value-type="string" office:string-value="1s" calcext:value-type="string">
            <text:p>1s</text:p>
          </table:table-cell>
          <table:table-cell/>
          <table:table-cell table:formula="of:=[.A574]" office:value-type="string" office:string-value="wait" calcext:value-type="string">
            <text:p>wait</text:p>
          </table:table-cell>
          <table:table-cell table:formula="of:=IF([.A574]=&quot;rate&quot;;FLOOR([.D574]*[.$K$1]) &amp; &quot;kbit&quot;;[.D57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402kbit</text:p>
          </table:table-cell>
          <table:table-cell/>
          <table:table-cell table:formula="of:=IF([.A575]=&quot;rate&quot;;MID([.B575];1;FIND(&quot;kb&quot;;[.B575])-1);[.B575])" office:value-type="string" office:string-value="1402" calcext:value-type="string">
            <text:p>1402</text:p>
          </table:table-cell>
          <table:table-cell/>
          <table:table-cell table:formula="of:=[.A575]" office:value-type="string" office:string-value="rate" calcext:value-type="string">
            <text:p>rate</text:p>
          </table:table-cell>
          <table:table-cell table:formula="of:=IF([.A575]=&quot;rate&quot;;FLOOR([.D575]*[.$K$1]) &amp; &quot;kbit&quot;;[.D575])" office:value-type="string" office:string-value="350kbit" calcext:value-type="string">
            <text:p>35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76]=&quot;rate&quot;;MID([.B576];1;FIND(&quot;kb&quot;;[.B576])-1);[.B576])" office:value-type="string" office:string-value="1s" calcext:value-type="string">
            <text:p>1s</text:p>
          </table:table-cell>
          <table:table-cell/>
          <table:table-cell table:formula="of:=[.A576]" office:value-type="string" office:string-value="wait" calcext:value-type="string">
            <text:p>wait</text:p>
          </table:table-cell>
          <table:table-cell table:formula="of:=IF([.A576]=&quot;rate&quot;;FLOOR([.D576]*[.$K$1]) &amp; &quot;kbit&quot;;[.D57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704kbit</text:p>
          </table:table-cell>
          <table:table-cell/>
          <table:table-cell table:formula="of:=IF([.A577]=&quot;rate&quot;;MID([.B577];1;FIND(&quot;kb&quot;;[.B577])-1);[.B577])" office:value-type="string" office:string-value="1704" calcext:value-type="string">
            <text:p>1704</text:p>
          </table:table-cell>
          <table:table-cell/>
          <table:table-cell table:formula="of:=[.A577]" office:value-type="string" office:string-value="rate" calcext:value-type="string">
            <text:p>rate</text:p>
          </table:table-cell>
          <table:table-cell table:formula="of:=IF([.A577]=&quot;rate&quot;;FLOOR([.D577]*[.$K$1]) &amp; &quot;kbit&quot;;[.D577])" office:value-type="string" office:string-value="426kbit" calcext:value-type="string">
            <text:p>42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78]=&quot;rate&quot;;MID([.B578];1;FIND(&quot;kb&quot;;[.B578])-1);[.B578])" office:value-type="string" office:string-value="1s" calcext:value-type="string">
            <text:p>1s</text:p>
          </table:table-cell>
          <table:table-cell/>
          <table:table-cell table:formula="of:=[.A578]" office:value-type="string" office:string-value="wait" calcext:value-type="string">
            <text:p>wait</text:p>
          </table:table-cell>
          <table:table-cell table:formula="of:=IF([.A578]=&quot;rate&quot;;FLOOR([.D578]*[.$K$1]) &amp; &quot;kbit&quot;;[.D57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162kbit</text:p>
          </table:table-cell>
          <table:table-cell/>
          <table:table-cell table:formula="of:=IF([.A579]=&quot;rate&quot;;MID([.B579];1;FIND(&quot;kb&quot;;[.B579])-1);[.B579])" office:value-type="string" office:string-value="2162" calcext:value-type="string">
            <text:p>2162</text:p>
          </table:table-cell>
          <table:table-cell/>
          <table:table-cell table:formula="of:=[.A579]" office:value-type="string" office:string-value="rate" calcext:value-type="string">
            <text:p>rate</text:p>
          </table:table-cell>
          <table:table-cell table:formula="of:=IF([.A579]=&quot;rate&quot;;FLOOR([.D579]*[.$K$1]) &amp; &quot;kbit&quot;;[.D579])" office:value-type="string" office:string-value="540kbit" calcext:value-type="string">
            <text:p>54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80]=&quot;rate&quot;;MID([.B580];1;FIND(&quot;kb&quot;;[.B580])-1);[.B580])" office:value-type="string" office:string-value="1s" calcext:value-type="string">
            <text:p>1s</text:p>
          </table:table-cell>
          <table:table-cell/>
          <table:table-cell table:formula="of:=[.A580]" office:value-type="string" office:string-value="wait" calcext:value-type="string">
            <text:p>wait</text:p>
          </table:table-cell>
          <table:table-cell table:formula="of:=IF([.A580]=&quot;rate&quot;;FLOOR([.D580]*[.$K$1]) &amp; &quot;kbit&quot;;[.D58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70kbit</text:p>
          </table:table-cell>
          <table:table-cell/>
          <table:table-cell table:formula="of:=IF([.A581]=&quot;rate&quot;;MID([.B581];1;FIND(&quot;kb&quot;;[.B581])-1);[.B581])" office:value-type="string" office:string-value="1570" calcext:value-type="string">
            <text:p>1570</text:p>
          </table:table-cell>
          <table:table-cell/>
          <table:table-cell table:formula="of:=[.A581]" office:value-type="string" office:string-value="rate" calcext:value-type="string">
            <text:p>rate</text:p>
          </table:table-cell>
          <table:table-cell table:formula="of:=IF([.A581]=&quot;rate&quot;;FLOOR([.D581]*[.$K$1]) &amp; &quot;kbit&quot;;[.D581])" office:value-type="string" office:string-value="392kbit" calcext:value-type="string">
            <text:p>39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82]=&quot;rate&quot;;MID([.B582];1;FIND(&quot;kb&quot;;[.B582])-1);[.B582])" office:value-type="string" office:string-value="1s" calcext:value-type="string">
            <text:p>1s</text:p>
          </table:table-cell>
          <table:table-cell/>
          <table:table-cell table:formula="of:=[.A582]" office:value-type="string" office:string-value="wait" calcext:value-type="string">
            <text:p>wait</text:p>
          </table:table-cell>
          <table:table-cell table:formula="of:=IF([.A582]=&quot;rate&quot;;FLOOR([.D582]*[.$K$1]) &amp; &quot;kbit&quot;;[.D58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219kbit</text:p>
          </table:table-cell>
          <table:table-cell/>
          <table:table-cell table:formula="of:=IF([.A583]=&quot;rate&quot;;MID([.B583];1;FIND(&quot;kb&quot;;[.B583])-1);[.B583])" office:value-type="string" office:string-value="2219" calcext:value-type="string">
            <text:p>2219</text:p>
          </table:table-cell>
          <table:table-cell/>
          <table:table-cell table:formula="of:=[.A583]" office:value-type="string" office:string-value="rate" calcext:value-type="string">
            <text:p>rate</text:p>
          </table:table-cell>
          <table:table-cell table:formula="of:=IF([.A583]=&quot;rate&quot;;FLOOR([.D583]*[.$K$1]) &amp; &quot;kbit&quot;;[.D583])" office:value-type="string" office:string-value="554kbit" calcext:value-type="string">
            <text:p>55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84]=&quot;rate&quot;;MID([.B584];1;FIND(&quot;kb&quot;;[.B584])-1);[.B584])" office:value-type="string" office:string-value="1s" calcext:value-type="string">
            <text:p>1s</text:p>
          </table:table-cell>
          <table:table-cell/>
          <table:table-cell table:formula="of:=[.A584]" office:value-type="string" office:string-value="wait" calcext:value-type="string">
            <text:p>wait</text:p>
          </table:table-cell>
          <table:table-cell table:formula="of:=IF([.A584]=&quot;rate&quot;;FLOOR([.D584]*[.$K$1]) &amp; &quot;kbit&quot;;[.D58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420kbit</text:p>
          </table:table-cell>
          <table:table-cell/>
          <table:table-cell table:formula="of:=IF([.A585]=&quot;rate&quot;;MID([.B585];1;FIND(&quot;kb&quot;;[.B585])-1);[.B585])" office:value-type="string" office:string-value="3420" calcext:value-type="string">
            <text:p>3420</text:p>
          </table:table-cell>
          <table:table-cell/>
          <table:table-cell table:formula="of:=[.A585]" office:value-type="string" office:string-value="rate" calcext:value-type="string">
            <text:p>rate</text:p>
          </table:table-cell>
          <table:table-cell table:formula="of:=IF([.A585]=&quot;rate&quot;;FLOOR([.D585]*[.$K$1]) &amp; &quot;kbit&quot;;[.D585])" office:value-type="string" office:string-value="855kbit" calcext:value-type="string">
            <text:p>85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86]=&quot;rate&quot;;MID([.B586];1;FIND(&quot;kb&quot;;[.B586])-1);[.B586])" office:value-type="string" office:string-value="1s" calcext:value-type="string">
            <text:p>1s</text:p>
          </table:table-cell>
          <table:table-cell/>
          <table:table-cell table:formula="of:=[.A586]" office:value-type="string" office:string-value="wait" calcext:value-type="string">
            <text:p>wait</text:p>
          </table:table-cell>
          <table:table-cell table:formula="of:=IF([.A586]=&quot;rate&quot;;FLOOR([.D586]*[.$K$1]) &amp; &quot;kbit&quot;;[.D58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15kbit</text:p>
          </table:table-cell>
          <table:table-cell/>
          <table:table-cell table:formula="of:=IF([.A587]=&quot;rate&quot;;MID([.B587];1;FIND(&quot;kb&quot;;[.B587])-1);[.B587])" office:value-type="string" office:string-value="3915" calcext:value-type="string">
            <text:p>3915</text:p>
          </table:table-cell>
          <table:table-cell/>
          <table:table-cell table:formula="of:=[.A587]" office:value-type="string" office:string-value="rate" calcext:value-type="string">
            <text:p>rate</text:p>
          </table:table-cell>
          <table:table-cell table:formula="of:=IF([.A587]=&quot;rate&quot;;FLOOR([.D587]*[.$K$1]) &amp; &quot;kbit&quot;;[.D587])" office:value-type="string" office:string-value="978kbit" calcext:value-type="string">
            <text:p>97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88]=&quot;rate&quot;;MID([.B588];1;FIND(&quot;kb&quot;;[.B588])-1);[.B588])" office:value-type="string" office:string-value="1s" calcext:value-type="string">
            <text:p>1s</text:p>
          </table:table-cell>
          <table:table-cell/>
          <table:table-cell table:formula="of:=[.A588]" office:value-type="string" office:string-value="wait" calcext:value-type="string">
            <text:p>wait</text:p>
          </table:table-cell>
          <table:table-cell table:formula="of:=IF([.A588]=&quot;rate&quot;;FLOOR([.D588]*[.$K$1]) &amp; &quot;kbit&quot;;[.D58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575kbit</text:p>
          </table:table-cell>
          <table:table-cell/>
          <table:table-cell table:formula="of:=IF([.A589]=&quot;rate&quot;;MID([.B589];1;FIND(&quot;kb&quot;;[.B589])-1);[.B589])" office:value-type="string" office:string-value="4575" calcext:value-type="string">
            <text:p>4575</text:p>
          </table:table-cell>
          <table:table-cell/>
          <table:table-cell table:formula="of:=[.A589]" office:value-type="string" office:string-value="rate" calcext:value-type="string">
            <text:p>rate</text:p>
          </table:table-cell>
          <table:table-cell table:formula="of:=IF([.A589]=&quot;rate&quot;;FLOOR([.D589]*[.$K$1]) &amp; &quot;kbit&quot;;[.D589])" office:value-type="string" office:string-value="1143kbit" calcext:value-type="string">
            <text:p>114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90]=&quot;rate&quot;;MID([.B590];1;FIND(&quot;kb&quot;;[.B590])-1);[.B590])" office:value-type="string" office:string-value="1s" calcext:value-type="string">
            <text:p>1s</text:p>
          </table:table-cell>
          <table:table-cell/>
          <table:table-cell table:formula="of:=[.A590]" office:value-type="string" office:string-value="wait" calcext:value-type="string">
            <text:p>wait</text:p>
          </table:table-cell>
          <table:table-cell table:formula="of:=IF([.A590]=&quot;rate&quot;;FLOOR([.D590]*[.$K$1]) &amp; &quot;kbit&quot;;[.D59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874kbit</text:p>
          </table:table-cell>
          <table:table-cell/>
          <table:table-cell table:formula="of:=IF([.A591]=&quot;rate&quot;;MID([.B591];1;FIND(&quot;kb&quot;;[.B591])-1);[.B591])" office:value-type="string" office:string-value="3874" calcext:value-type="string">
            <text:p>3874</text:p>
          </table:table-cell>
          <table:table-cell/>
          <table:table-cell table:formula="of:=[.A591]" office:value-type="string" office:string-value="rate" calcext:value-type="string">
            <text:p>rate</text:p>
          </table:table-cell>
          <table:table-cell table:formula="of:=IF([.A591]=&quot;rate&quot;;FLOOR([.D591]*[.$K$1]) &amp; &quot;kbit&quot;;[.D591])" office:value-type="string" office:string-value="968kbit" calcext:value-type="string">
            <text:p>96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92]=&quot;rate&quot;;MID([.B592];1;FIND(&quot;kb&quot;;[.B592])-1);[.B592])" office:value-type="string" office:string-value="1s" calcext:value-type="string">
            <text:p>1s</text:p>
          </table:table-cell>
          <table:table-cell/>
          <table:table-cell table:formula="of:=[.A592]" office:value-type="string" office:string-value="wait" calcext:value-type="string">
            <text:p>wait</text:p>
          </table:table-cell>
          <table:table-cell table:formula="of:=IF([.A592]=&quot;rate&quot;;FLOOR([.D592]*[.$K$1]) &amp; &quot;kbit&quot;;[.D59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38kbit</text:p>
          </table:table-cell>
          <table:table-cell/>
          <table:table-cell table:formula="of:=IF([.A593]=&quot;rate&quot;;MID([.B593];1;FIND(&quot;kb&quot;;[.B593])-1);[.B593])" office:value-type="string" office:string-value="2638" calcext:value-type="string">
            <text:p>2638</text:p>
          </table:table-cell>
          <table:table-cell/>
          <table:table-cell table:formula="of:=[.A593]" office:value-type="string" office:string-value="rate" calcext:value-type="string">
            <text:p>rate</text:p>
          </table:table-cell>
          <table:table-cell table:formula="of:=IF([.A593]=&quot;rate&quot;;FLOOR([.D593]*[.$K$1]) &amp; &quot;kbit&quot;;[.D593])" office:value-type="string" office:string-value="659kbit" calcext:value-type="string">
            <text:p>65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94]=&quot;rate&quot;;MID([.B594];1;FIND(&quot;kb&quot;;[.B594])-1);[.B594])" office:value-type="string" office:string-value="1s" calcext:value-type="string">
            <text:p>1s</text:p>
          </table:table-cell>
          <table:table-cell/>
          <table:table-cell table:formula="of:=[.A594]" office:value-type="string" office:string-value="wait" calcext:value-type="string">
            <text:p>wait</text:p>
          </table:table-cell>
          <table:table-cell table:formula="of:=IF([.A594]=&quot;rate&quot;;FLOOR([.D594]*[.$K$1]) &amp; &quot;kbit&quot;;[.D59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388kbit</text:p>
          </table:table-cell>
          <table:table-cell/>
          <table:table-cell table:formula="of:=IF([.A595]=&quot;rate&quot;;MID([.B595];1;FIND(&quot;kb&quot;;[.B595])-1);[.B595])" office:value-type="string" office:string-value="1388" calcext:value-type="string">
            <text:p>1388</text:p>
          </table:table-cell>
          <table:table-cell/>
          <table:table-cell table:formula="of:=[.A595]" office:value-type="string" office:string-value="rate" calcext:value-type="string">
            <text:p>rate</text:p>
          </table:table-cell>
          <table:table-cell table:formula="of:=IF([.A595]=&quot;rate&quot;;FLOOR([.D595]*[.$K$1]) &amp; &quot;kbit&quot;;[.D595])" office:value-type="string" office:string-value="347kbit" calcext:value-type="string">
            <text:p>34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96]=&quot;rate&quot;;MID([.B596];1;FIND(&quot;kb&quot;;[.B596])-1);[.B596])" office:value-type="string" office:string-value="1s" calcext:value-type="string">
            <text:p>1s</text:p>
          </table:table-cell>
          <table:table-cell/>
          <table:table-cell table:formula="of:=[.A596]" office:value-type="string" office:string-value="wait" calcext:value-type="string">
            <text:p>wait</text:p>
          </table:table-cell>
          <table:table-cell table:formula="of:=IF([.A596]=&quot;rate&quot;;FLOOR([.D596]*[.$K$1]) &amp; &quot;kbit&quot;;[.D59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608kbit</text:p>
          </table:table-cell>
          <table:table-cell/>
          <table:table-cell table:formula="of:=IF([.A597]=&quot;rate&quot;;MID([.B597];1;FIND(&quot;kb&quot;;[.B597])-1);[.B597])" office:value-type="string" office:string-value="1608" calcext:value-type="string">
            <text:p>1608</text:p>
          </table:table-cell>
          <table:table-cell/>
          <table:table-cell table:formula="of:=[.A597]" office:value-type="string" office:string-value="rate" calcext:value-type="string">
            <text:p>rate</text:p>
          </table:table-cell>
          <table:table-cell table:formula="of:=IF([.A597]=&quot;rate&quot;;FLOOR([.D597]*[.$K$1]) &amp; &quot;kbit&quot;;[.D597])" office:value-type="string" office:string-value="402kbit" calcext:value-type="string">
            <text:p>40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598]=&quot;rate&quot;;MID([.B598];1;FIND(&quot;kb&quot;;[.B598])-1);[.B598])" office:value-type="string" office:string-value="1s" calcext:value-type="string">
            <text:p>1s</text:p>
          </table:table-cell>
          <table:table-cell/>
          <table:table-cell table:formula="of:=[.A598]" office:value-type="string" office:string-value="wait" calcext:value-type="string">
            <text:p>wait</text:p>
          </table:table-cell>
          <table:table-cell table:formula="of:=IF([.A598]=&quot;rate&quot;;FLOOR([.D598]*[.$K$1]) &amp; &quot;kbit&quot;;[.D59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773kbit</text:p>
          </table:table-cell>
          <table:table-cell/>
          <table:table-cell table:formula="of:=IF([.A599]=&quot;rate&quot;;MID([.B599];1;FIND(&quot;kb&quot;;[.B599])-1);[.B599])" office:value-type="string" office:string-value="2773" calcext:value-type="string">
            <text:p>2773</text:p>
          </table:table-cell>
          <table:table-cell/>
          <table:table-cell table:formula="of:=[.A599]" office:value-type="string" office:string-value="rate" calcext:value-type="string">
            <text:p>rate</text:p>
          </table:table-cell>
          <table:table-cell table:formula="of:=IF([.A599]=&quot;rate&quot;;FLOOR([.D599]*[.$K$1]) &amp; &quot;kbit&quot;;[.D599])" office:value-type="string" office:string-value="693kbit" calcext:value-type="string">
            <text:p>69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00]=&quot;rate&quot;;MID([.B600];1;FIND(&quot;kb&quot;;[.B600])-1);[.B600])" office:value-type="string" office:string-value="1s" calcext:value-type="string">
            <text:p>1s</text:p>
          </table:table-cell>
          <table:table-cell/>
          <table:table-cell table:formula="of:=[.A600]" office:value-type="string" office:string-value="wait" calcext:value-type="string">
            <text:p>wait</text:p>
          </table:table-cell>
          <table:table-cell table:formula="of:=IF([.A600]=&quot;rate&quot;;FLOOR([.D600]*[.$K$1]) &amp; &quot;kbit&quot;;[.D60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242kbit</text:p>
          </table:table-cell>
          <table:table-cell/>
          <table:table-cell table:formula="of:=IF([.A601]=&quot;rate&quot;;MID([.B601];1;FIND(&quot;kb&quot;;[.B601])-1);[.B601])" office:value-type="string" office:string-value="1242" calcext:value-type="string">
            <text:p>1242</text:p>
          </table:table-cell>
          <table:table-cell/>
          <table:table-cell table:formula="of:=[.A601]" office:value-type="string" office:string-value="rate" calcext:value-type="string">
            <text:p>rate</text:p>
          </table:table-cell>
          <table:table-cell table:formula="of:=IF([.A601]=&quot;rate&quot;;FLOOR([.D601]*[.$K$1]) &amp; &quot;kbit&quot;;[.D601])" office:value-type="string" office:string-value="310kbit" calcext:value-type="string">
            <text:p>31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02]=&quot;rate&quot;;MID([.B602];1;FIND(&quot;kb&quot;;[.B602])-1);[.B602])" office:value-type="string" office:string-value="1s" calcext:value-type="string">
            <text:p>1s</text:p>
          </table:table-cell>
          <table:table-cell/>
          <table:table-cell table:formula="of:=[.A602]" office:value-type="string" office:string-value="wait" calcext:value-type="string">
            <text:p>wait</text:p>
          </table:table-cell>
          <table:table-cell table:formula="of:=IF([.A602]=&quot;rate&quot;;FLOOR([.D602]*[.$K$1]) &amp; &quot;kbit&quot;;[.D60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224kbit</text:p>
          </table:table-cell>
          <table:table-cell/>
          <table:table-cell table:formula="of:=IF([.A603]=&quot;rate&quot;;MID([.B603];1;FIND(&quot;kb&quot;;[.B603])-1);[.B603])" office:value-type="string" office:string-value="1224" calcext:value-type="string">
            <text:p>1224</text:p>
          </table:table-cell>
          <table:table-cell/>
          <table:table-cell table:formula="of:=[.A603]" office:value-type="string" office:string-value="rate" calcext:value-type="string">
            <text:p>rate</text:p>
          </table:table-cell>
          <table:table-cell table:formula="of:=IF([.A603]=&quot;rate&quot;;FLOOR([.D603]*[.$K$1]) &amp; &quot;kbit&quot;;[.D603])" office:value-type="string" office:string-value="306kbit" calcext:value-type="string">
            <text:p>30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04]=&quot;rate&quot;;MID([.B604];1;FIND(&quot;kb&quot;;[.B604])-1);[.B604])" office:value-type="string" office:string-value="1s" calcext:value-type="string">
            <text:p>1s</text:p>
          </table:table-cell>
          <table:table-cell/>
          <table:table-cell table:formula="of:=[.A604]" office:value-type="string" office:string-value="wait" calcext:value-type="string">
            <text:p>wait</text:p>
          </table:table-cell>
          <table:table-cell table:formula="of:=IF([.A604]=&quot;rate&quot;;FLOOR([.D604]*[.$K$1]) &amp; &quot;kbit&quot;;[.D60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073kbit</text:p>
          </table:table-cell>
          <table:table-cell/>
          <table:table-cell table:formula="of:=IF([.A605]=&quot;rate&quot;;MID([.B605];1;FIND(&quot;kb&quot;;[.B605])-1);[.B605])" office:value-type="string" office:string-value="2073" calcext:value-type="string">
            <text:p>2073</text:p>
          </table:table-cell>
          <table:table-cell/>
          <table:table-cell table:formula="of:=[.A605]" office:value-type="string" office:string-value="rate" calcext:value-type="string">
            <text:p>rate</text:p>
          </table:table-cell>
          <table:table-cell table:formula="of:=IF([.A605]=&quot;rate&quot;;FLOOR([.D605]*[.$K$1]) &amp; &quot;kbit&quot;;[.D605])" office:value-type="string" office:string-value="518kbit" calcext:value-type="string">
            <text:p>51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06]=&quot;rate&quot;;MID([.B606];1;FIND(&quot;kb&quot;;[.B606])-1);[.B606])" office:value-type="string" office:string-value="1s" calcext:value-type="string">
            <text:p>1s</text:p>
          </table:table-cell>
          <table:table-cell/>
          <table:table-cell table:formula="of:=[.A606]" office:value-type="string" office:string-value="wait" calcext:value-type="string">
            <text:p>wait</text:p>
          </table:table-cell>
          <table:table-cell table:formula="of:=IF([.A606]=&quot;rate&quot;;FLOOR([.D606]*[.$K$1]) &amp; &quot;kbit&quot;;[.D60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226kbit</text:p>
          </table:table-cell>
          <table:table-cell/>
          <table:table-cell table:formula="of:=IF([.A607]=&quot;rate&quot;;MID([.B607];1;FIND(&quot;kb&quot;;[.B607])-1);[.B607])" office:value-type="string" office:string-value="3226" calcext:value-type="string">
            <text:p>3226</text:p>
          </table:table-cell>
          <table:table-cell/>
          <table:table-cell table:formula="of:=[.A607]" office:value-type="string" office:string-value="rate" calcext:value-type="string">
            <text:p>rate</text:p>
          </table:table-cell>
          <table:table-cell table:formula="of:=IF([.A607]=&quot;rate&quot;;FLOOR([.D607]*[.$K$1]) &amp; &quot;kbit&quot;;[.D607])" office:value-type="string" office:string-value="806kbit" calcext:value-type="string">
            <text:p>80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08]=&quot;rate&quot;;MID([.B608];1;FIND(&quot;kb&quot;;[.B608])-1);[.B608])" office:value-type="string" office:string-value="1s" calcext:value-type="string">
            <text:p>1s</text:p>
          </table:table-cell>
          <table:table-cell/>
          <table:table-cell table:formula="of:=[.A608]" office:value-type="string" office:string-value="wait" calcext:value-type="string">
            <text:p>wait</text:p>
          </table:table-cell>
          <table:table-cell table:formula="of:=IF([.A608]=&quot;rate&quot;;FLOOR([.D608]*[.$K$1]) &amp; &quot;kbit&quot;;[.D60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437kbit</text:p>
          </table:table-cell>
          <table:table-cell/>
          <table:table-cell table:formula="of:=IF([.A609]=&quot;rate&quot;;MID([.B609];1;FIND(&quot;kb&quot;;[.B609])-1);[.B609])" office:value-type="string" office:string-value="2437" calcext:value-type="string">
            <text:p>2437</text:p>
          </table:table-cell>
          <table:table-cell/>
          <table:table-cell table:formula="of:=[.A609]" office:value-type="string" office:string-value="rate" calcext:value-type="string">
            <text:p>rate</text:p>
          </table:table-cell>
          <table:table-cell table:formula="of:=IF([.A609]=&quot;rate&quot;;FLOOR([.D609]*[.$K$1]) &amp; &quot;kbit&quot;;[.D609])" office:value-type="string" office:string-value="609kbit" calcext:value-type="string">
            <text:p>60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10]=&quot;rate&quot;;MID([.B610];1;FIND(&quot;kb&quot;;[.B610])-1);[.B610])" office:value-type="string" office:string-value="1s" calcext:value-type="string">
            <text:p>1s</text:p>
          </table:table-cell>
          <table:table-cell/>
          <table:table-cell table:formula="of:=[.A610]" office:value-type="string" office:string-value="wait" calcext:value-type="string">
            <text:p>wait</text:p>
          </table:table-cell>
          <table:table-cell table:formula="of:=IF([.A610]=&quot;rate&quot;;FLOOR([.D610]*[.$K$1]) &amp; &quot;kbit&quot;;[.D61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308kbit</text:p>
          </table:table-cell>
          <table:table-cell/>
          <table:table-cell table:formula="of:=IF([.A611]=&quot;rate&quot;;MID([.B611];1;FIND(&quot;kb&quot;;[.B611])-1);[.B611])" office:value-type="string" office:string-value="3308" calcext:value-type="string">
            <text:p>3308</text:p>
          </table:table-cell>
          <table:table-cell/>
          <table:table-cell table:formula="of:=[.A611]" office:value-type="string" office:string-value="rate" calcext:value-type="string">
            <text:p>rate</text:p>
          </table:table-cell>
          <table:table-cell table:formula="of:=IF([.A611]=&quot;rate&quot;;FLOOR([.D611]*[.$K$1]) &amp; &quot;kbit&quot;;[.D611])" office:value-type="string" office:string-value="827kbit" calcext:value-type="string">
            <text:p>82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12]=&quot;rate&quot;;MID([.B612];1;FIND(&quot;kb&quot;;[.B612])-1);[.B612])" office:value-type="string" office:string-value="1s" calcext:value-type="string">
            <text:p>1s</text:p>
          </table:table-cell>
          <table:table-cell/>
          <table:table-cell table:formula="of:=[.A612]" office:value-type="string" office:string-value="wait" calcext:value-type="string">
            <text:p>wait</text:p>
          </table:table-cell>
          <table:table-cell table:formula="of:=IF([.A612]=&quot;rate&quot;;FLOOR([.D612]*[.$K$1]) &amp; &quot;kbit&quot;;[.D61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962kbit</text:p>
          </table:table-cell>
          <table:table-cell/>
          <table:table-cell table:formula="of:=IF([.A613]=&quot;rate&quot;;MID([.B613];1;FIND(&quot;kb&quot;;[.B613])-1);[.B613])" office:value-type="string" office:string-value="1962" calcext:value-type="string">
            <text:p>1962</text:p>
          </table:table-cell>
          <table:table-cell/>
          <table:table-cell table:formula="of:=[.A613]" office:value-type="string" office:string-value="rate" calcext:value-type="string">
            <text:p>rate</text:p>
          </table:table-cell>
          <table:table-cell table:formula="of:=IF([.A613]=&quot;rate&quot;;FLOOR([.D613]*[.$K$1]) &amp; &quot;kbit&quot;;[.D613])" office:value-type="string" office:string-value="490kbit" calcext:value-type="string">
            <text:p>49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14]=&quot;rate&quot;;MID([.B614];1;FIND(&quot;kb&quot;;[.B614])-1);[.B614])" office:value-type="string" office:string-value="1s" calcext:value-type="string">
            <text:p>1s</text:p>
          </table:table-cell>
          <table:table-cell/>
          <table:table-cell table:formula="of:=[.A614]" office:value-type="string" office:string-value="wait" calcext:value-type="string">
            <text:p>wait</text:p>
          </table:table-cell>
          <table:table-cell table:formula="of:=IF([.A614]=&quot;rate&quot;;FLOOR([.D614]*[.$K$1]) &amp; &quot;kbit&quot;;[.D61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71kbit</text:p>
          </table:table-cell>
          <table:table-cell/>
          <table:table-cell table:formula="of:=IF([.A615]=&quot;rate&quot;;MID([.B615];1;FIND(&quot;kb&quot;;[.B615])-1);[.B615])" office:value-type="string" office:string-value="771" calcext:value-type="string">
            <text:p>771</text:p>
          </table:table-cell>
          <table:table-cell/>
          <table:table-cell table:formula="of:=[.A615]" office:value-type="string" office:string-value="rate" calcext:value-type="string">
            <text:p>rate</text:p>
          </table:table-cell>
          <table:table-cell table:formula="of:=IF([.A615]=&quot;rate&quot;;FLOOR([.D615]*[.$K$1]) &amp; &quot;kbit&quot;;[.D615])" office:value-type="string" office:string-value="192kbit" calcext:value-type="string">
            <text:p>19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16]=&quot;rate&quot;;MID([.B616];1;FIND(&quot;kb&quot;;[.B616])-1);[.B616])" office:value-type="string" office:string-value="1s" calcext:value-type="string">
            <text:p>1s</text:p>
          </table:table-cell>
          <table:table-cell/>
          <table:table-cell table:formula="of:=[.A616]" office:value-type="string" office:string-value="wait" calcext:value-type="string">
            <text:p>wait</text:p>
          </table:table-cell>
          <table:table-cell table:formula="of:=IF([.A616]=&quot;rate&quot;;FLOOR([.D616]*[.$K$1]) &amp; &quot;kbit&quot;;[.D61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5kbit</text:p>
          </table:table-cell>
          <table:table-cell/>
          <table:table-cell table:formula="of:=IF([.A617]=&quot;rate&quot;;MID([.B617];1;FIND(&quot;kb&quot;;[.B617])-1);[.B617])" office:value-type="string" office:string-value="405" calcext:value-type="string">
            <text:p>405</text:p>
          </table:table-cell>
          <table:table-cell/>
          <table:table-cell table:formula="of:=[.A617]" office:value-type="string" office:string-value="rate" calcext:value-type="string">
            <text:p>rate</text:p>
          </table:table-cell>
          <table:table-cell table:formula="of:=IF([.A617]=&quot;rate&quot;;FLOOR([.D617]*[.$K$1]) &amp; &quot;kbit&quot;;[.D617])" office:value-type="string" office:string-value="101kbit" calcext:value-type="string">
            <text:p>10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18]=&quot;rate&quot;;MID([.B618];1;FIND(&quot;kb&quot;;[.B618])-1);[.B618])" office:value-type="string" office:string-value="1s" calcext:value-type="string">
            <text:p>1s</text:p>
          </table:table-cell>
          <table:table-cell/>
          <table:table-cell table:formula="of:=[.A618]" office:value-type="string" office:string-value="wait" calcext:value-type="string">
            <text:p>wait</text:p>
          </table:table-cell>
          <table:table-cell table:formula="of:=IF([.A618]=&quot;rate&quot;;FLOOR([.D618]*[.$K$1]) &amp; &quot;kbit&quot;;[.D61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76kbit</text:p>
          </table:table-cell>
          <table:table-cell/>
          <table:table-cell table:formula="of:=IF([.A619]=&quot;rate&quot;;MID([.B619];1;FIND(&quot;kb&quot;;[.B619])-1);[.B619])" office:value-type="string" office:string-value="876" calcext:value-type="string">
            <text:p>876</text:p>
          </table:table-cell>
          <table:table-cell/>
          <table:table-cell table:formula="of:=[.A619]" office:value-type="string" office:string-value="rate" calcext:value-type="string">
            <text:p>rate</text:p>
          </table:table-cell>
          <table:table-cell table:formula="of:=IF([.A619]=&quot;rate&quot;;FLOOR([.D619]*[.$K$1]) &amp; &quot;kbit&quot;;[.D619])" office:value-type="string" office:string-value="219kbit" calcext:value-type="string">
            <text:p>21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20]=&quot;rate&quot;;MID([.B620];1;FIND(&quot;kb&quot;;[.B620])-1);[.B620])" office:value-type="string" office:string-value="1s" calcext:value-type="string">
            <text:p>1s</text:p>
          </table:table-cell>
          <table:table-cell/>
          <table:table-cell table:formula="of:=[.A620]" office:value-type="string" office:string-value="wait" calcext:value-type="string">
            <text:p>wait</text:p>
          </table:table-cell>
          <table:table-cell table:formula="of:=IF([.A620]=&quot;rate&quot;;FLOOR([.D620]*[.$K$1]) &amp; &quot;kbit&quot;;[.D62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96kbit</text:p>
          </table:table-cell>
          <table:table-cell/>
          <table:table-cell table:formula="of:=IF([.A621]=&quot;rate&quot;;MID([.B621];1;FIND(&quot;kb&quot;;[.B621])-1);[.B621])" office:value-type="string" office:string-value="896" calcext:value-type="string">
            <text:p>896</text:p>
          </table:table-cell>
          <table:table-cell/>
          <table:table-cell table:formula="of:=[.A621]" office:value-type="string" office:string-value="rate" calcext:value-type="string">
            <text:p>rate</text:p>
          </table:table-cell>
          <table:table-cell table:formula="of:=IF([.A621]=&quot;rate&quot;;FLOOR([.D621]*[.$K$1]) &amp; &quot;kbit&quot;;[.D621])" office:value-type="string" office:string-value="224kbit" calcext:value-type="string">
            <text:p>22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22]=&quot;rate&quot;;MID([.B622];1;FIND(&quot;kb&quot;;[.B622])-1);[.B622])" office:value-type="string" office:string-value="1s" calcext:value-type="string">
            <text:p>1s</text:p>
          </table:table-cell>
          <table:table-cell/>
          <table:table-cell table:formula="of:=[.A622]" office:value-type="string" office:string-value="wait" calcext:value-type="string">
            <text:p>wait</text:p>
          </table:table-cell>
          <table:table-cell table:formula="of:=IF([.A622]=&quot;rate&quot;;FLOOR([.D622]*[.$K$1]) &amp; &quot;kbit&quot;;[.D62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325kbit</text:p>
          </table:table-cell>
          <table:table-cell/>
          <table:table-cell table:formula="of:=IF([.A623]=&quot;rate&quot;;MID([.B623];1;FIND(&quot;kb&quot;;[.B623])-1);[.B623])" office:value-type="string" office:string-value="1325" calcext:value-type="string">
            <text:p>1325</text:p>
          </table:table-cell>
          <table:table-cell/>
          <table:table-cell table:formula="of:=[.A623]" office:value-type="string" office:string-value="rate" calcext:value-type="string">
            <text:p>rate</text:p>
          </table:table-cell>
          <table:table-cell table:formula="of:=IF([.A623]=&quot;rate&quot;;FLOOR([.D623]*[.$K$1]) &amp; &quot;kbit&quot;;[.D623])" office:value-type="string" office:string-value="331kbit" calcext:value-type="string">
            <text:p>33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24]=&quot;rate&quot;;MID([.B624];1;FIND(&quot;kb&quot;;[.B624])-1);[.B624])" office:value-type="string" office:string-value="1s" calcext:value-type="string">
            <text:p>1s</text:p>
          </table:table-cell>
          <table:table-cell/>
          <table:table-cell table:formula="of:=[.A624]" office:value-type="string" office:string-value="wait" calcext:value-type="string">
            <text:p>wait</text:p>
          </table:table-cell>
          <table:table-cell table:formula="of:=IF([.A624]=&quot;rate&quot;;FLOOR([.D624]*[.$K$1]) &amp; &quot;kbit&quot;;[.D62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90kbit</text:p>
          </table:table-cell>
          <table:table-cell/>
          <table:table-cell table:formula="of:=IF([.A625]=&quot;rate&quot;;MID([.B625];1;FIND(&quot;kb&quot;;[.B625])-1);[.B625])" office:value-type="string" office:string-value="1590" calcext:value-type="string">
            <text:p>1590</text:p>
          </table:table-cell>
          <table:table-cell/>
          <table:table-cell table:formula="of:=[.A625]" office:value-type="string" office:string-value="rate" calcext:value-type="string">
            <text:p>rate</text:p>
          </table:table-cell>
          <table:table-cell table:formula="of:=IF([.A625]=&quot;rate&quot;;FLOOR([.D625]*[.$K$1]) &amp; &quot;kbit&quot;;[.D625])" office:value-type="string" office:string-value="397kbit" calcext:value-type="string">
            <text:p>39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26]=&quot;rate&quot;;MID([.B626];1;FIND(&quot;kb&quot;;[.B626])-1);[.B626])" office:value-type="string" office:string-value="1s" calcext:value-type="string">
            <text:p>1s</text:p>
          </table:table-cell>
          <table:table-cell/>
          <table:table-cell table:formula="of:=[.A626]" office:value-type="string" office:string-value="wait" calcext:value-type="string">
            <text:p>wait</text:p>
          </table:table-cell>
          <table:table-cell table:formula="of:=IF([.A626]=&quot;rate&quot;;FLOOR([.D626]*[.$K$1]) &amp; &quot;kbit&quot;;[.D62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27kbit</text:p>
          </table:table-cell>
          <table:table-cell/>
          <table:table-cell table:formula="of:=IF([.A627]=&quot;rate&quot;;MID([.B627];1;FIND(&quot;kb&quot;;[.B627])-1);[.B627])" office:value-type="string" office:string-value="827" calcext:value-type="string">
            <text:p>827</text:p>
          </table:table-cell>
          <table:table-cell/>
          <table:table-cell table:formula="of:=[.A627]" office:value-type="string" office:string-value="rate" calcext:value-type="string">
            <text:p>rate</text:p>
          </table:table-cell>
          <table:table-cell table:formula="of:=IF([.A627]=&quot;rate&quot;;FLOOR([.D627]*[.$K$1]) &amp; &quot;kbit&quot;;[.D627])" office:value-type="string" office:string-value="206kbit" calcext:value-type="string">
            <text:p>20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28]=&quot;rate&quot;;MID([.B628];1;FIND(&quot;kb&quot;;[.B628])-1);[.B628])" office:value-type="string" office:string-value="1s" calcext:value-type="string">
            <text:p>1s</text:p>
          </table:table-cell>
          <table:table-cell/>
          <table:table-cell table:formula="of:=[.A628]" office:value-type="string" office:string-value="wait" calcext:value-type="string">
            <text:p>wait</text:p>
          </table:table-cell>
          <table:table-cell table:formula="of:=IF([.A628]=&quot;rate&quot;;FLOOR([.D628]*[.$K$1]) &amp; &quot;kbit&quot;;[.D62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341kbit</text:p>
          </table:table-cell>
          <table:table-cell/>
          <table:table-cell table:formula="of:=IF([.A629]=&quot;rate&quot;;MID([.B629];1;FIND(&quot;kb&quot;;[.B629])-1);[.B629])" office:value-type="string" office:string-value="1341" calcext:value-type="string">
            <text:p>1341</text:p>
          </table:table-cell>
          <table:table-cell/>
          <table:table-cell table:formula="of:=[.A629]" office:value-type="string" office:string-value="rate" calcext:value-type="string">
            <text:p>rate</text:p>
          </table:table-cell>
          <table:table-cell table:formula="of:=IF([.A629]=&quot;rate&quot;;FLOOR([.D629]*[.$K$1]) &amp; &quot;kbit&quot;;[.D629])" office:value-type="string" office:string-value="335kbit" calcext:value-type="string">
            <text:p>33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30]=&quot;rate&quot;;MID([.B630];1;FIND(&quot;kb&quot;;[.B630])-1);[.B630])" office:value-type="string" office:string-value="1s" calcext:value-type="string">
            <text:p>1s</text:p>
          </table:table-cell>
          <table:table-cell/>
          <table:table-cell table:formula="of:=[.A630]" office:value-type="string" office:string-value="wait" calcext:value-type="string">
            <text:p>wait</text:p>
          </table:table-cell>
          <table:table-cell table:formula="of:=IF([.A630]=&quot;rate&quot;;FLOOR([.D630]*[.$K$1]) &amp; &quot;kbit&quot;;[.D63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440kbit</text:p>
          </table:table-cell>
          <table:table-cell/>
          <table:table-cell table:formula="of:=IF([.A631]=&quot;rate&quot;;MID([.B631];1;FIND(&quot;kb&quot;;[.B631])-1);[.B631])" office:value-type="string" office:string-value="1440" calcext:value-type="string">
            <text:p>1440</text:p>
          </table:table-cell>
          <table:table-cell/>
          <table:table-cell table:formula="of:=[.A631]" office:value-type="string" office:string-value="rate" calcext:value-type="string">
            <text:p>rate</text:p>
          </table:table-cell>
          <table:table-cell table:formula="of:=IF([.A631]=&quot;rate&quot;;FLOOR([.D631]*[.$K$1]) &amp; &quot;kbit&quot;;[.D631])" office:value-type="string" office:string-value="360kbit" calcext:value-type="string">
            <text:p>36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32]=&quot;rate&quot;;MID([.B632];1;FIND(&quot;kb&quot;;[.B632])-1);[.B632])" office:value-type="string" office:string-value="1s" calcext:value-type="string">
            <text:p>1s</text:p>
          </table:table-cell>
          <table:table-cell/>
          <table:table-cell table:formula="of:=[.A632]" office:value-type="string" office:string-value="wait" calcext:value-type="string">
            <text:p>wait</text:p>
          </table:table-cell>
          <table:table-cell table:formula="of:=IF([.A632]=&quot;rate&quot;;FLOOR([.D632]*[.$K$1]) &amp; &quot;kbit&quot;;[.D63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440kbit</text:p>
          </table:table-cell>
          <table:table-cell/>
          <table:table-cell table:formula="of:=IF([.A633]=&quot;rate&quot;;MID([.B633];1;FIND(&quot;kb&quot;;[.B633])-1);[.B633])" office:value-type="string" office:string-value="1440" calcext:value-type="string">
            <text:p>1440</text:p>
          </table:table-cell>
          <table:table-cell/>
          <table:table-cell table:formula="of:=[.A633]" office:value-type="string" office:string-value="rate" calcext:value-type="string">
            <text:p>rate</text:p>
          </table:table-cell>
          <table:table-cell table:formula="of:=IF([.A633]=&quot;rate&quot;;FLOOR([.D633]*[.$K$1]) &amp; &quot;kbit&quot;;[.D633])" office:value-type="string" office:string-value="360kbit" calcext:value-type="string">
            <text:p>36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34]=&quot;rate&quot;;MID([.B634];1;FIND(&quot;kb&quot;;[.B634])-1);[.B634])" office:value-type="string" office:string-value="1s" calcext:value-type="string">
            <text:p>1s</text:p>
          </table:table-cell>
          <table:table-cell/>
          <table:table-cell table:formula="of:=[.A634]" office:value-type="string" office:string-value="wait" calcext:value-type="string">
            <text:p>wait</text:p>
          </table:table-cell>
          <table:table-cell table:formula="of:=IF([.A634]=&quot;rate&quot;;FLOOR([.D634]*[.$K$1]) &amp; &quot;kbit&quot;;[.D63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635]=&quot;rate&quot;;MID([.B635];1;FIND(&quot;kb&quot;;[.B635])-1);[.B635])" office:value-type="string" office:string-value="300" calcext:value-type="string">
            <text:p>300</text:p>
          </table:table-cell>
          <table:table-cell/>
          <table:table-cell table:formula="of:=[.A635]" office:value-type="string" office:string-value="rate" calcext:value-type="string">
            <text:p>rate</text:p>
          </table:table-cell>
          <table:table-cell table:formula="of:=IF([.A635]=&quot;rate&quot;;FLOOR([.D635]*[.$K$1]) &amp; &quot;kbit&quot;;[.D635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36]=&quot;rate&quot;;MID([.B636];1;FIND(&quot;kb&quot;;[.B636])-1);[.B636])" office:value-type="string" office:string-value="1s" calcext:value-type="string">
            <text:p>1s</text:p>
          </table:table-cell>
          <table:table-cell/>
          <table:table-cell table:formula="of:=[.A636]" office:value-type="string" office:string-value="wait" calcext:value-type="string">
            <text:p>wait</text:p>
          </table:table-cell>
          <table:table-cell table:formula="of:=IF([.A636]=&quot;rate&quot;;FLOOR([.D636]*[.$K$1]) &amp; &quot;kbit&quot;;[.D63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453kbit</text:p>
          </table:table-cell>
          <table:table-cell/>
          <table:table-cell table:formula="of:=IF([.A637]=&quot;rate&quot;;MID([.B637];1;FIND(&quot;kb&quot;;[.B637])-1);[.B637])" office:value-type="string" office:string-value="3453" calcext:value-type="string">
            <text:p>3453</text:p>
          </table:table-cell>
          <table:table-cell/>
          <table:table-cell table:formula="of:=[.A637]" office:value-type="string" office:string-value="rate" calcext:value-type="string">
            <text:p>rate</text:p>
          </table:table-cell>
          <table:table-cell table:formula="of:=IF([.A637]=&quot;rate&quot;;FLOOR([.D637]*[.$K$1]) &amp; &quot;kbit&quot;;[.D637])" office:value-type="string" office:string-value="863kbit" calcext:value-type="string">
            <text:p>86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38]=&quot;rate&quot;;MID([.B638];1;FIND(&quot;kb&quot;;[.B638])-1);[.B638])" office:value-type="string" office:string-value="1s" calcext:value-type="string">
            <text:p>1s</text:p>
          </table:table-cell>
          <table:table-cell/>
          <table:table-cell table:formula="of:=[.A638]" office:value-type="string" office:string-value="wait" calcext:value-type="string">
            <text:p>wait</text:p>
          </table:table-cell>
          <table:table-cell table:formula="of:=IF([.A638]=&quot;rate&quot;;FLOOR([.D638]*[.$K$1]) &amp; &quot;kbit&quot;;[.D63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905kbit</text:p>
          </table:table-cell>
          <table:table-cell/>
          <table:table-cell table:formula="of:=IF([.A639]=&quot;rate&quot;;MID([.B639];1;FIND(&quot;kb&quot;;[.B639])-1);[.B639])" office:value-type="string" office:string-value="4905" calcext:value-type="string">
            <text:p>4905</text:p>
          </table:table-cell>
          <table:table-cell/>
          <table:table-cell table:formula="of:=[.A639]" office:value-type="string" office:string-value="rate" calcext:value-type="string">
            <text:p>rate</text:p>
          </table:table-cell>
          <table:table-cell table:formula="of:=IF([.A639]=&quot;rate&quot;;FLOOR([.D639]*[.$K$1]) &amp; &quot;kbit&quot;;[.D639])" office:value-type="string" office:string-value="1226kbit" calcext:value-type="string">
            <text:p>122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40]=&quot;rate&quot;;MID([.B640];1;FIND(&quot;kb&quot;;[.B640])-1);[.B640])" office:value-type="string" office:string-value="1s" calcext:value-type="string">
            <text:p>1s</text:p>
          </table:table-cell>
          <table:table-cell/>
          <table:table-cell table:formula="of:=[.A640]" office:value-type="string" office:string-value="wait" calcext:value-type="string">
            <text:p>wait</text:p>
          </table:table-cell>
          <table:table-cell table:formula="of:=IF([.A640]=&quot;rate&quot;;FLOOR([.D640]*[.$K$1]) &amp; &quot;kbit&quot;;[.D64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695kbit</text:p>
          </table:table-cell>
          <table:table-cell/>
          <table:table-cell table:formula="of:=IF([.A641]=&quot;rate&quot;;MID([.B641];1;FIND(&quot;kb&quot;;[.B641])-1);[.B641])" office:value-type="string" office:string-value="3695" calcext:value-type="string">
            <text:p>3695</text:p>
          </table:table-cell>
          <table:table-cell/>
          <table:table-cell table:formula="of:=[.A641]" office:value-type="string" office:string-value="rate" calcext:value-type="string">
            <text:p>rate</text:p>
          </table:table-cell>
          <table:table-cell table:formula="of:=IF([.A641]=&quot;rate&quot;;FLOOR([.D641]*[.$K$1]) &amp; &quot;kbit&quot;;[.D641])" office:value-type="string" office:string-value="923kbit" calcext:value-type="string">
            <text:p>92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42]=&quot;rate&quot;;MID([.B642];1;FIND(&quot;kb&quot;;[.B642])-1);[.B642])" office:value-type="string" office:string-value="1s" calcext:value-type="string">
            <text:p>1s</text:p>
          </table:table-cell>
          <table:table-cell/>
          <table:table-cell table:formula="of:=[.A642]" office:value-type="string" office:string-value="wait" calcext:value-type="string">
            <text:p>wait</text:p>
          </table:table-cell>
          <table:table-cell table:formula="of:=IF([.A642]=&quot;rate&quot;;FLOOR([.D642]*[.$K$1]) &amp; &quot;kbit&quot;;[.D64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203kbit</text:p>
          </table:table-cell>
          <table:table-cell/>
          <table:table-cell table:formula="of:=IF([.A643]=&quot;rate&quot;;MID([.B643];1;FIND(&quot;kb&quot;;[.B643])-1);[.B643])" office:value-type="string" office:string-value="2203" calcext:value-type="string">
            <text:p>2203</text:p>
          </table:table-cell>
          <table:table-cell/>
          <table:table-cell table:formula="of:=[.A643]" office:value-type="string" office:string-value="rate" calcext:value-type="string">
            <text:p>rate</text:p>
          </table:table-cell>
          <table:table-cell table:formula="of:=IF([.A643]=&quot;rate&quot;;FLOOR([.D643]*[.$K$1]) &amp; &quot;kbit&quot;;[.D643])" office:value-type="string" office:string-value="550kbit" calcext:value-type="string">
            <text:p>55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44]=&quot;rate&quot;;MID([.B644];1;FIND(&quot;kb&quot;;[.B644])-1);[.B644])" office:value-type="string" office:string-value="1s" calcext:value-type="string">
            <text:p>1s</text:p>
          </table:table-cell>
          <table:table-cell/>
          <table:table-cell table:formula="of:=[.A644]" office:value-type="string" office:string-value="wait" calcext:value-type="string">
            <text:p>wait</text:p>
          </table:table-cell>
          <table:table-cell table:formula="of:=IF([.A644]=&quot;rate&quot;;FLOOR([.D644]*[.$K$1]) &amp; &quot;kbit&quot;;[.D64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264kbit</text:p>
          </table:table-cell>
          <table:table-cell/>
          <table:table-cell table:formula="of:=IF([.A645]=&quot;rate&quot;;MID([.B645];1;FIND(&quot;kb&quot;;[.B645])-1);[.B645])" office:value-type="string" office:string-value="3264" calcext:value-type="string">
            <text:p>3264</text:p>
          </table:table-cell>
          <table:table-cell/>
          <table:table-cell table:formula="of:=[.A645]" office:value-type="string" office:string-value="rate" calcext:value-type="string">
            <text:p>rate</text:p>
          </table:table-cell>
          <table:table-cell table:formula="of:=IF([.A645]=&quot;rate&quot;;FLOOR([.D645]*[.$K$1]) &amp; &quot;kbit&quot;;[.D645])" office:value-type="string" office:string-value="816kbit" calcext:value-type="string">
            <text:p>81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46]=&quot;rate&quot;;MID([.B646];1;FIND(&quot;kb&quot;;[.B646])-1);[.B646])" office:value-type="string" office:string-value="1s" calcext:value-type="string">
            <text:p>1s</text:p>
          </table:table-cell>
          <table:table-cell/>
          <table:table-cell table:formula="of:=[.A646]" office:value-type="string" office:string-value="wait" calcext:value-type="string">
            <text:p>wait</text:p>
          </table:table-cell>
          <table:table-cell table:formula="of:=IF([.A646]=&quot;rate&quot;;FLOOR([.D646]*[.$K$1]) &amp; &quot;kbit&quot;;[.D64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917kbit</text:p>
          </table:table-cell>
          <table:table-cell/>
          <table:table-cell table:formula="of:=IF([.A647]=&quot;rate&quot;;MID([.B647];1;FIND(&quot;kb&quot;;[.B647])-1);[.B647])" office:value-type="string" office:string-value="2917" calcext:value-type="string">
            <text:p>2917</text:p>
          </table:table-cell>
          <table:table-cell/>
          <table:table-cell table:formula="of:=[.A647]" office:value-type="string" office:string-value="rate" calcext:value-type="string">
            <text:p>rate</text:p>
          </table:table-cell>
          <table:table-cell table:formula="of:=IF([.A647]=&quot;rate&quot;;FLOOR([.D647]*[.$K$1]) &amp; &quot;kbit&quot;;[.D647])" office:value-type="string" office:string-value="729kbit" calcext:value-type="string">
            <text:p>72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48]=&quot;rate&quot;;MID([.B648];1;FIND(&quot;kb&quot;;[.B648])-1);[.B648])" office:value-type="string" office:string-value="1s" calcext:value-type="string">
            <text:p>1s</text:p>
          </table:table-cell>
          <table:table-cell/>
          <table:table-cell table:formula="of:=[.A648]" office:value-type="string" office:string-value="wait" calcext:value-type="string">
            <text:p>wait</text:p>
          </table:table-cell>
          <table:table-cell table:formula="of:=IF([.A648]=&quot;rate&quot;;FLOOR([.D648]*[.$K$1]) &amp; &quot;kbit&quot;;[.D64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811kbit</text:p>
          </table:table-cell>
          <table:table-cell/>
          <table:table-cell table:formula="of:=IF([.A649]=&quot;rate&quot;;MID([.B649];1;FIND(&quot;kb&quot;;[.B649])-1);[.B649])" office:value-type="string" office:string-value="2811" calcext:value-type="string">
            <text:p>2811</text:p>
          </table:table-cell>
          <table:table-cell/>
          <table:table-cell table:formula="of:=[.A649]" office:value-type="string" office:string-value="rate" calcext:value-type="string">
            <text:p>rate</text:p>
          </table:table-cell>
          <table:table-cell table:formula="of:=IF([.A649]=&quot;rate&quot;;FLOOR([.D649]*[.$K$1]) &amp; &quot;kbit&quot;;[.D649])" office:value-type="string" office:string-value="702kbit" calcext:value-type="string">
            <text:p>70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50]=&quot;rate&quot;;MID([.B650];1;FIND(&quot;kb&quot;;[.B650])-1);[.B650])" office:value-type="string" office:string-value="1s" calcext:value-type="string">
            <text:p>1s</text:p>
          </table:table-cell>
          <table:table-cell/>
          <table:table-cell table:formula="of:=[.A650]" office:value-type="string" office:string-value="wait" calcext:value-type="string">
            <text:p>wait</text:p>
          </table:table-cell>
          <table:table-cell table:formula="of:=IF([.A650]=&quot;rate&quot;;FLOOR([.D650]*[.$K$1]) &amp; &quot;kbit&quot;;[.D65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188kbit</text:p>
          </table:table-cell>
          <table:table-cell/>
          <table:table-cell table:formula="of:=IF([.A651]=&quot;rate&quot;;MID([.B651];1;FIND(&quot;kb&quot;;[.B651])-1);[.B651])" office:value-type="string" office:string-value="5188" calcext:value-type="string">
            <text:p>5188</text:p>
          </table:table-cell>
          <table:table-cell/>
          <table:table-cell table:formula="of:=[.A651]" office:value-type="string" office:string-value="rate" calcext:value-type="string">
            <text:p>rate</text:p>
          </table:table-cell>
          <table:table-cell table:formula="of:=IF([.A651]=&quot;rate&quot;;FLOOR([.D651]*[.$K$1]) &amp; &quot;kbit&quot;;[.D651])" office:value-type="string" office:string-value="1297kbit" calcext:value-type="string">
            <text:p>129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52]=&quot;rate&quot;;MID([.B652];1;FIND(&quot;kb&quot;;[.B652])-1);[.B652])" office:value-type="string" office:string-value="1s" calcext:value-type="string">
            <text:p>1s</text:p>
          </table:table-cell>
          <table:table-cell/>
          <table:table-cell table:formula="of:=[.A652]" office:value-type="string" office:string-value="wait" calcext:value-type="string">
            <text:p>wait</text:p>
          </table:table-cell>
          <table:table-cell table:formula="of:=IF([.A652]=&quot;rate&quot;;FLOOR([.D652]*[.$K$1]) &amp; &quot;kbit&quot;;[.D65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55kbit</text:p>
          </table:table-cell>
          <table:table-cell/>
          <table:table-cell table:formula="of:=IF([.A653]=&quot;rate&quot;;MID([.B653];1;FIND(&quot;kb&quot;;[.B653])-1);[.B653])" office:value-type="string" office:string-value="4855" calcext:value-type="string">
            <text:p>4855</text:p>
          </table:table-cell>
          <table:table-cell/>
          <table:table-cell table:formula="of:=[.A653]" office:value-type="string" office:string-value="rate" calcext:value-type="string">
            <text:p>rate</text:p>
          </table:table-cell>
          <table:table-cell table:formula="of:=IF([.A653]=&quot;rate&quot;;FLOOR([.D653]*[.$K$1]) &amp; &quot;kbit&quot;;[.D653])" office:value-type="string" office:string-value="1213kbit" calcext:value-type="string">
            <text:p>121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54]=&quot;rate&quot;;MID([.B654];1;FIND(&quot;kb&quot;;[.B654])-1);[.B654])" office:value-type="string" office:string-value="1s" calcext:value-type="string">
            <text:p>1s</text:p>
          </table:table-cell>
          <table:table-cell/>
          <table:table-cell table:formula="of:=[.A654]" office:value-type="string" office:string-value="wait" calcext:value-type="string">
            <text:p>wait</text:p>
          </table:table-cell>
          <table:table-cell table:formula="of:=IF([.A654]=&quot;rate&quot;;FLOOR([.D654]*[.$K$1]) &amp; &quot;kbit&quot;;[.D65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909kbit</text:p>
          </table:table-cell>
          <table:table-cell/>
          <table:table-cell table:formula="of:=IF([.A655]=&quot;rate&quot;;MID([.B655];1;FIND(&quot;kb&quot;;[.B655])-1);[.B655])" office:value-type="string" office:string-value="2909" calcext:value-type="string">
            <text:p>2909</text:p>
          </table:table-cell>
          <table:table-cell/>
          <table:table-cell table:formula="of:=[.A655]" office:value-type="string" office:string-value="rate" calcext:value-type="string">
            <text:p>rate</text:p>
          </table:table-cell>
          <table:table-cell table:formula="of:=IF([.A655]=&quot;rate&quot;;FLOOR([.D655]*[.$K$1]) &amp; &quot;kbit&quot;;[.D655])" office:value-type="string" office:string-value="727kbit" calcext:value-type="string">
            <text:p>72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56]=&quot;rate&quot;;MID([.B656];1;FIND(&quot;kb&quot;;[.B656])-1);[.B656])" office:value-type="string" office:string-value="1s" calcext:value-type="string">
            <text:p>1s</text:p>
          </table:table-cell>
          <table:table-cell/>
          <table:table-cell table:formula="of:=[.A656]" office:value-type="string" office:string-value="wait" calcext:value-type="string">
            <text:p>wait</text:p>
          </table:table-cell>
          <table:table-cell table:formula="of:=IF([.A656]=&quot;rate&quot;;FLOOR([.D656]*[.$K$1]) &amp; &quot;kbit&quot;;[.D65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943kbit</text:p>
          </table:table-cell>
          <table:table-cell/>
          <table:table-cell table:formula="of:=IF([.A657]=&quot;rate&quot;;MID([.B657];1;FIND(&quot;kb&quot;;[.B657])-1);[.B657])" office:value-type="string" office:string-value="1943" calcext:value-type="string">
            <text:p>1943</text:p>
          </table:table-cell>
          <table:table-cell/>
          <table:table-cell table:formula="of:=[.A657]" office:value-type="string" office:string-value="rate" calcext:value-type="string">
            <text:p>rate</text:p>
          </table:table-cell>
          <table:table-cell table:formula="of:=IF([.A657]=&quot;rate&quot;;FLOOR([.D657]*[.$K$1]) &amp; &quot;kbit&quot;;[.D657])" office:value-type="string" office:string-value="485kbit" calcext:value-type="string">
            <text:p>48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58]=&quot;rate&quot;;MID([.B658];1;FIND(&quot;kb&quot;;[.B658])-1);[.B658])" office:value-type="string" office:string-value="1s" calcext:value-type="string">
            <text:p>1s</text:p>
          </table:table-cell>
          <table:table-cell/>
          <table:table-cell table:formula="of:=[.A658]" office:value-type="string" office:string-value="wait" calcext:value-type="string">
            <text:p>wait</text:p>
          </table:table-cell>
          <table:table-cell table:formula="of:=IF([.A658]=&quot;rate&quot;;FLOOR([.D658]*[.$K$1]) &amp; &quot;kbit&quot;;[.D65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245kbit</text:p>
          </table:table-cell>
          <table:table-cell/>
          <table:table-cell table:formula="of:=IF([.A659]=&quot;rate&quot;;MID([.B659];1;FIND(&quot;kb&quot;;[.B659])-1);[.B659])" office:value-type="string" office:string-value="3245" calcext:value-type="string">
            <text:p>3245</text:p>
          </table:table-cell>
          <table:table-cell/>
          <table:table-cell table:formula="of:=[.A659]" office:value-type="string" office:string-value="rate" calcext:value-type="string">
            <text:p>rate</text:p>
          </table:table-cell>
          <table:table-cell table:formula="of:=IF([.A659]=&quot;rate&quot;;FLOOR([.D659]*[.$K$1]) &amp; &quot;kbit&quot;;[.D659])" office:value-type="string" office:string-value="811kbit" calcext:value-type="string">
            <text:p>81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60]=&quot;rate&quot;;MID([.B660];1;FIND(&quot;kb&quot;;[.B660])-1);[.B660])" office:value-type="string" office:string-value="1s" calcext:value-type="string">
            <text:p>1s</text:p>
          </table:table-cell>
          <table:table-cell/>
          <table:table-cell table:formula="of:=[.A660]" office:value-type="string" office:string-value="wait" calcext:value-type="string">
            <text:p>wait</text:p>
          </table:table-cell>
          <table:table-cell table:formula="of:=IF([.A660]=&quot;rate&quot;;FLOOR([.D660]*[.$K$1]) &amp; &quot;kbit&quot;;[.D66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16kbit</text:p>
          </table:table-cell>
          <table:table-cell/>
          <table:table-cell table:formula="of:=IF([.A661]=&quot;rate&quot;;MID([.B661];1;FIND(&quot;kb&quot;;[.B661])-1);[.B661])" office:value-type="string" office:string-value="1516" calcext:value-type="string">
            <text:p>1516</text:p>
          </table:table-cell>
          <table:table-cell/>
          <table:table-cell table:formula="of:=[.A661]" office:value-type="string" office:string-value="rate" calcext:value-type="string">
            <text:p>rate</text:p>
          </table:table-cell>
          <table:table-cell table:formula="of:=IF([.A661]=&quot;rate&quot;;FLOOR([.D661]*[.$K$1]) &amp; &quot;kbit&quot;;[.D661])" office:value-type="string" office:string-value="379kbit" calcext:value-type="string">
            <text:p>37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62]=&quot;rate&quot;;MID([.B662];1;FIND(&quot;kb&quot;;[.B662])-1);[.B662])" office:value-type="string" office:string-value="1s" calcext:value-type="string">
            <text:p>1s</text:p>
          </table:table-cell>
          <table:table-cell/>
          <table:table-cell table:formula="of:=[.A662]" office:value-type="string" office:string-value="wait" calcext:value-type="string">
            <text:p>wait</text:p>
          </table:table-cell>
          <table:table-cell table:formula="of:=IF([.A662]=&quot;rate&quot;;FLOOR([.D662]*[.$K$1]) &amp; &quot;kbit&quot;;[.D66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183kbit</text:p>
          </table:table-cell>
          <table:table-cell/>
          <table:table-cell table:formula="of:=IF([.A663]=&quot;rate&quot;;MID([.B663];1;FIND(&quot;kb&quot;;[.B663])-1);[.B663])" office:value-type="string" office:string-value="2183" calcext:value-type="string">
            <text:p>2183</text:p>
          </table:table-cell>
          <table:table-cell/>
          <table:table-cell table:formula="of:=[.A663]" office:value-type="string" office:string-value="rate" calcext:value-type="string">
            <text:p>rate</text:p>
          </table:table-cell>
          <table:table-cell table:formula="of:=IF([.A663]=&quot;rate&quot;;FLOOR([.D663]*[.$K$1]) &amp; &quot;kbit&quot;;[.D663])" office:value-type="string" office:string-value="545kbit" calcext:value-type="string">
            <text:p>54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64]=&quot;rate&quot;;MID([.B664];1;FIND(&quot;kb&quot;;[.B664])-1);[.B664])" office:value-type="string" office:string-value="1s" calcext:value-type="string">
            <text:p>1s</text:p>
          </table:table-cell>
          <table:table-cell/>
          <table:table-cell table:formula="of:=[.A664]" office:value-type="string" office:string-value="wait" calcext:value-type="string">
            <text:p>wait</text:p>
          </table:table-cell>
          <table:table-cell table:formula="of:=IF([.A664]=&quot;rate&quot;;FLOOR([.D664]*[.$K$1]) &amp; &quot;kbit&quot;;[.D66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323kbit</text:p>
          </table:table-cell>
          <table:table-cell/>
          <table:table-cell table:formula="of:=IF([.A665]=&quot;rate&quot;;MID([.B665];1;FIND(&quot;kb&quot;;[.B665])-1);[.B665])" office:value-type="string" office:string-value="1323" calcext:value-type="string">
            <text:p>1323</text:p>
          </table:table-cell>
          <table:table-cell/>
          <table:table-cell table:formula="of:=[.A665]" office:value-type="string" office:string-value="rate" calcext:value-type="string">
            <text:p>rate</text:p>
          </table:table-cell>
          <table:table-cell table:formula="of:=IF([.A665]=&quot;rate&quot;;FLOOR([.D665]*[.$K$1]) &amp; &quot;kbit&quot;;[.D665])" office:value-type="string" office:string-value="330kbit" calcext:value-type="string">
            <text:p>33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66]=&quot;rate&quot;;MID([.B666];1;FIND(&quot;kb&quot;;[.B666])-1);[.B666])" office:value-type="string" office:string-value="1s" calcext:value-type="string">
            <text:p>1s</text:p>
          </table:table-cell>
          <table:table-cell/>
          <table:table-cell table:formula="of:=[.A666]" office:value-type="string" office:string-value="wait" calcext:value-type="string">
            <text:p>wait</text:p>
          </table:table-cell>
          <table:table-cell table:formula="of:=IF([.A666]=&quot;rate&quot;;FLOOR([.D666]*[.$K$1]) &amp; &quot;kbit&quot;;[.D66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253kbit</text:p>
          </table:table-cell>
          <table:table-cell/>
          <table:table-cell table:formula="of:=IF([.A667]=&quot;rate&quot;;MID([.B667];1;FIND(&quot;kb&quot;;[.B667])-1);[.B667])" office:value-type="string" office:string-value="2253" calcext:value-type="string">
            <text:p>2253</text:p>
          </table:table-cell>
          <table:table-cell/>
          <table:table-cell table:formula="of:=[.A667]" office:value-type="string" office:string-value="rate" calcext:value-type="string">
            <text:p>rate</text:p>
          </table:table-cell>
          <table:table-cell table:formula="of:=IF([.A667]=&quot;rate&quot;;FLOOR([.D667]*[.$K$1]) &amp; &quot;kbit&quot;;[.D667])" office:value-type="string" office:string-value="563kbit" calcext:value-type="string">
            <text:p>56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68]=&quot;rate&quot;;MID([.B668];1;FIND(&quot;kb&quot;;[.B668])-1);[.B668])" office:value-type="string" office:string-value="1s" calcext:value-type="string">
            <text:p>1s</text:p>
          </table:table-cell>
          <table:table-cell/>
          <table:table-cell table:formula="of:=[.A668]" office:value-type="string" office:string-value="wait" calcext:value-type="string">
            <text:p>wait</text:p>
          </table:table-cell>
          <table:table-cell table:formula="of:=IF([.A668]=&quot;rate&quot;;FLOOR([.D668]*[.$K$1]) &amp; &quot;kbit&quot;;[.D66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235kbit</text:p>
          </table:table-cell>
          <table:table-cell/>
          <table:table-cell table:formula="of:=IF([.A669]=&quot;rate&quot;;MID([.B669];1;FIND(&quot;kb&quot;;[.B669])-1);[.B669])" office:value-type="string" office:string-value="2235" calcext:value-type="string">
            <text:p>2235</text:p>
          </table:table-cell>
          <table:table-cell/>
          <table:table-cell table:formula="of:=[.A669]" office:value-type="string" office:string-value="rate" calcext:value-type="string">
            <text:p>rate</text:p>
          </table:table-cell>
          <table:table-cell table:formula="of:=IF([.A669]=&quot;rate&quot;;FLOOR([.D669]*[.$K$1]) &amp; &quot;kbit&quot;;[.D669])" office:value-type="string" office:string-value="558kbit" calcext:value-type="string">
            <text:p>55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70]=&quot;rate&quot;;MID([.B670];1;FIND(&quot;kb&quot;;[.B670])-1);[.B670])" office:value-type="string" office:string-value="1s" calcext:value-type="string">
            <text:p>1s</text:p>
          </table:table-cell>
          <table:table-cell/>
          <table:table-cell table:formula="of:=[.A670]" office:value-type="string" office:string-value="wait" calcext:value-type="string">
            <text:p>wait</text:p>
          </table:table-cell>
          <table:table-cell table:formula="of:=IF([.A670]=&quot;rate&quot;;FLOOR([.D670]*[.$K$1]) &amp; &quot;kbit&quot;;[.D67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916kbit</text:p>
          </table:table-cell>
          <table:table-cell/>
          <table:table-cell table:formula="of:=IF([.A671]=&quot;rate&quot;;MID([.B671];1;FIND(&quot;kb&quot;;[.B671])-1);[.B671])" office:value-type="string" office:string-value="1916" calcext:value-type="string">
            <text:p>1916</text:p>
          </table:table-cell>
          <table:table-cell/>
          <table:table-cell table:formula="of:=[.A671]" office:value-type="string" office:string-value="rate" calcext:value-type="string">
            <text:p>rate</text:p>
          </table:table-cell>
          <table:table-cell table:formula="of:=IF([.A671]=&quot;rate&quot;;FLOOR([.D671]*[.$K$1]) &amp; &quot;kbit&quot;;[.D671])" office:value-type="string" office:string-value="479kbit" calcext:value-type="string">
            <text:p>47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72]=&quot;rate&quot;;MID([.B672];1;FIND(&quot;kb&quot;;[.B672])-1);[.B672])" office:value-type="string" office:string-value="1s" calcext:value-type="string">
            <text:p>1s</text:p>
          </table:table-cell>
          <table:table-cell/>
          <table:table-cell table:formula="of:=[.A672]" office:value-type="string" office:string-value="wait" calcext:value-type="string">
            <text:p>wait</text:p>
          </table:table-cell>
          <table:table-cell table:formula="of:=IF([.A672]=&quot;rate&quot;;FLOOR([.D672]*[.$K$1]) &amp; &quot;kbit&quot;;[.D67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655kbit</text:p>
          </table:table-cell>
          <table:table-cell/>
          <table:table-cell table:formula="of:=IF([.A673]=&quot;rate&quot;;MID([.B673];1;FIND(&quot;kb&quot;;[.B673])-1);[.B673])" office:value-type="string" office:string-value="1655" calcext:value-type="string">
            <text:p>1655</text:p>
          </table:table-cell>
          <table:table-cell/>
          <table:table-cell table:formula="of:=[.A673]" office:value-type="string" office:string-value="rate" calcext:value-type="string">
            <text:p>rate</text:p>
          </table:table-cell>
          <table:table-cell table:formula="of:=IF([.A673]=&quot;rate&quot;;FLOOR([.D673]*[.$K$1]) &amp; &quot;kbit&quot;;[.D673])" office:value-type="string" office:string-value="413kbit" calcext:value-type="string">
            <text:p>41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74]=&quot;rate&quot;;MID([.B674];1;FIND(&quot;kb&quot;;[.B674])-1);[.B674])" office:value-type="string" office:string-value="1s" calcext:value-type="string">
            <text:p>1s</text:p>
          </table:table-cell>
          <table:table-cell/>
          <table:table-cell table:formula="of:=[.A674]" office:value-type="string" office:string-value="wait" calcext:value-type="string">
            <text:p>wait</text:p>
          </table:table-cell>
          <table:table-cell table:formula="of:=IF([.A674]=&quot;rate&quot;;FLOOR([.D674]*[.$K$1]) &amp; &quot;kbit&quot;;[.D67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56kbit</text:p>
          </table:table-cell>
          <table:table-cell/>
          <table:table-cell table:formula="of:=IF([.A675]=&quot;rate&quot;;MID([.B675];1;FIND(&quot;kb&quot;;[.B675])-1);[.B675])" office:value-type="string" office:string-value="2656" calcext:value-type="string">
            <text:p>2656</text:p>
          </table:table-cell>
          <table:table-cell/>
          <table:table-cell table:formula="of:=[.A675]" office:value-type="string" office:string-value="rate" calcext:value-type="string">
            <text:p>rate</text:p>
          </table:table-cell>
          <table:table-cell table:formula="of:=IF([.A675]=&quot;rate&quot;;FLOOR([.D675]*[.$K$1]) &amp; &quot;kbit&quot;;[.D675])" office:value-type="string" office:string-value="664kbit" calcext:value-type="string">
            <text:p>66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76]=&quot;rate&quot;;MID([.B676];1;FIND(&quot;kb&quot;;[.B676])-1);[.B676])" office:value-type="string" office:string-value="1s" calcext:value-type="string">
            <text:p>1s</text:p>
          </table:table-cell>
          <table:table-cell/>
          <table:table-cell table:formula="of:=[.A676]" office:value-type="string" office:string-value="wait" calcext:value-type="string">
            <text:p>wait</text:p>
          </table:table-cell>
          <table:table-cell table:formula="of:=IF([.A676]=&quot;rate&quot;;FLOOR([.D676]*[.$K$1]) &amp; &quot;kbit&quot;;[.D67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314kbit</text:p>
          </table:table-cell>
          <table:table-cell/>
          <table:table-cell table:formula="of:=IF([.A677]=&quot;rate&quot;;MID([.B677];1;FIND(&quot;kb&quot;;[.B677])-1);[.B677])" office:value-type="string" office:string-value="4314" calcext:value-type="string">
            <text:p>4314</text:p>
          </table:table-cell>
          <table:table-cell/>
          <table:table-cell table:formula="of:=[.A677]" office:value-type="string" office:string-value="rate" calcext:value-type="string">
            <text:p>rate</text:p>
          </table:table-cell>
          <table:table-cell table:formula="of:=IF([.A677]=&quot;rate&quot;;FLOOR([.D677]*[.$K$1]) &amp; &quot;kbit&quot;;[.D677])" office:value-type="string" office:string-value="1078kbit" calcext:value-type="string">
            <text:p>107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78]=&quot;rate&quot;;MID([.B678];1;FIND(&quot;kb&quot;;[.B678])-1);[.B678])" office:value-type="string" office:string-value="1s" calcext:value-type="string">
            <text:p>1s</text:p>
          </table:table-cell>
          <table:table-cell/>
          <table:table-cell table:formula="of:=[.A678]" office:value-type="string" office:string-value="wait" calcext:value-type="string">
            <text:p>wait</text:p>
          </table:table-cell>
          <table:table-cell table:formula="of:=IF([.A678]=&quot;rate&quot;;FLOOR([.D678]*[.$K$1]) &amp; &quot;kbit&quot;;[.D67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214kbit</text:p>
          </table:table-cell>
          <table:table-cell/>
          <table:table-cell table:formula="of:=IF([.A679]=&quot;rate&quot;;MID([.B679];1;FIND(&quot;kb&quot;;[.B679])-1);[.B679])" office:value-type="string" office:string-value="3214" calcext:value-type="string">
            <text:p>3214</text:p>
          </table:table-cell>
          <table:table-cell/>
          <table:table-cell table:formula="of:=[.A679]" office:value-type="string" office:string-value="rate" calcext:value-type="string">
            <text:p>rate</text:p>
          </table:table-cell>
          <table:table-cell table:formula="of:=IF([.A679]=&quot;rate&quot;;FLOOR([.D679]*[.$K$1]) &amp; &quot;kbit&quot;;[.D679])" office:value-type="string" office:string-value="803kbit" calcext:value-type="string">
            <text:p>80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80]=&quot;rate&quot;;MID([.B680];1;FIND(&quot;kb&quot;;[.B680])-1);[.B680])" office:value-type="string" office:string-value="1s" calcext:value-type="string">
            <text:p>1s</text:p>
          </table:table-cell>
          <table:table-cell/>
          <table:table-cell table:formula="of:=[.A680]" office:value-type="string" office:string-value="wait" calcext:value-type="string">
            <text:p>wait</text:p>
          </table:table-cell>
          <table:table-cell table:formula="of:=IF([.A680]=&quot;rate&quot;;FLOOR([.D680]*[.$K$1]) &amp; &quot;kbit&quot;;[.D68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63kbit</text:p>
          </table:table-cell>
          <table:table-cell/>
          <table:table-cell table:formula="of:=IF([.A681]=&quot;rate&quot;;MID([.B681];1;FIND(&quot;kb&quot;;[.B681])-1);[.B681])" office:value-type="string" office:string-value="3963" calcext:value-type="string">
            <text:p>3963</text:p>
          </table:table-cell>
          <table:table-cell/>
          <table:table-cell table:formula="of:=[.A681]" office:value-type="string" office:string-value="rate" calcext:value-type="string">
            <text:p>rate</text:p>
          </table:table-cell>
          <table:table-cell table:formula="of:=IF([.A681]=&quot;rate&quot;;FLOOR([.D681]*[.$K$1]) &amp; &quot;kbit&quot;;[.D681])" office:value-type="string" office:string-value="990kbit" calcext:value-type="string">
            <text:p>99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82]=&quot;rate&quot;;MID([.B682];1;FIND(&quot;kb&quot;;[.B682])-1);[.B682])" office:value-type="string" office:string-value="1s" calcext:value-type="string">
            <text:p>1s</text:p>
          </table:table-cell>
          <table:table-cell/>
          <table:table-cell table:formula="of:=[.A682]" office:value-type="string" office:string-value="wait" calcext:value-type="string">
            <text:p>wait</text:p>
          </table:table-cell>
          <table:table-cell table:formula="of:=IF([.A682]=&quot;rate&quot;;FLOOR([.D682]*[.$K$1]) &amp; &quot;kbit&quot;;[.D68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939kbit</text:p>
          </table:table-cell>
          <table:table-cell/>
          <table:table-cell table:formula="of:=IF([.A683]=&quot;rate&quot;;MID([.B683];1;FIND(&quot;kb&quot;;[.B683])-1);[.B683])" office:value-type="string" office:string-value="2939" calcext:value-type="string">
            <text:p>2939</text:p>
          </table:table-cell>
          <table:table-cell/>
          <table:table-cell table:formula="of:=[.A683]" office:value-type="string" office:string-value="rate" calcext:value-type="string">
            <text:p>rate</text:p>
          </table:table-cell>
          <table:table-cell table:formula="of:=IF([.A683]=&quot;rate&quot;;FLOOR([.D683]*[.$K$1]) &amp; &quot;kbit&quot;;[.D683])" office:value-type="string" office:string-value="734kbit" calcext:value-type="string">
            <text:p>73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84]=&quot;rate&quot;;MID([.B684];1;FIND(&quot;kb&quot;;[.B684])-1);[.B684])" office:value-type="string" office:string-value="1s" calcext:value-type="string">
            <text:p>1s</text:p>
          </table:table-cell>
          <table:table-cell/>
          <table:table-cell table:formula="of:=[.A684]" office:value-type="string" office:string-value="wait" calcext:value-type="string">
            <text:p>wait</text:p>
          </table:table-cell>
          <table:table-cell table:formula="of:=IF([.A684]=&quot;rate&quot;;FLOOR([.D684]*[.$K$1]) &amp; &quot;kbit&quot;;[.D68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132kbit</text:p>
          </table:table-cell>
          <table:table-cell/>
          <table:table-cell table:formula="of:=IF([.A685]=&quot;rate&quot;;MID([.B685];1;FIND(&quot;kb&quot;;[.B685])-1);[.B685])" office:value-type="string" office:string-value="5132" calcext:value-type="string">
            <text:p>5132</text:p>
          </table:table-cell>
          <table:table-cell/>
          <table:table-cell table:formula="of:=[.A685]" office:value-type="string" office:string-value="rate" calcext:value-type="string">
            <text:p>rate</text:p>
          </table:table-cell>
          <table:table-cell table:formula="of:=IF([.A685]=&quot;rate&quot;;FLOOR([.D685]*[.$K$1]) &amp; &quot;kbit&quot;;[.D685])" office:value-type="string" office:string-value="1283kbit" calcext:value-type="string">
            <text:p>128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86]=&quot;rate&quot;;MID([.B686];1;FIND(&quot;kb&quot;;[.B686])-1);[.B686])" office:value-type="string" office:string-value="1s" calcext:value-type="string">
            <text:p>1s</text:p>
          </table:table-cell>
          <table:table-cell/>
          <table:table-cell table:formula="of:=[.A686]" office:value-type="string" office:string-value="wait" calcext:value-type="string">
            <text:p>wait</text:p>
          </table:table-cell>
          <table:table-cell table:formula="of:=IF([.A686]=&quot;rate&quot;;FLOOR([.D686]*[.$K$1]) &amp; &quot;kbit&quot;;[.D68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30kbit</text:p>
          </table:table-cell>
          <table:table-cell/>
          <table:table-cell table:formula="of:=IF([.A687]=&quot;rate&quot;;MID([.B687];1;FIND(&quot;kb&quot;;[.B687])-1);[.B687])" office:value-type="string" office:string-value="2330" calcext:value-type="string">
            <text:p>2330</text:p>
          </table:table-cell>
          <table:table-cell/>
          <table:table-cell table:formula="of:=[.A687]" office:value-type="string" office:string-value="rate" calcext:value-type="string">
            <text:p>rate</text:p>
          </table:table-cell>
          <table:table-cell table:formula="of:=IF([.A687]=&quot;rate&quot;;FLOOR([.D687]*[.$K$1]) &amp; &quot;kbit&quot;;[.D687])" office:value-type="string" office:string-value="582kbit" calcext:value-type="string">
            <text:p>58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88]=&quot;rate&quot;;MID([.B688];1;FIND(&quot;kb&quot;;[.B688])-1);[.B688])" office:value-type="string" office:string-value="1s" calcext:value-type="string">
            <text:p>1s</text:p>
          </table:table-cell>
          <table:table-cell/>
          <table:table-cell table:formula="of:=[.A688]" office:value-type="string" office:string-value="wait" calcext:value-type="string">
            <text:p>wait</text:p>
          </table:table-cell>
          <table:table-cell table:formula="of:=IF([.A688]=&quot;rate&quot;;FLOOR([.D688]*[.$K$1]) &amp; &quot;kbit&quot;;[.D68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55kbit</text:p>
          </table:table-cell>
          <table:table-cell/>
          <table:table-cell table:formula="of:=IF([.A689]=&quot;rate&quot;;MID([.B689];1;FIND(&quot;kb&quot;;[.B689])-1);[.B689])" office:value-type="string" office:string-value="1555" calcext:value-type="string">
            <text:p>1555</text:p>
          </table:table-cell>
          <table:table-cell/>
          <table:table-cell table:formula="of:=[.A689]" office:value-type="string" office:string-value="rate" calcext:value-type="string">
            <text:p>rate</text:p>
          </table:table-cell>
          <table:table-cell table:formula="of:=IF([.A689]=&quot;rate&quot;;FLOOR([.D689]*[.$K$1]) &amp; &quot;kbit&quot;;[.D689])" office:value-type="string" office:string-value="388kbit" calcext:value-type="string">
            <text:p>38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90]=&quot;rate&quot;;MID([.B690];1;FIND(&quot;kb&quot;;[.B690])-1);[.B690])" office:value-type="string" office:string-value="1s" calcext:value-type="string">
            <text:p>1s</text:p>
          </table:table-cell>
          <table:table-cell/>
          <table:table-cell table:formula="of:=[.A690]" office:value-type="string" office:string-value="wait" calcext:value-type="string">
            <text:p>wait</text:p>
          </table:table-cell>
          <table:table-cell table:formula="of:=IF([.A690]=&quot;rate&quot;;FLOOR([.D690]*[.$K$1]) &amp; &quot;kbit&quot;;[.D69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87kbit</text:p>
          </table:table-cell>
          <table:table-cell/>
          <table:table-cell table:formula="of:=IF([.A691]=&quot;rate&quot;;MID([.B691];1;FIND(&quot;kb&quot;;[.B691])-1);[.B691])" office:value-type="string" office:string-value="2687" calcext:value-type="string">
            <text:p>2687</text:p>
          </table:table-cell>
          <table:table-cell/>
          <table:table-cell table:formula="of:=[.A691]" office:value-type="string" office:string-value="rate" calcext:value-type="string">
            <text:p>rate</text:p>
          </table:table-cell>
          <table:table-cell table:formula="of:=IF([.A691]=&quot;rate&quot;;FLOOR([.D691]*[.$K$1]) &amp; &quot;kbit&quot;;[.D691])" office:value-type="string" office:string-value="671kbit" calcext:value-type="string">
            <text:p>67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92]=&quot;rate&quot;;MID([.B692];1;FIND(&quot;kb&quot;;[.B692])-1);[.B692])" office:value-type="string" office:string-value="1s" calcext:value-type="string">
            <text:p>1s</text:p>
          </table:table-cell>
          <table:table-cell/>
          <table:table-cell table:formula="of:=[.A692]" office:value-type="string" office:string-value="wait" calcext:value-type="string">
            <text:p>wait</text:p>
          </table:table-cell>
          <table:table-cell table:formula="of:=IF([.A692]=&quot;rate&quot;;FLOOR([.D692]*[.$K$1]) &amp; &quot;kbit&quot;;[.D69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40kbit</text:p>
          </table:table-cell>
          <table:table-cell/>
          <table:table-cell table:formula="of:=IF([.A693]=&quot;rate&quot;;MID([.B693];1;FIND(&quot;kb&quot;;[.B693])-1);[.B693])" office:value-type="string" office:string-value="4240" calcext:value-type="string">
            <text:p>4240</text:p>
          </table:table-cell>
          <table:table-cell/>
          <table:table-cell table:formula="of:=[.A693]" office:value-type="string" office:string-value="rate" calcext:value-type="string">
            <text:p>rate</text:p>
          </table:table-cell>
          <table:table-cell table:formula="of:=IF([.A693]=&quot;rate&quot;;FLOOR([.D693]*[.$K$1]) &amp; &quot;kbit&quot;;[.D693])" office:value-type="string" office:string-value="1060kbit" calcext:value-type="string">
            <text:p>106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94]=&quot;rate&quot;;MID([.B694];1;FIND(&quot;kb&quot;;[.B694])-1);[.B694])" office:value-type="string" office:string-value="1s" calcext:value-type="string">
            <text:p>1s</text:p>
          </table:table-cell>
          <table:table-cell/>
          <table:table-cell table:formula="of:=[.A694]" office:value-type="string" office:string-value="wait" calcext:value-type="string">
            <text:p>wait</text:p>
          </table:table-cell>
          <table:table-cell table:formula="of:=IF([.A694]=&quot;rate&quot;;FLOOR([.D694]*[.$K$1]) &amp; &quot;kbit&quot;;[.D69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78kbit</text:p>
          </table:table-cell>
          <table:table-cell/>
          <table:table-cell table:formula="of:=IF([.A695]=&quot;rate&quot;;MID([.B695];1;FIND(&quot;kb&quot;;[.B695])-1);[.B695])" office:value-type="string" office:string-value="2678" calcext:value-type="string">
            <text:p>2678</text:p>
          </table:table-cell>
          <table:table-cell/>
          <table:table-cell table:formula="of:=[.A695]" office:value-type="string" office:string-value="rate" calcext:value-type="string">
            <text:p>rate</text:p>
          </table:table-cell>
          <table:table-cell table:formula="of:=IF([.A695]=&quot;rate&quot;;FLOOR([.D695]*[.$K$1]) &amp; &quot;kbit&quot;;[.D695])" office:value-type="string" office:string-value="669kbit" calcext:value-type="string">
            <text:p>66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96]=&quot;rate&quot;;MID([.B696];1;FIND(&quot;kb&quot;;[.B696])-1);[.B696])" office:value-type="string" office:string-value="1s" calcext:value-type="string">
            <text:p>1s</text:p>
          </table:table-cell>
          <table:table-cell/>
          <table:table-cell table:formula="of:=[.A696]" office:value-type="string" office:string-value="wait" calcext:value-type="string">
            <text:p>wait</text:p>
          </table:table-cell>
          <table:table-cell table:formula="of:=IF([.A696]=&quot;rate&quot;;FLOOR([.D696]*[.$K$1]) &amp; &quot;kbit&quot;;[.D69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395kbit</text:p>
          </table:table-cell>
          <table:table-cell/>
          <table:table-cell table:formula="of:=IF([.A697]=&quot;rate&quot;;MID([.B697];1;FIND(&quot;kb&quot;;[.B697])-1);[.B697])" office:value-type="string" office:string-value="5395" calcext:value-type="string">
            <text:p>5395</text:p>
          </table:table-cell>
          <table:table-cell/>
          <table:table-cell table:formula="of:=[.A697]" office:value-type="string" office:string-value="rate" calcext:value-type="string">
            <text:p>rate</text:p>
          </table:table-cell>
          <table:table-cell table:formula="of:=IF([.A697]=&quot;rate&quot;;FLOOR([.D697]*[.$K$1]) &amp; &quot;kbit&quot;;[.D697])" office:value-type="string" office:string-value="1348kbit" calcext:value-type="string">
            <text:p>134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698]=&quot;rate&quot;;MID([.B698];1;FIND(&quot;kb&quot;;[.B698])-1);[.B698])" office:value-type="string" office:string-value="1s" calcext:value-type="string">
            <text:p>1s</text:p>
          </table:table-cell>
          <table:table-cell/>
          <table:table-cell table:formula="of:=[.A698]" office:value-type="string" office:string-value="wait" calcext:value-type="string">
            <text:p>wait</text:p>
          </table:table-cell>
          <table:table-cell table:formula="of:=IF([.A698]=&quot;rate&quot;;FLOOR([.D698]*[.$K$1]) &amp; &quot;kbit&quot;;[.D69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63kbit</text:p>
          </table:table-cell>
          <table:table-cell/>
          <table:table-cell table:formula="of:=IF([.A699]=&quot;rate&quot;;MID([.B699];1;FIND(&quot;kb&quot;;[.B699])-1);[.B699])" office:value-type="string" office:string-value="4863" calcext:value-type="string">
            <text:p>4863</text:p>
          </table:table-cell>
          <table:table-cell/>
          <table:table-cell table:formula="of:=[.A699]" office:value-type="string" office:string-value="rate" calcext:value-type="string">
            <text:p>rate</text:p>
          </table:table-cell>
          <table:table-cell table:formula="of:=IF([.A699]=&quot;rate&quot;;FLOOR([.D699]*[.$K$1]) &amp; &quot;kbit&quot;;[.D699])" office:value-type="string" office:string-value="1215kbit" calcext:value-type="string">
            <text:p>121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00]=&quot;rate&quot;;MID([.B700];1;FIND(&quot;kb&quot;;[.B700])-1);[.B700])" office:value-type="string" office:string-value="1s" calcext:value-type="string">
            <text:p>1s</text:p>
          </table:table-cell>
          <table:table-cell/>
          <table:table-cell table:formula="of:=[.A700]" office:value-type="string" office:string-value="wait" calcext:value-type="string">
            <text:p>wait</text:p>
          </table:table-cell>
          <table:table-cell table:formula="of:=IF([.A700]=&quot;rate&quot;;FLOOR([.D700]*[.$K$1]) &amp; &quot;kbit&quot;;[.D70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190kbit</text:p>
          </table:table-cell>
          <table:table-cell/>
          <table:table-cell table:formula="of:=IF([.A701]=&quot;rate&quot;;MID([.B701];1;FIND(&quot;kb&quot;;[.B701])-1);[.B701])" office:value-type="string" office:string-value="4190" calcext:value-type="string">
            <text:p>4190</text:p>
          </table:table-cell>
          <table:table-cell/>
          <table:table-cell table:formula="of:=[.A701]" office:value-type="string" office:string-value="rate" calcext:value-type="string">
            <text:p>rate</text:p>
          </table:table-cell>
          <table:table-cell table:formula="of:=IF([.A701]=&quot;rate&quot;;FLOOR([.D701]*[.$K$1]) &amp; &quot;kbit&quot;;[.D701])" office:value-type="string" office:string-value="1047kbit" calcext:value-type="string">
            <text:p>104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02]=&quot;rate&quot;;MID([.B702];1;FIND(&quot;kb&quot;;[.B702])-1);[.B702])" office:value-type="string" office:string-value="1s" calcext:value-type="string">
            <text:p>1s</text:p>
          </table:table-cell>
          <table:table-cell/>
          <table:table-cell table:formula="of:=[.A702]" office:value-type="string" office:string-value="wait" calcext:value-type="string">
            <text:p>wait</text:p>
          </table:table-cell>
          <table:table-cell table:formula="of:=IF([.A702]=&quot;rate&quot;;FLOOR([.D702]*[.$K$1]) &amp; &quot;kbit&quot;;[.D70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484kbit</text:p>
          </table:table-cell>
          <table:table-cell/>
          <table:table-cell table:formula="of:=IF([.A703]=&quot;rate&quot;;MID([.B703];1;FIND(&quot;kb&quot;;[.B703])-1);[.B703])" office:value-type="string" office:string-value="4484" calcext:value-type="string">
            <text:p>4484</text:p>
          </table:table-cell>
          <table:table-cell/>
          <table:table-cell table:formula="of:=[.A703]" office:value-type="string" office:string-value="rate" calcext:value-type="string">
            <text:p>rate</text:p>
          </table:table-cell>
          <table:table-cell table:formula="of:=IF([.A703]=&quot;rate&quot;;FLOOR([.D703]*[.$K$1]) &amp; &quot;kbit&quot;;[.D703])" office:value-type="string" office:string-value="1121kbit" calcext:value-type="string">
            <text:p>112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04]=&quot;rate&quot;;MID([.B704];1;FIND(&quot;kb&quot;;[.B704])-1);[.B704])" office:value-type="string" office:string-value="1s" calcext:value-type="string">
            <text:p>1s</text:p>
          </table:table-cell>
          <table:table-cell/>
          <table:table-cell table:formula="of:=[.A704]" office:value-type="string" office:string-value="wait" calcext:value-type="string">
            <text:p>wait</text:p>
          </table:table-cell>
          <table:table-cell table:formula="of:=IF([.A704]=&quot;rate&quot;;FLOOR([.D704]*[.$K$1]) &amp; &quot;kbit&quot;;[.D70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808kbit</text:p>
          </table:table-cell>
          <table:table-cell/>
          <table:table-cell table:formula="of:=IF([.A705]=&quot;rate&quot;;MID([.B705];1;FIND(&quot;kb&quot;;[.B705])-1);[.B705])" office:value-type="string" office:string-value="3808" calcext:value-type="string">
            <text:p>3808</text:p>
          </table:table-cell>
          <table:table-cell/>
          <table:table-cell table:formula="of:=[.A705]" office:value-type="string" office:string-value="rate" calcext:value-type="string">
            <text:p>rate</text:p>
          </table:table-cell>
          <table:table-cell table:formula="of:=IF([.A705]=&quot;rate&quot;;FLOOR([.D705]*[.$K$1]) &amp; &quot;kbit&quot;;[.D705])" office:value-type="string" office:string-value="952kbit" calcext:value-type="string">
            <text:p>95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06]=&quot;rate&quot;;MID([.B706];1;FIND(&quot;kb&quot;;[.B706])-1);[.B706])" office:value-type="string" office:string-value="1s" calcext:value-type="string">
            <text:p>1s</text:p>
          </table:table-cell>
          <table:table-cell/>
          <table:table-cell table:formula="of:=[.A706]" office:value-type="string" office:string-value="wait" calcext:value-type="string">
            <text:p>wait</text:p>
          </table:table-cell>
          <table:table-cell table:formula="of:=IF([.A706]=&quot;rate&quot;;FLOOR([.D706]*[.$K$1]) &amp; &quot;kbit&quot;;[.D70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144kbit</text:p>
          </table:table-cell>
          <table:table-cell/>
          <table:table-cell table:formula="of:=IF([.A707]=&quot;rate&quot;;MID([.B707];1;FIND(&quot;kb&quot;;[.B707])-1);[.B707])" office:value-type="string" office:string-value="3144" calcext:value-type="string">
            <text:p>3144</text:p>
          </table:table-cell>
          <table:table-cell/>
          <table:table-cell table:formula="of:=[.A707]" office:value-type="string" office:string-value="rate" calcext:value-type="string">
            <text:p>rate</text:p>
          </table:table-cell>
          <table:table-cell table:formula="of:=IF([.A707]=&quot;rate&quot;;FLOOR([.D707]*[.$K$1]) &amp; &quot;kbit&quot;;[.D707])" office:value-type="string" office:string-value="786kbit" calcext:value-type="string">
            <text:p>78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08]=&quot;rate&quot;;MID([.B708];1;FIND(&quot;kb&quot;;[.B708])-1);[.B708])" office:value-type="string" office:string-value="1s" calcext:value-type="string">
            <text:p>1s</text:p>
          </table:table-cell>
          <table:table-cell/>
          <table:table-cell table:formula="of:=[.A708]" office:value-type="string" office:string-value="wait" calcext:value-type="string">
            <text:p>wait</text:p>
          </table:table-cell>
          <table:table-cell table:formula="of:=IF([.A708]=&quot;rate&quot;;FLOOR([.D708]*[.$K$1]) &amp; &quot;kbit&quot;;[.D70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501kbit</text:p>
          </table:table-cell>
          <table:table-cell/>
          <table:table-cell table:formula="of:=IF([.A709]=&quot;rate&quot;;MID([.B709];1;FIND(&quot;kb&quot;;[.B709])-1);[.B709])" office:value-type="string" office:string-value="4501" calcext:value-type="string">
            <text:p>4501</text:p>
          </table:table-cell>
          <table:table-cell/>
          <table:table-cell table:formula="of:=[.A709]" office:value-type="string" office:string-value="rate" calcext:value-type="string">
            <text:p>rate</text:p>
          </table:table-cell>
          <table:table-cell table:formula="of:=IF([.A709]=&quot;rate&quot;;FLOOR([.D709]*[.$K$1]) &amp; &quot;kbit&quot;;[.D709])" office:value-type="string" office:string-value="1125kbit" calcext:value-type="string">
            <text:p>112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10]=&quot;rate&quot;;MID([.B710];1;FIND(&quot;kb&quot;;[.B710])-1);[.B710])" office:value-type="string" office:string-value="1s" calcext:value-type="string">
            <text:p>1s</text:p>
          </table:table-cell>
          <table:table-cell/>
          <table:table-cell table:formula="of:=[.A710]" office:value-type="string" office:string-value="wait" calcext:value-type="string">
            <text:p>wait</text:p>
          </table:table-cell>
          <table:table-cell table:formula="of:=IF([.A710]=&quot;rate&quot;;FLOOR([.D710]*[.$K$1]) &amp; &quot;kbit&quot;;[.D71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478kbit</text:p>
          </table:table-cell>
          <table:table-cell/>
          <table:table-cell table:formula="of:=IF([.A711]=&quot;rate&quot;;MID([.B711];1;FIND(&quot;kb&quot;;[.B711])-1);[.B711])" office:value-type="string" office:string-value="3478" calcext:value-type="string">
            <text:p>3478</text:p>
          </table:table-cell>
          <table:table-cell/>
          <table:table-cell table:formula="of:=[.A711]" office:value-type="string" office:string-value="rate" calcext:value-type="string">
            <text:p>rate</text:p>
          </table:table-cell>
          <table:table-cell table:formula="of:=IF([.A711]=&quot;rate&quot;;FLOOR([.D711]*[.$K$1]) &amp; &quot;kbit&quot;;[.D711])" office:value-type="string" office:string-value="869kbit" calcext:value-type="string">
            <text:p>86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12]=&quot;rate&quot;;MID([.B712];1;FIND(&quot;kb&quot;;[.B712])-1);[.B712])" office:value-type="string" office:string-value="1s" calcext:value-type="string">
            <text:p>1s</text:p>
          </table:table-cell>
          <table:table-cell/>
          <table:table-cell table:formula="of:=[.A712]" office:value-type="string" office:string-value="wait" calcext:value-type="string">
            <text:p>wait</text:p>
          </table:table-cell>
          <table:table-cell table:formula="of:=IF([.A712]=&quot;rate&quot;;FLOOR([.D712]*[.$K$1]) &amp; &quot;kbit&quot;;[.D71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416kbit</text:p>
          </table:table-cell>
          <table:table-cell/>
          <table:table-cell table:formula="of:=IF([.A713]=&quot;rate&quot;;MID([.B713];1;FIND(&quot;kb&quot;;[.B713])-1);[.B713])" office:value-type="string" office:string-value="4416" calcext:value-type="string">
            <text:p>4416</text:p>
          </table:table-cell>
          <table:table-cell/>
          <table:table-cell table:formula="of:=[.A713]" office:value-type="string" office:string-value="rate" calcext:value-type="string">
            <text:p>rate</text:p>
          </table:table-cell>
          <table:table-cell table:formula="of:=IF([.A713]=&quot;rate&quot;;FLOOR([.D713]*[.$K$1]) &amp; &quot;kbit&quot;;[.D713])" office:value-type="string" office:string-value="1104kbit" calcext:value-type="string">
            <text:p>110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14]=&quot;rate&quot;;MID([.B714];1;FIND(&quot;kb&quot;;[.B714])-1);[.B714])" office:value-type="string" office:string-value="1s" calcext:value-type="string">
            <text:p>1s</text:p>
          </table:table-cell>
          <table:table-cell/>
          <table:table-cell table:formula="of:=[.A714]" office:value-type="string" office:string-value="wait" calcext:value-type="string">
            <text:p>wait</text:p>
          </table:table-cell>
          <table:table-cell table:formula="of:=IF([.A714]=&quot;rate&quot;;FLOOR([.D714]*[.$K$1]) &amp; &quot;kbit&quot;;[.D71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105kbit</text:p>
          </table:table-cell>
          <table:table-cell/>
          <table:table-cell table:formula="of:=IF([.A715]=&quot;rate&quot;;MID([.B715];1;FIND(&quot;kb&quot;;[.B715])-1);[.B715])" office:value-type="string" office:string-value="3105" calcext:value-type="string">
            <text:p>3105</text:p>
          </table:table-cell>
          <table:table-cell/>
          <table:table-cell table:formula="of:=[.A715]" office:value-type="string" office:string-value="rate" calcext:value-type="string">
            <text:p>rate</text:p>
          </table:table-cell>
          <table:table-cell table:formula="of:=IF([.A715]=&quot;rate&quot;;FLOOR([.D715]*[.$K$1]) &amp; &quot;kbit&quot;;[.D715])" office:value-type="string" office:string-value="776kbit" calcext:value-type="string">
            <text:p>77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16]=&quot;rate&quot;;MID([.B716];1;FIND(&quot;kb&quot;;[.B716])-1);[.B716])" office:value-type="string" office:string-value="1s" calcext:value-type="string">
            <text:p>1s</text:p>
          </table:table-cell>
          <table:table-cell/>
          <table:table-cell table:formula="of:=[.A716]" office:value-type="string" office:string-value="wait" calcext:value-type="string">
            <text:p>wait</text:p>
          </table:table-cell>
          <table:table-cell table:formula="of:=IF([.A716]=&quot;rate&quot;;FLOOR([.D716]*[.$K$1]) &amp; &quot;kbit&quot;;[.D71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26kbit</text:p>
          </table:table-cell>
          <table:table-cell/>
          <table:table-cell table:formula="of:=IF([.A717]=&quot;rate&quot;;MID([.B717];1;FIND(&quot;kb&quot;;[.B717])-1);[.B717])" office:value-type="string" office:string-value="4026" calcext:value-type="string">
            <text:p>4026</text:p>
          </table:table-cell>
          <table:table-cell/>
          <table:table-cell table:formula="of:=[.A717]" office:value-type="string" office:string-value="rate" calcext:value-type="string">
            <text:p>rate</text:p>
          </table:table-cell>
          <table:table-cell table:formula="of:=IF([.A717]=&quot;rate&quot;;FLOOR([.D717]*[.$K$1]) &amp; &quot;kbit&quot;;[.D717])" office:value-type="string" office:string-value="1006kbit" calcext:value-type="string">
            <text:p>100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18]=&quot;rate&quot;;MID([.B718];1;FIND(&quot;kb&quot;;[.B718])-1);[.B718])" office:value-type="string" office:string-value="1s" calcext:value-type="string">
            <text:p>1s</text:p>
          </table:table-cell>
          <table:table-cell/>
          <table:table-cell table:formula="of:=[.A718]" office:value-type="string" office:string-value="wait" calcext:value-type="string">
            <text:p>wait</text:p>
          </table:table-cell>
          <table:table-cell table:formula="of:=IF([.A718]=&quot;rate&quot;;FLOOR([.D718]*[.$K$1]) &amp; &quot;kbit&quot;;[.D71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19kbit</text:p>
          </table:table-cell>
          <table:table-cell/>
          <table:table-cell table:formula="of:=IF([.A719]=&quot;rate&quot;;MID([.B719];1;FIND(&quot;kb&quot;;[.B719])-1);[.B719])" office:value-type="string" office:string-value="4619" calcext:value-type="string">
            <text:p>4619</text:p>
          </table:table-cell>
          <table:table-cell/>
          <table:table-cell table:formula="of:=[.A719]" office:value-type="string" office:string-value="rate" calcext:value-type="string">
            <text:p>rate</text:p>
          </table:table-cell>
          <table:table-cell table:formula="of:=IF([.A719]=&quot;rate&quot;;FLOOR([.D719]*[.$K$1]) &amp; &quot;kbit&quot;;[.D719])" office:value-type="string" office:string-value="1154kbit" calcext:value-type="string">
            <text:p>115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20]=&quot;rate&quot;;MID([.B720];1;FIND(&quot;kb&quot;;[.B720])-1);[.B720])" office:value-type="string" office:string-value="1s" calcext:value-type="string">
            <text:p>1s</text:p>
          </table:table-cell>
          <table:table-cell/>
          <table:table-cell table:formula="of:=[.A720]" office:value-type="string" office:string-value="wait" calcext:value-type="string">
            <text:p>wait</text:p>
          </table:table-cell>
          <table:table-cell table:formula="of:=IF([.A720]=&quot;rate&quot;;FLOOR([.D720]*[.$K$1]) &amp; &quot;kbit&quot;;[.D72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955kbit</text:p>
          </table:table-cell>
          <table:table-cell/>
          <table:table-cell table:formula="of:=IF([.A721]=&quot;rate&quot;;MID([.B721];1;FIND(&quot;kb&quot;;[.B721])-1);[.B721])" office:value-type="string" office:string-value="2955" calcext:value-type="string">
            <text:p>2955</text:p>
          </table:table-cell>
          <table:table-cell/>
          <table:table-cell table:formula="of:=[.A721]" office:value-type="string" office:string-value="rate" calcext:value-type="string">
            <text:p>rate</text:p>
          </table:table-cell>
          <table:table-cell table:formula="of:=IF([.A721]=&quot;rate&quot;;FLOOR([.D721]*[.$K$1]) &amp; &quot;kbit&quot;;[.D721])" office:value-type="string" office:string-value="738kbit" calcext:value-type="string">
            <text:p>73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22]=&quot;rate&quot;;MID([.B722];1;FIND(&quot;kb&quot;;[.B722])-1);[.B722])" office:value-type="string" office:string-value="1s" calcext:value-type="string">
            <text:p>1s</text:p>
          </table:table-cell>
          <table:table-cell/>
          <table:table-cell table:formula="of:=[.A722]" office:value-type="string" office:string-value="wait" calcext:value-type="string">
            <text:p>wait</text:p>
          </table:table-cell>
          <table:table-cell table:formula="of:=IF([.A722]=&quot;rate&quot;;FLOOR([.D722]*[.$K$1]) &amp; &quot;kbit&quot;;[.D72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02kbit</text:p>
          </table:table-cell>
          <table:table-cell/>
          <table:table-cell table:formula="of:=IF([.A723]=&quot;rate&quot;;MID([.B723];1;FIND(&quot;kb&quot;;[.B723])-1);[.B723])" office:value-type="string" office:string-value="4802" calcext:value-type="string">
            <text:p>4802</text:p>
          </table:table-cell>
          <table:table-cell/>
          <table:table-cell table:formula="of:=[.A723]" office:value-type="string" office:string-value="rate" calcext:value-type="string">
            <text:p>rate</text:p>
          </table:table-cell>
          <table:table-cell table:formula="of:=IF([.A723]=&quot;rate&quot;;FLOOR([.D723]*[.$K$1]) &amp; &quot;kbit&quot;;[.D723])" office:value-type="string" office:string-value="1200kbit" calcext:value-type="string">
            <text:p>120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24]=&quot;rate&quot;;MID([.B724];1;FIND(&quot;kb&quot;;[.B724])-1);[.B724])" office:value-type="string" office:string-value="1s" calcext:value-type="string">
            <text:p>1s</text:p>
          </table:table-cell>
          <table:table-cell/>
          <table:table-cell table:formula="of:=[.A724]" office:value-type="string" office:string-value="wait" calcext:value-type="string">
            <text:p>wait</text:p>
          </table:table-cell>
          <table:table-cell table:formula="of:=IF([.A724]=&quot;rate&quot;;FLOOR([.D724]*[.$K$1]) &amp; &quot;kbit&quot;;[.D72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49kbit</text:p>
          </table:table-cell>
          <table:table-cell/>
          <table:table-cell table:formula="of:=IF([.A725]=&quot;rate&quot;;MID([.B725];1;FIND(&quot;kb&quot;;[.B725])-1);[.B725])" office:value-type="string" office:string-value="4049" calcext:value-type="string">
            <text:p>4049</text:p>
          </table:table-cell>
          <table:table-cell/>
          <table:table-cell table:formula="of:=[.A725]" office:value-type="string" office:string-value="rate" calcext:value-type="string">
            <text:p>rate</text:p>
          </table:table-cell>
          <table:table-cell table:formula="of:=IF([.A725]=&quot;rate&quot;;FLOOR([.D725]*[.$K$1]) &amp; &quot;kbit&quot;;[.D725])" office:value-type="string" office:string-value="1012kbit" calcext:value-type="string">
            <text:p>101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26]=&quot;rate&quot;;MID([.B726];1;FIND(&quot;kb&quot;;[.B726])-1);[.B726])" office:value-type="string" office:string-value="1s" calcext:value-type="string">
            <text:p>1s</text:p>
          </table:table-cell>
          <table:table-cell/>
          <table:table-cell table:formula="of:=[.A726]" office:value-type="string" office:string-value="wait" calcext:value-type="string">
            <text:p>wait</text:p>
          </table:table-cell>
          <table:table-cell table:formula="of:=IF([.A726]=&quot;rate&quot;;FLOOR([.D726]*[.$K$1]) &amp; &quot;kbit&quot;;[.D72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244kbit</text:p>
          </table:table-cell>
          <table:table-cell/>
          <table:table-cell table:formula="of:=IF([.A727]=&quot;rate&quot;;MID([.B727];1;FIND(&quot;kb&quot;;[.B727])-1);[.B727])" office:value-type="string" office:string-value="5244" calcext:value-type="string">
            <text:p>5244</text:p>
          </table:table-cell>
          <table:table-cell/>
          <table:table-cell table:formula="of:=[.A727]" office:value-type="string" office:string-value="rate" calcext:value-type="string">
            <text:p>rate</text:p>
          </table:table-cell>
          <table:table-cell table:formula="of:=IF([.A727]=&quot;rate&quot;;FLOOR([.D727]*[.$K$1]) &amp; &quot;kbit&quot;;[.D727])" office:value-type="string" office:string-value="1311kbit" calcext:value-type="string">
            <text:p>131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28]=&quot;rate&quot;;MID([.B728];1;FIND(&quot;kb&quot;;[.B728])-1);[.B728])" office:value-type="string" office:string-value="1s" calcext:value-type="string">
            <text:p>1s</text:p>
          </table:table-cell>
          <table:table-cell/>
          <table:table-cell table:formula="of:=[.A728]" office:value-type="string" office:string-value="wait" calcext:value-type="string">
            <text:p>wait</text:p>
          </table:table-cell>
          <table:table-cell table:formula="of:=IF([.A728]=&quot;rate&quot;;FLOOR([.D728]*[.$K$1]) &amp; &quot;kbit&quot;;[.D72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086kbit</text:p>
          </table:table-cell>
          <table:table-cell/>
          <table:table-cell table:formula="of:=IF([.A729]=&quot;rate&quot;;MID([.B729];1;FIND(&quot;kb&quot;;[.B729])-1);[.B729])" office:value-type="string" office:string-value="7086" calcext:value-type="string">
            <text:p>7086</text:p>
          </table:table-cell>
          <table:table-cell/>
          <table:table-cell table:formula="of:=[.A729]" office:value-type="string" office:string-value="rate" calcext:value-type="string">
            <text:p>rate</text:p>
          </table:table-cell>
          <table:table-cell table:formula="of:=IF([.A729]=&quot;rate&quot;;FLOOR([.D729]*[.$K$1]) &amp; &quot;kbit&quot;;[.D729])" office:value-type="string" office:string-value="1771kbit" calcext:value-type="string">
            <text:p>177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30]=&quot;rate&quot;;MID([.B730];1;FIND(&quot;kb&quot;;[.B730])-1);[.B730])" office:value-type="string" office:string-value="1s" calcext:value-type="string">
            <text:p>1s</text:p>
          </table:table-cell>
          <table:table-cell/>
          <table:table-cell table:formula="of:=[.A730]" office:value-type="string" office:string-value="wait" calcext:value-type="string">
            <text:p>wait</text:p>
          </table:table-cell>
          <table:table-cell table:formula="of:=IF([.A730]=&quot;rate&quot;;FLOOR([.D730]*[.$K$1]) &amp; &quot;kbit&quot;;[.D73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491kbit</text:p>
          </table:table-cell>
          <table:table-cell/>
          <table:table-cell table:formula="of:=IF([.A731]=&quot;rate&quot;;MID([.B731];1;FIND(&quot;kb&quot;;[.B731])-1);[.B731])" office:value-type="string" office:string-value="4491" calcext:value-type="string">
            <text:p>4491</text:p>
          </table:table-cell>
          <table:table-cell/>
          <table:table-cell table:formula="of:=[.A731]" office:value-type="string" office:string-value="rate" calcext:value-type="string">
            <text:p>rate</text:p>
          </table:table-cell>
          <table:table-cell table:formula="of:=IF([.A731]=&quot;rate&quot;;FLOOR([.D731]*[.$K$1]) &amp; &quot;kbit&quot;;[.D731])" office:value-type="string" office:string-value="1122kbit" calcext:value-type="string">
            <text:p>112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32]=&quot;rate&quot;;MID([.B732];1;FIND(&quot;kb&quot;;[.B732])-1);[.B732])" office:value-type="string" office:string-value="1s" calcext:value-type="string">
            <text:p>1s</text:p>
          </table:table-cell>
          <table:table-cell/>
          <table:table-cell table:formula="of:=[.A732]" office:value-type="string" office:string-value="wait" calcext:value-type="string">
            <text:p>wait</text:p>
          </table:table-cell>
          <table:table-cell table:formula="of:=IF([.A732]=&quot;rate&quot;;FLOOR([.D732]*[.$K$1]) &amp; &quot;kbit&quot;;[.D73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90kbit</text:p>
          </table:table-cell>
          <table:table-cell/>
          <table:table-cell table:formula="of:=IF([.A733]=&quot;rate&quot;;MID([.B733];1;FIND(&quot;kb&quot;;[.B733])-1);[.B733])" office:value-type="string" office:string-value="4090" calcext:value-type="string">
            <text:p>4090</text:p>
          </table:table-cell>
          <table:table-cell/>
          <table:table-cell table:formula="of:=[.A733]" office:value-type="string" office:string-value="rate" calcext:value-type="string">
            <text:p>rate</text:p>
          </table:table-cell>
          <table:table-cell table:formula="of:=IF([.A733]=&quot;rate&quot;;FLOOR([.D733]*[.$K$1]) &amp; &quot;kbit&quot;;[.D733])" office:value-type="string" office:string-value="1022kbit" calcext:value-type="string">
            <text:p>102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34]=&quot;rate&quot;;MID([.B734];1;FIND(&quot;kb&quot;;[.B734])-1);[.B734])" office:value-type="string" office:string-value="1s" calcext:value-type="string">
            <text:p>1s</text:p>
          </table:table-cell>
          <table:table-cell/>
          <table:table-cell table:formula="of:=[.A734]" office:value-type="string" office:string-value="wait" calcext:value-type="string">
            <text:p>wait</text:p>
          </table:table-cell>
          <table:table-cell table:formula="of:=IF([.A734]=&quot;rate&quot;;FLOOR([.D734]*[.$K$1]) &amp; &quot;kbit&quot;;[.D73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144kbit</text:p>
          </table:table-cell>
          <table:table-cell/>
          <table:table-cell table:formula="of:=IF([.A735]=&quot;rate&quot;;MID([.B735];1;FIND(&quot;kb&quot;;[.B735])-1);[.B735])" office:value-type="string" office:string-value="7144" calcext:value-type="string">
            <text:p>7144</text:p>
          </table:table-cell>
          <table:table-cell/>
          <table:table-cell table:formula="of:=[.A735]" office:value-type="string" office:string-value="rate" calcext:value-type="string">
            <text:p>rate</text:p>
          </table:table-cell>
          <table:table-cell table:formula="of:=IF([.A735]=&quot;rate&quot;;FLOOR([.D735]*[.$K$1]) &amp; &quot;kbit&quot;;[.D735])" office:value-type="string" office:string-value="1786kbit" calcext:value-type="string">
            <text:p>178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36]=&quot;rate&quot;;MID([.B736];1;FIND(&quot;kb&quot;;[.B736])-1);[.B736])" office:value-type="string" office:string-value="1s" calcext:value-type="string">
            <text:p>1s</text:p>
          </table:table-cell>
          <table:table-cell/>
          <table:table-cell table:formula="of:=[.A736]" office:value-type="string" office:string-value="wait" calcext:value-type="string">
            <text:p>wait</text:p>
          </table:table-cell>
          <table:table-cell table:formula="of:=IF([.A736]=&quot;rate&quot;;FLOOR([.D736]*[.$K$1]) &amp; &quot;kbit&quot;;[.D73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474kbit</text:p>
          </table:table-cell>
          <table:table-cell/>
          <table:table-cell table:formula="of:=IF([.A737]=&quot;rate&quot;;MID([.B737];1;FIND(&quot;kb&quot;;[.B737])-1);[.B737])" office:value-type="string" office:string-value="5474" calcext:value-type="string">
            <text:p>5474</text:p>
          </table:table-cell>
          <table:table-cell/>
          <table:table-cell table:formula="of:=[.A737]" office:value-type="string" office:string-value="rate" calcext:value-type="string">
            <text:p>rate</text:p>
          </table:table-cell>
          <table:table-cell table:formula="of:=IF([.A737]=&quot;rate&quot;;FLOOR([.D737]*[.$K$1]) &amp; &quot;kbit&quot;;[.D737])" office:value-type="string" office:string-value="1368kbit" calcext:value-type="string">
            <text:p>136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38]=&quot;rate&quot;;MID([.B738];1;FIND(&quot;kb&quot;;[.B738])-1);[.B738])" office:value-type="string" office:string-value="1s" calcext:value-type="string">
            <text:p>1s</text:p>
          </table:table-cell>
          <table:table-cell/>
          <table:table-cell table:formula="of:=[.A738]" office:value-type="string" office:string-value="wait" calcext:value-type="string">
            <text:p>wait</text:p>
          </table:table-cell>
          <table:table-cell table:formula="of:=IF([.A738]=&quot;rate&quot;;FLOOR([.D738]*[.$K$1]) &amp; &quot;kbit&quot;;[.D73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374kbit</text:p>
          </table:table-cell>
          <table:table-cell/>
          <table:table-cell table:formula="of:=IF([.A739]=&quot;rate&quot;;MID([.B739];1;FIND(&quot;kb&quot;;[.B739])-1);[.B739])" office:value-type="string" office:string-value="4374" calcext:value-type="string">
            <text:p>4374</text:p>
          </table:table-cell>
          <table:table-cell/>
          <table:table-cell table:formula="of:=[.A739]" office:value-type="string" office:string-value="rate" calcext:value-type="string">
            <text:p>rate</text:p>
          </table:table-cell>
          <table:table-cell table:formula="of:=IF([.A739]=&quot;rate&quot;;FLOOR([.D739]*[.$K$1]) &amp; &quot;kbit&quot;;[.D739])" office:value-type="string" office:string-value="1093kbit" calcext:value-type="string">
            <text:p>109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40]=&quot;rate&quot;;MID([.B740];1;FIND(&quot;kb&quot;;[.B740])-1);[.B740])" office:value-type="string" office:string-value="1s" calcext:value-type="string">
            <text:p>1s</text:p>
          </table:table-cell>
          <table:table-cell/>
          <table:table-cell table:formula="of:=[.A740]" office:value-type="string" office:string-value="wait" calcext:value-type="string">
            <text:p>wait</text:p>
          </table:table-cell>
          <table:table-cell table:formula="of:=IF([.A740]=&quot;rate&quot;;FLOOR([.D740]*[.$K$1]) &amp; &quot;kbit&quot;;[.D74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601kbit</text:p>
          </table:table-cell>
          <table:table-cell/>
          <table:table-cell table:formula="of:=IF([.A741]=&quot;rate&quot;;MID([.B741];1;FIND(&quot;kb&quot;;[.B741])-1);[.B741])" office:value-type="string" office:string-value="3601" calcext:value-type="string">
            <text:p>3601</text:p>
          </table:table-cell>
          <table:table-cell/>
          <table:table-cell table:formula="of:=[.A741]" office:value-type="string" office:string-value="rate" calcext:value-type="string">
            <text:p>rate</text:p>
          </table:table-cell>
          <table:table-cell table:formula="of:=IF([.A741]=&quot;rate&quot;;FLOOR([.D741]*[.$K$1]) &amp; &quot;kbit&quot;;[.D741])" office:value-type="string" office:string-value="900kbit" calcext:value-type="string">
            <text:p>90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42]=&quot;rate&quot;;MID([.B742];1;FIND(&quot;kb&quot;;[.B742])-1);[.B742])" office:value-type="string" office:string-value="1s" calcext:value-type="string">
            <text:p>1s</text:p>
          </table:table-cell>
          <table:table-cell/>
          <table:table-cell table:formula="of:=[.A742]" office:value-type="string" office:string-value="wait" calcext:value-type="string">
            <text:p>wait</text:p>
          </table:table-cell>
          <table:table-cell table:formula="of:=IF([.A742]=&quot;rate&quot;;FLOOR([.D742]*[.$K$1]) &amp; &quot;kbit&quot;;[.D74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039kbit</text:p>
          </table:table-cell>
          <table:table-cell/>
          <table:table-cell table:formula="of:=IF([.A743]=&quot;rate&quot;;MID([.B743];1;FIND(&quot;kb&quot;;[.B743])-1);[.B743])" office:value-type="string" office:string-value="5039" calcext:value-type="string">
            <text:p>5039</text:p>
          </table:table-cell>
          <table:table-cell/>
          <table:table-cell table:formula="of:=[.A743]" office:value-type="string" office:string-value="rate" calcext:value-type="string">
            <text:p>rate</text:p>
          </table:table-cell>
          <table:table-cell table:formula="of:=IF([.A743]=&quot;rate&quot;;FLOOR([.D743]*[.$K$1]) &amp; &quot;kbit&quot;;[.D743])" office:value-type="string" office:string-value="1259kbit" calcext:value-type="string">
            <text:p>125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44]=&quot;rate&quot;;MID([.B744];1;FIND(&quot;kb&quot;;[.B744])-1);[.B744])" office:value-type="string" office:string-value="1s" calcext:value-type="string">
            <text:p>1s</text:p>
          </table:table-cell>
          <table:table-cell/>
          <table:table-cell table:formula="of:=[.A744]" office:value-type="string" office:string-value="wait" calcext:value-type="string">
            <text:p>wait</text:p>
          </table:table-cell>
          <table:table-cell table:formula="of:=IF([.A744]=&quot;rate&quot;;FLOOR([.D744]*[.$K$1]) &amp; &quot;kbit&quot;;[.D74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76kbit</text:p>
          </table:table-cell>
          <table:table-cell/>
          <table:table-cell table:formula="of:=IF([.A745]=&quot;rate&quot;;MID([.B745];1;FIND(&quot;kb&quot;;[.B745])-1);[.B745])" office:value-type="string" office:string-value="3976" calcext:value-type="string">
            <text:p>3976</text:p>
          </table:table-cell>
          <table:table-cell/>
          <table:table-cell table:formula="of:=[.A745]" office:value-type="string" office:string-value="rate" calcext:value-type="string">
            <text:p>rate</text:p>
          </table:table-cell>
          <table:table-cell table:formula="of:=IF([.A745]=&quot;rate&quot;;FLOOR([.D745]*[.$K$1]) &amp; &quot;kbit&quot;;[.D745])" office:value-type="string" office:string-value="994kbit" calcext:value-type="string">
            <text:p>99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46]=&quot;rate&quot;;MID([.B746];1;FIND(&quot;kb&quot;;[.B746])-1);[.B746])" office:value-type="string" office:string-value="1s" calcext:value-type="string">
            <text:p>1s</text:p>
          </table:table-cell>
          <table:table-cell/>
          <table:table-cell table:formula="of:=[.A746]" office:value-type="string" office:string-value="wait" calcext:value-type="string">
            <text:p>wait</text:p>
          </table:table-cell>
          <table:table-cell table:formula="of:=IF([.A746]=&quot;rate&quot;;FLOOR([.D746]*[.$K$1]) &amp; &quot;kbit&quot;;[.D74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772kbit</text:p>
          </table:table-cell>
          <table:table-cell/>
          <table:table-cell table:formula="of:=IF([.A747]=&quot;rate&quot;;MID([.B747];1;FIND(&quot;kb&quot;;[.B747])-1);[.B747])" office:value-type="string" office:string-value="3772" calcext:value-type="string">
            <text:p>3772</text:p>
          </table:table-cell>
          <table:table-cell/>
          <table:table-cell table:formula="of:=[.A747]" office:value-type="string" office:string-value="rate" calcext:value-type="string">
            <text:p>rate</text:p>
          </table:table-cell>
          <table:table-cell table:formula="of:=IF([.A747]=&quot;rate&quot;;FLOOR([.D747]*[.$K$1]) &amp; &quot;kbit&quot;;[.D747])" office:value-type="string" office:string-value="943kbit" calcext:value-type="string">
            <text:p>94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48]=&quot;rate&quot;;MID([.B748];1;FIND(&quot;kb&quot;;[.B748])-1);[.B748])" office:value-type="string" office:string-value="1s" calcext:value-type="string">
            <text:p>1s</text:p>
          </table:table-cell>
          <table:table-cell/>
          <table:table-cell table:formula="of:=[.A748]" office:value-type="string" office:string-value="wait" calcext:value-type="string">
            <text:p>wait</text:p>
          </table:table-cell>
          <table:table-cell table:formula="of:=IF([.A748]=&quot;rate&quot;;FLOOR([.D748]*[.$K$1]) &amp; &quot;kbit&quot;;[.D74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879kbit</text:p>
          </table:table-cell>
          <table:table-cell/>
          <table:table-cell table:formula="of:=IF([.A749]=&quot;rate&quot;;MID([.B749];1;FIND(&quot;kb&quot;;[.B749])-1);[.B749])" office:value-type="string" office:string-value="3879" calcext:value-type="string">
            <text:p>3879</text:p>
          </table:table-cell>
          <table:table-cell/>
          <table:table-cell table:formula="of:=[.A749]" office:value-type="string" office:string-value="rate" calcext:value-type="string">
            <text:p>rate</text:p>
          </table:table-cell>
          <table:table-cell table:formula="of:=IF([.A749]=&quot;rate&quot;;FLOOR([.D749]*[.$K$1]) &amp; &quot;kbit&quot;;[.D749])" office:value-type="string" office:string-value="969kbit" calcext:value-type="string">
            <text:p>96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50]=&quot;rate&quot;;MID([.B750];1;FIND(&quot;kb&quot;;[.B750])-1);[.B750])" office:value-type="string" office:string-value="1s" calcext:value-type="string">
            <text:p>1s</text:p>
          </table:table-cell>
          <table:table-cell/>
          <table:table-cell table:formula="of:=[.A750]" office:value-type="string" office:string-value="wait" calcext:value-type="string">
            <text:p>wait</text:p>
          </table:table-cell>
          <table:table-cell table:formula="of:=IF([.A750]=&quot;rate&quot;;FLOOR([.D750]*[.$K$1]) &amp; &quot;kbit&quot;;[.D75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638kbit</text:p>
          </table:table-cell>
          <table:table-cell/>
          <table:table-cell table:formula="of:=IF([.A751]=&quot;rate&quot;;MID([.B751];1;FIND(&quot;kb&quot;;[.B751])-1);[.B751])" office:value-type="string" office:string-value="3638" calcext:value-type="string">
            <text:p>3638</text:p>
          </table:table-cell>
          <table:table-cell/>
          <table:table-cell table:formula="of:=[.A751]" office:value-type="string" office:string-value="rate" calcext:value-type="string">
            <text:p>rate</text:p>
          </table:table-cell>
          <table:table-cell table:formula="of:=IF([.A751]=&quot;rate&quot;;FLOOR([.D751]*[.$K$1]) &amp; &quot;kbit&quot;;[.D751])" office:value-type="string" office:string-value="909kbit" calcext:value-type="string">
            <text:p>90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52]=&quot;rate&quot;;MID([.B752];1;FIND(&quot;kb&quot;;[.B752])-1);[.B752])" office:value-type="string" office:string-value="1s" calcext:value-type="string">
            <text:p>1s</text:p>
          </table:table-cell>
          <table:table-cell/>
          <table:table-cell table:formula="of:=[.A752]" office:value-type="string" office:string-value="wait" calcext:value-type="string">
            <text:p>wait</text:p>
          </table:table-cell>
          <table:table-cell table:formula="of:=IF([.A752]=&quot;rate&quot;;FLOOR([.D752]*[.$K$1]) &amp; &quot;kbit&quot;;[.D75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23kbit</text:p>
          </table:table-cell>
          <table:table-cell/>
          <table:table-cell table:formula="of:=IF([.A753]=&quot;rate&quot;;MID([.B753];1;FIND(&quot;kb&quot;;[.B753])-1);[.B753])" office:value-type="string" office:string-value="4023" calcext:value-type="string">
            <text:p>4023</text:p>
          </table:table-cell>
          <table:table-cell/>
          <table:table-cell table:formula="of:=[.A753]" office:value-type="string" office:string-value="rate" calcext:value-type="string">
            <text:p>rate</text:p>
          </table:table-cell>
          <table:table-cell table:formula="of:=IF([.A753]=&quot;rate&quot;;FLOOR([.D753]*[.$K$1]) &amp; &quot;kbit&quot;;[.D753])" office:value-type="string" office:string-value="1005kbit" calcext:value-type="string">
            <text:p>100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54]=&quot;rate&quot;;MID([.B754];1;FIND(&quot;kb&quot;;[.B754])-1);[.B754])" office:value-type="string" office:string-value="1s" calcext:value-type="string">
            <text:p>1s</text:p>
          </table:table-cell>
          <table:table-cell/>
          <table:table-cell table:formula="of:=[.A754]" office:value-type="string" office:string-value="wait" calcext:value-type="string">
            <text:p>wait</text:p>
          </table:table-cell>
          <table:table-cell table:formula="of:=IF([.A754]=&quot;rate&quot;;FLOOR([.D754]*[.$K$1]) &amp; &quot;kbit&quot;;[.D75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676kbit</text:p>
          </table:table-cell>
          <table:table-cell/>
          <table:table-cell table:formula="of:=IF([.A755]=&quot;rate&quot;;MID([.B755];1;FIND(&quot;kb&quot;;[.B755])-1);[.B755])" office:value-type="string" office:string-value="3676" calcext:value-type="string">
            <text:p>3676</text:p>
          </table:table-cell>
          <table:table-cell/>
          <table:table-cell table:formula="of:=[.A755]" office:value-type="string" office:string-value="rate" calcext:value-type="string">
            <text:p>rate</text:p>
          </table:table-cell>
          <table:table-cell table:formula="of:=IF([.A755]=&quot;rate&quot;;FLOOR([.D755]*[.$K$1]) &amp; &quot;kbit&quot;;[.D755])" office:value-type="string" office:string-value="919kbit" calcext:value-type="string">
            <text:p>91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56]=&quot;rate&quot;;MID([.B756];1;FIND(&quot;kb&quot;;[.B756])-1);[.B756])" office:value-type="string" office:string-value="1s" calcext:value-type="string">
            <text:p>1s</text:p>
          </table:table-cell>
          <table:table-cell/>
          <table:table-cell table:formula="of:=[.A756]" office:value-type="string" office:string-value="wait" calcext:value-type="string">
            <text:p>wait</text:p>
          </table:table-cell>
          <table:table-cell table:formula="of:=IF([.A756]=&quot;rate&quot;;FLOOR([.D756]*[.$K$1]) &amp; &quot;kbit&quot;;[.D75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375kbit</text:p>
          </table:table-cell>
          <table:table-cell/>
          <table:table-cell table:formula="of:=IF([.A757]=&quot;rate&quot;;MID([.B757];1;FIND(&quot;kb&quot;;[.B757])-1);[.B757])" office:value-type="string" office:string-value="3375" calcext:value-type="string">
            <text:p>3375</text:p>
          </table:table-cell>
          <table:table-cell/>
          <table:table-cell table:formula="of:=[.A757]" office:value-type="string" office:string-value="rate" calcext:value-type="string">
            <text:p>rate</text:p>
          </table:table-cell>
          <table:table-cell table:formula="of:=IF([.A757]=&quot;rate&quot;;FLOOR([.D757]*[.$K$1]) &amp; &quot;kbit&quot;;[.D757])" office:value-type="string" office:string-value="843kbit" calcext:value-type="string">
            <text:p>84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58]=&quot;rate&quot;;MID([.B758];1;FIND(&quot;kb&quot;;[.B758])-1);[.B758])" office:value-type="string" office:string-value="1s" calcext:value-type="string">
            <text:p>1s</text:p>
          </table:table-cell>
          <table:table-cell/>
          <table:table-cell table:formula="of:=[.A758]" office:value-type="string" office:string-value="wait" calcext:value-type="string">
            <text:p>wait</text:p>
          </table:table-cell>
          <table:table-cell table:formula="of:=IF([.A758]=&quot;rate&quot;;FLOOR([.D758]*[.$K$1]) &amp; &quot;kbit&quot;;[.D75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53kbit</text:p>
          </table:table-cell>
          <table:table-cell/>
          <table:table-cell table:formula="of:=IF([.A759]=&quot;rate&quot;;MID([.B759];1;FIND(&quot;kb&quot;;[.B759])-1);[.B759])" office:value-type="string" office:string-value="2653" calcext:value-type="string">
            <text:p>2653</text:p>
          </table:table-cell>
          <table:table-cell/>
          <table:table-cell table:formula="of:=[.A759]" office:value-type="string" office:string-value="rate" calcext:value-type="string">
            <text:p>rate</text:p>
          </table:table-cell>
          <table:table-cell table:formula="of:=IF([.A759]=&quot;rate&quot;;FLOOR([.D759]*[.$K$1]) &amp; &quot;kbit&quot;;[.D759])" office:value-type="string" office:string-value="663kbit" calcext:value-type="string">
            <text:p>66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60]=&quot;rate&quot;;MID([.B760];1;FIND(&quot;kb&quot;;[.B760])-1);[.B760])" office:value-type="string" office:string-value="1s" calcext:value-type="string">
            <text:p>1s</text:p>
          </table:table-cell>
          <table:table-cell/>
          <table:table-cell table:formula="of:=[.A760]" office:value-type="string" office:string-value="wait" calcext:value-type="string">
            <text:p>wait</text:p>
          </table:table-cell>
          <table:table-cell table:formula="of:=IF([.A760]=&quot;rate&quot;;FLOOR([.D760]*[.$K$1]) &amp; &quot;kbit&quot;;[.D76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756kbit</text:p>
          </table:table-cell>
          <table:table-cell/>
          <table:table-cell table:formula="of:=IF([.A761]=&quot;rate&quot;;MID([.B761];1;FIND(&quot;kb&quot;;[.B761])-1);[.B761])" office:value-type="string" office:string-value="1756" calcext:value-type="string">
            <text:p>1756</text:p>
          </table:table-cell>
          <table:table-cell/>
          <table:table-cell table:formula="of:=[.A761]" office:value-type="string" office:string-value="rate" calcext:value-type="string">
            <text:p>rate</text:p>
          </table:table-cell>
          <table:table-cell table:formula="of:=IF([.A761]=&quot;rate&quot;;FLOOR([.D761]*[.$K$1]) &amp; &quot;kbit&quot;;[.D761])" office:value-type="string" office:string-value="439kbit" calcext:value-type="string">
            <text:p>43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62]=&quot;rate&quot;;MID([.B762];1;FIND(&quot;kb&quot;;[.B762])-1);[.B762])" office:value-type="string" office:string-value="1s" calcext:value-type="string">
            <text:p>1s</text:p>
          </table:table-cell>
          <table:table-cell/>
          <table:table-cell table:formula="of:=[.A762]" office:value-type="string" office:string-value="wait" calcext:value-type="string">
            <text:p>wait</text:p>
          </table:table-cell>
          <table:table-cell table:formula="of:=IF([.A762]=&quot;rate&quot;;FLOOR([.D762]*[.$K$1]) &amp; &quot;kbit&quot;;[.D76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916kbit</text:p>
          </table:table-cell>
          <table:table-cell/>
          <table:table-cell table:formula="of:=IF([.A763]=&quot;rate&quot;;MID([.B763];1;FIND(&quot;kb&quot;;[.B763])-1);[.B763])" office:value-type="string" office:string-value="1916" calcext:value-type="string">
            <text:p>1916</text:p>
          </table:table-cell>
          <table:table-cell/>
          <table:table-cell table:formula="of:=[.A763]" office:value-type="string" office:string-value="rate" calcext:value-type="string">
            <text:p>rate</text:p>
          </table:table-cell>
          <table:table-cell table:formula="of:=IF([.A763]=&quot;rate&quot;;FLOOR([.D763]*[.$K$1]) &amp; &quot;kbit&quot;;[.D763])" office:value-type="string" office:string-value="479kbit" calcext:value-type="string">
            <text:p>47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64]=&quot;rate&quot;;MID([.B764];1;FIND(&quot;kb&quot;;[.B764])-1);[.B764])" office:value-type="string" office:string-value="1s" calcext:value-type="string">
            <text:p>1s</text:p>
          </table:table-cell>
          <table:table-cell/>
          <table:table-cell table:formula="of:=[.A764]" office:value-type="string" office:string-value="wait" calcext:value-type="string">
            <text:p>wait</text:p>
          </table:table-cell>
          <table:table-cell table:formula="of:=IF([.A764]=&quot;rate&quot;;FLOOR([.D764]*[.$K$1]) &amp; &quot;kbit&quot;;[.D76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15kbit</text:p>
          </table:table-cell>
          <table:table-cell/>
          <table:table-cell table:formula="of:=IF([.A765]=&quot;rate&quot;;MID([.B765];1;FIND(&quot;kb&quot;;[.B765])-1);[.B765])" office:value-type="string" office:string-value="815" calcext:value-type="string">
            <text:p>815</text:p>
          </table:table-cell>
          <table:table-cell/>
          <table:table-cell table:formula="of:=[.A765]" office:value-type="string" office:string-value="rate" calcext:value-type="string">
            <text:p>rate</text:p>
          </table:table-cell>
          <table:table-cell table:formula="of:=IF([.A765]=&quot;rate&quot;;FLOOR([.D765]*[.$K$1]) &amp; &quot;kbit&quot;;[.D765])" office:value-type="string" office:string-value="203kbit" calcext:value-type="string">
            <text:p>20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66]=&quot;rate&quot;;MID([.B766];1;FIND(&quot;kb&quot;;[.B766])-1);[.B766])" office:value-type="string" office:string-value="1s" calcext:value-type="string">
            <text:p>1s</text:p>
          </table:table-cell>
          <table:table-cell/>
          <table:table-cell table:formula="of:=[.A766]" office:value-type="string" office:string-value="wait" calcext:value-type="string">
            <text:p>wait</text:p>
          </table:table-cell>
          <table:table-cell table:formula="of:=IF([.A766]=&quot;rate&quot;;FLOOR([.D766]*[.$K$1]) &amp; &quot;kbit&quot;;[.D76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15kbit</text:p>
          </table:table-cell>
          <table:table-cell/>
          <table:table-cell table:formula="of:=IF([.A767]=&quot;rate&quot;;MID([.B767];1;FIND(&quot;kb&quot;;[.B767])-1);[.B767])" office:value-type="string" office:string-value="815" calcext:value-type="string">
            <text:p>815</text:p>
          </table:table-cell>
          <table:table-cell/>
          <table:table-cell table:formula="of:=[.A767]" office:value-type="string" office:string-value="rate" calcext:value-type="string">
            <text:p>rate</text:p>
          </table:table-cell>
          <table:table-cell table:formula="of:=IF([.A767]=&quot;rate&quot;;FLOOR([.D767]*[.$K$1]) &amp; &quot;kbit&quot;;[.D767])" office:value-type="string" office:string-value="203kbit" calcext:value-type="string">
            <text:p>20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68]=&quot;rate&quot;;MID([.B768];1;FIND(&quot;kb&quot;;[.B768])-1);[.B768])" office:value-type="string" office:string-value="1s" calcext:value-type="string">
            <text:p>1s</text:p>
          </table:table-cell>
          <table:table-cell/>
          <table:table-cell table:formula="of:=[.A768]" office:value-type="string" office:string-value="wait" calcext:value-type="string">
            <text:p>wait</text:p>
          </table:table-cell>
          <table:table-cell table:formula="of:=IF([.A768]=&quot;rate&quot;;FLOOR([.D768]*[.$K$1]) &amp; &quot;kbit&quot;;[.D76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135kbit</text:p>
          </table:table-cell>
          <table:table-cell/>
          <table:table-cell table:formula="of:=IF([.A769]=&quot;rate&quot;;MID([.B769];1;FIND(&quot;kb&quot;;[.B769])-1);[.B769])" office:value-type="string" office:string-value="1135" calcext:value-type="string">
            <text:p>1135</text:p>
          </table:table-cell>
          <table:table-cell/>
          <table:table-cell table:formula="of:=[.A769]" office:value-type="string" office:string-value="rate" calcext:value-type="string">
            <text:p>rate</text:p>
          </table:table-cell>
          <table:table-cell table:formula="of:=IF([.A769]=&quot;rate&quot;;FLOOR([.D769]*[.$K$1]) &amp; &quot;kbit&quot;;[.D769])" office:value-type="string" office:string-value="283kbit" calcext:value-type="string">
            <text:p>28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70]=&quot;rate&quot;;MID([.B770];1;FIND(&quot;kb&quot;;[.B770])-1);[.B770])" office:value-type="string" office:string-value="1s" calcext:value-type="string">
            <text:p>1s</text:p>
          </table:table-cell>
          <table:table-cell/>
          <table:table-cell table:formula="of:=[.A770]" office:value-type="string" office:string-value="wait" calcext:value-type="string">
            <text:p>wait</text:p>
          </table:table-cell>
          <table:table-cell table:formula="of:=IF([.A770]=&quot;rate&quot;;FLOOR([.D770]*[.$K$1]) &amp; &quot;kbit&quot;;[.D77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771]=&quot;rate&quot;;MID([.B771];1;FIND(&quot;kb&quot;;[.B771])-1);[.B771])" office:value-type="string" office:string-value="300" calcext:value-type="string">
            <text:p>300</text:p>
          </table:table-cell>
          <table:table-cell/>
          <table:table-cell table:formula="of:=[.A771]" office:value-type="string" office:string-value="rate" calcext:value-type="string">
            <text:p>rate</text:p>
          </table:table-cell>
          <table:table-cell table:formula="of:=IF([.A771]=&quot;rate&quot;;FLOOR([.D771]*[.$K$1]) &amp; &quot;kbit&quot;;[.D771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72]=&quot;rate&quot;;MID([.B772];1;FIND(&quot;kb&quot;;[.B772])-1);[.B772])" office:value-type="string" office:string-value="1s" calcext:value-type="string">
            <text:p>1s</text:p>
          </table:table-cell>
          <table:table-cell/>
          <table:table-cell table:formula="of:=[.A772]" office:value-type="string" office:string-value="wait" calcext:value-type="string">
            <text:p>wait</text:p>
          </table:table-cell>
          <table:table-cell table:formula="of:=IF([.A772]=&quot;rate&quot;;FLOOR([.D772]*[.$K$1]) &amp; &quot;kbit&quot;;[.D77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773]=&quot;rate&quot;;MID([.B773];1;FIND(&quot;kb&quot;;[.B773])-1);[.B773])" office:value-type="string" office:string-value="300" calcext:value-type="string">
            <text:p>300</text:p>
          </table:table-cell>
          <table:table-cell/>
          <table:table-cell table:formula="of:=[.A773]" office:value-type="string" office:string-value="rate" calcext:value-type="string">
            <text:p>rate</text:p>
          </table:table-cell>
          <table:table-cell table:formula="of:=IF([.A773]=&quot;rate&quot;;FLOOR([.D773]*[.$K$1]) &amp; &quot;kbit&quot;;[.D773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74]=&quot;rate&quot;;MID([.B774];1;FIND(&quot;kb&quot;;[.B774])-1);[.B774])" office:value-type="string" office:string-value="1s" calcext:value-type="string">
            <text:p>1s</text:p>
          </table:table-cell>
          <table:table-cell/>
          <table:table-cell table:formula="of:=[.A774]" office:value-type="string" office:string-value="wait" calcext:value-type="string">
            <text:p>wait</text:p>
          </table:table-cell>
          <table:table-cell table:formula="of:=IF([.A774]=&quot;rate&quot;;FLOOR([.D774]*[.$K$1]) &amp; &quot;kbit&quot;;[.D77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85kbit</text:p>
          </table:table-cell>
          <table:table-cell/>
          <table:table-cell table:formula="of:=IF([.A775]=&quot;rate&quot;;MID([.B775];1;FIND(&quot;kb&quot;;[.B775])-1);[.B775])" office:value-type="string" office:string-value="3085" calcext:value-type="string">
            <text:p>3085</text:p>
          </table:table-cell>
          <table:table-cell/>
          <table:table-cell table:formula="of:=[.A775]" office:value-type="string" office:string-value="rate" calcext:value-type="string">
            <text:p>rate</text:p>
          </table:table-cell>
          <table:table-cell table:formula="of:=IF([.A775]=&quot;rate&quot;;FLOOR([.D775]*[.$K$1]) &amp; &quot;kbit&quot;;[.D775])" office:value-type="string" office:string-value="771kbit" calcext:value-type="string">
            <text:p>77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76]=&quot;rate&quot;;MID([.B776];1;FIND(&quot;kb&quot;;[.B776])-1);[.B776])" office:value-type="string" office:string-value="1s" calcext:value-type="string">
            <text:p>1s</text:p>
          </table:table-cell>
          <table:table-cell/>
          <table:table-cell table:formula="of:=[.A776]" office:value-type="string" office:string-value="wait" calcext:value-type="string">
            <text:p>wait</text:p>
          </table:table-cell>
          <table:table-cell table:formula="of:=IF([.A776]=&quot;rate&quot;;FLOOR([.D776]*[.$K$1]) &amp; &quot;kbit&quot;;[.D77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817kbit</text:p>
          </table:table-cell>
          <table:table-cell/>
          <table:table-cell table:formula="of:=IF([.A777]=&quot;rate&quot;;MID([.B777];1;FIND(&quot;kb&quot;;[.B777])-1);[.B777])" office:value-type="string" office:string-value="1817" calcext:value-type="string">
            <text:p>1817</text:p>
          </table:table-cell>
          <table:table-cell/>
          <table:table-cell table:formula="of:=[.A777]" office:value-type="string" office:string-value="rate" calcext:value-type="string">
            <text:p>rate</text:p>
          </table:table-cell>
          <table:table-cell table:formula="of:=IF([.A777]=&quot;rate&quot;;FLOOR([.D777]*[.$K$1]) &amp; &quot;kbit&quot;;[.D777])" office:value-type="string" office:string-value="454kbit" calcext:value-type="string">
            <text:p>45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78]=&quot;rate&quot;;MID([.B778];1;FIND(&quot;kb&quot;;[.B778])-1);[.B778])" office:value-type="string" office:string-value="1s" calcext:value-type="string">
            <text:p>1s</text:p>
          </table:table-cell>
          <table:table-cell/>
          <table:table-cell table:formula="of:=[.A778]" office:value-type="string" office:string-value="wait" calcext:value-type="string">
            <text:p>wait</text:p>
          </table:table-cell>
          <table:table-cell table:formula="of:=IF([.A778]=&quot;rate&quot;;FLOOR([.D778]*[.$K$1]) &amp; &quot;kbit&quot;;[.D77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724kbit</text:p>
          </table:table-cell>
          <table:table-cell/>
          <table:table-cell table:formula="of:=IF([.A779]=&quot;rate&quot;;MID([.B779];1;FIND(&quot;kb&quot;;[.B779])-1);[.B779])" office:value-type="string" office:string-value="2724" calcext:value-type="string">
            <text:p>2724</text:p>
          </table:table-cell>
          <table:table-cell/>
          <table:table-cell table:formula="of:=[.A779]" office:value-type="string" office:string-value="rate" calcext:value-type="string">
            <text:p>rate</text:p>
          </table:table-cell>
          <table:table-cell table:formula="of:=IF([.A779]=&quot;rate&quot;;FLOOR([.D779]*[.$K$1]) &amp; &quot;kbit&quot;;[.D779])" office:value-type="string" office:string-value="681kbit" calcext:value-type="string">
            <text:p>68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80]=&quot;rate&quot;;MID([.B780];1;FIND(&quot;kb&quot;;[.B780])-1);[.B780])" office:value-type="string" office:string-value="1s" calcext:value-type="string">
            <text:p>1s</text:p>
          </table:table-cell>
          <table:table-cell/>
          <table:table-cell table:formula="of:=[.A780]" office:value-type="string" office:string-value="wait" calcext:value-type="string">
            <text:p>wait</text:p>
          </table:table-cell>
          <table:table-cell table:formula="of:=IF([.A780]=&quot;rate&quot;;FLOOR([.D780]*[.$K$1]) &amp; &quot;kbit&quot;;[.D78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987kbit</text:p>
          </table:table-cell>
          <table:table-cell/>
          <table:table-cell table:formula="of:=IF([.A781]=&quot;rate&quot;;MID([.B781];1;FIND(&quot;kb&quot;;[.B781])-1);[.B781])" office:value-type="string" office:string-value="1987" calcext:value-type="string">
            <text:p>1987</text:p>
          </table:table-cell>
          <table:table-cell/>
          <table:table-cell table:formula="of:=[.A781]" office:value-type="string" office:string-value="rate" calcext:value-type="string">
            <text:p>rate</text:p>
          </table:table-cell>
          <table:table-cell table:formula="of:=IF([.A781]=&quot;rate&quot;;FLOOR([.D781]*[.$K$1]) &amp; &quot;kbit&quot;;[.D781])" office:value-type="string" office:string-value="496kbit" calcext:value-type="string">
            <text:p>49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82]=&quot;rate&quot;;MID([.B782];1;FIND(&quot;kb&quot;;[.B782])-1);[.B782])" office:value-type="string" office:string-value="1s" calcext:value-type="string">
            <text:p>1s</text:p>
          </table:table-cell>
          <table:table-cell/>
          <table:table-cell table:formula="of:=[.A782]" office:value-type="string" office:string-value="wait" calcext:value-type="string">
            <text:p>wait</text:p>
          </table:table-cell>
          <table:table-cell table:formula="of:=IF([.A782]=&quot;rate&quot;;FLOOR([.D782]*[.$K$1]) &amp; &quot;kbit&quot;;[.D78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76kbit</text:p>
          </table:table-cell>
          <table:table-cell/>
          <table:table-cell table:formula="of:=IF([.A783]=&quot;rate&quot;;MID([.B783];1;FIND(&quot;kb&quot;;[.B783])-1);[.B783])" office:value-type="string" office:string-value="876" calcext:value-type="string">
            <text:p>876</text:p>
          </table:table-cell>
          <table:table-cell/>
          <table:table-cell table:formula="of:=[.A783]" office:value-type="string" office:string-value="rate" calcext:value-type="string">
            <text:p>rate</text:p>
          </table:table-cell>
          <table:table-cell table:formula="of:=IF([.A783]=&quot;rate&quot;;FLOOR([.D783]*[.$K$1]) &amp; &quot;kbit&quot;;[.D783])" office:value-type="string" office:string-value="219kbit" calcext:value-type="string">
            <text:p>21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84]=&quot;rate&quot;;MID([.B784];1;FIND(&quot;kb&quot;;[.B784])-1);[.B784])" office:value-type="string" office:string-value="1s" calcext:value-type="string">
            <text:p>1s</text:p>
          </table:table-cell>
          <table:table-cell/>
          <table:table-cell table:formula="of:=[.A784]" office:value-type="string" office:string-value="wait" calcext:value-type="string">
            <text:p>wait</text:p>
          </table:table-cell>
          <table:table-cell table:formula="of:=IF([.A784]=&quot;rate&quot;;FLOOR([.D784]*[.$K$1]) &amp; &quot;kbit&quot;;[.D78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78kbit</text:p>
          </table:table-cell>
          <table:table-cell/>
          <table:table-cell table:formula="of:=IF([.A785]=&quot;rate&quot;;MID([.B785];1;FIND(&quot;kb&quot;;[.B785])-1);[.B785])" office:value-type="string" office:string-value="2378" calcext:value-type="string">
            <text:p>2378</text:p>
          </table:table-cell>
          <table:table-cell/>
          <table:table-cell table:formula="of:=[.A785]" office:value-type="string" office:string-value="rate" calcext:value-type="string">
            <text:p>rate</text:p>
          </table:table-cell>
          <table:table-cell table:formula="of:=IF([.A785]=&quot;rate&quot;;FLOOR([.D785]*[.$K$1]) &amp; &quot;kbit&quot;;[.D785])" office:value-type="string" office:string-value="594kbit" calcext:value-type="string">
            <text:p>59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86]=&quot;rate&quot;;MID([.B786];1;FIND(&quot;kb&quot;;[.B786])-1);[.B786])" office:value-type="string" office:string-value="1s" calcext:value-type="string">
            <text:p>1s</text:p>
          </table:table-cell>
          <table:table-cell/>
          <table:table-cell table:formula="of:=[.A786]" office:value-type="string" office:string-value="wait" calcext:value-type="string">
            <text:p>wait</text:p>
          </table:table-cell>
          <table:table-cell table:formula="of:=IF([.A786]=&quot;rate&quot;;FLOOR([.D786]*[.$K$1]) &amp; &quot;kbit&quot;;[.D78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988kbit</text:p>
          </table:table-cell>
          <table:table-cell/>
          <table:table-cell table:formula="of:=IF([.A787]=&quot;rate&quot;;MID([.B787];1;FIND(&quot;kb&quot;;[.B787])-1);[.B787])" office:value-type="string" office:string-value="1988" calcext:value-type="string">
            <text:p>1988</text:p>
          </table:table-cell>
          <table:table-cell/>
          <table:table-cell table:formula="of:=[.A787]" office:value-type="string" office:string-value="rate" calcext:value-type="string">
            <text:p>rate</text:p>
          </table:table-cell>
          <table:table-cell table:formula="of:=IF([.A787]=&quot;rate&quot;;FLOOR([.D787]*[.$K$1]) &amp; &quot;kbit&quot;;[.D787])" office:value-type="string" office:string-value="497kbit" calcext:value-type="string">
            <text:p>49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88]=&quot;rate&quot;;MID([.B788];1;FIND(&quot;kb&quot;;[.B788])-1);[.B788])" office:value-type="string" office:string-value="1s" calcext:value-type="string">
            <text:p>1s</text:p>
          </table:table-cell>
          <table:table-cell/>
          <table:table-cell table:formula="of:=[.A788]" office:value-type="string" office:string-value="wait" calcext:value-type="string">
            <text:p>wait</text:p>
          </table:table-cell>
          <table:table-cell table:formula="of:=IF([.A788]=&quot;rate&quot;;FLOOR([.D788]*[.$K$1]) &amp; &quot;kbit&quot;;[.D78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83kbit</text:p>
          </table:table-cell>
          <table:table-cell/>
          <table:table-cell table:formula="of:=IF([.A789]=&quot;rate&quot;;MID([.B789];1;FIND(&quot;kb&quot;;[.B789])-1);[.B789])" office:value-type="string" office:string-value="2383" calcext:value-type="string">
            <text:p>2383</text:p>
          </table:table-cell>
          <table:table-cell/>
          <table:table-cell table:formula="of:=[.A789]" office:value-type="string" office:string-value="rate" calcext:value-type="string">
            <text:p>rate</text:p>
          </table:table-cell>
          <table:table-cell table:formula="of:=IF([.A789]=&quot;rate&quot;;FLOOR([.D789]*[.$K$1]) &amp; &quot;kbit&quot;;[.D789])" office:value-type="string" office:string-value="595kbit" calcext:value-type="string">
            <text:p>59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90]=&quot;rate&quot;;MID([.B790];1;FIND(&quot;kb&quot;;[.B790])-1);[.B790])" office:value-type="string" office:string-value="1s" calcext:value-type="string">
            <text:p>1s</text:p>
          </table:table-cell>
          <table:table-cell/>
          <table:table-cell table:formula="of:=[.A790]" office:value-type="string" office:string-value="wait" calcext:value-type="string">
            <text:p>wait</text:p>
          </table:table-cell>
          <table:table-cell table:formula="of:=IF([.A790]=&quot;rate&quot;;FLOOR([.D790]*[.$K$1]) &amp; &quot;kbit&quot;;[.D79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46kbit</text:p>
          </table:table-cell>
          <table:table-cell/>
          <table:table-cell table:formula="of:=IF([.A791]=&quot;rate&quot;;MID([.B791];1;FIND(&quot;kb&quot;;[.B791])-1);[.B791])" office:value-type="string" office:string-value="2346" calcext:value-type="string">
            <text:p>2346</text:p>
          </table:table-cell>
          <table:table-cell/>
          <table:table-cell table:formula="of:=[.A791]" office:value-type="string" office:string-value="rate" calcext:value-type="string">
            <text:p>rate</text:p>
          </table:table-cell>
          <table:table-cell table:formula="of:=IF([.A791]=&quot;rate&quot;;FLOOR([.D791]*[.$K$1]) &amp; &quot;kbit&quot;;[.D791])" office:value-type="string" office:string-value="586kbit" calcext:value-type="string">
            <text:p>58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92]=&quot;rate&quot;;MID([.B792];1;FIND(&quot;kb&quot;;[.B792])-1);[.B792])" office:value-type="string" office:string-value="1s" calcext:value-type="string">
            <text:p>1s</text:p>
          </table:table-cell>
          <table:table-cell/>
          <table:table-cell table:formula="of:=[.A792]" office:value-type="string" office:string-value="wait" calcext:value-type="string">
            <text:p>wait</text:p>
          </table:table-cell>
          <table:table-cell table:formula="of:=IF([.A792]=&quot;rate&quot;;FLOOR([.D792]*[.$K$1]) &amp; &quot;kbit&quot;;[.D79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023kbit</text:p>
          </table:table-cell>
          <table:table-cell/>
          <table:table-cell table:formula="of:=IF([.A793]=&quot;rate&quot;;MID([.B793];1;FIND(&quot;kb&quot;;[.B793])-1);[.B793])" office:value-type="string" office:string-value="2023" calcext:value-type="string">
            <text:p>2023</text:p>
          </table:table-cell>
          <table:table-cell/>
          <table:table-cell table:formula="of:=[.A793]" office:value-type="string" office:string-value="rate" calcext:value-type="string">
            <text:p>rate</text:p>
          </table:table-cell>
          <table:table-cell table:formula="of:=IF([.A793]=&quot;rate&quot;;FLOOR([.D793]*[.$K$1]) &amp; &quot;kbit&quot;;[.D793])" office:value-type="string" office:string-value="505kbit" calcext:value-type="string">
            <text:p>50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94]=&quot;rate&quot;;MID([.B794];1;FIND(&quot;kb&quot;;[.B794])-1);[.B794])" office:value-type="string" office:string-value="1s" calcext:value-type="string">
            <text:p>1s</text:p>
          </table:table-cell>
          <table:table-cell/>
          <table:table-cell table:formula="of:=[.A794]" office:value-type="string" office:string-value="wait" calcext:value-type="string">
            <text:p>wait</text:p>
          </table:table-cell>
          <table:table-cell table:formula="of:=IF([.A794]=&quot;rate&quot;;FLOOR([.D794]*[.$K$1]) &amp; &quot;kbit&quot;;[.D79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05kbit</text:p>
          </table:table-cell>
          <table:table-cell/>
          <table:table-cell table:formula="of:=IF([.A795]=&quot;rate&quot;;MID([.B795];1;FIND(&quot;kb&quot;;[.B795])-1);[.B795])" office:value-type="string" office:string-value="3505" calcext:value-type="string">
            <text:p>3505</text:p>
          </table:table-cell>
          <table:table-cell/>
          <table:table-cell table:formula="of:=[.A795]" office:value-type="string" office:string-value="rate" calcext:value-type="string">
            <text:p>rate</text:p>
          </table:table-cell>
          <table:table-cell table:formula="of:=IF([.A795]=&quot;rate&quot;;FLOOR([.D795]*[.$K$1]) &amp; &quot;kbit&quot;;[.D795])" office:value-type="string" office:string-value="876kbit" calcext:value-type="string">
            <text:p>87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96]=&quot;rate&quot;;MID([.B796];1;FIND(&quot;kb&quot;;[.B796])-1);[.B796])" office:value-type="string" office:string-value="1s" calcext:value-type="string">
            <text:p>1s</text:p>
          </table:table-cell>
          <table:table-cell/>
          <table:table-cell table:formula="of:=[.A796]" office:value-type="string" office:string-value="wait" calcext:value-type="string">
            <text:p>wait</text:p>
          </table:table-cell>
          <table:table-cell table:formula="of:=IF([.A796]=&quot;rate&quot;;FLOOR([.D796]*[.$K$1]) &amp; &quot;kbit&quot;;[.D79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78kbit</text:p>
          </table:table-cell>
          <table:table-cell/>
          <table:table-cell table:formula="of:=IF([.A797]=&quot;rate&quot;;MID([.B797];1;FIND(&quot;kb&quot;;[.B797])-1);[.B797])" office:value-type="string" office:string-value="3578" calcext:value-type="string">
            <text:p>3578</text:p>
          </table:table-cell>
          <table:table-cell/>
          <table:table-cell table:formula="of:=[.A797]" office:value-type="string" office:string-value="rate" calcext:value-type="string">
            <text:p>rate</text:p>
          </table:table-cell>
          <table:table-cell table:formula="of:=IF([.A797]=&quot;rate&quot;;FLOOR([.D797]*[.$K$1]) &amp; &quot;kbit&quot;;[.D797])" office:value-type="string" office:string-value="894kbit" calcext:value-type="string">
            <text:p>89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798]=&quot;rate&quot;;MID([.B798];1;FIND(&quot;kb&quot;;[.B798])-1);[.B798])" office:value-type="string" office:string-value="1s" calcext:value-type="string">
            <text:p>1s</text:p>
          </table:table-cell>
          <table:table-cell/>
          <table:table-cell table:formula="of:=[.A798]" office:value-type="string" office:string-value="wait" calcext:value-type="string">
            <text:p>wait</text:p>
          </table:table-cell>
          <table:table-cell table:formula="of:=IF([.A798]=&quot;rate&quot;;FLOOR([.D798]*[.$K$1]) &amp; &quot;kbit&quot;;[.D79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953kbit</text:p>
          </table:table-cell>
          <table:table-cell/>
          <table:table-cell table:formula="of:=IF([.A799]=&quot;rate&quot;;MID([.B799];1;FIND(&quot;kb&quot;;[.B799])-1);[.B799])" office:value-type="string" office:string-value="1953" calcext:value-type="string">
            <text:p>1953</text:p>
          </table:table-cell>
          <table:table-cell/>
          <table:table-cell table:formula="of:=[.A799]" office:value-type="string" office:string-value="rate" calcext:value-type="string">
            <text:p>rate</text:p>
          </table:table-cell>
          <table:table-cell table:formula="of:=IF([.A799]=&quot;rate&quot;;FLOOR([.D799]*[.$K$1]) &amp; &quot;kbit&quot;;[.D799])" office:value-type="string" office:string-value="488kbit" calcext:value-type="string">
            <text:p>48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00]=&quot;rate&quot;;MID([.B800];1;FIND(&quot;kb&quot;;[.B800])-1);[.B800])" office:value-type="string" office:string-value="1s" calcext:value-type="string">
            <text:p>1s</text:p>
          </table:table-cell>
          <table:table-cell/>
          <table:table-cell table:formula="of:=[.A800]" office:value-type="string" office:string-value="wait" calcext:value-type="string">
            <text:p>wait</text:p>
          </table:table-cell>
          <table:table-cell table:formula="of:=IF([.A800]=&quot;rate&quot;;FLOOR([.D800]*[.$K$1]) &amp; &quot;kbit&quot;;[.D80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908kbit</text:p>
          </table:table-cell>
          <table:table-cell/>
          <table:table-cell table:formula="of:=IF([.A801]=&quot;rate&quot;;MID([.B801];1;FIND(&quot;kb&quot;;[.B801])-1);[.B801])" office:value-type="string" office:string-value="1908" calcext:value-type="string">
            <text:p>1908</text:p>
          </table:table-cell>
          <table:table-cell/>
          <table:table-cell table:formula="of:=[.A801]" office:value-type="string" office:string-value="rate" calcext:value-type="string">
            <text:p>rate</text:p>
          </table:table-cell>
          <table:table-cell table:formula="of:=IF([.A801]=&quot;rate&quot;;FLOOR([.D801]*[.$K$1]) &amp; &quot;kbit&quot;;[.D801])" office:value-type="string" office:string-value="477kbit" calcext:value-type="string">
            <text:p>47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02]=&quot;rate&quot;;MID([.B802];1;FIND(&quot;kb&quot;;[.B802])-1);[.B802])" office:value-type="string" office:string-value="1s" calcext:value-type="string">
            <text:p>1s</text:p>
          </table:table-cell>
          <table:table-cell/>
          <table:table-cell table:formula="of:=[.A802]" office:value-type="string" office:string-value="wait" calcext:value-type="string">
            <text:p>wait</text:p>
          </table:table-cell>
          <table:table-cell table:formula="of:=IF([.A802]=&quot;rate&quot;;FLOOR([.D802]*[.$K$1]) &amp; &quot;kbit&quot;;[.D80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94kbit</text:p>
          </table:table-cell>
          <table:table-cell/>
          <table:table-cell table:formula="of:=IF([.A803]=&quot;rate&quot;;MID([.B803];1;FIND(&quot;kb&quot;;[.B803])-1);[.B803])" office:value-type="string" office:string-value="2694" calcext:value-type="string">
            <text:p>2694</text:p>
          </table:table-cell>
          <table:table-cell/>
          <table:table-cell table:formula="of:=[.A803]" office:value-type="string" office:string-value="rate" calcext:value-type="string">
            <text:p>rate</text:p>
          </table:table-cell>
          <table:table-cell table:formula="of:=IF([.A803]=&quot;rate&quot;;FLOOR([.D803]*[.$K$1]) &amp; &quot;kbit&quot;;[.D803])" office:value-type="string" office:string-value="673kbit" calcext:value-type="string">
            <text:p>67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04]=&quot;rate&quot;;MID([.B804];1;FIND(&quot;kb&quot;;[.B804])-1);[.B804])" office:value-type="string" office:string-value="1s" calcext:value-type="string">
            <text:p>1s</text:p>
          </table:table-cell>
          <table:table-cell/>
          <table:table-cell table:formula="of:=[.A804]" office:value-type="string" office:string-value="wait" calcext:value-type="string">
            <text:p>wait</text:p>
          </table:table-cell>
          <table:table-cell table:formula="of:=IF([.A804]=&quot;rate&quot;;FLOOR([.D804]*[.$K$1]) &amp; &quot;kbit&quot;;[.D80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98kbit</text:p>
          </table:table-cell>
          <table:table-cell/>
          <table:table-cell table:formula="of:=IF([.A805]=&quot;rate&quot;;MID([.B805];1;FIND(&quot;kb&quot;;[.B805])-1);[.B805])" office:value-type="string" office:string-value="2398" calcext:value-type="string">
            <text:p>2398</text:p>
          </table:table-cell>
          <table:table-cell/>
          <table:table-cell table:formula="of:=[.A805]" office:value-type="string" office:string-value="rate" calcext:value-type="string">
            <text:p>rate</text:p>
          </table:table-cell>
          <table:table-cell table:formula="of:=IF([.A805]=&quot;rate&quot;;FLOOR([.D805]*[.$K$1]) &amp; &quot;kbit&quot;;[.D805])" office:value-type="string" office:string-value="599kbit" calcext:value-type="string">
            <text:p>59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06]=&quot;rate&quot;;MID([.B806];1;FIND(&quot;kb&quot;;[.B806])-1);[.B806])" office:value-type="string" office:string-value="1s" calcext:value-type="string">
            <text:p>1s</text:p>
          </table:table-cell>
          <table:table-cell/>
          <table:table-cell table:formula="of:=[.A806]" office:value-type="string" office:string-value="wait" calcext:value-type="string">
            <text:p>wait</text:p>
          </table:table-cell>
          <table:table-cell table:formula="of:=IF([.A806]=&quot;rate&quot;;FLOOR([.D806]*[.$K$1]) &amp; &quot;kbit&quot;;[.D80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73kbit</text:p>
          </table:table-cell>
          <table:table-cell/>
          <table:table-cell table:formula="of:=IF([.A807]=&quot;rate&quot;;MID([.B807];1;FIND(&quot;kb&quot;;[.B807])-1);[.B807])" office:value-type="string" office:string-value="2373" calcext:value-type="string">
            <text:p>2373</text:p>
          </table:table-cell>
          <table:table-cell/>
          <table:table-cell table:formula="of:=[.A807]" office:value-type="string" office:string-value="rate" calcext:value-type="string">
            <text:p>rate</text:p>
          </table:table-cell>
          <table:table-cell table:formula="of:=IF([.A807]=&quot;rate&quot;;FLOOR([.D807]*[.$K$1]) &amp; &quot;kbit&quot;;[.D807])" office:value-type="string" office:string-value="593kbit" calcext:value-type="string">
            <text:p>59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08]=&quot;rate&quot;;MID([.B808];1;FIND(&quot;kb&quot;;[.B808])-1);[.B808])" office:value-type="string" office:string-value="1s" calcext:value-type="string">
            <text:p>1s</text:p>
          </table:table-cell>
          <table:table-cell/>
          <table:table-cell table:formula="of:=[.A808]" office:value-type="string" office:string-value="wait" calcext:value-type="string">
            <text:p>wait</text:p>
          </table:table-cell>
          <table:table-cell table:formula="of:=IF([.A808]=&quot;rate&quot;;FLOOR([.D808]*[.$K$1]) &amp; &quot;kbit&quot;;[.D80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80kbit</text:p>
          </table:table-cell>
          <table:table-cell/>
          <table:table-cell table:formula="of:=IF([.A809]=&quot;rate&quot;;MID([.B809];1;FIND(&quot;kb&quot;;[.B809])-1);[.B809])" office:value-type="string" office:string-value="2580" calcext:value-type="string">
            <text:p>2580</text:p>
          </table:table-cell>
          <table:table-cell/>
          <table:table-cell table:formula="of:=[.A809]" office:value-type="string" office:string-value="rate" calcext:value-type="string">
            <text:p>rate</text:p>
          </table:table-cell>
          <table:table-cell table:formula="of:=IF([.A809]=&quot;rate&quot;;FLOOR([.D809]*[.$K$1]) &amp; &quot;kbit&quot;;[.D809])" office:value-type="string" office:string-value="645kbit" calcext:value-type="string">
            <text:p>64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10]=&quot;rate&quot;;MID([.B810];1;FIND(&quot;kb&quot;;[.B810])-1);[.B810])" office:value-type="string" office:string-value="1s" calcext:value-type="string">
            <text:p>1s</text:p>
          </table:table-cell>
          <table:table-cell/>
          <table:table-cell table:formula="of:=[.A810]" office:value-type="string" office:string-value="wait" calcext:value-type="string">
            <text:p>wait</text:p>
          </table:table-cell>
          <table:table-cell table:formula="of:=IF([.A810]=&quot;rate&quot;;FLOOR([.D810]*[.$K$1]) &amp; &quot;kbit&quot;;[.D81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824kbit</text:p>
          </table:table-cell>
          <table:table-cell/>
          <table:table-cell table:formula="of:=IF([.A811]=&quot;rate&quot;;MID([.B811];1;FIND(&quot;kb&quot;;[.B811])-1);[.B811])" office:value-type="string" office:string-value="2824" calcext:value-type="string">
            <text:p>2824</text:p>
          </table:table-cell>
          <table:table-cell/>
          <table:table-cell table:formula="of:=[.A811]" office:value-type="string" office:string-value="rate" calcext:value-type="string">
            <text:p>rate</text:p>
          </table:table-cell>
          <table:table-cell table:formula="of:=IF([.A811]=&quot;rate&quot;;FLOOR([.D811]*[.$K$1]) &amp; &quot;kbit&quot;;[.D811])" office:value-type="string" office:string-value="706kbit" calcext:value-type="string">
            <text:p>70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12]=&quot;rate&quot;;MID([.B812];1;FIND(&quot;kb&quot;;[.B812])-1);[.B812])" office:value-type="string" office:string-value="1s" calcext:value-type="string">
            <text:p>1s</text:p>
          </table:table-cell>
          <table:table-cell/>
          <table:table-cell table:formula="of:=[.A812]" office:value-type="string" office:string-value="wait" calcext:value-type="string">
            <text:p>wait</text:p>
          </table:table-cell>
          <table:table-cell table:formula="of:=IF([.A812]=&quot;rate&quot;;FLOOR([.D812]*[.$K$1]) &amp; &quot;kbit&quot;;[.D81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074kbit</text:p>
          </table:table-cell>
          <table:table-cell/>
          <table:table-cell table:formula="of:=IF([.A813]=&quot;rate&quot;;MID([.B813];1;FIND(&quot;kb&quot;;[.B813])-1);[.B813])" office:value-type="string" office:string-value="2074" calcext:value-type="string">
            <text:p>2074</text:p>
          </table:table-cell>
          <table:table-cell/>
          <table:table-cell table:formula="of:=[.A813]" office:value-type="string" office:string-value="rate" calcext:value-type="string">
            <text:p>rate</text:p>
          </table:table-cell>
          <table:table-cell table:formula="of:=IF([.A813]=&quot;rate&quot;;FLOOR([.D813]*[.$K$1]) &amp; &quot;kbit&quot;;[.D813])" office:value-type="string" office:string-value="518kbit" calcext:value-type="string">
            <text:p>51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14]=&quot;rate&quot;;MID([.B814];1;FIND(&quot;kb&quot;;[.B814])-1);[.B814])" office:value-type="string" office:string-value="1s" calcext:value-type="string">
            <text:p>1s</text:p>
          </table:table-cell>
          <table:table-cell/>
          <table:table-cell table:formula="of:=[.A814]" office:value-type="string" office:string-value="wait" calcext:value-type="string">
            <text:p>wait</text:p>
          </table:table-cell>
          <table:table-cell table:formula="of:=IF([.A814]=&quot;rate&quot;;FLOOR([.D814]*[.$K$1]) &amp; &quot;kbit&quot;;[.D81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13kbit</text:p>
          </table:table-cell>
          <table:table-cell/>
          <table:table-cell table:formula="of:=IF([.A815]=&quot;rate&quot;;MID([.B815];1;FIND(&quot;kb&quot;;[.B815])-1);[.B815])" office:value-type="string" office:string-value="2613" calcext:value-type="string">
            <text:p>2613</text:p>
          </table:table-cell>
          <table:table-cell/>
          <table:table-cell table:formula="of:=[.A815]" office:value-type="string" office:string-value="rate" calcext:value-type="string">
            <text:p>rate</text:p>
          </table:table-cell>
          <table:table-cell table:formula="of:=IF([.A815]=&quot;rate&quot;;FLOOR([.D815]*[.$K$1]) &amp; &quot;kbit&quot;;[.D815])" office:value-type="string" office:string-value="653kbit" calcext:value-type="string">
            <text:p>65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16]=&quot;rate&quot;;MID([.B816];1;FIND(&quot;kb&quot;;[.B816])-1);[.B816])" office:value-type="string" office:string-value="1s" calcext:value-type="string">
            <text:p>1s</text:p>
          </table:table-cell>
          <table:table-cell/>
          <table:table-cell table:formula="of:=[.A816]" office:value-type="string" office:string-value="wait" calcext:value-type="string">
            <text:p>wait</text:p>
          </table:table-cell>
          <table:table-cell table:formula="of:=IF([.A816]=&quot;rate&quot;;FLOOR([.D816]*[.$K$1]) &amp; &quot;kbit&quot;;[.D81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254kbit</text:p>
          </table:table-cell>
          <table:table-cell/>
          <table:table-cell table:formula="of:=IF([.A817]=&quot;rate&quot;;MID([.B817];1;FIND(&quot;kb&quot;;[.B817])-1);[.B817])" office:value-type="string" office:string-value="2254" calcext:value-type="string">
            <text:p>2254</text:p>
          </table:table-cell>
          <table:table-cell/>
          <table:table-cell table:formula="of:=[.A817]" office:value-type="string" office:string-value="rate" calcext:value-type="string">
            <text:p>rate</text:p>
          </table:table-cell>
          <table:table-cell table:formula="of:=IF([.A817]=&quot;rate&quot;;FLOOR([.D817]*[.$K$1]) &amp; &quot;kbit&quot;;[.D817])" office:value-type="string" office:string-value="563kbit" calcext:value-type="string">
            <text:p>56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18]=&quot;rate&quot;;MID([.B818];1;FIND(&quot;kb&quot;;[.B818])-1);[.B818])" office:value-type="string" office:string-value="1s" calcext:value-type="string">
            <text:p>1s</text:p>
          </table:table-cell>
          <table:table-cell/>
          <table:table-cell table:formula="of:=[.A818]" office:value-type="string" office:string-value="wait" calcext:value-type="string">
            <text:p>wait</text:p>
          </table:table-cell>
          <table:table-cell table:formula="of:=IF([.A818]=&quot;rate&quot;;FLOOR([.D818]*[.$K$1]) &amp; &quot;kbit&quot;;[.D81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29kbit</text:p>
          </table:table-cell>
          <table:table-cell/>
          <table:table-cell table:formula="of:=IF([.A819]=&quot;rate&quot;;MID([.B819];1;FIND(&quot;kb&quot;;[.B819])-1);[.B819])" office:value-type="string" office:string-value="2529" calcext:value-type="string">
            <text:p>2529</text:p>
          </table:table-cell>
          <table:table-cell/>
          <table:table-cell table:formula="of:=[.A819]" office:value-type="string" office:string-value="rate" calcext:value-type="string">
            <text:p>rate</text:p>
          </table:table-cell>
          <table:table-cell table:formula="of:=IF([.A819]=&quot;rate&quot;;FLOOR([.D819]*[.$K$1]) &amp; &quot;kbit&quot;;[.D819])" office:value-type="string" office:string-value="632kbit" calcext:value-type="string">
            <text:p>63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20]=&quot;rate&quot;;MID([.B820];1;FIND(&quot;kb&quot;;[.B820])-1);[.B820])" office:value-type="string" office:string-value="1s" calcext:value-type="string">
            <text:p>1s</text:p>
          </table:table-cell>
          <table:table-cell/>
          <table:table-cell table:formula="of:=[.A820]" office:value-type="string" office:string-value="wait" calcext:value-type="string">
            <text:p>wait</text:p>
          </table:table-cell>
          <table:table-cell table:formula="of:=IF([.A820]=&quot;rate&quot;;FLOOR([.D820]*[.$K$1]) &amp; &quot;kbit&quot;;[.D82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10kbit</text:p>
          </table:table-cell>
          <table:table-cell/>
          <table:table-cell table:formula="of:=IF([.A821]=&quot;rate&quot;;MID([.B821];1;FIND(&quot;kb&quot;;[.B821])-1);[.B821])" office:value-type="string" office:string-value="1510" calcext:value-type="string">
            <text:p>1510</text:p>
          </table:table-cell>
          <table:table-cell/>
          <table:table-cell table:formula="of:=[.A821]" office:value-type="string" office:string-value="rate" calcext:value-type="string">
            <text:p>rate</text:p>
          </table:table-cell>
          <table:table-cell table:formula="of:=IF([.A821]=&quot;rate&quot;;FLOOR([.D821]*[.$K$1]) &amp; &quot;kbit&quot;;[.D821])" office:value-type="string" office:string-value="377kbit" calcext:value-type="string">
            <text:p>37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22]=&quot;rate&quot;;MID([.B822];1;FIND(&quot;kb&quot;;[.B822])-1);[.B822])" office:value-type="string" office:string-value="1s" calcext:value-type="string">
            <text:p>1s</text:p>
          </table:table-cell>
          <table:table-cell/>
          <table:table-cell table:formula="of:=[.A822]" office:value-type="string" office:string-value="wait" calcext:value-type="string">
            <text:p>wait</text:p>
          </table:table-cell>
          <table:table-cell table:formula="of:=IF([.A822]=&quot;rate&quot;;FLOOR([.D822]*[.$K$1]) &amp; &quot;kbit&quot;;[.D82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973kbit</text:p>
          </table:table-cell>
          <table:table-cell/>
          <table:table-cell table:formula="of:=IF([.A823]=&quot;rate&quot;;MID([.B823];1;FIND(&quot;kb&quot;;[.B823])-1);[.B823])" office:value-type="string" office:string-value="973" calcext:value-type="string">
            <text:p>973</text:p>
          </table:table-cell>
          <table:table-cell/>
          <table:table-cell table:formula="of:=[.A823]" office:value-type="string" office:string-value="rate" calcext:value-type="string">
            <text:p>rate</text:p>
          </table:table-cell>
          <table:table-cell table:formula="of:=IF([.A823]=&quot;rate&quot;;FLOOR([.D823]*[.$K$1]) &amp; &quot;kbit&quot;;[.D823])" office:value-type="string" office:string-value="243kbit" calcext:value-type="string">
            <text:p>24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24]=&quot;rate&quot;;MID([.B824];1;FIND(&quot;kb&quot;;[.B824])-1);[.B824])" office:value-type="string" office:string-value="1s" calcext:value-type="string">
            <text:p>1s</text:p>
          </table:table-cell>
          <table:table-cell/>
          <table:table-cell table:formula="of:=[.A824]" office:value-type="string" office:string-value="wait" calcext:value-type="string">
            <text:p>wait</text:p>
          </table:table-cell>
          <table:table-cell table:formula="of:=IF([.A824]=&quot;rate&quot;;FLOOR([.D824]*[.$K$1]) &amp; &quot;kbit&quot;;[.D82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20kbit</text:p>
          </table:table-cell>
          <table:table-cell/>
          <table:table-cell table:formula="of:=IF([.A825]=&quot;rate&quot;;MID([.B825];1;FIND(&quot;kb&quot;;[.B825])-1);[.B825])" office:value-type="string" office:string-value="520" calcext:value-type="string">
            <text:p>520</text:p>
          </table:table-cell>
          <table:table-cell/>
          <table:table-cell table:formula="of:=[.A825]" office:value-type="string" office:string-value="rate" calcext:value-type="string">
            <text:p>rate</text:p>
          </table:table-cell>
          <table:table-cell table:formula="of:=IF([.A825]=&quot;rate&quot;;FLOOR([.D825]*[.$K$1]) &amp; &quot;kbit&quot;;[.D825])" office:value-type="string" office:string-value="130kbit" calcext:value-type="string">
            <text:p>13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26]=&quot;rate&quot;;MID([.B826];1;FIND(&quot;kb&quot;;[.B826])-1);[.B826])" office:value-type="string" office:string-value="1s" calcext:value-type="string">
            <text:p>1s</text:p>
          </table:table-cell>
          <table:table-cell/>
          <table:table-cell table:formula="of:=[.A826]" office:value-type="string" office:string-value="wait" calcext:value-type="string">
            <text:p>wait</text:p>
          </table:table-cell>
          <table:table-cell table:formula="of:=IF([.A826]=&quot;rate&quot;;FLOOR([.D826]*[.$K$1]) &amp; &quot;kbit&quot;;[.D82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76kbit</text:p>
          </table:table-cell>
          <table:table-cell/>
          <table:table-cell table:formula="of:=IF([.A827]=&quot;rate&quot;;MID([.B827];1;FIND(&quot;kb&quot;;[.B827])-1);[.B827])" office:value-type="string" office:string-value="776" calcext:value-type="string">
            <text:p>776</text:p>
          </table:table-cell>
          <table:table-cell/>
          <table:table-cell table:formula="of:=[.A827]" office:value-type="string" office:string-value="rate" calcext:value-type="string">
            <text:p>rate</text:p>
          </table:table-cell>
          <table:table-cell table:formula="of:=IF([.A827]=&quot;rate&quot;;FLOOR([.D827]*[.$K$1]) &amp; &quot;kbit&quot;;[.D827])" office:value-type="string" office:string-value="194kbit" calcext:value-type="string">
            <text:p>19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28]=&quot;rate&quot;;MID([.B828];1;FIND(&quot;kb&quot;;[.B828])-1);[.B828])" office:value-type="string" office:string-value="1s" calcext:value-type="string">
            <text:p>1s</text:p>
          </table:table-cell>
          <table:table-cell/>
          <table:table-cell table:formula="of:=[.A828]" office:value-type="string" office:string-value="wait" calcext:value-type="string">
            <text:p>wait</text:p>
          </table:table-cell>
          <table:table-cell table:formula="of:=IF([.A828]=&quot;rate&quot;;FLOOR([.D828]*[.$K$1]) &amp; &quot;kbit&quot;;[.D82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1kbit</text:p>
          </table:table-cell>
          <table:table-cell/>
          <table:table-cell table:formula="of:=IF([.A829]=&quot;rate&quot;;MID([.B829];1;FIND(&quot;kb&quot;;[.B829])-1);[.B829])" office:value-type="string" office:string-value="301" calcext:value-type="string">
            <text:p>301</text:p>
          </table:table-cell>
          <table:table-cell/>
          <table:table-cell table:formula="of:=[.A829]" office:value-type="string" office:string-value="rate" calcext:value-type="string">
            <text:p>rate</text:p>
          </table:table-cell>
          <table:table-cell table:formula="of:=IF([.A829]=&quot;rate&quot;;FLOOR([.D829]*[.$K$1]) &amp; &quot;kbit&quot;;[.D829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30]=&quot;rate&quot;;MID([.B830];1;FIND(&quot;kb&quot;;[.B830])-1);[.B830])" office:value-type="string" office:string-value="1s" calcext:value-type="string">
            <text:p>1s</text:p>
          </table:table-cell>
          <table:table-cell/>
          <table:table-cell table:formula="of:=[.A830]" office:value-type="string" office:string-value="wait" calcext:value-type="string">
            <text:p>wait</text:p>
          </table:table-cell>
          <table:table-cell table:formula="of:=IF([.A830]=&quot;rate&quot;;FLOOR([.D830]*[.$K$1]) &amp; &quot;kbit&quot;;[.D83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831]=&quot;rate&quot;;MID([.B831];1;FIND(&quot;kb&quot;;[.B831])-1);[.B831])" office:value-type="string" office:string-value="300" calcext:value-type="string">
            <text:p>300</text:p>
          </table:table-cell>
          <table:table-cell/>
          <table:table-cell table:formula="of:=[.A831]" office:value-type="string" office:string-value="rate" calcext:value-type="string">
            <text:p>rate</text:p>
          </table:table-cell>
          <table:table-cell table:formula="of:=IF([.A831]=&quot;rate&quot;;FLOOR([.D831]*[.$K$1]) &amp; &quot;kbit&quot;;[.D831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32]=&quot;rate&quot;;MID([.B832];1;FIND(&quot;kb&quot;;[.B832])-1);[.B832])" office:value-type="string" office:string-value="1s" calcext:value-type="string">
            <text:p>1s</text:p>
          </table:table-cell>
          <table:table-cell/>
          <table:table-cell table:formula="of:=[.A832]" office:value-type="string" office:string-value="wait" calcext:value-type="string">
            <text:p>wait</text:p>
          </table:table-cell>
          <table:table-cell table:formula="of:=IF([.A832]=&quot;rate&quot;;FLOOR([.D832]*[.$K$1]) &amp; &quot;kbit&quot;;[.D83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08kbit</text:p>
          </table:table-cell>
          <table:table-cell/>
          <table:table-cell table:formula="of:=IF([.A833]=&quot;rate&quot;;MID([.B833];1;FIND(&quot;kb&quot;;[.B833])-1);[.B833])" office:value-type="string" office:string-value="508" calcext:value-type="string">
            <text:p>508</text:p>
          </table:table-cell>
          <table:table-cell/>
          <table:table-cell table:formula="of:=[.A833]" office:value-type="string" office:string-value="rate" calcext:value-type="string">
            <text:p>rate</text:p>
          </table:table-cell>
          <table:table-cell table:formula="of:=IF([.A833]=&quot;rate&quot;;FLOOR([.D833]*[.$K$1]) &amp; &quot;kbit&quot;;[.D833])" office:value-type="string" office:string-value="127kbit" calcext:value-type="string">
            <text:p>12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34]=&quot;rate&quot;;MID([.B834];1;FIND(&quot;kb&quot;;[.B834])-1);[.B834])" office:value-type="string" office:string-value="1s" calcext:value-type="string">
            <text:p>1s</text:p>
          </table:table-cell>
          <table:table-cell/>
          <table:table-cell table:formula="of:=[.A834]" office:value-type="string" office:string-value="wait" calcext:value-type="string">
            <text:p>wait</text:p>
          </table:table-cell>
          <table:table-cell table:formula="of:=IF([.A834]=&quot;rate&quot;;FLOOR([.D834]*[.$K$1]) &amp; &quot;kbit&quot;;[.D83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76kbit</text:p>
          </table:table-cell>
          <table:table-cell/>
          <table:table-cell table:formula="of:=IF([.A835]=&quot;rate&quot;;MID([.B835];1;FIND(&quot;kb&quot;;[.B835])-1);[.B835])" office:value-type="string" office:string-value="576" calcext:value-type="string">
            <text:p>576</text:p>
          </table:table-cell>
          <table:table-cell/>
          <table:table-cell table:formula="of:=[.A835]" office:value-type="string" office:string-value="rate" calcext:value-type="string">
            <text:p>rate</text:p>
          </table:table-cell>
          <table:table-cell table:formula="of:=IF([.A835]=&quot;rate&quot;;FLOOR([.D835]*[.$K$1]) &amp; &quot;kbit&quot;;[.D835])" office:value-type="string" office:string-value="144kbit" calcext:value-type="string">
            <text:p>14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36]=&quot;rate&quot;;MID([.B836];1;FIND(&quot;kb&quot;;[.B836])-1);[.B836])" office:value-type="string" office:string-value="1s" calcext:value-type="string">
            <text:p>1s</text:p>
          </table:table-cell>
          <table:table-cell/>
          <table:table-cell table:formula="of:=[.A836]" office:value-type="string" office:string-value="wait" calcext:value-type="string">
            <text:p>wait</text:p>
          </table:table-cell>
          <table:table-cell table:formula="of:=IF([.A836]=&quot;rate&quot;;FLOOR([.D836]*[.$K$1]) &amp; &quot;kbit&quot;;[.D83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275kbit</text:p>
          </table:table-cell>
          <table:table-cell/>
          <table:table-cell table:formula="of:=IF([.A837]=&quot;rate&quot;;MID([.B837];1;FIND(&quot;kb&quot;;[.B837])-1);[.B837])" office:value-type="string" office:string-value="1275" calcext:value-type="string">
            <text:p>1275</text:p>
          </table:table-cell>
          <table:table-cell/>
          <table:table-cell table:formula="of:=[.A837]" office:value-type="string" office:string-value="rate" calcext:value-type="string">
            <text:p>rate</text:p>
          </table:table-cell>
          <table:table-cell table:formula="of:=IF([.A837]=&quot;rate&quot;;FLOOR([.D837]*[.$K$1]) &amp; &quot;kbit&quot;;[.D837])" office:value-type="string" office:string-value="318kbit" calcext:value-type="string">
            <text:p>31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38]=&quot;rate&quot;;MID([.B838];1;FIND(&quot;kb&quot;;[.B838])-1);[.B838])" office:value-type="string" office:string-value="1s" calcext:value-type="string">
            <text:p>1s</text:p>
          </table:table-cell>
          <table:table-cell/>
          <table:table-cell table:formula="of:=[.A838]" office:value-type="string" office:string-value="wait" calcext:value-type="string">
            <text:p>wait</text:p>
          </table:table-cell>
          <table:table-cell table:formula="of:=IF([.A838]=&quot;rate&quot;;FLOOR([.D838]*[.$K$1]) &amp; &quot;kbit&quot;;[.D83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876kbit</text:p>
          </table:table-cell>
          <table:table-cell/>
          <table:table-cell table:formula="of:=IF([.A839]=&quot;rate&quot;;MID([.B839];1;FIND(&quot;kb&quot;;[.B839])-1);[.B839])" office:value-type="string" office:string-value="1876" calcext:value-type="string">
            <text:p>1876</text:p>
          </table:table-cell>
          <table:table-cell/>
          <table:table-cell table:formula="of:=[.A839]" office:value-type="string" office:string-value="rate" calcext:value-type="string">
            <text:p>rate</text:p>
          </table:table-cell>
          <table:table-cell table:formula="of:=IF([.A839]=&quot;rate&quot;;FLOOR([.D839]*[.$K$1]) &amp; &quot;kbit&quot;;[.D839])" office:value-type="string" office:string-value="469kbit" calcext:value-type="string">
            <text:p>46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40]=&quot;rate&quot;;MID([.B840];1;FIND(&quot;kb&quot;;[.B840])-1);[.B840])" office:value-type="string" office:string-value="1s" calcext:value-type="string">
            <text:p>1s</text:p>
          </table:table-cell>
          <table:table-cell/>
          <table:table-cell table:formula="of:=[.A840]" office:value-type="string" office:string-value="wait" calcext:value-type="string">
            <text:p>wait</text:p>
          </table:table-cell>
          <table:table-cell table:formula="of:=IF([.A840]=&quot;rate&quot;;FLOOR([.D840]*[.$K$1]) &amp; &quot;kbit&quot;;[.D84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138kbit</text:p>
          </table:table-cell>
          <table:table-cell/>
          <table:table-cell table:formula="of:=IF([.A841]=&quot;rate&quot;;MID([.B841];1;FIND(&quot;kb&quot;;[.B841])-1);[.B841])" office:value-type="string" office:string-value="2138" calcext:value-type="string">
            <text:p>2138</text:p>
          </table:table-cell>
          <table:table-cell/>
          <table:table-cell table:formula="of:=[.A841]" office:value-type="string" office:string-value="rate" calcext:value-type="string">
            <text:p>rate</text:p>
          </table:table-cell>
          <table:table-cell table:formula="of:=IF([.A841]=&quot;rate&quot;;FLOOR([.D841]*[.$K$1]) &amp; &quot;kbit&quot;;[.D841])" office:value-type="string" office:string-value="534kbit" calcext:value-type="string">
            <text:p>53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42]=&quot;rate&quot;;MID([.B842];1;FIND(&quot;kb&quot;;[.B842])-1);[.B842])" office:value-type="string" office:string-value="1s" calcext:value-type="string">
            <text:p>1s</text:p>
          </table:table-cell>
          <table:table-cell/>
          <table:table-cell table:formula="of:=[.A842]" office:value-type="string" office:string-value="wait" calcext:value-type="string">
            <text:p>wait</text:p>
          </table:table-cell>
          <table:table-cell table:formula="of:=IF([.A842]=&quot;rate&quot;;FLOOR([.D842]*[.$K$1]) &amp; &quot;kbit&quot;;[.D84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433kbit</text:p>
          </table:table-cell>
          <table:table-cell/>
          <table:table-cell table:formula="of:=IF([.A843]=&quot;rate&quot;;MID([.B843];1;FIND(&quot;kb&quot;;[.B843])-1);[.B843])" office:value-type="string" office:string-value="1433" calcext:value-type="string">
            <text:p>1433</text:p>
          </table:table-cell>
          <table:table-cell/>
          <table:table-cell table:formula="of:=[.A843]" office:value-type="string" office:string-value="rate" calcext:value-type="string">
            <text:p>rate</text:p>
          </table:table-cell>
          <table:table-cell table:formula="of:=IF([.A843]=&quot;rate&quot;;FLOOR([.D843]*[.$K$1]) &amp; &quot;kbit&quot;;[.D843])" office:value-type="string" office:string-value="358kbit" calcext:value-type="string">
            <text:p>35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44]=&quot;rate&quot;;MID([.B844];1;FIND(&quot;kb&quot;;[.B844])-1);[.B844])" office:value-type="string" office:string-value="1s" calcext:value-type="string">
            <text:p>1s</text:p>
          </table:table-cell>
          <table:table-cell/>
          <table:table-cell table:formula="of:=[.A844]" office:value-type="string" office:string-value="wait" calcext:value-type="string">
            <text:p>wait</text:p>
          </table:table-cell>
          <table:table-cell table:formula="of:=IF([.A844]=&quot;rate&quot;;FLOOR([.D844]*[.$K$1]) &amp; &quot;kbit&quot;;[.D84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224kbit</text:p>
          </table:table-cell>
          <table:table-cell/>
          <table:table-cell table:formula="of:=IF([.A845]=&quot;rate&quot;;MID([.B845];1;FIND(&quot;kb&quot;;[.B845])-1);[.B845])" office:value-type="string" office:string-value="1224" calcext:value-type="string">
            <text:p>1224</text:p>
          </table:table-cell>
          <table:table-cell/>
          <table:table-cell table:formula="of:=[.A845]" office:value-type="string" office:string-value="rate" calcext:value-type="string">
            <text:p>rate</text:p>
          </table:table-cell>
          <table:table-cell table:formula="of:=IF([.A845]=&quot;rate&quot;;FLOOR([.D845]*[.$K$1]) &amp; &quot;kbit&quot;;[.D845])" office:value-type="string" office:string-value="306kbit" calcext:value-type="string">
            <text:p>30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46]=&quot;rate&quot;;MID([.B846];1;FIND(&quot;kb&quot;;[.B846])-1);[.B846])" office:value-type="string" office:string-value="1s" calcext:value-type="string">
            <text:p>1s</text:p>
          </table:table-cell>
          <table:table-cell/>
          <table:table-cell table:formula="of:=[.A846]" office:value-type="string" office:string-value="wait" calcext:value-type="string">
            <text:p>wait</text:p>
          </table:table-cell>
          <table:table-cell table:formula="of:=IF([.A846]=&quot;rate&quot;;FLOOR([.D846]*[.$K$1]) &amp; &quot;kbit&quot;;[.D84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960kbit</text:p>
          </table:table-cell>
          <table:table-cell/>
          <table:table-cell table:formula="of:=IF([.A847]=&quot;rate&quot;;MID([.B847];1;FIND(&quot;kb&quot;;[.B847])-1);[.B847])" office:value-type="string" office:string-value="960" calcext:value-type="string">
            <text:p>960</text:p>
          </table:table-cell>
          <table:table-cell/>
          <table:table-cell table:formula="of:=[.A847]" office:value-type="string" office:string-value="rate" calcext:value-type="string">
            <text:p>rate</text:p>
          </table:table-cell>
          <table:table-cell table:formula="of:=IF([.A847]=&quot;rate&quot;;FLOOR([.D847]*[.$K$1]) &amp; &quot;kbit&quot;;[.D847])" office:value-type="string" office:string-value="240kbit" calcext:value-type="string">
            <text:p>24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48]=&quot;rate&quot;;MID([.B848];1;FIND(&quot;kb&quot;;[.B848])-1);[.B848])" office:value-type="string" office:string-value="1s" calcext:value-type="string">
            <text:p>1s</text:p>
          </table:table-cell>
          <table:table-cell/>
          <table:table-cell table:formula="of:=[.A848]" office:value-type="string" office:string-value="wait" calcext:value-type="string">
            <text:p>wait</text:p>
          </table:table-cell>
          <table:table-cell table:formula="of:=IF([.A848]=&quot;rate&quot;;FLOOR([.D848]*[.$K$1]) &amp; &quot;kbit&quot;;[.D84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422kbit</text:p>
          </table:table-cell>
          <table:table-cell/>
          <table:table-cell table:formula="of:=IF([.A849]=&quot;rate&quot;;MID([.B849];1;FIND(&quot;kb&quot;;[.B849])-1);[.B849])" office:value-type="string" office:string-value="2422" calcext:value-type="string">
            <text:p>2422</text:p>
          </table:table-cell>
          <table:table-cell/>
          <table:table-cell table:formula="of:=[.A849]" office:value-type="string" office:string-value="rate" calcext:value-type="string">
            <text:p>rate</text:p>
          </table:table-cell>
          <table:table-cell table:formula="of:=IF([.A849]=&quot;rate&quot;;FLOOR([.D849]*[.$K$1]) &amp; &quot;kbit&quot;;[.D849])" office:value-type="string" office:string-value="605kbit" calcext:value-type="string">
            <text:p>60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50]=&quot;rate&quot;;MID([.B850];1;FIND(&quot;kb&quot;;[.B850])-1);[.B850])" office:value-type="string" office:string-value="1s" calcext:value-type="string">
            <text:p>1s</text:p>
          </table:table-cell>
          <table:table-cell/>
          <table:table-cell table:formula="of:=[.A850]" office:value-type="string" office:string-value="wait" calcext:value-type="string">
            <text:p>wait</text:p>
          </table:table-cell>
          <table:table-cell table:formula="of:=IF([.A850]=&quot;rate&quot;;FLOOR([.D850]*[.$K$1]) &amp; &quot;kbit&quot;;[.D85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827kbit</text:p>
          </table:table-cell>
          <table:table-cell/>
          <table:table-cell table:formula="of:=IF([.A851]=&quot;rate&quot;;MID([.B851];1;FIND(&quot;kb&quot;;[.B851])-1);[.B851])" office:value-type="string" office:string-value="1827" calcext:value-type="string">
            <text:p>1827</text:p>
          </table:table-cell>
          <table:table-cell/>
          <table:table-cell table:formula="of:=[.A851]" office:value-type="string" office:string-value="rate" calcext:value-type="string">
            <text:p>rate</text:p>
          </table:table-cell>
          <table:table-cell table:formula="of:=IF([.A851]=&quot;rate&quot;;FLOOR([.D851]*[.$K$1]) &amp; &quot;kbit&quot;;[.D851])" office:value-type="string" office:string-value="456kbit" calcext:value-type="string">
            <text:p>45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52]=&quot;rate&quot;;MID([.B852];1;FIND(&quot;kb&quot;;[.B852])-1);[.B852])" office:value-type="string" office:string-value="1s" calcext:value-type="string">
            <text:p>1s</text:p>
          </table:table-cell>
          <table:table-cell/>
          <table:table-cell table:formula="of:=[.A852]" office:value-type="string" office:string-value="wait" calcext:value-type="string">
            <text:p>wait</text:p>
          </table:table-cell>
          <table:table-cell table:formula="of:=IF([.A852]=&quot;rate&quot;;FLOOR([.D852]*[.$K$1]) &amp; &quot;kbit&quot;;[.D85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433kbit</text:p>
          </table:table-cell>
          <table:table-cell/>
          <table:table-cell table:formula="of:=IF([.A853]=&quot;rate&quot;;MID([.B853];1;FIND(&quot;kb&quot;;[.B853])-1);[.B853])" office:value-type="string" office:string-value="2433" calcext:value-type="string">
            <text:p>2433</text:p>
          </table:table-cell>
          <table:table-cell/>
          <table:table-cell table:formula="of:=[.A853]" office:value-type="string" office:string-value="rate" calcext:value-type="string">
            <text:p>rate</text:p>
          </table:table-cell>
          <table:table-cell table:formula="of:=IF([.A853]=&quot;rate&quot;;FLOOR([.D853]*[.$K$1]) &amp; &quot;kbit&quot;;[.D853])" office:value-type="string" office:string-value="608kbit" calcext:value-type="string">
            <text:p>60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54]=&quot;rate&quot;;MID([.B854];1;FIND(&quot;kb&quot;;[.B854])-1);[.B854])" office:value-type="string" office:string-value="1s" calcext:value-type="string">
            <text:p>1s</text:p>
          </table:table-cell>
          <table:table-cell/>
          <table:table-cell table:formula="of:=[.A854]" office:value-type="string" office:string-value="wait" calcext:value-type="string">
            <text:p>wait</text:p>
          </table:table-cell>
          <table:table-cell table:formula="of:=IF([.A854]=&quot;rate&quot;;FLOOR([.D854]*[.$K$1]) &amp; &quot;kbit&quot;;[.D85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945kbit</text:p>
          </table:table-cell>
          <table:table-cell/>
          <table:table-cell table:formula="of:=IF([.A855]=&quot;rate&quot;;MID([.B855];1;FIND(&quot;kb&quot;;[.B855])-1);[.B855])" office:value-type="string" office:string-value="2945" calcext:value-type="string">
            <text:p>2945</text:p>
          </table:table-cell>
          <table:table-cell/>
          <table:table-cell table:formula="of:=[.A855]" office:value-type="string" office:string-value="rate" calcext:value-type="string">
            <text:p>rate</text:p>
          </table:table-cell>
          <table:table-cell table:formula="of:=IF([.A855]=&quot;rate&quot;;FLOOR([.D855]*[.$K$1]) &amp; &quot;kbit&quot;;[.D855])" office:value-type="string" office:string-value="736kbit" calcext:value-type="string">
            <text:p>73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56]=&quot;rate&quot;;MID([.B856];1;FIND(&quot;kb&quot;;[.B856])-1);[.B856])" office:value-type="string" office:string-value="1s" calcext:value-type="string">
            <text:p>1s</text:p>
          </table:table-cell>
          <table:table-cell/>
          <table:table-cell table:formula="of:=[.A856]" office:value-type="string" office:string-value="wait" calcext:value-type="string">
            <text:p>wait</text:p>
          </table:table-cell>
          <table:table-cell table:formula="of:=IF([.A856]=&quot;rate&quot;;FLOOR([.D856]*[.$K$1]) &amp; &quot;kbit&quot;;[.D85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360kbit</text:p>
          </table:table-cell>
          <table:table-cell/>
          <table:table-cell table:formula="of:=IF([.A857]=&quot;rate&quot;;MID([.B857];1;FIND(&quot;kb&quot;;[.B857])-1);[.B857])" office:value-type="string" office:string-value="3360" calcext:value-type="string">
            <text:p>3360</text:p>
          </table:table-cell>
          <table:table-cell/>
          <table:table-cell table:formula="of:=[.A857]" office:value-type="string" office:string-value="rate" calcext:value-type="string">
            <text:p>rate</text:p>
          </table:table-cell>
          <table:table-cell table:formula="of:=IF([.A857]=&quot;rate&quot;;FLOOR([.D857]*[.$K$1]) &amp; &quot;kbit&quot;;[.D857])" office:value-type="string" office:string-value="840kbit" calcext:value-type="string">
            <text:p>84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58]=&quot;rate&quot;;MID([.B858];1;FIND(&quot;kb&quot;;[.B858])-1);[.B858])" office:value-type="string" office:string-value="1s" calcext:value-type="string">
            <text:p>1s</text:p>
          </table:table-cell>
          <table:table-cell/>
          <table:table-cell table:formula="of:=[.A858]" office:value-type="string" office:string-value="wait" calcext:value-type="string">
            <text:p>wait</text:p>
          </table:table-cell>
          <table:table-cell table:formula="of:=IF([.A858]=&quot;rate&quot;;FLOOR([.D858]*[.$K$1]) &amp; &quot;kbit&quot;;[.D85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849kbit</text:p>
          </table:table-cell>
          <table:table-cell/>
          <table:table-cell table:formula="of:=IF([.A859]=&quot;rate&quot;;MID([.B859];1;FIND(&quot;kb&quot;;[.B859])-1);[.B859])" office:value-type="string" office:string-value="2849" calcext:value-type="string">
            <text:p>2849</text:p>
          </table:table-cell>
          <table:table-cell/>
          <table:table-cell table:formula="of:=[.A859]" office:value-type="string" office:string-value="rate" calcext:value-type="string">
            <text:p>rate</text:p>
          </table:table-cell>
          <table:table-cell table:formula="of:=IF([.A859]=&quot;rate&quot;;FLOOR([.D859]*[.$K$1]) &amp; &quot;kbit&quot;;[.D859])" office:value-type="string" office:string-value="712kbit" calcext:value-type="string">
            <text:p>71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60]=&quot;rate&quot;;MID([.B860];1;FIND(&quot;kb&quot;;[.B860])-1);[.B860])" office:value-type="string" office:string-value="1s" calcext:value-type="string">
            <text:p>1s</text:p>
          </table:table-cell>
          <table:table-cell/>
          <table:table-cell table:formula="of:=[.A860]" office:value-type="string" office:string-value="wait" calcext:value-type="string">
            <text:p>wait</text:p>
          </table:table-cell>
          <table:table-cell table:formula="of:=IF([.A860]=&quot;rate&quot;;FLOOR([.D860]*[.$K$1]) &amp; &quot;kbit&quot;;[.D86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056kbit</text:p>
          </table:table-cell>
          <table:table-cell/>
          <table:table-cell table:formula="of:=IF([.A861]=&quot;rate&quot;;MID([.B861];1;FIND(&quot;kb&quot;;[.B861])-1);[.B861])" office:value-type="string" office:string-value="2056" calcext:value-type="string">
            <text:p>2056</text:p>
          </table:table-cell>
          <table:table-cell/>
          <table:table-cell table:formula="of:=[.A861]" office:value-type="string" office:string-value="rate" calcext:value-type="string">
            <text:p>rate</text:p>
          </table:table-cell>
          <table:table-cell table:formula="of:=IF([.A861]=&quot;rate&quot;;FLOOR([.D861]*[.$K$1]) &amp; &quot;kbit&quot;;[.D861])" office:value-type="string" office:string-value="514kbit" calcext:value-type="string">
            <text:p>51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62]=&quot;rate&quot;;MID([.B862];1;FIND(&quot;kb&quot;;[.B862])-1);[.B862])" office:value-type="string" office:string-value="1s" calcext:value-type="string">
            <text:p>1s</text:p>
          </table:table-cell>
          <table:table-cell/>
          <table:table-cell table:formula="of:=[.A862]" office:value-type="string" office:string-value="wait" calcext:value-type="string">
            <text:p>wait</text:p>
          </table:table-cell>
          <table:table-cell table:formula="of:=IF([.A862]=&quot;rate&quot;;FLOOR([.D862]*[.$K$1]) &amp; &quot;kbit&quot;;[.D86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11kbit</text:p>
          </table:table-cell>
          <table:table-cell/>
          <table:table-cell table:formula="of:=IF([.A863]=&quot;rate&quot;;MID([.B863];1;FIND(&quot;kb&quot;;[.B863])-1);[.B863])" office:value-type="string" office:string-value="2611" calcext:value-type="string">
            <text:p>2611</text:p>
          </table:table-cell>
          <table:table-cell/>
          <table:table-cell table:formula="of:=[.A863]" office:value-type="string" office:string-value="rate" calcext:value-type="string">
            <text:p>rate</text:p>
          </table:table-cell>
          <table:table-cell table:formula="of:=IF([.A863]=&quot;rate&quot;;FLOOR([.D863]*[.$K$1]) &amp; &quot;kbit&quot;;[.D863])" office:value-type="string" office:string-value="652kbit" calcext:value-type="string">
            <text:p>65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64]=&quot;rate&quot;;MID([.B864];1;FIND(&quot;kb&quot;;[.B864])-1);[.B864])" office:value-type="string" office:string-value="1s" calcext:value-type="string">
            <text:p>1s</text:p>
          </table:table-cell>
          <table:table-cell/>
          <table:table-cell table:formula="of:=[.A864]" office:value-type="string" office:string-value="wait" calcext:value-type="string">
            <text:p>wait</text:p>
          </table:table-cell>
          <table:table-cell table:formula="of:=IF([.A864]=&quot;rate&quot;;FLOOR([.D864]*[.$K$1]) &amp; &quot;kbit&quot;;[.D86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274kbit</text:p>
          </table:table-cell>
          <table:table-cell/>
          <table:table-cell table:formula="of:=IF([.A865]=&quot;rate&quot;;MID([.B865];1;FIND(&quot;kb&quot;;[.B865])-1);[.B865])" office:value-type="string" office:string-value="2274" calcext:value-type="string">
            <text:p>2274</text:p>
          </table:table-cell>
          <table:table-cell/>
          <table:table-cell table:formula="of:=[.A865]" office:value-type="string" office:string-value="rate" calcext:value-type="string">
            <text:p>rate</text:p>
          </table:table-cell>
          <table:table-cell table:formula="of:=IF([.A865]=&quot;rate&quot;;FLOOR([.D865]*[.$K$1]) &amp; &quot;kbit&quot;;[.D865])" office:value-type="string" office:string-value="568kbit" calcext:value-type="string">
            <text:p>56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66]=&quot;rate&quot;;MID([.B866];1;FIND(&quot;kb&quot;;[.B866])-1);[.B866])" office:value-type="string" office:string-value="1s" calcext:value-type="string">
            <text:p>1s</text:p>
          </table:table-cell>
          <table:table-cell/>
          <table:table-cell table:formula="of:=[.A866]" office:value-type="string" office:string-value="wait" calcext:value-type="string">
            <text:p>wait</text:p>
          </table:table-cell>
          <table:table-cell table:formula="of:=IF([.A866]=&quot;rate&quot;;FLOOR([.D866]*[.$K$1]) &amp; &quot;kbit&quot;;[.D86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012kbit</text:p>
          </table:table-cell>
          <table:table-cell/>
          <table:table-cell table:formula="of:=IF([.A867]=&quot;rate&quot;;MID([.B867];1;FIND(&quot;kb&quot;;[.B867])-1);[.B867])" office:value-type="string" office:string-value="2012" calcext:value-type="string">
            <text:p>2012</text:p>
          </table:table-cell>
          <table:table-cell/>
          <table:table-cell table:formula="of:=[.A867]" office:value-type="string" office:string-value="rate" calcext:value-type="string">
            <text:p>rate</text:p>
          </table:table-cell>
          <table:table-cell table:formula="of:=IF([.A867]=&quot;rate&quot;;FLOOR([.D867]*[.$K$1]) &amp; &quot;kbit&quot;;[.D867])" office:value-type="string" office:string-value="503kbit" calcext:value-type="string">
            <text:p>50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68]=&quot;rate&quot;;MID([.B868];1;FIND(&quot;kb&quot;;[.B868])-1);[.B868])" office:value-type="string" office:string-value="1s" calcext:value-type="string">
            <text:p>1s</text:p>
          </table:table-cell>
          <table:table-cell/>
          <table:table-cell table:formula="of:=[.A868]" office:value-type="string" office:string-value="wait" calcext:value-type="string">
            <text:p>wait</text:p>
          </table:table-cell>
          <table:table-cell table:formula="of:=IF([.A868]=&quot;rate&quot;;FLOOR([.D868]*[.$K$1]) &amp; &quot;kbit&quot;;[.D86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998kbit</text:p>
          </table:table-cell>
          <table:table-cell/>
          <table:table-cell table:formula="of:=IF([.A869]=&quot;rate&quot;;MID([.B869];1;FIND(&quot;kb&quot;;[.B869])-1);[.B869])" office:value-type="string" office:string-value="1998" calcext:value-type="string">
            <text:p>1998</text:p>
          </table:table-cell>
          <table:table-cell/>
          <table:table-cell table:formula="of:=[.A869]" office:value-type="string" office:string-value="rate" calcext:value-type="string">
            <text:p>rate</text:p>
          </table:table-cell>
          <table:table-cell table:formula="of:=IF([.A869]=&quot;rate&quot;;FLOOR([.D869]*[.$K$1]) &amp; &quot;kbit&quot;;[.D869])" office:value-type="string" office:string-value="499kbit" calcext:value-type="string">
            <text:p>49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70]=&quot;rate&quot;;MID([.B870];1;FIND(&quot;kb&quot;;[.B870])-1);[.B870])" office:value-type="string" office:string-value="1s" calcext:value-type="string">
            <text:p>1s</text:p>
          </table:table-cell>
          <table:table-cell/>
          <table:table-cell table:formula="of:=[.A870]" office:value-type="string" office:string-value="wait" calcext:value-type="string">
            <text:p>wait</text:p>
          </table:table-cell>
          <table:table-cell table:formula="of:=IF([.A870]=&quot;rate&quot;;FLOOR([.D870]*[.$K$1]) &amp; &quot;kbit&quot;;[.D87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47kbit</text:p>
          </table:table-cell>
          <table:table-cell/>
          <table:table-cell table:formula="of:=IF([.A871]=&quot;rate&quot;;MID([.B871];1;FIND(&quot;kb&quot;;[.B871])-1);[.B871])" office:value-type="string" office:string-value="2647" calcext:value-type="string">
            <text:p>2647</text:p>
          </table:table-cell>
          <table:table-cell/>
          <table:table-cell table:formula="of:=[.A871]" office:value-type="string" office:string-value="rate" calcext:value-type="string">
            <text:p>rate</text:p>
          </table:table-cell>
          <table:table-cell table:formula="of:=IF([.A871]=&quot;rate&quot;;FLOOR([.D871]*[.$K$1]) &amp; &quot;kbit&quot;;[.D871])" office:value-type="string" office:string-value="661kbit" calcext:value-type="string">
            <text:p>66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72]=&quot;rate&quot;;MID([.B872];1;FIND(&quot;kb&quot;;[.B872])-1);[.B872])" office:value-type="string" office:string-value="1s" calcext:value-type="string">
            <text:p>1s</text:p>
          </table:table-cell>
          <table:table-cell/>
          <table:table-cell table:formula="of:=[.A872]" office:value-type="string" office:string-value="wait" calcext:value-type="string">
            <text:p>wait</text:p>
          </table:table-cell>
          <table:table-cell table:formula="of:=IF([.A872]=&quot;rate&quot;;FLOOR([.D872]*[.$K$1]) &amp; &quot;kbit&quot;;[.D87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172kbit</text:p>
          </table:table-cell>
          <table:table-cell/>
          <table:table-cell table:formula="of:=IF([.A873]=&quot;rate&quot;;MID([.B873];1;FIND(&quot;kb&quot;;[.B873])-1);[.B873])" office:value-type="string" office:string-value="2172" calcext:value-type="string">
            <text:p>2172</text:p>
          </table:table-cell>
          <table:table-cell/>
          <table:table-cell table:formula="of:=[.A873]" office:value-type="string" office:string-value="rate" calcext:value-type="string">
            <text:p>rate</text:p>
          </table:table-cell>
          <table:table-cell table:formula="of:=IF([.A873]=&quot;rate&quot;;FLOOR([.D873]*[.$K$1]) &amp; &quot;kbit&quot;;[.D873])" office:value-type="string" office:string-value="543kbit" calcext:value-type="string">
            <text:p>54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74]=&quot;rate&quot;;MID([.B874];1;FIND(&quot;kb&quot;;[.B874])-1);[.B874])" office:value-type="string" office:string-value="1s" calcext:value-type="string">
            <text:p>1s</text:p>
          </table:table-cell>
          <table:table-cell/>
          <table:table-cell table:formula="of:=[.A874]" office:value-type="string" office:string-value="wait" calcext:value-type="string">
            <text:p>wait</text:p>
          </table:table-cell>
          <table:table-cell table:formula="of:=IF([.A874]=&quot;rate&quot;;FLOOR([.D874]*[.$K$1]) &amp; &quot;kbit&quot;;[.D87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75kbit</text:p>
          </table:table-cell>
          <table:table-cell/>
          <table:table-cell table:formula="of:=IF([.A875]=&quot;rate&quot;;MID([.B875];1;FIND(&quot;kb&quot;;[.B875])-1);[.B875])" office:value-type="string" office:string-value="2575" calcext:value-type="string">
            <text:p>2575</text:p>
          </table:table-cell>
          <table:table-cell/>
          <table:table-cell table:formula="of:=[.A875]" office:value-type="string" office:string-value="rate" calcext:value-type="string">
            <text:p>rate</text:p>
          </table:table-cell>
          <table:table-cell table:formula="of:=IF([.A875]=&quot;rate&quot;;FLOOR([.D875]*[.$K$1]) &amp; &quot;kbit&quot;;[.D875])" office:value-type="string" office:string-value="643kbit" calcext:value-type="string">
            <text:p>64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76]=&quot;rate&quot;;MID([.B876];1;FIND(&quot;kb&quot;;[.B876])-1);[.B876])" office:value-type="string" office:string-value="1s" calcext:value-type="string">
            <text:p>1s</text:p>
          </table:table-cell>
          <table:table-cell/>
          <table:table-cell table:formula="of:=[.A876]" office:value-type="string" office:string-value="wait" calcext:value-type="string">
            <text:p>wait</text:p>
          </table:table-cell>
          <table:table-cell table:formula="of:=IF([.A876]=&quot;rate&quot;;FLOOR([.D876]*[.$K$1]) &amp; &quot;kbit&quot;;[.D87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98kbit</text:p>
          </table:table-cell>
          <table:table-cell/>
          <table:table-cell table:formula="of:=IF([.A877]=&quot;rate&quot;;MID([.B877];1;FIND(&quot;kb&quot;;[.B877])-1);[.B877])" office:value-type="string" office:string-value="2398" calcext:value-type="string">
            <text:p>2398</text:p>
          </table:table-cell>
          <table:table-cell/>
          <table:table-cell table:formula="of:=[.A877]" office:value-type="string" office:string-value="rate" calcext:value-type="string">
            <text:p>rate</text:p>
          </table:table-cell>
          <table:table-cell table:formula="of:=IF([.A877]=&quot;rate&quot;;FLOOR([.D877]*[.$K$1]) &amp; &quot;kbit&quot;;[.D877])" office:value-type="string" office:string-value="599kbit" calcext:value-type="string">
            <text:p>59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78]=&quot;rate&quot;;MID([.B878];1;FIND(&quot;kb&quot;;[.B878])-1);[.B878])" office:value-type="string" office:string-value="1s" calcext:value-type="string">
            <text:p>1s</text:p>
          </table:table-cell>
          <table:table-cell/>
          <table:table-cell table:formula="of:=[.A878]" office:value-type="string" office:string-value="wait" calcext:value-type="string">
            <text:p>wait</text:p>
          </table:table-cell>
          <table:table-cell table:formula="of:=IF([.A878]=&quot;rate&quot;;FLOOR([.D878]*[.$K$1]) &amp; &quot;kbit&quot;;[.D87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442kbit</text:p>
          </table:table-cell>
          <table:table-cell/>
          <table:table-cell table:formula="of:=IF([.A879]=&quot;rate&quot;;MID([.B879];1;FIND(&quot;kb&quot;;[.B879])-1);[.B879])" office:value-type="string" office:string-value="3442" calcext:value-type="string">
            <text:p>3442</text:p>
          </table:table-cell>
          <table:table-cell/>
          <table:table-cell table:formula="of:=[.A879]" office:value-type="string" office:string-value="rate" calcext:value-type="string">
            <text:p>rate</text:p>
          </table:table-cell>
          <table:table-cell table:formula="of:=IF([.A879]=&quot;rate&quot;;FLOOR([.D879]*[.$K$1]) &amp; &quot;kbit&quot;;[.D879])" office:value-type="string" office:string-value="860kbit" calcext:value-type="string">
            <text:p>86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80]=&quot;rate&quot;;MID([.B880];1;FIND(&quot;kb&quot;;[.B880])-1);[.B880])" office:value-type="string" office:string-value="1s" calcext:value-type="string">
            <text:p>1s</text:p>
          </table:table-cell>
          <table:table-cell/>
          <table:table-cell table:formula="of:=[.A880]" office:value-type="string" office:string-value="wait" calcext:value-type="string">
            <text:p>wait</text:p>
          </table:table-cell>
          <table:table-cell table:formula="of:=IF([.A880]=&quot;rate&quot;;FLOOR([.D880]*[.$K$1]) &amp; &quot;kbit&quot;;[.D88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33kbit</text:p>
          </table:table-cell>
          <table:table-cell/>
          <table:table-cell table:formula="of:=IF([.A881]=&quot;rate&quot;;MID([.B881];1;FIND(&quot;kb&quot;;[.B881])-1);[.B881])" office:value-type="string" office:string-value="2633" calcext:value-type="string">
            <text:p>2633</text:p>
          </table:table-cell>
          <table:table-cell/>
          <table:table-cell table:formula="of:=[.A881]" office:value-type="string" office:string-value="rate" calcext:value-type="string">
            <text:p>rate</text:p>
          </table:table-cell>
          <table:table-cell table:formula="of:=IF([.A881]=&quot;rate&quot;;FLOOR([.D881]*[.$K$1]) &amp; &quot;kbit&quot;;[.D881])" office:value-type="string" office:string-value="658kbit" calcext:value-type="string">
            <text:p>65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82]=&quot;rate&quot;;MID([.B882];1;FIND(&quot;kb&quot;;[.B882])-1);[.B882])" office:value-type="string" office:string-value="1s" calcext:value-type="string">
            <text:p>1s</text:p>
          </table:table-cell>
          <table:table-cell/>
          <table:table-cell table:formula="of:=[.A882]" office:value-type="string" office:string-value="wait" calcext:value-type="string">
            <text:p>wait</text:p>
          </table:table-cell>
          <table:table-cell table:formula="of:=IF([.A882]=&quot;rate&quot;;FLOOR([.D882]*[.$K$1]) &amp; &quot;kbit&quot;;[.D88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069kbit</text:p>
          </table:table-cell>
          <table:table-cell/>
          <table:table-cell table:formula="of:=IF([.A883]=&quot;rate&quot;;MID([.B883];1;FIND(&quot;kb&quot;;[.B883])-1);[.B883])" office:value-type="string" office:string-value="1069" calcext:value-type="string">
            <text:p>1069</text:p>
          </table:table-cell>
          <table:table-cell/>
          <table:table-cell table:formula="of:=[.A883]" office:value-type="string" office:string-value="rate" calcext:value-type="string">
            <text:p>rate</text:p>
          </table:table-cell>
          <table:table-cell table:formula="of:=IF([.A883]=&quot;rate&quot;;FLOOR([.D883]*[.$K$1]) &amp; &quot;kbit&quot;;[.D883])" office:value-type="string" office:string-value="267kbit" calcext:value-type="string">
            <text:p>26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84]=&quot;rate&quot;;MID([.B884];1;FIND(&quot;kb&quot;;[.B884])-1);[.B884])" office:value-type="string" office:string-value="1s" calcext:value-type="string">
            <text:p>1s</text:p>
          </table:table-cell>
          <table:table-cell/>
          <table:table-cell table:formula="of:=[.A884]" office:value-type="string" office:string-value="wait" calcext:value-type="string">
            <text:p>wait</text:p>
          </table:table-cell>
          <table:table-cell table:formula="of:=IF([.A884]=&quot;rate&quot;;FLOOR([.D884]*[.$K$1]) &amp; &quot;kbit&quot;;[.D88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212kbit</text:p>
          </table:table-cell>
          <table:table-cell/>
          <table:table-cell table:formula="of:=IF([.A885]=&quot;rate&quot;;MID([.B885];1;FIND(&quot;kb&quot;;[.B885])-1);[.B885])" office:value-type="string" office:string-value="1212" calcext:value-type="string">
            <text:p>1212</text:p>
          </table:table-cell>
          <table:table-cell/>
          <table:table-cell table:formula="of:=[.A885]" office:value-type="string" office:string-value="rate" calcext:value-type="string">
            <text:p>rate</text:p>
          </table:table-cell>
          <table:table-cell table:formula="of:=IF([.A885]=&quot;rate&quot;;FLOOR([.D885]*[.$K$1]) &amp; &quot;kbit&quot;;[.D885])" office:value-type="string" office:string-value="303kbit" calcext:value-type="string">
            <text:p>30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86]=&quot;rate&quot;;MID([.B886];1;FIND(&quot;kb&quot;;[.B886])-1);[.B886])" office:value-type="string" office:string-value="1s" calcext:value-type="string">
            <text:p>1s</text:p>
          </table:table-cell>
          <table:table-cell/>
          <table:table-cell table:formula="of:=[.A886]" office:value-type="string" office:string-value="wait" calcext:value-type="string">
            <text:p>wait</text:p>
          </table:table-cell>
          <table:table-cell table:formula="of:=IF([.A886]=&quot;rate&quot;;FLOOR([.D886]*[.$K$1]) &amp; &quot;kbit&quot;;[.D88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472kbit</text:p>
          </table:table-cell>
          <table:table-cell/>
          <table:table-cell table:formula="of:=IF([.A887]=&quot;rate&quot;;MID([.B887];1;FIND(&quot;kb&quot;;[.B887])-1);[.B887])" office:value-type="string" office:string-value="1472" calcext:value-type="string">
            <text:p>1472</text:p>
          </table:table-cell>
          <table:table-cell/>
          <table:table-cell table:formula="of:=[.A887]" office:value-type="string" office:string-value="rate" calcext:value-type="string">
            <text:p>rate</text:p>
          </table:table-cell>
          <table:table-cell table:formula="of:=IF([.A887]=&quot;rate&quot;;FLOOR([.D887]*[.$K$1]) &amp; &quot;kbit&quot;;[.D887])" office:value-type="string" office:string-value="368kbit" calcext:value-type="string">
            <text:p>36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88]=&quot;rate&quot;;MID([.B888];1;FIND(&quot;kb&quot;;[.B888])-1);[.B888])" office:value-type="string" office:string-value="1s" calcext:value-type="string">
            <text:p>1s</text:p>
          </table:table-cell>
          <table:table-cell/>
          <table:table-cell table:formula="of:=[.A888]" office:value-type="string" office:string-value="wait" calcext:value-type="string">
            <text:p>wait</text:p>
          </table:table-cell>
          <table:table-cell table:formula="of:=IF([.A888]=&quot;rate&quot;;FLOOR([.D888]*[.$K$1]) &amp; &quot;kbit&quot;;[.D88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889]=&quot;rate&quot;;MID([.B889];1;FIND(&quot;kb&quot;;[.B889])-1);[.B889])" office:value-type="string" office:string-value="300" calcext:value-type="string">
            <text:p>300</text:p>
          </table:table-cell>
          <table:table-cell/>
          <table:table-cell table:formula="of:=[.A889]" office:value-type="string" office:string-value="rate" calcext:value-type="string">
            <text:p>rate</text:p>
          </table:table-cell>
          <table:table-cell table:formula="of:=IF([.A889]=&quot;rate&quot;;FLOOR([.D889]*[.$K$1]) &amp; &quot;kbit&quot;;[.D889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90]=&quot;rate&quot;;MID([.B890];1;FIND(&quot;kb&quot;;[.B890])-1);[.B890])" office:value-type="string" office:string-value="1s" calcext:value-type="string">
            <text:p>1s</text:p>
          </table:table-cell>
          <table:table-cell/>
          <table:table-cell table:formula="of:=[.A890]" office:value-type="string" office:string-value="wait" calcext:value-type="string">
            <text:p>wait</text:p>
          </table:table-cell>
          <table:table-cell table:formula="of:=IF([.A890]=&quot;rate&quot;;FLOOR([.D890]*[.$K$1]) &amp; &quot;kbit&quot;;[.D89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170kbit</text:p>
          </table:table-cell>
          <table:table-cell/>
          <table:table-cell table:formula="of:=IF([.A891]=&quot;rate&quot;;MID([.B891];1;FIND(&quot;kb&quot;;[.B891])-1);[.B891])" office:value-type="string" office:string-value="2170" calcext:value-type="string">
            <text:p>2170</text:p>
          </table:table-cell>
          <table:table-cell/>
          <table:table-cell table:formula="of:=[.A891]" office:value-type="string" office:string-value="rate" calcext:value-type="string">
            <text:p>rate</text:p>
          </table:table-cell>
          <table:table-cell table:formula="of:=IF([.A891]=&quot;rate&quot;;FLOOR([.D891]*[.$K$1]) &amp; &quot;kbit&quot;;[.D891])" office:value-type="string" office:string-value="542kbit" calcext:value-type="string">
            <text:p>54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92]=&quot;rate&quot;;MID([.B892];1;FIND(&quot;kb&quot;;[.B892])-1);[.B892])" office:value-type="string" office:string-value="1s" calcext:value-type="string">
            <text:p>1s</text:p>
          </table:table-cell>
          <table:table-cell/>
          <table:table-cell table:formula="of:=[.A892]" office:value-type="string" office:string-value="wait" calcext:value-type="string">
            <text:p>wait</text:p>
          </table:table-cell>
          <table:table-cell table:formula="of:=IF([.A892]=&quot;rate&quot;;FLOOR([.D892]*[.$K$1]) &amp; &quot;kbit&quot;;[.D89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893]=&quot;rate&quot;;MID([.B893];1;FIND(&quot;kb&quot;;[.B893])-1);[.B893])" office:value-type="string" office:string-value="300" calcext:value-type="string">
            <text:p>300</text:p>
          </table:table-cell>
          <table:table-cell/>
          <table:table-cell table:formula="of:=[.A893]" office:value-type="string" office:string-value="rate" calcext:value-type="string">
            <text:p>rate</text:p>
          </table:table-cell>
          <table:table-cell table:formula="of:=IF([.A893]=&quot;rate&quot;;FLOOR([.D893]*[.$K$1]) &amp; &quot;kbit&quot;;[.D893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94]=&quot;rate&quot;;MID([.B894];1;FIND(&quot;kb&quot;;[.B894])-1);[.B894])" office:value-type="string" office:string-value="1s" calcext:value-type="string">
            <text:p>1s</text:p>
          </table:table-cell>
          <table:table-cell/>
          <table:table-cell table:formula="of:=[.A894]" office:value-type="string" office:string-value="wait" calcext:value-type="string">
            <text:p>wait</text:p>
          </table:table-cell>
          <table:table-cell table:formula="of:=IF([.A894]=&quot;rate&quot;;FLOOR([.D894]*[.$K$1]) &amp; &quot;kbit&quot;;[.D89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91kbit</text:p>
          </table:table-cell>
          <table:table-cell/>
          <table:table-cell table:formula="of:=IF([.A895]=&quot;rate&quot;;MID([.B895];1;FIND(&quot;kb&quot;;[.B895])-1);[.B895])" office:value-type="string" office:string-value="1591" calcext:value-type="string">
            <text:p>1591</text:p>
          </table:table-cell>
          <table:table-cell/>
          <table:table-cell table:formula="of:=[.A895]" office:value-type="string" office:string-value="rate" calcext:value-type="string">
            <text:p>rate</text:p>
          </table:table-cell>
          <table:table-cell table:formula="of:=IF([.A895]=&quot;rate&quot;;FLOOR([.D895]*[.$K$1]) &amp; &quot;kbit&quot;;[.D895])" office:value-type="string" office:string-value="397kbit" calcext:value-type="string">
            <text:p>39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96]=&quot;rate&quot;;MID([.B896];1;FIND(&quot;kb&quot;;[.B896])-1);[.B896])" office:value-type="string" office:string-value="1s" calcext:value-type="string">
            <text:p>1s</text:p>
          </table:table-cell>
          <table:table-cell/>
          <table:table-cell table:formula="of:=[.A896]" office:value-type="string" office:string-value="wait" calcext:value-type="string">
            <text:p>wait</text:p>
          </table:table-cell>
          <table:table-cell table:formula="of:=IF([.A896]=&quot;rate&quot;;FLOOR([.D896]*[.$K$1]) &amp; &quot;kbit&quot;;[.D89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069kbit</text:p>
          </table:table-cell>
          <table:table-cell/>
          <table:table-cell table:formula="of:=IF([.A897]=&quot;rate&quot;;MID([.B897];1;FIND(&quot;kb&quot;;[.B897])-1);[.B897])" office:value-type="string" office:string-value="2069" calcext:value-type="string">
            <text:p>2069</text:p>
          </table:table-cell>
          <table:table-cell/>
          <table:table-cell table:formula="of:=[.A897]" office:value-type="string" office:string-value="rate" calcext:value-type="string">
            <text:p>rate</text:p>
          </table:table-cell>
          <table:table-cell table:formula="of:=IF([.A897]=&quot;rate&quot;;FLOOR([.D897]*[.$K$1]) &amp; &quot;kbit&quot;;[.D897])" office:value-type="string" office:string-value="517kbit" calcext:value-type="string">
            <text:p>51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898]=&quot;rate&quot;;MID([.B898];1;FIND(&quot;kb&quot;;[.B898])-1);[.B898])" office:value-type="string" office:string-value="1s" calcext:value-type="string">
            <text:p>1s</text:p>
          </table:table-cell>
          <table:table-cell/>
          <table:table-cell table:formula="of:=[.A898]" office:value-type="string" office:string-value="wait" calcext:value-type="string">
            <text:p>wait</text:p>
          </table:table-cell>
          <table:table-cell table:formula="of:=IF([.A898]=&quot;rate&quot;;FLOOR([.D898]*[.$K$1]) &amp; &quot;kbit&quot;;[.D89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733kbit</text:p>
          </table:table-cell>
          <table:table-cell/>
          <table:table-cell table:formula="of:=IF([.A899]=&quot;rate&quot;;MID([.B899];1;FIND(&quot;kb&quot;;[.B899])-1);[.B899])" office:value-type="string" office:string-value="1733" calcext:value-type="string">
            <text:p>1733</text:p>
          </table:table-cell>
          <table:table-cell/>
          <table:table-cell table:formula="of:=[.A899]" office:value-type="string" office:string-value="rate" calcext:value-type="string">
            <text:p>rate</text:p>
          </table:table-cell>
          <table:table-cell table:formula="of:=IF([.A899]=&quot;rate&quot;;FLOOR([.D899]*[.$K$1]) &amp; &quot;kbit&quot;;[.D899])" office:value-type="string" office:string-value="433kbit" calcext:value-type="string">
            <text:p>43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00]=&quot;rate&quot;;MID([.B900];1;FIND(&quot;kb&quot;;[.B900])-1);[.B900])" office:value-type="string" office:string-value="1s" calcext:value-type="string">
            <text:p>1s</text:p>
          </table:table-cell>
          <table:table-cell/>
          <table:table-cell table:formula="of:=[.A900]" office:value-type="string" office:string-value="wait" calcext:value-type="string">
            <text:p>wait</text:p>
          </table:table-cell>
          <table:table-cell table:formula="of:=IF([.A900]=&quot;rate&quot;;FLOOR([.D900]*[.$K$1]) &amp; &quot;kbit&quot;;[.D90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254kbit</text:p>
          </table:table-cell>
          <table:table-cell/>
          <table:table-cell table:formula="of:=IF([.A901]=&quot;rate&quot;;MID([.B901];1;FIND(&quot;kb&quot;;[.B901])-1);[.B901])" office:value-type="string" office:string-value="2254" calcext:value-type="string">
            <text:p>2254</text:p>
          </table:table-cell>
          <table:table-cell/>
          <table:table-cell table:formula="of:=[.A901]" office:value-type="string" office:string-value="rate" calcext:value-type="string">
            <text:p>rate</text:p>
          </table:table-cell>
          <table:table-cell table:formula="of:=IF([.A901]=&quot;rate&quot;;FLOOR([.D901]*[.$K$1]) &amp; &quot;kbit&quot;;[.D901])" office:value-type="string" office:string-value="563kbit" calcext:value-type="string">
            <text:p>56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02]=&quot;rate&quot;;MID([.B902];1;FIND(&quot;kb&quot;;[.B902])-1);[.B902])" office:value-type="string" office:string-value="1s" calcext:value-type="string">
            <text:p>1s</text:p>
          </table:table-cell>
          <table:table-cell/>
          <table:table-cell table:formula="of:=[.A902]" office:value-type="string" office:string-value="wait" calcext:value-type="string">
            <text:p>wait</text:p>
          </table:table-cell>
          <table:table-cell table:formula="of:=IF([.A902]=&quot;rate&quot;;FLOOR([.D902]*[.$K$1]) &amp; &quot;kbit&quot;;[.D90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167kbit</text:p>
          </table:table-cell>
          <table:table-cell/>
          <table:table-cell table:formula="of:=IF([.A903]=&quot;rate&quot;;MID([.B903];1;FIND(&quot;kb&quot;;[.B903])-1);[.B903])" office:value-type="string" office:string-value="2167" calcext:value-type="string">
            <text:p>2167</text:p>
          </table:table-cell>
          <table:table-cell/>
          <table:table-cell table:formula="of:=[.A903]" office:value-type="string" office:string-value="rate" calcext:value-type="string">
            <text:p>rate</text:p>
          </table:table-cell>
          <table:table-cell table:formula="of:=IF([.A903]=&quot;rate&quot;;FLOOR([.D903]*[.$K$1]) &amp; &quot;kbit&quot;;[.D903])" office:value-type="string" office:string-value="541kbit" calcext:value-type="string">
            <text:p>54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04]=&quot;rate&quot;;MID([.B904];1;FIND(&quot;kb&quot;;[.B904])-1);[.B904])" office:value-type="string" office:string-value="1s" calcext:value-type="string">
            <text:p>1s</text:p>
          </table:table-cell>
          <table:table-cell/>
          <table:table-cell table:formula="of:=[.A904]" office:value-type="string" office:string-value="wait" calcext:value-type="string">
            <text:p>wait</text:p>
          </table:table-cell>
          <table:table-cell table:formula="of:=IF([.A904]=&quot;rate&quot;;FLOOR([.D904]*[.$K$1]) &amp; &quot;kbit&quot;;[.D90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264kbit</text:p>
          </table:table-cell>
          <table:table-cell/>
          <table:table-cell table:formula="of:=IF([.A905]=&quot;rate&quot;;MID([.B905];1;FIND(&quot;kb&quot;;[.B905])-1);[.B905])" office:value-type="string" office:string-value="2264" calcext:value-type="string">
            <text:p>2264</text:p>
          </table:table-cell>
          <table:table-cell/>
          <table:table-cell table:formula="of:=[.A905]" office:value-type="string" office:string-value="rate" calcext:value-type="string">
            <text:p>rate</text:p>
          </table:table-cell>
          <table:table-cell table:formula="of:=IF([.A905]=&quot;rate&quot;;FLOOR([.D905]*[.$K$1]) &amp; &quot;kbit&quot;;[.D905])" office:value-type="string" office:string-value="566kbit" calcext:value-type="string">
            <text:p>56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06]=&quot;rate&quot;;MID([.B906];1;FIND(&quot;kb&quot;;[.B906])-1);[.B906])" office:value-type="string" office:string-value="1s" calcext:value-type="string">
            <text:p>1s</text:p>
          </table:table-cell>
          <table:table-cell/>
          <table:table-cell table:formula="of:=[.A906]" office:value-type="string" office:string-value="wait" calcext:value-type="string">
            <text:p>wait</text:p>
          </table:table-cell>
          <table:table-cell table:formula="of:=IF([.A906]=&quot;rate&quot;;FLOOR([.D906]*[.$K$1]) &amp; &quot;kbit&quot;;[.D90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343kbit</text:p>
          </table:table-cell>
          <table:table-cell/>
          <table:table-cell table:formula="of:=IF([.A907]=&quot;rate&quot;;MID([.B907];1;FIND(&quot;kb&quot;;[.B907])-1);[.B907])" office:value-type="string" office:string-value="1343" calcext:value-type="string">
            <text:p>1343</text:p>
          </table:table-cell>
          <table:table-cell/>
          <table:table-cell table:formula="of:=[.A907]" office:value-type="string" office:string-value="rate" calcext:value-type="string">
            <text:p>rate</text:p>
          </table:table-cell>
          <table:table-cell table:formula="of:=IF([.A907]=&quot;rate&quot;;FLOOR([.D907]*[.$K$1]) &amp; &quot;kbit&quot;;[.D907])" office:value-type="string" office:string-value="335kbit" calcext:value-type="string">
            <text:p>33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08]=&quot;rate&quot;;MID([.B908];1;FIND(&quot;kb&quot;;[.B908])-1);[.B908])" office:value-type="string" office:string-value="1s" calcext:value-type="string">
            <text:p>1s</text:p>
          </table:table-cell>
          <table:table-cell/>
          <table:table-cell table:formula="of:=[.A908]" office:value-type="string" office:string-value="wait" calcext:value-type="string">
            <text:p>wait</text:p>
          </table:table-cell>
          <table:table-cell table:formula="of:=IF([.A908]=&quot;rate&quot;;FLOOR([.D908]*[.$K$1]) &amp; &quot;kbit&quot;;[.D90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402kbit</text:p>
          </table:table-cell>
          <table:table-cell/>
          <table:table-cell table:formula="of:=IF([.A909]=&quot;rate&quot;;MID([.B909];1;FIND(&quot;kb&quot;;[.B909])-1);[.B909])" office:value-type="string" office:string-value="3402" calcext:value-type="string">
            <text:p>3402</text:p>
          </table:table-cell>
          <table:table-cell/>
          <table:table-cell table:formula="of:=[.A909]" office:value-type="string" office:string-value="rate" calcext:value-type="string">
            <text:p>rate</text:p>
          </table:table-cell>
          <table:table-cell table:formula="of:=IF([.A909]=&quot;rate&quot;;FLOOR([.D909]*[.$K$1]) &amp; &quot;kbit&quot;;[.D909])" office:value-type="string" office:string-value="850kbit" calcext:value-type="string">
            <text:p>85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10]=&quot;rate&quot;;MID([.B910];1;FIND(&quot;kb&quot;;[.B910])-1);[.B910])" office:value-type="string" office:string-value="1s" calcext:value-type="string">
            <text:p>1s</text:p>
          </table:table-cell>
          <table:table-cell/>
          <table:table-cell table:formula="of:=[.A910]" office:value-type="string" office:string-value="wait" calcext:value-type="string">
            <text:p>wait</text:p>
          </table:table-cell>
          <table:table-cell table:formula="of:=IF([.A910]=&quot;rate&quot;;FLOOR([.D910]*[.$K$1]) &amp; &quot;kbit&quot;;[.D91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65kbit</text:p>
          </table:table-cell>
          <table:table-cell/>
          <table:table-cell table:formula="of:=IF([.A911]=&quot;rate&quot;;MID([.B911];1;FIND(&quot;kb&quot;;[.B911])-1);[.B911])" office:value-type="string" office:string-value="2365" calcext:value-type="string">
            <text:p>2365</text:p>
          </table:table-cell>
          <table:table-cell/>
          <table:table-cell table:formula="of:=[.A911]" office:value-type="string" office:string-value="rate" calcext:value-type="string">
            <text:p>rate</text:p>
          </table:table-cell>
          <table:table-cell table:formula="of:=IF([.A911]=&quot;rate&quot;;FLOOR([.D911]*[.$K$1]) &amp; &quot;kbit&quot;;[.D911])" office:value-type="string" office:string-value="591kbit" calcext:value-type="string">
            <text:p>59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12]=&quot;rate&quot;;MID([.B912];1;FIND(&quot;kb&quot;;[.B912])-1);[.B912])" office:value-type="string" office:string-value="1s" calcext:value-type="string">
            <text:p>1s</text:p>
          </table:table-cell>
          <table:table-cell/>
          <table:table-cell table:formula="of:=[.A912]" office:value-type="string" office:string-value="wait" calcext:value-type="string">
            <text:p>wait</text:p>
          </table:table-cell>
          <table:table-cell table:formula="of:=IF([.A912]=&quot;rate&quot;;FLOOR([.D912]*[.$K$1]) &amp; &quot;kbit&quot;;[.D91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125kbit</text:p>
          </table:table-cell>
          <table:table-cell/>
          <table:table-cell table:formula="of:=IF([.A913]=&quot;rate&quot;;MID([.B913];1;FIND(&quot;kb&quot;;[.B913])-1);[.B913])" office:value-type="string" office:string-value="1125" calcext:value-type="string">
            <text:p>1125</text:p>
          </table:table-cell>
          <table:table-cell/>
          <table:table-cell table:formula="of:=[.A913]" office:value-type="string" office:string-value="rate" calcext:value-type="string">
            <text:p>rate</text:p>
          </table:table-cell>
          <table:table-cell table:formula="of:=IF([.A913]=&quot;rate&quot;;FLOOR([.D913]*[.$K$1]) &amp; &quot;kbit&quot;;[.D913])" office:value-type="string" office:string-value="281kbit" calcext:value-type="string">
            <text:p>28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14]=&quot;rate&quot;;MID([.B914];1;FIND(&quot;kb&quot;;[.B914])-1);[.B914])" office:value-type="string" office:string-value="1s" calcext:value-type="string">
            <text:p>1s</text:p>
          </table:table-cell>
          <table:table-cell/>
          <table:table-cell table:formula="of:=[.A914]" office:value-type="string" office:string-value="wait" calcext:value-type="string">
            <text:p>wait</text:p>
          </table:table-cell>
          <table:table-cell table:formula="of:=IF([.A914]=&quot;rate&quot;;FLOOR([.D914]*[.$K$1]) &amp; &quot;kbit&quot;;[.D91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008kbit</text:p>
          </table:table-cell>
          <table:table-cell/>
          <table:table-cell table:formula="of:=IF([.A915]=&quot;rate&quot;;MID([.B915];1;FIND(&quot;kb&quot;;[.B915])-1);[.B915])" office:value-type="string" office:string-value="7008" calcext:value-type="string">
            <text:p>7008</text:p>
          </table:table-cell>
          <table:table-cell/>
          <table:table-cell table:formula="of:=[.A915]" office:value-type="string" office:string-value="rate" calcext:value-type="string">
            <text:p>rate</text:p>
          </table:table-cell>
          <table:table-cell table:formula="of:=IF([.A915]=&quot;rate&quot;;FLOOR([.D915]*[.$K$1]) &amp; &quot;kbit&quot;;[.D915])" office:value-type="string" office:string-value="1752kbit" calcext:value-type="string">
            <text:p>175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16]=&quot;rate&quot;;MID([.B916];1;FIND(&quot;kb&quot;;[.B916])-1);[.B916])" office:value-type="string" office:string-value="1s" calcext:value-type="string">
            <text:p>1s</text:p>
          </table:table-cell>
          <table:table-cell/>
          <table:table-cell table:formula="of:=[.A916]" office:value-type="string" office:string-value="wait" calcext:value-type="string">
            <text:p>wait</text:p>
          </table:table-cell>
          <table:table-cell table:formula="of:=IF([.A916]=&quot;rate&quot;;FLOOR([.D916]*[.$K$1]) &amp; &quot;kbit&quot;;[.D91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84kbit</text:p>
          </table:table-cell>
          <table:table-cell/>
          <table:table-cell table:formula="of:=IF([.A917]=&quot;rate&quot;;MID([.B917];1;FIND(&quot;kb&quot;;[.B917])-1);[.B917])" office:value-type="string" office:string-value="2684" calcext:value-type="string">
            <text:p>2684</text:p>
          </table:table-cell>
          <table:table-cell/>
          <table:table-cell table:formula="of:=[.A917]" office:value-type="string" office:string-value="rate" calcext:value-type="string">
            <text:p>rate</text:p>
          </table:table-cell>
          <table:table-cell table:formula="of:=IF([.A917]=&quot;rate&quot;;FLOOR([.D917]*[.$K$1]) &amp; &quot;kbit&quot;;[.D917])" office:value-type="string" office:string-value="671kbit" calcext:value-type="string">
            <text:p>67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18]=&quot;rate&quot;;MID([.B918];1;FIND(&quot;kb&quot;;[.B918])-1);[.B918])" office:value-type="string" office:string-value="1s" calcext:value-type="string">
            <text:p>1s</text:p>
          </table:table-cell>
          <table:table-cell/>
          <table:table-cell table:formula="of:=[.A918]" office:value-type="string" office:string-value="wait" calcext:value-type="string">
            <text:p>wait</text:p>
          </table:table-cell>
          <table:table-cell table:formula="of:=IF([.A918]=&quot;rate&quot;;FLOOR([.D918]*[.$K$1]) &amp; &quot;kbit&quot;;[.D91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804kbit</text:p>
          </table:table-cell>
          <table:table-cell/>
          <table:table-cell table:formula="of:=IF([.A919]=&quot;rate&quot;;MID([.B919];1;FIND(&quot;kb&quot;;[.B919])-1);[.B919])" office:value-type="string" office:string-value="3804" calcext:value-type="string">
            <text:p>3804</text:p>
          </table:table-cell>
          <table:table-cell/>
          <table:table-cell table:formula="of:=[.A919]" office:value-type="string" office:string-value="rate" calcext:value-type="string">
            <text:p>rate</text:p>
          </table:table-cell>
          <table:table-cell table:formula="of:=IF([.A919]=&quot;rate&quot;;FLOOR([.D919]*[.$K$1]) &amp; &quot;kbit&quot;;[.D919])" office:value-type="string" office:string-value="951kbit" calcext:value-type="string">
            <text:p>95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20]=&quot;rate&quot;;MID([.B920];1;FIND(&quot;kb&quot;;[.B920])-1);[.B920])" office:value-type="string" office:string-value="1s" calcext:value-type="string">
            <text:p>1s</text:p>
          </table:table-cell>
          <table:table-cell/>
          <table:table-cell table:formula="of:=[.A920]" office:value-type="string" office:string-value="wait" calcext:value-type="string">
            <text:p>wait</text:p>
          </table:table-cell>
          <table:table-cell table:formula="of:=IF([.A920]=&quot;rate&quot;;FLOOR([.D920]*[.$K$1]) &amp; &quot;kbit&quot;;[.D92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70kbit</text:p>
          </table:table-cell>
          <table:table-cell/>
          <table:table-cell table:formula="of:=IF([.A921]=&quot;rate&quot;;MID([.B921];1;FIND(&quot;kb&quot;;[.B921])-1);[.B921])" office:value-type="string" office:string-value="2670" calcext:value-type="string">
            <text:p>2670</text:p>
          </table:table-cell>
          <table:table-cell/>
          <table:table-cell table:formula="of:=[.A921]" office:value-type="string" office:string-value="rate" calcext:value-type="string">
            <text:p>rate</text:p>
          </table:table-cell>
          <table:table-cell table:formula="of:=IF([.A921]=&quot;rate&quot;;FLOOR([.D921]*[.$K$1]) &amp; &quot;kbit&quot;;[.D921])" office:value-type="string" office:string-value="667kbit" calcext:value-type="string">
            <text:p>66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22]=&quot;rate&quot;;MID([.B922];1;FIND(&quot;kb&quot;;[.B922])-1);[.B922])" office:value-type="string" office:string-value="1s" calcext:value-type="string">
            <text:p>1s</text:p>
          </table:table-cell>
          <table:table-cell/>
          <table:table-cell table:formula="of:=[.A922]" office:value-type="string" office:string-value="wait" calcext:value-type="string">
            <text:p>wait</text:p>
          </table:table-cell>
          <table:table-cell table:formula="of:=IF([.A922]=&quot;rate&quot;;FLOOR([.D922]*[.$K$1]) &amp; &quot;kbit&quot;;[.D92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154kbit</text:p>
          </table:table-cell>
          <table:table-cell/>
          <table:table-cell table:formula="of:=IF([.A923]=&quot;rate&quot;;MID([.B923];1;FIND(&quot;kb&quot;;[.B923])-1);[.B923])" office:value-type="string" office:string-value="4154" calcext:value-type="string">
            <text:p>4154</text:p>
          </table:table-cell>
          <table:table-cell/>
          <table:table-cell table:formula="of:=[.A923]" office:value-type="string" office:string-value="rate" calcext:value-type="string">
            <text:p>rate</text:p>
          </table:table-cell>
          <table:table-cell table:formula="of:=IF([.A923]=&quot;rate&quot;;FLOOR([.D923]*[.$K$1]) &amp; &quot;kbit&quot;;[.D923])" office:value-type="string" office:string-value="1038kbit" calcext:value-type="string">
            <text:p>103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24]=&quot;rate&quot;;MID([.B924];1;FIND(&quot;kb&quot;;[.B924])-1);[.B924])" office:value-type="string" office:string-value="1s" calcext:value-type="string">
            <text:p>1s</text:p>
          </table:table-cell>
          <table:table-cell/>
          <table:table-cell table:formula="of:=[.A924]" office:value-type="string" office:string-value="wait" calcext:value-type="string">
            <text:p>wait</text:p>
          </table:table-cell>
          <table:table-cell table:formula="of:=IF([.A924]=&quot;rate&quot;;FLOOR([.D924]*[.$K$1]) &amp; &quot;kbit&quot;;[.D92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311kbit</text:p>
          </table:table-cell>
          <table:table-cell/>
          <table:table-cell table:formula="of:=IF([.A925]=&quot;rate&quot;;MID([.B925];1;FIND(&quot;kb&quot;;[.B925])-1);[.B925])" office:value-type="string" office:string-value="3311" calcext:value-type="string">
            <text:p>3311</text:p>
          </table:table-cell>
          <table:table-cell/>
          <table:table-cell table:formula="of:=[.A925]" office:value-type="string" office:string-value="rate" calcext:value-type="string">
            <text:p>rate</text:p>
          </table:table-cell>
          <table:table-cell table:formula="of:=IF([.A925]=&quot;rate&quot;;FLOOR([.D925]*[.$K$1]) &amp; &quot;kbit&quot;;[.D925])" office:value-type="string" office:string-value="827kbit" calcext:value-type="string">
            <text:p>82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26]=&quot;rate&quot;;MID([.B926];1;FIND(&quot;kb&quot;;[.B926])-1);[.B926])" office:value-type="string" office:string-value="1s" calcext:value-type="string">
            <text:p>1s</text:p>
          </table:table-cell>
          <table:table-cell/>
          <table:table-cell table:formula="of:=[.A926]" office:value-type="string" office:string-value="wait" calcext:value-type="string">
            <text:p>wait</text:p>
          </table:table-cell>
          <table:table-cell table:formula="of:=IF([.A926]=&quot;rate&quot;;FLOOR([.D926]*[.$K$1]) &amp; &quot;kbit&quot;;[.D92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37kbit</text:p>
          </table:table-cell>
          <table:table-cell/>
          <table:table-cell table:formula="of:=IF([.A927]=&quot;rate&quot;;MID([.B927];1;FIND(&quot;kb&quot;;[.B927])-1);[.B927])" office:value-type="string" office:string-value="4237" calcext:value-type="string">
            <text:p>4237</text:p>
          </table:table-cell>
          <table:table-cell/>
          <table:table-cell table:formula="of:=[.A927]" office:value-type="string" office:string-value="rate" calcext:value-type="string">
            <text:p>rate</text:p>
          </table:table-cell>
          <table:table-cell table:formula="of:=IF([.A927]=&quot;rate&quot;;FLOOR([.D927]*[.$K$1]) &amp; &quot;kbit&quot;;[.D927])" office:value-type="string" office:string-value="1059kbit" calcext:value-type="string">
            <text:p>105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28]=&quot;rate&quot;;MID([.B928];1;FIND(&quot;kb&quot;;[.B928])-1);[.B928])" office:value-type="string" office:string-value="1s" calcext:value-type="string">
            <text:p>1s</text:p>
          </table:table-cell>
          <table:table-cell/>
          <table:table-cell table:formula="of:=[.A928]" office:value-type="string" office:string-value="wait" calcext:value-type="string">
            <text:p>wait</text:p>
          </table:table-cell>
          <table:table-cell table:formula="of:=IF([.A928]=&quot;rate&quot;;FLOOR([.D928]*[.$K$1]) &amp; &quot;kbit&quot;;[.D92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55kbit</text:p>
          </table:table-cell>
          <table:table-cell/>
          <table:table-cell table:formula="of:=IF([.A929]=&quot;rate&quot;;MID([.B929];1;FIND(&quot;kb&quot;;[.B929])-1);[.B929])" office:value-type="string" office:string-value="4055" calcext:value-type="string">
            <text:p>4055</text:p>
          </table:table-cell>
          <table:table-cell/>
          <table:table-cell table:formula="of:=[.A929]" office:value-type="string" office:string-value="rate" calcext:value-type="string">
            <text:p>rate</text:p>
          </table:table-cell>
          <table:table-cell table:formula="of:=IF([.A929]=&quot;rate&quot;;FLOOR([.D929]*[.$K$1]) &amp; &quot;kbit&quot;;[.D929])" office:value-type="string" office:string-value="1013kbit" calcext:value-type="string">
            <text:p>101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30]=&quot;rate&quot;;MID([.B930];1;FIND(&quot;kb&quot;;[.B930])-1);[.B930])" office:value-type="string" office:string-value="1s" calcext:value-type="string">
            <text:p>1s</text:p>
          </table:table-cell>
          <table:table-cell/>
          <table:table-cell table:formula="of:=[.A930]" office:value-type="string" office:string-value="wait" calcext:value-type="string">
            <text:p>wait</text:p>
          </table:table-cell>
          <table:table-cell table:formula="of:=IF([.A930]=&quot;rate&quot;;FLOOR([.D930]*[.$K$1]) &amp; &quot;kbit&quot;;[.D93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182kbit</text:p>
          </table:table-cell>
          <table:table-cell/>
          <table:table-cell table:formula="of:=IF([.A931]=&quot;rate&quot;;MID([.B931];1;FIND(&quot;kb&quot;;[.B931])-1);[.B931])" office:value-type="string" office:string-value="4182" calcext:value-type="string">
            <text:p>4182</text:p>
          </table:table-cell>
          <table:table-cell/>
          <table:table-cell table:formula="of:=[.A931]" office:value-type="string" office:string-value="rate" calcext:value-type="string">
            <text:p>rate</text:p>
          </table:table-cell>
          <table:table-cell table:formula="of:=IF([.A931]=&quot;rate&quot;;FLOOR([.D931]*[.$K$1]) &amp; &quot;kbit&quot;;[.D931])" office:value-type="string" office:string-value="1045kbit" calcext:value-type="string">
            <text:p>104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32]=&quot;rate&quot;;MID([.B932];1;FIND(&quot;kb&quot;;[.B932])-1);[.B932])" office:value-type="string" office:string-value="1s" calcext:value-type="string">
            <text:p>1s</text:p>
          </table:table-cell>
          <table:table-cell/>
          <table:table-cell table:formula="of:=[.A932]" office:value-type="string" office:string-value="wait" calcext:value-type="string">
            <text:p>wait</text:p>
          </table:table-cell>
          <table:table-cell table:formula="of:=IF([.A932]=&quot;rate&quot;;FLOOR([.D932]*[.$K$1]) &amp; &quot;kbit&quot;;[.D93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899kbit</text:p>
          </table:table-cell>
          <table:table-cell/>
          <table:table-cell table:formula="of:=IF([.A933]=&quot;rate&quot;;MID([.B933];1;FIND(&quot;kb&quot;;[.B933])-1);[.B933])" office:value-type="string" office:string-value="3899" calcext:value-type="string">
            <text:p>3899</text:p>
          </table:table-cell>
          <table:table-cell/>
          <table:table-cell table:formula="of:=[.A933]" office:value-type="string" office:string-value="rate" calcext:value-type="string">
            <text:p>rate</text:p>
          </table:table-cell>
          <table:table-cell table:formula="of:=IF([.A933]=&quot;rate&quot;;FLOOR([.D933]*[.$K$1]) &amp; &quot;kbit&quot;;[.D933])" office:value-type="string" office:string-value="974kbit" calcext:value-type="string">
            <text:p>97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34]=&quot;rate&quot;;MID([.B934];1;FIND(&quot;kb&quot;;[.B934])-1);[.B934])" office:value-type="string" office:string-value="1s" calcext:value-type="string">
            <text:p>1s</text:p>
          </table:table-cell>
          <table:table-cell/>
          <table:table-cell table:formula="of:=[.A934]" office:value-type="string" office:string-value="wait" calcext:value-type="string">
            <text:p>wait</text:p>
          </table:table-cell>
          <table:table-cell table:formula="of:=IF([.A934]=&quot;rate&quot;;FLOOR([.D934]*[.$K$1]) &amp; &quot;kbit&quot;;[.D93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96kbit</text:p>
          </table:table-cell>
          <table:table-cell/>
          <table:table-cell table:formula="of:=IF([.A935]=&quot;rate&quot;;MID([.B935];1;FIND(&quot;kb&quot;;[.B935])-1);[.B935])" office:value-type="string" office:string-value="4096" calcext:value-type="string">
            <text:p>4096</text:p>
          </table:table-cell>
          <table:table-cell/>
          <table:table-cell table:formula="of:=[.A935]" office:value-type="string" office:string-value="rate" calcext:value-type="string">
            <text:p>rate</text:p>
          </table:table-cell>
          <table:table-cell table:formula="of:=IF([.A935]=&quot;rate&quot;;FLOOR([.D935]*[.$K$1]) &amp; &quot;kbit&quot;;[.D935])" office:value-type="string" office:string-value="1024kbit" calcext:value-type="string">
            <text:p>102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36]=&quot;rate&quot;;MID([.B936];1;FIND(&quot;kb&quot;;[.B936])-1);[.B936])" office:value-type="string" office:string-value="1s" calcext:value-type="string">
            <text:p>1s</text:p>
          </table:table-cell>
          <table:table-cell/>
          <table:table-cell table:formula="of:=[.A936]" office:value-type="string" office:string-value="wait" calcext:value-type="string">
            <text:p>wait</text:p>
          </table:table-cell>
          <table:table-cell table:formula="of:=IF([.A936]=&quot;rate&quot;;FLOOR([.D936]*[.$K$1]) &amp; &quot;kbit&quot;;[.D93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607kbit</text:p>
          </table:table-cell>
          <table:table-cell/>
          <table:table-cell table:formula="of:=IF([.A937]=&quot;rate&quot;;MID([.B937];1;FIND(&quot;kb&quot;;[.B937])-1);[.B937])" office:value-type="string" office:string-value="3607" calcext:value-type="string">
            <text:p>3607</text:p>
          </table:table-cell>
          <table:table-cell/>
          <table:table-cell table:formula="of:=[.A937]" office:value-type="string" office:string-value="rate" calcext:value-type="string">
            <text:p>rate</text:p>
          </table:table-cell>
          <table:table-cell table:formula="of:=IF([.A937]=&quot;rate&quot;;FLOOR([.D937]*[.$K$1]) &amp; &quot;kbit&quot;;[.D937])" office:value-type="string" office:string-value="901kbit" calcext:value-type="string">
            <text:p>90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38]=&quot;rate&quot;;MID([.B938];1;FIND(&quot;kb&quot;;[.B938])-1);[.B938])" office:value-type="string" office:string-value="1s" calcext:value-type="string">
            <text:p>1s</text:p>
          </table:table-cell>
          <table:table-cell/>
          <table:table-cell table:formula="of:=[.A938]" office:value-type="string" office:string-value="wait" calcext:value-type="string">
            <text:p>wait</text:p>
          </table:table-cell>
          <table:table-cell table:formula="of:=IF([.A938]=&quot;rate&quot;;FLOOR([.D938]*[.$K$1]) &amp; &quot;kbit&quot;;[.D93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87kbit</text:p>
          </table:table-cell>
          <table:table-cell/>
          <table:table-cell table:formula="of:=IF([.A939]=&quot;rate&quot;;MID([.B939];1;FIND(&quot;kb&quot;;[.B939])-1);[.B939])" office:value-type="string" office:string-value="4687" calcext:value-type="string">
            <text:p>4687</text:p>
          </table:table-cell>
          <table:table-cell/>
          <table:table-cell table:formula="of:=[.A939]" office:value-type="string" office:string-value="rate" calcext:value-type="string">
            <text:p>rate</text:p>
          </table:table-cell>
          <table:table-cell table:formula="of:=IF([.A939]=&quot;rate&quot;;FLOOR([.D939]*[.$K$1]) &amp; &quot;kbit&quot;;[.D939])" office:value-type="string" office:string-value="1171kbit" calcext:value-type="string">
            <text:p>117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40]=&quot;rate&quot;;MID([.B940];1;FIND(&quot;kb&quot;;[.B940])-1);[.B940])" office:value-type="string" office:string-value="1s" calcext:value-type="string">
            <text:p>1s</text:p>
          </table:table-cell>
          <table:table-cell/>
          <table:table-cell table:formula="of:=[.A940]" office:value-type="string" office:string-value="wait" calcext:value-type="string">
            <text:p>wait</text:p>
          </table:table-cell>
          <table:table-cell table:formula="of:=IF([.A940]=&quot;rate&quot;;FLOOR([.D940]*[.$K$1]) &amp; &quot;kbit&quot;;[.D94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165kbit</text:p>
          </table:table-cell>
          <table:table-cell/>
          <table:table-cell table:formula="of:=IF([.A941]=&quot;rate&quot;;MID([.B941];1;FIND(&quot;kb&quot;;[.B941])-1);[.B941])" office:value-type="string" office:string-value="4165" calcext:value-type="string">
            <text:p>4165</text:p>
          </table:table-cell>
          <table:table-cell/>
          <table:table-cell table:formula="of:=[.A941]" office:value-type="string" office:string-value="rate" calcext:value-type="string">
            <text:p>rate</text:p>
          </table:table-cell>
          <table:table-cell table:formula="of:=IF([.A941]=&quot;rate&quot;;FLOOR([.D941]*[.$K$1]) &amp; &quot;kbit&quot;;[.D941])" office:value-type="string" office:string-value="1041kbit" calcext:value-type="string">
            <text:p>104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42]=&quot;rate&quot;;MID([.B942];1;FIND(&quot;kb&quot;;[.B942])-1);[.B942])" office:value-type="string" office:string-value="1s" calcext:value-type="string">
            <text:p>1s</text:p>
          </table:table-cell>
          <table:table-cell/>
          <table:table-cell table:formula="of:=[.A942]" office:value-type="string" office:string-value="wait" calcext:value-type="string">
            <text:p>wait</text:p>
          </table:table-cell>
          <table:table-cell table:formula="of:=IF([.A942]=&quot;rate&quot;;FLOOR([.D942]*[.$K$1]) &amp; &quot;kbit&quot;;[.D94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630kbit</text:p>
          </table:table-cell>
          <table:table-cell/>
          <table:table-cell table:formula="of:=IF([.A943]=&quot;rate&quot;;MID([.B943];1;FIND(&quot;kb&quot;;[.B943])-1);[.B943])" office:value-type="string" office:string-value="3630" calcext:value-type="string">
            <text:p>3630</text:p>
          </table:table-cell>
          <table:table-cell/>
          <table:table-cell table:formula="of:=[.A943]" office:value-type="string" office:string-value="rate" calcext:value-type="string">
            <text:p>rate</text:p>
          </table:table-cell>
          <table:table-cell table:formula="of:=IF([.A943]=&quot;rate&quot;;FLOOR([.D943]*[.$K$1]) &amp; &quot;kbit&quot;;[.D943])" office:value-type="string" office:string-value="907kbit" calcext:value-type="string">
            <text:p>90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44]=&quot;rate&quot;;MID([.B944];1;FIND(&quot;kb&quot;;[.B944])-1);[.B944])" office:value-type="string" office:string-value="1s" calcext:value-type="string">
            <text:p>1s</text:p>
          </table:table-cell>
          <table:table-cell/>
          <table:table-cell table:formula="of:=[.A944]" office:value-type="string" office:string-value="wait" calcext:value-type="string">
            <text:p>wait</text:p>
          </table:table-cell>
          <table:table-cell table:formula="of:=IF([.A944]=&quot;rate&quot;;FLOOR([.D944]*[.$K$1]) &amp; &quot;kbit&quot;;[.D94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959kbit</text:p>
          </table:table-cell>
          <table:table-cell/>
          <table:table-cell table:formula="of:=IF([.A945]=&quot;rate&quot;;MID([.B945];1;FIND(&quot;kb&quot;;[.B945])-1);[.B945])" office:value-type="string" office:string-value="4959" calcext:value-type="string">
            <text:p>4959</text:p>
          </table:table-cell>
          <table:table-cell/>
          <table:table-cell table:formula="of:=[.A945]" office:value-type="string" office:string-value="rate" calcext:value-type="string">
            <text:p>rate</text:p>
          </table:table-cell>
          <table:table-cell table:formula="of:=IF([.A945]=&quot;rate&quot;;FLOOR([.D945]*[.$K$1]) &amp; &quot;kbit&quot;;[.D945])" office:value-type="string" office:string-value="1239kbit" calcext:value-type="string">
            <text:p>123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46]=&quot;rate&quot;;MID([.B946];1;FIND(&quot;kb&quot;;[.B946])-1);[.B946])" office:value-type="string" office:string-value="1s" calcext:value-type="string">
            <text:p>1s</text:p>
          </table:table-cell>
          <table:table-cell/>
          <table:table-cell table:formula="of:=[.A946]" office:value-type="string" office:string-value="wait" calcext:value-type="string">
            <text:p>wait</text:p>
          </table:table-cell>
          <table:table-cell table:formula="of:=IF([.A946]=&quot;rate&quot;;FLOOR([.D946]*[.$K$1]) &amp; &quot;kbit&quot;;[.D94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80kbit</text:p>
          </table:table-cell>
          <table:table-cell/>
          <table:table-cell table:formula="of:=IF([.A947]=&quot;rate&quot;;MID([.B947];1;FIND(&quot;kb&quot;;[.B947])-1);[.B947])" office:value-type="string" office:string-value="4680" calcext:value-type="string">
            <text:p>4680</text:p>
          </table:table-cell>
          <table:table-cell/>
          <table:table-cell table:formula="of:=[.A947]" office:value-type="string" office:string-value="rate" calcext:value-type="string">
            <text:p>rate</text:p>
          </table:table-cell>
          <table:table-cell table:formula="of:=IF([.A947]=&quot;rate&quot;;FLOOR([.D947]*[.$K$1]) &amp; &quot;kbit&quot;;[.D947])" office:value-type="string" office:string-value="1170kbit" calcext:value-type="string">
            <text:p>117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48]=&quot;rate&quot;;MID([.B948];1;FIND(&quot;kb&quot;;[.B948])-1);[.B948])" office:value-type="string" office:string-value="1s" calcext:value-type="string">
            <text:p>1s</text:p>
          </table:table-cell>
          <table:table-cell/>
          <table:table-cell table:formula="of:=[.A948]" office:value-type="string" office:string-value="wait" calcext:value-type="string">
            <text:p>wait</text:p>
          </table:table-cell>
          <table:table-cell table:formula="of:=IF([.A948]=&quot;rate&quot;;FLOOR([.D948]*[.$K$1]) &amp; &quot;kbit&quot;;[.D94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237kbit</text:p>
          </table:table-cell>
          <table:table-cell/>
          <table:table-cell table:formula="of:=IF([.A949]=&quot;rate&quot;;MID([.B949];1;FIND(&quot;kb&quot;;[.B949])-1);[.B949])" office:value-type="string" office:string-value="3237" calcext:value-type="string">
            <text:p>3237</text:p>
          </table:table-cell>
          <table:table-cell/>
          <table:table-cell table:formula="of:=[.A949]" office:value-type="string" office:string-value="rate" calcext:value-type="string">
            <text:p>rate</text:p>
          </table:table-cell>
          <table:table-cell table:formula="of:=IF([.A949]=&quot;rate&quot;;FLOOR([.D949]*[.$K$1]) &amp; &quot;kbit&quot;;[.D949])" office:value-type="string" office:string-value="809kbit" calcext:value-type="string">
            <text:p>80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50]=&quot;rate&quot;;MID([.B950];1;FIND(&quot;kb&quot;;[.B950])-1);[.B950])" office:value-type="string" office:string-value="1s" calcext:value-type="string">
            <text:p>1s</text:p>
          </table:table-cell>
          <table:table-cell/>
          <table:table-cell table:formula="of:=[.A950]" office:value-type="string" office:string-value="wait" calcext:value-type="string">
            <text:p>wait</text:p>
          </table:table-cell>
          <table:table-cell table:formula="of:=IF([.A950]=&quot;rate&quot;;FLOOR([.D950]*[.$K$1]) &amp; &quot;kbit&quot;;[.D95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280kbit</text:p>
          </table:table-cell>
          <table:table-cell/>
          <table:table-cell table:formula="of:=IF([.A951]=&quot;rate&quot;;MID([.B951];1;FIND(&quot;kb&quot;;[.B951])-1);[.B951])" office:value-type="string" office:string-value="5280" calcext:value-type="string">
            <text:p>5280</text:p>
          </table:table-cell>
          <table:table-cell/>
          <table:table-cell table:formula="of:=[.A951]" office:value-type="string" office:string-value="rate" calcext:value-type="string">
            <text:p>rate</text:p>
          </table:table-cell>
          <table:table-cell table:formula="of:=IF([.A951]=&quot;rate&quot;;FLOOR([.D951]*[.$K$1]) &amp; &quot;kbit&quot;;[.D951])" office:value-type="string" office:string-value="1320kbit" calcext:value-type="string">
            <text:p>132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52]=&quot;rate&quot;;MID([.B952];1;FIND(&quot;kb&quot;;[.B952])-1);[.B952])" office:value-type="string" office:string-value="1s" calcext:value-type="string">
            <text:p>1s</text:p>
          </table:table-cell>
          <table:table-cell/>
          <table:table-cell table:formula="of:=[.A952]" office:value-type="string" office:string-value="wait" calcext:value-type="string">
            <text:p>wait</text:p>
          </table:table-cell>
          <table:table-cell table:formula="of:=IF([.A952]=&quot;rate&quot;;FLOOR([.D952]*[.$K$1]) &amp; &quot;kbit&quot;;[.D95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764kbit</text:p>
          </table:table-cell>
          <table:table-cell/>
          <table:table-cell table:formula="of:=IF([.A953]=&quot;rate&quot;;MID([.B953];1;FIND(&quot;kb&quot;;[.B953])-1);[.B953])" office:value-type="string" office:string-value="3764" calcext:value-type="string">
            <text:p>3764</text:p>
          </table:table-cell>
          <table:table-cell/>
          <table:table-cell table:formula="of:=[.A953]" office:value-type="string" office:string-value="rate" calcext:value-type="string">
            <text:p>rate</text:p>
          </table:table-cell>
          <table:table-cell table:formula="of:=IF([.A953]=&quot;rate&quot;;FLOOR([.D953]*[.$K$1]) &amp; &quot;kbit&quot;;[.D953])" office:value-type="string" office:string-value="941kbit" calcext:value-type="string">
            <text:p>94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54]=&quot;rate&quot;;MID([.B954];1;FIND(&quot;kb&quot;;[.B954])-1);[.B954])" office:value-type="string" office:string-value="1s" calcext:value-type="string">
            <text:p>1s</text:p>
          </table:table-cell>
          <table:table-cell/>
          <table:table-cell table:formula="of:=[.A954]" office:value-type="string" office:string-value="wait" calcext:value-type="string">
            <text:p>wait</text:p>
          </table:table-cell>
          <table:table-cell table:formula="of:=IF([.A954]=&quot;rate&quot;;FLOOR([.D954]*[.$K$1]) &amp; &quot;kbit&quot;;[.D95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776kbit</text:p>
          </table:table-cell>
          <table:table-cell/>
          <table:table-cell table:formula="of:=IF([.A955]=&quot;rate&quot;;MID([.B955];1;FIND(&quot;kb&quot;;[.B955])-1);[.B955])" office:value-type="string" office:string-value="3776" calcext:value-type="string">
            <text:p>3776</text:p>
          </table:table-cell>
          <table:table-cell/>
          <table:table-cell table:formula="of:=[.A955]" office:value-type="string" office:string-value="rate" calcext:value-type="string">
            <text:p>rate</text:p>
          </table:table-cell>
          <table:table-cell table:formula="of:=IF([.A955]=&quot;rate&quot;;FLOOR([.D955]*[.$K$1]) &amp; &quot;kbit&quot;;[.D955])" office:value-type="string" office:string-value="944kbit" calcext:value-type="string">
            <text:p>94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56]=&quot;rate&quot;;MID([.B956];1;FIND(&quot;kb&quot;;[.B956])-1);[.B956])" office:value-type="string" office:string-value="1s" calcext:value-type="string">
            <text:p>1s</text:p>
          </table:table-cell>
          <table:table-cell/>
          <table:table-cell table:formula="of:=[.A956]" office:value-type="string" office:string-value="wait" calcext:value-type="string">
            <text:p>wait</text:p>
          </table:table-cell>
          <table:table-cell table:formula="of:=IF([.A956]=&quot;rate&quot;;FLOOR([.D956]*[.$K$1]) &amp; &quot;kbit&quot;;[.D95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280kbit</text:p>
          </table:table-cell>
          <table:table-cell/>
          <table:table-cell table:formula="of:=IF([.A957]=&quot;rate&quot;;MID([.B957];1;FIND(&quot;kb&quot;;[.B957])-1);[.B957])" office:value-type="string" office:string-value="2280" calcext:value-type="string">
            <text:p>2280</text:p>
          </table:table-cell>
          <table:table-cell/>
          <table:table-cell table:formula="of:=[.A957]" office:value-type="string" office:string-value="rate" calcext:value-type="string">
            <text:p>rate</text:p>
          </table:table-cell>
          <table:table-cell table:formula="of:=IF([.A957]=&quot;rate&quot;;FLOOR([.D957]*[.$K$1]) &amp; &quot;kbit&quot;;[.D957])" office:value-type="string" office:string-value="570kbit" calcext:value-type="string">
            <text:p>57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58]=&quot;rate&quot;;MID([.B958];1;FIND(&quot;kb&quot;;[.B958])-1);[.B958])" office:value-type="string" office:string-value="1s" calcext:value-type="string">
            <text:p>1s</text:p>
          </table:table-cell>
          <table:table-cell/>
          <table:table-cell table:formula="of:=[.A958]" office:value-type="string" office:string-value="wait" calcext:value-type="string">
            <text:p>wait</text:p>
          </table:table-cell>
          <table:table-cell table:formula="of:=IF([.A958]=&quot;rate&quot;;FLOOR([.D958]*[.$K$1]) &amp; &quot;kbit&quot;;[.D95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496kbit</text:p>
          </table:table-cell>
          <table:table-cell/>
          <table:table-cell table:formula="of:=IF([.A959]=&quot;rate&quot;;MID([.B959];1;FIND(&quot;kb&quot;;[.B959])-1);[.B959])" office:value-type="string" office:string-value="4496" calcext:value-type="string">
            <text:p>4496</text:p>
          </table:table-cell>
          <table:table-cell/>
          <table:table-cell table:formula="of:=[.A959]" office:value-type="string" office:string-value="rate" calcext:value-type="string">
            <text:p>rate</text:p>
          </table:table-cell>
          <table:table-cell table:formula="of:=IF([.A959]=&quot;rate&quot;;FLOOR([.D959]*[.$K$1]) &amp; &quot;kbit&quot;;[.D959])" office:value-type="string" office:string-value="1124kbit" calcext:value-type="string">
            <text:p>112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60]=&quot;rate&quot;;MID([.B960];1;FIND(&quot;kb&quot;;[.B960])-1);[.B960])" office:value-type="string" office:string-value="1s" calcext:value-type="string">
            <text:p>1s</text:p>
          </table:table-cell>
          <table:table-cell/>
          <table:table-cell table:formula="of:=[.A960]" office:value-type="string" office:string-value="wait" calcext:value-type="string">
            <text:p>wait</text:p>
          </table:table-cell>
          <table:table-cell table:formula="of:=IF([.A960]=&quot;rate&quot;;FLOOR([.D960]*[.$K$1]) &amp; &quot;kbit&quot;;[.D96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791kbit</text:p>
          </table:table-cell>
          <table:table-cell/>
          <table:table-cell table:formula="of:=IF([.A961]=&quot;rate&quot;;MID([.B961];1;FIND(&quot;kb&quot;;[.B961])-1);[.B961])" office:value-type="string" office:string-value="3791" calcext:value-type="string">
            <text:p>3791</text:p>
          </table:table-cell>
          <table:table-cell/>
          <table:table-cell table:formula="of:=[.A961]" office:value-type="string" office:string-value="rate" calcext:value-type="string">
            <text:p>rate</text:p>
          </table:table-cell>
          <table:table-cell table:formula="of:=IF([.A961]=&quot;rate&quot;;FLOOR([.D961]*[.$K$1]) &amp; &quot;kbit&quot;;[.D961])" office:value-type="string" office:string-value="947kbit" calcext:value-type="string">
            <text:p>94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62]=&quot;rate&quot;;MID([.B962];1;FIND(&quot;kb&quot;;[.B962])-1);[.B962])" office:value-type="string" office:string-value="1s" calcext:value-type="string">
            <text:p>1s</text:p>
          </table:table-cell>
          <table:table-cell/>
          <table:table-cell table:formula="of:=[.A962]" office:value-type="string" office:string-value="wait" calcext:value-type="string">
            <text:p>wait</text:p>
          </table:table-cell>
          <table:table-cell table:formula="of:=IF([.A962]=&quot;rate&quot;;FLOOR([.D962]*[.$K$1]) &amp; &quot;kbit&quot;;[.D96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94kbit</text:p>
          </table:table-cell>
          <table:table-cell/>
          <table:table-cell table:formula="of:=IF([.A963]=&quot;rate&quot;;MID([.B963];1;FIND(&quot;kb&quot;;[.B963])-1);[.B963])" office:value-type="string" office:string-value="3994" calcext:value-type="string">
            <text:p>3994</text:p>
          </table:table-cell>
          <table:table-cell/>
          <table:table-cell table:formula="of:=[.A963]" office:value-type="string" office:string-value="rate" calcext:value-type="string">
            <text:p>rate</text:p>
          </table:table-cell>
          <table:table-cell table:formula="of:=IF([.A963]=&quot;rate&quot;;FLOOR([.D963]*[.$K$1]) &amp; &quot;kbit&quot;;[.D963])" office:value-type="string" office:string-value="998kbit" calcext:value-type="string">
            <text:p>99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64]=&quot;rate&quot;;MID([.B964];1;FIND(&quot;kb&quot;;[.B964])-1);[.B964])" office:value-type="string" office:string-value="1s" calcext:value-type="string">
            <text:p>1s</text:p>
          </table:table-cell>
          <table:table-cell/>
          <table:table-cell table:formula="of:=[.A964]" office:value-type="string" office:string-value="wait" calcext:value-type="string">
            <text:p>wait</text:p>
          </table:table-cell>
          <table:table-cell table:formula="of:=IF([.A964]=&quot;rate&quot;;FLOOR([.D964]*[.$K$1]) &amp; &quot;kbit&quot;;[.D96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692kbit</text:p>
          </table:table-cell>
          <table:table-cell/>
          <table:table-cell table:formula="of:=IF([.A965]=&quot;rate&quot;;MID([.B965];1;FIND(&quot;kb&quot;;[.B965])-1);[.B965])" office:value-type="string" office:string-value="5692" calcext:value-type="string">
            <text:p>5692</text:p>
          </table:table-cell>
          <table:table-cell/>
          <table:table-cell table:formula="of:=[.A965]" office:value-type="string" office:string-value="rate" calcext:value-type="string">
            <text:p>rate</text:p>
          </table:table-cell>
          <table:table-cell table:formula="of:=IF([.A965]=&quot;rate&quot;;FLOOR([.D965]*[.$K$1]) &amp; &quot;kbit&quot;;[.D965])" office:value-type="string" office:string-value="1423kbit" calcext:value-type="string">
            <text:p>142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66]=&quot;rate&quot;;MID([.B966];1;FIND(&quot;kb&quot;;[.B966])-1);[.B966])" office:value-type="string" office:string-value="1s" calcext:value-type="string">
            <text:p>1s</text:p>
          </table:table-cell>
          <table:table-cell/>
          <table:table-cell table:formula="of:=[.A966]" office:value-type="string" office:string-value="wait" calcext:value-type="string">
            <text:p>wait</text:p>
          </table:table-cell>
          <table:table-cell table:formula="of:=IF([.A966]=&quot;rate&quot;;FLOOR([.D966]*[.$K$1]) &amp; &quot;kbit&quot;;[.D96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422kbit</text:p>
          </table:table-cell>
          <table:table-cell/>
          <table:table-cell table:formula="of:=IF([.A967]=&quot;rate&quot;;MID([.B967];1;FIND(&quot;kb&quot;;[.B967])-1);[.B967])" office:value-type="string" office:string-value="5422" calcext:value-type="string">
            <text:p>5422</text:p>
          </table:table-cell>
          <table:table-cell/>
          <table:table-cell table:formula="of:=[.A967]" office:value-type="string" office:string-value="rate" calcext:value-type="string">
            <text:p>rate</text:p>
          </table:table-cell>
          <table:table-cell table:formula="of:=IF([.A967]=&quot;rate&quot;;FLOOR([.D967]*[.$K$1]) &amp; &quot;kbit&quot;;[.D967])" office:value-type="string" office:string-value="1355kbit" calcext:value-type="string">
            <text:p>135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68]=&quot;rate&quot;;MID([.B968];1;FIND(&quot;kb&quot;;[.B968])-1);[.B968])" office:value-type="string" office:string-value="1s" calcext:value-type="string">
            <text:p>1s</text:p>
          </table:table-cell>
          <table:table-cell/>
          <table:table-cell table:formula="of:=[.A968]" office:value-type="string" office:string-value="wait" calcext:value-type="string">
            <text:p>wait</text:p>
          </table:table-cell>
          <table:table-cell table:formula="of:=IF([.A968]=&quot;rate&quot;;FLOOR([.D968]*[.$K$1]) &amp; &quot;kbit&quot;;[.D96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629kbit</text:p>
          </table:table-cell>
          <table:table-cell/>
          <table:table-cell table:formula="of:=IF([.A969]=&quot;rate&quot;;MID([.B969];1;FIND(&quot;kb&quot;;[.B969])-1);[.B969])" office:value-type="string" office:string-value="5629" calcext:value-type="string">
            <text:p>5629</text:p>
          </table:table-cell>
          <table:table-cell/>
          <table:table-cell table:formula="of:=[.A969]" office:value-type="string" office:string-value="rate" calcext:value-type="string">
            <text:p>rate</text:p>
          </table:table-cell>
          <table:table-cell table:formula="of:=IF([.A969]=&quot;rate&quot;;FLOOR([.D969]*[.$K$1]) &amp; &quot;kbit&quot;;[.D969])" office:value-type="string" office:string-value="1407kbit" calcext:value-type="string">
            <text:p>140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70]=&quot;rate&quot;;MID([.B970];1;FIND(&quot;kb&quot;;[.B970])-1);[.B970])" office:value-type="string" office:string-value="1s" calcext:value-type="string">
            <text:p>1s</text:p>
          </table:table-cell>
          <table:table-cell/>
          <table:table-cell table:formula="of:=[.A970]" office:value-type="string" office:string-value="wait" calcext:value-type="string">
            <text:p>wait</text:p>
          </table:table-cell>
          <table:table-cell table:formula="of:=IF([.A970]=&quot;rate&quot;;FLOOR([.D970]*[.$K$1]) &amp; &quot;kbit&quot;;[.D97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78kbit</text:p>
          </table:table-cell>
          <table:table-cell/>
          <table:table-cell table:formula="of:=IF([.A971]=&quot;rate&quot;;MID([.B971];1;FIND(&quot;kb&quot;;[.B971])-1);[.B971])" office:value-type="string" office:string-value="3578" calcext:value-type="string">
            <text:p>3578</text:p>
          </table:table-cell>
          <table:table-cell/>
          <table:table-cell table:formula="of:=[.A971]" office:value-type="string" office:string-value="rate" calcext:value-type="string">
            <text:p>rate</text:p>
          </table:table-cell>
          <table:table-cell table:formula="of:=IF([.A971]=&quot;rate&quot;;FLOOR([.D971]*[.$K$1]) &amp; &quot;kbit&quot;;[.D971])" office:value-type="string" office:string-value="894kbit" calcext:value-type="string">
            <text:p>89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72]=&quot;rate&quot;;MID([.B972];1;FIND(&quot;kb&quot;;[.B972])-1);[.B972])" office:value-type="string" office:string-value="1s" calcext:value-type="string">
            <text:p>1s</text:p>
          </table:table-cell>
          <table:table-cell/>
          <table:table-cell table:formula="of:=[.A972]" office:value-type="string" office:string-value="wait" calcext:value-type="string">
            <text:p>wait</text:p>
          </table:table-cell>
          <table:table-cell table:formula="of:=IF([.A972]=&quot;rate&quot;;FLOOR([.D972]*[.$K$1]) &amp; &quot;kbit&quot;;[.D97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140kbit</text:p>
          </table:table-cell>
          <table:table-cell/>
          <table:table-cell table:formula="of:=IF([.A973]=&quot;rate&quot;;MID([.B973];1;FIND(&quot;kb&quot;;[.B973])-1);[.B973])" office:value-type="string" office:string-value="4140" calcext:value-type="string">
            <text:p>4140</text:p>
          </table:table-cell>
          <table:table-cell/>
          <table:table-cell table:formula="of:=[.A973]" office:value-type="string" office:string-value="rate" calcext:value-type="string">
            <text:p>rate</text:p>
          </table:table-cell>
          <table:table-cell table:formula="of:=IF([.A973]=&quot;rate&quot;;FLOOR([.D973]*[.$K$1]) &amp; &quot;kbit&quot;;[.D973])" office:value-type="string" office:string-value="1035kbit" calcext:value-type="string">
            <text:p>103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74]=&quot;rate&quot;;MID([.B974];1;FIND(&quot;kb&quot;;[.B974])-1);[.B974])" office:value-type="string" office:string-value="1s" calcext:value-type="string">
            <text:p>1s</text:p>
          </table:table-cell>
          <table:table-cell/>
          <table:table-cell table:formula="of:=[.A974]" office:value-type="string" office:string-value="wait" calcext:value-type="string">
            <text:p>wait</text:p>
          </table:table-cell>
          <table:table-cell table:formula="of:=IF([.A974]=&quot;rate&quot;;FLOOR([.D974]*[.$K$1]) &amp; &quot;kbit&quot;;[.D97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809kbit</text:p>
          </table:table-cell>
          <table:table-cell/>
          <table:table-cell table:formula="of:=IF([.A975]=&quot;rate&quot;;MID([.B975];1;FIND(&quot;kb&quot;;[.B975])-1);[.B975])" office:value-type="string" office:string-value="2809" calcext:value-type="string">
            <text:p>2809</text:p>
          </table:table-cell>
          <table:table-cell/>
          <table:table-cell table:formula="of:=[.A975]" office:value-type="string" office:string-value="rate" calcext:value-type="string">
            <text:p>rate</text:p>
          </table:table-cell>
          <table:table-cell table:formula="of:=IF([.A975]=&quot;rate&quot;;FLOOR([.D975]*[.$K$1]) &amp; &quot;kbit&quot;;[.D975])" office:value-type="string" office:string-value="702kbit" calcext:value-type="string">
            <text:p>70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76]=&quot;rate&quot;;MID([.B976];1;FIND(&quot;kb&quot;;[.B976])-1);[.B976])" office:value-type="string" office:string-value="1s" calcext:value-type="string">
            <text:p>1s</text:p>
          </table:table-cell>
          <table:table-cell/>
          <table:table-cell table:formula="of:=[.A976]" office:value-type="string" office:string-value="wait" calcext:value-type="string">
            <text:p>wait</text:p>
          </table:table-cell>
          <table:table-cell table:formula="of:=IF([.A976]=&quot;rate&quot;;FLOOR([.D976]*[.$K$1]) &amp; &quot;kbit&quot;;[.D97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159kbit</text:p>
          </table:table-cell>
          <table:table-cell/>
          <table:table-cell table:formula="of:=IF([.A977]=&quot;rate&quot;;MID([.B977];1;FIND(&quot;kb&quot;;[.B977])-1);[.B977])" office:value-type="string" office:string-value="5159" calcext:value-type="string">
            <text:p>5159</text:p>
          </table:table-cell>
          <table:table-cell/>
          <table:table-cell table:formula="of:=[.A977]" office:value-type="string" office:string-value="rate" calcext:value-type="string">
            <text:p>rate</text:p>
          </table:table-cell>
          <table:table-cell table:formula="of:=IF([.A977]=&quot;rate&quot;;FLOOR([.D977]*[.$K$1]) &amp; &quot;kbit&quot;;[.D977])" office:value-type="string" office:string-value="1289kbit" calcext:value-type="string">
            <text:p>128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78]=&quot;rate&quot;;MID([.B978];1;FIND(&quot;kb&quot;;[.B978])-1);[.B978])" office:value-type="string" office:string-value="1s" calcext:value-type="string">
            <text:p>1s</text:p>
          </table:table-cell>
          <table:table-cell/>
          <table:table-cell table:formula="of:=[.A978]" office:value-type="string" office:string-value="wait" calcext:value-type="string">
            <text:p>wait</text:p>
          </table:table-cell>
          <table:table-cell table:formula="of:=IF([.A978]=&quot;rate&quot;;FLOOR([.D978]*[.$K$1]) &amp; &quot;kbit&quot;;[.D97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90kbit</text:p>
          </table:table-cell>
          <table:table-cell/>
          <table:table-cell table:formula="of:=IF([.A979]=&quot;rate&quot;;MID([.B979];1;FIND(&quot;kb&quot;;[.B979])-1);[.B979])" office:value-type="string" office:string-value="3990" calcext:value-type="string">
            <text:p>3990</text:p>
          </table:table-cell>
          <table:table-cell/>
          <table:table-cell table:formula="of:=[.A979]" office:value-type="string" office:string-value="rate" calcext:value-type="string">
            <text:p>rate</text:p>
          </table:table-cell>
          <table:table-cell table:formula="of:=IF([.A979]=&quot;rate&quot;;FLOOR([.D979]*[.$K$1]) &amp; &quot;kbit&quot;;[.D979])" office:value-type="string" office:string-value="997kbit" calcext:value-type="string">
            <text:p>99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80]=&quot;rate&quot;;MID([.B980];1;FIND(&quot;kb&quot;;[.B980])-1);[.B980])" office:value-type="string" office:string-value="1s" calcext:value-type="string">
            <text:p>1s</text:p>
          </table:table-cell>
          <table:table-cell/>
          <table:table-cell table:formula="of:=[.A980]" office:value-type="string" office:string-value="wait" calcext:value-type="string">
            <text:p>wait</text:p>
          </table:table-cell>
          <table:table-cell table:formula="of:=IF([.A980]=&quot;rate&quot;;FLOOR([.D980]*[.$K$1]) &amp; &quot;kbit&quot;;[.D98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904kbit</text:p>
          </table:table-cell>
          <table:table-cell/>
          <table:table-cell table:formula="of:=IF([.A981]=&quot;rate&quot;;MID([.B981];1;FIND(&quot;kb&quot;;[.B981])-1);[.B981])" office:value-type="string" office:string-value="4904" calcext:value-type="string">
            <text:p>4904</text:p>
          </table:table-cell>
          <table:table-cell/>
          <table:table-cell table:formula="of:=[.A981]" office:value-type="string" office:string-value="rate" calcext:value-type="string">
            <text:p>rate</text:p>
          </table:table-cell>
          <table:table-cell table:formula="of:=IF([.A981]=&quot;rate&quot;;FLOOR([.D981]*[.$K$1]) &amp; &quot;kbit&quot;;[.D981])" office:value-type="string" office:string-value="1226kbit" calcext:value-type="string">
            <text:p>122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82]=&quot;rate&quot;;MID([.B982];1;FIND(&quot;kb&quot;;[.B982])-1);[.B982])" office:value-type="string" office:string-value="1s" calcext:value-type="string">
            <text:p>1s</text:p>
          </table:table-cell>
          <table:table-cell/>
          <table:table-cell table:formula="of:=[.A982]" office:value-type="string" office:string-value="wait" calcext:value-type="string">
            <text:p>wait</text:p>
          </table:table-cell>
          <table:table-cell table:formula="of:=IF([.A982]=&quot;rate&quot;;FLOOR([.D982]*[.$K$1]) &amp; &quot;kbit&quot;;[.D98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882kbit</text:p>
          </table:table-cell>
          <table:table-cell/>
          <table:table-cell table:formula="of:=IF([.A983]=&quot;rate&quot;;MID([.B983];1;FIND(&quot;kb&quot;;[.B983])-1);[.B983])" office:value-type="string" office:string-value="3882" calcext:value-type="string">
            <text:p>3882</text:p>
          </table:table-cell>
          <table:table-cell/>
          <table:table-cell table:formula="of:=[.A983]" office:value-type="string" office:string-value="rate" calcext:value-type="string">
            <text:p>rate</text:p>
          </table:table-cell>
          <table:table-cell table:formula="of:=IF([.A983]=&quot;rate&quot;;FLOOR([.D983]*[.$K$1]) &amp; &quot;kbit&quot;;[.D983])" office:value-type="string" office:string-value="970kbit" calcext:value-type="string">
            <text:p>97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84]=&quot;rate&quot;;MID([.B984];1;FIND(&quot;kb&quot;;[.B984])-1);[.B984])" office:value-type="string" office:string-value="1s" calcext:value-type="string">
            <text:p>1s</text:p>
          </table:table-cell>
          <table:table-cell/>
          <table:table-cell table:formula="of:=[.A984]" office:value-type="string" office:string-value="wait" calcext:value-type="string">
            <text:p>wait</text:p>
          </table:table-cell>
          <table:table-cell table:formula="of:=IF([.A984]=&quot;rate&quot;;FLOOR([.D984]*[.$K$1]) &amp; &quot;kbit&quot;;[.D98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190kbit</text:p>
          </table:table-cell>
          <table:table-cell/>
          <table:table-cell table:formula="of:=IF([.A985]=&quot;rate&quot;;MID([.B985];1;FIND(&quot;kb&quot;;[.B985])-1);[.B985])" office:value-type="string" office:string-value="3190" calcext:value-type="string">
            <text:p>3190</text:p>
          </table:table-cell>
          <table:table-cell/>
          <table:table-cell table:formula="of:=[.A985]" office:value-type="string" office:string-value="rate" calcext:value-type="string">
            <text:p>rate</text:p>
          </table:table-cell>
          <table:table-cell table:formula="of:=IF([.A985]=&quot;rate&quot;;FLOOR([.D985]*[.$K$1]) &amp; &quot;kbit&quot;;[.D985])" office:value-type="string" office:string-value="797kbit" calcext:value-type="string">
            <text:p>79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86]=&quot;rate&quot;;MID([.B986];1;FIND(&quot;kb&quot;;[.B986])-1);[.B986])" office:value-type="string" office:string-value="1s" calcext:value-type="string">
            <text:p>1s</text:p>
          </table:table-cell>
          <table:table-cell/>
          <table:table-cell table:formula="of:=[.A986]" office:value-type="string" office:string-value="wait" calcext:value-type="string">
            <text:p>wait</text:p>
          </table:table-cell>
          <table:table-cell table:formula="of:=IF([.A986]=&quot;rate&quot;;FLOOR([.D986]*[.$K$1]) &amp; &quot;kbit&quot;;[.D98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746kbit</text:p>
          </table:table-cell>
          <table:table-cell/>
          <table:table-cell table:formula="of:=IF([.A987]=&quot;rate&quot;;MID([.B987];1;FIND(&quot;kb&quot;;[.B987])-1);[.B987])" office:value-type="string" office:string-value="6746" calcext:value-type="string">
            <text:p>6746</text:p>
          </table:table-cell>
          <table:table-cell/>
          <table:table-cell table:formula="of:=[.A987]" office:value-type="string" office:string-value="rate" calcext:value-type="string">
            <text:p>rate</text:p>
          </table:table-cell>
          <table:table-cell table:formula="of:=IF([.A987]=&quot;rate&quot;;FLOOR([.D987]*[.$K$1]) &amp; &quot;kbit&quot;;[.D987])" office:value-type="string" office:string-value="1686kbit" calcext:value-type="string">
            <text:p>168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88]=&quot;rate&quot;;MID([.B988];1;FIND(&quot;kb&quot;;[.B988])-1);[.B988])" office:value-type="string" office:string-value="1s" calcext:value-type="string">
            <text:p>1s</text:p>
          </table:table-cell>
          <table:table-cell/>
          <table:table-cell table:formula="of:=[.A988]" office:value-type="string" office:string-value="wait" calcext:value-type="string">
            <text:p>wait</text:p>
          </table:table-cell>
          <table:table-cell table:formula="of:=IF([.A988]=&quot;rate&quot;;FLOOR([.D988]*[.$K$1]) &amp; &quot;kbit&quot;;[.D98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785kbit</text:p>
          </table:table-cell>
          <table:table-cell/>
          <table:table-cell table:formula="of:=IF([.A989]=&quot;rate&quot;;MID([.B989];1;FIND(&quot;kb&quot;;[.B989])-1);[.B989])" office:value-type="string" office:string-value="6785" calcext:value-type="string">
            <text:p>6785</text:p>
          </table:table-cell>
          <table:table-cell/>
          <table:table-cell table:formula="of:=[.A989]" office:value-type="string" office:string-value="rate" calcext:value-type="string">
            <text:p>rate</text:p>
          </table:table-cell>
          <table:table-cell table:formula="of:=IF([.A989]=&quot;rate&quot;;FLOOR([.D989]*[.$K$1]) &amp; &quot;kbit&quot;;[.D989])" office:value-type="string" office:string-value="1696kbit" calcext:value-type="string">
            <text:p>169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90]=&quot;rate&quot;;MID([.B990];1;FIND(&quot;kb&quot;;[.B990])-1);[.B990])" office:value-type="string" office:string-value="1s" calcext:value-type="string">
            <text:p>1s</text:p>
          </table:table-cell>
          <table:table-cell/>
          <table:table-cell table:formula="of:=[.A990]" office:value-type="string" office:string-value="wait" calcext:value-type="string">
            <text:p>wait</text:p>
          </table:table-cell>
          <table:table-cell table:formula="of:=IF([.A990]=&quot;rate&quot;;FLOOR([.D990]*[.$K$1]) &amp; &quot;kbit&quot;;[.D99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605kbit</text:p>
          </table:table-cell>
          <table:table-cell/>
          <table:table-cell table:formula="of:=IF([.A991]=&quot;rate&quot;;MID([.B991];1;FIND(&quot;kb&quot;;[.B991])-1);[.B991])" office:value-type="string" office:string-value="6605" calcext:value-type="string">
            <text:p>6605</text:p>
          </table:table-cell>
          <table:table-cell/>
          <table:table-cell table:formula="of:=[.A991]" office:value-type="string" office:string-value="rate" calcext:value-type="string">
            <text:p>rate</text:p>
          </table:table-cell>
          <table:table-cell table:formula="of:=IF([.A991]=&quot;rate&quot;;FLOOR([.D991]*[.$K$1]) &amp; &quot;kbit&quot;;[.D991])" office:value-type="string" office:string-value="1651kbit" calcext:value-type="string">
            <text:p>165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92]=&quot;rate&quot;;MID([.B992];1;FIND(&quot;kb&quot;;[.B992])-1);[.B992])" office:value-type="string" office:string-value="1s" calcext:value-type="string">
            <text:p>1s</text:p>
          </table:table-cell>
          <table:table-cell/>
          <table:table-cell table:formula="of:=[.A992]" office:value-type="string" office:string-value="wait" calcext:value-type="string">
            <text:p>wait</text:p>
          </table:table-cell>
          <table:table-cell table:formula="of:=IF([.A992]=&quot;rate&quot;;FLOOR([.D992]*[.$K$1]) &amp; &quot;kbit&quot;;[.D99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648kbit</text:p>
          </table:table-cell>
          <table:table-cell/>
          <table:table-cell table:formula="of:=IF([.A993]=&quot;rate&quot;;MID([.B993];1;FIND(&quot;kb&quot;;[.B993])-1);[.B993])" office:value-type="string" office:string-value="5648" calcext:value-type="string">
            <text:p>5648</text:p>
          </table:table-cell>
          <table:table-cell/>
          <table:table-cell table:formula="of:=[.A993]" office:value-type="string" office:string-value="rate" calcext:value-type="string">
            <text:p>rate</text:p>
          </table:table-cell>
          <table:table-cell table:formula="of:=IF([.A993]=&quot;rate&quot;;FLOOR([.D993]*[.$K$1]) &amp; &quot;kbit&quot;;[.D993])" office:value-type="string" office:string-value="1412kbit" calcext:value-type="string">
            <text:p>141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94]=&quot;rate&quot;;MID([.B994];1;FIND(&quot;kb&quot;;[.B994])-1);[.B994])" office:value-type="string" office:string-value="1s" calcext:value-type="string">
            <text:p>1s</text:p>
          </table:table-cell>
          <table:table-cell/>
          <table:table-cell table:formula="of:=[.A994]" office:value-type="string" office:string-value="wait" calcext:value-type="string">
            <text:p>wait</text:p>
          </table:table-cell>
          <table:table-cell table:formula="of:=IF([.A994]=&quot;rate&quot;;FLOOR([.D994]*[.$K$1]) &amp; &quot;kbit&quot;;[.D99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935kbit</text:p>
          </table:table-cell>
          <table:table-cell/>
          <table:table-cell table:formula="of:=IF([.A995]=&quot;rate&quot;;MID([.B995];1;FIND(&quot;kb&quot;;[.B995])-1);[.B995])" office:value-type="string" office:string-value="5935" calcext:value-type="string">
            <text:p>5935</text:p>
          </table:table-cell>
          <table:table-cell/>
          <table:table-cell table:formula="of:=[.A995]" office:value-type="string" office:string-value="rate" calcext:value-type="string">
            <text:p>rate</text:p>
          </table:table-cell>
          <table:table-cell table:formula="of:=IF([.A995]=&quot;rate&quot;;FLOOR([.D995]*[.$K$1]) &amp; &quot;kbit&quot;;[.D995])" office:value-type="string" office:string-value="1483kbit" calcext:value-type="string">
            <text:p>148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96]=&quot;rate&quot;;MID([.B996];1;FIND(&quot;kb&quot;;[.B996])-1);[.B996])" office:value-type="string" office:string-value="1s" calcext:value-type="string">
            <text:p>1s</text:p>
          </table:table-cell>
          <table:table-cell/>
          <table:table-cell table:formula="of:=[.A996]" office:value-type="string" office:string-value="wait" calcext:value-type="string">
            <text:p>wait</text:p>
          </table:table-cell>
          <table:table-cell table:formula="of:=IF([.A996]=&quot;rate&quot;;FLOOR([.D996]*[.$K$1]) &amp; &quot;kbit&quot;;[.D99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636kbit</text:p>
          </table:table-cell>
          <table:table-cell/>
          <table:table-cell table:formula="of:=IF([.A997]=&quot;rate&quot;;MID([.B997];1;FIND(&quot;kb&quot;;[.B997])-1);[.B997])" office:value-type="string" office:string-value="3636" calcext:value-type="string">
            <text:p>3636</text:p>
          </table:table-cell>
          <table:table-cell/>
          <table:table-cell table:formula="of:=[.A997]" office:value-type="string" office:string-value="rate" calcext:value-type="string">
            <text:p>rate</text:p>
          </table:table-cell>
          <table:table-cell table:formula="of:=IF([.A997]=&quot;rate&quot;;FLOOR([.D997]*[.$K$1]) &amp; &quot;kbit&quot;;[.D997])" office:value-type="string" office:string-value="909kbit" calcext:value-type="string">
            <text:p>90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998]=&quot;rate&quot;;MID([.B998];1;FIND(&quot;kb&quot;;[.B998])-1);[.B998])" office:value-type="string" office:string-value="1s" calcext:value-type="string">
            <text:p>1s</text:p>
          </table:table-cell>
          <table:table-cell/>
          <table:table-cell table:formula="of:=[.A998]" office:value-type="string" office:string-value="wait" calcext:value-type="string">
            <text:p>wait</text:p>
          </table:table-cell>
          <table:table-cell table:formula="of:=IF([.A998]=&quot;rate&quot;;FLOOR([.D998]*[.$K$1]) &amp; &quot;kbit&quot;;[.D99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320kbit</text:p>
          </table:table-cell>
          <table:table-cell/>
          <table:table-cell table:formula="of:=IF([.A999]=&quot;rate&quot;;MID([.B999];1;FIND(&quot;kb&quot;;[.B999])-1);[.B999])" office:value-type="string" office:string-value="6320" calcext:value-type="string">
            <text:p>6320</text:p>
          </table:table-cell>
          <table:table-cell/>
          <table:table-cell table:formula="of:=[.A999]" office:value-type="string" office:string-value="rate" calcext:value-type="string">
            <text:p>rate</text:p>
          </table:table-cell>
          <table:table-cell table:formula="of:=IF([.A999]=&quot;rate&quot;;FLOOR([.D999]*[.$K$1]) &amp; &quot;kbit&quot;;[.D999])" office:value-type="string" office:string-value="1580kbit" calcext:value-type="string">
            <text:p>158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00]=&quot;rate&quot;;MID([.B1000];1;FIND(&quot;kb&quot;;[.B1000])-1);[.B1000])" office:value-type="string" office:string-value="1s" calcext:value-type="string">
            <text:p>1s</text:p>
          </table:table-cell>
          <table:table-cell/>
          <table:table-cell table:formula="of:=[.A1000]" office:value-type="string" office:string-value="wait" calcext:value-type="string">
            <text:p>wait</text:p>
          </table:table-cell>
          <table:table-cell table:formula="of:=IF([.A1000]=&quot;rate&quot;;FLOOR([.D1000]*[.$K$1]) &amp; &quot;kbit&quot;;[.D100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037kbit</text:p>
          </table:table-cell>
          <table:table-cell/>
          <table:table-cell table:formula="of:=IF([.A1001]=&quot;rate&quot;;MID([.B1001];1;FIND(&quot;kb&quot;;[.B1001])-1);[.B1001])" office:value-type="string" office:string-value="5037" calcext:value-type="string">
            <text:p>5037</text:p>
          </table:table-cell>
          <table:table-cell/>
          <table:table-cell table:formula="of:=[.A1001]" office:value-type="string" office:string-value="rate" calcext:value-type="string">
            <text:p>rate</text:p>
          </table:table-cell>
          <table:table-cell table:formula="of:=IF([.A1001]=&quot;rate&quot;;FLOOR([.D1001]*[.$K$1]) &amp; &quot;kbit&quot;;[.D1001])" office:value-type="string" office:string-value="1259kbit" calcext:value-type="string">
            <text:p>125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02]=&quot;rate&quot;;MID([.B1002];1;FIND(&quot;kb&quot;;[.B1002])-1);[.B1002])" office:value-type="string" office:string-value="1s" calcext:value-type="string">
            <text:p>1s</text:p>
          </table:table-cell>
          <table:table-cell/>
          <table:table-cell table:formula="of:=[.A1002]" office:value-type="string" office:string-value="wait" calcext:value-type="string">
            <text:p>wait</text:p>
          </table:table-cell>
          <table:table-cell table:formula="of:=IF([.A1002]=&quot;rate&quot;;FLOOR([.D1002]*[.$K$1]) &amp; &quot;kbit&quot;;[.D100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68kbit</text:p>
          </table:table-cell>
          <table:table-cell/>
          <table:table-cell table:formula="of:=IF([.A1003]=&quot;rate&quot;;MID([.B1003];1;FIND(&quot;kb&quot;;[.B1003])-1);[.B1003])" office:value-type="string" office:string-value="4868" calcext:value-type="string">
            <text:p>4868</text:p>
          </table:table-cell>
          <table:table-cell/>
          <table:table-cell table:formula="of:=[.A1003]" office:value-type="string" office:string-value="rate" calcext:value-type="string">
            <text:p>rate</text:p>
          </table:table-cell>
          <table:table-cell table:formula="of:=IF([.A1003]=&quot;rate&quot;;FLOOR([.D1003]*[.$K$1]) &amp; &quot;kbit&quot;;[.D1003])" office:value-type="string" office:string-value="1217kbit" calcext:value-type="string">
            <text:p>121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04]=&quot;rate&quot;;MID([.B1004];1;FIND(&quot;kb&quot;;[.B1004])-1);[.B1004])" office:value-type="string" office:string-value="1s" calcext:value-type="string">
            <text:p>1s</text:p>
          </table:table-cell>
          <table:table-cell/>
          <table:table-cell table:formula="of:=[.A1004]" office:value-type="string" office:string-value="wait" calcext:value-type="string">
            <text:p>wait</text:p>
          </table:table-cell>
          <table:table-cell table:formula="of:=IF([.A1004]=&quot;rate&quot;;FLOOR([.D1004]*[.$K$1]) &amp; &quot;kbit&quot;;[.D100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456kbit</text:p>
          </table:table-cell>
          <table:table-cell/>
          <table:table-cell table:formula="of:=IF([.A1005]=&quot;rate&quot;;MID([.B1005];1;FIND(&quot;kb&quot;;[.B1005])-1);[.B1005])" office:value-type="string" office:string-value="5456" calcext:value-type="string">
            <text:p>5456</text:p>
          </table:table-cell>
          <table:table-cell/>
          <table:table-cell table:formula="of:=[.A1005]" office:value-type="string" office:string-value="rate" calcext:value-type="string">
            <text:p>rate</text:p>
          </table:table-cell>
          <table:table-cell table:formula="of:=IF([.A1005]=&quot;rate&quot;;FLOOR([.D1005]*[.$K$1]) &amp; &quot;kbit&quot;;[.D1005])" office:value-type="string" office:string-value="1364kbit" calcext:value-type="string">
            <text:p>136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06]=&quot;rate&quot;;MID([.B1006];1;FIND(&quot;kb&quot;;[.B1006])-1);[.B1006])" office:value-type="string" office:string-value="1s" calcext:value-type="string">
            <text:p>1s</text:p>
          </table:table-cell>
          <table:table-cell/>
          <table:table-cell table:formula="of:=[.A1006]" office:value-type="string" office:string-value="wait" calcext:value-type="string">
            <text:p>wait</text:p>
          </table:table-cell>
          <table:table-cell table:formula="of:=IF([.A1006]=&quot;rate&quot;;FLOOR([.D1006]*[.$K$1]) &amp; &quot;kbit&quot;;[.D100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720kbit</text:p>
          </table:table-cell>
          <table:table-cell/>
          <table:table-cell table:formula="of:=IF([.A1007]=&quot;rate&quot;;MID([.B1007];1;FIND(&quot;kb&quot;;[.B1007])-1);[.B1007])" office:value-type="string" office:string-value="3720" calcext:value-type="string">
            <text:p>3720</text:p>
          </table:table-cell>
          <table:table-cell/>
          <table:table-cell table:formula="of:=[.A1007]" office:value-type="string" office:string-value="rate" calcext:value-type="string">
            <text:p>rate</text:p>
          </table:table-cell>
          <table:table-cell table:formula="of:=IF([.A1007]=&quot;rate&quot;;FLOOR([.D1007]*[.$K$1]) &amp; &quot;kbit&quot;;[.D1007])" office:value-type="string" office:string-value="930kbit" calcext:value-type="string">
            <text:p>93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08]=&quot;rate&quot;;MID([.B1008];1;FIND(&quot;kb&quot;;[.B1008])-1);[.B1008])" office:value-type="string" office:string-value="1s" calcext:value-type="string">
            <text:p>1s</text:p>
          </table:table-cell>
          <table:table-cell/>
          <table:table-cell table:formula="of:=[.A1008]" office:value-type="string" office:string-value="wait" calcext:value-type="string">
            <text:p>wait</text:p>
          </table:table-cell>
          <table:table-cell table:formula="of:=IF([.A1008]=&quot;rate&quot;;FLOOR([.D1008]*[.$K$1]) &amp; &quot;kbit&quot;;[.D100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511kbit</text:p>
          </table:table-cell>
          <table:table-cell/>
          <table:table-cell table:formula="of:=IF([.A1009]=&quot;rate&quot;;MID([.B1009];1;FIND(&quot;kb&quot;;[.B1009])-1);[.B1009])" office:value-type="string" office:string-value="4511" calcext:value-type="string">
            <text:p>4511</text:p>
          </table:table-cell>
          <table:table-cell/>
          <table:table-cell table:formula="of:=[.A1009]" office:value-type="string" office:string-value="rate" calcext:value-type="string">
            <text:p>rate</text:p>
          </table:table-cell>
          <table:table-cell table:formula="of:=IF([.A1009]=&quot;rate&quot;;FLOOR([.D1009]*[.$K$1]) &amp; &quot;kbit&quot;;[.D1009])" office:value-type="string" office:string-value="1127kbit" calcext:value-type="string">
            <text:p>112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10]=&quot;rate&quot;;MID([.B1010];1;FIND(&quot;kb&quot;;[.B1010])-1);[.B1010])" office:value-type="string" office:string-value="1s" calcext:value-type="string">
            <text:p>1s</text:p>
          </table:table-cell>
          <table:table-cell/>
          <table:table-cell table:formula="of:=[.A1010]" office:value-type="string" office:string-value="wait" calcext:value-type="string">
            <text:p>wait</text:p>
          </table:table-cell>
          <table:table-cell table:formula="of:=IF([.A1010]=&quot;rate&quot;;FLOOR([.D1010]*[.$K$1]) &amp; &quot;kbit&quot;;[.D101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512kbit</text:p>
          </table:table-cell>
          <table:table-cell/>
          <table:table-cell table:formula="of:=IF([.A1011]=&quot;rate&quot;;MID([.B1011];1;FIND(&quot;kb&quot;;[.B1011])-1);[.B1011])" office:value-type="string" office:string-value="5512" calcext:value-type="string">
            <text:p>5512</text:p>
          </table:table-cell>
          <table:table-cell/>
          <table:table-cell table:formula="of:=[.A1011]" office:value-type="string" office:string-value="rate" calcext:value-type="string">
            <text:p>rate</text:p>
          </table:table-cell>
          <table:table-cell table:formula="of:=IF([.A1011]=&quot;rate&quot;;FLOOR([.D1011]*[.$K$1]) &amp; &quot;kbit&quot;;[.D1011])" office:value-type="string" office:string-value="1378kbit" calcext:value-type="string">
            <text:p>137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12]=&quot;rate&quot;;MID([.B1012];1;FIND(&quot;kb&quot;;[.B1012])-1);[.B1012])" office:value-type="string" office:string-value="1s" calcext:value-type="string">
            <text:p>1s</text:p>
          </table:table-cell>
          <table:table-cell/>
          <table:table-cell table:formula="of:=[.A1012]" office:value-type="string" office:string-value="wait" calcext:value-type="string">
            <text:p>wait</text:p>
          </table:table-cell>
          <table:table-cell table:formula="of:=IF([.A1012]=&quot;rate&quot;;FLOOR([.D1012]*[.$K$1]) &amp; &quot;kbit&quot;;[.D101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93kbit</text:p>
          </table:table-cell>
          <table:table-cell/>
          <table:table-cell table:formula="of:=IF([.A1013]=&quot;rate&quot;;MID([.B1013];1;FIND(&quot;kb&quot;;[.B1013])-1);[.B1013])" office:value-type="string" office:string-value="693" calcext:value-type="string">
            <text:p>693</text:p>
          </table:table-cell>
          <table:table-cell/>
          <table:table-cell table:formula="of:=[.A1013]" office:value-type="string" office:string-value="rate" calcext:value-type="string">
            <text:p>rate</text:p>
          </table:table-cell>
          <table:table-cell table:formula="of:=IF([.A1013]=&quot;rate&quot;;FLOOR([.D1013]*[.$K$1]) &amp; &quot;kbit&quot;;[.D1013])" office:value-type="string" office:string-value="173kbit" calcext:value-type="string">
            <text:p>17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14]=&quot;rate&quot;;MID([.B1014];1;FIND(&quot;kb&quot;;[.B1014])-1);[.B1014])" office:value-type="string" office:string-value="1s" calcext:value-type="string">
            <text:p>1s</text:p>
          </table:table-cell>
          <table:table-cell/>
          <table:table-cell table:formula="of:=[.A1014]" office:value-type="string" office:string-value="wait" calcext:value-type="string">
            <text:p>wait</text:p>
          </table:table-cell>
          <table:table-cell table:formula="of:=IF([.A1014]=&quot;rate&quot;;FLOOR([.D1014]*[.$K$1]) &amp; &quot;kbit&quot;;[.D101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208kbit</text:p>
          </table:table-cell>
          <table:table-cell/>
          <table:table-cell table:formula="of:=IF([.A1015]=&quot;rate&quot;;MID([.B1015];1;FIND(&quot;kb&quot;;[.B1015])-1);[.B1015])" office:value-type="string" office:string-value="1208" calcext:value-type="string">
            <text:p>1208</text:p>
          </table:table-cell>
          <table:table-cell/>
          <table:table-cell table:formula="of:=[.A1015]" office:value-type="string" office:string-value="rate" calcext:value-type="string">
            <text:p>rate</text:p>
          </table:table-cell>
          <table:table-cell table:formula="of:=IF([.A1015]=&quot;rate&quot;;FLOOR([.D1015]*[.$K$1]) &amp; &quot;kbit&quot;;[.D1015])" office:value-type="string" office:string-value="302kbit" calcext:value-type="string">
            <text:p>30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16]=&quot;rate&quot;;MID([.B1016];1;FIND(&quot;kb&quot;;[.B1016])-1);[.B1016])" office:value-type="string" office:string-value="1s" calcext:value-type="string">
            <text:p>1s</text:p>
          </table:table-cell>
          <table:table-cell/>
          <table:table-cell table:formula="of:=[.A1016]" office:value-type="string" office:string-value="wait" calcext:value-type="string">
            <text:p>wait</text:p>
          </table:table-cell>
          <table:table-cell table:formula="of:=IF([.A1016]=&quot;rate&quot;;FLOOR([.D1016]*[.$K$1]) &amp; &quot;kbit&quot;;[.D101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496kbit</text:p>
          </table:table-cell>
          <table:table-cell/>
          <table:table-cell table:formula="of:=IF([.A1017]=&quot;rate&quot;;MID([.B1017];1;FIND(&quot;kb&quot;;[.B1017])-1);[.B1017])" office:value-type="string" office:string-value="1496" calcext:value-type="string">
            <text:p>1496</text:p>
          </table:table-cell>
          <table:table-cell/>
          <table:table-cell table:formula="of:=[.A1017]" office:value-type="string" office:string-value="rate" calcext:value-type="string">
            <text:p>rate</text:p>
          </table:table-cell>
          <table:table-cell table:formula="of:=IF([.A1017]=&quot;rate&quot;;FLOOR([.D1017]*[.$K$1]) &amp; &quot;kbit&quot;;[.D1017])" office:value-type="string" office:string-value="374kbit" calcext:value-type="string">
            <text:p>37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18]=&quot;rate&quot;;MID([.B1018];1;FIND(&quot;kb&quot;;[.B1018])-1);[.B1018])" office:value-type="string" office:string-value="1s" calcext:value-type="string">
            <text:p>1s</text:p>
          </table:table-cell>
          <table:table-cell/>
          <table:table-cell table:formula="of:=[.A1018]" office:value-type="string" office:string-value="wait" calcext:value-type="string">
            <text:p>wait</text:p>
          </table:table-cell>
          <table:table-cell table:formula="of:=IF([.A1018]=&quot;rate&quot;;FLOOR([.D1018]*[.$K$1]) &amp; &quot;kbit&quot;;[.D101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91kbit</text:p>
          </table:table-cell>
          <table:table-cell/>
          <table:table-cell table:formula="of:=IF([.A1019]=&quot;rate&quot;;MID([.B1019];1;FIND(&quot;kb&quot;;[.B1019])-1);[.B1019])" office:value-type="string" office:string-value="891" calcext:value-type="string">
            <text:p>891</text:p>
          </table:table-cell>
          <table:table-cell/>
          <table:table-cell table:formula="of:=[.A1019]" office:value-type="string" office:string-value="rate" calcext:value-type="string">
            <text:p>rate</text:p>
          </table:table-cell>
          <table:table-cell table:formula="of:=IF([.A1019]=&quot;rate&quot;;FLOOR([.D1019]*[.$K$1]) &amp; &quot;kbit&quot;;[.D1019])" office:value-type="string" office:string-value="222kbit" calcext:value-type="string">
            <text:p>22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20]=&quot;rate&quot;;MID([.B1020];1;FIND(&quot;kb&quot;;[.B1020])-1);[.B1020])" office:value-type="string" office:string-value="1s" calcext:value-type="string">
            <text:p>1s</text:p>
          </table:table-cell>
          <table:table-cell/>
          <table:table-cell table:formula="of:=[.A1020]" office:value-type="string" office:string-value="wait" calcext:value-type="string">
            <text:p>wait</text:p>
          </table:table-cell>
          <table:table-cell table:formula="of:=IF([.A1020]=&quot;rate&quot;;FLOOR([.D1020]*[.$K$1]) &amp; &quot;kbit&quot;;[.D102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24kbit</text:p>
          </table:table-cell>
          <table:table-cell/>
          <table:table-cell table:formula="of:=IF([.A1021]=&quot;rate&quot;;MID([.B1021];1;FIND(&quot;kb&quot;;[.B1021])-1);[.B1021])" office:value-type="string" office:string-value="2624" calcext:value-type="string">
            <text:p>2624</text:p>
          </table:table-cell>
          <table:table-cell/>
          <table:table-cell table:formula="of:=[.A1021]" office:value-type="string" office:string-value="rate" calcext:value-type="string">
            <text:p>rate</text:p>
          </table:table-cell>
          <table:table-cell table:formula="of:=IF([.A1021]=&quot;rate&quot;;FLOOR([.D1021]*[.$K$1]) &amp; &quot;kbit&quot;;[.D1021])" office:value-type="string" office:string-value="656kbit" calcext:value-type="string">
            <text:p>65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22]=&quot;rate&quot;;MID([.B1022];1;FIND(&quot;kb&quot;;[.B1022])-1);[.B1022])" office:value-type="string" office:string-value="1s" calcext:value-type="string">
            <text:p>1s</text:p>
          </table:table-cell>
          <table:table-cell/>
          <table:table-cell table:formula="of:=[.A1022]" office:value-type="string" office:string-value="wait" calcext:value-type="string">
            <text:p>wait</text:p>
          </table:table-cell>
          <table:table-cell table:formula="of:=IF([.A1022]=&quot;rate&quot;;FLOOR([.D1022]*[.$K$1]) &amp; &quot;kbit&quot;;[.D102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370kbit</text:p>
          </table:table-cell>
          <table:table-cell/>
          <table:table-cell table:formula="of:=IF([.A1023]=&quot;rate&quot;;MID([.B1023];1;FIND(&quot;kb&quot;;[.B1023])-1);[.B1023])" office:value-type="string" office:string-value="1370" calcext:value-type="string">
            <text:p>1370</text:p>
          </table:table-cell>
          <table:table-cell/>
          <table:table-cell table:formula="of:=[.A1023]" office:value-type="string" office:string-value="rate" calcext:value-type="string">
            <text:p>rate</text:p>
          </table:table-cell>
          <table:table-cell table:formula="of:=IF([.A1023]=&quot;rate&quot;;FLOOR([.D1023]*[.$K$1]) &amp; &quot;kbit&quot;;[.D1023])" office:value-type="string" office:string-value="342kbit" calcext:value-type="string">
            <text:p>34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24]=&quot;rate&quot;;MID([.B1024];1;FIND(&quot;kb&quot;;[.B1024])-1);[.B1024])" office:value-type="string" office:string-value="1s" calcext:value-type="string">
            <text:p>1s</text:p>
          </table:table-cell>
          <table:table-cell/>
          <table:table-cell table:formula="of:=[.A1024]" office:value-type="string" office:string-value="wait" calcext:value-type="string">
            <text:p>wait</text:p>
          </table:table-cell>
          <table:table-cell table:formula="of:=IF([.A1024]=&quot;rate&quot;;FLOOR([.D1024]*[.$K$1]) &amp; &quot;kbit&quot;;[.D102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37kbit</text:p>
          </table:table-cell>
          <table:table-cell/>
          <table:table-cell table:formula="of:=IF([.A1025]=&quot;rate&quot;;MID([.B1025];1;FIND(&quot;kb&quot;;[.B1025])-1);[.B1025])" office:value-type="string" office:string-value="1537" calcext:value-type="string">
            <text:p>1537</text:p>
          </table:table-cell>
          <table:table-cell/>
          <table:table-cell table:formula="of:=[.A1025]" office:value-type="string" office:string-value="rate" calcext:value-type="string">
            <text:p>rate</text:p>
          </table:table-cell>
          <table:table-cell table:formula="of:=IF([.A1025]=&quot;rate&quot;;FLOOR([.D1025]*[.$K$1]) &amp; &quot;kbit&quot;;[.D1025])" office:value-type="string" office:string-value="384kbit" calcext:value-type="string">
            <text:p>38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26]=&quot;rate&quot;;MID([.B1026];1;FIND(&quot;kb&quot;;[.B1026])-1);[.B1026])" office:value-type="string" office:string-value="1s" calcext:value-type="string">
            <text:p>1s</text:p>
          </table:table-cell>
          <table:table-cell/>
          <table:table-cell table:formula="of:=[.A1026]" office:value-type="string" office:string-value="wait" calcext:value-type="string">
            <text:p>wait</text:p>
          </table:table-cell>
          <table:table-cell table:formula="of:=IF([.A1026]=&quot;rate&quot;;FLOOR([.D1026]*[.$K$1]) &amp; &quot;kbit&quot;;[.D102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66kbit</text:p>
          </table:table-cell>
          <table:table-cell/>
          <table:table-cell table:formula="of:=IF([.A1027]=&quot;rate&quot;;MID([.B1027];1;FIND(&quot;kb&quot;;[.B1027])-1);[.B1027])" office:value-type="string" office:string-value="1566" calcext:value-type="string">
            <text:p>1566</text:p>
          </table:table-cell>
          <table:table-cell/>
          <table:table-cell table:formula="of:=[.A1027]" office:value-type="string" office:string-value="rate" calcext:value-type="string">
            <text:p>rate</text:p>
          </table:table-cell>
          <table:table-cell table:formula="of:=IF([.A1027]=&quot;rate&quot;;FLOOR([.D1027]*[.$K$1]) &amp; &quot;kbit&quot;;[.D1027])" office:value-type="string" office:string-value="391kbit" calcext:value-type="string">
            <text:p>39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28]=&quot;rate&quot;;MID([.B1028];1;FIND(&quot;kb&quot;;[.B1028])-1);[.B1028])" office:value-type="string" office:string-value="1s" calcext:value-type="string">
            <text:p>1s</text:p>
          </table:table-cell>
          <table:table-cell/>
          <table:table-cell table:formula="of:=[.A1028]" office:value-type="string" office:string-value="wait" calcext:value-type="string">
            <text:p>wait</text:p>
          </table:table-cell>
          <table:table-cell table:formula="of:=IF([.A1028]=&quot;rate&quot;;FLOOR([.D1028]*[.$K$1]) &amp; &quot;kbit&quot;;[.D102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46kbit</text:p>
          </table:table-cell>
          <table:table-cell/>
          <table:table-cell table:formula="of:=IF([.A1029]=&quot;rate&quot;;MID([.B1029];1;FIND(&quot;kb&quot;;[.B1029])-1);[.B1029])" office:value-type="string" office:string-value="4046" calcext:value-type="string">
            <text:p>4046</text:p>
          </table:table-cell>
          <table:table-cell/>
          <table:table-cell table:formula="of:=[.A1029]" office:value-type="string" office:string-value="rate" calcext:value-type="string">
            <text:p>rate</text:p>
          </table:table-cell>
          <table:table-cell table:formula="of:=IF([.A1029]=&quot;rate&quot;;FLOOR([.D1029]*[.$K$1]) &amp; &quot;kbit&quot;;[.D1029])" office:value-type="string" office:string-value="1011kbit" calcext:value-type="string">
            <text:p>101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30]=&quot;rate&quot;;MID([.B1030];1;FIND(&quot;kb&quot;;[.B1030])-1);[.B1030])" office:value-type="string" office:string-value="1s" calcext:value-type="string">
            <text:p>1s</text:p>
          </table:table-cell>
          <table:table-cell/>
          <table:table-cell table:formula="of:=[.A1030]" office:value-type="string" office:string-value="wait" calcext:value-type="string">
            <text:p>wait</text:p>
          </table:table-cell>
          <table:table-cell table:formula="of:=IF([.A1030]=&quot;rate&quot;;FLOOR([.D1030]*[.$K$1]) &amp; &quot;kbit&quot;;[.D103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90kbit</text:p>
          </table:table-cell>
          <table:table-cell/>
          <table:table-cell table:formula="of:=IF([.A1031]=&quot;rate&quot;;MID([.B1031];1;FIND(&quot;kb&quot;;[.B1031])-1);[.B1031])" office:value-type="string" office:string-value="2590" calcext:value-type="string">
            <text:p>2590</text:p>
          </table:table-cell>
          <table:table-cell/>
          <table:table-cell table:formula="of:=[.A1031]" office:value-type="string" office:string-value="rate" calcext:value-type="string">
            <text:p>rate</text:p>
          </table:table-cell>
          <table:table-cell table:formula="of:=IF([.A1031]=&quot;rate&quot;;FLOOR([.D1031]*[.$K$1]) &amp; &quot;kbit&quot;;[.D1031])" office:value-type="string" office:string-value="647kbit" calcext:value-type="string">
            <text:p>64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32]=&quot;rate&quot;;MID([.B1032];1;FIND(&quot;kb&quot;;[.B1032])-1);[.B1032])" office:value-type="string" office:string-value="1s" calcext:value-type="string">
            <text:p>1s</text:p>
          </table:table-cell>
          <table:table-cell/>
          <table:table-cell table:formula="of:=[.A1032]" office:value-type="string" office:string-value="wait" calcext:value-type="string">
            <text:p>wait</text:p>
          </table:table-cell>
          <table:table-cell table:formula="of:=IF([.A1032]=&quot;rate&quot;;FLOOR([.D1032]*[.$K$1]) &amp; &quot;kbit&quot;;[.D103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813kbit</text:p>
          </table:table-cell>
          <table:table-cell/>
          <table:table-cell table:formula="of:=IF([.A1033]=&quot;rate&quot;;MID([.B1033];1;FIND(&quot;kb&quot;;[.B1033])-1);[.B1033])" office:value-type="string" office:string-value="2813" calcext:value-type="string">
            <text:p>2813</text:p>
          </table:table-cell>
          <table:table-cell/>
          <table:table-cell table:formula="of:=[.A1033]" office:value-type="string" office:string-value="rate" calcext:value-type="string">
            <text:p>rate</text:p>
          </table:table-cell>
          <table:table-cell table:formula="of:=IF([.A1033]=&quot;rate&quot;;FLOOR([.D1033]*[.$K$1]) &amp; &quot;kbit&quot;;[.D1033])" office:value-type="string" office:string-value="703kbit" calcext:value-type="string">
            <text:p>70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34]=&quot;rate&quot;;MID([.B1034];1;FIND(&quot;kb&quot;;[.B1034])-1);[.B1034])" office:value-type="string" office:string-value="1s" calcext:value-type="string">
            <text:p>1s</text:p>
          </table:table-cell>
          <table:table-cell/>
          <table:table-cell table:formula="of:=[.A1034]" office:value-type="string" office:string-value="wait" calcext:value-type="string">
            <text:p>wait</text:p>
          </table:table-cell>
          <table:table-cell table:formula="of:=IF([.A1034]=&quot;rate&quot;;FLOOR([.D1034]*[.$K$1]) &amp; &quot;kbit&quot;;[.D103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39kbit</text:p>
          </table:table-cell>
          <table:table-cell/>
          <table:table-cell table:formula="of:=IF([.A1035]=&quot;rate&quot;;MID([.B1035];1;FIND(&quot;kb&quot;;[.B1035])-1);[.B1035])" office:value-type="string" office:string-value="3539" calcext:value-type="string">
            <text:p>3539</text:p>
          </table:table-cell>
          <table:table-cell/>
          <table:table-cell table:formula="of:=[.A1035]" office:value-type="string" office:string-value="rate" calcext:value-type="string">
            <text:p>rate</text:p>
          </table:table-cell>
          <table:table-cell table:formula="of:=IF([.A1035]=&quot;rate&quot;;FLOOR([.D1035]*[.$K$1]) &amp; &quot;kbit&quot;;[.D1035])" office:value-type="string" office:string-value="884kbit" calcext:value-type="string">
            <text:p>88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36]=&quot;rate&quot;;MID([.B1036];1;FIND(&quot;kb&quot;;[.B1036])-1);[.B1036])" office:value-type="string" office:string-value="1s" calcext:value-type="string">
            <text:p>1s</text:p>
          </table:table-cell>
          <table:table-cell/>
          <table:table-cell table:formula="of:=[.A1036]" office:value-type="string" office:string-value="wait" calcext:value-type="string">
            <text:p>wait</text:p>
          </table:table-cell>
          <table:table-cell table:formula="of:=IF([.A1036]=&quot;rate&quot;;FLOOR([.D1036]*[.$K$1]) &amp; &quot;kbit&quot;;[.D103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033kbit</text:p>
          </table:table-cell>
          <table:table-cell/>
          <table:table-cell table:formula="of:=IF([.A1037]=&quot;rate&quot;;MID([.B1037];1;FIND(&quot;kb&quot;;[.B1037])-1);[.B1037])" office:value-type="string" office:string-value="2033" calcext:value-type="string">
            <text:p>2033</text:p>
          </table:table-cell>
          <table:table-cell/>
          <table:table-cell table:formula="of:=[.A1037]" office:value-type="string" office:string-value="rate" calcext:value-type="string">
            <text:p>rate</text:p>
          </table:table-cell>
          <table:table-cell table:formula="of:=IF([.A1037]=&quot;rate&quot;;FLOOR([.D1037]*[.$K$1]) &amp; &quot;kbit&quot;;[.D1037])" office:value-type="string" office:string-value="508kbit" calcext:value-type="string">
            <text:p>50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38]=&quot;rate&quot;;MID([.B1038];1;FIND(&quot;kb&quot;;[.B1038])-1);[.B1038])" office:value-type="string" office:string-value="1s" calcext:value-type="string">
            <text:p>1s</text:p>
          </table:table-cell>
          <table:table-cell/>
          <table:table-cell table:formula="of:=[.A1038]" office:value-type="string" office:string-value="wait" calcext:value-type="string">
            <text:p>wait</text:p>
          </table:table-cell>
          <table:table-cell table:formula="of:=IF([.A1038]=&quot;rate&quot;;FLOOR([.D1038]*[.$K$1]) &amp; &quot;kbit&quot;;[.D103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014kbit</text:p>
          </table:table-cell>
          <table:table-cell/>
          <table:table-cell table:formula="of:=IF([.A1039]=&quot;rate&quot;;MID([.B1039];1;FIND(&quot;kb&quot;;[.B1039])-1);[.B1039])" office:value-type="string" office:string-value="1014" calcext:value-type="string">
            <text:p>1014</text:p>
          </table:table-cell>
          <table:table-cell/>
          <table:table-cell table:formula="of:=[.A1039]" office:value-type="string" office:string-value="rate" calcext:value-type="string">
            <text:p>rate</text:p>
          </table:table-cell>
          <table:table-cell table:formula="of:=IF([.A1039]=&quot;rate&quot;;FLOOR([.D1039]*[.$K$1]) &amp; &quot;kbit&quot;;[.D1039])" office:value-type="string" office:string-value="253kbit" calcext:value-type="string">
            <text:p>25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40]=&quot;rate&quot;;MID([.B1040];1;FIND(&quot;kb&quot;;[.B1040])-1);[.B1040])" office:value-type="string" office:string-value="1s" calcext:value-type="string">
            <text:p>1s</text:p>
          </table:table-cell>
          <table:table-cell/>
          <table:table-cell table:formula="of:=[.A1040]" office:value-type="string" office:string-value="wait" calcext:value-type="string">
            <text:p>wait</text:p>
          </table:table-cell>
          <table:table-cell table:formula="of:=IF([.A1040]=&quot;rate&quot;;FLOOR([.D1040]*[.$K$1]) &amp; &quot;kbit&quot;;[.D104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875kbit</text:p>
          </table:table-cell>
          <table:table-cell/>
          <table:table-cell table:formula="of:=IF([.A1041]=&quot;rate&quot;;MID([.B1041];1;FIND(&quot;kb&quot;;[.B1041])-1);[.B1041])" office:value-type="string" office:string-value="1875" calcext:value-type="string">
            <text:p>1875</text:p>
          </table:table-cell>
          <table:table-cell/>
          <table:table-cell table:formula="of:=[.A1041]" office:value-type="string" office:string-value="rate" calcext:value-type="string">
            <text:p>rate</text:p>
          </table:table-cell>
          <table:table-cell table:formula="of:=IF([.A1041]=&quot;rate&quot;;FLOOR([.D1041]*[.$K$1]) &amp; &quot;kbit&quot;;[.D1041])" office:value-type="string" office:string-value="468kbit" calcext:value-type="string">
            <text:p>46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42]=&quot;rate&quot;;MID([.B1042];1;FIND(&quot;kb&quot;;[.B1042])-1);[.B1042])" office:value-type="string" office:string-value="1s" calcext:value-type="string">
            <text:p>1s</text:p>
          </table:table-cell>
          <table:table-cell/>
          <table:table-cell table:formula="of:=[.A1042]" office:value-type="string" office:string-value="wait" calcext:value-type="string">
            <text:p>wait</text:p>
          </table:table-cell>
          <table:table-cell table:formula="of:=IF([.A1042]=&quot;rate&quot;;FLOOR([.D1042]*[.$K$1]) &amp; &quot;kbit&quot;;[.D104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163kbit</text:p>
          </table:table-cell>
          <table:table-cell/>
          <table:table-cell table:formula="of:=IF([.A1043]=&quot;rate&quot;;MID([.B1043];1;FIND(&quot;kb&quot;;[.B1043])-1);[.B1043])" office:value-type="string" office:string-value="3163" calcext:value-type="string">
            <text:p>3163</text:p>
          </table:table-cell>
          <table:table-cell/>
          <table:table-cell table:formula="of:=[.A1043]" office:value-type="string" office:string-value="rate" calcext:value-type="string">
            <text:p>rate</text:p>
          </table:table-cell>
          <table:table-cell table:formula="of:=IF([.A1043]=&quot;rate&quot;;FLOOR([.D1043]*[.$K$1]) &amp; &quot;kbit&quot;;[.D1043])" office:value-type="string" office:string-value="790kbit" calcext:value-type="string">
            <text:p>79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44]=&quot;rate&quot;;MID([.B1044];1;FIND(&quot;kb&quot;;[.B1044])-1);[.B1044])" office:value-type="string" office:string-value="1s" calcext:value-type="string">
            <text:p>1s</text:p>
          </table:table-cell>
          <table:table-cell/>
          <table:table-cell table:formula="of:=[.A1044]" office:value-type="string" office:string-value="wait" calcext:value-type="string">
            <text:p>wait</text:p>
          </table:table-cell>
          <table:table-cell table:formula="of:=IF([.A1044]=&quot;rate&quot;;FLOOR([.D1044]*[.$K$1]) &amp; &quot;kbit&quot;;[.D104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362kbit</text:p>
          </table:table-cell>
          <table:table-cell/>
          <table:table-cell table:formula="of:=IF([.A1045]=&quot;rate&quot;;MID([.B1045];1;FIND(&quot;kb&quot;;[.B1045])-1);[.B1045])" office:value-type="string" office:string-value="1362" calcext:value-type="string">
            <text:p>1362</text:p>
          </table:table-cell>
          <table:table-cell/>
          <table:table-cell table:formula="of:=[.A1045]" office:value-type="string" office:string-value="rate" calcext:value-type="string">
            <text:p>rate</text:p>
          </table:table-cell>
          <table:table-cell table:formula="of:=IF([.A1045]=&quot;rate&quot;;FLOOR([.D1045]*[.$K$1]) &amp; &quot;kbit&quot;;[.D1045])" office:value-type="string" office:string-value="340kbit" calcext:value-type="string">
            <text:p>34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46]=&quot;rate&quot;;MID([.B1046];1;FIND(&quot;kb&quot;;[.B1046])-1);[.B1046])" office:value-type="string" office:string-value="1s" calcext:value-type="string">
            <text:p>1s</text:p>
          </table:table-cell>
          <table:table-cell/>
          <table:table-cell table:formula="of:=[.A1046]" office:value-type="string" office:string-value="wait" calcext:value-type="string">
            <text:p>wait</text:p>
          </table:table-cell>
          <table:table-cell table:formula="of:=IF([.A1046]=&quot;rate&quot;;FLOOR([.D1046]*[.$K$1]) &amp; &quot;kbit&quot;;[.D104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787kbit</text:p>
          </table:table-cell>
          <table:table-cell/>
          <table:table-cell table:formula="of:=IF([.A1047]=&quot;rate&quot;;MID([.B1047];1;FIND(&quot;kb&quot;;[.B1047])-1);[.B1047])" office:value-type="string" office:string-value="1787" calcext:value-type="string">
            <text:p>1787</text:p>
          </table:table-cell>
          <table:table-cell/>
          <table:table-cell table:formula="of:=[.A1047]" office:value-type="string" office:string-value="rate" calcext:value-type="string">
            <text:p>rate</text:p>
          </table:table-cell>
          <table:table-cell table:formula="of:=IF([.A1047]=&quot;rate&quot;;FLOOR([.D1047]*[.$K$1]) &amp; &quot;kbit&quot;;[.D1047])" office:value-type="string" office:string-value="446kbit" calcext:value-type="string">
            <text:p>44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48]=&quot;rate&quot;;MID([.B1048];1;FIND(&quot;kb&quot;;[.B1048])-1);[.B1048])" office:value-type="string" office:string-value="1s" calcext:value-type="string">
            <text:p>1s</text:p>
          </table:table-cell>
          <table:table-cell/>
          <table:table-cell table:formula="of:=[.A1048]" office:value-type="string" office:string-value="wait" calcext:value-type="string">
            <text:p>wait</text:p>
          </table:table-cell>
          <table:table-cell table:formula="of:=IF([.A1048]=&quot;rate&quot;;FLOOR([.D1048]*[.$K$1]) &amp; &quot;kbit&quot;;[.D104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66kbit</text:p>
          </table:table-cell>
          <table:table-cell/>
          <table:table-cell table:formula="of:=IF([.A1049]=&quot;rate&quot;;MID([.B1049];1;FIND(&quot;kb&quot;;[.B1049])-1);[.B1049])" office:value-type="string" office:string-value="2566" calcext:value-type="string">
            <text:p>2566</text:p>
          </table:table-cell>
          <table:table-cell/>
          <table:table-cell table:formula="of:=[.A1049]" office:value-type="string" office:string-value="rate" calcext:value-type="string">
            <text:p>rate</text:p>
          </table:table-cell>
          <table:table-cell table:formula="of:=IF([.A1049]=&quot;rate&quot;;FLOOR([.D1049]*[.$K$1]) &amp; &quot;kbit&quot;;[.D1049])" office:value-type="string" office:string-value="641kbit" calcext:value-type="string">
            <text:p>64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50]=&quot;rate&quot;;MID([.B1050];1;FIND(&quot;kb&quot;;[.B1050])-1);[.B1050])" office:value-type="string" office:string-value="1s" calcext:value-type="string">
            <text:p>1s</text:p>
          </table:table-cell>
          <table:table-cell/>
          <table:table-cell table:formula="of:=[.A1050]" office:value-type="string" office:string-value="wait" calcext:value-type="string">
            <text:p>wait</text:p>
          </table:table-cell>
          <table:table-cell table:formula="of:=IF([.A1050]=&quot;rate&quot;;FLOOR([.D1050]*[.$K$1]) &amp; &quot;kbit&quot;;[.D105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392kbit</text:p>
          </table:table-cell>
          <table:table-cell/>
          <table:table-cell table:formula="of:=IF([.A1051]=&quot;rate&quot;;MID([.B1051];1;FIND(&quot;kb&quot;;[.B1051])-1);[.B1051])" office:value-type="string" office:string-value="3392" calcext:value-type="string">
            <text:p>3392</text:p>
          </table:table-cell>
          <table:table-cell/>
          <table:table-cell table:formula="of:=[.A1051]" office:value-type="string" office:string-value="rate" calcext:value-type="string">
            <text:p>rate</text:p>
          </table:table-cell>
          <table:table-cell table:formula="of:=IF([.A1051]=&quot;rate&quot;;FLOOR([.D1051]*[.$K$1]) &amp; &quot;kbit&quot;;[.D1051])" office:value-type="string" office:string-value="848kbit" calcext:value-type="string">
            <text:p>84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52]=&quot;rate&quot;;MID([.B1052];1;FIND(&quot;kb&quot;;[.B1052])-1);[.B1052])" office:value-type="string" office:string-value="1s" calcext:value-type="string">
            <text:p>1s</text:p>
          </table:table-cell>
          <table:table-cell/>
          <table:table-cell table:formula="of:=[.A1052]" office:value-type="string" office:string-value="wait" calcext:value-type="string">
            <text:p>wait</text:p>
          </table:table-cell>
          <table:table-cell table:formula="of:=IF([.A1052]=&quot;rate&quot;;FLOOR([.D1052]*[.$K$1]) &amp; &quot;kbit&quot;;[.D105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758kbit</text:p>
          </table:table-cell>
          <table:table-cell/>
          <table:table-cell table:formula="of:=IF([.A1053]=&quot;rate&quot;;MID([.B1053];1;FIND(&quot;kb&quot;;[.B1053])-1);[.B1053])" office:value-type="string" office:string-value="2758" calcext:value-type="string">
            <text:p>2758</text:p>
          </table:table-cell>
          <table:table-cell/>
          <table:table-cell table:formula="of:=[.A1053]" office:value-type="string" office:string-value="rate" calcext:value-type="string">
            <text:p>rate</text:p>
          </table:table-cell>
          <table:table-cell table:formula="of:=IF([.A1053]=&quot;rate&quot;;FLOOR([.D1053]*[.$K$1]) &amp; &quot;kbit&quot;;[.D1053])" office:value-type="string" office:string-value="689kbit" calcext:value-type="string">
            <text:p>68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54]=&quot;rate&quot;;MID([.B1054];1;FIND(&quot;kb&quot;;[.B1054])-1);[.B1054])" office:value-type="string" office:string-value="1s" calcext:value-type="string">
            <text:p>1s</text:p>
          </table:table-cell>
          <table:table-cell/>
          <table:table-cell table:formula="of:=[.A1054]" office:value-type="string" office:string-value="wait" calcext:value-type="string">
            <text:p>wait</text:p>
          </table:table-cell>
          <table:table-cell table:formula="of:=IF([.A1054]=&quot;rate&quot;;FLOOR([.D1054]*[.$K$1]) &amp; &quot;kbit&quot;;[.D105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188kbit</text:p>
          </table:table-cell>
          <table:table-cell/>
          <table:table-cell table:formula="of:=IF([.A1055]=&quot;rate&quot;;MID([.B1055];1;FIND(&quot;kb&quot;;[.B1055])-1);[.B1055])" office:value-type="string" office:string-value="5188" calcext:value-type="string">
            <text:p>5188</text:p>
          </table:table-cell>
          <table:table-cell/>
          <table:table-cell table:formula="of:=[.A1055]" office:value-type="string" office:string-value="rate" calcext:value-type="string">
            <text:p>rate</text:p>
          </table:table-cell>
          <table:table-cell table:formula="of:=IF([.A1055]=&quot;rate&quot;;FLOOR([.D1055]*[.$K$1]) &amp; &quot;kbit&quot;;[.D1055])" office:value-type="string" office:string-value="1297kbit" calcext:value-type="string">
            <text:p>129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56]=&quot;rate&quot;;MID([.B1056];1;FIND(&quot;kb&quot;;[.B1056])-1);[.B1056])" office:value-type="string" office:string-value="1s" calcext:value-type="string">
            <text:p>1s</text:p>
          </table:table-cell>
          <table:table-cell/>
          <table:table-cell table:formula="of:=[.A1056]" office:value-type="string" office:string-value="wait" calcext:value-type="string">
            <text:p>wait</text:p>
          </table:table-cell>
          <table:table-cell table:formula="of:=IF([.A1056]=&quot;rate&quot;;FLOOR([.D1056]*[.$K$1]) &amp; &quot;kbit&quot;;[.D105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106kbit</text:p>
          </table:table-cell>
          <table:table-cell/>
          <table:table-cell table:formula="of:=IF([.A1057]=&quot;rate&quot;;MID([.B1057];1;FIND(&quot;kb&quot;;[.B1057])-1);[.B1057])" office:value-type="string" office:string-value="5106" calcext:value-type="string">
            <text:p>5106</text:p>
          </table:table-cell>
          <table:table-cell/>
          <table:table-cell table:formula="of:=[.A1057]" office:value-type="string" office:string-value="rate" calcext:value-type="string">
            <text:p>rate</text:p>
          </table:table-cell>
          <table:table-cell table:formula="of:=IF([.A1057]=&quot;rate&quot;;FLOOR([.D1057]*[.$K$1]) &amp; &quot;kbit&quot;;[.D1057])" office:value-type="string" office:string-value="1276kbit" calcext:value-type="string">
            <text:p>127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58]=&quot;rate&quot;;MID([.B1058];1;FIND(&quot;kb&quot;;[.B1058])-1);[.B1058])" office:value-type="string" office:string-value="1s" calcext:value-type="string">
            <text:p>1s</text:p>
          </table:table-cell>
          <table:table-cell/>
          <table:table-cell table:formula="of:=[.A1058]" office:value-type="string" office:string-value="wait" calcext:value-type="string">
            <text:p>wait</text:p>
          </table:table-cell>
          <table:table-cell table:formula="of:=IF([.A1058]=&quot;rate&quot;;FLOOR([.D1058]*[.$K$1]) &amp; &quot;kbit&quot;;[.D105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575kbit</text:p>
          </table:table-cell>
          <table:table-cell/>
          <table:table-cell table:formula="of:=IF([.A1059]=&quot;rate&quot;;MID([.B1059];1;FIND(&quot;kb&quot;;[.B1059])-1);[.B1059])" office:value-type="string" office:string-value="6575" calcext:value-type="string">
            <text:p>6575</text:p>
          </table:table-cell>
          <table:table-cell/>
          <table:table-cell table:formula="of:=[.A1059]" office:value-type="string" office:string-value="rate" calcext:value-type="string">
            <text:p>rate</text:p>
          </table:table-cell>
          <table:table-cell table:formula="of:=IF([.A1059]=&quot;rate&quot;;FLOOR([.D1059]*[.$K$1]) &amp; &quot;kbit&quot;;[.D1059])" office:value-type="string" office:string-value="1643kbit" calcext:value-type="string">
            <text:p>164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60]=&quot;rate&quot;;MID([.B1060];1;FIND(&quot;kb&quot;;[.B1060])-1);[.B1060])" office:value-type="string" office:string-value="1s" calcext:value-type="string">
            <text:p>1s</text:p>
          </table:table-cell>
          <table:table-cell/>
          <table:table-cell table:formula="of:=[.A1060]" office:value-type="string" office:string-value="wait" calcext:value-type="string">
            <text:p>wait</text:p>
          </table:table-cell>
          <table:table-cell table:formula="of:=IF([.A1060]=&quot;rate&quot;;FLOOR([.D1060]*[.$K$1]) &amp; &quot;kbit&quot;;[.D106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557kbit</text:p>
          </table:table-cell>
          <table:table-cell/>
          <table:table-cell table:formula="of:=IF([.A1061]=&quot;rate&quot;;MID([.B1061];1;FIND(&quot;kb&quot;;[.B1061])-1);[.B1061])" office:value-type="string" office:string-value="6557" calcext:value-type="string">
            <text:p>6557</text:p>
          </table:table-cell>
          <table:table-cell/>
          <table:table-cell table:formula="of:=[.A1061]" office:value-type="string" office:string-value="rate" calcext:value-type="string">
            <text:p>rate</text:p>
          </table:table-cell>
          <table:table-cell table:formula="of:=IF([.A1061]=&quot;rate&quot;;FLOOR([.D1061]*[.$K$1]) &amp; &quot;kbit&quot;;[.D1061])" office:value-type="string" office:string-value="1639kbit" calcext:value-type="string">
            <text:p>163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62]=&quot;rate&quot;;MID([.B1062];1;FIND(&quot;kb&quot;;[.B1062])-1);[.B1062])" office:value-type="string" office:string-value="1s" calcext:value-type="string">
            <text:p>1s</text:p>
          </table:table-cell>
          <table:table-cell/>
          <table:table-cell table:formula="of:=[.A1062]" office:value-type="string" office:string-value="wait" calcext:value-type="string">
            <text:p>wait</text:p>
          </table:table-cell>
          <table:table-cell table:formula="of:=IF([.A1062]=&quot;rate&quot;;FLOOR([.D1062]*[.$K$1]) &amp; &quot;kbit&quot;;[.D106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84kbit</text:p>
          </table:table-cell>
          <table:table-cell/>
          <table:table-cell table:formula="of:=IF([.A1063]=&quot;rate&quot;;MID([.B1063];1;FIND(&quot;kb&quot;;[.B1063])-1);[.B1063])" office:value-type="string" office:string-value="4684" calcext:value-type="string">
            <text:p>4684</text:p>
          </table:table-cell>
          <table:table-cell/>
          <table:table-cell table:formula="of:=[.A1063]" office:value-type="string" office:string-value="rate" calcext:value-type="string">
            <text:p>rate</text:p>
          </table:table-cell>
          <table:table-cell table:formula="of:=IF([.A1063]=&quot;rate&quot;;FLOOR([.D1063]*[.$K$1]) &amp; &quot;kbit&quot;;[.D1063])" office:value-type="string" office:string-value="1171kbit" calcext:value-type="string">
            <text:p>117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64]=&quot;rate&quot;;MID([.B1064];1;FIND(&quot;kb&quot;;[.B1064])-1);[.B1064])" office:value-type="string" office:string-value="1s" calcext:value-type="string">
            <text:p>1s</text:p>
          </table:table-cell>
          <table:table-cell/>
          <table:table-cell table:formula="of:=[.A1064]" office:value-type="string" office:string-value="wait" calcext:value-type="string">
            <text:p>wait</text:p>
          </table:table-cell>
          <table:table-cell table:formula="of:=IF([.A1064]=&quot;rate&quot;;FLOOR([.D1064]*[.$K$1]) &amp; &quot;kbit&quot;;[.D106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737kbit</text:p>
          </table:table-cell>
          <table:table-cell/>
          <table:table-cell table:formula="of:=IF([.A1065]=&quot;rate&quot;;MID([.B1065];1;FIND(&quot;kb&quot;;[.B1065])-1);[.B1065])" office:value-type="string" office:string-value="1737" calcext:value-type="string">
            <text:p>1737</text:p>
          </table:table-cell>
          <table:table-cell/>
          <table:table-cell table:formula="of:=[.A1065]" office:value-type="string" office:string-value="rate" calcext:value-type="string">
            <text:p>rate</text:p>
          </table:table-cell>
          <table:table-cell table:formula="of:=IF([.A1065]=&quot;rate&quot;;FLOOR([.D1065]*[.$K$1]) &amp; &quot;kbit&quot;;[.D1065])" office:value-type="string" office:string-value="434kbit" calcext:value-type="string">
            <text:p>43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66]=&quot;rate&quot;;MID([.B1066];1;FIND(&quot;kb&quot;;[.B1066])-1);[.B1066])" office:value-type="string" office:string-value="1s" calcext:value-type="string">
            <text:p>1s</text:p>
          </table:table-cell>
          <table:table-cell/>
          <table:table-cell table:formula="of:=[.A1066]" office:value-type="string" office:string-value="wait" calcext:value-type="string">
            <text:p>wait</text:p>
          </table:table-cell>
          <table:table-cell table:formula="of:=IF([.A1066]=&quot;rate&quot;;FLOOR([.D1066]*[.$K$1]) &amp; &quot;kbit&quot;;[.D106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148kbit</text:p>
          </table:table-cell>
          <table:table-cell/>
          <table:table-cell table:formula="of:=IF([.A1067]=&quot;rate&quot;;MID([.B1067];1;FIND(&quot;kb&quot;;[.B1067])-1);[.B1067])" office:value-type="string" office:string-value="1148" calcext:value-type="string">
            <text:p>1148</text:p>
          </table:table-cell>
          <table:table-cell/>
          <table:table-cell table:formula="of:=[.A1067]" office:value-type="string" office:string-value="rate" calcext:value-type="string">
            <text:p>rate</text:p>
          </table:table-cell>
          <table:table-cell table:formula="of:=IF([.A1067]=&quot;rate&quot;;FLOOR([.D1067]*[.$K$1]) &amp; &quot;kbit&quot;;[.D1067])" office:value-type="string" office:string-value="287kbit" calcext:value-type="string">
            <text:p>28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68]=&quot;rate&quot;;MID([.B1068];1;FIND(&quot;kb&quot;;[.B1068])-1);[.B1068])" office:value-type="string" office:string-value="1s" calcext:value-type="string">
            <text:p>1s</text:p>
          </table:table-cell>
          <table:table-cell/>
          <table:table-cell table:formula="of:=[.A1068]" office:value-type="string" office:string-value="wait" calcext:value-type="string">
            <text:p>wait</text:p>
          </table:table-cell>
          <table:table-cell table:formula="of:=IF([.A1068]=&quot;rate&quot;;FLOOR([.D1068]*[.$K$1]) &amp; &quot;kbit&quot;;[.D106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168kbit</text:p>
          </table:table-cell>
          <table:table-cell/>
          <table:table-cell table:formula="of:=IF([.A1069]=&quot;rate&quot;;MID([.B1069];1;FIND(&quot;kb&quot;;[.B1069])-1);[.B1069])" office:value-type="string" office:string-value="5168" calcext:value-type="string">
            <text:p>5168</text:p>
          </table:table-cell>
          <table:table-cell/>
          <table:table-cell table:formula="of:=[.A1069]" office:value-type="string" office:string-value="rate" calcext:value-type="string">
            <text:p>rate</text:p>
          </table:table-cell>
          <table:table-cell table:formula="of:=IF([.A1069]=&quot;rate&quot;;FLOOR([.D1069]*[.$K$1]) &amp; &quot;kbit&quot;;[.D1069])" office:value-type="string" office:string-value="1292kbit" calcext:value-type="string">
            <text:p>129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70]=&quot;rate&quot;;MID([.B1070];1;FIND(&quot;kb&quot;;[.B1070])-1);[.B1070])" office:value-type="string" office:string-value="1s" calcext:value-type="string">
            <text:p>1s</text:p>
          </table:table-cell>
          <table:table-cell/>
          <table:table-cell table:formula="of:=[.A1070]" office:value-type="string" office:string-value="wait" calcext:value-type="string">
            <text:p>wait</text:p>
          </table:table-cell>
          <table:table-cell table:formula="of:=IF([.A1070]=&quot;rate&quot;;FLOOR([.D1070]*[.$K$1]) &amp; &quot;kbit&quot;;[.D107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224kbit</text:p>
          </table:table-cell>
          <table:table-cell/>
          <table:table-cell table:formula="of:=IF([.A1071]=&quot;rate&quot;;MID([.B1071];1;FIND(&quot;kb&quot;;[.B1071])-1);[.B1071])" office:value-type="string" office:string-value="6224" calcext:value-type="string">
            <text:p>6224</text:p>
          </table:table-cell>
          <table:table-cell/>
          <table:table-cell table:formula="of:=[.A1071]" office:value-type="string" office:string-value="rate" calcext:value-type="string">
            <text:p>rate</text:p>
          </table:table-cell>
          <table:table-cell table:formula="of:=IF([.A1071]=&quot;rate&quot;;FLOOR([.D1071]*[.$K$1]) &amp; &quot;kbit&quot;;[.D1071])" office:value-type="string" office:string-value="1556kbit" calcext:value-type="string">
            <text:p>155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72]=&quot;rate&quot;;MID([.B1072];1;FIND(&quot;kb&quot;;[.B1072])-1);[.B1072])" office:value-type="string" office:string-value="1s" calcext:value-type="string">
            <text:p>1s</text:p>
          </table:table-cell>
          <table:table-cell/>
          <table:table-cell table:formula="of:=[.A1072]" office:value-type="string" office:string-value="wait" calcext:value-type="string">
            <text:p>wait</text:p>
          </table:table-cell>
          <table:table-cell table:formula="of:=IF([.A1072]=&quot;rate&quot;;FLOOR([.D1072]*[.$K$1]) &amp; &quot;kbit&quot;;[.D107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358kbit</text:p>
          </table:table-cell>
          <table:table-cell/>
          <table:table-cell table:formula="of:=IF([.A1073]=&quot;rate&quot;;MID([.B1073];1;FIND(&quot;kb&quot;;[.B1073])-1);[.B1073])" office:value-type="string" office:string-value="5358" calcext:value-type="string">
            <text:p>5358</text:p>
          </table:table-cell>
          <table:table-cell/>
          <table:table-cell table:formula="of:=[.A1073]" office:value-type="string" office:string-value="rate" calcext:value-type="string">
            <text:p>rate</text:p>
          </table:table-cell>
          <table:table-cell table:formula="of:=IF([.A1073]=&quot;rate&quot;;FLOOR([.D1073]*[.$K$1]) &amp; &quot;kbit&quot;;[.D1073])" office:value-type="string" office:string-value="1339kbit" calcext:value-type="string">
            <text:p>133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74]=&quot;rate&quot;;MID([.B1074];1;FIND(&quot;kb&quot;;[.B1074])-1);[.B1074])" office:value-type="string" office:string-value="1s" calcext:value-type="string">
            <text:p>1s</text:p>
          </table:table-cell>
          <table:table-cell/>
          <table:table-cell table:formula="of:=[.A1074]" office:value-type="string" office:string-value="wait" calcext:value-type="string">
            <text:p>wait</text:p>
          </table:table-cell>
          <table:table-cell table:formula="of:=IF([.A1074]=&quot;rate&quot;;FLOOR([.D1074]*[.$K$1]) &amp; &quot;kbit&quot;;[.D107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00kbit</text:p>
          </table:table-cell>
          <table:table-cell/>
          <table:table-cell table:formula="of:=IF([.A1075]=&quot;rate&quot;;MID([.B1075];1;FIND(&quot;kb&quot;;[.B1075])-1);[.B1075])" office:value-type="string" office:string-value="4200" calcext:value-type="string">
            <text:p>4200</text:p>
          </table:table-cell>
          <table:table-cell/>
          <table:table-cell table:formula="of:=[.A1075]" office:value-type="string" office:string-value="rate" calcext:value-type="string">
            <text:p>rate</text:p>
          </table:table-cell>
          <table:table-cell table:formula="of:=IF([.A1075]=&quot;rate&quot;;FLOOR([.D1075]*[.$K$1]) &amp; &quot;kbit&quot;;[.D1075])" office:value-type="string" office:string-value="1050kbit" calcext:value-type="string">
            <text:p>105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76]=&quot;rate&quot;;MID([.B1076];1;FIND(&quot;kb&quot;;[.B1076])-1);[.B1076])" office:value-type="string" office:string-value="1s" calcext:value-type="string">
            <text:p>1s</text:p>
          </table:table-cell>
          <table:table-cell/>
          <table:table-cell table:formula="of:=[.A1076]" office:value-type="string" office:string-value="wait" calcext:value-type="string">
            <text:p>wait</text:p>
          </table:table-cell>
          <table:table-cell table:formula="of:=IF([.A1076]=&quot;rate&quot;;FLOOR([.D1076]*[.$K$1]) &amp; &quot;kbit&quot;;[.D107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63kbit</text:p>
          </table:table-cell>
          <table:table-cell/>
          <table:table-cell table:formula="of:=IF([.A1077]=&quot;rate&quot;;MID([.B1077];1;FIND(&quot;kb&quot;;[.B1077])-1);[.B1077])" office:value-type="string" office:string-value="1563" calcext:value-type="string">
            <text:p>1563</text:p>
          </table:table-cell>
          <table:table-cell/>
          <table:table-cell table:formula="of:=[.A1077]" office:value-type="string" office:string-value="rate" calcext:value-type="string">
            <text:p>rate</text:p>
          </table:table-cell>
          <table:table-cell table:formula="of:=IF([.A1077]=&quot;rate&quot;;FLOOR([.D1077]*[.$K$1]) &amp; &quot;kbit&quot;;[.D1077])" office:value-type="string" office:string-value="390kbit" calcext:value-type="string">
            <text:p>39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78]=&quot;rate&quot;;MID([.B1078];1;FIND(&quot;kb&quot;;[.B1078])-1);[.B1078])" office:value-type="string" office:string-value="1s" calcext:value-type="string">
            <text:p>1s</text:p>
          </table:table-cell>
          <table:table-cell/>
          <table:table-cell table:formula="of:=[.A1078]" office:value-type="string" office:string-value="wait" calcext:value-type="string">
            <text:p>wait</text:p>
          </table:table-cell>
          <table:table-cell table:formula="of:=IF([.A1078]=&quot;rate&quot;;FLOOR([.D1078]*[.$K$1]) &amp; &quot;kbit&quot;;[.D107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428kbit</text:p>
          </table:table-cell>
          <table:table-cell/>
          <table:table-cell table:formula="of:=IF([.A1079]=&quot;rate&quot;;MID([.B1079];1;FIND(&quot;kb&quot;;[.B1079])-1);[.B1079])" office:value-type="string" office:string-value="4428" calcext:value-type="string">
            <text:p>4428</text:p>
          </table:table-cell>
          <table:table-cell/>
          <table:table-cell table:formula="of:=[.A1079]" office:value-type="string" office:string-value="rate" calcext:value-type="string">
            <text:p>rate</text:p>
          </table:table-cell>
          <table:table-cell table:formula="of:=IF([.A1079]=&quot;rate&quot;;FLOOR([.D1079]*[.$K$1]) &amp; &quot;kbit&quot;;[.D1079])" office:value-type="string" office:string-value="1107kbit" calcext:value-type="string">
            <text:p>110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80]=&quot;rate&quot;;MID([.B1080];1;FIND(&quot;kb&quot;;[.B1080])-1);[.B1080])" office:value-type="string" office:string-value="1s" calcext:value-type="string">
            <text:p>1s</text:p>
          </table:table-cell>
          <table:table-cell/>
          <table:table-cell table:formula="of:=[.A1080]" office:value-type="string" office:string-value="wait" calcext:value-type="string">
            <text:p>wait</text:p>
          </table:table-cell>
          <table:table-cell table:formula="of:=IF([.A1080]=&quot;rate&quot;;FLOOR([.D1080]*[.$K$1]) &amp; &quot;kbit&quot;;[.D108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41kbit</text:p>
          </table:table-cell>
          <table:table-cell/>
          <table:table-cell table:formula="of:=IF([.A1081]=&quot;rate&quot;;MID([.B1081];1;FIND(&quot;kb&quot;;[.B1081])-1);[.B1081])" office:value-type="string" office:string-value="2541" calcext:value-type="string">
            <text:p>2541</text:p>
          </table:table-cell>
          <table:table-cell/>
          <table:table-cell table:formula="of:=[.A1081]" office:value-type="string" office:string-value="rate" calcext:value-type="string">
            <text:p>rate</text:p>
          </table:table-cell>
          <table:table-cell table:formula="of:=IF([.A1081]=&quot;rate&quot;;FLOOR([.D1081]*[.$K$1]) &amp; &quot;kbit&quot;;[.D1081])" office:value-type="string" office:string-value="635kbit" calcext:value-type="string">
            <text:p>63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82]=&quot;rate&quot;;MID([.B1082];1;FIND(&quot;kb&quot;;[.B1082])-1);[.B1082])" office:value-type="string" office:string-value="1s" calcext:value-type="string">
            <text:p>1s</text:p>
          </table:table-cell>
          <table:table-cell/>
          <table:table-cell table:formula="of:=[.A1082]" office:value-type="string" office:string-value="wait" calcext:value-type="string">
            <text:p>wait</text:p>
          </table:table-cell>
          <table:table-cell table:formula="of:=IF([.A1082]=&quot;rate&quot;;FLOOR([.D1082]*[.$K$1]) &amp; &quot;kbit&quot;;[.D108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0kbit</text:p>
          </table:table-cell>
          <table:table-cell/>
          <table:table-cell table:formula="of:=IF([.A1083]=&quot;rate&quot;;MID([.B1083];1;FIND(&quot;kb&quot;;[.B1083])-1);[.B1083])" office:value-type="string" office:string-value="300" calcext:value-type="string">
            <text:p>300</text:p>
          </table:table-cell>
          <table:table-cell/>
          <table:table-cell table:formula="of:=[.A1083]" office:value-type="string" office:string-value="rate" calcext:value-type="string">
            <text:p>rate</text:p>
          </table:table-cell>
          <table:table-cell table:formula="of:=IF([.A1083]=&quot;rate&quot;;FLOOR([.D1083]*[.$K$1]) &amp; &quot;kbit&quot;;[.D1083])" office:value-type="string" office:string-value="75kbit" calcext:value-type="string">
            <text:p>7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84]=&quot;rate&quot;;MID([.B1084];1;FIND(&quot;kb&quot;;[.B1084])-1);[.B1084])" office:value-type="string" office:string-value="1s" calcext:value-type="string">
            <text:p>1s</text:p>
          </table:table-cell>
          <table:table-cell/>
          <table:table-cell table:formula="of:=[.A1084]" office:value-type="string" office:string-value="wait" calcext:value-type="string">
            <text:p>wait</text:p>
          </table:table-cell>
          <table:table-cell table:formula="of:=IF([.A1084]=&quot;rate&quot;;FLOOR([.D1084]*[.$K$1]) &amp; &quot;kbit&quot;;[.D108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32kbit</text:p>
          </table:table-cell>
          <table:table-cell/>
          <table:table-cell table:formula="of:=IF([.A1085]=&quot;rate&quot;;MID([.B1085];1;FIND(&quot;kb&quot;;[.B1085])-1);[.B1085])" office:value-type="string" office:string-value="2532" calcext:value-type="string">
            <text:p>2532</text:p>
          </table:table-cell>
          <table:table-cell/>
          <table:table-cell table:formula="of:=[.A1085]" office:value-type="string" office:string-value="rate" calcext:value-type="string">
            <text:p>rate</text:p>
          </table:table-cell>
          <table:table-cell table:formula="of:=IF([.A1085]=&quot;rate&quot;;FLOOR([.D1085]*[.$K$1]) &amp; &quot;kbit&quot;;[.D1085])" office:value-type="string" office:string-value="633kbit" calcext:value-type="string">
            <text:p>63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86]=&quot;rate&quot;;MID([.B1086];1;FIND(&quot;kb&quot;;[.B1086])-1);[.B1086])" office:value-type="string" office:string-value="1s" calcext:value-type="string">
            <text:p>1s</text:p>
          </table:table-cell>
          <table:table-cell/>
          <table:table-cell table:formula="of:=[.A1086]" office:value-type="string" office:string-value="wait" calcext:value-type="string">
            <text:p>wait</text:p>
          </table:table-cell>
          <table:table-cell table:formula="of:=IF([.A1086]=&quot;rate&quot;;FLOOR([.D1086]*[.$K$1]) &amp; &quot;kbit&quot;;[.D108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977kbit</text:p>
          </table:table-cell>
          <table:table-cell/>
          <table:table-cell table:formula="of:=IF([.A1087]=&quot;rate&quot;;MID([.B1087];1;FIND(&quot;kb&quot;;[.B1087])-1);[.B1087])" office:value-type="string" office:string-value="1977" calcext:value-type="string">
            <text:p>1977</text:p>
          </table:table-cell>
          <table:table-cell/>
          <table:table-cell table:formula="of:=[.A1087]" office:value-type="string" office:string-value="rate" calcext:value-type="string">
            <text:p>rate</text:p>
          </table:table-cell>
          <table:table-cell table:formula="of:=IF([.A1087]=&quot;rate&quot;;FLOOR([.D1087]*[.$K$1]) &amp; &quot;kbit&quot;;[.D1087])" office:value-type="string" office:string-value="494kbit" calcext:value-type="string">
            <text:p>49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88]=&quot;rate&quot;;MID([.B1088];1;FIND(&quot;kb&quot;;[.B1088])-1);[.B1088])" office:value-type="string" office:string-value="1s" calcext:value-type="string">
            <text:p>1s</text:p>
          </table:table-cell>
          <table:table-cell/>
          <table:table-cell table:formula="of:=[.A1088]" office:value-type="string" office:string-value="wait" calcext:value-type="string">
            <text:p>wait</text:p>
          </table:table-cell>
          <table:table-cell table:formula="of:=IF([.A1088]=&quot;rate&quot;;FLOOR([.D1088]*[.$K$1]) &amp; &quot;kbit&quot;;[.D108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87kbit</text:p>
          </table:table-cell>
          <table:table-cell/>
          <table:table-cell table:formula="of:=IF([.A1089]=&quot;rate&quot;;MID([.B1089];1;FIND(&quot;kb&quot;;[.B1089])-1);[.B1089])" office:value-type="string" office:string-value="887" calcext:value-type="string">
            <text:p>887</text:p>
          </table:table-cell>
          <table:table-cell/>
          <table:table-cell table:formula="of:=[.A1089]" office:value-type="string" office:string-value="rate" calcext:value-type="string">
            <text:p>rate</text:p>
          </table:table-cell>
          <table:table-cell table:formula="of:=IF([.A1089]=&quot;rate&quot;;FLOOR([.D1089]*[.$K$1]) &amp; &quot;kbit&quot;;[.D1089])" office:value-type="string" office:string-value="221kbit" calcext:value-type="string">
            <text:p>22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90]=&quot;rate&quot;;MID([.B1090];1;FIND(&quot;kb&quot;;[.B1090])-1);[.B1090])" office:value-type="string" office:string-value="1s" calcext:value-type="string">
            <text:p>1s</text:p>
          </table:table-cell>
          <table:table-cell/>
          <table:table-cell table:formula="of:=[.A1090]" office:value-type="string" office:string-value="wait" calcext:value-type="string">
            <text:p>wait</text:p>
          </table:table-cell>
          <table:table-cell table:formula="of:=IF([.A1090]=&quot;rate&quot;;FLOOR([.D1090]*[.$K$1]) &amp; &quot;kbit&quot;;[.D109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015kbit</text:p>
          </table:table-cell>
          <table:table-cell/>
          <table:table-cell table:formula="of:=IF([.A1091]=&quot;rate&quot;;MID([.B1091];1;FIND(&quot;kb&quot;;[.B1091])-1);[.B1091])" office:value-type="string" office:string-value="1015" calcext:value-type="string">
            <text:p>1015</text:p>
          </table:table-cell>
          <table:table-cell/>
          <table:table-cell table:formula="of:=[.A1091]" office:value-type="string" office:string-value="rate" calcext:value-type="string">
            <text:p>rate</text:p>
          </table:table-cell>
          <table:table-cell table:formula="of:=IF([.A1091]=&quot;rate&quot;;FLOOR([.D1091]*[.$K$1]) &amp; &quot;kbit&quot;;[.D1091])" office:value-type="string" office:string-value="253kbit" calcext:value-type="string">
            <text:p>25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92]=&quot;rate&quot;;MID([.B1092];1;FIND(&quot;kb&quot;;[.B1092])-1);[.B1092])" office:value-type="string" office:string-value="1s" calcext:value-type="string">
            <text:p>1s</text:p>
          </table:table-cell>
          <table:table-cell/>
          <table:table-cell table:formula="of:=[.A1092]" office:value-type="string" office:string-value="wait" calcext:value-type="string">
            <text:p>wait</text:p>
          </table:table-cell>
          <table:table-cell table:formula="of:=IF([.A1092]=&quot;rate&quot;;FLOOR([.D1092]*[.$K$1]) &amp; &quot;kbit&quot;;[.D109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281kbit</text:p>
          </table:table-cell>
          <table:table-cell/>
          <table:table-cell table:formula="of:=IF([.A1093]=&quot;rate&quot;;MID([.B1093];1;FIND(&quot;kb&quot;;[.B1093])-1);[.B1093])" office:value-type="string" office:string-value="1281" calcext:value-type="string">
            <text:p>1281</text:p>
          </table:table-cell>
          <table:table-cell/>
          <table:table-cell table:formula="of:=[.A1093]" office:value-type="string" office:string-value="rate" calcext:value-type="string">
            <text:p>rate</text:p>
          </table:table-cell>
          <table:table-cell table:formula="of:=IF([.A1093]=&quot;rate&quot;;FLOOR([.D1093]*[.$K$1]) &amp; &quot;kbit&quot;;[.D1093])" office:value-type="string" office:string-value="320kbit" calcext:value-type="string">
            <text:p>32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94]=&quot;rate&quot;;MID([.B1094];1;FIND(&quot;kb&quot;;[.B1094])-1);[.B1094])" office:value-type="string" office:string-value="1s" calcext:value-type="string">
            <text:p>1s</text:p>
          </table:table-cell>
          <table:table-cell/>
          <table:table-cell table:formula="of:=[.A1094]" office:value-type="string" office:string-value="wait" calcext:value-type="string">
            <text:p>wait</text:p>
          </table:table-cell>
          <table:table-cell table:formula="of:=IF([.A1094]=&quot;rate&quot;;FLOOR([.D1094]*[.$K$1]) &amp; &quot;kbit&quot;;[.D109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850kbit</text:p>
          </table:table-cell>
          <table:table-cell/>
          <table:table-cell table:formula="of:=IF([.A1095]=&quot;rate&quot;;MID([.B1095];1;FIND(&quot;kb&quot;;[.B1095])-1);[.B1095])" office:value-type="string" office:string-value="850" calcext:value-type="string">
            <text:p>850</text:p>
          </table:table-cell>
          <table:table-cell/>
          <table:table-cell table:formula="of:=[.A1095]" office:value-type="string" office:string-value="rate" calcext:value-type="string">
            <text:p>rate</text:p>
          </table:table-cell>
          <table:table-cell table:formula="of:=IF([.A1095]=&quot;rate&quot;;FLOOR([.D1095]*[.$K$1]) &amp; &quot;kbit&quot;;[.D1095])" office:value-type="string" office:string-value="212kbit" calcext:value-type="string">
            <text:p>21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96]=&quot;rate&quot;;MID([.B1096];1;FIND(&quot;kb&quot;;[.B1096])-1);[.B1096])" office:value-type="string" office:string-value="1s" calcext:value-type="string">
            <text:p>1s</text:p>
          </table:table-cell>
          <table:table-cell/>
          <table:table-cell table:formula="of:=[.A1096]" office:value-type="string" office:string-value="wait" calcext:value-type="string">
            <text:p>wait</text:p>
          </table:table-cell>
          <table:table-cell table:formula="of:=IF([.A1096]=&quot;rate&quot;;FLOOR([.D1096]*[.$K$1]) &amp; &quot;kbit&quot;;[.D109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991kbit</text:p>
          </table:table-cell>
          <table:table-cell/>
          <table:table-cell table:formula="of:=IF([.A1097]=&quot;rate&quot;;MID([.B1097];1;FIND(&quot;kb&quot;;[.B1097])-1);[.B1097])" office:value-type="string" office:string-value="991" calcext:value-type="string">
            <text:p>991</text:p>
          </table:table-cell>
          <table:table-cell/>
          <table:table-cell table:formula="of:=[.A1097]" office:value-type="string" office:string-value="rate" calcext:value-type="string">
            <text:p>rate</text:p>
          </table:table-cell>
          <table:table-cell table:formula="of:=IF([.A1097]=&quot;rate&quot;;FLOOR([.D1097]*[.$K$1]) &amp; &quot;kbit&quot;;[.D1097])" office:value-type="string" office:string-value="247kbit" calcext:value-type="string">
            <text:p>24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098]=&quot;rate&quot;;MID([.B1098];1;FIND(&quot;kb&quot;;[.B1098])-1);[.B1098])" office:value-type="string" office:string-value="1s" calcext:value-type="string">
            <text:p>1s</text:p>
          </table:table-cell>
          <table:table-cell/>
          <table:table-cell table:formula="of:=[.A1098]" office:value-type="string" office:string-value="wait" calcext:value-type="string">
            <text:p>wait</text:p>
          </table:table-cell>
          <table:table-cell table:formula="of:=IF([.A1098]=&quot;rate&quot;;FLOOR([.D1098]*[.$K$1]) &amp; &quot;kbit&quot;;[.D109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17kbit</text:p>
          </table:table-cell>
          <table:table-cell/>
          <table:table-cell table:formula="of:=IF([.A1099]=&quot;rate&quot;;MID([.B1099];1;FIND(&quot;kb&quot;;[.B1099])-1);[.B1099])" office:value-type="string" office:string-value="417" calcext:value-type="string">
            <text:p>417</text:p>
          </table:table-cell>
          <table:table-cell/>
          <table:table-cell table:formula="of:=[.A1099]" office:value-type="string" office:string-value="rate" calcext:value-type="string">
            <text:p>rate</text:p>
          </table:table-cell>
          <table:table-cell table:formula="of:=IF([.A1099]=&quot;rate&quot;;FLOOR([.D1099]*[.$K$1]) &amp; &quot;kbit&quot;;[.D1099])" office:value-type="string" office:string-value="104kbit" calcext:value-type="string">
            <text:p>10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00]=&quot;rate&quot;;MID([.B1100];1;FIND(&quot;kb&quot;;[.B1100])-1);[.B1100])" office:value-type="string" office:string-value="1s" calcext:value-type="string">
            <text:p>1s</text:p>
          </table:table-cell>
          <table:table-cell/>
          <table:table-cell table:formula="of:=[.A1100]" office:value-type="string" office:string-value="wait" calcext:value-type="string">
            <text:p>wait</text:p>
          </table:table-cell>
          <table:table-cell table:formula="of:=IF([.A1100]=&quot;rate&quot;;FLOOR([.D1100]*[.$K$1]) &amp; &quot;kbit&quot;;[.D110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03kbit</text:p>
          </table:table-cell>
          <table:table-cell/>
          <table:table-cell table:formula="of:=IF([.A1101]=&quot;rate&quot;;MID([.B1101];1;FIND(&quot;kb&quot;;[.B1101])-1);[.B1101])" office:value-type="string" office:string-value="503" calcext:value-type="string">
            <text:p>503</text:p>
          </table:table-cell>
          <table:table-cell/>
          <table:table-cell table:formula="of:=[.A1101]" office:value-type="string" office:string-value="rate" calcext:value-type="string">
            <text:p>rate</text:p>
          </table:table-cell>
          <table:table-cell table:formula="of:=IF([.A1101]=&quot;rate&quot;;FLOOR([.D1101]*[.$K$1]) &amp; &quot;kbit&quot;;[.D1101])" office:value-type="string" office:string-value="125kbit" calcext:value-type="string">
            <text:p>12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02]=&quot;rate&quot;;MID([.B1102];1;FIND(&quot;kb&quot;;[.B1102])-1);[.B1102])" office:value-type="string" office:string-value="1s" calcext:value-type="string">
            <text:p>1s</text:p>
          </table:table-cell>
          <table:table-cell/>
          <table:table-cell table:formula="of:=[.A1102]" office:value-type="string" office:string-value="wait" calcext:value-type="string">
            <text:p>wait</text:p>
          </table:table-cell>
          <table:table-cell table:formula="of:=IF([.A1102]=&quot;rate&quot;;FLOOR([.D1102]*[.$K$1]) &amp; &quot;kbit&quot;;[.D110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13kbit</text:p>
          </table:table-cell>
          <table:table-cell/>
          <table:table-cell table:formula="of:=IF([.A1103]=&quot;rate&quot;;MID([.B1103];1;FIND(&quot;kb&quot;;[.B1103])-1);[.B1103])" office:value-type="string" office:string-value="613" calcext:value-type="string">
            <text:p>613</text:p>
          </table:table-cell>
          <table:table-cell/>
          <table:table-cell table:formula="of:=[.A1103]" office:value-type="string" office:string-value="rate" calcext:value-type="string">
            <text:p>rate</text:p>
          </table:table-cell>
          <table:table-cell table:formula="of:=IF([.A1103]=&quot;rate&quot;;FLOOR([.D1103]*[.$K$1]) &amp; &quot;kbit&quot;;[.D1103])" office:value-type="string" office:string-value="153kbit" calcext:value-type="string">
            <text:p>15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04]=&quot;rate&quot;;MID([.B1104];1;FIND(&quot;kb&quot;;[.B1104])-1);[.B1104])" office:value-type="string" office:string-value="1s" calcext:value-type="string">
            <text:p>1s</text:p>
          </table:table-cell>
          <table:table-cell/>
          <table:table-cell table:formula="of:=[.A1104]" office:value-type="string" office:string-value="wait" calcext:value-type="string">
            <text:p>wait</text:p>
          </table:table-cell>
          <table:table-cell table:formula="of:=IF([.A1104]=&quot;rate&quot;;FLOOR([.D1104]*[.$K$1]) &amp; &quot;kbit&quot;;[.D110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088kbit</text:p>
          </table:table-cell>
          <table:table-cell/>
          <table:table-cell table:formula="of:=IF([.A1105]=&quot;rate&quot;;MID([.B1105];1;FIND(&quot;kb&quot;;[.B1105])-1);[.B1105])" office:value-type="string" office:string-value="1088" calcext:value-type="string">
            <text:p>1088</text:p>
          </table:table-cell>
          <table:table-cell/>
          <table:table-cell table:formula="of:=[.A1105]" office:value-type="string" office:string-value="rate" calcext:value-type="string">
            <text:p>rate</text:p>
          </table:table-cell>
          <table:table-cell table:formula="of:=IF([.A1105]=&quot;rate&quot;;FLOOR([.D1105]*[.$K$1]) &amp; &quot;kbit&quot;;[.D1105])" office:value-type="string" office:string-value="272kbit" calcext:value-type="string">
            <text:p>27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06]=&quot;rate&quot;;MID([.B1106];1;FIND(&quot;kb&quot;;[.B1106])-1);[.B1106])" office:value-type="string" office:string-value="1s" calcext:value-type="string">
            <text:p>1s</text:p>
          </table:table-cell>
          <table:table-cell/>
          <table:table-cell table:formula="of:=[.A1106]" office:value-type="string" office:string-value="wait" calcext:value-type="string">
            <text:p>wait</text:p>
          </table:table-cell>
          <table:table-cell table:formula="of:=IF([.A1106]=&quot;rate&quot;;FLOOR([.D1106]*[.$K$1]) &amp; &quot;kbit&quot;;[.D110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107kbit</text:p>
          </table:table-cell>
          <table:table-cell/>
          <table:table-cell table:formula="of:=IF([.A1107]=&quot;rate&quot;;MID([.B1107];1;FIND(&quot;kb&quot;;[.B1107])-1);[.B1107])" office:value-type="string" office:string-value="3107" calcext:value-type="string">
            <text:p>3107</text:p>
          </table:table-cell>
          <table:table-cell/>
          <table:table-cell table:formula="of:=[.A1107]" office:value-type="string" office:string-value="rate" calcext:value-type="string">
            <text:p>rate</text:p>
          </table:table-cell>
          <table:table-cell table:formula="of:=IF([.A1107]=&quot;rate&quot;;FLOOR([.D1107]*[.$K$1]) &amp; &quot;kbit&quot;;[.D1107])" office:value-type="string" office:string-value="776kbit" calcext:value-type="string">
            <text:p>77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08]=&quot;rate&quot;;MID([.B1108];1;FIND(&quot;kb&quot;;[.B1108])-1);[.B1108])" office:value-type="string" office:string-value="1s" calcext:value-type="string">
            <text:p>1s</text:p>
          </table:table-cell>
          <table:table-cell/>
          <table:table-cell table:formula="of:=[.A1108]" office:value-type="string" office:string-value="wait" calcext:value-type="string">
            <text:p>wait</text:p>
          </table:table-cell>
          <table:table-cell table:formula="of:=IF([.A1108]=&quot;rate&quot;;FLOOR([.D1108]*[.$K$1]) &amp; &quot;kbit&quot;;[.D110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133kbit</text:p>
          </table:table-cell>
          <table:table-cell/>
          <table:table-cell table:formula="of:=IF([.A1109]=&quot;rate&quot;;MID([.B1109];1;FIND(&quot;kb&quot;;[.B1109])-1);[.B1109])" office:value-type="string" office:string-value="4133" calcext:value-type="string">
            <text:p>4133</text:p>
          </table:table-cell>
          <table:table-cell/>
          <table:table-cell table:formula="of:=[.A1109]" office:value-type="string" office:string-value="rate" calcext:value-type="string">
            <text:p>rate</text:p>
          </table:table-cell>
          <table:table-cell table:formula="of:=IF([.A1109]=&quot;rate&quot;;FLOOR([.D1109]*[.$K$1]) &amp; &quot;kbit&quot;;[.D1109])" office:value-type="string" office:string-value="1033kbit" calcext:value-type="string">
            <text:p>103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10]=&quot;rate&quot;;MID([.B1110];1;FIND(&quot;kb&quot;;[.B1110])-1);[.B1110])" office:value-type="string" office:string-value="1s" calcext:value-type="string">
            <text:p>1s</text:p>
          </table:table-cell>
          <table:table-cell/>
          <table:table-cell table:formula="of:=[.A1110]" office:value-type="string" office:string-value="wait" calcext:value-type="string">
            <text:p>wait</text:p>
          </table:table-cell>
          <table:table-cell table:formula="of:=IF([.A1110]=&quot;rate&quot;;FLOOR([.D1110]*[.$K$1]) &amp; &quot;kbit&quot;;[.D111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768kbit</text:p>
          </table:table-cell>
          <table:table-cell/>
          <table:table-cell table:formula="of:=IF([.A1111]=&quot;rate&quot;;MID([.B1111];1;FIND(&quot;kb&quot;;[.B1111])-1);[.B1111])" office:value-type="string" office:string-value="3768" calcext:value-type="string">
            <text:p>3768</text:p>
          </table:table-cell>
          <table:table-cell/>
          <table:table-cell table:formula="of:=[.A1111]" office:value-type="string" office:string-value="rate" calcext:value-type="string">
            <text:p>rate</text:p>
          </table:table-cell>
          <table:table-cell table:formula="of:=IF([.A1111]=&quot;rate&quot;;FLOOR([.D1111]*[.$K$1]) &amp; &quot;kbit&quot;;[.D1111])" office:value-type="string" office:string-value="942kbit" calcext:value-type="string">
            <text:p>94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12]=&quot;rate&quot;;MID([.B1112];1;FIND(&quot;kb&quot;;[.B1112])-1);[.B1112])" office:value-type="string" office:string-value="1s" calcext:value-type="string">
            <text:p>1s</text:p>
          </table:table-cell>
          <table:table-cell/>
          <table:table-cell table:formula="of:=[.A1112]" office:value-type="string" office:string-value="wait" calcext:value-type="string">
            <text:p>wait</text:p>
          </table:table-cell>
          <table:table-cell table:formula="of:=IF([.A1112]=&quot;rate&quot;;FLOOR([.D1112]*[.$K$1]) &amp; &quot;kbit&quot;;[.D111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970kbit</text:p>
          </table:table-cell>
          <table:table-cell/>
          <table:table-cell table:formula="of:=IF([.A1113]=&quot;rate&quot;;MID([.B1113];1;FIND(&quot;kb&quot;;[.B1113])-1);[.B1113])" office:value-type="string" office:string-value="2970" calcext:value-type="string">
            <text:p>2970</text:p>
          </table:table-cell>
          <table:table-cell/>
          <table:table-cell table:formula="of:=[.A1113]" office:value-type="string" office:string-value="rate" calcext:value-type="string">
            <text:p>rate</text:p>
          </table:table-cell>
          <table:table-cell table:formula="of:=IF([.A1113]=&quot;rate&quot;;FLOOR([.D1113]*[.$K$1]) &amp; &quot;kbit&quot;;[.D1113])" office:value-type="string" office:string-value="742kbit" calcext:value-type="string">
            <text:p>74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14]=&quot;rate&quot;;MID([.B1114];1;FIND(&quot;kb&quot;;[.B1114])-1);[.B1114])" office:value-type="string" office:string-value="1s" calcext:value-type="string">
            <text:p>1s</text:p>
          </table:table-cell>
          <table:table-cell/>
          <table:table-cell table:formula="of:=[.A1114]" office:value-type="string" office:string-value="wait" calcext:value-type="string">
            <text:p>wait</text:p>
          </table:table-cell>
          <table:table-cell table:formula="of:=IF([.A1114]=&quot;rate&quot;;FLOOR([.D1114]*[.$K$1]) &amp; &quot;kbit&quot;;[.D111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78kbit</text:p>
          </table:table-cell>
          <table:table-cell/>
          <table:table-cell table:formula="of:=IF([.A1115]=&quot;rate&quot;;MID([.B1115];1;FIND(&quot;kb&quot;;[.B1115])-1);[.B1115])" office:value-type="string" office:string-value="3578" calcext:value-type="string">
            <text:p>3578</text:p>
          </table:table-cell>
          <table:table-cell/>
          <table:table-cell table:formula="of:=[.A1115]" office:value-type="string" office:string-value="rate" calcext:value-type="string">
            <text:p>rate</text:p>
          </table:table-cell>
          <table:table-cell table:formula="of:=IF([.A1115]=&quot;rate&quot;;FLOOR([.D1115]*[.$K$1]) &amp; &quot;kbit&quot;;[.D1115])" office:value-type="string" office:string-value="894kbit" calcext:value-type="string">
            <text:p>89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16]=&quot;rate&quot;;MID([.B1116];1;FIND(&quot;kb&quot;;[.B1116])-1);[.B1116])" office:value-type="string" office:string-value="1s" calcext:value-type="string">
            <text:p>1s</text:p>
          </table:table-cell>
          <table:table-cell/>
          <table:table-cell table:formula="of:=[.A1116]" office:value-type="string" office:string-value="wait" calcext:value-type="string">
            <text:p>wait</text:p>
          </table:table-cell>
          <table:table-cell table:formula="of:=IF([.A1116]=&quot;rate&quot;;FLOOR([.D1116]*[.$K$1]) &amp; &quot;kbit&quot;;[.D111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480kbit</text:p>
          </table:table-cell>
          <table:table-cell/>
          <table:table-cell table:formula="of:=IF([.A1117]=&quot;rate&quot;;MID([.B1117];1;FIND(&quot;kb&quot;;[.B1117])-1);[.B1117])" office:value-type="string" office:string-value="2480" calcext:value-type="string">
            <text:p>2480</text:p>
          </table:table-cell>
          <table:table-cell/>
          <table:table-cell table:formula="of:=[.A1117]" office:value-type="string" office:string-value="rate" calcext:value-type="string">
            <text:p>rate</text:p>
          </table:table-cell>
          <table:table-cell table:formula="of:=IF([.A1117]=&quot;rate&quot;;FLOOR([.D1117]*[.$K$1]) &amp; &quot;kbit&quot;;[.D1117])" office:value-type="string" office:string-value="620kbit" calcext:value-type="string">
            <text:p>62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18]=&quot;rate&quot;;MID([.B1118];1;FIND(&quot;kb&quot;;[.B1118])-1);[.B1118])" office:value-type="string" office:string-value="1s" calcext:value-type="string">
            <text:p>1s</text:p>
          </table:table-cell>
          <table:table-cell/>
          <table:table-cell table:formula="of:=[.A1118]" office:value-type="string" office:string-value="wait" calcext:value-type="string">
            <text:p>wait</text:p>
          </table:table-cell>
          <table:table-cell table:formula="of:=IF([.A1118]=&quot;rate&quot;;FLOOR([.D1118]*[.$K$1]) &amp; &quot;kbit&quot;;[.D111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30kbit</text:p>
          </table:table-cell>
          <table:table-cell/>
          <table:table-cell table:formula="of:=IF([.A1119]=&quot;rate&quot;;MID([.B1119];1;FIND(&quot;kb&quot;;[.B1119])-1);[.B1119])" office:value-type="string" office:string-value="2330" calcext:value-type="string">
            <text:p>2330</text:p>
          </table:table-cell>
          <table:table-cell/>
          <table:table-cell table:formula="of:=[.A1119]" office:value-type="string" office:string-value="rate" calcext:value-type="string">
            <text:p>rate</text:p>
          </table:table-cell>
          <table:table-cell table:formula="of:=IF([.A1119]=&quot;rate&quot;;FLOOR([.D1119]*[.$K$1]) &amp; &quot;kbit&quot;;[.D1119])" office:value-type="string" office:string-value="582kbit" calcext:value-type="string">
            <text:p>58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20]=&quot;rate&quot;;MID([.B1120];1;FIND(&quot;kb&quot;;[.B1120])-1);[.B1120])" office:value-type="string" office:string-value="1s" calcext:value-type="string">
            <text:p>1s</text:p>
          </table:table-cell>
          <table:table-cell/>
          <table:table-cell table:formula="of:=[.A1120]" office:value-type="string" office:string-value="wait" calcext:value-type="string">
            <text:p>wait</text:p>
          </table:table-cell>
          <table:table-cell table:formula="of:=IF([.A1120]=&quot;rate&quot;;FLOOR([.D1120]*[.$K$1]) &amp; &quot;kbit&quot;;[.D112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01kbit</text:p>
          </table:table-cell>
          <table:table-cell/>
          <table:table-cell table:formula="of:=IF([.A1121]=&quot;rate&quot;;MID([.B1121];1;FIND(&quot;kb&quot;;[.B1121])-1);[.B1121])" office:value-type="string" office:string-value="2501" calcext:value-type="string">
            <text:p>2501</text:p>
          </table:table-cell>
          <table:table-cell/>
          <table:table-cell table:formula="of:=[.A1121]" office:value-type="string" office:string-value="rate" calcext:value-type="string">
            <text:p>rate</text:p>
          </table:table-cell>
          <table:table-cell table:formula="of:=IF([.A1121]=&quot;rate&quot;;FLOOR([.D1121]*[.$K$1]) &amp; &quot;kbit&quot;;[.D1121])" office:value-type="string" office:string-value="625kbit" calcext:value-type="string">
            <text:p>62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22]=&quot;rate&quot;;MID([.B1122];1;FIND(&quot;kb&quot;;[.B1122])-1);[.B1122])" office:value-type="string" office:string-value="1s" calcext:value-type="string">
            <text:p>1s</text:p>
          </table:table-cell>
          <table:table-cell/>
          <table:table-cell table:formula="of:=[.A1122]" office:value-type="string" office:string-value="wait" calcext:value-type="string">
            <text:p>wait</text:p>
          </table:table-cell>
          <table:table-cell table:formula="of:=IF([.A1122]=&quot;rate&quot;;FLOOR([.D1122]*[.$K$1]) &amp; &quot;kbit&quot;;[.D112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425kbit</text:p>
          </table:table-cell>
          <table:table-cell/>
          <table:table-cell table:formula="of:=IF([.A1123]=&quot;rate&quot;;MID([.B1123];1;FIND(&quot;kb&quot;;[.B1123])-1);[.B1123])" office:value-type="string" office:string-value="2425" calcext:value-type="string">
            <text:p>2425</text:p>
          </table:table-cell>
          <table:table-cell/>
          <table:table-cell table:formula="of:=[.A1123]" office:value-type="string" office:string-value="rate" calcext:value-type="string">
            <text:p>rate</text:p>
          </table:table-cell>
          <table:table-cell table:formula="of:=IF([.A1123]=&quot;rate&quot;;FLOOR([.D1123]*[.$K$1]) &amp; &quot;kbit&quot;;[.D1123])" office:value-type="string" office:string-value="606kbit" calcext:value-type="string">
            <text:p>60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24]=&quot;rate&quot;;MID([.B1124];1;FIND(&quot;kb&quot;;[.B1124])-1);[.B1124])" office:value-type="string" office:string-value="1s" calcext:value-type="string">
            <text:p>1s</text:p>
          </table:table-cell>
          <table:table-cell/>
          <table:table-cell table:formula="of:=[.A1124]" office:value-type="string" office:string-value="wait" calcext:value-type="string">
            <text:p>wait</text:p>
          </table:table-cell>
          <table:table-cell table:formula="of:=IF([.A1124]=&quot;rate&quot;;FLOOR([.D1124]*[.$K$1]) &amp; &quot;kbit&quot;;[.D112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619kbit</text:p>
          </table:table-cell>
          <table:table-cell/>
          <table:table-cell table:formula="of:=IF([.A1125]=&quot;rate&quot;;MID([.B1125];1;FIND(&quot;kb&quot;;[.B1125])-1);[.B1125])" office:value-type="string" office:string-value="2619" calcext:value-type="string">
            <text:p>2619</text:p>
          </table:table-cell>
          <table:table-cell/>
          <table:table-cell table:formula="of:=[.A1125]" office:value-type="string" office:string-value="rate" calcext:value-type="string">
            <text:p>rate</text:p>
          </table:table-cell>
          <table:table-cell table:formula="of:=IF([.A1125]=&quot;rate&quot;;FLOOR([.D1125]*[.$K$1]) &amp; &quot;kbit&quot;;[.D1125])" office:value-type="string" office:string-value="654kbit" calcext:value-type="string">
            <text:p>65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26]=&quot;rate&quot;;MID([.B1126];1;FIND(&quot;kb&quot;;[.B1126])-1);[.B1126])" office:value-type="string" office:string-value="1s" calcext:value-type="string">
            <text:p>1s</text:p>
          </table:table-cell>
          <table:table-cell/>
          <table:table-cell table:formula="of:=[.A1126]" office:value-type="string" office:string-value="wait" calcext:value-type="string">
            <text:p>wait</text:p>
          </table:table-cell>
          <table:table-cell table:formula="of:=IF([.A1126]=&quot;rate&quot;;FLOOR([.D1126]*[.$K$1]) &amp; &quot;kbit&quot;;[.D112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49kbit</text:p>
          </table:table-cell>
          <table:table-cell/>
          <table:table-cell table:formula="of:=IF([.A1127]=&quot;rate&quot;;MID([.B1127];1;FIND(&quot;kb&quot;;[.B1127])-1);[.B1127])" office:value-type="string" office:string-value="4849" calcext:value-type="string">
            <text:p>4849</text:p>
          </table:table-cell>
          <table:table-cell/>
          <table:table-cell table:formula="of:=[.A1127]" office:value-type="string" office:string-value="rate" calcext:value-type="string">
            <text:p>rate</text:p>
          </table:table-cell>
          <table:table-cell table:formula="of:=IF([.A1127]=&quot;rate&quot;;FLOOR([.D1127]*[.$K$1]) &amp; &quot;kbit&quot;;[.D1127])" office:value-type="string" office:string-value="1212kbit" calcext:value-type="string">
            <text:p>121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28]=&quot;rate&quot;;MID([.B1128];1;FIND(&quot;kb&quot;;[.B1128])-1);[.B1128])" office:value-type="string" office:string-value="1s" calcext:value-type="string">
            <text:p>1s</text:p>
          </table:table-cell>
          <table:table-cell/>
          <table:table-cell table:formula="of:=[.A1128]" office:value-type="string" office:string-value="wait" calcext:value-type="string">
            <text:p>wait</text:p>
          </table:table-cell>
          <table:table-cell table:formula="of:=IF([.A1128]=&quot;rate&quot;;FLOOR([.D1128]*[.$K$1]) &amp; &quot;kbit&quot;;[.D112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48kbit</text:p>
          </table:table-cell>
          <table:table-cell/>
          <table:table-cell table:formula="of:=IF([.A1129]=&quot;rate&quot;;MID([.B1129];1;FIND(&quot;kb&quot;;[.B1129])-1);[.B1129])" office:value-type="string" office:string-value="4248" calcext:value-type="string">
            <text:p>4248</text:p>
          </table:table-cell>
          <table:table-cell/>
          <table:table-cell table:formula="of:=[.A1129]" office:value-type="string" office:string-value="rate" calcext:value-type="string">
            <text:p>rate</text:p>
          </table:table-cell>
          <table:table-cell table:formula="of:=IF([.A1129]=&quot;rate&quot;;FLOOR([.D1129]*[.$K$1]) &amp; &quot;kbit&quot;;[.D1129])" office:value-type="string" office:string-value="1062kbit" calcext:value-type="string">
            <text:p>106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30]=&quot;rate&quot;;MID([.B1130];1;FIND(&quot;kb&quot;;[.B1130])-1);[.B1130])" office:value-type="string" office:string-value="1s" calcext:value-type="string">
            <text:p>1s</text:p>
          </table:table-cell>
          <table:table-cell/>
          <table:table-cell table:formula="of:=[.A1130]" office:value-type="string" office:string-value="wait" calcext:value-type="string">
            <text:p>wait</text:p>
          </table:table-cell>
          <table:table-cell table:formula="of:=IF([.A1130]=&quot;rate&quot;;FLOOR([.D1130]*[.$K$1]) &amp; &quot;kbit&quot;;[.D113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04kbit</text:p>
          </table:table-cell>
          <table:table-cell/>
          <table:table-cell table:formula="of:=IF([.A1131]=&quot;rate&quot;;MID([.B1131];1;FIND(&quot;kb&quot;;[.B1131])-1);[.B1131])" office:value-type="string" office:string-value="4604" calcext:value-type="string">
            <text:p>4604</text:p>
          </table:table-cell>
          <table:table-cell/>
          <table:table-cell table:formula="of:=[.A1131]" office:value-type="string" office:string-value="rate" calcext:value-type="string">
            <text:p>rate</text:p>
          </table:table-cell>
          <table:table-cell table:formula="of:=IF([.A1131]=&quot;rate&quot;;FLOOR([.D1131]*[.$K$1]) &amp; &quot;kbit&quot;;[.D1131])" office:value-type="string" office:string-value="1151kbit" calcext:value-type="string">
            <text:p>115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32]=&quot;rate&quot;;MID([.B1132];1;FIND(&quot;kb&quot;;[.B1132])-1);[.B1132])" office:value-type="string" office:string-value="1s" calcext:value-type="string">
            <text:p>1s</text:p>
          </table:table-cell>
          <table:table-cell/>
          <table:table-cell table:formula="of:=[.A1132]" office:value-type="string" office:string-value="wait" calcext:value-type="string">
            <text:p>wait</text:p>
          </table:table-cell>
          <table:table-cell table:formula="of:=IF([.A1132]=&quot;rate&quot;;FLOOR([.D1132]*[.$K$1]) &amp; &quot;kbit&quot;;[.D113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82kbit</text:p>
          </table:table-cell>
          <table:table-cell/>
          <table:table-cell table:formula="of:=IF([.A1133]=&quot;rate&quot;;MID([.B1133];1;FIND(&quot;kb&quot;;[.B1133])-1);[.B1133])" office:value-type="string" office:string-value="4882" calcext:value-type="string">
            <text:p>4882</text:p>
          </table:table-cell>
          <table:table-cell/>
          <table:table-cell table:formula="of:=[.A1133]" office:value-type="string" office:string-value="rate" calcext:value-type="string">
            <text:p>rate</text:p>
          </table:table-cell>
          <table:table-cell table:formula="of:=IF([.A1133]=&quot;rate&quot;;FLOOR([.D1133]*[.$K$1]) &amp; &quot;kbit&quot;;[.D1133])" office:value-type="string" office:string-value="1220kbit" calcext:value-type="string">
            <text:p>122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34]=&quot;rate&quot;;MID([.B1134];1;FIND(&quot;kb&quot;;[.B1134])-1);[.B1134])" office:value-type="string" office:string-value="1s" calcext:value-type="string">
            <text:p>1s</text:p>
          </table:table-cell>
          <table:table-cell/>
          <table:table-cell table:formula="of:=[.A1134]" office:value-type="string" office:string-value="wait" calcext:value-type="string">
            <text:p>wait</text:p>
          </table:table-cell>
          <table:table-cell table:formula="of:=IF([.A1134]=&quot;rate&quot;;FLOOR([.D1134]*[.$K$1]) &amp; &quot;kbit&quot;;[.D113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69kbit</text:p>
          </table:table-cell>
          <table:table-cell/>
          <table:table-cell table:formula="of:=IF([.A1135]=&quot;rate&quot;;MID([.B1135];1;FIND(&quot;kb&quot;;[.B1135])-1);[.B1135])" office:value-type="string" office:string-value="4669" calcext:value-type="string">
            <text:p>4669</text:p>
          </table:table-cell>
          <table:table-cell/>
          <table:table-cell table:formula="of:=[.A1135]" office:value-type="string" office:string-value="rate" calcext:value-type="string">
            <text:p>rate</text:p>
          </table:table-cell>
          <table:table-cell table:formula="of:=IF([.A1135]=&quot;rate&quot;;FLOOR([.D1135]*[.$K$1]) &amp; &quot;kbit&quot;;[.D1135])" office:value-type="string" office:string-value="1167kbit" calcext:value-type="string">
            <text:p>116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36]=&quot;rate&quot;;MID([.B1136];1;FIND(&quot;kb&quot;;[.B1136])-1);[.B1136])" office:value-type="string" office:string-value="1s" calcext:value-type="string">
            <text:p>1s</text:p>
          </table:table-cell>
          <table:table-cell/>
          <table:table-cell table:formula="of:=[.A1136]" office:value-type="string" office:string-value="wait" calcext:value-type="string">
            <text:p>wait</text:p>
          </table:table-cell>
          <table:table-cell table:formula="of:=IF([.A1136]=&quot;rate&quot;;FLOOR([.D1136]*[.$K$1]) &amp; &quot;kbit&quot;;[.D113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06kbit</text:p>
          </table:table-cell>
          <table:table-cell/>
          <table:table-cell table:formula="of:=IF([.A1137]=&quot;rate&quot;;MID([.B1137];1;FIND(&quot;kb&quot;;[.B1137])-1);[.B1137])" office:value-type="string" office:string-value="3506" calcext:value-type="string">
            <text:p>3506</text:p>
          </table:table-cell>
          <table:table-cell/>
          <table:table-cell table:formula="of:=[.A1137]" office:value-type="string" office:string-value="rate" calcext:value-type="string">
            <text:p>rate</text:p>
          </table:table-cell>
          <table:table-cell table:formula="of:=IF([.A1137]=&quot;rate&quot;;FLOOR([.D1137]*[.$K$1]) &amp; &quot;kbit&quot;;[.D1137])" office:value-type="string" office:string-value="876kbit" calcext:value-type="string">
            <text:p>87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38]=&quot;rate&quot;;MID([.B1138];1;FIND(&quot;kb&quot;;[.B1138])-1);[.B1138])" office:value-type="string" office:string-value="1s" calcext:value-type="string">
            <text:p>1s</text:p>
          </table:table-cell>
          <table:table-cell/>
          <table:table-cell table:formula="of:=[.A1138]" office:value-type="string" office:string-value="wait" calcext:value-type="string">
            <text:p>wait</text:p>
          </table:table-cell>
          <table:table-cell table:formula="of:=IF([.A1138]=&quot;rate&quot;;FLOOR([.D1138]*[.$K$1]) &amp; &quot;kbit&quot;;[.D113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589kbit</text:p>
          </table:table-cell>
          <table:table-cell/>
          <table:table-cell table:formula="of:=IF([.A1139]=&quot;rate&quot;;MID([.B1139];1;FIND(&quot;kb&quot;;[.B1139])-1);[.B1139])" office:value-type="string" office:string-value="1589" calcext:value-type="string">
            <text:p>1589</text:p>
          </table:table-cell>
          <table:table-cell/>
          <table:table-cell table:formula="of:=[.A1139]" office:value-type="string" office:string-value="rate" calcext:value-type="string">
            <text:p>rate</text:p>
          </table:table-cell>
          <table:table-cell table:formula="of:=IF([.A1139]=&quot;rate&quot;;FLOOR([.D1139]*[.$K$1]) &amp; &quot;kbit&quot;;[.D1139])" office:value-type="string" office:string-value="397kbit" calcext:value-type="string">
            <text:p>39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40]=&quot;rate&quot;;MID([.B1140];1;FIND(&quot;kb&quot;;[.B1140])-1);[.B1140])" office:value-type="string" office:string-value="1s" calcext:value-type="string">
            <text:p>1s</text:p>
          </table:table-cell>
          <table:table-cell/>
          <table:table-cell table:formula="of:=[.A1140]" office:value-type="string" office:string-value="wait" calcext:value-type="string">
            <text:p>wait</text:p>
          </table:table-cell>
          <table:table-cell table:formula="of:=IF([.A1140]=&quot;rate&quot;;FLOOR([.D1140]*[.$K$1]) &amp; &quot;kbit&quot;;[.D114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086kbit</text:p>
          </table:table-cell>
          <table:table-cell/>
          <table:table-cell table:formula="of:=IF([.A1141]=&quot;rate&quot;;MID([.B1141];1;FIND(&quot;kb&quot;;[.B1141])-1);[.B1141])" office:value-type="string" office:string-value="7086" calcext:value-type="string">
            <text:p>7086</text:p>
          </table:table-cell>
          <table:table-cell/>
          <table:table-cell table:formula="of:=[.A1141]" office:value-type="string" office:string-value="rate" calcext:value-type="string">
            <text:p>rate</text:p>
          </table:table-cell>
          <table:table-cell table:formula="of:=IF([.A1141]=&quot;rate&quot;;FLOOR([.D1141]*[.$K$1]) &amp; &quot;kbit&quot;;[.D1141])" office:value-type="string" office:string-value="1771kbit" calcext:value-type="string">
            <text:p>177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42]=&quot;rate&quot;;MID([.B1142];1;FIND(&quot;kb&quot;;[.B1142])-1);[.B1142])" office:value-type="string" office:string-value="1s" calcext:value-type="string">
            <text:p>1s</text:p>
          </table:table-cell>
          <table:table-cell/>
          <table:table-cell table:formula="of:=[.A1142]" office:value-type="string" office:string-value="wait" calcext:value-type="string">
            <text:p>wait</text:p>
          </table:table-cell>
          <table:table-cell table:formula="of:=IF([.A1142]=&quot;rate&quot;;FLOOR([.D1142]*[.$K$1]) &amp; &quot;kbit&quot;;[.D114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7569kbit</text:p>
          </table:table-cell>
          <table:table-cell/>
          <table:table-cell table:formula="of:=IF([.A1143]=&quot;rate&quot;;MID([.B1143];1;FIND(&quot;kb&quot;;[.B1143])-1);[.B1143])" office:value-type="string" office:string-value="7569" calcext:value-type="string">
            <text:p>7569</text:p>
          </table:table-cell>
          <table:table-cell/>
          <table:table-cell table:formula="of:=[.A1143]" office:value-type="string" office:string-value="rate" calcext:value-type="string">
            <text:p>rate</text:p>
          </table:table-cell>
          <table:table-cell table:formula="of:=IF([.A1143]=&quot;rate&quot;;FLOOR([.D1143]*[.$K$1]) &amp; &quot;kbit&quot;;[.D1143])" office:value-type="string" office:string-value="1892kbit" calcext:value-type="string">
            <text:p>189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44]=&quot;rate&quot;;MID([.B1144];1;FIND(&quot;kb&quot;;[.B1144])-1);[.B1144])" office:value-type="string" office:string-value="1s" calcext:value-type="string">
            <text:p>1s</text:p>
          </table:table-cell>
          <table:table-cell/>
          <table:table-cell table:formula="of:=[.A1144]" office:value-type="string" office:string-value="wait" calcext:value-type="string">
            <text:p>wait</text:p>
          </table:table-cell>
          <table:table-cell table:formula="of:=IF([.A1144]=&quot;rate&quot;;FLOOR([.D1144]*[.$K$1]) &amp; &quot;kbit&quot;;[.D114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642kbit</text:p>
          </table:table-cell>
          <table:table-cell/>
          <table:table-cell table:formula="of:=IF([.A1145]=&quot;rate&quot;;MID([.B1145];1;FIND(&quot;kb&quot;;[.B1145])-1);[.B1145])" office:value-type="string" office:string-value="4642" calcext:value-type="string">
            <text:p>4642</text:p>
          </table:table-cell>
          <table:table-cell/>
          <table:table-cell table:formula="of:=[.A1145]" office:value-type="string" office:string-value="rate" calcext:value-type="string">
            <text:p>rate</text:p>
          </table:table-cell>
          <table:table-cell table:formula="of:=IF([.A1145]=&quot;rate&quot;;FLOOR([.D1145]*[.$K$1]) &amp; &quot;kbit&quot;;[.D1145])" office:value-type="string" office:string-value="1160kbit" calcext:value-type="string">
            <text:p>116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46]=&quot;rate&quot;;MID([.B1146];1;FIND(&quot;kb&quot;;[.B1146])-1);[.B1146])" office:value-type="string" office:string-value="1s" calcext:value-type="string">
            <text:p>1s</text:p>
          </table:table-cell>
          <table:table-cell/>
          <table:table-cell table:formula="of:=[.A1146]" office:value-type="string" office:string-value="wait" calcext:value-type="string">
            <text:p>wait</text:p>
          </table:table-cell>
          <table:table-cell table:formula="of:=IF([.A1146]=&quot;rate&quot;;FLOOR([.D1146]*[.$K$1]) &amp; &quot;kbit&quot;;[.D114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61kbit</text:p>
          </table:table-cell>
          <table:table-cell/>
          <table:table-cell table:formula="of:=IF([.A1147]=&quot;rate&quot;;MID([.B1147];1;FIND(&quot;kb&quot;;[.B1147])-1);[.B1147])" office:value-type="string" office:string-value="3961" calcext:value-type="string">
            <text:p>3961</text:p>
          </table:table-cell>
          <table:table-cell/>
          <table:table-cell table:formula="of:=[.A1147]" office:value-type="string" office:string-value="rate" calcext:value-type="string">
            <text:p>rate</text:p>
          </table:table-cell>
          <table:table-cell table:formula="of:=IF([.A1147]=&quot;rate&quot;;FLOOR([.D1147]*[.$K$1]) &amp; &quot;kbit&quot;;[.D1147])" office:value-type="string" office:string-value="990kbit" calcext:value-type="string">
            <text:p>99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48]=&quot;rate&quot;;MID([.B1148];1;FIND(&quot;kb&quot;;[.B1148])-1);[.B1148])" office:value-type="string" office:string-value="1s" calcext:value-type="string">
            <text:p>1s</text:p>
          </table:table-cell>
          <table:table-cell/>
          <table:table-cell table:formula="of:=[.A1148]" office:value-type="string" office:string-value="wait" calcext:value-type="string">
            <text:p>wait</text:p>
          </table:table-cell>
          <table:table-cell table:formula="of:=IF([.A1148]=&quot;rate&quot;;FLOOR([.D1148]*[.$K$1]) &amp; &quot;kbit&quot;;[.D114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505kbit</text:p>
          </table:table-cell>
          <table:table-cell/>
          <table:table-cell table:formula="of:=IF([.A1149]=&quot;rate&quot;;MID([.B1149];1;FIND(&quot;kb&quot;;[.B1149])-1);[.B1149])" office:value-type="string" office:string-value="3505" calcext:value-type="string">
            <text:p>3505</text:p>
          </table:table-cell>
          <table:table-cell/>
          <table:table-cell table:formula="of:=[.A1149]" office:value-type="string" office:string-value="rate" calcext:value-type="string">
            <text:p>rate</text:p>
          </table:table-cell>
          <table:table-cell table:formula="of:=IF([.A1149]=&quot;rate&quot;;FLOOR([.D1149]*[.$K$1]) &amp; &quot;kbit&quot;;[.D1149])" office:value-type="string" office:string-value="876kbit" calcext:value-type="string">
            <text:p>87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50]=&quot;rate&quot;;MID([.B1150];1;FIND(&quot;kb&quot;;[.B1150])-1);[.B1150])" office:value-type="string" office:string-value="1s" calcext:value-type="string">
            <text:p>1s</text:p>
          </table:table-cell>
          <table:table-cell/>
          <table:table-cell table:formula="of:=[.A1150]" office:value-type="string" office:string-value="wait" calcext:value-type="string">
            <text:p>wait</text:p>
          </table:table-cell>
          <table:table-cell table:formula="of:=IF([.A1150]=&quot;rate&quot;;FLOOR([.D1150]*[.$K$1]) &amp; &quot;kbit&quot;;[.D115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16kbit</text:p>
          </table:table-cell>
          <table:table-cell/>
          <table:table-cell table:formula="of:=IF([.A1151]=&quot;rate&quot;;MID([.B1151];1;FIND(&quot;kb&quot;;[.B1151])-1);[.B1151])" office:value-type="string" office:string-value="2316" calcext:value-type="string">
            <text:p>2316</text:p>
          </table:table-cell>
          <table:table-cell/>
          <table:table-cell table:formula="of:=[.A1151]" office:value-type="string" office:string-value="rate" calcext:value-type="string">
            <text:p>rate</text:p>
          </table:table-cell>
          <table:table-cell table:formula="of:=IF([.A1151]=&quot;rate&quot;;FLOOR([.D1151]*[.$K$1]) &amp; &quot;kbit&quot;;[.D1151])" office:value-type="string" office:string-value="579kbit" calcext:value-type="string">
            <text:p>57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52]=&quot;rate&quot;;MID([.B1152];1;FIND(&quot;kb&quot;;[.B1152])-1);[.B1152])" office:value-type="string" office:string-value="1s" calcext:value-type="string">
            <text:p>1s</text:p>
          </table:table-cell>
          <table:table-cell/>
          <table:table-cell table:formula="of:=[.A1152]" office:value-type="string" office:string-value="wait" calcext:value-type="string">
            <text:p>wait</text:p>
          </table:table-cell>
          <table:table-cell table:formula="of:=IF([.A1152]=&quot;rate&quot;;FLOOR([.D1152]*[.$K$1]) &amp; &quot;kbit&quot;;[.D115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57kbit</text:p>
          </table:table-cell>
          <table:table-cell/>
          <table:table-cell table:formula="of:=IF([.A1153]=&quot;rate&quot;;MID([.B1153];1;FIND(&quot;kb&quot;;[.B1153])-1);[.B1153])" office:value-type="string" office:string-value="3957" calcext:value-type="string">
            <text:p>3957</text:p>
          </table:table-cell>
          <table:table-cell/>
          <table:table-cell table:formula="of:=[.A1153]" office:value-type="string" office:string-value="rate" calcext:value-type="string">
            <text:p>rate</text:p>
          </table:table-cell>
          <table:table-cell table:formula="of:=IF([.A1153]=&quot;rate&quot;;FLOOR([.D1153]*[.$K$1]) &amp; &quot;kbit&quot;;[.D1153])" office:value-type="string" office:string-value="989kbit" calcext:value-type="string">
            <text:p>98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54]=&quot;rate&quot;;MID([.B1154];1;FIND(&quot;kb&quot;;[.B1154])-1);[.B1154])" office:value-type="string" office:string-value="1s" calcext:value-type="string">
            <text:p>1s</text:p>
          </table:table-cell>
          <table:table-cell/>
          <table:table-cell table:formula="of:=[.A1154]" office:value-type="string" office:string-value="wait" calcext:value-type="string">
            <text:p>wait</text:p>
          </table:table-cell>
          <table:table-cell table:formula="of:=IF([.A1154]=&quot;rate&quot;;FLOOR([.D1154]*[.$K$1]) &amp; &quot;kbit&quot;;[.D115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290kbit</text:p>
          </table:table-cell>
          <table:table-cell/>
          <table:table-cell table:formula="of:=IF([.A1155]=&quot;rate&quot;;MID([.B1155];1;FIND(&quot;kb&quot;;[.B1155])-1);[.B1155])" office:value-type="string" office:string-value="5290" calcext:value-type="string">
            <text:p>5290</text:p>
          </table:table-cell>
          <table:table-cell/>
          <table:table-cell table:formula="of:=[.A1155]" office:value-type="string" office:string-value="rate" calcext:value-type="string">
            <text:p>rate</text:p>
          </table:table-cell>
          <table:table-cell table:formula="of:=IF([.A1155]=&quot;rate&quot;;FLOOR([.D1155]*[.$K$1]) &amp; &quot;kbit&quot;;[.D1155])" office:value-type="string" office:string-value="1322kbit" calcext:value-type="string">
            <text:p>132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56]=&quot;rate&quot;;MID([.B1156];1;FIND(&quot;kb&quot;;[.B1156])-1);[.B1156])" office:value-type="string" office:string-value="1s" calcext:value-type="string">
            <text:p>1s</text:p>
          </table:table-cell>
          <table:table-cell/>
          <table:table-cell table:formula="of:=[.A1156]" office:value-type="string" office:string-value="wait" calcext:value-type="string">
            <text:p>wait</text:p>
          </table:table-cell>
          <table:table-cell table:formula="of:=IF([.A1156]=&quot;rate&quot;;FLOOR([.D1156]*[.$K$1]) &amp; &quot;kbit&quot;;[.D115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554kbit</text:p>
          </table:table-cell>
          <table:table-cell/>
          <table:table-cell table:formula="of:=IF([.A1157]=&quot;rate&quot;;MID([.B1157];1;FIND(&quot;kb&quot;;[.B1157])-1);[.B1157])" office:value-type="string" office:string-value="4554" calcext:value-type="string">
            <text:p>4554</text:p>
          </table:table-cell>
          <table:table-cell/>
          <table:table-cell table:formula="of:=[.A1157]" office:value-type="string" office:string-value="rate" calcext:value-type="string">
            <text:p>rate</text:p>
          </table:table-cell>
          <table:table-cell table:formula="of:=IF([.A1157]=&quot;rate&quot;;FLOOR([.D1157]*[.$K$1]) &amp; &quot;kbit&quot;;[.D1157])" office:value-type="string" office:string-value="1138kbit" calcext:value-type="string">
            <text:p>113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58]=&quot;rate&quot;;MID([.B1158];1;FIND(&quot;kb&quot;;[.B1158])-1);[.B1158])" office:value-type="string" office:string-value="1s" calcext:value-type="string">
            <text:p>1s</text:p>
          </table:table-cell>
          <table:table-cell/>
          <table:table-cell table:formula="of:=[.A1158]" office:value-type="string" office:string-value="wait" calcext:value-type="string">
            <text:p>wait</text:p>
          </table:table-cell>
          <table:table-cell table:formula="of:=IF([.A1158]=&quot;rate&quot;;FLOOR([.D1158]*[.$K$1]) &amp; &quot;kbit&quot;;[.D115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30kbit</text:p>
          </table:table-cell>
          <table:table-cell/>
          <table:table-cell table:formula="of:=IF([.A1159]=&quot;rate&quot;;MID([.B1159];1;FIND(&quot;kb&quot;;[.B1159])-1);[.B1159])" office:value-type="string" office:string-value="4830" calcext:value-type="string">
            <text:p>4830</text:p>
          </table:table-cell>
          <table:table-cell/>
          <table:table-cell table:formula="of:=[.A1159]" office:value-type="string" office:string-value="rate" calcext:value-type="string">
            <text:p>rate</text:p>
          </table:table-cell>
          <table:table-cell table:formula="of:=IF([.A1159]=&quot;rate&quot;;FLOOR([.D1159]*[.$K$1]) &amp; &quot;kbit&quot;;[.D1159])" office:value-type="string" office:string-value="1207kbit" calcext:value-type="string">
            <text:p>120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60]=&quot;rate&quot;;MID([.B1160];1;FIND(&quot;kb&quot;;[.B1160])-1);[.B1160])" office:value-type="string" office:string-value="1s" calcext:value-type="string">
            <text:p>1s</text:p>
          </table:table-cell>
          <table:table-cell/>
          <table:table-cell table:formula="of:=[.A1160]" office:value-type="string" office:string-value="wait" calcext:value-type="string">
            <text:p>wait</text:p>
          </table:table-cell>
          <table:table-cell table:formula="of:=IF([.A1160]=&quot;rate&quot;;FLOOR([.D1160]*[.$K$1]) &amp; &quot;kbit&quot;;[.D116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42kbit</text:p>
          </table:table-cell>
          <table:table-cell/>
          <table:table-cell table:formula="of:=IF([.A1161]=&quot;rate&quot;;MID([.B1161];1;FIND(&quot;kb&quot;;[.B1161])-1);[.B1161])" office:value-type="string" office:string-value="3942" calcext:value-type="string">
            <text:p>3942</text:p>
          </table:table-cell>
          <table:table-cell/>
          <table:table-cell table:formula="of:=[.A1161]" office:value-type="string" office:string-value="rate" calcext:value-type="string">
            <text:p>rate</text:p>
          </table:table-cell>
          <table:table-cell table:formula="of:=IF([.A1161]=&quot;rate&quot;;FLOOR([.D1161]*[.$K$1]) &amp; &quot;kbit&quot;;[.D1161])" office:value-type="string" office:string-value="985kbit" calcext:value-type="string">
            <text:p>98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62]=&quot;rate&quot;;MID([.B1162];1;FIND(&quot;kb&quot;;[.B1162])-1);[.B1162])" office:value-type="string" office:string-value="1s" calcext:value-type="string">
            <text:p>1s</text:p>
          </table:table-cell>
          <table:table-cell/>
          <table:table-cell table:formula="of:=[.A1162]" office:value-type="string" office:string-value="wait" calcext:value-type="string">
            <text:p>wait</text:p>
          </table:table-cell>
          <table:table-cell table:formula="of:=IF([.A1162]=&quot;rate&quot;;FLOOR([.D1162]*[.$K$1]) &amp; &quot;kbit&quot;;[.D116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253kbit</text:p>
          </table:table-cell>
          <table:table-cell/>
          <table:table-cell table:formula="of:=IF([.A1163]=&quot;rate&quot;;MID([.B1163];1;FIND(&quot;kb&quot;;[.B1163])-1);[.B1163])" office:value-type="string" office:string-value="4253" calcext:value-type="string">
            <text:p>4253</text:p>
          </table:table-cell>
          <table:table-cell/>
          <table:table-cell table:formula="of:=[.A1163]" office:value-type="string" office:string-value="rate" calcext:value-type="string">
            <text:p>rate</text:p>
          </table:table-cell>
          <table:table-cell table:formula="of:=IF([.A1163]=&quot;rate&quot;;FLOOR([.D1163]*[.$K$1]) &amp; &quot;kbit&quot;;[.D1163])" office:value-type="string" office:string-value="1063kbit" calcext:value-type="string">
            <text:p>1063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64]=&quot;rate&quot;;MID([.B1164];1;FIND(&quot;kb&quot;;[.B1164])-1);[.B1164])" office:value-type="string" office:string-value="1s" calcext:value-type="string">
            <text:p>1s</text:p>
          </table:table-cell>
          <table:table-cell/>
          <table:table-cell table:formula="of:=[.A1164]" office:value-type="string" office:string-value="wait" calcext:value-type="string">
            <text:p>wait</text:p>
          </table:table-cell>
          <table:table-cell table:formula="of:=IF([.A1164]=&quot;rate&quot;;FLOOR([.D1164]*[.$K$1]) &amp; &quot;kbit&quot;;[.D116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917kbit</text:p>
          </table:table-cell>
          <table:table-cell/>
          <table:table-cell table:formula="of:=IF([.A1165]=&quot;rate&quot;;MID([.B1165];1;FIND(&quot;kb&quot;;[.B1165])-1);[.B1165])" office:value-type="string" office:string-value="3917" calcext:value-type="string">
            <text:p>3917</text:p>
          </table:table-cell>
          <table:table-cell/>
          <table:table-cell table:formula="of:=[.A1165]" office:value-type="string" office:string-value="rate" calcext:value-type="string">
            <text:p>rate</text:p>
          </table:table-cell>
          <table:table-cell table:formula="of:=IF([.A1165]=&quot;rate&quot;;FLOOR([.D1165]*[.$K$1]) &amp; &quot;kbit&quot;;[.D1165])" office:value-type="string" office:string-value="979kbit" calcext:value-type="string">
            <text:p>97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66]=&quot;rate&quot;;MID([.B1166];1;FIND(&quot;kb&quot;;[.B1166])-1);[.B1166])" office:value-type="string" office:string-value="1s" calcext:value-type="string">
            <text:p>1s</text:p>
          </table:table-cell>
          <table:table-cell/>
          <table:table-cell table:formula="of:=[.A1166]" office:value-type="string" office:string-value="wait" calcext:value-type="string">
            <text:p>wait</text:p>
          </table:table-cell>
          <table:table-cell table:formula="of:=IF([.A1166]=&quot;rate&quot;;FLOOR([.D1166]*[.$K$1]) &amp; &quot;kbit&quot;;[.D116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481kbit</text:p>
          </table:table-cell>
          <table:table-cell/>
          <table:table-cell table:formula="of:=IF([.A1167]=&quot;rate&quot;;MID([.B1167];1;FIND(&quot;kb&quot;;[.B1167])-1);[.B1167])" office:value-type="string" office:string-value="3481" calcext:value-type="string">
            <text:p>3481</text:p>
          </table:table-cell>
          <table:table-cell/>
          <table:table-cell table:formula="of:=[.A1167]" office:value-type="string" office:string-value="rate" calcext:value-type="string">
            <text:p>rate</text:p>
          </table:table-cell>
          <table:table-cell table:formula="of:=IF([.A1167]=&quot;rate&quot;;FLOOR([.D1167]*[.$K$1]) &amp; &quot;kbit&quot;;[.D1167])" office:value-type="string" office:string-value="870kbit" calcext:value-type="string">
            <text:p>870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68]=&quot;rate&quot;;MID([.B1168];1;FIND(&quot;kb&quot;;[.B1168])-1);[.B1168])" office:value-type="string" office:string-value="1s" calcext:value-type="string">
            <text:p>1s</text:p>
          </table:table-cell>
          <table:table-cell/>
          <table:table-cell table:formula="of:=[.A1168]" office:value-type="string" office:string-value="wait" calcext:value-type="string">
            <text:p>wait</text:p>
          </table:table-cell>
          <table:table-cell table:formula="of:=IF([.A1168]=&quot;rate&quot;;FLOOR([.D1168]*[.$K$1]) &amp; &quot;kbit&quot;;[.D116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457kbit</text:p>
          </table:table-cell>
          <table:table-cell/>
          <table:table-cell table:formula="of:=IF([.A1169]=&quot;rate&quot;;MID([.B1169];1;FIND(&quot;kb&quot;;[.B1169])-1);[.B1169])" office:value-type="string" office:string-value="6457" calcext:value-type="string">
            <text:p>6457</text:p>
          </table:table-cell>
          <table:table-cell/>
          <table:table-cell table:formula="of:=[.A1169]" office:value-type="string" office:string-value="rate" calcext:value-type="string">
            <text:p>rate</text:p>
          </table:table-cell>
          <table:table-cell table:formula="of:=IF([.A1169]=&quot;rate&quot;;FLOOR([.D1169]*[.$K$1]) &amp; &quot;kbit&quot;;[.D1169])" office:value-type="string" office:string-value="1614kbit" calcext:value-type="string">
            <text:p>1614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70]=&quot;rate&quot;;MID([.B1170];1;FIND(&quot;kb&quot;;[.B1170])-1);[.B1170])" office:value-type="string" office:string-value="1s" calcext:value-type="string">
            <text:p>1s</text:p>
          </table:table-cell>
          <table:table-cell/>
          <table:table-cell table:formula="of:=[.A1170]" office:value-type="string" office:string-value="wait" calcext:value-type="string">
            <text:p>wait</text:p>
          </table:table-cell>
          <table:table-cell table:formula="of:=IF([.A1170]=&quot;rate&quot;;FLOOR([.D1170]*[.$K$1]) &amp; &quot;kbit&quot;;[.D117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634kbit</text:p>
          </table:table-cell>
          <table:table-cell/>
          <table:table-cell table:formula="of:=IF([.A1171]=&quot;rate&quot;;MID([.B1171];1;FIND(&quot;kb&quot;;[.B1171])-1);[.B1171])" office:value-type="string" office:string-value="5634" calcext:value-type="string">
            <text:p>5634</text:p>
          </table:table-cell>
          <table:table-cell/>
          <table:table-cell table:formula="of:=[.A1171]" office:value-type="string" office:string-value="rate" calcext:value-type="string">
            <text:p>rate</text:p>
          </table:table-cell>
          <table:table-cell table:formula="of:=IF([.A1171]=&quot;rate&quot;;FLOOR([.D1171]*[.$K$1]) &amp; &quot;kbit&quot;;[.D1171])" office:value-type="string" office:string-value="1408kbit" calcext:value-type="string">
            <text:p>140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72]=&quot;rate&quot;;MID([.B1172];1;FIND(&quot;kb&quot;;[.B1172])-1);[.B1172])" office:value-type="string" office:string-value="1s" calcext:value-type="string">
            <text:p>1s</text:p>
          </table:table-cell>
          <table:table-cell/>
          <table:table-cell table:formula="of:=[.A1172]" office:value-type="string" office:string-value="wait" calcext:value-type="string">
            <text:p>wait</text:p>
          </table:table-cell>
          <table:table-cell table:formula="of:=IF([.A1172]=&quot;rate&quot;;FLOOR([.D1172]*[.$K$1]) &amp; &quot;kbit&quot;;[.D117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860kbit</text:p>
          </table:table-cell>
          <table:table-cell/>
          <table:table-cell table:formula="of:=IF([.A1173]=&quot;rate&quot;;MID([.B1173];1;FIND(&quot;kb&quot;;[.B1173])-1);[.B1173])" office:value-type="string" office:string-value="4860" calcext:value-type="string">
            <text:p>4860</text:p>
          </table:table-cell>
          <table:table-cell/>
          <table:table-cell table:formula="of:=[.A1173]" office:value-type="string" office:string-value="rate" calcext:value-type="string">
            <text:p>rate</text:p>
          </table:table-cell>
          <table:table-cell table:formula="of:=IF([.A1173]=&quot;rate&quot;;FLOOR([.D1173]*[.$K$1]) &amp; &quot;kbit&quot;;[.D1173])" office:value-type="string" office:string-value="1215kbit" calcext:value-type="string">
            <text:p>121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74]=&quot;rate&quot;;MID([.B1174];1;FIND(&quot;kb&quot;;[.B1174])-1);[.B1174])" office:value-type="string" office:string-value="1s" calcext:value-type="string">
            <text:p>1s</text:p>
          </table:table-cell>
          <table:table-cell/>
          <table:table-cell table:formula="of:=[.A1174]" office:value-type="string" office:string-value="wait" calcext:value-type="string">
            <text:p>wait</text:p>
          </table:table-cell>
          <table:table-cell table:formula="of:=IF([.A1174]=&quot;rate&quot;;FLOOR([.D1174]*[.$K$1]) &amp; &quot;kbit&quot;;[.D117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906kbit</text:p>
          </table:table-cell>
          <table:table-cell/>
          <table:table-cell table:formula="of:=IF([.A1175]=&quot;rate&quot;;MID([.B1175];1;FIND(&quot;kb&quot;;[.B1175])-1);[.B1175])" office:value-type="string" office:string-value="4906" calcext:value-type="string">
            <text:p>4906</text:p>
          </table:table-cell>
          <table:table-cell/>
          <table:table-cell table:formula="of:=[.A1175]" office:value-type="string" office:string-value="rate" calcext:value-type="string">
            <text:p>rate</text:p>
          </table:table-cell>
          <table:table-cell table:formula="of:=IF([.A1175]=&quot;rate&quot;;FLOOR([.D1175]*[.$K$1]) &amp; &quot;kbit&quot;;[.D1175])" office:value-type="string" office:string-value="1226kbit" calcext:value-type="string">
            <text:p>1226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76]=&quot;rate&quot;;MID([.B1176];1;FIND(&quot;kb&quot;;[.B1176])-1);[.B1176])" office:value-type="string" office:string-value="1s" calcext:value-type="string">
            <text:p>1s</text:p>
          </table:table-cell>
          <table:table-cell/>
          <table:table-cell table:formula="of:=[.A1176]" office:value-type="string" office:string-value="wait" calcext:value-type="string">
            <text:p>wait</text:p>
          </table:table-cell>
          <table:table-cell table:formula="of:=IF([.A1176]=&quot;rate&quot;;FLOOR([.D1176]*[.$K$1]) &amp; &quot;kbit&quot;;[.D117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4073kbit</text:p>
          </table:table-cell>
          <table:table-cell/>
          <table:table-cell table:formula="of:=IF([.A1177]=&quot;rate&quot;;MID([.B1177];1;FIND(&quot;kb&quot;;[.B1177])-1);[.B1177])" office:value-type="string" office:string-value="4073" calcext:value-type="string">
            <text:p>4073</text:p>
          </table:table-cell>
          <table:table-cell/>
          <table:table-cell table:formula="of:=[.A1177]" office:value-type="string" office:string-value="rate" calcext:value-type="string">
            <text:p>rate</text:p>
          </table:table-cell>
          <table:table-cell table:formula="of:=IF([.A1177]=&quot;rate&quot;;FLOOR([.D1177]*[.$K$1]) &amp; &quot;kbit&quot;;[.D1177])" office:value-type="string" office:string-value="1018kbit" calcext:value-type="string">
            <text:p>101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78]=&quot;rate&quot;;MID([.B1178];1;FIND(&quot;kb&quot;;[.B1178])-1);[.B1178])" office:value-type="string" office:string-value="1s" calcext:value-type="string">
            <text:p>1s</text:p>
          </table:table-cell>
          <table:table-cell/>
          <table:table-cell table:formula="of:=[.A1178]" office:value-type="string" office:string-value="wait" calcext:value-type="string">
            <text:p>wait</text:p>
          </table:table-cell>
          <table:table-cell table:formula="of:=IF([.A1178]=&quot;rate&quot;;FLOOR([.D1178]*[.$K$1]) &amp; &quot;kbit&quot;;[.D117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5197kbit</text:p>
          </table:table-cell>
          <table:table-cell/>
          <table:table-cell table:formula="of:=IF([.A1179]=&quot;rate&quot;;MID([.B1179];1;FIND(&quot;kb&quot;;[.B1179])-1);[.B1179])" office:value-type="string" office:string-value="5197" calcext:value-type="string">
            <text:p>5197</text:p>
          </table:table-cell>
          <table:table-cell/>
          <table:table-cell table:formula="of:=[.A1179]" office:value-type="string" office:string-value="rate" calcext:value-type="string">
            <text:p>rate</text:p>
          </table:table-cell>
          <table:table-cell table:formula="of:=IF([.A1179]=&quot;rate&quot;;FLOOR([.D1179]*[.$K$1]) &amp; &quot;kbit&quot;;[.D1179])" office:value-type="string" office:string-value="1299kbit" calcext:value-type="string">
            <text:p>129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80]=&quot;rate&quot;;MID([.B1180];1;FIND(&quot;kb&quot;;[.B1180])-1);[.B1180])" office:value-type="string" office:string-value="1s" calcext:value-type="string">
            <text:p>1s</text:p>
          </table:table-cell>
          <table:table-cell/>
          <table:table-cell table:formula="of:=[.A1180]" office:value-type="string" office:string-value="wait" calcext:value-type="string">
            <text:p>wait</text:p>
          </table:table-cell>
          <table:table-cell table:formula="of:=IF([.A1180]=&quot;rate&quot;;FLOOR([.D1180]*[.$K$1]) &amp; &quot;kbit&quot;;[.D118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1839kbit</text:p>
          </table:table-cell>
          <table:table-cell/>
          <table:table-cell table:formula="of:=IF([.A1181]=&quot;rate&quot;;MID([.B1181];1;FIND(&quot;kb&quot;;[.B1181])-1);[.B1181])" office:value-type="string" office:string-value="1839" calcext:value-type="string">
            <text:p>1839</text:p>
          </table:table-cell>
          <table:table-cell/>
          <table:table-cell table:formula="of:=[.A1181]" office:value-type="string" office:string-value="rate" calcext:value-type="string">
            <text:p>rate</text:p>
          </table:table-cell>
          <table:table-cell table:formula="of:=IF([.A1181]=&quot;rate&quot;;FLOOR([.D1181]*[.$K$1]) &amp; &quot;kbit&quot;;[.D1181])" office:value-type="string" office:string-value="459kbit" calcext:value-type="string">
            <text:p>45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82]=&quot;rate&quot;;MID([.B1182];1;FIND(&quot;kb&quot;;[.B1182])-1);[.B1182])" office:value-type="string" office:string-value="1s" calcext:value-type="string">
            <text:p>1s</text:p>
          </table:table-cell>
          <table:table-cell/>
          <table:table-cell table:formula="of:=[.A1182]" office:value-type="string" office:string-value="wait" calcext:value-type="string">
            <text:p>wait</text:p>
          </table:table-cell>
          <table:table-cell table:formula="of:=IF([.A1182]=&quot;rate&quot;;FLOOR([.D1182]*[.$K$1]) &amp; &quot;kbit&quot;;[.D118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822kbit</text:p>
          </table:table-cell>
          <table:table-cell/>
          <table:table-cell table:formula="of:=IF([.A1183]=&quot;rate&quot;;MID([.B1183];1;FIND(&quot;kb&quot;;[.B1183])-1);[.B1183])" office:value-type="string" office:string-value="6822" calcext:value-type="string">
            <text:p>6822</text:p>
          </table:table-cell>
          <table:table-cell/>
          <table:table-cell table:formula="of:=[.A1183]" office:value-type="string" office:string-value="rate" calcext:value-type="string">
            <text:p>rate</text:p>
          </table:table-cell>
          <table:table-cell table:formula="of:=IF([.A1183]=&quot;rate&quot;;FLOOR([.D1183]*[.$K$1]) &amp; &quot;kbit&quot;;[.D1183])" office:value-type="string" office:string-value="1705kbit" calcext:value-type="string">
            <text:p>170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84]=&quot;rate&quot;;MID([.B1184];1;FIND(&quot;kb&quot;;[.B1184])-1);[.B1184])" office:value-type="string" office:string-value="1s" calcext:value-type="string">
            <text:p>1s</text:p>
          </table:table-cell>
          <table:table-cell/>
          <table:table-cell table:formula="of:=[.A1184]" office:value-type="string" office:string-value="wait" calcext:value-type="string">
            <text:p>wait</text:p>
          </table:table-cell>
          <table:table-cell table:formula="of:=IF([.A1184]=&quot;rate&quot;;FLOOR([.D1184]*[.$K$1]) &amp; &quot;kbit&quot;;[.D118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6068kbit</text:p>
          </table:table-cell>
          <table:table-cell/>
          <table:table-cell table:formula="of:=IF([.A1185]=&quot;rate&quot;;MID([.B1185];1;FIND(&quot;kb&quot;;[.B1185])-1);[.B1185])" office:value-type="string" office:string-value="6068" calcext:value-type="string">
            <text:p>6068</text:p>
          </table:table-cell>
          <table:table-cell/>
          <table:table-cell table:formula="of:=[.A1185]" office:value-type="string" office:string-value="rate" calcext:value-type="string">
            <text:p>rate</text:p>
          </table:table-cell>
          <table:table-cell table:formula="of:=IF([.A1185]=&quot;rate&quot;;FLOOR([.D1185]*[.$K$1]) &amp; &quot;kbit&quot;;[.D1185])" office:value-type="string" office:string-value="1517kbit" calcext:value-type="string">
            <text:p>151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86]=&quot;rate&quot;;MID([.B1186];1;FIND(&quot;kb&quot;;[.B1186])-1);[.B1186])" office:value-type="string" office:string-value="1s" calcext:value-type="string">
            <text:p>1s</text:p>
          </table:table-cell>
          <table:table-cell/>
          <table:table-cell table:formula="of:=[.A1186]" office:value-type="string" office:string-value="wait" calcext:value-type="string">
            <text:p>wait</text:p>
          </table:table-cell>
          <table:table-cell table:formula="of:=IF([.A1186]=&quot;rate&quot;;FLOOR([.D1186]*[.$K$1]) &amp; &quot;kbit&quot;;[.D118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313kbit</text:p>
          </table:table-cell>
          <table:table-cell/>
          <table:table-cell table:formula="of:=IF([.A1187]=&quot;rate&quot;;MID([.B1187];1;FIND(&quot;kb&quot;;[.B1187])-1);[.B1187])" office:value-type="string" office:string-value="3313" calcext:value-type="string">
            <text:p>3313</text:p>
          </table:table-cell>
          <table:table-cell/>
          <table:table-cell table:formula="of:=[.A1187]" office:value-type="string" office:string-value="rate" calcext:value-type="string">
            <text:p>rate</text:p>
          </table:table-cell>
          <table:table-cell table:formula="of:=IF([.A1187]=&quot;rate&quot;;FLOOR([.D1187]*[.$K$1]) &amp; &quot;kbit&quot;;[.D1187])" office:value-type="string" office:string-value="828kbit" calcext:value-type="string">
            <text:p>82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88]=&quot;rate&quot;;MID([.B1188];1;FIND(&quot;kb&quot;;[.B1188])-1);[.B1188])" office:value-type="string" office:string-value="1s" calcext:value-type="string">
            <text:p>1s</text:p>
          </table:table-cell>
          <table:table-cell/>
          <table:table-cell table:formula="of:=[.A1188]" office:value-type="string" office:string-value="wait" calcext:value-type="string">
            <text:p>wait</text:p>
          </table:table-cell>
          <table:table-cell table:formula="of:=IF([.A1188]=&quot;rate&quot;;FLOOR([.D1188]*[.$K$1]) &amp; &quot;kbit&quot;;[.D118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943kbit</text:p>
          </table:table-cell>
          <table:table-cell/>
          <table:table-cell table:formula="of:=IF([.A1189]=&quot;rate&quot;;MID([.B1189];1;FIND(&quot;kb&quot;;[.B1189])-1);[.B1189])" office:value-type="string" office:string-value="2943" calcext:value-type="string">
            <text:p>2943</text:p>
          </table:table-cell>
          <table:table-cell/>
          <table:table-cell table:formula="of:=[.A1189]" office:value-type="string" office:string-value="rate" calcext:value-type="string">
            <text:p>rate</text:p>
          </table:table-cell>
          <table:table-cell table:formula="of:=IF([.A1189]=&quot;rate&quot;;FLOOR([.D1189]*[.$K$1]) &amp; &quot;kbit&quot;;[.D1189])" office:value-type="string" office:string-value="735kbit" calcext:value-type="string">
            <text:p>735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90]=&quot;rate&quot;;MID([.B1190];1;FIND(&quot;kb&quot;;[.B1190])-1);[.B1190])" office:value-type="string" office:string-value="1s" calcext:value-type="string">
            <text:p>1s</text:p>
          </table:table-cell>
          <table:table-cell/>
          <table:table-cell table:formula="of:=[.A1190]" office:value-type="string" office:string-value="wait" calcext:value-type="string">
            <text:p>wait</text:p>
          </table:table-cell>
          <table:table-cell table:formula="of:=IF([.A1190]=&quot;rate&quot;;FLOOR([.D1190]*[.$K$1]) &amp; &quot;kbit&quot;;[.D1190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648kbit</text:p>
          </table:table-cell>
          <table:table-cell/>
          <table:table-cell table:formula="of:=IF([.A1191]=&quot;rate&quot;;MID([.B1191];1;FIND(&quot;kb&quot;;[.B1191])-1);[.B1191])" office:value-type="string" office:string-value="3648" calcext:value-type="string">
            <text:p>3648</text:p>
          </table:table-cell>
          <table:table-cell/>
          <table:table-cell table:formula="of:=[.A1191]" office:value-type="string" office:string-value="rate" calcext:value-type="string">
            <text:p>rate</text:p>
          </table:table-cell>
          <table:table-cell table:formula="of:=IF([.A1191]=&quot;rate&quot;;FLOOR([.D1191]*[.$K$1]) &amp; &quot;kbit&quot;;[.D1191])" office:value-type="string" office:string-value="912kbit" calcext:value-type="string">
            <text:p>912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92]=&quot;rate&quot;;MID([.B1192];1;FIND(&quot;kb&quot;;[.B1192])-1);[.B1192])" office:value-type="string" office:string-value="1s" calcext:value-type="string">
            <text:p>1s</text:p>
          </table:table-cell>
          <table:table-cell/>
          <table:table-cell table:formula="of:=[.A1192]" office:value-type="string" office:string-value="wait" calcext:value-type="string">
            <text:p>wait</text:p>
          </table:table-cell>
          <table:table-cell table:formula="of:=IF([.A1192]=&quot;rate&quot;;FLOOR([.D1192]*[.$K$1]) &amp; &quot;kbit&quot;;[.D1192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3085kbit</text:p>
          </table:table-cell>
          <table:table-cell/>
          <table:table-cell table:formula="of:=IF([.A1193]=&quot;rate&quot;;MID([.B1193];1;FIND(&quot;kb&quot;;[.B1193])-1);[.B1193])" office:value-type="string" office:string-value="3085" calcext:value-type="string">
            <text:p>3085</text:p>
          </table:table-cell>
          <table:table-cell/>
          <table:table-cell table:formula="of:=[.A1193]" office:value-type="string" office:string-value="rate" calcext:value-type="string">
            <text:p>rate</text:p>
          </table:table-cell>
          <table:table-cell table:formula="of:=IF([.A1193]=&quot;rate&quot;;FLOOR([.D1193]*[.$K$1]) &amp; &quot;kbit&quot;;[.D1193])" office:value-type="string" office:string-value="771kbit" calcext:value-type="string">
            <text:p>771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94]=&quot;rate&quot;;MID([.B1194];1;FIND(&quot;kb&quot;;[.B1194])-1);[.B1194])" office:value-type="string" office:string-value="1s" calcext:value-type="string">
            <text:p>1s</text:p>
          </table:table-cell>
          <table:table-cell/>
          <table:table-cell table:formula="of:=[.A1194]" office:value-type="string" office:string-value="wait" calcext:value-type="string">
            <text:p>wait</text:p>
          </table:table-cell>
          <table:table-cell table:formula="of:=IF([.A1194]=&quot;rate&quot;;FLOOR([.D1194]*[.$K$1]) &amp; &quot;kbit&quot;;[.D1194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50kbit</text:p>
          </table:table-cell>
          <table:table-cell/>
          <table:table-cell table:formula="of:=IF([.A1195]=&quot;rate&quot;;MID([.B1195];1;FIND(&quot;kb&quot;;[.B1195])-1);[.B1195])" office:value-type="string" office:string-value="2550" calcext:value-type="string">
            <text:p>2550</text:p>
          </table:table-cell>
          <table:table-cell/>
          <table:table-cell table:formula="of:=[.A1195]" office:value-type="string" office:string-value="rate" calcext:value-type="string">
            <text:p>rate</text:p>
          </table:table-cell>
          <table:table-cell table:formula="of:=IF([.A1195]=&quot;rate&quot;;FLOOR([.D1195]*[.$K$1]) &amp; &quot;kbit&quot;;[.D1195])" office:value-type="string" office:string-value="637kbit" calcext:value-type="string">
            <text:p>637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96]=&quot;rate&quot;;MID([.B1196];1;FIND(&quot;kb&quot;;[.B1196])-1);[.B1196])" office:value-type="string" office:string-value="1s" calcext:value-type="string">
            <text:p>1s</text:p>
          </table:table-cell>
          <table:table-cell/>
          <table:table-cell table:formula="of:=[.A1196]" office:value-type="string" office:string-value="wait" calcext:value-type="string">
            <text:p>wait</text:p>
          </table:table-cell>
          <table:table-cell table:formula="of:=IF([.A1196]=&quot;rate&quot;;FLOOR([.D1196]*[.$K$1]) &amp; &quot;kbit&quot;;[.D1196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596kbit</text:p>
          </table:table-cell>
          <table:table-cell/>
          <table:table-cell table:formula="of:=IF([.A1197]=&quot;rate&quot;;MID([.B1197];1;FIND(&quot;kb&quot;;[.B1197])-1);[.B1197])" office:value-type="string" office:string-value="2596" calcext:value-type="string">
            <text:p>2596</text:p>
          </table:table-cell>
          <table:table-cell/>
          <table:table-cell table:formula="of:=[.A1197]" office:value-type="string" office:string-value="rate" calcext:value-type="string">
            <text:p>rate</text:p>
          </table:table-cell>
          <table:table-cell table:formula="of:=IF([.A1197]=&quot;rate&quot;;FLOOR([.D1197]*[.$K$1]) &amp; &quot;kbit&quot;;[.D1197])" office:value-type="string" office:string-value="649kbit" calcext:value-type="string">
            <text:p>649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198]=&quot;rate&quot;;MID([.B1198];1;FIND(&quot;kb&quot;;[.B1198])-1);[.B1198])" office:value-type="string" office:string-value="1s" calcext:value-type="string">
            <text:p>1s</text:p>
          </table:table-cell>
          <table:table-cell/>
          <table:table-cell table:formula="of:=[.A1198]" office:value-type="string" office:string-value="wait" calcext:value-type="string">
            <text:p>wait</text:p>
          </table:table-cell>
          <table:table-cell table:formula="of:=IF([.A1198]=&quot;rate&quot;;FLOOR([.D1198]*[.$K$1]) &amp; &quot;kbit&quot;;[.D1198])" office:value-type="string" office:string-value="1s" calcext:value-type="string">
            <text:p>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2393kbit</text:p>
          </table:table-cell>
          <table:table-cell/>
          <table:table-cell table:formula="of:=IF([.A1199]=&quot;rate&quot;;MID([.B1199];1;FIND(&quot;kb&quot;;[.B1199])-1);[.B1199])" office:value-type="string" office:string-value="2393" calcext:value-type="string">
            <text:p>2393</text:p>
          </table:table-cell>
          <table:table-cell/>
          <table:table-cell table:formula="of:=[.A1199]" office:value-type="string" office:string-value="rate" calcext:value-type="string">
            <text:p>rate</text:p>
          </table:table-cell>
          <table:table-cell table:formula="of:=IF([.A1199]=&quot;rate&quot;;FLOOR([.D1199]*[.$K$1]) &amp; &quot;kbit&quot;;[.D1199])" office:value-type="string" office:string-value="598kbit" calcext:value-type="string">
            <text:p>598k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1s</text:p>
          </table:table-cell>
          <table:table-cell/>
          <table:table-cell table:formula="of:=IF([.A1200]=&quot;rate&quot;;MID([.B1200];1;FIND(&quot;kb&quot;;[.B1200])-1);[.B1200])" office:value-type="string" office:string-value="1s" calcext:value-type="string">
            <text:p>1s</text:p>
          </table:table-cell>
          <table:table-cell/>
          <table:table-cell table:formula="of:=[.A1200]" office:value-type="string" office:string-value="wait" calcext:value-type="string">
            <text:p>wait</text:p>
          </table:table-cell>
          <table:table-cell table:formula="of:=IF([.A1200]=&quot;rate&quot;;FLOOR([.D1200]*[.$K$1]) &amp; &quot;kbit&quot;;[.D1200])" office:value-type="string" office:string-value="1s" calcext:value-type="string">
            <text:p>1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9:35:25.311400376</meta:creation-date>
    <dc:date>2021-07-16T19:48:39.612982860</dc:date>
    <meta:editing-duration>PT13M11S</meta:editing-duration>
    <meta:editing-cycles>6</meta:editing-cycles>
    <meta:generator>LibreOffice/6.4.7.2$Linux_X86_64 LibreOffice_project/40$Build-2</meta:generator>
    <meta:document-statistic meta:table-count="1" meta:cell-count="6002" meta:object-count="0"/>
  </office:meta>
</office:document-meta>
</file>